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[$Obliczenia.B3]" office:value-type="float" office:value="1051" calcext:value-type="float">
            <text:p>1051</text:p>
          </table:table-cell>
          <table:table-cell table:formula="of:=[$Obliczenia.C3]" office:value-type="float" office:value="1078" calcext:value-type="float">
            <text:p>1078</text:p>
          </table:table-cell>
          <table:table-cell table:formula="of:=[$Obliczenia.D3]" office:value-type="float" office:value="965" calcext:value-type="float">
            <text:p>965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H3:.H202])" office:value-type="float" office:value="480" calcext:value-type="float">
            <text:p>480</text:p>
          </table:table-cell>
          <table:table-cell table:number-columns-repeated="2"/>
          <table:table-cell table:style-name="ce5" table:formula="of:=[$Obliczenia.U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3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3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3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3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4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5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5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5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5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5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6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6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6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7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7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8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9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9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9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0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0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0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1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1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2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2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2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2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3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3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3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4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5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5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5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6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6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6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6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7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8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8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9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0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20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203]" office:value-type="float" office:value="4" calcext:value-type="float">
            <text:p>4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style-name="Default"/>
          <table:table-cell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1.48239771646051" calcext:value-type="float">
            <text:p>1,48239771646051</text:p>
          </table:table-cell>
          <table:table-cell table:formula="of:=([.J2]+[.J2]*[.$F$3]/[.J3])/2" office:value-type="float" office:value="1.59748393850698" calcext:value-type="float">
            <text:p>1,59748393850698</text:p>
          </table:table-cell>
          <table:table-cell table:formula="of:=([.K2]+[.K2]*[.$F$3]/[.K3])/2" office:value-type="float" office:value="1.64358988624442" calcext:value-type="float">
            <text:p>1,64358988624442</text:p>
          </table:table-cell>
          <table:table-cell table:formula="of:=([.L2]+[.L2]*[.$F$3]/[.L3])/2" office:value-type="float" office:value="1.66439833472991" calcext:value-type="float">
            <text:p>1,66439833472991</text:p>
          </table:table-cell>
          <table:table-cell table:formula="of:=([.M2]+[.M2]*[.$F$3]/[.M3])/2" office:value-type="float" office:value="1.67435275609723" calcext:value-type="float">
            <text:p>1,67435275609723</text:p>
          </table:table-cell>
          <table:table-cell table:formula="of:=([.N2]+[.N2]*[.$F$3]/[.N3])/2" office:value-type="float" office:value="1.67903756434847" calcext:value-type="float">
            <text:p>1,67903756434847</text:p>
          </table:table-cell>
          <table:table-cell table:formula="of:=([.O2]+[.O2]*[.$F$3]/[.O3])/2" office:value-type="float" office:value="1.68123236408178" calcext:value-type="float">
            <text:p>1,68123236408178</text:p>
          </table:table-cell>
          <table:table-cell table:formula="of:=([.P2]+[.P2]*[.$F$3]/[.P3])/2" office:value-type="float" office:value="1.68226091300407" calcext:value-type="float">
            <text:p>1,68226091300407</text:p>
          </table:table-cell>
          <table:table-cell table:formula="of:=([.Q2]+[.Q2]*[.$F$3]/[.Q3])/2" office:value-type="float" office:value="1.68274298753929" calcext:value-type="float">
            <text:p>1,68274298753929</text:p>
          </table:table-cell>
          <table:table-cell table:formula="of:=([.R2]+[.R2]*[.$F$3]/[.R3])/2" office:value-type="float" office:value="1.68296894729547" calcext:value-type="float">
            <text:p>1,68296894729547</text:p>
          </table:table-cell>
          <table:table-cell/>
          <table:table-cell table:style-name="ce5" table:formula="of:=IF([.S3]-[.F3]&gt;1;&quot;Obliczenia mogą być niedokładne!&quot;;&quot;&quot;)">
            <text:p/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SUM([.B4:.B203])" office:value-type="float" office:value="1051" calcext:value-type="float">
            <text:p>1051</text:p>
          </table:table-cell>
          <table:table-cell table:formula="of:=SUM([.C4:.C203])" office:value-type="float" office:value="1078" calcext:value-type="float">
            <text:p>1078</text:p>
          </table:table-cell>
          <table:table-cell table:formula="of:=SUM([.D4:.D203])" office:value-type="float" office:value="965" calcext:value-type="float">
            <text:p>965</text:p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J4:.J203])" office:value-type="float" office:value="415.48715509039" calcext:value-type="float">
            <text:p>415,48715509039</text:p>
          </table:table-cell>
          <table:table-cell table:formula="of:=SUM([.K4:.K203])" office:value-type="float" office:value="453.804924568207" calcext:value-type="float">
            <text:p>453,804924568207</text:p>
          </table:table-cell>
          <table:table-cell table:formula="of:=SUM([.L4:.L203])" office:value-type="float" office:value="468.146196214594" calcext:value-type="float">
            <text:p>468,146196214594</text:p>
          </table:table-cell>
          <table:table-cell table:formula="of:=SUM([.M4:.M203])" office:value-type="float" office:value="474.326305414784" calcext:value-type="float">
            <text:p>474,326305414784</text:p>
          </table:table-cell>
          <table:table-cell table:formula="of:=SUM([.N4:.N203])" office:value-type="float" office:value="477.32888509746" calcext:value-type="float">
            <text:p>477,32888509746</text:p>
          </table:table-cell>
          <table:table-cell table:formula="of:=SUM([.O4:.O203])" office:value-type="float" office:value="478.748381997586" calcext:value-type="float">
            <text:p>478,748381997586</text:p>
          </table:table-cell>
          <table:table-cell table:formula="of:=SUM([.P4:.P203])" office:value-type="float" office:value="479.413406316781" calcext:value-type="float">
            <text:p>479,413406316781</text:p>
          </table:table-cell>
          <table:table-cell table:formula="of:=SUM([.Q4:.Q203])" office:value-type="float" office:value="479.725056640234" calcext:value-type="float">
            <text:p>479,725056640234</text:p>
          </table:table-cell>
          <table:table-cell table:formula="of:=SUM([.R4:.R203])" office:value-type="float" office:value="479.871125224405" calcext:value-type="float">
            <text:p>479,871125224405</text:p>
          </table:table-cell>
          <table:table-cell table:formula="of:=SUM([.S4:.S203])" office:value-type="float" office:value="479.939591030526" calcext:value-type="float">
            <text:p>479,939591030526</text:p>
          </table:table-cell>
          <table:table-cell table:number-columns-repeated="3"/>
          <table:table-cell table:formula="of:=SUM([.W4:.W203])" office:value-type="float" office:value="457" calcext:value-type="float">
            <text:p>457</text:p>
          </table:table-cell>
          <table:table-cell/>
          <table:table-cell table:formula="of:=SUM([.Y4:.Y203])" office:value-type="float" office:value="23" calcext:value-type="float">
            <text:p>23</text:p>
          </table:table-cell>
          <table:table-cell table:style-name="Default"/>
          <table:table-cell table:number-columns-repeated="3"/>
          <table:table-cell table:style-name="Default" table:formula="of:=[.F3]-[.W3]" office:value-type="float" office:value="23" calcext:value-type="float">
            <text:p>23</text:p>
          </table:table-cell>
          <table:table-cell/>
          <table:table-cell table:formula="of:=SUM([.AF4:.AF203])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6" calcext:value-type="float">
            <text:p>6</text:p>
          </table:table-cell>
          <table:table-cell table:formula="of:=[$Zamówienie.C3]" office:value-type="float" office:value="8" calcext:value-type="float">
            <text:p>8</text:p>
          </table:table-cell>
          <table:table-cell table:formula="of:=[$Zamówienie.D3]" office:value-type="float" office:value="8" calcext:value-type="float">
            <text:p>8</text:p>
          </table:table-cell>
          <table:table-cell table:number-columns-repeated="5"/>
          <table:table-cell table:formula="of:=MIN(MAX(0;[.$B4]*[.J$2]-[.$C4]);[.$D4])" office:value-type="float" office:value="0.894386298763083" calcext:value-type="float">
            <text:p>0,894386298763083</text:p>
          </table:table-cell>
          <table:table-cell table:formula="of:=MIN(MAX(0;[.$B4]*[.K$2]-[.$C4]);[.$D4])" office:value-type="float" office:value="1.5849036310419" calcext:value-type="float">
            <text:p>1,5849036310419</text:p>
          </table:table-cell>
          <table:table-cell table:formula="of:=MIN(MAX(0;[.$B4]*[.L$2]-[.$C4]);[.$D4])" office:value-type="float" office:value="1.86153931746654" calcext:value-type="float">
            <text:p>1,86153931746654</text:p>
          </table:table-cell>
          <table:table-cell table:formula="of:=MIN(MAX(0;[.$B4]*[.M$2]-[.$C4]);[.$D4])" office:value-type="float" office:value="1.98639000837948" calcext:value-type="float">
            <text:p>1,98639000837948</text:p>
          </table:table-cell>
          <table:table-cell table:formula="of:=MIN(MAX(0;[.$B4]*[.N$2]-[.$C4]);[.$D4])" office:value-type="float" office:value="2.04611653658336" calcext:value-type="float">
            <text:p>2,04611653658336</text:p>
          </table:table-cell>
          <table:table-cell table:formula="of:=MIN(MAX(0;[.$B4]*[.O$2]-[.$C4]);[.$D4])" office:value-type="float" office:value="2.07422538609081" calcext:value-type="float">
            <text:p>2,07422538609081</text:p>
          </table:table-cell>
          <table:table-cell table:formula="of:=MIN(MAX(0;[.$B4]*[.P$2]-[.$C4]);[.$D4])" office:value-type="float" office:value="2.08739418449071" calcext:value-type="float">
            <text:p>2,08739418449071</text:p>
          </table:table-cell>
          <table:table-cell table:formula="of:=MIN(MAX(0;[.$B4]*[.Q$2]-[.$C4]);[.$D4])" office:value-type="float" office:value="2.09356547802443" calcext:value-type="float">
            <text:p>2,09356547802443</text:p>
          </table:table-cell>
          <table:table-cell table:formula="of:=MIN(MAX(0;[.$B4]*[.R$2]-[.$C4]);[.$D4])" office:value-type="float" office:value="2.09645792523574" calcext:value-type="float">
            <text:p>2,09645792523574</text:p>
          </table:table-cell>
          <table:table-cell table:formula="of:=MIN(MAX(0;[.$B4]*[.S$2]-[.$C4]);[.$D4])" office:value-type="float" office:value="2.0978136837728" calcext:value-type="float">
            <text:p>2,0978136837728</text:p>
          </table:table-cell>
          <table:table-cell table:number-columns-repeated="3"/>
          <table:table-cell table:formula="of:=FLOOR([.S4];1)" office:value-type="float" office:value="2" calcext:value-type="float">
            <text:p>2</text:p>
          </table:table-cell>
          <table:table-cell table:formula="of:=[.S4]-[.W4]" office:value-type="float" office:value="0.0978136837727988" calcext:value-type="float">
            <text:p>0,0978136837727988</text:p>
          </table:table-cell>
          <table:table-cell table:formula="of:=IF(COUNTIF([.$AC$4:.$AC$203];&quot;=&quot;&amp;[.X4])&gt;0;1;0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AB4]&lt;=[.AD$3];LARGE([.$X$4:.$X$203];[.AB4]);&quot;&quot;)" office:value-type="float" office:value="0.829689472954662" calcext:value-type="float">
            <text:p>0,829689472954662</text:p>
          </table:table-cell>
          <table:table-cell table:number-columns-repeated="2"/>
          <table:table-cell table:formula="of:=[.Y4]+[.W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1" calcext:value-type="float">
            <text:p>1</text:p>
          </table:table-cell>
          <table:table-cell table:formula="of:=[$Zamówienie.C4]" office:value-type="float" office:value="8" calcext:value-type="float">
            <text:p>8</text:p>
          </table:table-cell>
          <table:table-cell table:formula="of:=[$Zamówienie.D4]" office:value-type="float" office:value="0" calcext:value-type="float">
            <text:p>0</text:p>
          </table:table-cell>
          <table:table-cell table:number-columns-repeated="5"/>
          <table:table-cell table:formula="of:=MIN(MAX(0;[.$B5]*[.J$2]-[.$C5]);[.$D5])" office:value-type="float" office:value="0" calcext:value-type="float">
            <text:p>0</text:p>
          </table:table-cell>
          <table:table-cell table:formula="of:=MIN(MAX(0;[.$B5]*[.K$2]-[.$C5]);[.$D5])" office:value-type="float" office:value="0" calcext:value-type="float">
            <text:p>0</text:p>
          </table:table-cell>
          <table:table-cell table:formula="of:=MIN(MAX(0;[.$B5]*[.L$2]-[.$C5]);[.$D5])" office:value-type="float" office:value="0" calcext:value-type="float">
            <text:p>0</text:p>
          </table:table-cell>
          <table:table-cell table:formula="of:=MIN(MAX(0;[.$B5]*[.M$2]-[.$C5]);[.$D5])" office:value-type="float" office:value="0" calcext:value-type="float">
            <text:p>0</text:p>
          </table:table-cell>
          <table:table-cell table:formula="of:=MIN(MAX(0;[.$B5]*[.N$2]-[.$C5]);[.$D5])" office:value-type="float" office:value="0" calcext:value-type="float">
            <text:p>0</text:p>
          </table:table-cell>
          <table:table-cell table:formula="of:=MIN(MAX(0;[.$B5]*[.O$2]-[.$C5]);[.$D5])" office:value-type="float" office:value="0" calcext:value-type="float">
            <text:p>0</text:p>
          </table:table-cell>
          <table:table-cell table:formula="of:=MIN(MAX(0;[.$B5]*[.P$2]-[.$C5]);[.$D5])" office:value-type="float" office:value="0" calcext:value-type="float">
            <text:p>0</text:p>
          </table:table-cell>
          <table:table-cell table:formula="of:=MIN(MAX(0;[.$B5]*[.Q$2]-[.$C5]);[.$D5])" office:value-type="float" office:value="0" calcext:value-type="float">
            <text:p>0</text:p>
          </table:table-cell>
          <table:table-cell table:formula="of:=MIN(MAX(0;[.$B5]*[.R$2]-[.$C5]);[.$D5])" office:value-type="float" office:value="0" calcext:value-type="float">
            <text:p>0</text:p>
          </table:table-cell>
          <table:table-cell table:formula="of:=MIN(MAX(0;[.$B5]*[.S$2]-[.$C5]);[.$D5])" office:value-type="float" office:value="0" calcext:value-type="float">
            <text:p>0</text:p>
          </table:table-cell>
          <table:table-cell table:number-columns-repeated="3"/>
          <table:table-cell table:formula="of:=FLOOR([.S5];1)" office:value-type="float" office:value="0" calcext:value-type="float">
            <text:p>0</text:p>
          </table:table-cell>
          <table:table-cell table:formula="of:=[.S5]-[.W5]" office:value-type="float" office:value="0" calcext:value-type="float">
            <text:p>0</text:p>
          </table:table-cell>
          <table:table-cell table:formula="of:=IF(AND(COUNTIF([.$AC$4:.$AC$203];&quot;=&quot;&amp;[.X5]);SUM([.Y$4:.Y4])&lt;[.AD$3]);1;0)" office:value-type="float" office:value="0" calcext:value-type="float">
            <text:p>0</text:p>
          </table:table-cell>
          <table:table-cell table:number-columns-repeated="2"/>
          <table:table-cell table:formula="of:=[.AB4]+COUNTIF([.$X$4:.$X$203];&quot;=&quot;&amp;[.AC4])" office:value-type="float" office:value="3" calcext:value-type="float">
            <text:p>3</text:p>
          </table:table-cell>
          <table:table-cell table:formula="of:=IF([.AB5]&lt;=[.AD$3];LARGE([.$X$4:.$X$203];[.AB5]);&quot;&quot;)" office:value-type="float" office:value="0.780782631068265" calcext:value-type="float">
            <text:p>0,780782631068265</text:p>
          </table:table-cell>
          <table:table-cell table:number-columns-repeated="2"/>
          <table:table-cell table:formula="of:=[.Y5]+[.W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9" calcext:value-type="float">
            <text:p>9</text:p>
          </table:table-cell>
          <table:table-cell table:formula="of:=[$Zamówienie.C5]" office:value-type="float" office:value="7" calcext:value-type="float">
            <text:p>7</text:p>
          </table:table-cell>
          <table:table-cell table:formula="of:=[$Zamówienie.D5]" office:value-type="float" office:value="1" calcext:value-type="float">
            <text:p>1</text:p>
          </table:table-cell>
          <table:table-cell table:number-columns-repeated="5"/>
          <table:table-cell table:formula="of:=MIN(MAX(0;[.$B6]*[.J$2]-[.$C6]);[.$D6])" office:value-type="float" office:value="1" calcext:value-type="float">
            <text:p>1</text:p>
          </table:table-cell>
          <table:table-cell table:formula="of:=MIN(MAX(0;[.$B6]*[.K$2]-[.$C6]);[.$D6])" office:value-type="float" office:value="1" calcext:value-type="float">
            <text:p>1</text:p>
          </table:table-cell>
          <table:table-cell table:formula="of:=MIN(MAX(0;[.$B6]*[.L$2]-[.$C6]);[.$D6])" office:value-type="float" office:value="1" calcext:value-type="float">
            <text:p>1</text:p>
          </table:table-cell>
          <table:table-cell table:formula="of:=MIN(MAX(0;[.$B6]*[.M$2]-[.$C6]);[.$D6])" office:value-type="float" office:value="1" calcext:value-type="float">
            <text:p>1</text:p>
          </table:table-cell>
          <table:table-cell table:formula="of:=MIN(MAX(0;[.$B6]*[.N$2]-[.$C6]);[.$D6])" office:value-type="float" office:value="1" calcext:value-type="float">
            <text:p>1</text:p>
          </table:table-cell>
          <table:table-cell table:formula="of:=MIN(MAX(0;[.$B6]*[.O$2]-[.$C6]);[.$D6])" office:value-type="float" office:value="1" calcext:value-type="float">
            <text:p>1</text:p>
          </table:table-cell>
          <table:table-cell table:formula="of:=MIN(MAX(0;[.$B6]*[.P$2]-[.$C6]);[.$D6])" office:value-type="float" office:value="1" calcext:value-type="float">
            <text:p>1</text:p>
          </table:table-cell>
          <table:table-cell table:formula="of:=MIN(MAX(0;[.$B6]*[.Q$2]-[.$C6]);[.$D6])" office:value-type="float" office:value="1" calcext:value-type="float">
            <text:p>1</text:p>
          </table:table-cell>
          <table:table-cell table:formula="of:=MIN(MAX(0;[.$B6]*[.R$2]-[.$C6]);[.$D6])" office:value-type="float" office:value="1" calcext:value-type="float">
            <text:p>1</text:p>
          </table:table-cell>
          <table:table-cell table:formula="of:=MIN(MAX(0;[.$B6]*[.S$2]-[.$C6]);[.$D6])" office:value-type="float" office:value="1" calcext:value-type="float">
            <text:p>1</text:p>
          </table:table-cell>
          <table:table-cell table:number-columns-repeated="3"/>
          <table:table-cell table:formula="of:=FLOOR([.S6];1)" office:value-type="float" office:value="1" calcext:value-type="float">
            <text:p>1</text:p>
          </table:table-cell>
          <table:table-cell table:formula="of:=[.S6]-[.W6]" office:value-type="float" office:value="0" calcext:value-type="float">
            <text:p>0</text:p>
          </table:table-cell>
          <table:table-cell table:formula="of:=IF(AND(COUNTIF([.$AC$4:.$AC$203];&quot;=&quot;&amp;[.X6]);SUM([.Y$4:.Y5])&lt;[.AD$3]);1;0)" office:value-type="float" office:value="0" calcext:value-type="float">
            <text:p>0</text:p>
          </table:table-cell>
          <table:table-cell table:number-columns-repeated="2"/>
          <table:table-cell table:formula="of:=[.AB5]+COUNTIF([.$X$4:.$X$203];&quot;=&quot;&amp;[.AC5])" office:value-type="float" office:value="9" calcext:value-type="float">
            <text:p>9</text:p>
          </table:table-cell>
          <table:table-cell table:formula="of:=IF([.AB6]&lt;=[.AD$3];LARGE([.$X$4:.$X$203];[.AB6]);&quot;&quot;)" office:value-type="float" office:value="0.731875789181865" calcext:value-type="float">
            <text:p>0,731875789181865</text:p>
          </table:table-cell>
          <table:table-cell table:number-columns-repeated="2"/>
          <table:table-cell table:formula="of:=[.Y6]+[.W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4" calcext:value-type="float">
            <text:p>4</text:p>
          </table:table-cell>
          <table:table-cell table:formula="of:=[$Zamówienie.C6]" office:value-type="float" office:value="9" calcext:value-type="float">
            <text:p>9</text:p>
          </table:table-cell>
          <table:table-cell table:formula="of:=[$Zamówienie.D6]" office:value-type="float" office:value="5" calcext:value-type="float">
            <text:p>5</text:p>
          </table:table-cell>
          <table:table-cell table:number-columns-repeated="5"/>
          <table:table-cell table:formula="of:=MIN(MAX(0;[.$B7]*[.J$2]-[.$C7]);[.$D7])" office:value-type="float" office:value="0" calcext:value-type="float">
            <text:p>0</text:p>
          </table:table-cell>
          <table:table-cell table:formula="of:=MIN(MAX(0;[.$B7]*[.K$2]-[.$C7]);[.$D7])" office:value-type="float" office:value="0" calcext:value-type="float">
            <text:p>0</text:p>
          </table:table-cell>
          <table:table-cell table:formula="of:=MIN(MAX(0;[.$B7]*[.L$2]-[.$C7]);[.$D7])" office:value-type="float" office:value="0" calcext:value-type="float">
            <text:p>0</text:p>
          </table:table-cell>
          <table:table-cell table:formula="of:=MIN(MAX(0;[.$B7]*[.M$2]-[.$C7]);[.$D7])" office:value-type="float" office:value="0" calcext:value-type="float">
            <text:p>0</text:p>
          </table:table-cell>
          <table:table-cell table:formula="of:=MIN(MAX(0;[.$B7]*[.N$2]-[.$C7]);[.$D7])" office:value-type="float" office:value="0" calcext:value-type="float">
            <text:p>0</text:p>
          </table:table-cell>
          <table:table-cell table:formula="of:=MIN(MAX(0;[.$B7]*[.O$2]-[.$C7]);[.$D7])" office:value-type="float" office:value="0" calcext:value-type="float">
            <text:p>0</text:p>
          </table:table-cell>
          <table:table-cell table:formula="of:=MIN(MAX(0;[.$B7]*[.P$2]-[.$C7]);[.$D7])" office:value-type="float" office:value="0" calcext:value-type="float">
            <text:p>0</text:p>
          </table:table-cell>
          <table:table-cell table:formula="of:=MIN(MAX(0;[.$B7]*[.Q$2]-[.$C7]);[.$D7])" office:value-type="float" office:value="0" calcext:value-type="float">
            <text:p>0</text:p>
          </table:table-cell>
          <table:table-cell table:formula="of:=MIN(MAX(0;[.$B7]*[.R$2]-[.$C7]);[.$D7])" office:value-type="float" office:value="0" calcext:value-type="float">
            <text:p>0</text:p>
          </table:table-cell>
          <table:table-cell table:formula="of:=MIN(MAX(0;[.$B7]*[.S$2]-[.$C7]);[.$D7])" office:value-type="float" office:value="0" calcext:value-type="float">
            <text:p>0</text:p>
          </table:table-cell>
          <table:table-cell table:number-columns-repeated="3"/>
          <table:table-cell table:formula="of:=FLOOR([.S7];1)" office:value-type="float" office:value="0" calcext:value-type="float">
            <text:p>0</text:p>
          </table:table-cell>
          <table:table-cell table:formula="of:=[.S7]-[.W7]" office:value-type="float" office:value="0" calcext:value-type="float">
            <text:p>0</text:p>
          </table:table-cell>
          <table:table-cell table:formula="of:=IF(AND(COUNTIF([.$AC$4:.$AC$203];&quot;=&quot;&amp;[.X7]);SUM([.Y$4:.Y6])&lt;[.AD$3]);1;0)" office:value-type="float" office:value="0" calcext:value-type="float">
            <text:p>0</text:p>
          </table:table-cell>
          <table:table-cell table:number-columns-repeated="2"/>
          <table:table-cell table:formula="of:=[.AB6]+COUNTIF([.$X$4:.$X$203];&quot;=&quot;&amp;[.AC6])" office:value-type="float" office:value="19" calcext:value-type="float">
            <text:p>19</text:p>
          </table:table-cell>
          <table:table-cell table:formula="of:=IF([.AB7]&lt;=[.AD$3];LARGE([.$X$4:.$X$203];[.AB7]);&quot;&quot;)" office:value-type="float" office:value="0.682968947295466" calcext:value-type="float">
            <text:p>0,682968947295466</text:p>
          </table:table-cell>
          <table:table-cell table:number-columns-repeated="2"/>
          <table:table-cell table:formula="of:=[.Y7]+[.W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2" calcext:value-type="float">
            <text:p>2</text:p>
          </table:table-cell>
          <table:table-cell table:formula="of:=[$Zamówienie.C7]" office:value-type="float" office:value="7" calcext:value-type="float">
            <text:p>7</text:p>
          </table:table-cell>
          <table:table-cell table:formula="of:=[$Zamówienie.D7]" office:value-type="float" office:value="5" calcext:value-type="float">
            <text:p>5</text:p>
          </table:table-cell>
          <table:table-cell table:number-columns-repeated="5"/>
          <table:table-cell table:formula="of:=MIN(MAX(0;[.$B8]*[.J$2]-[.$C8]);[.$D8])" office:value-type="float" office:value="0" calcext:value-type="float">
            <text:p>0</text:p>
          </table:table-cell>
          <table:table-cell table:formula="of:=MIN(MAX(0;[.$B8]*[.K$2]-[.$C8]);[.$D8])" office:value-type="float" office:value="0" calcext:value-type="float">
            <text:p>0</text:p>
          </table:table-cell>
          <table:table-cell table:formula="of:=MIN(MAX(0;[.$B8]*[.L$2]-[.$C8]);[.$D8])" office:value-type="float" office:value="0" calcext:value-type="float">
            <text:p>0</text:p>
          </table:table-cell>
          <table:table-cell table:formula="of:=MIN(MAX(0;[.$B8]*[.M$2]-[.$C8]);[.$D8])" office:value-type="float" office:value="0" calcext:value-type="float">
            <text:p>0</text:p>
          </table:table-cell>
          <table:table-cell table:formula="of:=MIN(MAX(0;[.$B8]*[.N$2]-[.$C8]);[.$D8])" office:value-type="float" office:value="0" calcext:value-type="float">
            <text:p>0</text:p>
          </table:table-cell>
          <table:table-cell table:formula="of:=MIN(MAX(0;[.$B8]*[.O$2]-[.$C8]);[.$D8])" office:value-type="float" office:value="0" calcext:value-type="float">
            <text:p>0</text:p>
          </table:table-cell>
          <table:table-cell table:formula="of:=MIN(MAX(0;[.$B8]*[.P$2]-[.$C8]);[.$D8])" office:value-type="float" office:value="0" calcext:value-type="float">
            <text:p>0</text:p>
          </table:table-cell>
          <table:table-cell table:formula="of:=MIN(MAX(0;[.$B8]*[.Q$2]-[.$C8]);[.$D8])" office:value-type="float" office:value="0" calcext:value-type="float">
            <text:p>0</text:p>
          </table:table-cell>
          <table:table-cell table:formula="of:=MIN(MAX(0;[.$B8]*[.R$2]-[.$C8]);[.$D8])" office:value-type="float" office:value="0" calcext:value-type="float">
            <text:p>0</text:p>
          </table:table-cell>
          <table:table-cell table:formula="of:=MIN(MAX(0;[.$B8]*[.S$2]-[.$C8]);[.$D8])" office:value-type="float" office:value="0" calcext:value-type="float">
            <text:p>0</text:p>
          </table:table-cell>
          <table:table-cell table:number-columns-repeated="3"/>
          <table:table-cell table:formula="of:=FLOOR([.S8];1)" office:value-type="float" office:value="0" calcext:value-type="float">
            <text:p>0</text:p>
          </table:table-cell>
          <table:table-cell table:formula="of:=[.S8]-[.W8]" office:value-type="float" office:value="0" calcext:value-type="float">
            <text:p>0</text:p>
          </table:table-cell>
          <table:table-cell table:formula="of:=IF(AND(COUNTIF([.$AC$4:.$AC$203];&quot;=&quot;&amp;[.X8]);SUM([.Y$4:.Y7])&lt;[.AD$3]);1;0)" office:value-type="float" office:value="0" calcext:value-type="float">
            <text:p>0</text:p>
          </table:table-cell>
          <table:table-cell table:number-columns-repeated="2"/>
          <table:table-cell table:formula="of:=[.AB7]+COUNTIF([.$X$4:.$X$203];&quot;=&quot;&amp;[.AC7])" office:value-type="float" office:value="20" calcext:value-type="float">
            <text:p>20</text:p>
          </table:table-cell>
          <table:table-cell table:formula="of:=IF([.AB8]&lt;=[.AD$3];LARGE([.$X$4:.$X$203];[.AB8]);&quot;&quot;)" office:value-type="float" office:value="0.463751578363731" calcext:value-type="float">
            <text:p>0,463751578363731</text:p>
          </table:table-cell>
          <table:table-cell table:number-columns-repeated="2"/>
          <table:table-cell table:formula="of:=[.Y8]+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6" calcext:value-type="float">
            <text:p>6</text:p>
          </table:table-cell>
          <table:table-cell table:formula="of:=[$Zamówienie.C8]" office:value-type="float" office:value="3" calcext:value-type="float">
            <text:p>3</text:p>
          </table:table-cell>
          <table:table-cell table:formula="of:=[$Zamówienie.D8]" office:value-type="float" office:value="8" calcext:value-type="float">
            <text:p>8</text:p>
          </table:table-cell>
          <table:table-cell table:number-columns-repeated="5"/>
          <table:table-cell table:formula="of:=MIN(MAX(0;[.$B9]*[.J$2]-[.$C9]);[.$D9])" office:value-type="float" office:value="5.89438629876308" calcext:value-type="float">
            <text:p>5,89438629876308</text:p>
          </table:table-cell>
          <table:table-cell table:formula="of:=MIN(MAX(0;[.$B9]*[.K$2]-[.$C9]);[.$D9])" office:value-type="float" office:value="6.5849036310419" calcext:value-type="float">
            <text:p>6,5849036310419</text:p>
          </table:table-cell>
          <table:table-cell table:formula="of:=MIN(MAX(0;[.$B9]*[.L$2]-[.$C9]);[.$D9])" office:value-type="float" office:value="6.86153931746654" calcext:value-type="float">
            <text:p>6,86153931746654</text:p>
          </table:table-cell>
          <table:table-cell table:formula="of:=MIN(MAX(0;[.$B9]*[.M$2]-[.$C9]);[.$D9])" office:value-type="float" office:value="6.98639000837948" calcext:value-type="float">
            <text:p>6,98639000837948</text:p>
          </table:table-cell>
          <table:table-cell table:formula="of:=MIN(MAX(0;[.$B9]*[.N$2]-[.$C9]);[.$D9])" office:value-type="float" office:value="7.04611653658336" calcext:value-type="float">
            <text:p>7,04611653658336</text:p>
          </table:table-cell>
          <table:table-cell table:formula="of:=MIN(MAX(0;[.$B9]*[.O$2]-[.$C9]);[.$D9])" office:value-type="float" office:value="7.07422538609081" calcext:value-type="float">
            <text:p>7,07422538609081</text:p>
          </table:table-cell>
          <table:table-cell table:formula="of:=MIN(MAX(0;[.$B9]*[.P$2]-[.$C9]);[.$D9])" office:value-type="float" office:value="7.08739418449071" calcext:value-type="float">
            <text:p>7,08739418449071</text:p>
          </table:table-cell>
          <table:table-cell table:formula="of:=MIN(MAX(0;[.$B9]*[.Q$2]-[.$C9]);[.$D9])" office:value-type="float" office:value="7.09356547802443" calcext:value-type="float">
            <text:p>7,09356547802443</text:p>
          </table:table-cell>
          <table:table-cell table:formula="of:=MIN(MAX(0;[.$B9]*[.R$2]-[.$C9]);[.$D9])" office:value-type="float" office:value="7.09645792523574" calcext:value-type="float">
            <text:p>7,09645792523574</text:p>
          </table:table-cell>
          <table:table-cell table:formula="of:=MIN(MAX(0;[.$B9]*[.S$2]-[.$C9]);[.$D9])" office:value-type="float" office:value="7.0978136837728" calcext:value-type="float">
            <text:p>7,0978136837728</text:p>
          </table:table-cell>
          <table:table-cell table:number-columns-repeated="3"/>
          <table:table-cell table:formula="of:=FLOOR([.S9];1)" office:value-type="float" office:value="7" calcext:value-type="float">
            <text:p>7</text:p>
          </table:table-cell>
          <table:table-cell table:formula="of:=[.S9]-[.W9]" office:value-type="float" office:value="0.0978136837727988" calcext:value-type="float">
            <text:p>0,0978136837727988</text:p>
          </table:table-cell>
          <table:table-cell table:formula="of:=IF(AND(COUNTIF([.$AC$4:.$AC$203];&quot;=&quot;&amp;[.X9]);SUM([.Y$4:.Y8])&lt;[.AD$3]);1;0)" office:value-type="float" office:value="0" calcext:value-type="float">
            <text:p>0</text:p>
          </table:table-cell>
          <table:table-cell table:number-columns-repeated="2"/>
          <table:table-cell table:formula="of:=[.AB8]+COUNTIF([.$X$4:.$X$203];&quot;=&quot;&amp;[.AC8])" office:value-type="float" office:value="26" calcext:value-type="float">
            <text:p>26</text:p>
          </table:table-cell>
          <table:table-cell table:formula="of:=IF([.AB9]&lt;=[.AD$3];LARGE([.$X$4:.$X$203];[.AB9]);&quot;&quot;)">
            <text:p/>
          </table:table-cell>
          <table:table-cell table:number-columns-repeated="2"/>
          <table:table-cell table:formula="of:=[.Y9]+[.W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7" calcext:value-type="float">
            <text:p>7</text:p>
          </table:table-cell>
          <table:table-cell table:formula="of:=[$Zamówienie.C9]" office:value-type="float" office:value="0" calcext:value-type="float">
            <text:p>0</text:p>
          </table:table-cell>
          <table:table-cell table:formula="of:=[$Zamówienie.D9]" office:value-type="float" office:value="2" calcext:value-type="float">
            <text:p>2</text:p>
          </table:table-cell>
          <table:table-cell table:number-columns-repeated="5"/>
          <table:table-cell table:formula="of:=MIN(MAX(0;[.$B10]*[.J$2]-[.$C10]);[.$D10])" office:value-type="float" office:value="2" calcext:value-type="float">
            <text:p>2</text:p>
          </table:table-cell>
          <table:table-cell table:formula="of:=MIN(MAX(0;[.$B10]*[.K$2]-[.$C10]);[.$D10])" office:value-type="float" office:value="2" calcext:value-type="float">
            <text:p>2</text:p>
          </table:table-cell>
          <table:table-cell table:formula="of:=MIN(MAX(0;[.$B10]*[.L$2]-[.$C10]);[.$D10])" office:value-type="float" office:value="2" calcext:value-type="float">
            <text:p>2</text:p>
          </table:table-cell>
          <table:table-cell table:formula="of:=MIN(MAX(0;[.$B10]*[.M$2]-[.$C10]);[.$D10])" office:value-type="float" office:value="2" calcext:value-type="float">
            <text:p>2</text:p>
          </table:table-cell>
          <table:table-cell table:formula="of:=MIN(MAX(0;[.$B10]*[.N$2]-[.$C10]);[.$D10])" office:value-type="float" office:value="2" calcext:value-type="float">
            <text:p>2</text:p>
          </table:table-cell>
          <table:table-cell table:formula="of:=MIN(MAX(0;[.$B10]*[.O$2]-[.$C10]);[.$D10])" office:value-type="float" office:value="2" calcext:value-type="float">
            <text:p>2</text:p>
          </table:table-cell>
          <table:table-cell table:formula="of:=MIN(MAX(0;[.$B10]*[.P$2]-[.$C10]);[.$D10])" office:value-type="float" office:value="2" calcext:value-type="float">
            <text:p>2</text:p>
          </table:table-cell>
          <table:table-cell table:formula="of:=MIN(MAX(0;[.$B10]*[.Q$2]-[.$C10]);[.$D10])" office:value-type="float" office:value="2" calcext:value-type="float">
            <text:p>2</text:p>
          </table:table-cell>
          <table:table-cell table:formula="of:=MIN(MAX(0;[.$B10]*[.R$2]-[.$C10]);[.$D10])" office:value-type="float" office:value="2" calcext:value-type="float">
            <text:p>2</text:p>
          </table:table-cell>
          <table:table-cell table:formula="of:=MIN(MAX(0;[.$B10]*[.S$2]-[.$C10]);[.$D10])" office:value-type="float" office:value="2" calcext:value-type="float">
            <text:p>2</text:p>
          </table:table-cell>
          <table:table-cell table:number-columns-repeated="3"/>
          <table:table-cell table:formula="of:=FLOOR([.S10];1)" office:value-type="float" office:value="2" calcext:value-type="float">
            <text:p>2</text:p>
          </table:table-cell>
          <table:table-cell table:formula="of:=[.S10]-[.W10]" office:value-type="float" office:value="0" calcext:value-type="float">
            <text:p>0</text:p>
          </table:table-cell>
          <table:table-cell table:formula="of:=IF(AND(COUNTIF([.$AC$4:.$AC$203];&quot;=&quot;&amp;[.X10]);SUM([.Y$4:.Y9])&lt;[.AD$3]);1;0)" office:value-type="float" office:value="0" calcext:value-type="float">
            <text:p>0</text:p>
          </table:table-cell>
          <table:table-cell table:number-columns-repeated="2"/>
          <table:table-cell table:formula="of:=[.AB9]+COUNTIF([.$X$4:.$X$203];&quot;=&quot;&amp;[.AC9])" office:value-type="float" office:value="26" calcext:value-type="float">
            <text:p>26</text:p>
          </table:table-cell>
          <table:table-cell table:formula="of:=IF([.AB10]&lt;=[.AD$3];LARGE([.$X$4:.$X$203];[.AB10]);&quot;&quot;)">
            <text:p/>
          </table:table-cell>
          <table:table-cell table:number-columns-repeated="2"/>
          <table:table-cell table:formula="of:=[.Y10]+[.W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0" calcext:value-type="float">
            <text:p>0</text:p>
          </table:table-cell>
          <table:table-cell table:formula="of:=[$Zamówienie.C10]" office:value-type="float" office:value="9" calcext:value-type="float">
            <text:p>9</text:p>
          </table:table-cell>
          <table:table-cell table:formula="of:=[$Zamówienie.D10]" office:value-type="float" office:value="8" calcext:value-type="float">
            <text:p>8</text:p>
          </table:table-cell>
          <table:table-cell table:number-columns-repeated="5"/>
          <table:table-cell table:formula="of:=MIN(MAX(0;[.$B11]*[.J$2]-[.$C11]);[.$D11])" office:value-type="float" office:value="0" calcext:value-type="float">
            <text:p>0</text:p>
          </table:table-cell>
          <table:table-cell table:formula="of:=MIN(MAX(0;[.$B11]*[.K$2]-[.$C11]);[.$D11])" office:value-type="float" office:value="0" calcext:value-type="float">
            <text:p>0</text:p>
          </table:table-cell>
          <table:table-cell table:formula="of:=MIN(MAX(0;[.$B11]*[.L$2]-[.$C11]);[.$D11])" office:value-type="float" office:value="0" calcext:value-type="float">
            <text:p>0</text:p>
          </table:table-cell>
          <table:table-cell table:formula="of:=MIN(MAX(0;[.$B11]*[.M$2]-[.$C11]);[.$D11])" office:value-type="float" office:value="0" calcext:value-type="float">
            <text:p>0</text:p>
          </table:table-cell>
          <table:table-cell table:formula="of:=MIN(MAX(0;[.$B11]*[.N$2]-[.$C11]);[.$D11])" office:value-type="float" office:value="0" calcext:value-type="float">
            <text:p>0</text:p>
          </table:table-cell>
          <table:table-cell table:formula="of:=MIN(MAX(0;[.$B11]*[.O$2]-[.$C11]);[.$D11])" office:value-type="float" office:value="0" calcext:value-type="float">
            <text:p>0</text:p>
          </table:table-cell>
          <table:table-cell table:formula="of:=MIN(MAX(0;[.$B11]*[.P$2]-[.$C11]);[.$D11])" office:value-type="float" office:value="0" calcext:value-type="float">
            <text:p>0</text:p>
          </table:table-cell>
          <table:table-cell table:formula="of:=MIN(MAX(0;[.$B11]*[.Q$2]-[.$C11]);[.$D11])" office:value-type="float" office:value="0" calcext:value-type="float">
            <text:p>0</text:p>
          </table:table-cell>
          <table:table-cell table:formula="of:=MIN(MAX(0;[.$B11]*[.R$2]-[.$C11]);[.$D11])" office:value-type="float" office:value="0" calcext:value-type="float">
            <text:p>0</text:p>
          </table:table-cell>
          <table:table-cell table:formula="of:=MIN(MAX(0;[.$B11]*[.S$2]-[.$C11]);[.$D11])" office:value-type="float" office:value="0" calcext:value-type="float">
            <text:p>0</text:p>
          </table:table-cell>
          <table:table-cell table:number-columns-repeated="3"/>
          <table:table-cell table:formula="of:=FLOOR([.S11];1)" office:value-type="float" office:value="0" calcext:value-type="float">
            <text:p>0</text:p>
          </table:table-cell>
          <table:table-cell table:formula="of:=[.S11]-[.W11]" office:value-type="float" office:value="0" calcext:value-type="float">
            <text:p>0</text:p>
          </table:table-cell>
          <table:table-cell table:formula="of:=IF(AND(COUNTIF([.$AC$4:.$AC$203];&quot;=&quot;&amp;[.X11]);SUM([.Y$4:.Y10])&lt;[.AD$3]);1;0)" office:value-type="float" office:value="0" calcext:value-type="float">
            <text:p>0</text:p>
          </table:table-cell>
          <table:table-cell table:number-columns-repeated="2"/>
          <table:table-cell table:formula="of:=[.AB10]+COUNTIF([.$X$4:.$X$203];&quot;=&quot;&amp;[.AC10])" office:value-type="float" office:value="26" calcext:value-type="float">
            <text:p>26</text:p>
          </table:table-cell>
          <table:table-cell table:formula="of:=IF([.AB11]&lt;=[.AD$3];LARGE([.$X$4:.$X$203];[.AB11]);&quot;&quot;)">
            <text:p/>
          </table:table-cell>
          <table:table-cell table:number-columns-repeated="2"/>
          <table:table-cell table:formula="of:=[.Y11]+[.W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10" calcext:value-type="float">
            <text:p>10</text:p>
          </table:table-cell>
          <table:table-cell table:formula="of:=[$Zamówienie.C11]" office:value-type="float" office:value="8" calcext:value-type="float">
            <text:p>8</text:p>
          </table:table-cell>
          <table:table-cell table:formula="of:=[$Zamówienie.D11]" office:value-type="float" office:value="1" calcext:value-type="float">
            <text:p>1</text:p>
          </table:table-cell>
          <table:table-cell table:number-columns-repeated="5"/>
          <table:table-cell table:formula="of:=MIN(MAX(0;[.$B12]*[.J$2]-[.$C12]);[.$D12])" office:value-type="float" office:value="1" calcext:value-type="float">
            <text:p>1</text:p>
          </table:table-cell>
          <table:table-cell table:formula="of:=MIN(MAX(0;[.$B12]*[.K$2]-[.$C12]);[.$D12])" office:value-type="float" office:value="1" calcext:value-type="float">
            <text:p>1</text:p>
          </table:table-cell>
          <table:table-cell table:formula="of:=MIN(MAX(0;[.$B12]*[.L$2]-[.$C12]);[.$D12])" office:value-type="float" office:value="1" calcext:value-type="float">
            <text:p>1</text:p>
          </table:table-cell>
          <table:table-cell table:formula="of:=MIN(MAX(0;[.$B12]*[.M$2]-[.$C12]);[.$D12])" office:value-type="float" office:value="1" calcext:value-type="float">
            <text:p>1</text:p>
          </table:table-cell>
          <table:table-cell table:formula="of:=MIN(MAX(0;[.$B12]*[.N$2]-[.$C12]);[.$D12])" office:value-type="float" office:value="1" calcext:value-type="float">
            <text:p>1</text:p>
          </table:table-cell>
          <table:table-cell table:formula="of:=MIN(MAX(0;[.$B12]*[.O$2]-[.$C12]);[.$D12])" office:value-type="float" office:value="1" calcext:value-type="float">
            <text:p>1</text:p>
          </table:table-cell>
          <table:table-cell table:formula="of:=MIN(MAX(0;[.$B12]*[.P$2]-[.$C12]);[.$D12])" office:value-type="float" office:value="1" calcext:value-type="float">
            <text:p>1</text:p>
          </table:table-cell>
          <table:table-cell table:formula="of:=MIN(MAX(0;[.$B12]*[.Q$2]-[.$C12]);[.$D12])" office:value-type="float" office:value="1" calcext:value-type="float">
            <text:p>1</text:p>
          </table:table-cell>
          <table:table-cell table:formula="of:=MIN(MAX(0;[.$B12]*[.R$2]-[.$C12]);[.$D12])" office:value-type="float" office:value="1" calcext:value-type="float">
            <text:p>1</text:p>
          </table:table-cell>
          <table:table-cell table:formula="of:=MIN(MAX(0;[.$B12]*[.S$2]-[.$C12]);[.$D12])" office:value-type="float" office:value="1" calcext:value-type="float">
            <text:p>1</text:p>
          </table:table-cell>
          <table:table-cell table:number-columns-repeated="3"/>
          <table:table-cell table:formula="of:=FLOOR([.S12];1)" office:value-type="float" office:value="1" calcext:value-type="float">
            <text:p>1</text:p>
          </table:table-cell>
          <table:table-cell table:formula="of:=[.S12]-[.W12]" office:value-type="float" office:value="0" calcext:value-type="float">
            <text:p>0</text:p>
          </table:table-cell>
          <table:table-cell table:formula="of:=IF(AND(COUNTIF([.$AC$4:.$AC$203];&quot;=&quot;&amp;[.X12]);SUM([.Y$4:.Y11])&lt;[.AD$3]);1;0)" office:value-type="float" office:value="0" calcext:value-type="float">
            <text:p>0</text:p>
          </table:table-cell>
          <table:table-cell table:number-columns-repeated="2"/>
          <table:table-cell table:formula="of:=[.AB11]+COUNTIF([.$X$4:.$X$203];&quot;=&quot;&amp;[.AC11])" office:value-type="float" office:value="26" calcext:value-type="float">
            <text:p>26</text:p>
          </table:table-cell>
          <table:table-cell table:formula="of:=IF([.AB12]&lt;=[.AD$3];LARGE([.$X$4:.$X$203];[.AB12]);&quot;&quot;)">
            <text:p/>
          </table:table-cell>
          <table:table-cell table:number-columns-repeated="2"/>
          <table:table-cell table:formula="of:=[.Y12]+[.W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2" calcext:value-type="float">
            <text:p>2</text:p>
          </table:table-cell>
          <table:table-cell table:formula="of:=[$Zamówienie.C12]" office:value-type="float" office:value="8" calcext:value-type="float">
            <text:p>8</text:p>
          </table:table-cell>
          <table:table-cell table:formula="of:=[$Zamówienie.D12]" office:value-type="float" office:value="8" calcext:value-type="float">
            <text:p>8</text:p>
          </table:table-cell>
          <table:table-cell table:number-columns-repeated="5"/>
          <table:table-cell table:formula="of:=MIN(MAX(0;[.$B13]*[.J$2]-[.$C13]);[.$D13])" office:value-type="float" office:value="0" calcext:value-type="float">
            <text:p>0</text:p>
          </table:table-cell>
          <table:table-cell table:formula="of:=MIN(MAX(0;[.$B13]*[.K$2]-[.$C13]);[.$D13])" office:value-type="float" office:value="0" calcext:value-type="float">
            <text:p>0</text:p>
          </table:table-cell>
          <table:table-cell table:formula="of:=MIN(MAX(0;[.$B13]*[.L$2]-[.$C13]);[.$D13])" office:value-type="float" office:value="0" calcext:value-type="float">
            <text:p>0</text:p>
          </table:table-cell>
          <table:table-cell table:formula="of:=MIN(MAX(0;[.$B13]*[.M$2]-[.$C13]);[.$D13])" office:value-type="float" office:value="0" calcext:value-type="float">
            <text:p>0</text:p>
          </table:table-cell>
          <table:table-cell table:formula="of:=MIN(MAX(0;[.$B13]*[.N$2]-[.$C13]);[.$D13])" office:value-type="float" office:value="0" calcext:value-type="float">
            <text:p>0</text:p>
          </table:table-cell>
          <table:table-cell table:formula="of:=MIN(MAX(0;[.$B13]*[.O$2]-[.$C13]);[.$D13])" office:value-type="float" office:value="0" calcext:value-type="float">
            <text:p>0</text:p>
          </table:table-cell>
          <table:table-cell table:formula="of:=MIN(MAX(0;[.$B13]*[.P$2]-[.$C13]);[.$D13])" office:value-type="float" office:value="0" calcext:value-type="float">
            <text:p>0</text:p>
          </table:table-cell>
          <table:table-cell table:formula="of:=MIN(MAX(0;[.$B13]*[.Q$2]-[.$C13]);[.$D13])" office:value-type="float" office:value="0" calcext:value-type="float">
            <text:p>0</text:p>
          </table:table-cell>
          <table:table-cell table:formula="of:=MIN(MAX(0;[.$B13]*[.R$2]-[.$C13]);[.$D13])" office:value-type="float" office:value="0" calcext:value-type="float">
            <text:p>0</text:p>
          </table:table-cell>
          <table:table-cell table:formula="of:=MIN(MAX(0;[.$B13]*[.S$2]-[.$C13]);[.$D13])" office:value-type="float" office:value="0" calcext:value-type="float">
            <text:p>0</text:p>
          </table:table-cell>
          <table:table-cell table:number-columns-repeated="3"/>
          <table:table-cell table:formula="of:=FLOOR([.S13];1)" office:value-type="float" office:value="0" calcext:value-type="float">
            <text:p>0</text:p>
          </table:table-cell>
          <table:table-cell table:formula="of:=[.S13]-[.W13]" office:value-type="float" office:value="0" calcext:value-type="float">
            <text:p>0</text:p>
          </table:table-cell>
          <table:table-cell table:formula="of:=IF(AND(COUNTIF([.$AC$4:.$AC$203];&quot;=&quot;&amp;[.X13]);SUM([.Y$4:.Y12])&lt;[.AD$3]);1;0)" office:value-type="float" office:value="0" calcext:value-type="float">
            <text:p>0</text:p>
          </table:table-cell>
          <table:table-cell table:number-columns-repeated="2"/>
          <table:table-cell table:formula="of:=[.AB12]+COUNTIF([.$X$4:.$X$203];&quot;=&quot;&amp;[.AC12])" office:value-type="float" office:value="26" calcext:value-type="float">
            <text:p>26</text:p>
          </table:table-cell>
          <table:table-cell table:formula="of:=IF([.AB13]&lt;=[.AD$3];LARGE([.$X$4:.$X$203];[.AB13]);&quot;&quot;)">
            <text:p/>
          </table:table-cell>
          <table:table-cell table:number-columns-repeated="2"/>
          <table:table-cell table:formula="of:=[.Y13]+[.W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8" calcext:value-type="float">
            <text:p>8</text:p>
          </table:table-cell>
          <table:table-cell table:formula="of:=[$Zamówienie.C13]" office:value-type="float" office:value="6" calcext:value-type="float">
            <text:p>6</text:p>
          </table:table-cell>
          <table:table-cell table:formula="of:=[$Zamówienie.D13]" office:value-type="float" office:value="5" calcext:value-type="float">
            <text:p>5</text:p>
          </table:table-cell>
          <table:table-cell table:number-columns-repeated="5"/>
          <table:table-cell table:formula="of:=MIN(MAX(0;[.$B14]*[.J$2]-[.$C14]);[.$D14])" office:value-type="float" office:value="5" calcext:value-type="float">
            <text:p>5</text:p>
          </table:table-cell>
          <table:table-cell table:formula="of:=MIN(MAX(0;[.$B14]*[.K$2]-[.$C14]);[.$D14])" office:value-type="float" office:value="5" calcext:value-type="float">
            <text:p>5</text:p>
          </table:table-cell>
          <table:table-cell table:formula="of:=MIN(MAX(0;[.$B14]*[.L$2]-[.$C14]);[.$D14])" office:value-type="float" office:value="5" calcext:value-type="float">
            <text:p>5</text:p>
          </table:table-cell>
          <table:table-cell table:formula="of:=MIN(MAX(0;[.$B14]*[.M$2]-[.$C14]);[.$D14])" office:value-type="float" office:value="5" calcext:value-type="float">
            <text:p>5</text:p>
          </table:table-cell>
          <table:table-cell table:formula="of:=MIN(MAX(0;[.$B14]*[.N$2]-[.$C14]);[.$D14])" office:value-type="float" office:value="5" calcext:value-type="float">
            <text:p>5</text:p>
          </table:table-cell>
          <table:table-cell table:formula="of:=MIN(MAX(0;[.$B14]*[.O$2]-[.$C14]);[.$D14])" office:value-type="float" office:value="5" calcext:value-type="float">
            <text:p>5</text:p>
          </table:table-cell>
          <table:table-cell table:formula="of:=MIN(MAX(0;[.$B14]*[.P$2]-[.$C14]);[.$D14])" office:value-type="float" office:value="5" calcext:value-type="float">
            <text:p>5</text:p>
          </table:table-cell>
          <table:table-cell table:formula="of:=MIN(MAX(0;[.$B14]*[.Q$2]-[.$C14]);[.$D14])" office:value-type="float" office:value="5" calcext:value-type="float">
            <text:p>5</text:p>
          </table:table-cell>
          <table:table-cell table:formula="of:=MIN(MAX(0;[.$B14]*[.R$2]-[.$C14]);[.$D14])" office:value-type="float" office:value="5" calcext:value-type="float">
            <text:p>5</text:p>
          </table:table-cell>
          <table:table-cell table:formula="of:=MIN(MAX(0;[.$B14]*[.S$2]-[.$C14]);[.$D14])" office:value-type="float" office:value="5" calcext:value-type="float">
            <text:p>5</text:p>
          </table:table-cell>
          <table:table-cell table:number-columns-repeated="3"/>
          <table:table-cell table:formula="of:=FLOOR([.S14];1)" office:value-type="float" office:value="5" calcext:value-type="float">
            <text:p>5</text:p>
          </table:table-cell>
          <table:table-cell table:formula="of:=[.S14]-[.W14]" office:value-type="float" office:value="0" calcext:value-type="float">
            <text:p>0</text:p>
          </table:table-cell>
          <table:table-cell table:formula="of:=IF(AND(COUNTIF([.$AC$4:.$AC$203];&quot;=&quot;&amp;[.X14]);SUM([.Y$4:.Y13])&lt;[.AD$3]);1;0)" office:value-type="float" office:value="0" calcext:value-type="float">
            <text:p>0</text:p>
          </table:table-cell>
          <table:table-cell table:number-columns-repeated="2"/>
          <table:table-cell table:formula="of:=[.AB13]+COUNTIF([.$X$4:.$X$203];&quot;=&quot;&amp;[.AC13])" office:value-type="float" office:value="26" calcext:value-type="float">
            <text:p>26</text:p>
          </table:table-cell>
          <table:table-cell table:formula="of:=IF([.AB14]&lt;=[.AD$3];LARGE([.$X$4:.$X$203];[.AB14]);&quot;&quot;)">
            <text:p/>
          </table:table-cell>
          <table:table-cell table:number-columns-repeated="2"/>
          <table:table-cell table:formula="of:=[.Y14]+[.W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2" calcext:value-type="float">
            <text:p>2</text:p>
          </table:table-cell>
          <table:table-cell table:formula="of:=[$Zamówienie.C14]" office:value-type="float" office:value="5" calcext:value-type="float">
            <text:p>5</text:p>
          </table:table-cell>
          <table:table-cell table:formula="of:=[$Zamówienie.D14]" office:value-type="float" office:value="7" calcext:value-type="float">
            <text:p>7</text:p>
          </table:table-cell>
          <table:table-cell table:number-columns-repeated="5"/>
          <table:table-cell table:formula="of:=MIN(MAX(0;[.$B15]*[.J$2]-[.$C15]);[.$D15])" office:value-type="float" office:value="0" calcext:value-type="float">
            <text:p>0</text:p>
          </table:table-cell>
          <table:table-cell table:formula="of:=MIN(MAX(0;[.$B15]*[.K$2]-[.$C15]);[.$D15])" office:value-type="float" office:value="0" calcext:value-type="float">
            <text:p>0</text:p>
          </table:table-cell>
          <table:table-cell table:formula="of:=MIN(MAX(0;[.$B15]*[.L$2]-[.$C15]);[.$D15])" office:value-type="float" office:value="0" calcext:value-type="float">
            <text:p>0</text:p>
          </table:table-cell>
          <table:table-cell table:formula="of:=MIN(MAX(0;[.$B15]*[.M$2]-[.$C15]);[.$D15])" office:value-type="float" office:value="0" calcext:value-type="float">
            <text:p>0</text:p>
          </table:table-cell>
          <table:table-cell table:formula="of:=MIN(MAX(0;[.$B15]*[.N$2]-[.$C15]);[.$D15])" office:value-type="float" office:value="0" calcext:value-type="float">
            <text:p>0</text:p>
          </table:table-cell>
          <table:table-cell table:formula="of:=MIN(MAX(0;[.$B15]*[.O$2]-[.$C15]);[.$D15])" office:value-type="float" office:value="0" calcext:value-type="float">
            <text:p>0</text:p>
          </table:table-cell>
          <table:table-cell table:formula="of:=MIN(MAX(0;[.$B15]*[.P$2]-[.$C15]);[.$D15])" office:value-type="float" office:value="0" calcext:value-type="float">
            <text:p>0</text:p>
          </table:table-cell>
          <table:table-cell table:formula="of:=MIN(MAX(0;[.$B15]*[.Q$2]-[.$C15]);[.$D15])" office:value-type="float" office:value="0" calcext:value-type="float">
            <text:p>0</text:p>
          </table:table-cell>
          <table:table-cell table:formula="of:=MIN(MAX(0;[.$B15]*[.R$2]-[.$C15]);[.$D15])" office:value-type="float" office:value="0" calcext:value-type="float">
            <text:p>0</text:p>
          </table:table-cell>
          <table:table-cell table:formula="of:=MIN(MAX(0;[.$B15]*[.S$2]-[.$C15]);[.$D15])" office:value-type="float" office:value="0" calcext:value-type="float">
            <text:p>0</text:p>
          </table:table-cell>
          <table:table-cell table:number-columns-repeated="3"/>
          <table:table-cell table:formula="of:=FLOOR([.S15];1)" office:value-type="float" office:value="0" calcext:value-type="float">
            <text:p>0</text:p>
          </table:table-cell>
          <table:table-cell table:formula="of:=[.S15]-[.W15]" office:value-type="float" office:value="0" calcext:value-type="float">
            <text:p>0</text:p>
          </table:table-cell>
          <table:table-cell table:formula="of:=IF(AND(COUNTIF([.$AC$4:.$AC$203];&quot;=&quot;&amp;[.X15]);SUM([.Y$4:.Y14])&lt;[.AD$3]);1;0)" office:value-type="float" office:value="0" calcext:value-type="float">
            <text:p>0</text:p>
          </table:table-cell>
          <table:table-cell table:number-columns-repeated="2"/>
          <table:table-cell table:formula="of:=[.AB14]+COUNTIF([.$X$4:.$X$203];&quot;=&quot;&amp;[.AC14])" office:value-type="float" office:value="26" calcext:value-type="float">
            <text:p>26</text:p>
          </table:table-cell>
          <table:table-cell table:formula="of:=IF([.AB15]&lt;=[.AD$3];LARGE([.$X$4:.$X$203];[.AB15]);&quot;&quot;)">
            <text:p/>
          </table:table-cell>
          <table:table-cell table:number-columns-repeated="2"/>
          <table:table-cell table:formula="of:=[.Y15]+[.W15]" office:value-type="float" office:value="0" calcext:value-type="float">
            <text:p>0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4" calcext:value-type="float">
            <text:p>4</text:p>
          </table:table-cell>
          <table:table-cell table:formula="of:=[$Zamówienie.C15]" office:value-type="float" office:value="9" calcext:value-type="float">
            <text:p>9</text:p>
          </table:table-cell>
          <table:table-cell table:formula="of:=[$Zamówienie.D15]" office:value-type="float" office:value="8" calcext:value-type="float">
            <text:p>8</text:p>
          </table:table-cell>
          <table:table-cell table:number-columns-repeated="5"/>
          <table:table-cell table:formula="of:=MIN(MAX(0;[.$B16]*[.J$2]-[.$C16]);[.$D16])" office:value-type="float" office:value="0" calcext:value-type="float">
            <text:p>0</text:p>
          </table:table-cell>
          <table:table-cell table:formula="of:=MIN(MAX(0;[.$B16]*[.K$2]-[.$C16]);[.$D16])" office:value-type="float" office:value="0" calcext:value-type="float">
            <text:p>0</text:p>
          </table:table-cell>
          <table:table-cell table:formula="of:=MIN(MAX(0;[.$B16]*[.L$2]-[.$C16]);[.$D16])" office:value-type="float" office:value="0" calcext:value-type="float">
            <text:p>0</text:p>
          </table:table-cell>
          <table:table-cell table:formula="of:=MIN(MAX(0;[.$B16]*[.M$2]-[.$C16]);[.$D16])" office:value-type="float" office:value="0" calcext:value-type="float">
            <text:p>0</text:p>
          </table:table-cell>
          <table:table-cell table:formula="of:=MIN(MAX(0;[.$B16]*[.N$2]-[.$C16]);[.$D16])" office:value-type="float" office:value="0" calcext:value-type="float">
            <text:p>0</text:p>
          </table:table-cell>
          <table:table-cell table:formula="of:=MIN(MAX(0;[.$B16]*[.O$2]-[.$C16]);[.$D16])" office:value-type="float" office:value="0" calcext:value-type="float">
            <text:p>0</text:p>
          </table:table-cell>
          <table:table-cell table:formula="of:=MIN(MAX(0;[.$B16]*[.P$2]-[.$C16]);[.$D16])" office:value-type="float" office:value="0" calcext:value-type="float">
            <text:p>0</text:p>
          </table:table-cell>
          <table:table-cell table:formula="of:=MIN(MAX(0;[.$B16]*[.Q$2]-[.$C16]);[.$D16])" office:value-type="float" office:value="0" calcext:value-type="float">
            <text:p>0</text:p>
          </table:table-cell>
          <table:table-cell table:formula="of:=MIN(MAX(0;[.$B16]*[.R$2]-[.$C16]);[.$D16])" office:value-type="float" office:value="0" calcext:value-type="float">
            <text:p>0</text:p>
          </table:table-cell>
          <table:table-cell table:formula="of:=MIN(MAX(0;[.$B16]*[.S$2]-[.$C16]);[.$D16])" office:value-type="float" office:value="0" calcext:value-type="float">
            <text:p>0</text:p>
          </table:table-cell>
          <table:table-cell table:number-columns-repeated="3"/>
          <table:table-cell table:formula="of:=FLOOR([.S16];1)" office:value-type="float" office:value="0" calcext:value-type="float">
            <text:p>0</text:p>
          </table:table-cell>
          <table:table-cell table:formula="of:=[.S16]-[.W16]" office:value-type="float" office:value="0" calcext:value-type="float">
            <text:p>0</text:p>
          </table:table-cell>
          <table:table-cell table:formula="of:=IF(AND(COUNTIF([.$AC$4:.$AC$203];&quot;=&quot;&amp;[.X16]);SUM([.Y$4:.Y15])&lt;[.AD$3]);1;0)" office:value-type="float" office:value="0" calcext:value-type="float">
            <text:p>0</text:p>
          </table:table-cell>
          <table:table-cell table:number-columns-repeated="2"/>
          <table:table-cell table:formula="of:=[.AB15]+COUNTIF([.$X$4:.$X$203];&quot;=&quot;&amp;[.AC15])" office:value-type="float" office:value="26" calcext:value-type="float">
            <text:p>26</text:p>
          </table:table-cell>
          <table:table-cell table:formula="of:=IF([.AB16]&lt;=[.AD$3];LARGE([.$X$4:.$X$203];[.AB16]);&quot;&quot;)">
            <text:p/>
          </table:table-cell>
          <table:table-cell table:number-columns-repeated="2"/>
          <table:table-cell table:formula="of:=[.Y16]+[.W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2" calcext:value-type="float">
            <text:p>2</text:p>
          </table:table-cell>
          <table:table-cell table:formula="of:=[$Zamówienie.C16]" office:value-type="float" office:value="1" calcext:value-type="float">
            <text:p>1</text:p>
          </table:table-cell>
          <table:table-cell table:formula="of:=[$Zamówienie.D16]" office:value-type="float" office:value="4" calcext:value-type="float">
            <text:p>4</text:p>
          </table:table-cell>
          <table:table-cell table:number-columns-repeated="5"/>
          <table:table-cell table:formula="of:=MIN(MAX(0;[.$B17]*[.J$2]-[.$C17]);[.$D17])" office:value-type="float" office:value="1.96479543292103" calcext:value-type="float">
            <text:p>1,96479543292103</text:p>
          </table:table-cell>
          <table:table-cell table:formula="of:=MIN(MAX(0;[.$B17]*[.K$2]-[.$C17]);[.$D17])" office:value-type="float" office:value="2.19496787701397" calcext:value-type="float">
            <text:p>2,19496787701397</text:p>
          </table:table-cell>
          <table:table-cell table:formula="of:=MIN(MAX(0;[.$B17]*[.L$2]-[.$C17]);[.$D17])" office:value-type="float" office:value="2.28717977248884" calcext:value-type="float">
            <text:p>2,28717977248884</text:p>
          </table:table-cell>
          <table:table-cell table:formula="of:=MIN(MAX(0;[.$B17]*[.M$2]-[.$C17]);[.$D17])" office:value-type="float" office:value="2.32879666945983" calcext:value-type="float">
            <text:p>2,32879666945983</text:p>
          </table:table-cell>
          <table:table-cell table:formula="of:=MIN(MAX(0;[.$B17]*[.N$2]-[.$C17]);[.$D17])" office:value-type="float" office:value="2.34870551219445" calcext:value-type="float">
            <text:p>2,34870551219445</text:p>
          </table:table-cell>
          <table:table-cell table:formula="of:=MIN(MAX(0;[.$B17]*[.O$2]-[.$C17]);[.$D17])" office:value-type="float" office:value="2.35807512869694" calcext:value-type="float">
            <text:p>2,35807512869694</text:p>
          </table:table-cell>
          <table:table-cell table:formula="of:=MIN(MAX(0;[.$B17]*[.P$2]-[.$C17]);[.$D17])" office:value-type="float" office:value="2.36246472816357" calcext:value-type="float">
            <text:p>2,36246472816357</text:p>
          </table:table-cell>
          <table:table-cell table:formula="of:=MIN(MAX(0;[.$B17]*[.Q$2]-[.$C17]);[.$D17])" office:value-type="float" office:value="2.36452182600814" calcext:value-type="float">
            <text:p>2,36452182600814</text:p>
          </table:table-cell>
          <table:table-cell table:formula="of:=MIN(MAX(0;[.$B17]*[.R$2]-[.$C17]);[.$D17])" office:value-type="float" office:value="2.36548597507858" calcext:value-type="float">
            <text:p>2,36548597507858</text:p>
          </table:table-cell>
          <table:table-cell table:formula="of:=MIN(MAX(0;[.$B17]*[.S$2]-[.$C17]);[.$D17])" office:value-type="float" office:value="2.36593789459093" calcext:value-type="float">
            <text:p>2,36593789459093</text:p>
          </table:table-cell>
          <table:table-cell table:number-columns-repeated="3"/>
          <table:table-cell table:formula="of:=FLOOR([.S17];1)" office:value-type="float" office:value="2" calcext:value-type="float">
            <text:p>2</text:p>
          </table:table-cell>
          <table:table-cell table:formula="of:=[.S17]-[.W17]" office:value-type="float" office:value="0.365937894590933" calcext:value-type="float">
            <text:p>0,365937894590933</text:p>
          </table:table-cell>
          <table:table-cell table:formula="of:=IF(AND(COUNTIF([.$AC$4:.$AC$203];&quot;=&quot;&amp;[.X17]);SUM([.Y$4:.Y16])&lt;[.AD$3]);1;0)" office:value-type="float" office:value="0" calcext:value-type="float">
            <text:p>0</text:p>
          </table:table-cell>
          <table:table-cell table:number-columns-repeated="2"/>
          <table:table-cell table:formula="of:=[.AB16]+COUNTIF([.$X$4:.$X$203];&quot;=&quot;&amp;[.AC16])" office:value-type="float" office:value="26" calcext:value-type="float">
            <text:p>26</text:p>
          </table:table-cell>
          <table:table-cell table:formula="of:=IF([.AB17]&lt;=[.AD$3];LARGE([.$X$4:.$X$203];[.AB17]);&quot;&quot;)">
            <text:p/>
          </table:table-cell>
          <table:table-cell table:number-columns-repeated="2"/>
          <table:table-cell table:formula="of:=[.Y17]+[.W1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3" calcext:value-type="float">
            <text:p>3</text:p>
          </table:table-cell>
          <table:table-cell table:formula="of:=[$Zamówienie.C17]" office:value-type="float" office:value="5" calcext:value-type="float">
            <text:p>5</text:p>
          </table:table-cell>
          <table:table-cell table:formula="of:=[$Zamówienie.D17]" office:value-type="float" office:value="9" calcext:value-type="float">
            <text:p>9</text:p>
          </table:table-cell>
          <table:table-cell table:number-columns-repeated="5"/>
          <table:table-cell table:formula="of:=MIN(MAX(0;[.$B18]*[.J$2]-[.$C18]);[.$D18])" office:value-type="float" office:value="0" calcext:value-type="float">
            <text:p>0</text:p>
          </table:table-cell>
          <table:table-cell table:formula="of:=MIN(MAX(0;[.$B18]*[.K$2]-[.$C18]);[.$D18])" office:value-type="float" office:value="0" calcext:value-type="float">
            <text:p>0</text:p>
          </table:table-cell>
          <table:table-cell table:formula="of:=MIN(MAX(0;[.$B18]*[.L$2]-[.$C18]);[.$D18])" office:value-type="float" office:value="0" calcext:value-type="float">
            <text:p>0</text:p>
          </table:table-cell>
          <table:table-cell table:formula="of:=MIN(MAX(0;[.$B18]*[.M$2]-[.$C18]);[.$D18])" office:value-type="float" office:value="0" calcext:value-type="float">
            <text:p>0</text:p>
          </table:table-cell>
          <table:table-cell table:formula="of:=MIN(MAX(0;[.$B18]*[.N$2]-[.$C18]);[.$D18])" office:value-type="float" office:value="0.0230582682916793" calcext:value-type="float">
            <text:p>0,0230582682916793</text:p>
          </table:table-cell>
          <table:table-cell table:formula="of:=MIN(MAX(0;[.$B18]*[.O$2]-[.$C18]);[.$D18])" office:value-type="float" office:value="0.0371126930454038" calcext:value-type="float">
            <text:p>0,0371126930454038</text:p>
          </table:table-cell>
          <table:table-cell table:formula="of:=MIN(MAX(0;[.$B18]*[.P$2]-[.$C18]);[.$D18])" office:value-type="float" office:value="0.0436970922453535" calcext:value-type="float">
            <text:p>0,0436970922453535</text:p>
          </table:table-cell>
          <table:table-cell table:formula="of:=MIN(MAX(0;[.$B18]*[.Q$2]-[.$C18]);[.$D18])" office:value-type="float" office:value="0.0467827390122153" calcext:value-type="float">
            <text:p>0,0467827390122153</text:p>
          </table:table-cell>
          <table:table-cell table:formula="of:=MIN(MAX(0;[.$B18]*[.R$2]-[.$C18]);[.$D18])" office:value-type="float" office:value="0.0482289626178698" calcext:value-type="float">
            <text:p>0,0482289626178698</text:p>
          </table:table-cell>
          <table:table-cell table:formula="of:=MIN(MAX(0;[.$B18]*[.S$2]-[.$C18]);[.$D18])" office:value-type="float" office:value="0.0489068418863994" calcext:value-type="float">
            <text:p>0,0489068418863994</text:p>
          </table:table-cell>
          <table:table-cell table:number-columns-repeated="3"/>
          <table:table-cell table:formula="of:=FLOOR([.S18];1)" office:value-type="float" office:value="0" calcext:value-type="float">
            <text:p>0</text:p>
          </table:table-cell>
          <table:table-cell table:formula="of:=[.S18]-[.W18]" office:value-type="float" office:value="0.0489068418863994" calcext:value-type="float">
            <text:p>0,0489068418863994</text:p>
          </table:table-cell>
          <table:table-cell table:formula="of:=IF(AND(COUNTIF([.$AC$4:.$AC$203];&quot;=&quot;&amp;[.X18]);SUM([.Y$4:.Y17])&lt;[.AD$3]);1;0)" office:value-type="float" office:value="0" calcext:value-type="float">
            <text:p>0</text:p>
          </table:table-cell>
          <table:table-cell table:number-columns-repeated="2"/>
          <table:table-cell table:formula="of:=[.AB17]+COUNTIF([.$X$4:.$X$203];&quot;=&quot;&amp;[.AC17])" office:value-type="float" office:value="26" calcext:value-type="float">
            <text:p>26</text:p>
          </table:table-cell>
          <table:table-cell table:formula="of:=IF([.AB18]&lt;=[.AD$3];LARGE([.$X$4:.$X$203];[.AB18]);&quot;&quot;)">
            <text:p/>
          </table:table-cell>
          <table:table-cell table:number-columns-repeated="2"/>
          <table:table-cell table:formula="of:=[.Y18]+[.W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9" calcext:value-type="float">
            <text:p>9</text:p>
          </table:table-cell>
          <table:table-cell table:formula="of:=[$Zamówienie.C18]" office:value-type="float" office:value="0" calcext:value-type="float">
            <text:p>0</text:p>
          </table:table-cell>
          <table:table-cell table:formula="of:=[$Zamówienie.D18]" office:value-type="float" office:value="5" calcext:value-type="float">
            <text:p>5</text:p>
          </table:table-cell>
          <table:table-cell table:number-columns-repeated="5"/>
          <table:table-cell table:formula="of:=MIN(MAX(0;[.$B19]*[.J$2]-[.$C19]);[.$D19])" office:value-type="float" office:value="5" calcext:value-type="float">
            <text:p>5</text:p>
          </table:table-cell>
          <table:table-cell table:formula="of:=MIN(MAX(0;[.$B19]*[.K$2]-[.$C19]);[.$D19])" office:value-type="float" office:value="5" calcext:value-type="float">
            <text:p>5</text:p>
          </table:table-cell>
          <table:table-cell table:formula="of:=MIN(MAX(0;[.$B19]*[.L$2]-[.$C19]);[.$D19])" office:value-type="float" office:value="5" calcext:value-type="float">
            <text:p>5</text:p>
          </table:table-cell>
          <table:table-cell table:formula="of:=MIN(MAX(0;[.$B19]*[.M$2]-[.$C19]);[.$D19])" office:value-type="float" office:value="5" calcext:value-type="float">
            <text:p>5</text:p>
          </table:table-cell>
          <table:table-cell table:formula="of:=MIN(MAX(0;[.$B19]*[.N$2]-[.$C19]);[.$D19])" office:value-type="float" office:value="5" calcext:value-type="float">
            <text:p>5</text:p>
          </table:table-cell>
          <table:table-cell table:formula="of:=MIN(MAX(0;[.$B19]*[.O$2]-[.$C19]);[.$D19])" office:value-type="float" office:value="5" calcext:value-type="float">
            <text:p>5</text:p>
          </table:table-cell>
          <table:table-cell table:formula="of:=MIN(MAX(0;[.$B19]*[.P$2]-[.$C19]);[.$D19])" office:value-type="float" office:value="5" calcext:value-type="float">
            <text:p>5</text:p>
          </table:table-cell>
          <table:table-cell table:formula="of:=MIN(MAX(0;[.$B19]*[.Q$2]-[.$C19]);[.$D19])" office:value-type="float" office:value="5" calcext:value-type="float">
            <text:p>5</text:p>
          </table:table-cell>
          <table:table-cell table:formula="of:=MIN(MAX(0;[.$B19]*[.R$2]-[.$C19]);[.$D19])" office:value-type="float" office:value="5" calcext:value-type="float">
            <text:p>5</text:p>
          </table:table-cell>
          <table:table-cell table:formula="of:=MIN(MAX(0;[.$B19]*[.S$2]-[.$C19]);[.$D19])" office:value-type="float" office:value="5" calcext:value-type="float">
            <text:p>5</text:p>
          </table:table-cell>
          <table:table-cell table:number-columns-repeated="3"/>
          <table:table-cell table:formula="of:=FLOOR([.S19];1)" office:value-type="float" office:value="5" calcext:value-type="float">
            <text:p>5</text:p>
          </table:table-cell>
          <table:table-cell table:formula="of:=[.S19]-[.W19]" office:value-type="float" office:value="0" calcext:value-type="float">
            <text:p>0</text:p>
          </table:table-cell>
          <table:table-cell table:formula="of:=IF(AND(COUNTIF([.$AC$4:.$AC$203];&quot;=&quot;&amp;[.X19]);SUM([.Y$4:.Y18])&lt;[.AD$3]);1;0)" office:value-type="float" office:value="0" calcext:value-type="float">
            <text:p>0</text:p>
          </table:table-cell>
          <table:table-cell table:number-columns-repeated="2"/>
          <table:table-cell table:formula="of:=[.AB18]+COUNTIF([.$X$4:.$X$203];&quot;=&quot;&amp;[.AC18])" office:value-type="float" office:value="26" calcext:value-type="float">
            <text:p>26</text:p>
          </table:table-cell>
          <table:table-cell table:formula="of:=IF([.AB19]&lt;=[.AD$3];LARGE([.$X$4:.$X$203];[.AB19]);&quot;&quot;)">
            <text:p/>
          </table:table-cell>
          <table:table-cell table:number-columns-repeated="2"/>
          <table:table-cell table:formula="of:=[.Y19]+[.W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4" calcext:value-type="float">
            <text:p>4</text:p>
          </table:table-cell>
          <table:table-cell table:formula="of:=[$Zamówienie.C19]" office:value-type="float" office:value="5" calcext:value-type="float">
            <text:p>5</text:p>
          </table:table-cell>
          <table:table-cell table:formula="of:=[$Zamówienie.D19]" office:value-type="float" office:value="0" calcext:value-type="float">
            <text:p>0</text:p>
          </table:table-cell>
          <table:table-cell table:number-columns-repeated="5"/>
          <table:table-cell table:formula="of:=MIN(MAX(0;[.$B20]*[.J$2]-[.$C20]);[.$D20])" office:value-type="float" office:value="0" calcext:value-type="float">
            <text:p>0</text:p>
          </table:table-cell>
          <table:table-cell table:formula="of:=MIN(MAX(0;[.$B20]*[.K$2]-[.$C20]);[.$D20])" office:value-type="float" office:value="0" calcext:value-type="float">
            <text:p>0</text:p>
          </table:table-cell>
          <table:table-cell table:formula="of:=MIN(MAX(0;[.$B20]*[.L$2]-[.$C20]);[.$D20])" office:value-type="float" office:value="0" calcext:value-type="float">
            <text:p>0</text:p>
          </table:table-cell>
          <table:table-cell table:formula="of:=MIN(MAX(0;[.$B20]*[.M$2]-[.$C20]);[.$D20])" office:value-type="float" office:value="0" calcext:value-type="float">
            <text:p>0</text:p>
          </table:table-cell>
          <table:table-cell table:formula="of:=MIN(MAX(0;[.$B20]*[.N$2]-[.$C20]);[.$D20])" office:value-type="float" office:value="0" calcext:value-type="float">
            <text:p>0</text:p>
          </table:table-cell>
          <table:table-cell table:formula="of:=MIN(MAX(0;[.$B20]*[.O$2]-[.$C20]);[.$D20])" office:value-type="float" office:value="0" calcext:value-type="float">
            <text:p>0</text:p>
          </table:table-cell>
          <table:table-cell table:formula="of:=MIN(MAX(0;[.$B20]*[.P$2]-[.$C20]);[.$D20])" office:value-type="float" office:value="0" calcext:value-type="float">
            <text:p>0</text:p>
          </table:table-cell>
          <table:table-cell table:formula="of:=MIN(MAX(0;[.$B20]*[.Q$2]-[.$C20]);[.$D20])" office:value-type="float" office:value="0" calcext:value-type="float">
            <text:p>0</text:p>
          </table:table-cell>
          <table:table-cell table:formula="of:=MIN(MAX(0;[.$B20]*[.R$2]-[.$C20]);[.$D20])" office:value-type="float" office:value="0" calcext:value-type="float">
            <text:p>0</text:p>
          </table:table-cell>
          <table:table-cell table:formula="of:=MIN(MAX(0;[.$B20]*[.S$2]-[.$C20]);[.$D20])" office:value-type="float" office:value="0" calcext:value-type="float">
            <text:p>0</text:p>
          </table:table-cell>
          <table:table-cell table:number-columns-repeated="3"/>
          <table:table-cell table:formula="of:=FLOOR([.S20];1)" office:value-type="float" office:value="0" calcext:value-type="float">
            <text:p>0</text:p>
          </table:table-cell>
          <table:table-cell table:formula="of:=[.S20]-[.W20]" office:value-type="float" office:value="0" calcext:value-type="float">
            <text:p>0</text:p>
          </table:table-cell>
          <table:table-cell table:formula="of:=IF(AND(COUNTIF([.$AC$4:.$AC$203];&quot;=&quot;&amp;[.X20]);SUM([.Y$4:.Y19])&lt;[.AD$3]);1;0)" office:value-type="float" office:value="0" calcext:value-type="float">
            <text:p>0</text:p>
          </table:table-cell>
          <table:table-cell table:number-columns-repeated="2"/>
          <table:table-cell table:formula="of:=[.AB19]+COUNTIF([.$X$4:.$X$203];&quot;=&quot;&amp;[.AC19])" office:value-type="float" office:value="26" calcext:value-type="float">
            <text:p>26</text:p>
          </table:table-cell>
          <table:table-cell table:formula="of:=IF([.AB20]&lt;=[.AD$3];LARGE([.$X$4:.$X$203];[.AB20]);&quot;&quot;)">
            <text:p/>
          </table:table-cell>
          <table:table-cell table:number-columns-repeated="2"/>
          <table:table-cell table:formula="of:=[.Y20]+[.W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6" calcext:value-type="float">
            <text:p>6</text:p>
          </table:table-cell>
          <table:table-cell table:formula="of:=[$Zamówienie.C20]" office:value-type="float" office:value="1" calcext:value-type="float">
            <text:p>1</text:p>
          </table:table-cell>
          <table:table-cell table:formula="of:=[$Zamówienie.D20]" office:value-type="float" office:value="9" calcext:value-type="float">
            <text:p>9</text:p>
          </table:table-cell>
          <table:table-cell table:number-columns-repeated="5"/>
          <table:table-cell table:formula="of:=MIN(MAX(0;[.$B21]*[.J$2]-[.$C21]);[.$D21])" office:value-type="float" office:value="7.89438629876308" calcext:value-type="float">
            <text:p>7,89438629876308</text:p>
          </table:table-cell>
          <table:table-cell table:formula="of:=MIN(MAX(0;[.$B21]*[.K$2]-[.$C21]);[.$D21])" office:value-type="float" office:value="8.5849036310419" calcext:value-type="float">
            <text:p>8,5849036310419</text:p>
          </table:table-cell>
          <table:table-cell table:formula="of:=MIN(MAX(0;[.$B21]*[.L$2]-[.$C21]);[.$D21])" office:value-type="float" office:value="8.86153931746654" calcext:value-type="float">
            <text:p>8,86153931746654</text:p>
          </table:table-cell>
          <table:table-cell table:formula="of:=MIN(MAX(0;[.$B21]*[.M$2]-[.$C21]);[.$D21])" office:value-type="float" office:value="8.98639000837948" calcext:value-type="float">
            <text:p>8,98639000837948</text:p>
          </table:table-cell>
          <table:table-cell table:formula="of:=MIN(MAX(0;[.$B21]*[.N$2]-[.$C21]);[.$D21])" office:value-type="float" office:value="9" calcext:value-type="float">
            <text:p>9</text:p>
          </table:table-cell>
          <table:table-cell table:formula="of:=MIN(MAX(0;[.$B21]*[.O$2]-[.$C21]);[.$D21])" office:value-type="float" office:value="9" calcext:value-type="float">
            <text:p>9</text:p>
          </table:table-cell>
          <table:table-cell table:formula="of:=MIN(MAX(0;[.$B21]*[.P$2]-[.$C21]);[.$D21])" office:value-type="float" office:value="9" calcext:value-type="float">
            <text:p>9</text:p>
          </table:table-cell>
          <table:table-cell table:formula="of:=MIN(MAX(0;[.$B21]*[.Q$2]-[.$C21]);[.$D21])" office:value-type="float" office:value="9" calcext:value-type="float">
            <text:p>9</text:p>
          </table:table-cell>
          <table:table-cell table:formula="of:=MIN(MAX(0;[.$B21]*[.R$2]-[.$C21]);[.$D21])" office:value-type="float" office:value="9" calcext:value-type="float">
            <text:p>9</text:p>
          </table:table-cell>
          <table:table-cell table:formula="of:=MIN(MAX(0;[.$B21]*[.S$2]-[.$C21]);[.$D21])" office:value-type="float" office:value="9" calcext:value-type="float">
            <text:p>9</text:p>
          </table:table-cell>
          <table:table-cell table:number-columns-repeated="3"/>
          <table:table-cell table:formula="of:=FLOOR([.S21];1)" office:value-type="float" office:value="9" calcext:value-type="float">
            <text:p>9</text:p>
          </table:table-cell>
          <table:table-cell table:formula="of:=[.S21]-[.W21]" office:value-type="float" office:value="0" calcext:value-type="float">
            <text:p>0</text:p>
          </table:table-cell>
          <table:table-cell table:formula="of:=IF(AND(COUNTIF([.$AC$4:.$AC$203];&quot;=&quot;&amp;[.X21]);SUM([.Y$4:.Y20])&lt;[.AD$3]);1;0)" office:value-type="float" office:value="0" calcext:value-type="float">
            <text:p>0</text:p>
          </table:table-cell>
          <table:table-cell table:number-columns-repeated="2"/>
          <table:table-cell table:formula="of:=[.AB20]+COUNTIF([.$X$4:.$X$203];&quot;=&quot;&amp;[.AC20])" office:value-type="float" office:value="26" calcext:value-type="float">
            <text:p>26</text:p>
          </table:table-cell>
          <table:table-cell table:formula="of:=IF([.AB21]&lt;=[.AD$3];LARGE([.$X$4:.$X$203];[.AB21]);&quot;&quot;)">
            <text:p/>
          </table:table-cell>
          <table:table-cell table:number-columns-repeated="2"/>
          <table:table-cell table:formula="of:=[.Y21]+[.W2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2" calcext:value-type="float">
            <text:p>2</text:p>
          </table:table-cell>
          <table:table-cell table:formula="of:=[$Zamówienie.C21]" office:value-type="float" office:value="7" calcext:value-type="float">
            <text:p>7</text:p>
          </table:table-cell>
          <table:table-cell table:formula="of:=[$Zamówienie.D21]" office:value-type="float" office:value="0" calcext:value-type="float">
            <text:p>0</text:p>
          </table:table-cell>
          <table:table-cell table:number-columns-repeated="5"/>
          <table:table-cell table:formula="of:=MIN(MAX(0;[.$B22]*[.J$2]-[.$C22]);[.$D22])" office:value-type="float" office:value="0" calcext:value-type="float">
            <text:p>0</text:p>
          </table:table-cell>
          <table:table-cell table:formula="of:=MIN(MAX(0;[.$B22]*[.K$2]-[.$C22]);[.$D22])" office:value-type="float" office:value="0" calcext:value-type="float">
            <text:p>0</text:p>
          </table:table-cell>
          <table:table-cell table:formula="of:=MIN(MAX(0;[.$B22]*[.L$2]-[.$C22]);[.$D22])" office:value-type="float" office:value="0" calcext:value-type="float">
            <text:p>0</text:p>
          </table:table-cell>
          <table:table-cell table:formula="of:=MIN(MAX(0;[.$B22]*[.M$2]-[.$C22]);[.$D22])" office:value-type="float" office:value="0" calcext:value-type="float">
            <text:p>0</text:p>
          </table:table-cell>
          <table:table-cell table:formula="of:=MIN(MAX(0;[.$B22]*[.N$2]-[.$C22]);[.$D22])" office:value-type="float" office:value="0" calcext:value-type="float">
            <text:p>0</text:p>
          </table:table-cell>
          <table:table-cell table:formula="of:=MIN(MAX(0;[.$B22]*[.O$2]-[.$C22]);[.$D22])" office:value-type="float" office:value="0" calcext:value-type="float">
            <text:p>0</text:p>
          </table:table-cell>
          <table:table-cell table:formula="of:=MIN(MAX(0;[.$B22]*[.P$2]-[.$C22]);[.$D22])" office:value-type="float" office:value="0" calcext:value-type="float">
            <text:p>0</text:p>
          </table:table-cell>
          <table:table-cell table:formula="of:=MIN(MAX(0;[.$B22]*[.Q$2]-[.$C22]);[.$D22])" office:value-type="float" office:value="0" calcext:value-type="float">
            <text:p>0</text:p>
          </table:table-cell>
          <table:table-cell table:formula="of:=MIN(MAX(0;[.$B22]*[.R$2]-[.$C22]);[.$D22])" office:value-type="float" office:value="0" calcext:value-type="float">
            <text:p>0</text:p>
          </table:table-cell>
          <table:table-cell table:formula="of:=MIN(MAX(0;[.$B22]*[.S$2]-[.$C22]);[.$D22])" office:value-type="float" office:value="0" calcext:value-type="float">
            <text:p>0</text:p>
          </table:table-cell>
          <table:table-cell table:number-columns-repeated="3"/>
          <table:table-cell table:formula="of:=FLOOR([.S22];1)" office:value-type="float" office:value="0" calcext:value-type="float">
            <text:p>0</text:p>
          </table:table-cell>
          <table:table-cell table:formula="of:=[.S22]-[.W22]" office:value-type="float" office:value="0" calcext:value-type="float">
            <text:p>0</text:p>
          </table:table-cell>
          <table:table-cell table:formula="of:=IF(AND(COUNTIF([.$AC$4:.$AC$203];&quot;=&quot;&amp;[.X22]);SUM([.Y$4:.Y21])&lt;[.AD$3]);1;0)" office:value-type="float" office:value="0" calcext:value-type="float">
            <text:p>0</text:p>
          </table:table-cell>
          <table:table-cell table:number-columns-repeated="2"/>
          <table:table-cell table:formula="of:=[.AB21]+COUNTIF([.$X$4:.$X$203];&quot;=&quot;&amp;[.AC21])" office:value-type="float" office:value="26" calcext:value-type="float">
            <text:p>26</text:p>
          </table:table-cell>
          <table:table-cell table:formula="of:=IF([.AB22]&lt;=[.AD$3];LARGE([.$X$4:.$X$203];[.AB22]);&quot;&quot;)">
            <text:p/>
          </table:table-cell>
          <table:table-cell table:number-columns-repeated="2"/>
          <table:table-cell table:formula="of:=[.Y22]+[.W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4" calcext:value-type="float">
            <text:p>4</text:p>
          </table:table-cell>
          <table:table-cell table:formula="of:=[$Zamówienie.C22]" office:value-type="float" office:value="5" calcext:value-type="float">
            <text:p>5</text:p>
          </table:table-cell>
          <table:table-cell table:formula="of:=[$Zamówienie.D22]" office:value-type="float" office:value="2" calcext:value-type="float">
            <text:p>2</text:p>
          </table:table-cell>
          <table:table-cell table:number-columns-repeated="5"/>
          <table:table-cell table:formula="of:=MIN(MAX(0;[.$B23]*[.J$2]-[.$C23]);[.$D23])" office:value-type="float" office:value="0.929590865842055" calcext:value-type="float">
            <text:p>0,929590865842055</text:p>
          </table:table-cell>
          <table:table-cell table:formula="of:=MIN(MAX(0;[.$B23]*[.K$2]-[.$C23]);[.$D23])" office:value-type="float" office:value="1.38993575402793" calcext:value-type="float">
            <text:p>1,38993575402793</text:p>
          </table:table-cell>
          <table:table-cell table:formula="of:=MIN(MAX(0;[.$B23]*[.L$2]-[.$C23]);[.$D23])" office:value-type="float" office:value="1.57435954497769" calcext:value-type="float">
            <text:p>1,57435954497769</text:p>
          </table:table-cell>
          <table:table-cell table:formula="of:=MIN(MAX(0;[.$B23]*[.M$2]-[.$C23]);[.$D23])" office:value-type="float" office:value="1.65759333891965" calcext:value-type="float">
            <text:p>1,65759333891965</text:p>
          </table:table-cell>
          <table:table-cell table:formula="of:=MIN(MAX(0;[.$B23]*[.N$2]-[.$C23]);[.$D23])" office:value-type="float" office:value="1.69741102438891" calcext:value-type="float">
            <text:p>1,69741102438891</text:p>
          </table:table-cell>
          <table:table-cell table:formula="of:=MIN(MAX(0;[.$B23]*[.O$2]-[.$C23]);[.$D23])" office:value-type="float" office:value="1.71615025739387" calcext:value-type="float">
            <text:p>1,71615025739387</text:p>
          </table:table-cell>
          <table:table-cell table:formula="of:=MIN(MAX(0;[.$B23]*[.P$2]-[.$C23]);[.$D23])" office:value-type="float" office:value="1.72492945632714" calcext:value-type="float">
            <text:p>1,72492945632714</text:p>
          </table:table-cell>
          <table:table-cell table:formula="of:=MIN(MAX(0;[.$B23]*[.Q$2]-[.$C23]);[.$D23])" office:value-type="float" office:value="1.72904365201629" calcext:value-type="float">
            <text:p>1,72904365201629</text:p>
          </table:table-cell>
          <table:table-cell table:formula="of:=MIN(MAX(0;[.$B23]*[.R$2]-[.$C23]);[.$D23])" office:value-type="float" office:value="1.73097195015716" calcext:value-type="float">
            <text:p>1,73097195015716</text:p>
          </table:table-cell>
          <table:table-cell table:formula="of:=MIN(MAX(0;[.$B23]*[.S$2]-[.$C23]);[.$D23])" office:value-type="float" office:value="1.73187578918187" calcext:value-type="float">
            <text:p>1,73187578918187</text:p>
          </table:table-cell>
          <table:table-cell table:number-columns-repeated="3"/>
          <table:table-cell table:formula="of:=FLOOR([.S23];1)" office:value-type="float" office:value="1" calcext:value-type="float">
            <text:p>1</text:p>
          </table:table-cell>
          <table:table-cell table:formula="of:=[.S23]-[.W23]" office:value-type="float" office:value="0.731875789181865" calcext:value-type="float">
            <text:p>0,731875789181865</text:p>
          </table:table-cell>
          <table:table-cell table:formula="of:=IF(AND(COUNTIF([.$AC$4:.$AC$203];&quot;=&quot;&amp;[.X23]);SUM([.Y$4:.Y22])&lt;[.AD$3]);1;0)" office:value-type="float" office:value="1" calcext:value-type="float">
            <text:p>1</text:p>
          </table:table-cell>
          <table:table-cell table:number-columns-repeated="2"/>
          <table:table-cell table:formula="of:=[.AB22]+COUNTIF([.$X$4:.$X$203];&quot;=&quot;&amp;[.AC22])" office:value-type="float" office:value="26" calcext:value-type="float">
            <text:p>26</text:p>
          </table:table-cell>
          <table:table-cell table:formula="of:=IF([.AB23]&lt;=[.AD$3];LARGE([.$X$4:.$X$203];[.AB23]);&quot;&quot;)">
            <text:p/>
          </table:table-cell>
          <table:table-cell table:number-columns-repeated="2"/>
          <table:table-cell table:formula="of:=[.Y23]+[.W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3]" office:value-type="float" office:value="21" calcext:value-type="float">
            <text:p>21</text:p>
          </table:table-cell>
          <table:table-cell table:formula="of:=[$Zamówienie.B23]" office:value-type="float" office:value="5" calcext:value-type="float">
            <text:p>5</text:p>
          </table:table-cell>
          <table:table-cell table:formula="of:=[$Zamówienie.C23]" office:value-type="float" office:value="5" calcext:value-type="float">
            <text:p>5</text:p>
          </table:table-cell>
          <table:table-cell table:formula="of:=[$Zamówienie.D23]" office:value-type="float" office:value="2" calcext:value-type="float">
            <text:p>2</text:p>
          </table:table-cell>
          <table:table-cell table:number-columns-repeated="5"/>
          <table:table-cell table:formula="of:=MIN(MAX(0;[.$B24]*[.J$2]-[.$C24]);[.$D24])" office:value-type="float" office:value="2" calcext:value-type="float">
            <text:p>2</text:p>
          </table:table-cell>
          <table:table-cell table:formula="of:=MIN(MAX(0;[.$B24]*[.K$2]-[.$C24]);[.$D24])" office:value-type="float" office:value="2" calcext:value-type="float">
            <text:p>2</text:p>
          </table:table-cell>
          <table:table-cell table:formula="of:=MIN(MAX(0;[.$B24]*[.L$2]-[.$C24]);[.$D24])" office:value-type="float" office:value="2" calcext:value-type="float">
            <text:p>2</text:p>
          </table:table-cell>
          <table:table-cell table:formula="of:=MIN(MAX(0;[.$B24]*[.M$2]-[.$C24]);[.$D24])" office:value-type="float" office:value="2" calcext:value-type="float">
            <text:p>2</text:p>
          </table:table-cell>
          <table:table-cell table:formula="of:=MIN(MAX(0;[.$B24]*[.N$2]-[.$C24]);[.$D24])" office:value-type="float" office:value="2" calcext:value-type="float">
            <text:p>2</text:p>
          </table:table-cell>
          <table:table-cell table:formula="of:=MIN(MAX(0;[.$B24]*[.O$2]-[.$C24]);[.$D24])" office:value-type="float" office:value="2" calcext:value-type="float">
            <text:p>2</text:p>
          </table:table-cell>
          <table:table-cell table:formula="of:=MIN(MAX(0;[.$B24]*[.P$2]-[.$C24]);[.$D24])" office:value-type="float" office:value="2" calcext:value-type="float">
            <text:p>2</text:p>
          </table:table-cell>
          <table:table-cell table:formula="of:=MIN(MAX(0;[.$B24]*[.Q$2]-[.$C24]);[.$D24])" office:value-type="float" office:value="2" calcext:value-type="float">
            <text:p>2</text:p>
          </table:table-cell>
          <table:table-cell table:formula="of:=MIN(MAX(0;[.$B24]*[.R$2]-[.$C24]);[.$D24])" office:value-type="float" office:value="2" calcext:value-type="float">
            <text:p>2</text:p>
          </table:table-cell>
          <table:table-cell table:formula="of:=MIN(MAX(0;[.$B24]*[.S$2]-[.$C24]);[.$D24])" office:value-type="float" office:value="2" calcext:value-type="float">
            <text:p>2</text:p>
          </table:table-cell>
          <table:table-cell table:number-columns-repeated="3"/>
          <table:table-cell table:formula="of:=FLOOR([.S24];1)" office:value-type="float" office:value="2" calcext:value-type="float">
            <text:p>2</text:p>
          </table:table-cell>
          <table:table-cell table:formula="of:=[.S24]-[.W24]" office:value-type="float" office:value="0" calcext:value-type="float">
            <text:p>0</text:p>
          </table:table-cell>
          <table:table-cell table:formula="of:=IF(AND(COUNTIF([.$AC$4:.$AC$203];&quot;=&quot;&amp;[.X24]);SUM([.Y$4:.Y23])&lt;[.AD$3]);1;0)" office:value-type="float" office:value="0" calcext:value-type="float">
            <text:p>0</text:p>
          </table:table-cell>
          <table:table-cell table:number-columns-repeated="2"/>
          <table:table-cell table:formula="of:=[.AB23]+COUNTIF([.$X$4:.$X$203];&quot;=&quot;&amp;[.AC23])" office:value-type="float" office:value="26" calcext:value-type="float">
            <text:p>26</text:p>
          </table:table-cell>
          <table:table-cell table:formula="of:=IF([.AB24]&lt;=[.AD$3];LARGE([.$X$4:.$X$203];[.AB24]);&quot;&quot;)">
            <text:p/>
          </table:table-cell>
          <table:table-cell table:number-columns-repeated="2"/>
          <table:table-cell table:formula="of:=[.Y24]+[.W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4]" office:value-type="float" office:value="22" calcext:value-type="float">
            <text:p>22</text:p>
          </table:table-cell>
          <table:table-cell table:formula="of:=[$Zamówienie.B24]" office:value-type="float" office:value="6" calcext:value-type="float">
            <text:p>6</text:p>
          </table:table-cell>
          <table:table-cell table:formula="of:=[$Zamówienie.C24]" office:value-type="float" office:value="6" calcext:value-type="float">
            <text:p>6</text:p>
          </table:table-cell>
          <table:table-cell table:formula="of:=[$Zamówienie.D24]" office:value-type="float" office:value="6" calcext:value-type="float">
            <text:p>6</text:p>
          </table:table-cell>
          <table:table-cell table:number-columns-repeated="5"/>
          <table:table-cell table:formula="of:=MIN(MAX(0;[.$B25]*[.J$2]-[.$C25]);[.$D25])" office:value-type="float" office:value="2.89438629876308" calcext:value-type="float">
            <text:p>2,89438629876308</text:p>
          </table:table-cell>
          <table:table-cell table:formula="of:=MIN(MAX(0;[.$B25]*[.K$2]-[.$C25]);[.$D25])" office:value-type="float" office:value="3.5849036310419" calcext:value-type="float">
            <text:p>3,5849036310419</text:p>
          </table:table-cell>
          <table:table-cell table:formula="of:=MIN(MAX(0;[.$B25]*[.L$2]-[.$C25]);[.$D25])" office:value-type="float" office:value="3.86153931746654" calcext:value-type="float">
            <text:p>3,86153931746654</text:p>
          </table:table-cell>
          <table:table-cell table:formula="of:=MIN(MAX(0;[.$B25]*[.M$2]-[.$C25]);[.$D25])" office:value-type="float" office:value="3.98639000837948" calcext:value-type="float">
            <text:p>3,98639000837948</text:p>
          </table:table-cell>
          <table:table-cell table:formula="of:=MIN(MAX(0;[.$B25]*[.N$2]-[.$C25]);[.$D25])" office:value-type="float" office:value="4.04611653658336" calcext:value-type="float">
            <text:p>4,04611653658336</text:p>
          </table:table-cell>
          <table:table-cell table:formula="of:=MIN(MAX(0;[.$B25]*[.O$2]-[.$C25]);[.$D25])" office:value-type="float" office:value="4.07422538609081" calcext:value-type="float">
            <text:p>4,07422538609081</text:p>
          </table:table-cell>
          <table:table-cell table:formula="of:=MIN(MAX(0;[.$B25]*[.P$2]-[.$C25]);[.$D25])" office:value-type="float" office:value="4.08739418449071" calcext:value-type="float">
            <text:p>4,08739418449071</text:p>
          </table:table-cell>
          <table:table-cell table:formula="of:=MIN(MAX(0;[.$B25]*[.Q$2]-[.$C25]);[.$D25])" office:value-type="float" office:value="4.09356547802443" calcext:value-type="float">
            <text:p>4,09356547802443</text:p>
          </table:table-cell>
          <table:table-cell table:formula="of:=MIN(MAX(0;[.$B25]*[.R$2]-[.$C25]);[.$D25])" office:value-type="float" office:value="4.09645792523574" calcext:value-type="float">
            <text:p>4,09645792523574</text:p>
          </table:table-cell>
          <table:table-cell table:formula="of:=MIN(MAX(0;[.$B25]*[.S$2]-[.$C25]);[.$D25])" office:value-type="float" office:value="4.0978136837728" calcext:value-type="float">
            <text:p>4,0978136837728</text:p>
          </table:table-cell>
          <table:table-cell table:number-columns-repeated="3"/>
          <table:table-cell table:formula="of:=FLOOR([.S25];1)" office:value-type="float" office:value="4" calcext:value-type="float">
            <text:p>4</text:p>
          </table:table-cell>
          <table:table-cell table:formula="of:=[.S25]-[.W25]" office:value-type="float" office:value="0.0978136837727988" calcext:value-type="float">
            <text:p>0,0978136837727988</text:p>
          </table:table-cell>
          <table:table-cell table:formula="of:=IF(AND(COUNTIF([.$AC$4:.$AC$203];&quot;=&quot;&amp;[.X25]);SUM([.Y$4:.Y24])&lt;[.AD$3]);1;0)" office:value-type="float" office:value="0" calcext:value-type="float">
            <text:p>0</text:p>
          </table:table-cell>
          <table:table-cell table:number-columns-repeated="2"/>
          <table:table-cell table:formula="of:=[.AB24]+COUNTIF([.$X$4:.$X$203];&quot;=&quot;&amp;[.AC24])" office:value-type="float" office:value="26" calcext:value-type="float">
            <text:p>26</text:p>
          </table:table-cell>
          <table:table-cell table:formula="of:=IF([.AB25]&lt;=[.AD$3];LARGE([.$X$4:.$X$203];[.AB25]);&quot;&quot;)">
            <text:p/>
          </table:table-cell>
          <table:table-cell table:number-columns-repeated="2"/>
          <table:table-cell table:formula="of:=[.Y25]+[.W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25]" office:value-type="float" office:value="23" calcext:value-type="float">
            <text:p>23</text:p>
          </table:table-cell>
          <table:table-cell table:formula="of:=[$Zamówienie.B25]" office:value-type="float" office:value="6" calcext:value-type="float">
            <text:p>6</text:p>
          </table:table-cell>
          <table:table-cell table:formula="of:=[$Zamówienie.C25]" office:value-type="float" office:value="5" calcext:value-type="float">
            <text:p>5</text:p>
          </table:table-cell>
          <table:table-cell table:formula="of:=[$Zamówienie.D25]" office:value-type="float" office:value="0" calcext:value-type="float">
            <text:p>0</text:p>
          </table:table-cell>
          <table:table-cell table:number-columns-repeated="5"/>
          <table:table-cell table:formula="of:=MIN(MAX(0;[.$B26]*[.J$2]-[.$C26]);[.$D26])" office:value-type="float" office:value="0" calcext:value-type="float">
            <text:p>0</text:p>
          </table:table-cell>
          <table:table-cell table:formula="of:=MIN(MAX(0;[.$B26]*[.K$2]-[.$C26]);[.$D26])" office:value-type="float" office:value="0" calcext:value-type="float">
            <text:p>0</text:p>
          </table:table-cell>
          <table:table-cell table:formula="of:=MIN(MAX(0;[.$B26]*[.L$2]-[.$C26]);[.$D26])" office:value-type="float" office:value="0" calcext:value-type="float">
            <text:p>0</text:p>
          </table:table-cell>
          <table:table-cell table:formula="of:=MIN(MAX(0;[.$B26]*[.M$2]-[.$C26]);[.$D26])" office:value-type="float" office:value="0" calcext:value-type="float">
            <text:p>0</text:p>
          </table:table-cell>
          <table:table-cell table:formula="of:=MIN(MAX(0;[.$B26]*[.N$2]-[.$C26]);[.$D26])" office:value-type="float" office:value="0" calcext:value-type="float">
            <text:p>0</text:p>
          </table:table-cell>
          <table:table-cell table:formula="of:=MIN(MAX(0;[.$B26]*[.O$2]-[.$C26]);[.$D26])" office:value-type="float" office:value="0" calcext:value-type="float">
            <text:p>0</text:p>
          </table:table-cell>
          <table:table-cell table:formula="of:=MIN(MAX(0;[.$B26]*[.P$2]-[.$C26]);[.$D26])" office:value-type="float" office:value="0" calcext:value-type="float">
            <text:p>0</text:p>
          </table:table-cell>
          <table:table-cell table:formula="of:=MIN(MAX(0;[.$B26]*[.Q$2]-[.$C26]);[.$D26])" office:value-type="float" office:value="0" calcext:value-type="float">
            <text:p>0</text:p>
          </table:table-cell>
          <table:table-cell table:formula="of:=MIN(MAX(0;[.$B26]*[.R$2]-[.$C26]);[.$D26])" office:value-type="float" office:value="0" calcext:value-type="float">
            <text:p>0</text:p>
          </table:table-cell>
          <table:table-cell table:formula="of:=MIN(MAX(0;[.$B26]*[.S$2]-[.$C26]);[.$D26])" office:value-type="float" office:value="0" calcext:value-type="float">
            <text:p>0</text:p>
          </table:table-cell>
          <table:table-cell table:number-columns-repeated="3"/>
          <table:table-cell table:formula="of:=FLOOR([.S26];1)" office:value-type="float" office:value="0" calcext:value-type="float">
            <text:p>0</text:p>
          </table:table-cell>
          <table:table-cell table:formula="of:=[.S26]-[.W26]" office:value-type="float" office:value="0" calcext:value-type="float">
            <text:p>0</text:p>
          </table:table-cell>
          <table:table-cell table:formula="of:=IF(AND(COUNTIF([.$AC$4:.$AC$203];&quot;=&quot;&amp;[.X26]);SUM([.Y$4:.Y25])&lt;[.AD$3]);1;0)" office:value-type="float" office:value="0" calcext:value-type="float">
            <text:p>0</text:p>
          </table:table-cell>
          <table:table-cell table:number-columns-repeated="2"/>
          <table:table-cell table:formula="of:=[.AB25]+COUNTIF([.$X$4:.$X$203];&quot;=&quot;&amp;[.AC25])" office:value-type="float" office:value="26" calcext:value-type="float">
            <text:p>26</text:p>
          </table:table-cell>
          <table:table-cell table:formula="of:=IF([.AB26]&lt;=[.AD$3];LARGE([.$X$4:.$X$203];[.AB26]);&quot;&quot;)">
            <text:p/>
          </table:table-cell>
          <table:table-cell table:number-columns-repeated="2"/>
          <table:table-cell table:formula="of:=[.Y26]+[.W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6]" office:value-type="float" office:value="24" calcext:value-type="float">
            <text:p>24</text:p>
          </table:table-cell>
          <table:table-cell table:formula="of:=[$Zamówienie.B26]" office:value-type="float" office:value="6" calcext:value-type="float">
            <text:p>6</text:p>
          </table:table-cell>
          <table:table-cell table:formula="of:=[$Zamówienie.C26]" office:value-type="float" office:value="7" calcext:value-type="float">
            <text:p>7</text:p>
          </table:table-cell>
          <table:table-cell table:formula="of:=[$Zamówienie.D26]" office:value-type="float" office:value="0" calcext:value-type="float">
            <text:p>0</text:p>
          </table:table-cell>
          <table:table-cell table:number-columns-repeated="5"/>
          <table:table-cell table:formula="of:=MIN(MAX(0;[.$B27]*[.J$2]-[.$C27]);[.$D27])" office:value-type="float" office:value="0" calcext:value-type="float">
            <text:p>0</text:p>
          </table:table-cell>
          <table:table-cell table:formula="of:=MIN(MAX(0;[.$B27]*[.K$2]-[.$C27]);[.$D27])" office:value-type="float" office:value="0" calcext:value-type="float">
            <text:p>0</text:p>
          </table:table-cell>
          <table:table-cell table:formula="of:=MIN(MAX(0;[.$B27]*[.L$2]-[.$C27]);[.$D27])" office:value-type="float" office:value="0" calcext:value-type="float">
            <text:p>0</text:p>
          </table:table-cell>
          <table:table-cell table:formula="of:=MIN(MAX(0;[.$B27]*[.M$2]-[.$C27]);[.$D27])" office:value-type="float" office:value="0" calcext:value-type="float">
            <text:p>0</text:p>
          </table:table-cell>
          <table:table-cell table:formula="of:=MIN(MAX(0;[.$B27]*[.N$2]-[.$C27]);[.$D27])" office:value-type="float" office:value="0" calcext:value-type="float">
            <text:p>0</text:p>
          </table:table-cell>
          <table:table-cell table:formula="of:=MIN(MAX(0;[.$B27]*[.O$2]-[.$C27]);[.$D27])" office:value-type="float" office:value="0" calcext:value-type="float">
            <text:p>0</text:p>
          </table:table-cell>
          <table:table-cell table:formula="of:=MIN(MAX(0;[.$B27]*[.P$2]-[.$C27]);[.$D27])" office:value-type="float" office:value="0" calcext:value-type="float">
            <text:p>0</text:p>
          </table:table-cell>
          <table:table-cell table:formula="of:=MIN(MAX(0;[.$B27]*[.Q$2]-[.$C27]);[.$D27])" office:value-type="float" office:value="0" calcext:value-type="float">
            <text:p>0</text:p>
          </table:table-cell>
          <table:table-cell table:formula="of:=MIN(MAX(0;[.$B27]*[.R$2]-[.$C27]);[.$D27])" office:value-type="float" office:value="0" calcext:value-type="float">
            <text:p>0</text:p>
          </table:table-cell>
          <table:table-cell table:formula="of:=MIN(MAX(0;[.$B27]*[.S$2]-[.$C27]);[.$D27])" office:value-type="float" office:value="0" calcext:value-type="float">
            <text:p>0</text:p>
          </table:table-cell>
          <table:table-cell table:number-columns-repeated="3"/>
          <table:table-cell table:formula="of:=FLOOR([.S27];1)" office:value-type="float" office:value="0" calcext:value-type="float">
            <text:p>0</text:p>
          </table:table-cell>
          <table:table-cell table:formula="of:=[.S27]-[.W27]" office:value-type="float" office:value="0" calcext:value-type="float">
            <text:p>0</text:p>
          </table:table-cell>
          <table:table-cell table:formula="of:=IF(AND(COUNTIF([.$AC$4:.$AC$203];&quot;=&quot;&amp;[.X27]);SUM([.Y$4:.Y26])&lt;[.AD$3]);1;0)" office:value-type="float" office:value="0" calcext:value-type="float">
            <text:p>0</text:p>
          </table:table-cell>
          <table:table-cell table:number-columns-repeated="2"/>
          <table:table-cell table:formula="of:=[.AB26]+COUNTIF([.$X$4:.$X$203];&quot;=&quot;&amp;[.AC26])" office:value-type="float" office:value="26" calcext:value-type="float">
            <text:p>26</text:p>
          </table:table-cell>
          <table:table-cell table:formula="of:=IF([.AB27]&lt;=[.AD$3];LARGE([.$X$4:.$X$203];[.AB27]);&quot;&quot;)">
            <text:p/>
          </table:table-cell>
          <table:table-cell table:number-columns-repeated="2"/>
          <table:table-cell table:formula="of:=[.Y27]+[.W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7]" office:value-type="float" office:value="25" calcext:value-type="float">
            <text:p>25</text:p>
          </table:table-cell>
          <table:table-cell table:formula="of:=[$Zamówienie.B27]" office:value-type="float" office:value="8" calcext:value-type="float">
            <text:p>8</text:p>
          </table:table-cell>
          <table:table-cell table:formula="of:=[$Zamówienie.C27]" office:value-type="float" office:value="0" calcext:value-type="float">
            <text:p>0</text:p>
          </table:table-cell>
          <table:table-cell table:formula="of:=[$Zamówienie.D27]" office:value-type="float" office:value="5" calcext:value-type="float">
            <text:p>5</text:p>
          </table:table-cell>
          <table:table-cell table:number-columns-repeated="5"/>
          <table:table-cell table:formula="of:=MIN(MAX(0;[.$B28]*[.J$2]-[.$C28]);[.$D28])" office:value-type="float" office:value="5" calcext:value-type="float">
            <text:p>5</text:p>
          </table:table-cell>
          <table:table-cell table:formula="of:=MIN(MAX(0;[.$B28]*[.K$2]-[.$C28]);[.$D28])" office:value-type="float" office:value="5" calcext:value-type="float">
            <text:p>5</text:p>
          </table:table-cell>
          <table:table-cell table:formula="of:=MIN(MAX(0;[.$B28]*[.L$2]-[.$C28]);[.$D28])" office:value-type="float" office:value="5" calcext:value-type="float">
            <text:p>5</text:p>
          </table:table-cell>
          <table:table-cell table:formula="of:=MIN(MAX(0;[.$B28]*[.M$2]-[.$C28]);[.$D28])" office:value-type="float" office:value="5" calcext:value-type="float">
            <text:p>5</text:p>
          </table:table-cell>
          <table:table-cell table:formula="of:=MIN(MAX(0;[.$B28]*[.N$2]-[.$C28]);[.$D28])" office:value-type="float" office:value="5" calcext:value-type="float">
            <text:p>5</text:p>
          </table:table-cell>
          <table:table-cell table:formula="of:=MIN(MAX(0;[.$B28]*[.O$2]-[.$C28]);[.$D28])" office:value-type="float" office:value="5" calcext:value-type="float">
            <text:p>5</text:p>
          </table:table-cell>
          <table:table-cell table:formula="of:=MIN(MAX(0;[.$B28]*[.P$2]-[.$C28]);[.$D28])" office:value-type="float" office:value="5" calcext:value-type="float">
            <text:p>5</text:p>
          </table:table-cell>
          <table:table-cell table:formula="of:=MIN(MAX(0;[.$B28]*[.Q$2]-[.$C28]);[.$D28])" office:value-type="float" office:value="5" calcext:value-type="float">
            <text:p>5</text:p>
          </table:table-cell>
          <table:table-cell table:formula="of:=MIN(MAX(0;[.$B28]*[.R$2]-[.$C28]);[.$D28])" office:value-type="float" office:value="5" calcext:value-type="float">
            <text:p>5</text:p>
          </table:table-cell>
          <table:table-cell table:formula="of:=MIN(MAX(0;[.$B28]*[.S$2]-[.$C28]);[.$D28])" office:value-type="float" office:value="5" calcext:value-type="float">
            <text:p>5</text:p>
          </table:table-cell>
          <table:table-cell table:number-columns-repeated="3"/>
          <table:table-cell table:formula="of:=FLOOR([.S28];1)" office:value-type="float" office:value="5" calcext:value-type="float">
            <text:p>5</text:p>
          </table:table-cell>
          <table:table-cell table:formula="of:=[.S28]-[.W28]" office:value-type="float" office:value="0" calcext:value-type="float">
            <text:p>0</text:p>
          </table:table-cell>
          <table:table-cell table:formula="of:=IF(AND(COUNTIF([.$AC$4:.$AC$203];&quot;=&quot;&amp;[.X28]);SUM([.Y$4:.Y27])&lt;[.AD$3]);1;0)" office:value-type="float" office:value="0" calcext:value-type="float">
            <text:p>0</text:p>
          </table:table-cell>
          <table:table-cell table:number-columns-repeated="2"/>
          <table:table-cell table:formula="of:=[.AB27]+COUNTIF([.$X$4:.$X$203];&quot;=&quot;&amp;[.AC27])" office:value-type="float" office:value="26" calcext:value-type="float">
            <text:p>26</text:p>
          </table:table-cell>
          <table:table-cell table:formula="of:=IF([.AB28]&lt;=[.AD$3];LARGE([.$X$4:.$X$203];[.AB28]);&quot;&quot;)">
            <text:p/>
          </table:table-cell>
          <table:table-cell table:number-columns-repeated="2"/>
          <table:table-cell table:formula="of:=[.Y28]+[.W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28]" office:value-type="float" office:value="26" calcext:value-type="float">
            <text:p>26</text:p>
          </table:table-cell>
          <table:table-cell table:formula="of:=[$Zamówienie.B28]" office:value-type="float" office:value="3" calcext:value-type="float">
            <text:p>3</text:p>
          </table:table-cell>
          <table:table-cell table:formula="of:=[$Zamówienie.C28]" office:value-type="float" office:value="10" calcext:value-type="float">
            <text:p>10</text:p>
          </table:table-cell>
          <table:table-cell table:formula="of:=[$Zamówienie.D28]" office:value-type="float" office:value="5" calcext:value-type="float">
            <text:p>5</text:p>
          </table:table-cell>
          <table:table-cell table:number-columns-repeated="5"/>
          <table:table-cell table:formula="of:=MIN(MAX(0;[.$B29]*[.J$2]-[.$C29]);[.$D29])" office:value-type="float" office:value="0" calcext:value-type="float">
            <text:p>0</text:p>
          </table:table-cell>
          <table:table-cell table:formula="of:=MIN(MAX(0;[.$B29]*[.K$2]-[.$C29]);[.$D29])" office:value-type="float" office:value="0" calcext:value-type="float">
            <text:p>0</text:p>
          </table:table-cell>
          <table:table-cell table:formula="of:=MIN(MAX(0;[.$B29]*[.L$2]-[.$C29]);[.$D29])" office:value-type="float" office:value="0" calcext:value-type="float">
            <text:p>0</text:p>
          </table:table-cell>
          <table:table-cell table:formula="of:=MIN(MAX(0;[.$B29]*[.M$2]-[.$C29]);[.$D29])" office:value-type="float" office:value="0" calcext:value-type="float">
            <text:p>0</text:p>
          </table:table-cell>
          <table:table-cell table:formula="of:=MIN(MAX(0;[.$B29]*[.N$2]-[.$C29]);[.$D29])" office:value-type="float" office:value="0" calcext:value-type="float">
            <text:p>0</text:p>
          </table:table-cell>
          <table:table-cell table:formula="of:=MIN(MAX(0;[.$B29]*[.O$2]-[.$C29]);[.$D29])" office:value-type="float" office:value="0" calcext:value-type="float">
            <text:p>0</text:p>
          </table:table-cell>
          <table:table-cell table:formula="of:=MIN(MAX(0;[.$B29]*[.P$2]-[.$C29]);[.$D29])" office:value-type="float" office:value="0" calcext:value-type="float">
            <text:p>0</text:p>
          </table:table-cell>
          <table:table-cell table:formula="of:=MIN(MAX(0;[.$B29]*[.Q$2]-[.$C29]);[.$D29])" office:value-type="float" office:value="0" calcext:value-type="float">
            <text:p>0</text:p>
          </table:table-cell>
          <table:table-cell table:formula="of:=MIN(MAX(0;[.$B29]*[.R$2]-[.$C29]);[.$D29])" office:value-type="float" office:value="0" calcext:value-type="float">
            <text:p>0</text:p>
          </table:table-cell>
          <table:table-cell table:formula="of:=MIN(MAX(0;[.$B29]*[.S$2]-[.$C29]);[.$D29])" office:value-type="float" office:value="0" calcext:value-type="float">
            <text:p>0</text:p>
          </table:table-cell>
          <table:table-cell table:number-columns-repeated="3"/>
          <table:table-cell table:formula="of:=FLOOR([.S29];1)" office:value-type="float" office:value="0" calcext:value-type="float">
            <text:p>0</text:p>
          </table:table-cell>
          <table:table-cell table:formula="of:=[.S29]-[.W29]" office:value-type="float" office:value="0" calcext:value-type="float">
            <text:p>0</text:p>
          </table:table-cell>
          <table:table-cell table:formula="of:=IF(AND(COUNTIF([.$AC$4:.$AC$203];&quot;=&quot;&amp;[.X29]);SUM([.Y$4:.Y28])&lt;[.AD$3]);1;0)" office:value-type="float" office:value="0" calcext:value-type="float">
            <text:p>0</text:p>
          </table:table-cell>
          <table:table-cell table:number-columns-repeated="2"/>
          <table:table-cell table:formula="of:=[.AB28]+COUNTIF([.$X$4:.$X$203];&quot;=&quot;&amp;[.AC28])" office:value-type="float" office:value="26" calcext:value-type="float">
            <text:p>26</text:p>
          </table:table-cell>
          <table:table-cell table:formula="of:=IF([.AB29]&lt;=[.AD$3];LARGE([.$X$4:.$X$203];[.AB29]);&quot;&quot;)">
            <text:p/>
          </table:table-cell>
          <table:table-cell table:number-columns-repeated="2"/>
          <table:table-cell table:formula="of:=[.Y29]+[.W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9]" office:value-type="float" office:value="27" calcext:value-type="float">
            <text:p>27</text:p>
          </table:table-cell>
          <table:table-cell table:formula="of:=[$Zamówienie.B29]" office:value-type="float" office:value="9" calcext:value-type="float">
            <text:p>9</text:p>
          </table:table-cell>
          <table:table-cell table:formula="of:=[$Zamówienie.C29]" office:value-type="float" office:value="4" calcext:value-type="float">
            <text:p>4</text:p>
          </table:table-cell>
          <table:table-cell table:formula="of:=[$Zamówienie.D29]" office:value-type="float" office:value="9" calcext:value-type="float">
            <text:p>9</text:p>
          </table:table-cell>
          <table:table-cell table:number-columns-repeated="5"/>
          <table:table-cell table:formula="of:=MIN(MAX(0;[.$B30]*[.J$2]-[.$C30]);[.$D30])" office:value-type="float" office:value="9" calcext:value-type="float">
            <text:p>9</text:p>
          </table:table-cell>
          <table:table-cell table:formula="of:=MIN(MAX(0;[.$B30]*[.K$2]-[.$C30]);[.$D30])" office:value-type="float" office:value="9" calcext:value-type="float">
            <text:p>9</text:p>
          </table:table-cell>
          <table:table-cell table:formula="of:=MIN(MAX(0;[.$B30]*[.L$2]-[.$C30]);[.$D30])" office:value-type="float" office:value="9" calcext:value-type="float">
            <text:p>9</text:p>
          </table:table-cell>
          <table:table-cell table:formula="of:=MIN(MAX(0;[.$B30]*[.M$2]-[.$C30]);[.$D30])" office:value-type="float" office:value="9" calcext:value-type="float">
            <text:p>9</text:p>
          </table:table-cell>
          <table:table-cell table:formula="of:=MIN(MAX(0;[.$B30]*[.N$2]-[.$C30]);[.$D30])" office:value-type="float" office:value="9" calcext:value-type="float">
            <text:p>9</text:p>
          </table:table-cell>
          <table:table-cell table:formula="of:=MIN(MAX(0;[.$B30]*[.O$2]-[.$C30]);[.$D30])" office:value-type="float" office:value="9" calcext:value-type="float">
            <text:p>9</text:p>
          </table:table-cell>
          <table:table-cell table:formula="of:=MIN(MAX(0;[.$B30]*[.P$2]-[.$C30]);[.$D30])" office:value-type="float" office:value="9" calcext:value-type="float">
            <text:p>9</text:p>
          </table:table-cell>
          <table:table-cell table:formula="of:=MIN(MAX(0;[.$B30]*[.Q$2]-[.$C30]);[.$D30])" office:value-type="float" office:value="9" calcext:value-type="float">
            <text:p>9</text:p>
          </table:table-cell>
          <table:table-cell table:formula="of:=MIN(MAX(0;[.$B30]*[.R$2]-[.$C30]);[.$D30])" office:value-type="float" office:value="9" calcext:value-type="float">
            <text:p>9</text:p>
          </table:table-cell>
          <table:table-cell table:formula="of:=MIN(MAX(0;[.$B30]*[.S$2]-[.$C30]);[.$D30])" office:value-type="float" office:value="9" calcext:value-type="float">
            <text:p>9</text:p>
          </table:table-cell>
          <table:table-cell table:number-columns-repeated="3"/>
          <table:table-cell table:formula="of:=FLOOR([.S30];1)" office:value-type="float" office:value="9" calcext:value-type="float">
            <text:p>9</text:p>
          </table:table-cell>
          <table:table-cell table:formula="of:=[.S30]-[.W30]" office:value-type="float" office:value="0" calcext:value-type="float">
            <text:p>0</text:p>
          </table:table-cell>
          <table:table-cell table:formula="of:=IF(AND(COUNTIF([.$AC$4:.$AC$203];&quot;=&quot;&amp;[.X30]);SUM([.Y$4:.Y29])&lt;[.AD$3]);1;0)" office:value-type="float" office:value="0" calcext:value-type="float">
            <text:p>0</text:p>
          </table:table-cell>
          <table:table-cell table:number-columns-repeated="2"/>
          <table:table-cell table:formula="of:=[.AB29]+COUNTIF([.$X$4:.$X$203];&quot;=&quot;&amp;[.AC29])" office:value-type="float" office:value="26" calcext:value-type="float">
            <text:p>26</text:p>
          </table:table-cell>
          <table:table-cell table:formula="of:=IF([.AB30]&lt;=[.AD$3];LARGE([.$X$4:.$X$203];[.AB30]);&quot;&quot;)">
            <text:p/>
          </table:table-cell>
          <table:table-cell table:number-columns-repeated="2"/>
          <table:table-cell table:formula="of:=[.Y30]+[.W3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30]" office:value-type="float" office:value="28" calcext:value-type="float">
            <text:p>28</text:p>
          </table:table-cell>
          <table:table-cell table:formula="of:=[$Zamówienie.B30]" office:value-type="float" office:value="9" calcext:value-type="float">
            <text:p>9</text:p>
          </table:table-cell>
          <table:table-cell table:formula="of:=[$Zamówienie.C30]" office:value-type="float" office:value="1" calcext:value-type="float">
            <text:p>1</text:p>
          </table:table-cell>
          <table:table-cell table:formula="of:=[$Zamówienie.D30]" office:value-type="float" office:value="3" calcext:value-type="float">
            <text:p>3</text:p>
          </table:table-cell>
          <table:table-cell table:number-columns-repeated="5"/>
          <table:table-cell table:formula="of:=MIN(MAX(0;[.$B31]*[.J$2]-[.$C31]);[.$D31])" office:value-type="float" office:value="3" calcext:value-type="float">
            <text:p>3</text:p>
          </table:table-cell>
          <table:table-cell table:formula="of:=MIN(MAX(0;[.$B31]*[.K$2]-[.$C31]);[.$D31])" office:value-type="float" office:value="3" calcext:value-type="float">
            <text:p>3</text:p>
          </table:table-cell>
          <table:table-cell table:formula="of:=MIN(MAX(0;[.$B31]*[.L$2]-[.$C31]);[.$D31])" office:value-type="float" office:value="3" calcext:value-type="float">
            <text:p>3</text:p>
          </table:table-cell>
          <table:table-cell table:formula="of:=MIN(MAX(0;[.$B31]*[.M$2]-[.$C31]);[.$D31])" office:value-type="float" office:value="3" calcext:value-type="float">
            <text:p>3</text:p>
          </table:table-cell>
          <table:table-cell table:formula="of:=MIN(MAX(0;[.$B31]*[.N$2]-[.$C31]);[.$D31])" office:value-type="float" office:value="3" calcext:value-type="float">
            <text:p>3</text:p>
          </table:table-cell>
          <table:table-cell table:formula="of:=MIN(MAX(0;[.$B31]*[.O$2]-[.$C31]);[.$D31])" office:value-type="float" office:value="3" calcext:value-type="float">
            <text:p>3</text:p>
          </table:table-cell>
          <table:table-cell table:formula="of:=MIN(MAX(0;[.$B31]*[.P$2]-[.$C31]);[.$D31])" office:value-type="float" office:value="3" calcext:value-type="float">
            <text:p>3</text:p>
          </table:table-cell>
          <table:table-cell table:formula="of:=MIN(MAX(0;[.$B31]*[.Q$2]-[.$C31]);[.$D31])" office:value-type="float" office:value="3" calcext:value-type="float">
            <text:p>3</text:p>
          </table:table-cell>
          <table:table-cell table:formula="of:=MIN(MAX(0;[.$B31]*[.R$2]-[.$C31]);[.$D31])" office:value-type="float" office:value="3" calcext:value-type="float">
            <text:p>3</text:p>
          </table:table-cell>
          <table:table-cell table:formula="of:=MIN(MAX(0;[.$B31]*[.S$2]-[.$C31]);[.$D31])" office:value-type="float" office:value="3" calcext:value-type="float">
            <text:p>3</text:p>
          </table:table-cell>
          <table:table-cell table:number-columns-repeated="3"/>
          <table:table-cell table:formula="of:=FLOOR([.S31];1)" office:value-type="float" office:value="3" calcext:value-type="float">
            <text:p>3</text:p>
          </table:table-cell>
          <table:table-cell table:formula="of:=[.S31]-[.W31]" office:value-type="float" office:value="0" calcext:value-type="float">
            <text:p>0</text:p>
          </table:table-cell>
          <table:table-cell table:formula="of:=IF(AND(COUNTIF([.$AC$4:.$AC$203];&quot;=&quot;&amp;[.X31]);SUM([.Y$4:.Y30])&lt;[.AD$3]);1;0)" office:value-type="float" office:value="0" calcext:value-type="float">
            <text:p>0</text:p>
          </table:table-cell>
          <table:table-cell table:number-columns-repeated="2"/>
          <table:table-cell table:formula="of:=[.AB30]+COUNTIF([.$X$4:.$X$203];&quot;=&quot;&amp;[.AC30])" office:value-type="float" office:value="26" calcext:value-type="float">
            <text:p>26</text:p>
          </table:table-cell>
          <table:table-cell table:formula="of:=IF([.AB31]&lt;=[.AD$3];LARGE([.$X$4:.$X$203];[.AB31]);&quot;&quot;)">
            <text:p/>
          </table:table-cell>
          <table:table-cell table:number-columns-repeated="2"/>
          <table:table-cell table:formula="of:=[.Y31]+[.W3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31]" office:value-type="float" office:value="29" calcext:value-type="float">
            <text:p>29</text:p>
          </table:table-cell>
          <table:table-cell table:formula="of:=[$Zamówienie.B31]" office:value-type="float" office:value="7" calcext:value-type="float">
            <text:p>7</text:p>
          </table:table-cell>
          <table:table-cell table:formula="of:=[$Zamówienie.C31]" office:value-type="float" office:value="7" calcext:value-type="float">
            <text:p>7</text:p>
          </table:table-cell>
          <table:table-cell table:formula="of:=[$Zamówienie.D31]" office:value-type="float" office:value="3" calcext:value-type="float">
            <text:p>3</text:p>
          </table:table-cell>
          <table:table-cell table:number-columns-repeated="5"/>
          <table:table-cell table:formula="of:=MIN(MAX(0;[.$B32]*[.J$2]-[.$C32]);[.$D32])" office:value-type="float" office:value="3" calcext:value-type="float">
            <text:p>3</text:p>
          </table:table-cell>
          <table:table-cell table:formula="of:=MIN(MAX(0;[.$B32]*[.K$2]-[.$C32]);[.$D32])" office:value-type="float" office:value="3" calcext:value-type="float">
            <text:p>3</text:p>
          </table:table-cell>
          <table:table-cell table:formula="of:=MIN(MAX(0;[.$B32]*[.L$2]-[.$C32]);[.$D32])" office:value-type="float" office:value="3" calcext:value-type="float">
            <text:p>3</text:p>
          </table:table-cell>
          <table:table-cell table:formula="of:=MIN(MAX(0;[.$B32]*[.M$2]-[.$C32]);[.$D32])" office:value-type="float" office:value="3" calcext:value-type="float">
            <text:p>3</text:p>
          </table:table-cell>
          <table:table-cell table:formula="of:=MIN(MAX(0;[.$B32]*[.N$2]-[.$C32]);[.$D32])" office:value-type="float" office:value="3" calcext:value-type="float">
            <text:p>3</text:p>
          </table:table-cell>
          <table:table-cell table:formula="of:=MIN(MAX(0;[.$B32]*[.O$2]-[.$C32]);[.$D32])" office:value-type="float" office:value="3" calcext:value-type="float">
            <text:p>3</text:p>
          </table:table-cell>
          <table:table-cell table:formula="of:=MIN(MAX(0;[.$B32]*[.P$2]-[.$C32]);[.$D32])" office:value-type="float" office:value="3" calcext:value-type="float">
            <text:p>3</text:p>
          </table:table-cell>
          <table:table-cell table:formula="of:=MIN(MAX(0;[.$B32]*[.Q$2]-[.$C32]);[.$D32])" office:value-type="float" office:value="3" calcext:value-type="float">
            <text:p>3</text:p>
          </table:table-cell>
          <table:table-cell table:formula="of:=MIN(MAX(0;[.$B32]*[.R$2]-[.$C32]);[.$D32])" office:value-type="float" office:value="3" calcext:value-type="float">
            <text:p>3</text:p>
          </table:table-cell>
          <table:table-cell table:formula="of:=MIN(MAX(0;[.$B32]*[.S$2]-[.$C32]);[.$D32])" office:value-type="float" office:value="3" calcext:value-type="float">
            <text:p>3</text:p>
          </table:table-cell>
          <table:table-cell table:number-columns-repeated="3"/>
          <table:table-cell table:formula="of:=FLOOR([.S32];1)" office:value-type="float" office:value="3" calcext:value-type="float">
            <text:p>3</text:p>
          </table:table-cell>
          <table:table-cell table:formula="of:=[.S32]-[.W32]" office:value-type="float" office:value="0" calcext:value-type="float">
            <text:p>0</text:p>
          </table:table-cell>
          <table:table-cell table:formula="of:=IF(AND(COUNTIF([.$AC$4:.$AC$203];&quot;=&quot;&amp;[.X32]);SUM([.Y$4:.Y31])&lt;[.AD$3]);1;0)" office:value-type="float" office:value="0" calcext:value-type="float">
            <text:p>0</text:p>
          </table:table-cell>
          <table:table-cell table:number-columns-repeated="2"/>
          <table:table-cell table:formula="of:=[.AB31]+COUNTIF([.$X$4:.$X$203];&quot;=&quot;&amp;[.AC31])" office:value-type="float" office:value="26" calcext:value-type="float">
            <text:p>26</text:p>
          </table:table-cell>
          <table:table-cell table:formula="of:=IF([.AB32]&lt;=[.AD$3];LARGE([.$X$4:.$X$203];[.AB32]);&quot;&quot;)">
            <text:p/>
          </table:table-cell>
          <table:table-cell table:number-columns-repeated="2"/>
          <table:table-cell table:formula="of:=[.Y32]+[.W3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32]" office:value-type="float" office:value="30" calcext:value-type="float">
            <text:p>30</text:p>
          </table:table-cell>
          <table:table-cell table:formula="of:=[$Zamówienie.B32]" office:value-type="float" office:value="9" calcext:value-type="float">
            <text:p>9</text:p>
          </table:table-cell>
          <table:table-cell table:formula="of:=[$Zamówienie.C32]" office:value-type="float" office:value="0" calcext:value-type="float">
            <text:p>0</text:p>
          </table:table-cell>
          <table:table-cell table:formula="of:=[$Zamówienie.D32]" office:value-type="float" office:value="2" calcext:value-type="float">
            <text:p>2</text:p>
          </table:table-cell>
          <table:table-cell table:number-columns-repeated="5"/>
          <table:table-cell table:formula="of:=MIN(MAX(0;[.$B33]*[.J$2]-[.$C33]);[.$D33])" office:value-type="float" office:value="2" calcext:value-type="float">
            <text:p>2</text:p>
          </table:table-cell>
          <table:table-cell table:formula="of:=MIN(MAX(0;[.$B33]*[.K$2]-[.$C33]);[.$D33])" office:value-type="float" office:value="2" calcext:value-type="float">
            <text:p>2</text:p>
          </table:table-cell>
          <table:table-cell table:formula="of:=MIN(MAX(0;[.$B33]*[.L$2]-[.$C33]);[.$D33])" office:value-type="float" office:value="2" calcext:value-type="float">
            <text:p>2</text:p>
          </table:table-cell>
          <table:table-cell table:formula="of:=MIN(MAX(0;[.$B33]*[.M$2]-[.$C33]);[.$D33])" office:value-type="float" office:value="2" calcext:value-type="float">
            <text:p>2</text:p>
          </table:table-cell>
          <table:table-cell table:formula="of:=MIN(MAX(0;[.$B33]*[.N$2]-[.$C33]);[.$D33])" office:value-type="float" office:value="2" calcext:value-type="float">
            <text:p>2</text:p>
          </table:table-cell>
          <table:table-cell table:formula="of:=MIN(MAX(0;[.$B33]*[.O$2]-[.$C33]);[.$D33])" office:value-type="float" office:value="2" calcext:value-type="float">
            <text:p>2</text:p>
          </table:table-cell>
          <table:table-cell table:formula="of:=MIN(MAX(0;[.$B33]*[.P$2]-[.$C33]);[.$D33])" office:value-type="float" office:value="2" calcext:value-type="float">
            <text:p>2</text:p>
          </table:table-cell>
          <table:table-cell table:formula="of:=MIN(MAX(0;[.$B33]*[.Q$2]-[.$C33]);[.$D33])" office:value-type="float" office:value="2" calcext:value-type="float">
            <text:p>2</text:p>
          </table:table-cell>
          <table:table-cell table:formula="of:=MIN(MAX(0;[.$B33]*[.R$2]-[.$C33]);[.$D33])" office:value-type="float" office:value="2" calcext:value-type="float">
            <text:p>2</text:p>
          </table:table-cell>
          <table:table-cell table:formula="of:=MIN(MAX(0;[.$B33]*[.S$2]-[.$C33]);[.$D33])" office:value-type="float" office:value="2" calcext:value-type="float">
            <text:p>2</text:p>
          </table:table-cell>
          <table:table-cell table:number-columns-repeated="3"/>
          <table:table-cell table:formula="of:=FLOOR([.S33];1)" office:value-type="float" office:value="2" calcext:value-type="float">
            <text:p>2</text:p>
          </table:table-cell>
          <table:table-cell table:formula="of:=[.S33]-[.W33]" office:value-type="float" office:value="0" calcext:value-type="float">
            <text:p>0</text:p>
          </table:table-cell>
          <table:table-cell table:formula="of:=IF(AND(COUNTIF([.$AC$4:.$AC$203];&quot;=&quot;&amp;[.X33]);SUM([.Y$4:.Y32])&lt;[.AD$3]);1;0)" office:value-type="float" office:value="0" calcext:value-type="float">
            <text:p>0</text:p>
          </table:table-cell>
          <table:table-cell table:number-columns-repeated="2"/>
          <table:table-cell table:formula="of:=[.AB32]+COUNTIF([.$X$4:.$X$203];&quot;=&quot;&amp;[.AC32])" office:value-type="float" office:value="26" calcext:value-type="float">
            <text:p>26</text:p>
          </table:table-cell>
          <table:table-cell table:formula="of:=IF([.AB33]&lt;=[.AD$3];LARGE([.$X$4:.$X$203];[.AB33]);&quot;&quot;)">
            <text:p/>
          </table:table-cell>
          <table:table-cell table:number-columns-repeated="2"/>
          <table:table-cell table:formula="of:=[.Y33]+[.W3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33]" office:value-type="float" office:value="31" calcext:value-type="float">
            <text:p>31</text:p>
          </table:table-cell>
          <table:table-cell table:formula="of:=[$Zamówienie.B33]" office:value-type="float" office:value="9" calcext:value-type="float">
            <text:p>9</text:p>
          </table:table-cell>
          <table:table-cell table:formula="of:=[$Zamówienie.C33]" office:value-type="float" office:value="8" calcext:value-type="float">
            <text:p>8</text:p>
          </table:table-cell>
          <table:table-cell table:formula="of:=[$Zamówienie.D33]" office:value-type="float" office:value="8" calcext:value-type="float">
            <text:p>8</text:p>
          </table:table-cell>
          <table:table-cell table:number-columns-repeated="5"/>
          <table:table-cell table:formula="of:=MIN(MAX(0;[.$B34]*[.J$2]-[.$C34]);[.$D34])" office:value-type="float" office:value="5.34157944814463" calcext:value-type="float">
            <text:p>5,34157944814463</text:p>
          </table:table-cell>
          <table:table-cell table:formula="of:=MIN(MAX(0;[.$B34]*[.K$2]-[.$C34]);[.$D34])" office:value-type="float" office:value="6.37735544656285" calcext:value-type="float">
            <text:p>6,37735544656285</text:p>
          </table:table-cell>
          <table:table-cell table:formula="of:=MIN(MAX(0;[.$B34]*[.L$2]-[.$C34]);[.$D34])" office:value-type="float" office:value="6.7923089761998" calcext:value-type="float">
            <text:p>6,7923089761998</text:p>
          </table:table-cell>
          <table:table-cell table:formula="of:=MIN(MAX(0;[.$B34]*[.M$2]-[.$C34]);[.$D34])" office:value-type="float" office:value="6.97958501256922" calcext:value-type="float">
            <text:p>6,97958501256922</text:p>
          </table:table-cell>
          <table:table-cell table:formula="of:=MIN(MAX(0;[.$B34]*[.N$2]-[.$C34]);[.$D34])" office:value-type="float" office:value="7.06917480487504" calcext:value-type="float">
            <text:p>7,06917480487504</text:p>
          </table:table-cell>
          <table:table-cell table:formula="of:=MIN(MAX(0;[.$B34]*[.O$2]-[.$C34]);[.$D34])" office:value-type="float" office:value="7.11133807913621" calcext:value-type="float">
            <text:p>7,11133807913621</text:p>
          </table:table-cell>
          <table:table-cell table:formula="of:=MIN(MAX(0;[.$B34]*[.P$2]-[.$C34]);[.$D34])" office:value-type="float" office:value="7.13109127673606" calcext:value-type="float">
            <text:p>7,13109127673606</text:p>
          </table:table-cell>
          <table:table-cell table:formula="of:=MIN(MAX(0;[.$B34]*[.Q$2]-[.$C34]);[.$D34])" office:value-type="float" office:value="7.14034821703665" calcext:value-type="float">
            <text:p>7,14034821703665</text:p>
          </table:table-cell>
          <table:table-cell table:formula="of:=MIN(MAX(0;[.$B34]*[.R$2]-[.$C34]);[.$D34])" office:value-type="float" office:value="7.14468688785361" calcext:value-type="float">
            <text:p>7,14468688785361</text:p>
          </table:table-cell>
          <table:table-cell table:formula="of:=MIN(MAX(0;[.$B34]*[.S$2]-[.$C34]);[.$D34])" office:value-type="float" office:value="7.1467205256592" calcext:value-type="float">
            <text:p>7,1467205256592</text:p>
          </table:table-cell>
          <table:table-cell table:number-columns-repeated="3"/>
          <table:table-cell table:formula="of:=FLOOR([.S34];1)" office:value-type="float" office:value="7" calcext:value-type="float">
            <text:p>7</text:p>
          </table:table-cell>
          <table:table-cell table:formula="of:=[.S34]-[.W34]" office:value-type="float" office:value="0.146720525659196" calcext:value-type="float">
            <text:p>0,146720525659196</text:p>
          </table:table-cell>
          <table:table-cell table:formula="of:=IF(AND(COUNTIF([.$AC$4:.$AC$203];&quot;=&quot;&amp;[.X34]);SUM([.Y$4:.Y33])&lt;[.AD$3]);1;0)" office:value-type="float" office:value="0" calcext:value-type="float">
            <text:p>0</text:p>
          </table:table-cell>
          <table:table-cell table:number-columns-repeated="2"/>
          <table:table-cell table:formula="of:=[.AB33]+COUNTIF([.$X$4:.$X$203];&quot;=&quot;&amp;[.AC33])" office:value-type="float" office:value="26" calcext:value-type="float">
            <text:p>26</text:p>
          </table:table-cell>
          <table:table-cell table:formula="of:=IF([.AB34]&lt;=[.AD$3];LARGE([.$X$4:.$X$203];[.AB34]);&quot;&quot;)">
            <text:p/>
          </table:table-cell>
          <table:table-cell table:number-columns-repeated="2"/>
          <table:table-cell table:formula="of:=[.Y34]+[.W3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34]" office:value-type="float" office:value="32" calcext:value-type="float">
            <text:p>32</text:p>
          </table:table-cell>
          <table:table-cell table:formula="of:=[$Zamówienie.B34]" office:value-type="float" office:value="1" calcext:value-type="float">
            <text:p>1</text:p>
          </table:table-cell>
          <table:table-cell table:formula="of:=[$Zamówienie.C34]" office:value-type="float" office:value="2" calcext:value-type="float">
            <text:p>2</text:p>
          </table:table-cell>
          <table:table-cell table:formula="of:=[$Zamówienie.D34]" office:value-type="float" office:value="3" calcext:value-type="float">
            <text:p>3</text:p>
          </table:table-cell>
          <table:table-cell table:number-columns-repeated="5"/>
          <table:table-cell table:formula="of:=MIN(MAX(0;[.$B35]*[.J$2]-[.$C35]);[.$D35])" office:value-type="float" office:value="0" calcext:value-type="float">
            <text:p>0</text:p>
          </table:table-cell>
          <table:table-cell table:formula="of:=MIN(MAX(0;[.$B35]*[.K$2]-[.$C35]);[.$D35])" office:value-type="float" office:value="0" calcext:value-type="float">
            <text:p>0</text:p>
          </table:table-cell>
          <table:table-cell table:formula="of:=MIN(MAX(0;[.$B35]*[.L$2]-[.$C35]);[.$D35])" office:value-type="float" office:value="0" calcext:value-type="float">
            <text:p>0</text:p>
          </table:table-cell>
          <table:table-cell table:formula="of:=MIN(MAX(0;[.$B35]*[.M$2]-[.$C35]);[.$D35])" office:value-type="float" office:value="0" calcext:value-type="float">
            <text:p>0</text:p>
          </table:table-cell>
          <table:table-cell table:formula="of:=MIN(MAX(0;[.$B35]*[.N$2]-[.$C35]);[.$D35])" office:value-type="float" office:value="0" calcext:value-type="float">
            <text:p>0</text:p>
          </table:table-cell>
          <table:table-cell table:formula="of:=MIN(MAX(0;[.$B35]*[.O$2]-[.$C35]);[.$D35])" office:value-type="float" office:value="0" calcext:value-type="float">
            <text:p>0</text:p>
          </table:table-cell>
          <table:table-cell table:formula="of:=MIN(MAX(0;[.$B35]*[.P$2]-[.$C35]);[.$D35])" office:value-type="float" office:value="0" calcext:value-type="float">
            <text:p>0</text:p>
          </table:table-cell>
          <table:table-cell table:formula="of:=MIN(MAX(0;[.$B35]*[.Q$2]-[.$C35]);[.$D35])" office:value-type="float" office:value="0" calcext:value-type="float">
            <text:p>0</text:p>
          </table:table-cell>
          <table:table-cell table:formula="of:=MIN(MAX(0;[.$B35]*[.R$2]-[.$C35]);[.$D35])" office:value-type="float" office:value="0" calcext:value-type="float">
            <text:p>0</text:p>
          </table:table-cell>
          <table:table-cell table:formula="of:=MIN(MAX(0;[.$B35]*[.S$2]-[.$C35]);[.$D35])" office:value-type="float" office:value="0" calcext:value-type="float">
            <text:p>0</text:p>
          </table:table-cell>
          <table:table-cell table:number-columns-repeated="3"/>
          <table:table-cell table:formula="of:=FLOOR([.S35];1)" office:value-type="float" office:value="0" calcext:value-type="float">
            <text:p>0</text:p>
          </table:table-cell>
          <table:table-cell table:formula="of:=[.S35]-[.W35]" office:value-type="float" office:value="0" calcext:value-type="float">
            <text:p>0</text:p>
          </table:table-cell>
          <table:table-cell table:formula="of:=IF(AND(COUNTIF([.$AC$4:.$AC$203];&quot;=&quot;&amp;[.X35]);SUM([.Y$4:.Y34])&lt;[.AD$3]);1;0)" office:value-type="float" office:value="0" calcext:value-type="float">
            <text:p>0</text:p>
          </table:table-cell>
          <table:table-cell table:number-columns-repeated="2"/>
          <table:table-cell table:formula="of:=[.AB34]+COUNTIF([.$X$4:.$X$203];&quot;=&quot;&amp;[.AC34])" office:value-type="float" office:value="26" calcext:value-type="float">
            <text:p>26</text:p>
          </table:table-cell>
          <table:table-cell table:formula="of:=IF([.AB35]&lt;=[.AD$3];LARGE([.$X$4:.$X$203];[.AB35]);&quot;&quot;)">
            <text:p/>
          </table:table-cell>
          <table:table-cell table:number-columns-repeated="2"/>
          <table:table-cell table:formula="of:=[.Y35]+[.W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5]" office:value-type="float" office:value="33" calcext:value-type="float">
            <text:p>33</text:p>
          </table:table-cell>
          <table:table-cell table:formula="of:=[$Zamówienie.B35]" office:value-type="float" office:value="5" calcext:value-type="float">
            <text:p>5</text:p>
          </table:table-cell>
          <table:table-cell table:formula="of:=[$Zamówienie.C35]" office:value-type="float" office:value="2" calcext:value-type="float">
            <text:p>2</text:p>
          </table:table-cell>
          <table:table-cell table:formula="of:=[$Zamówienie.D35]" office:value-type="float" office:value="0" calcext:value-type="float">
            <text:p>0</text:p>
          </table:table-cell>
          <table:table-cell table:number-columns-repeated="5"/>
          <table:table-cell table:formula="of:=MIN(MAX(0;[.$B36]*[.J$2]-[.$C36]);[.$D36])" office:value-type="float" office:value="0" calcext:value-type="float">
            <text:p>0</text:p>
          </table:table-cell>
          <table:table-cell table:formula="of:=MIN(MAX(0;[.$B36]*[.K$2]-[.$C36]);[.$D36])" office:value-type="float" office:value="0" calcext:value-type="float">
            <text:p>0</text:p>
          </table:table-cell>
          <table:table-cell table:formula="of:=MIN(MAX(0;[.$B36]*[.L$2]-[.$C36]);[.$D36])" office:value-type="float" office:value="0" calcext:value-type="float">
            <text:p>0</text:p>
          </table:table-cell>
          <table:table-cell table:formula="of:=MIN(MAX(0;[.$B36]*[.M$2]-[.$C36]);[.$D36])" office:value-type="float" office:value="0" calcext:value-type="float">
            <text:p>0</text:p>
          </table:table-cell>
          <table:table-cell table:formula="of:=MIN(MAX(0;[.$B36]*[.N$2]-[.$C36]);[.$D36])" office:value-type="float" office:value="0" calcext:value-type="float">
            <text:p>0</text:p>
          </table:table-cell>
          <table:table-cell table:formula="of:=MIN(MAX(0;[.$B36]*[.O$2]-[.$C36]);[.$D36])" office:value-type="float" office:value="0" calcext:value-type="float">
            <text:p>0</text:p>
          </table:table-cell>
          <table:table-cell table:formula="of:=MIN(MAX(0;[.$B36]*[.P$2]-[.$C36]);[.$D36])" office:value-type="float" office:value="0" calcext:value-type="float">
            <text:p>0</text:p>
          </table:table-cell>
          <table:table-cell table:formula="of:=MIN(MAX(0;[.$B36]*[.Q$2]-[.$C36]);[.$D36])" office:value-type="float" office:value="0" calcext:value-type="float">
            <text:p>0</text:p>
          </table:table-cell>
          <table:table-cell table:formula="of:=MIN(MAX(0;[.$B36]*[.R$2]-[.$C36]);[.$D36])" office:value-type="float" office:value="0" calcext:value-type="float">
            <text:p>0</text:p>
          </table:table-cell>
          <table:table-cell table:formula="of:=MIN(MAX(0;[.$B36]*[.S$2]-[.$C36]);[.$D36])" office:value-type="float" office:value="0" calcext:value-type="float">
            <text:p>0</text:p>
          </table:table-cell>
          <table:table-cell table:number-columns-repeated="3"/>
          <table:table-cell table:formula="of:=FLOOR([.S36];1)" office:value-type="float" office:value="0" calcext:value-type="float">
            <text:p>0</text:p>
          </table:table-cell>
          <table:table-cell table:formula="of:=[.S36]-[.W36]" office:value-type="float" office:value="0" calcext:value-type="float">
            <text:p>0</text:p>
          </table:table-cell>
          <table:table-cell table:formula="of:=IF(AND(COUNTIF([.$AC$4:.$AC$203];&quot;=&quot;&amp;[.X36]);SUM([.Y$4:.Y35])&lt;[.AD$3]);1;0)" office:value-type="float" office:value="0" calcext:value-type="float">
            <text:p>0</text:p>
          </table:table-cell>
          <table:table-cell table:number-columns-repeated="2"/>
          <table:table-cell table:formula="of:=[.AB35]+COUNTIF([.$X$4:.$X$203];&quot;=&quot;&amp;[.AC35])" office:value-type="float" office:value="26" calcext:value-type="float">
            <text:p>26</text:p>
          </table:table-cell>
          <table:table-cell table:formula="of:=IF([.AB36]&lt;=[.AD$3];LARGE([.$X$4:.$X$203];[.AB36]);&quot;&quot;)">
            <text:p/>
          </table:table-cell>
          <table:table-cell table:number-columns-repeated="2"/>
          <table:table-cell table:formula="of:=[.Y36]+[.W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6]" office:value-type="float" office:value="34" calcext:value-type="float">
            <text:p>34</text:p>
          </table:table-cell>
          <table:table-cell table:formula="of:=[$Zamówienie.B36]" office:value-type="float" office:value="2" calcext:value-type="float">
            <text:p>2</text:p>
          </table:table-cell>
          <table:table-cell table:formula="of:=[$Zamówienie.C36]" office:value-type="float" office:value="6" calcext:value-type="float">
            <text:p>6</text:p>
          </table:table-cell>
          <table:table-cell table:formula="of:=[$Zamówienie.D36]" office:value-type="float" office:value="5" calcext:value-type="float">
            <text:p>5</text:p>
          </table:table-cell>
          <table:table-cell table:number-columns-repeated="5"/>
          <table:table-cell table:formula="of:=MIN(MAX(0;[.$B37]*[.J$2]-[.$C37]);[.$D37])" office:value-type="float" office:value="0" calcext:value-type="float">
            <text:p>0</text:p>
          </table:table-cell>
          <table:table-cell table:formula="of:=MIN(MAX(0;[.$B37]*[.K$2]-[.$C37]);[.$D37])" office:value-type="float" office:value="0" calcext:value-type="float">
            <text:p>0</text:p>
          </table:table-cell>
          <table:table-cell table:formula="of:=MIN(MAX(0;[.$B37]*[.L$2]-[.$C37]);[.$D37])" office:value-type="float" office:value="0" calcext:value-type="float">
            <text:p>0</text:p>
          </table:table-cell>
          <table:table-cell table:formula="of:=MIN(MAX(0;[.$B37]*[.M$2]-[.$C37]);[.$D37])" office:value-type="float" office:value="0" calcext:value-type="float">
            <text:p>0</text:p>
          </table:table-cell>
          <table:table-cell table:formula="of:=MIN(MAX(0;[.$B37]*[.N$2]-[.$C37]);[.$D37])" office:value-type="float" office:value="0" calcext:value-type="float">
            <text:p>0</text:p>
          </table:table-cell>
          <table:table-cell table:formula="of:=MIN(MAX(0;[.$B37]*[.O$2]-[.$C37]);[.$D37])" office:value-type="float" office:value="0" calcext:value-type="float">
            <text:p>0</text:p>
          </table:table-cell>
          <table:table-cell table:formula="of:=MIN(MAX(0;[.$B37]*[.P$2]-[.$C37]);[.$D37])" office:value-type="float" office:value="0" calcext:value-type="float">
            <text:p>0</text:p>
          </table:table-cell>
          <table:table-cell table:formula="of:=MIN(MAX(0;[.$B37]*[.Q$2]-[.$C37]);[.$D37])" office:value-type="float" office:value="0" calcext:value-type="float">
            <text:p>0</text:p>
          </table:table-cell>
          <table:table-cell table:formula="of:=MIN(MAX(0;[.$B37]*[.R$2]-[.$C37]);[.$D37])" office:value-type="float" office:value="0" calcext:value-type="float">
            <text:p>0</text:p>
          </table:table-cell>
          <table:table-cell table:formula="of:=MIN(MAX(0;[.$B37]*[.S$2]-[.$C37]);[.$D37])" office:value-type="float" office:value="0" calcext:value-type="float">
            <text:p>0</text:p>
          </table:table-cell>
          <table:table-cell table:number-columns-repeated="3"/>
          <table:table-cell table:formula="of:=FLOOR([.S37];1)" office:value-type="float" office:value="0" calcext:value-type="float">
            <text:p>0</text:p>
          </table:table-cell>
          <table:table-cell table:formula="of:=[.S37]-[.W37]" office:value-type="float" office:value="0" calcext:value-type="float">
            <text:p>0</text:p>
          </table:table-cell>
          <table:table-cell table:formula="of:=IF(AND(COUNTIF([.$AC$4:.$AC$203];&quot;=&quot;&amp;[.X37]);SUM([.Y$4:.Y36])&lt;[.AD$3]);1;0)" office:value-type="float" office:value="0" calcext:value-type="float">
            <text:p>0</text:p>
          </table:table-cell>
          <table:table-cell table:number-columns-repeated="2"/>
          <table:table-cell table:formula="of:=[.AB36]+COUNTIF([.$X$4:.$X$203];&quot;=&quot;&amp;[.AC36])" office:value-type="float" office:value="26" calcext:value-type="float">
            <text:p>26</text:p>
          </table:table-cell>
          <table:table-cell table:formula="of:=IF([.AB37]&lt;=[.AD$3];LARGE([.$X$4:.$X$203];[.AB37]);&quot;&quot;)">
            <text:p/>
          </table:table-cell>
          <table:table-cell table:number-columns-repeated="2"/>
          <table:table-cell table:formula="of:=[.Y37]+[.W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7]" office:value-type="float" office:value="35" calcext:value-type="float">
            <text:p>35</text:p>
          </table:table-cell>
          <table:table-cell table:formula="of:=[$Zamówienie.B37]" office:value-type="float" office:value="6" calcext:value-type="float">
            <text:p>6</text:p>
          </table:table-cell>
          <table:table-cell table:formula="of:=[$Zamówienie.C37]" office:value-type="float" office:value="2" calcext:value-type="float">
            <text:p>2</text:p>
          </table:table-cell>
          <table:table-cell table:formula="of:=[$Zamówienie.D37]" office:value-type="float" office:value="0" calcext:value-type="float">
            <text:p>0</text:p>
          </table:table-cell>
          <table:table-cell table:number-columns-repeated="5"/>
          <table:table-cell table:formula="of:=MIN(MAX(0;[.$B38]*[.J$2]-[.$C38]);[.$D38])" office:value-type="float" office:value="0" calcext:value-type="float">
            <text:p>0</text:p>
          </table:table-cell>
          <table:table-cell table:formula="of:=MIN(MAX(0;[.$B38]*[.K$2]-[.$C38]);[.$D38])" office:value-type="float" office:value="0" calcext:value-type="float">
            <text:p>0</text:p>
          </table:table-cell>
          <table:table-cell table:formula="of:=MIN(MAX(0;[.$B38]*[.L$2]-[.$C38]);[.$D38])" office:value-type="float" office:value="0" calcext:value-type="float">
            <text:p>0</text:p>
          </table:table-cell>
          <table:table-cell table:formula="of:=MIN(MAX(0;[.$B38]*[.M$2]-[.$C38]);[.$D38])" office:value-type="float" office:value="0" calcext:value-type="float">
            <text:p>0</text:p>
          </table:table-cell>
          <table:table-cell table:formula="of:=MIN(MAX(0;[.$B38]*[.N$2]-[.$C38]);[.$D38])" office:value-type="float" office:value="0" calcext:value-type="float">
            <text:p>0</text:p>
          </table:table-cell>
          <table:table-cell table:formula="of:=MIN(MAX(0;[.$B38]*[.O$2]-[.$C38]);[.$D38])" office:value-type="float" office:value="0" calcext:value-type="float">
            <text:p>0</text:p>
          </table:table-cell>
          <table:table-cell table:formula="of:=MIN(MAX(0;[.$B38]*[.P$2]-[.$C38]);[.$D38])" office:value-type="float" office:value="0" calcext:value-type="float">
            <text:p>0</text:p>
          </table:table-cell>
          <table:table-cell table:formula="of:=MIN(MAX(0;[.$B38]*[.Q$2]-[.$C38]);[.$D38])" office:value-type="float" office:value="0" calcext:value-type="float">
            <text:p>0</text:p>
          </table:table-cell>
          <table:table-cell table:formula="of:=MIN(MAX(0;[.$B38]*[.R$2]-[.$C38]);[.$D38])" office:value-type="float" office:value="0" calcext:value-type="float">
            <text:p>0</text:p>
          </table:table-cell>
          <table:table-cell table:formula="of:=MIN(MAX(0;[.$B38]*[.S$2]-[.$C38]);[.$D38])" office:value-type="float" office:value="0" calcext:value-type="float">
            <text:p>0</text:p>
          </table:table-cell>
          <table:table-cell table:number-columns-repeated="3"/>
          <table:table-cell table:formula="of:=FLOOR([.S38];1)" office:value-type="float" office:value="0" calcext:value-type="float">
            <text:p>0</text:p>
          </table:table-cell>
          <table:table-cell table:formula="of:=[.S38]-[.W38]" office:value-type="float" office:value="0" calcext:value-type="float">
            <text:p>0</text:p>
          </table:table-cell>
          <table:table-cell table:formula="of:=IF(AND(COUNTIF([.$AC$4:.$AC$203];&quot;=&quot;&amp;[.X38]);SUM([.Y$4:.Y37])&lt;[.AD$3]);1;0)" office:value-type="float" office:value="0" calcext:value-type="float">
            <text:p>0</text:p>
          </table:table-cell>
          <table:table-cell table:number-columns-repeated="2"/>
          <table:table-cell table:formula="of:=[.AB37]+COUNTIF([.$X$4:.$X$203];&quot;=&quot;&amp;[.AC37])" office:value-type="float" office:value="26" calcext:value-type="float">
            <text:p>26</text:p>
          </table:table-cell>
          <table:table-cell table:formula="of:=IF([.AB38]&lt;=[.AD$3];LARGE([.$X$4:.$X$203];[.AB38]);&quot;&quot;)">
            <text:p/>
          </table:table-cell>
          <table:table-cell table:number-columns-repeated="2"/>
          <table:table-cell table:formula="of:=[.Y38]+[.W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8]" office:value-type="float" office:value="36" calcext:value-type="float">
            <text:p>36</text:p>
          </table:table-cell>
          <table:table-cell table:formula="of:=[$Zamówienie.B38]" office:value-type="float" office:value="8" calcext:value-type="float">
            <text:p>8</text:p>
          </table:table-cell>
          <table:table-cell table:formula="of:=[$Zamówienie.C38]" office:value-type="float" office:value="8" calcext:value-type="float">
            <text:p>8</text:p>
          </table:table-cell>
          <table:table-cell table:formula="of:=[$Zamówienie.D38]" office:value-type="float" office:value="1" calcext:value-type="float">
            <text:p>1</text:p>
          </table:table-cell>
          <table:table-cell table:number-columns-repeated="5"/>
          <table:table-cell table:formula="of:=MIN(MAX(0;[.$B39]*[.J$2]-[.$C39]);[.$D39])" office:value-type="float" office:value="1" calcext:value-type="float">
            <text:p>1</text:p>
          </table:table-cell>
          <table:table-cell table:formula="of:=MIN(MAX(0;[.$B39]*[.K$2]-[.$C39]);[.$D39])" office:value-type="float" office:value="1" calcext:value-type="float">
            <text:p>1</text:p>
          </table:table-cell>
          <table:table-cell table:formula="of:=MIN(MAX(0;[.$B39]*[.L$2]-[.$C39]);[.$D39])" office:value-type="float" office:value="1" calcext:value-type="float">
            <text:p>1</text:p>
          </table:table-cell>
          <table:table-cell table:formula="of:=MIN(MAX(0;[.$B39]*[.M$2]-[.$C39]);[.$D39])" office:value-type="float" office:value="1" calcext:value-type="float">
            <text:p>1</text:p>
          </table:table-cell>
          <table:table-cell table:formula="of:=MIN(MAX(0;[.$B39]*[.N$2]-[.$C39]);[.$D39])" office:value-type="float" office:value="1" calcext:value-type="float">
            <text:p>1</text:p>
          </table:table-cell>
          <table:table-cell table:formula="of:=MIN(MAX(0;[.$B39]*[.O$2]-[.$C39]);[.$D39])" office:value-type="float" office:value="1" calcext:value-type="float">
            <text:p>1</text:p>
          </table:table-cell>
          <table:table-cell table:formula="of:=MIN(MAX(0;[.$B39]*[.P$2]-[.$C39]);[.$D39])" office:value-type="float" office:value="1" calcext:value-type="float">
            <text:p>1</text:p>
          </table:table-cell>
          <table:table-cell table:formula="of:=MIN(MAX(0;[.$B39]*[.Q$2]-[.$C39]);[.$D39])" office:value-type="float" office:value="1" calcext:value-type="float">
            <text:p>1</text:p>
          </table:table-cell>
          <table:table-cell table:formula="of:=MIN(MAX(0;[.$B39]*[.R$2]-[.$C39]);[.$D39])" office:value-type="float" office:value="1" calcext:value-type="float">
            <text:p>1</text:p>
          </table:table-cell>
          <table:table-cell table:formula="of:=MIN(MAX(0;[.$B39]*[.S$2]-[.$C39]);[.$D39])" office:value-type="float" office:value="1" calcext:value-type="float">
            <text:p>1</text:p>
          </table:table-cell>
          <table:table-cell table:number-columns-repeated="3"/>
          <table:table-cell table:formula="of:=FLOOR([.S39];1)" office:value-type="float" office:value="1" calcext:value-type="float">
            <text:p>1</text:p>
          </table:table-cell>
          <table:table-cell table:formula="of:=[.S39]-[.W39]" office:value-type="float" office:value="0" calcext:value-type="float">
            <text:p>0</text:p>
          </table:table-cell>
          <table:table-cell table:formula="of:=IF(AND(COUNTIF([.$AC$4:.$AC$203];&quot;=&quot;&amp;[.X39]);SUM([.Y$4:.Y38])&lt;[.AD$3]);1;0)" office:value-type="float" office:value="0" calcext:value-type="float">
            <text:p>0</text:p>
          </table:table-cell>
          <table:table-cell table:number-columns-repeated="2"/>
          <table:table-cell table:formula="of:=[.AB38]+COUNTIF([.$X$4:.$X$203];&quot;=&quot;&amp;[.AC38])" office:value-type="float" office:value="26" calcext:value-type="float">
            <text:p>26</text:p>
          </table:table-cell>
          <table:table-cell table:formula="of:=IF([.AB39]&lt;=[.AD$3];LARGE([.$X$4:.$X$203];[.AB39]);&quot;&quot;)">
            <text:p/>
          </table:table-cell>
          <table:table-cell table:number-columns-repeated="2"/>
          <table:table-cell table:formula="of:=[.Y39]+[.W3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39]" office:value-type="float" office:value="37" calcext:value-type="float">
            <text:p>37</text:p>
          </table:table-cell>
          <table:table-cell table:formula="of:=[$Zamówienie.B39]" office:value-type="float" office:value="8" calcext:value-type="float">
            <text:p>8</text:p>
          </table:table-cell>
          <table:table-cell table:formula="of:=[$Zamówienie.C39]" office:value-type="float" office:value="7" calcext:value-type="float">
            <text:p>7</text:p>
          </table:table-cell>
          <table:table-cell table:formula="of:=[$Zamówienie.D39]" office:value-type="float" office:value="6" calcext:value-type="float">
            <text:p>6</text:p>
          </table:table-cell>
          <table:table-cell table:number-columns-repeated="5"/>
          <table:table-cell table:formula="of:=MIN(MAX(0;[.$B40]*[.J$2]-[.$C40]);[.$D40])" office:value-type="float" office:value="4.85918173168411" calcext:value-type="float">
            <text:p>4,85918173168411</text:p>
          </table:table-cell>
          <table:table-cell table:formula="of:=MIN(MAX(0;[.$B40]*[.K$2]-[.$C40]);[.$D40])" office:value-type="float" office:value="5.77987150805587" calcext:value-type="float">
            <text:p>5,77987150805587</text:p>
          </table:table-cell>
          <table:table-cell table:formula="of:=MIN(MAX(0;[.$B40]*[.L$2]-[.$C40]);[.$D40])" office:value-type="float" office:value="6" calcext:value-type="float">
            <text:p>6</text:p>
          </table:table-cell>
          <table:table-cell table:formula="of:=MIN(MAX(0;[.$B40]*[.M$2]-[.$C40]);[.$D40])" office:value-type="float" office:value="6" calcext:value-type="float">
            <text:p>6</text:p>
          </table:table-cell>
          <table:table-cell table:formula="of:=MIN(MAX(0;[.$B40]*[.N$2]-[.$C40]);[.$D40])" office:value-type="float" office:value="6" calcext:value-type="float">
            <text:p>6</text:p>
          </table:table-cell>
          <table:table-cell table:formula="of:=MIN(MAX(0;[.$B40]*[.O$2]-[.$C40]);[.$D40])" office:value-type="float" office:value="6" calcext:value-type="float">
            <text:p>6</text:p>
          </table:table-cell>
          <table:table-cell table:formula="of:=MIN(MAX(0;[.$B40]*[.P$2]-[.$C40]);[.$D40])" office:value-type="float" office:value="6" calcext:value-type="float">
            <text:p>6</text:p>
          </table:table-cell>
          <table:table-cell table:formula="of:=MIN(MAX(0;[.$B40]*[.Q$2]-[.$C40]);[.$D40])" office:value-type="float" office:value="6" calcext:value-type="float">
            <text:p>6</text:p>
          </table:table-cell>
          <table:table-cell table:formula="of:=MIN(MAX(0;[.$B40]*[.R$2]-[.$C40]);[.$D40])" office:value-type="float" office:value="6" calcext:value-type="float">
            <text:p>6</text:p>
          </table:table-cell>
          <table:table-cell table:formula="of:=MIN(MAX(0;[.$B40]*[.S$2]-[.$C40]);[.$D40])" office:value-type="float" office:value="6" calcext:value-type="float">
            <text:p>6</text:p>
          </table:table-cell>
          <table:table-cell table:number-columns-repeated="3"/>
          <table:table-cell table:formula="of:=FLOOR([.S40];1)" office:value-type="float" office:value="6" calcext:value-type="float">
            <text:p>6</text:p>
          </table:table-cell>
          <table:table-cell table:formula="of:=[.S40]-[.W40]" office:value-type="float" office:value="0" calcext:value-type="float">
            <text:p>0</text:p>
          </table:table-cell>
          <table:table-cell table:formula="of:=IF(AND(COUNTIF([.$AC$4:.$AC$203];&quot;=&quot;&amp;[.X40]);SUM([.Y$4:.Y39])&lt;[.AD$3]);1;0)" office:value-type="float" office:value="0" calcext:value-type="float">
            <text:p>0</text:p>
          </table:table-cell>
          <table:table-cell table:number-columns-repeated="2"/>
          <table:table-cell table:formula="of:=[.AB39]+COUNTIF([.$X$4:.$X$203];&quot;=&quot;&amp;[.AC39])" office:value-type="float" office:value="26" calcext:value-type="float">
            <text:p>26</text:p>
          </table:table-cell>
          <table:table-cell table:formula="of:=IF([.AB40]&lt;=[.AD$3];LARGE([.$X$4:.$X$203];[.AB40]);&quot;&quot;)">
            <text:p/>
          </table:table-cell>
          <table:table-cell table:number-columns-repeated="2"/>
          <table:table-cell table:formula="of:=[.Y40]+[.W4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0]" office:value-type="float" office:value="38" calcext:value-type="float">
            <text:p>38</text:p>
          </table:table-cell>
          <table:table-cell table:formula="of:=[$Zamówienie.B40]" office:value-type="float" office:value="6" calcext:value-type="float">
            <text:p>6</text:p>
          </table:table-cell>
          <table:table-cell table:formula="of:=[$Zamówienie.C40]" office:value-type="float" office:value="2" calcext:value-type="float">
            <text:p>2</text:p>
          </table:table-cell>
          <table:table-cell table:formula="of:=[$Zamówienie.D40]" office:value-type="float" office:value="6" calcext:value-type="float">
            <text:p>6</text:p>
          </table:table-cell>
          <table:table-cell table:number-columns-repeated="5"/>
          <table:table-cell table:formula="of:=MIN(MAX(0;[.$B41]*[.J$2]-[.$C41]);[.$D41])" office:value-type="float" office:value="6" calcext:value-type="float">
            <text:p>6</text:p>
          </table:table-cell>
          <table:table-cell table:formula="of:=MIN(MAX(0;[.$B41]*[.K$2]-[.$C41]);[.$D41])" office:value-type="float" office:value="6" calcext:value-type="float">
            <text:p>6</text:p>
          </table:table-cell>
          <table:table-cell table:formula="of:=MIN(MAX(0;[.$B41]*[.L$2]-[.$C41]);[.$D41])" office:value-type="float" office:value="6" calcext:value-type="float">
            <text:p>6</text:p>
          </table:table-cell>
          <table:table-cell table:formula="of:=MIN(MAX(0;[.$B41]*[.M$2]-[.$C41]);[.$D41])" office:value-type="float" office:value="6" calcext:value-type="float">
            <text:p>6</text:p>
          </table:table-cell>
          <table:table-cell table:formula="of:=MIN(MAX(0;[.$B41]*[.N$2]-[.$C41]);[.$D41])" office:value-type="float" office:value="6" calcext:value-type="float">
            <text:p>6</text:p>
          </table:table-cell>
          <table:table-cell table:formula="of:=MIN(MAX(0;[.$B41]*[.O$2]-[.$C41]);[.$D41])" office:value-type="float" office:value="6" calcext:value-type="float">
            <text:p>6</text:p>
          </table:table-cell>
          <table:table-cell table:formula="of:=MIN(MAX(0;[.$B41]*[.P$2]-[.$C41]);[.$D41])" office:value-type="float" office:value="6" calcext:value-type="float">
            <text:p>6</text:p>
          </table:table-cell>
          <table:table-cell table:formula="of:=MIN(MAX(0;[.$B41]*[.Q$2]-[.$C41]);[.$D41])" office:value-type="float" office:value="6" calcext:value-type="float">
            <text:p>6</text:p>
          </table:table-cell>
          <table:table-cell table:formula="of:=MIN(MAX(0;[.$B41]*[.R$2]-[.$C41]);[.$D41])" office:value-type="float" office:value="6" calcext:value-type="float">
            <text:p>6</text:p>
          </table:table-cell>
          <table:table-cell table:formula="of:=MIN(MAX(0;[.$B41]*[.S$2]-[.$C41]);[.$D41])" office:value-type="float" office:value="6" calcext:value-type="float">
            <text:p>6</text:p>
          </table:table-cell>
          <table:table-cell table:number-columns-repeated="3"/>
          <table:table-cell table:formula="of:=FLOOR([.S41];1)" office:value-type="float" office:value="6" calcext:value-type="float">
            <text:p>6</text:p>
          </table:table-cell>
          <table:table-cell table:formula="of:=[.S41]-[.W41]" office:value-type="float" office:value="0" calcext:value-type="float">
            <text:p>0</text:p>
          </table:table-cell>
          <table:table-cell table:formula="of:=IF(AND(COUNTIF([.$AC$4:.$AC$203];&quot;=&quot;&amp;[.X41]);SUM([.Y$4:.Y40])&lt;[.AD$3]);1;0)" office:value-type="float" office:value="0" calcext:value-type="float">
            <text:p>0</text:p>
          </table:table-cell>
          <table:table-cell table:number-columns-repeated="2"/>
          <table:table-cell table:formula="of:=[.AB40]+COUNTIF([.$X$4:.$X$203];&quot;=&quot;&amp;[.AC40])" office:value-type="float" office:value="26" calcext:value-type="float">
            <text:p>26</text:p>
          </table:table-cell>
          <table:table-cell table:formula="of:=IF([.AB41]&lt;=[.AD$3];LARGE([.$X$4:.$X$203];[.AB41]);&quot;&quot;)">
            <text:p/>
          </table:table-cell>
          <table:table-cell table:number-columns-repeated="2"/>
          <table:table-cell table:formula="of:=[.Y41]+[.W4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1]" office:value-type="float" office:value="39" calcext:value-type="float">
            <text:p>39</text:p>
          </table:table-cell>
          <table:table-cell table:formula="of:=[$Zamówienie.B41]" office:value-type="float" office:value="3" calcext:value-type="float">
            <text:p>3</text:p>
          </table:table-cell>
          <table:table-cell table:formula="of:=[$Zamówienie.C41]" office:value-type="float" office:value="0" calcext:value-type="float">
            <text:p>0</text:p>
          </table:table-cell>
          <table:table-cell table:formula="of:=[$Zamówienie.D41]" office:value-type="float" office:value="6" calcext:value-type="float">
            <text:p>6</text:p>
          </table:table-cell>
          <table:table-cell table:number-columns-repeated="5"/>
          <table:table-cell table:formula="of:=MIN(MAX(0;[.$B42]*[.J$2]-[.$C42]);[.$D42])" office:value-type="float" office:value="4.44719314938154" calcext:value-type="float">
            <text:p>4,44719314938154</text:p>
          </table:table-cell>
          <table:table-cell table:formula="of:=MIN(MAX(0;[.$B42]*[.K$2]-[.$C42]);[.$D42])" office:value-type="float" office:value="4.79245181552095" calcext:value-type="float">
            <text:p>4,79245181552095</text:p>
          </table:table-cell>
          <table:table-cell table:formula="of:=MIN(MAX(0;[.$B42]*[.L$2]-[.$C42]);[.$D42])" office:value-type="float" office:value="4.93076965873327" calcext:value-type="float">
            <text:p>4,93076965873327</text:p>
          </table:table-cell>
          <table:table-cell table:formula="of:=MIN(MAX(0;[.$B42]*[.M$2]-[.$C42]);[.$D42])" office:value-type="float" office:value="4.99319500418974" calcext:value-type="float">
            <text:p>4,99319500418974</text:p>
          </table:table-cell>
          <table:table-cell table:formula="of:=MIN(MAX(0;[.$B42]*[.N$2]-[.$C42]);[.$D42])" office:value-type="float" office:value="5.02305826829168" calcext:value-type="float">
            <text:p>5,02305826829168</text:p>
          </table:table-cell>
          <table:table-cell table:formula="of:=MIN(MAX(0;[.$B42]*[.O$2]-[.$C42]);[.$D42])" office:value-type="float" office:value="5.0371126930454" calcext:value-type="float">
            <text:p>5,0371126930454</text:p>
          </table:table-cell>
          <table:table-cell table:formula="of:=MIN(MAX(0;[.$B42]*[.P$2]-[.$C42]);[.$D42])" office:value-type="float" office:value="5.04369709224535" calcext:value-type="float">
            <text:p>5,04369709224535</text:p>
          </table:table-cell>
          <table:table-cell table:formula="of:=MIN(MAX(0;[.$B42]*[.Q$2]-[.$C42]);[.$D42])" office:value-type="float" office:value="5.04678273901222" calcext:value-type="float">
            <text:p>5,04678273901222</text:p>
          </table:table-cell>
          <table:table-cell table:formula="of:=MIN(MAX(0;[.$B42]*[.R$2]-[.$C42]);[.$D42])" office:value-type="float" office:value="5.04822896261787" calcext:value-type="float">
            <text:p>5,04822896261787</text:p>
          </table:table-cell>
          <table:table-cell table:formula="of:=MIN(MAX(0;[.$B42]*[.S$2]-[.$C42]);[.$D42])" office:value-type="float" office:value="5.0489068418864" calcext:value-type="float">
            <text:p>5,0489068418864</text:p>
          </table:table-cell>
          <table:table-cell table:number-columns-repeated="3"/>
          <table:table-cell table:formula="of:=FLOOR([.S42];1)" office:value-type="float" office:value="5" calcext:value-type="float">
            <text:p>5</text:p>
          </table:table-cell>
          <table:table-cell table:formula="of:=[.S42]-[.W42]" office:value-type="float" office:value="0.0489068418863994" calcext:value-type="float">
            <text:p>0,0489068418863994</text:p>
          </table:table-cell>
          <table:table-cell table:formula="of:=IF(AND(COUNTIF([.$AC$4:.$AC$203];&quot;=&quot;&amp;[.X42]);SUM([.Y$4:.Y41])&lt;[.AD$3]);1;0)" office:value-type="float" office:value="0" calcext:value-type="float">
            <text:p>0</text:p>
          </table:table-cell>
          <table:table-cell table:number-columns-repeated="2"/>
          <table:table-cell table:formula="of:=[.AB41]+COUNTIF([.$X$4:.$X$203];&quot;=&quot;&amp;[.AC41])" office:value-type="float" office:value="26" calcext:value-type="float">
            <text:p>26</text:p>
          </table:table-cell>
          <table:table-cell table:formula="of:=IF([.AB42]&lt;=[.AD$3];LARGE([.$X$4:.$X$203];[.AB42]);&quot;&quot;)">
            <text:p/>
          </table:table-cell>
          <table:table-cell table:number-columns-repeated="2"/>
          <table:table-cell table:formula="of:=[.Y42]+[.W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42]" office:value-type="float" office:value="40" calcext:value-type="float">
            <text:p>40</text:p>
          </table:table-cell>
          <table:table-cell table:formula="of:=[$Zamówienie.B42]" office:value-type="float" office:value="10" calcext:value-type="float">
            <text:p>10</text:p>
          </table:table-cell>
          <table:table-cell table:formula="of:=[$Zamówienie.C42]" office:value-type="float" office:value="5" calcext:value-type="float">
            <text:p>5</text:p>
          </table:table-cell>
          <table:table-cell table:formula="of:=[$Zamówienie.D42]" office:value-type="float" office:value="3" calcext:value-type="float">
            <text:p>3</text:p>
          </table:table-cell>
          <table:table-cell table:number-columns-repeated="5"/>
          <table:table-cell table:formula="of:=MIN(MAX(0;[.$B43]*[.J$2]-[.$C43]);[.$D43])" office:value-type="float" office:value="3" calcext:value-type="float">
            <text:p>3</text:p>
          </table:table-cell>
          <table:table-cell table:formula="of:=MIN(MAX(0;[.$B43]*[.K$2]-[.$C43]);[.$D43])" office:value-type="float" office:value="3" calcext:value-type="float">
            <text:p>3</text:p>
          </table:table-cell>
          <table:table-cell table:formula="of:=MIN(MAX(0;[.$B43]*[.L$2]-[.$C43]);[.$D43])" office:value-type="float" office:value="3" calcext:value-type="float">
            <text:p>3</text:p>
          </table:table-cell>
          <table:table-cell table:formula="of:=MIN(MAX(0;[.$B43]*[.M$2]-[.$C43]);[.$D43])" office:value-type="float" office:value="3" calcext:value-type="float">
            <text:p>3</text:p>
          </table:table-cell>
          <table:table-cell table:formula="of:=MIN(MAX(0;[.$B43]*[.N$2]-[.$C43]);[.$D43])" office:value-type="float" office:value="3" calcext:value-type="float">
            <text:p>3</text:p>
          </table:table-cell>
          <table:table-cell table:formula="of:=MIN(MAX(0;[.$B43]*[.O$2]-[.$C43]);[.$D43])" office:value-type="float" office:value="3" calcext:value-type="float">
            <text:p>3</text:p>
          </table:table-cell>
          <table:table-cell table:formula="of:=MIN(MAX(0;[.$B43]*[.P$2]-[.$C43]);[.$D43])" office:value-type="float" office:value="3" calcext:value-type="float">
            <text:p>3</text:p>
          </table:table-cell>
          <table:table-cell table:formula="of:=MIN(MAX(0;[.$B43]*[.Q$2]-[.$C43]);[.$D43])" office:value-type="float" office:value="3" calcext:value-type="float">
            <text:p>3</text:p>
          </table:table-cell>
          <table:table-cell table:formula="of:=MIN(MAX(0;[.$B43]*[.R$2]-[.$C43]);[.$D43])" office:value-type="float" office:value="3" calcext:value-type="float">
            <text:p>3</text:p>
          </table:table-cell>
          <table:table-cell table:formula="of:=MIN(MAX(0;[.$B43]*[.S$2]-[.$C43]);[.$D43])" office:value-type="float" office:value="3" calcext:value-type="float">
            <text:p>3</text:p>
          </table:table-cell>
          <table:table-cell table:number-columns-repeated="3"/>
          <table:table-cell table:formula="of:=FLOOR([.S43];1)" office:value-type="float" office:value="3" calcext:value-type="float">
            <text:p>3</text:p>
          </table:table-cell>
          <table:table-cell table:formula="of:=[.S43]-[.W43]" office:value-type="float" office:value="0" calcext:value-type="float">
            <text:p>0</text:p>
          </table:table-cell>
          <table:table-cell table:formula="of:=IF(AND(COUNTIF([.$AC$4:.$AC$203];&quot;=&quot;&amp;[.X43]);SUM([.Y$4:.Y42])&lt;[.AD$3]);1;0)" office:value-type="float" office:value="0" calcext:value-type="float">
            <text:p>0</text:p>
          </table:table-cell>
          <table:table-cell table:number-columns-repeated="2"/>
          <table:table-cell table:formula="of:=[.AB42]+COUNTIF([.$X$4:.$X$203];&quot;=&quot;&amp;[.AC42])" office:value-type="float" office:value="26" calcext:value-type="float">
            <text:p>26</text:p>
          </table:table-cell>
          <table:table-cell table:formula="of:=IF([.AB43]&lt;=[.AD$3];LARGE([.$X$4:.$X$203];[.AB43]);&quot;&quot;)">
            <text:p/>
          </table:table-cell>
          <table:table-cell table:number-columns-repeated="2"/>
          <table:table-cell table:formula="of:=[.Y43]+[.W4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43]" office:value-type="float" office:value="41" calcext:value-type="float">
            <text:p>41</text:p>
          </table:table-cell>
          <table:table-cell table:formula="of:=[$Zamówienie.B43]" office:value-type="float" office:value="8" calcext:value-type="float">
            <text:p>8</text:p>
          </table:table-cell>
          <table:table-cell table:formula="of:=[$Zamówienie.C43]" office:value-type="float" office:value="10" calcext:value-type="float">
            <text:p>10</text:p>
          </table:table-cell>
          <table:table-cell table:formula="of:=[$Zamówienie.D43]" office:value-type="float" office:value="0" calcext:value-type="float">
            <text:p>0</text:p>
          </table:table-cell>
          <table:table-cell table:number-columns-repeated="5"/>
          <table:table-cell table:formula="of:=MIN(MAX(0;[.$B44]*[.J$2]-[.$C44]);[.$D44])" office:value-type="float" office:value="0" calcext:value-type="float">
            <text:p>0</text:p>
          </table:table-cell>
          <table:table-cell table:formula="of:=MIN(MAX(0;[.$B44]*[.K$2]-[.$C44]);[.$D44])" office:value-type="float" office:value="0" calcext:value-type="float">
            <text:p>0</text:p>
          </table:table-cell>
          <table:table-cell table:formula="of:=MIN(MAX(0;[.$B44]*[.L$2]-[.$C44]);[.$D44])" office:value-type="float" office:value="0" calcext:value-type="float">
            <text:p>0</text:p>
          </table:table-cell>
          <table:table-cell table:formula="of:=MIN(MAX(0;[.$B44]*[.M$2]-[.$C44]);[.$D44])" office:value-type="float" office:value="0" calcext:value-type="float">
            <text:p>0</text:p>
          </table:table-cell>
          <table:table-cell table:formula="of:=MIN(MAX(0;[.$B44]*[.N$2]-[.$C44]);[.$D44])" office:value-type="float" office:value="0" calcext:value-type="float">
            <text:p>0</text:p>
          </table:table-cell>
          <table:table-cell table:formula="of:=MIN(MAX(0;[.$B44]*[.O$2]-[.$C44]);[.$D44])" office:value-type="float" office:value="0" calcext:value-type="float">
            <text:p>0</text:p>
          </table:table-cell>
          <table:table-cell table:formula="of:=MIN(MAX(0;[.$B44]*[.P$2]-[.$C44]);[.$D44])" office:value-type="float" office:value="0" calcext:value-type="float">
            <text:p>0</text:p>
          </table:table-cell>
          <table:table-cell table:formula="of:=MIN(MAX(0;[.$B44]*[.Q$2]-[.$C44]);[.$D44])" office:value-type="float" office:value="0" calcext:value-type="float">
            <text:p>0</text:p>
          </table:table-cell>
          <table:table-cell table:formula="of:=MIN(MAX(0;[.$B44]*[.R$2]-[.$C44]);[.$D44])" office:value-type="float" office:value="0" calcext:value-type="float">
            <text:p>0</text:p>
          </table:table-cell>
          <table:table-cell table:formula="of:=MIN(MAX(0;[.$B44]*[.S$2]-[.$C44]);[.$D44])" office:value-type="float" office:value="0" calcext:value-type="float">
            <text:p>0</text:p>
          </table:table-cell>
          <table:table-cell table:number-columns-repeated="3"/>
          <table:table-cell table:formula="of:=FLOOR([.S44];1)" office:value-type="float" office:value="0" calcext:value-type="float">
            <text:p>0</text:p>
          </table:table-cell>
          <table:table-cell table:formula="of:=[.S44]-[.W44]" office:value-type="float" office:value="0" calcext:value-type="float">
            <text:p>0</text:p>
          </table:table-cell>
          <table:table-cell table:formula="of:=IF(AND(COUNTIF([.$AC$4:.$AC$203];&quot;=&quot;&amp;[.X44]);SUM([.Y$4:.Y43])&lt;[.AD$3]);1;0)" office:value-type="float" office:value="0" calcext:value-type="float">
            <text:p>0</text:p>
          </table:table-cell>
          <table:table-cell table:number-columns-repeated="2"/>
          <table:table-cell table:formula="of:=[.AB43]+COUNTIF([.$X$4:.$X$203];&quot;=&quot;&amp;[.AC43])" office:value-type="float" office:value="26" calcext:value-type="float">
            <text:p>26</text:p>
          </table:table-cell>
          <table:table-cell table:formula="of:=IF([.AB44]&lt;=[.AD$3];LARGE([.$X$4:.$X$203];[.AB44]);&quot;&quot;)">
            <text:p/>
          </table:table-cell>
          <table:table-cell table:number-columns-repeated="2"/>
          <table:table-cell table:formula="of:=[.Y44]+[.W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4]" office:value-type="float" office:value="42" calcext:value-type="float">
            <text:p>42</text:p>
          </table:table-cell>
          <table:table-cell table:formula="of:=[$Zamówienie.B44]" office:value-type="float" office:value="0" calcext:value-type="float">
            <text:p>0</text:p>
          </table:table-cell>
          <table:table-cell table:formula="of:=[$Zamówienie.C44]" office:value-type="float" office:value="10" calcext:value-type="float">
            <text:p>10</text:p>
          </table:table-cell>
          <table:table-cell table:formula="of:=[$Zamówienie.D44]" office:value-type="float" office:value="1" calcext:value-type="float">
            <text:p>1</text:p>
          </table:table-cell>
          <table:table-cell table:number-columns-repeated="5"/>
          <table:table-cell table:formula="of:=MIN(MAX(0;[.$B45]*[.J$2]-[.$C45]);[.$D45])" office:value-type="float" office:value="0" calcext:value-type="float">
            <text:p>0</text:p>
          </table:table-cell>
          <table:table-cell table:formula="of:=MIN(MAX(0;[.$B45]*[.K$2]-[.$C45]);[.$D45])" office:value-type="float" office:value="0" calcext:value-type="float">
            <text:p>0</text:p>
          </table:table-cell>
          <table:table-cell table:formula="of:=MIN(MAX(0;[.$B45]*[.L$2]-[.$C45]);[.$D45])" office:value-type="float" office:value="0" calcext:value-type="float">
            <text:p>0</text:p>
          </table:table-cell>
          <table:table-cell table:formula="of:=MIN(MAX(0;[.$B45]*[.M$2]-[.$C45]);[.$D45])" office:value-type="float" office:value="0" calcext:value-type="float">
            <text:p>0</text:p>
          </table:table-cell>
          <table:table-cell table:formula="of:=MIN(MAX(0;[.$B45]*[.N$2]-[.$C45]);[.$D45])" office:value-type="float" office:value="0" calcext:value-type="float">
            <text:p>0</text:p>
          </table:table-cell>
          <table:table-cell table:formula="of:=MIN(MAX(0;[.$B45]*[.O$2]-[.$C45]);[.$D45])" office:value-type="float" office:value="0" calcext:value-type="float">
            <text:p>0</text:p>
          </table:table-cell>
          <table:table-cell table:formula="of:=MIN(MAX(0;[.$B45]*[.P$2]-[.$C45]);[.$D45])" office:value-type="float" office:value="0" calcext:value-type="float">
            <text:p>0</text:p>
          </table:table-cell>
          <table:table-cell table:formula="of:=MIN(MAX(0;[.$B45]*[.Q$2]-[.$C45]);[.$D45])" office:value-type="float" office:value="0" calcext:value-type="float">
            <text:p>0</text:p>
          </table:table-cell>
          <table:table-cell table:formula="of:=MIN(MAX(0;[.$B45]*[.R$2]-[.$C45]);[.$D45])" office:value-type="float" office:value="0" calcext:value-type="float">
            <text:p>0</text:p>
          </table:table-cell>
          <table:table-cell table:formula="of:=MIN(MAX(0;[.$B45]*[.S$2]-[.$C45]);[.$D45])" office:value-type="float" office:value="0" calcext:value-type="float">
            <text:p>0</text:p>
          </table:table-cell>
          <table:table-cell table:number-columns-repeated="3"/>
          <table:table-cell table:formula="of:=FLOOR([.S45];1)" office:value-type="float" office:value="0" calcext:value-type="float">
            <text:p>0</text:p>
          </table:table-cell>
          <table:table-cell table:formula="of:=[.S45]-[.W45]" office:value-type="float" office:value="0" calcext:value-type="float">
            <text:p>0</text:p>
          </table:table-cell>
          <table:table-cell table:formula="of:=IF(AND(COUNTIF([.$AC$4:.$AC$203];&quot;=&quot;&amp;[.X45]);SUM([.Y$4:.Y44])&lt;[.AD$3]);1;0)" office:value-type="float" office:value="0" calcext:value-type="float">
            <text:p>0</text:p>
          </table:table-cell>
          <table:table-cell table:number-columns-repeated="2"/>
          <table:table-cell table:formula="of:=[.AB44]+COUNTIF([.$X$4:.$X$203];&quot;=&quot;&amp;[.AC44])" office:value-type="float" office:value="26" calcext:value-type="float">
            <text:p>26</text:p>
          </table:table-cell>
          <table:table-cell table:formula="of:=IF([.AB45]&lt;=[.AD$3];LARGE([.$X$4:.$X$203];[.AB45]);&quot;&quot;)">
            <text:p/>
          </table:table-cell>
          <table:table-cell table:number-columns-repeated="2"/>
          <table:table-cell table:formula="of:=[.Y45]+[.W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5]" office:value-type="float" office:value="43" calcext:value-type="float">
            <text:p>43</text:p>
          </table:table-cell>
          <table:table-cell table:formula="of:=[$Zamówienie.B45]" office:value-type="float" office:value="8" calcext:value-type="float">
            <text:p>8</text:p>
          </table:table-cell>
          <table:table-cell table:formula="of:=[$Zamówienie.C45]" office:value-type="float" office:value="8" calcext:value-type="float">
            <text:p>8</text:p>
          </table:table-cell>
          <table:table-cell table:formula="of:=[$Zamówienie.D45]" office:value-type="float" office:value="3" calcext:value-type="float">
            <text:p>3</text:p>
          </table:table-cell>
          <table:table-cell table:number-columns-repeated="5"/>
          <table:table-cell table:formula="of:=MIN(MAX(0;[.$B46]*[.J$2]-[.$C46]);[.$D46])" office:value-type="float" office:value="3" calcext:value-type="float">
            <text:p>3</text:p>
          </table:table-cell>
          <table:table-cell table:formula="of:=MIN(MAX(0;[.$B46]*[.K$2]-[.$C46]);[.$D46])" office:value-type="float" office:value="3" calcext:value-type="float">
            <text:p>3</text:p>
          </table:table-cell>
          <table:table-cell table:formula="of:=MIN(MAX(0;[.$B46]*[.L$2]-[.$C46]);[.$D46])" office:value-type="float" office:value="3" calcext:value-type="float">
            <text:p>3</text:p>
          </table:table-cell>
          <table:table-cell table:formula="of:=MIN(MAX(0;[.$B46]*[.M$2]-[.$C46]);[.$D46])" office:value-type="float" office:value="3" calcext:value-type="float">
            <text:p>3</text:p>
          </table:table-cell>
          <table:table-cell table:formula="of:=MIN(MAX(0;[.$B46]*[.N$2]-[.$C46]);[.$D46])" office:value-type="float" office:value="3" calcext:value-type="float">
            <text:p>3</text:p>
          </table:table-cell>
          <table:table-cell table:formula="of:=MIN(MAX(0;[.$B46]*[.O$2]-[.$C46]);[.$D46])" office:value-type="float" office:value="3" calcext:value-type="float">
            <text:p>3</text:p>
          </table:table-cell>
          <table:table-cell table:formula="of:=MIN(MAX(0;[.$B46]*[.P$2]-[.$C46]);[.$D46])" office:value-type="float" office:value="3" calcext:value-type="float">
            <text:p>3</text:p>
          </table:table-cell>
          <table:table-cell table:formula="of:=MIN(MAX(0;[.$B46]*[.Q$2]-[.$C46]);[.$D46])" office:value-type="float" office:value="3" calcext:value-type="float">
            <text:p>3</text:p>
          </table:table-cell>
          <table:table-cell table:formula="of:=MIN(MAX(0;[.$B46]*[.R$2]-[.$C46]);[.$D46])" office:value-type="float" office:value="3" calcext:value-type="float">
            <text:p>3</text:p>
          </table:table-cell>
          <table:table-cell table:formula="of:=MIN(MAX(0;[.$B46]*[.S$2]-[.$C46]);[.$D46])" office:value-type="float" office:value="3" calcext:value-type="float">
            <text:p>3</text:p>
          </table:table-cell>
          <table:table-cell table:number-columns-repeated="3"/>
          <table:table-cell table:formula="of:=FLOOR([.S46];1)" office:value-type="float" office:value="3" calcext:value-type="float">
            <text:p>3</text:p>
          </table:table-cell>
          <table:table-cell table:formula="of:=[.S46]-[.W46]" office:value-type="float" office:value="0" calcext:value-type="float">
            <text:p>0</text:p>
          </table:table-cell>
          <table:table-cell table:formula="of:=IF(AND(COUNTIF([.$AC$4:.$AC$203];&quot;=&quot;&amp;[.X46]);SUM([.Y$4:.Y45])&lt;[.AD$3]);1;0)" office:value-type="float" office:value="0" calcext:value-type="float">
            <text:p>0</text:p>
          </table:table-cell>
          <table:table-cell table:number-columns-repeated="2"/>
          <table:table-cell table:formula="of:=[.AB45]+COUNTIF([.$X$4:.$X$203];&quot;=&quot;&amp;[.AC45])" office:value-type="float" office:value="26" calcext:value-type="float">
            <text:p>26</text:p>
          </table:table-cell>
          <table:table-cell table:formula="of:=IF([.AB46]&lt;=[.AD$3];LARGE([.$X$4:.$X$203];[.AB46]);&quot;&quot;)">
            <text:p/>
          </table:table-cell>
          <table:table-cell table:number-columns-repeated="2"/>
          <table:table-cell table:formula="of:=[.Y46]+[.W4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46]" office:value-type="float" office:value="44" calcext:value-type="float">
            <text:p>44</text:p>
          </table:table-cell>
          <table:table-cell table:formula="of:=[$Zamówienie.B46]" office:value-type="float" office:value="4" calcext:value-type="float">
            <text:p>4</text:p>
          </table:table-cell>
          <table:table-cell table:formula="of:=[$Zamówienie.C46]" office:value-type="float" office:value="6" calcext:value-type="float">
            <text:p>6</text:p>
          </table:table-cell>
          <table:table-cell table:formula="of:=[$Zamówienie.D46]" office:value-type="float" office:value="2" calcext:value-type="float">
            <text:p>2</text:p>
          </table:table-cell>
          <table:table-cell table:number-columns-repeated="5"/>
          <table:table-cell table:formula="of:=MIN(MAX(0;[.$B47]*[.J$2]-[.$C47]);[.$D47])" office:value-type="float" office:value="0" calcext:value-type="float">
            <text:p>0</text:p>
          </table:table-cell>
          <table:table-cell table:formula="of:=MIN(MAX(0;[.$B47]*[.K$2]-[.$C47]);[.$D47])" office:value-type="float" office:value="0.389935754027933" calcext:value-type="float">
            <text:p>0,389935754027933</text:p>
          </table:table-cell>
          <table:table-cell table:formula="of:=MIN(MAX(0;[.$B47]*[.L$2]-[.$C47]);[.$D47])" office:value-type="float" office:value="0.57435954497769" calcext:value-type="float">
            <text:p>0,57435954497769</text:p>
          </table:table-cell>
          <table:table-cell table:formula="of:=MIN(MAX(0;[.$B47]*[.M$2]-[.$C47]);[.$D47])" office:value-type="float" office:value="0.657593338919654" calcext:value-type="float">
            <text:p>0,657593338919654</text:p>
          </table:table-cell>
          <table:table-cell table:formula="of:=MIN(MAX(0;[.$B47]*[.N$2]-[.$C47]);[.$D47])" office:value-type="float" office:value="0.697411024388906" calcext:value-type="float">
            <text:p>0,697411024388906</text:p>
          </table:table-cell>
          <table:table-cell table:formula="of:=MIN(MAX(0;[.$B47]*[.O$2]-[.$C47]);[.$D47])" office:value-type="float" office:value="0.716150257393871" calcext:value-type="float">
            <text:p>0,716150257393871</text:p>
          </table:table-cell>
          <table:table-cell table:formula="of:=MIN(MAX(0;[.$B47]*[.P$2]-[.$C47]);[.$D47])" office:value-type="float" office:value="0.724929456327138" calcext:value-type="float">
            <text:p>0,724929456327138</text:p>
          </table:table-cell>
          <table:table-cell table:formula="of:=MIN(MAX(0;[.$B47]*[.Q$2]-[.$C47]);[.$D47])" office:value-type="float" office:value="0.729043652016287" calcext:value-type="float">
            <text:p>0,729043652016287</text:p>
          </table:table-cell>
          <table:table-cell table:formula="of:=MIN(MAX(0;[.$B47]*[.R$2]-[.$C47]);[.$D47])" office:value-type="float" office:value="0.73097195015716" calcext:value-type="float">
            <text:p>0,73097195015716</text:p>
          </table:table-cell>
          <table:table-cell table:formula="of:=MIN(MAX(0;[.$B47]*[.S$2]-[.$C47]);[.$D47])" office:value-type="float" office:value="0.731875789181865" calcext:value-type="float">
            <text:p>0,731875789181865</text:p>
          </table:table-cell>
          <table:table-cell table:number-columns-repeated="3"/>
          <table:table-cell table:formula="of:=FLOOR([.S47];1)" office:value-type="float" office:value="0" calcext:value-type="float">
            <text:p>0</text:p>
          </table:table-cell>
          <table:table-cell table:formula="of:=[.S47]-[.W47]" office:value-type="float" office:value="0.731875789181865" calcext:value-type="float">
            <text:p>0,731875789181865</text:p>
          </table:table-cell>
          <table:table-cell table:formula="of:=IF(AND(COUNTIF([.$AC$4:.$AC$203];&quot;=&quot;&amp;[.X47]);SUM([.Y$4:.Y46])&lt;[.AD$3]);1;0)" office:value-type="float" office:value="1" calcext:value-type="float">
            <text:p>1</text:p>
          </table:table-cell>
          <table:table-cell table:number-columns-repeated="2"/>
          <table:table-cell table:formula="of:=[.AB46]+COUNTIF([.$X$4:.$X$203];&quot;=&quot;&amp;[.AC46])" office:value-type="float" office:value="26" calcext:value-type="float">
            <text:p>26</text:p>
          </table:table-cell>
          <table:table-cell table:formula="of:=IF([.AB47]&lt;=[.AD$3];LARGE([.$X$4:.$X$203];[.AB47]);&quot;&quot;)">
            <text:p/>
          </table:table-cell>
          <table:table-cell table:number-columns-repeated="2"/>
          <table:table-cell table:formula="of:=[.Y47]+[.W4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47]" office:value-type="float" office:value="45" calcext:value-type="float">
            <text:p>45</text:p>
          </table:table-cell>
          <table:table-cell table:formula="of:=[$Zamówienie.B47]" office:value-type="float" office:value="10" calcext:value-type="float">
            <text:p>10</text:p>
          </table:table-cell>
          <table:table-cell table:formula="of:=[$Zamówienie.C47]" office:value-type="float" office:value="7" calcext:value-type="float">
            <text:p>7</text:p>
          </table:table-cell>
          <table:table-cell table:formula="of:=[$Zamówienie.D47]" office:value-type="float" office:value="0" calcext:value-type="float">
            <text:p>0</text:p>
          </table:table-cell>
          <table:table-cell table:number-columns-repeated="5"/>
          <table:table-cell table:formula="of:=MIN(MAX(0;[.$B48]*[.J$2]-[.$C48]);[.$D48])" office:value-type="float" office:value="0" calcext:value-type="float">
            <text:p>0</text:p>
          </table:table-cell>
          <table:table-cell table:formula="of:=MIN(MAX(0;[.$B48]*[.K$2]-[.$C48]);[.$D48])" office:value-type="float" office:value="0" calcext:value-type="float">
            <text:p>0</text:p>
          </table:table-cell>
          <table:table-cell table:formula="of:=MIN(MAX(0;[.$B48]*[.L$2]-[.$C48]);[.$D48])" office:value-type="float" office:value="0" calcext:value-type="float">
            <text:p>0</text:p>
          </table:table-cell>
          <table:table-cell table:formula="of:=MIN(MAX(0;[.$B48]*[.M$2]-[.$C48]);[.$D48])" office:value-type="float" office:value="0" calcext:value-type="float">
            <text:p>0</text:p>
          </table:table-cell>
          <table:table-cell table:formula="of:=MIN(MAX(0;[.$B48]*[.N$2]-[.$C48]);[.$D48])" office:value-type="float" office:value="0" calcext:value-type="float">
            <text:p>0</text:p>
          </table:table-cell>
          <table:table-cell table:formula="of:=MIN(MAX(0;[.$B48]*[.O$2]-[.$C48]);[.$D48])" office:value-type="float" office:value="0" calcext:value-type="float">
            <text:p>0</text:p>
          </table:table-cell>
          <table:table-cell table:formula="of:=MIN(MAX(0;[.$B48]*[.P$2]-[.$C48]);[.$D48])" office:value-type="float" office:value="0" calcext:value-type="float">
            <text:p>0</text:p>
          </table:table-cell>
          <table:table-cell table:formula="of:=MIN(MAX(0;[.$B48]*[.Q$2]-[.$C48]);[.$D48])" office:value-type="float" office:value="0" calcext:value-type="float">
            <text:p>0</text:p>
          </table:table-cell>
          <table:table-cell table:formula="of:=MIN(MAX(0;[.$B48]*[.R$2]-[.$C48]);[.$D48])" office:value-type="float" office:value="0" calcext:value-type="float">
            <text:p>0</text:p>
          </table:table-cell>
          <table:table-cell table:formula="of:=MIN(MAX(0;[.$B48]*[.S$2]-[.$C48]);[.$D48])" office:value-type="float" office:value="0" calcext:value-type="float">
            <text:p>0</text:p>
          </table:table-cell>
          <table:table-cell table:number-columns-repeated="3"/>
          <table:table-cell table:formula="of:=FLOOR([.S48];1)" office:value-type="float" office:value="0" calcext:value-type="float">
            <text:p>0</text:p>
          </table:table-cell>
          <table:table-cell table:formula="of:=[.S48]-[.W48]" office:value-type="float" office:value="0" calcext:value-type="float">
            <text:p>0</text:p>
          </table:table-cell>
          <table:table-cell table:formula="of:=IF(AND(COUNTIF([.$AC$4:.$AC$203];&quot;=&quot;&amp;[.X48]);SUM([.Y$4:.Y47])&lt;[.AD$3]);1;0)" office:value-type="float" office:value="0" calcext:value-type="float">
            <text:p>0</text:p>
          </table:table-cell>
          <table:table-cell table:number-columns-repeated="2"/>
          <table:table-cell table:formula="of:=[.AB47]+COUNTIF([.$X$4:.$X$203];&quot;=&quot;&amp;[.AC47])" office:value-type="float" office:value="26" calcext:value-type="float">
            <text:p>26</text:p>
          </table:table-cell>
          <table:table-cell table:formula="of:=IF([.AB48]&lt;=[.AD$3];LARGE([.$X$4:.$X$203];[.AB48]);&quot;&quot;)">
            <text:p/>
          </table:table-cell>
          <table:table-cell table:number-columns-repeated="2"/>
          <table:table-cell table:formula="of:=[.Y48]+[.W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8]" office:value-type="float" office:value="46" calcext:value-type="float">
            <text:p>46</text:p>
          </table:table-cell>
          <table:table-cell table:formula="of:=[$Zamówienie.B48]" office:value-type="float" office:value="5" calcext:value-type="float">
            <text:p>5</text:p>
          </table:table-cell>
          <table:table-cell table:formula="of:=[$Zamówienie.C48]" office:value-type="float" office:value="8" calcext:value-type="float">
            <text:p>8</text:p>
          </table:table-cell>
          <table:table-cell table:formula="of:=[$Zamówienie.D48]" office:value-type="float" office:value="2" calcext:value-type="float">
            <text:p>2</text:p>
          </table:table-cell>
          <table:table-cell table:number-columns-repeated="5"/>
          <table:table-cell table:formula="of:=MIN(MAX(0;[.$B49]*[.J$2]-[.$C49]);[.$D49])" office:value-type="float" office:value="0" calcext:value-type="float">
            <text:p>0</text:p>
          </table:table-cell>
          <table:table-cell table:formula="of:=MIN(MAX(0;[.$B49]*[.K$2]-[.$C49]);[.$D49])" office:value-type="float" office:value="0" calcext:value-type="float">
            <text:p>0</text:p>
          </table:table-cell>
          <table:table-cell table:formula="of:=MIN(MAX(0;[.$B49]*[.L$2]-[.$C49]);[.$D49])" office:value-type="float" office:value="0.217949431222113" calcext:value-type="float">
            <text:p>0,217949431222113</text:p>
          </table:table-cell>
          <table:table-cell table:formula="of:=MIN(MAX(0;[.$B49]*[.M$2]-[.$C49]);[.$D49])" office:value-type="float" office:value="0.321991673649569" calcext:value-type="float">
            <text:p>0,321991673649569</text:p>
          </table:table-cell>
          <table:table-cell table:formula="of:=MIN(MAX(0;[.$B49]*[.N$2]-[.$C49]);[.$D49])" office:value-type="float" office:value="0.371763780486132" calcext:value-type="float">
            <text:p>0,371763780486132</text:p>
          </table:table-cell>
          <table:table-cell table:formula="of:=MIN(MAX(0;[.$B49]*[.O$2]-[.$C49]);[.$D49])" office:value-type="float" office:value="0.39518782174234" calcext:value-type="float">
            <text:p>0,39518782174234</text:p>
          </table:table-cell>
          <table:table-cell table:formula="of:=MIN(MAX(0;[.$B49]*[.P$2]-[.$C49]);[.$D49])" office:value-type="float" office:value="0.406161820408922" calcext:value-type="float">
            <text:p>0,406161820408922</text:p>
          </table:table-cell>
          <table:table-cell table:formula="of:=MIN(MAX(0;[.$B49]*[.Q$2]-[.$C49]);[.$D49])" office:value-type="float" office:value="0.411304565020359" calcext:value-type="float">
            <text:p>0,411304565020359</text:p>
          </table:table-cell>
          <table:table-cell table:formula="of:=MIN(MAX(0;[.$B49]*[.R$2]-[.$C49]);[.$D49])" office:value-type="float" office:value="0.413714937696451" calcext:value-type="float">
            <text:p>0,413714937696451</text:p>
          </table:table-cell>
          <table:table-cell table:formula="of:=MIN(MAX(0;[.$B49]*[.S$2]-[.$C49]);[.$D49])" office:value-type="float" office:value="0.414844736477331" calcext:value-type="float">
            <text:p>0,414844736477331</text:p>
          </table:table-cell>
          <table:table-cell table:number-columns-repeated="3"/>
          <table:table-cell table:formula="of:=FLOOR([.S49];1)" office:value-type="float" office:value="0" calcext:value-type="float">
            <text:p>0</text:p>
          </table:table-cell>
          <table:table-cell table:formula="of:=[.S49]-[.W49]" office:value-type="float" office:value="0.414844736477331" calcext:value-type="float">
            <text:p>0,414844736477331</text:p>
          </table:table-cell>
          <table:table-cell table:formula="of:=IF(AND(COUNTIF([.$AC$4:.$AC$203];&quot;=&quot;&amp;[.X49]);SUM([.Y$4:.Y48])&lt;[.AD$3]);1;0)" office:value-type="float" office:value="0" calcext:value-type="float">
            <text:p>0</text:p>
          </table:table-cell>
          <table:table-cell table:number-columns-repeated="2"/>
          <table:table-cell table:formula="of:=[.AB48]+COUNTIF([.$X$4:.$X$203];&quot;=&quot;&amp;[.AC48])" office:value-type="float" office:value="26" calcext:value-type="float">
            <text:p>26</text:p>
          </table:table-cell>
          <table:table-cell table:formula="of:=IF([.AB49]&lt;=[.AD$3];LARGE([.$X$4:.$X$203];[.AB49]);&quot;&quot;)">
            <text:p/>
          </table:table-cell>
          <table:table-cell table:number-columns-repeated="2"/>
          <table:table-cell table:formula="of:=[.Y49]+[.W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9]" office:value-type="float" office:value="47" calcext:value-type="float">
            <text:p>47</text:p>
          </table:table-cell>
          <table:table-cell table:formula="of:=[$Zamówienie.B49]" office:value-type="float" office:value="6" calcext:value-type="float">
            <text:p>6</text:p>
          </table:table-cell>
          <table:table-cell table:formula="of:=[$Zamówienie.C49]" office:value-type="float" office:value="3" calcext:value-type="float">
            <text:p>3</text:p>
          </table:table-cell>
          <table:table-cell table:formula="of:=[$Zamówienie.D49]" office:value-type="float" office:value="0" calcext:value-type="float">
            <text:p>0</text:p>
          </table:table-cell>
          <table:table-cell table:number-columns-repeated="5"/>
          <table:table-cell table:formula="of:=MIN(MAX(0;[.$B50]*[.J$2]-[.$C50]);[.$D50])" office:value-type="float" office:value="0" calcext:value-type="float">
            <text:p>0</text:p>
          </table:table-cell>
          <table:table-cell table:formula="of:=MIN(MAX(0;[.$B50]*[.K$2]-[.$C50]);[.$D50])" office:value-type="float" office:value="0" calcext:value-type="float">
            <text:p>0</text:p>
          </table:table-cell>
          <table:table-cell table:formula="of:=MIN(MAX(0;[.$B50]*[.L$2]-[.$C50]);[.$D50])" office:value-type="float" office:value="0" calcext:value-type="float">
            <text:p>0</text:p>
          </table:table-cell>
          <table:table-cell table:formula="of:=MIN(MAX(0;[.$B50]*[.M$2]-[.$C50]);[.$D50])" office:value-type="float" office:value="0" calcext:value-type="float">
            <text:p>0</text:p>
          </table:table-cell>
          <table:table-cell table:formula="of:=MIN(MAX(0;[.$B50]*[.N$2]-[.$C50]);[.$D50])" office:value-type="float" office:value="0" calcext:value-type="float">
            <text:p>0</text:p>
          </table:table-cell>
          <table:table-cell table:formula="of:=MIN(MAX(0;[.$B50]*[.O$2]-[.$C50]);[.$D50])" office:value-type="float" office:value="0" calcext:value-type="float">
            <text:p>0</text:p>
          </table:table-cell>
          <table:table-cell table:formula="of:=MIN(MAX(0;[.$B50]*[.P$2]-[.$C50]);[.$D50])" office:value-type="float" office:value="0" calcext:value-type="float">
            <text:p>0</text:p>
          </table:table-cell>
          <table:table-cell table:formula="of:=MIN(MAX(0;[.$B50]*[.Q$2]-[.$C50]);[.$D50])" office:value-type="float" office:value="0" calcext:value-type="float">
            <text:p>0</text:p>
          </table:table-cell>
          <table:table-cell table:formula="of:=MIN(MAX(0;[.$B50]*[.R$2]-[.$C50]);[.$D50])" office:value-type="float" office:value="0" calcext:value-type="float">
            <text:p>0</text:p>
          </table:table-cell>
          <table:table-cell table:formula="of:=MIN(MAX(0;[.$B50]*[.S$2]-[.$C50]);[.$D50])" office:value-type="float" office:value="0" calcext:value-type="float">
            <text:p>0</text:p>
          </table:table-cell>
          <table:table-cell table:number-columns-repeated="3"/>
          <table:table-cell table:formula="of:=FLOOR([.S50];1)" office:value-type="float" office:value="0" calcext:value-type="float">
            <text:p>0</text:p>
          </table:table-cell>
          <table:table-cell table:formula="of:=[.S50]-[.W50]" office:value-type="float" office:value="0" calcext:value-type="float">
            <text:p>0</text:p>
          </table:table-cell>
          <table:table-cell table:formula="of:=IF(AND(COUNTIF([.$AC$4:.$AC$203];&quot;=&quot;&amp;[.X50]);SUM([.Y$4:.Y49])&lt;[.AD$3]);1;0)" office:value-type="float" office:value="0" calcext:value-type="float">
            <text:p>0</text:p>
          </table:table-cell>
          <table:table-cell table:number-columns-repeated="2"/>
          <table:table-cell table:formula="of:=[.AB49]+COUNTIF([.$X$4:.$X$203];&quot;=&quot;&amp;[.AC49])" office:value-type="float" office:value="26" calcext:value-type="float">
            <text:p>26</text:p>
          </table:table-cell>
          <table:table-cell table:formula="of:=IF([.AB50]&lt;=[.AD$3];LARGE([.$X$4:.$X$203];[.AB50]);&quot;&quot;)">
            <text:p/>
          </table:table-cell>
          <table:table-cell table:number-columns-repeated="2"/>
          <table:table-cell table:formula="of:=[.Y50]+[.W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0]" office:value-type="float" office:value="48" calcext:value-type="float">
            <text:p>48</text:p>
          </table:table-cell>
          <table:table-cell table:formula="of:=[$Zamówienie.B50]" office:value-type="float" office:value="9" calcext:value-type="float">
            <text:p>9</text:p>
          </table:table-cell>
          <table:table-cell table:formula="of:=[$Zamówienie.C50]" office:value-type="float" office:value="8" calcext:value-type="float">
            <text:p>8</text:p>
          </table:table-cell>
          <table:table-cell table:formula="of:=[$Zamówienie.D50]" office:value-type="float" office:value="10" calcext:value-type="float">
            <text:p>10</text:p>
          </table:table-cell>
          <table:table-cell table:number-columns-repeated="5"/>
          <table:table-cell table:formula="of:=MIN(MAX(0;[.$B51]*[.J$2]-[.$C51]);[.$D51])" office:value-type="float" office:value="5.34157944814463" calcext:value-type="float">
            <text:p>5,34157944814463</text:p>
          </table:table-cell>
          <table:table-cell table:formula="of:=MIN(MAX(0;[.$B51]*[.K$2]-[.$C51]);[.$D51])" office:value-type="float" office:value="6.37735544656285" calcext:value-type="float">
            <text:p>6,37735544656285</text:p>
          </table:table-cell>
          <table:table-cell table:formula="of:=MIN(MAX(0;[.$B51]*[.L$2]-[.$C51]);[.$D51])" office:value-type="float" office:value="6.7923089761998" calcext:value-type="float">
            <text:p>6,7923089761998</text:p>
          </table:table-cell>
          <table:table-cell table:formula="of:=MIN(MAX(0;[.$B51]*[.M$2]-[.$C51]);[.$D51])" office:value-type="float" office:value="6.97958501256922" calcext:value-type="float">
            <text:p>6,97958501256922</text:p>
          </table:table-cell>
          <table:table-cell table:formula="of:=MIN(MAX(0;[.$B51]*[.N$2]-[.$C51]);[.$D51])" office:value-type="float" office:value="7.06917480487504" calcext:value-type="float">
            <text:p>7,06917480487504</text:p>
          </table:table-cell>
          <table:table-cell table:formula="of:=MIN(MAX(0;[.$B51]*[.O$2]-[.$C51]);[.$D51])" office:value-type="float" office:value="7.11133807913621" calcext:value-type="float">
            <text:p>7,11133807913621</text:p>
          </table:table-cell>
          <table:table-cell table:formula="of:=MIN(MAX(0;[.$B51]*[.P$2]-[.$C51]);[.$D51])" office:value-type="float" office:value="7.13109127673606" calcext:value-type="float">
            <text:p>7,13109127673606</text:p>
          </table:table-cell>
          <table:table-cell table:formula="of:=MIN(MAX(0;[.$B51]*[.Q$2]-[.$C51]);[.$D51])" office:value-type="float" office:value="7.14034821703665" calcext:value-type="float">
            <text:p>7,14034821703665</text:p>
          </table:table-cell>
          <table:table-cell table:formula="of:=MIN(MAX(0;[.$B51]*[.R$2]-[.$C51]);[.$D51])" office:value-type="float" office:value="7.14468688785361" calcext:value-type="float">
            <text:p>7,14468688785361</text:p>
          </table:table-cell>
          <table:table-cell table:formula="of:=MIN(MAX(0;[.$B51]*[.S$2]-[.$C51]);[.$D51])" office:value-type="float" office:value="7.1467205256592" calcext:value-type="float">
            <text:p>7,1467205256592</text:p>
          </table:table-cell>
          <table:table-cell table:number-columns-repeated="3"/>
          <table:table-cell table:formula="of:=FLOOR([.S51];1)" office:value-type="float" office:value="7" calcext:value-type="float">
            <text:p>7</text:p>
          </table:table-cell>
          <table:table-cell table:formula="of:=[.S51]-[.W51]" office:value-type="float" office:value="0.146720525659196" calcext:value-type="float">
            <text:p>0,146720525659196</text:p>
          </table:table-cell>
          <table:table-cell table:formula="of:=IF(AND(COUNTIF([.$AC$4:.$AC$203];&quot;=&quot;&amp;[.X51]);SUM([.Y$4:.Y50])&lt;[.AD$3]);1;0)" office:value-type="float" office:value="0" calcext:value-type="float">
            <text:p>0</text:p>
          </table:table-cell>
          <table:table-cell table:number-columns-repeated="2"/>
          <table:table-cell table:formula="of:=[.AB50]+COUNTIF([.$X$4:.$X$203];&quot;=&quot;&amp;[.AC50])" office:value-type="float" office:value="26" calcext:value-type="float">
            <text:p>26</text:p>
          </table:table-cell>
          <table:table-cell table:formula="of:=IF([.AB51]&lt;=[.AD$3];LARGE([.$X$4:.$X$203];[.AB51]);&quot;&quot;)">
            <text:p/>
          </table:table-cell>
          <table:table-cell table:number-columns-repeated="2"/>
          <table:table-cell table:formula="of:=[.Y51]+[.W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51]" office:value-type="float" office:value="49" calcext:value-type="float">
            <text:p>49</text:p>
          </table:table-cell>
          <table:table-cell table:formula="of:=[$Zamówienie.B51]" office:value-type="float" office:value="8" calcext:value-type="float">
            <text:p>8</text:p>
          </table:table-cell>
          <table:table-cell table:formula="of:=[$Zamówienie.C51]" office:value-type="float" office:value="0" calcext:value-type="float">
            <text:p>0</text:p>
          </table:table-cell>
          <table:table-cell table:formula="of:=[$Zamówienie.D51]" office:value-type="float" office:value="3" calcext:value-type="float">
            <text:p>3</text:p>
          </table:table-cell>
          <table:table-cell table:number-columns-repeated="5"/>
          <table:table-cell table:formula="of:=MIN(MAX(0;[.$B52]*[.J$2]-[.$C52]);[.$D52])" office:value-type="float" office:value="3" calcext:value-type="float">
            <text:p>3</text:p>
          </table:table-cell>
          <table:table-cell table:formula="of:=MIN(MAX(0;[.$B52]*[.K$2]-[.$C52]);[.$D52])" office:value-type="float" office:value="3" calcext:value-type="float">
            <text:p>3</text:p>
          </table:table-cell>
          <table:table-cell table:formula="of:=MIN(MAX(0;[.$B52]*[.L$2]-[.$C52]);[.$D52])" office:value-type="float" office:value="3" calcext:value-type="float">
            <text:p>3</text:p>
          </table:table-cell>
          <table:table-cell table:formula="of:=MIN(MAX(0;[.$B52]*[.M$2]-[.$C52]);[.$D52])" office:value-type="float" office:value="3" calcext:value-type="float">
            <text:p>3</text:p>
          </table:table-cell>
          <table:table-cell table:formula="of:=MIN(MAX(0;[.$B52]*[.N$2]-[.$C52]);[.$D52])" office:value-type="float" office:value="3" calcext:value-type="float">
            <text:p>3</text:p>
          </table:table-cell>
          <table:table-cell table:formula="of:=MIN(MAX(0;[.$B52]*[.O$2]-[.$C52]);[.$D52])" office:value-type="float" office:value="3" calcext:value-type="float">
            <text:p>3</text:p>
          </table:table-cell>
          <table:table-cell table:formula="of:=MIN(MAX(0;[.$B52]*[.P$2]-[.$C52]);[.$D52])" office:value-type="float" office:value="3" calcext:value-type="float">
            <text:p>3</text:p>
          </table:table-cell>
          <table:table-cell table:formula="of:=MIN(MAX(0;[.$B52]*[.Q$2]-[.$C52]);[.$D52])" office:value-type="float" office:value="3" calcext:value-type="float">
            <text:p>3</text:p>
          </table:table-cell>
          <table:table-cell table:formula="of:=MIN(MAX(0;[.$B52]*[.R$2]-[.$C52]);[.$D52])" office:value-type="float" office:value="3" calcext:value-type="float">
            <text:p>3</text:p>
          </table:table-cell>
          <table:table-cell table:formula="of:=MIN(MAX(0;[.$B52]*[.S$2]-[.$C52]);[.$D52])" office:value-type="float" office:value="3" calcext:value-type="float">
            <text:p>3</text:p>
          </table:table-cell>
          <table:table-cell table:number-columns-repeated="3"/>
          <table:table-cell table:formula="of:=FLOOR([.S52];1)" office:value-type="float" office:value="3" calcext:value-type="float">
            <text:p>3</text:p>
          </table:table-cell>
          <table:table-cell table:formula="of:=[.S52]-[.W52]" office:value-type="float" office:value="0" calcext:value-type="float">
            <text:p>0</text:p>
          </table:table-cell>
          <table:table-cell table:formula="of:=IF(AND(COUNTIF([.$AC$4:.$AC$203];&quot;=&quot;&amp;[.X52]);SUM([.Y$4:.Y51])&lt;[.AD$3]);1;0)" office:value-type="float" office:value="0" calcext:value-type="float">
            <text:p>0</text:p>
          </table:table-cell>
          <table:table-cell table:number-columns-repeated="2"/>
          <table:table-cell table:formula="of:=[.AB51]+COUNTIF([.$X$4:.$X$203];&quot;=&quot;&amp;[.AC51])" office:value-type="float" office:value="26" calcext:value-type="float">
            <text:p>26</text:p>
          </table:table-cell>
          <table:table-cell table:formula="of:=IF([.AB52]&lt;=[.AD$3];LARGE([.$X$4:.$X$203];[.AB52]);&quot;&quot;)">
            <text:p/>
          </table:table-cell>
          <table:table-cell table:number-columns-repeated="2"/>
          <table:table-cell table:formula="of:=[.Y52]+[.W5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52]" office:value-type="float" office:value="50" calcext:value-type="float">
            <text:p>50</text:p>
          </table:table-cell>
          <table:table-cell table:formula="of:=[$Zamówienie.B52]" office:value-type="float" office:value="4" calcext:value-type="float">
            <text:p>4</text:p>
          </table:table-cell>
          <table:table-cell table:formula="of:=[$Zamówienie.C52]" office:value-type="float" office:value="7" calcext:value-type="float">
            <text:p>7</text:p>
          </table:table-cell>
          <table:table-cell table:formula="of:=[$Zamówienie.D52]" office:value-type="float" office:value="9" calcext:value-type="float">
            <text:p>9</text:p>
          </table:table-cell>
          <table:table-cell table:number-columns-repeated="5"/>
          <table:table-cell table:formula="of:=MIN(MAX(0;[.$B53]*[.J$2]-[.$C53]);[.$D53])" office:value-type="float" office:value="0" calcext:value-type="float">
            <text:p>0</text:p>
          </table:table-cell>
          <table:table-cell table:formula="of:=MIN(MAX(0;[.$B53]*[.K$2]-[.$C53]);[.$D53])" office:value-type="float" office:value="0" calcext:value-type="float">
            <text:p>0</text:p>
          </table:table-cell>
          <table:table-cell table:formula="of:=MIN(MAX(0;[.$B53]*[.L$2]-[.$C53]);[.$D53])" office:value-type="float" office:value="0" calcext:value-type="float">
            <text:p>0</text:p>
          </table:table-cell>
          <table:table-cell table:formula="of:=MIN(MAX(0;[.$B53]*[.M$2]-[.$C53]);[.$D53])" office:value-type="float" office:value="0" calcext:value-type="float">
            <text:p>0</text:p>
          </table:table-cell>
          <table:table-cell table:formula="of:=MIN(MAX(0;[.$B53]*[.N$2]-[.$C53]);[.$D53])" office:value-type="float" office:value="0" calcext:value-type="float">
            <text:p>0</text:p>
          </table:table-cell>
          <table:table-cell table:formula="of:=MIN(MAX(0;[.$B53]*[.O$2]-[.$C53]);[.$D53])" office:value-type="float" office:value="0" calcext:value-type="float">
            <text:p>0</text:p>
          </table:table-cell>
          <table:table-cell table:formula="of:=MIN(MAX(0;[.$B53]*[.P$2]-[.$C53]);[.$D53])" office:value-type="float" office:value="0" calcext:value-type="float">
            <text:p>0</text:p>
          </table:table-cell>
          <table:table-cell table:formula="of:=MIN(MAX(0;[.$B53]*[.Q$2]-[.$C53]);[.$D53])" office:value-type="float" office:value="0" calcext:value-type="float">
            <text:p>0</text:p>
          </table:table-cell>
          <table:table-cell table:formula="of:=MIN(MAX(0;[.$B53]*[.R$2]-[.$C53]);[.$D53])" office:value-type="float" office:value="0" calcext:value-type="float">
            <text:p>0</text:p>
          </table:table-cell>
          <table:table-cell table:formula="of:=MIN(MAX(0;[.$B53]*[.S$2]-[.$C53]);[.$D53])" office:value-type="float" office:value="0" calcext:value-type="float">
            <text:p>0</text:p>
          </table:table-cell>
          <table:table-cell table:number-columns-repeated="3"/>
          <table:table-cell table:formula="of:=FLOOR([.S53];1)" office:value-type="float" office:value="0" calcext:value-type="float">
            <text:p>0</text:p>
          </table:table-cell>
          <table:table-cell table:formula="of:=[.S53]-[.W53]" office:value-type="float" office:value="0" calcext:value-type="float">
            <text:p>0</text:p>
          </table:table-cell>
          <table:table-cell table:formula="of:=IF(AND(COUNTIF([.$AC$4:.$AC$203];&quot;=&quot;&amp;[.X53]);SUM([.Y$4:.Y52])&lt;[.AD$3]);1;0)" office:value-type="float" office:value="0" calcext:value-type="float">
            <text:p>0</text:p>
          </table:table-cell>
          <table:table-cell table:number-columns-repeated="2"/>
          <table:table-cell table:formula="of:=[.AB52]+COUNTIF([.$X$4:.$X$203];&quot;=&quot;&amp;[.AC52])" office:value-type="float" office:value="26" calcext:value-type="float">
            <text:p>26</text:p>
          </table:table-cell>
          <table:table-cell table:formula="of:=IF([.AB53]&lt;=[.AD$3];LARGE([.$X$4:.$X$203];[.AB53]);&quot;&quot;)">
            <text:p/>
          </table:table-cell>
          <table:table-cell table:number-columns-repeated="2"/>
          <table:table-cell table:formula="of:=[.Y53]+[.W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3]" office:value-type="float" office:value="51" calcext:value-type="float">
            <text:p>51</text:p>
          </table:table-cell>
          <table:table-cell table:formula="of:=[$Zamówienie.B53]" office:value-type="float" office:value="3" calcext:value-type="float">
            <text:p>3</text:p>
          </table:table-cell>
          <table:table-cell table:formula="of:=[$Zamówienie.C53]" office:value-type="float" office:value="1" calcext:value-type="float">
            <text:p>1</text:p>
          </table:table-cell>
          <table:table-cell table:formula="of:=[$Zamówienie.D53]" office:value-type="float" office:value="9" calcext:value-type="float">
            <text:p>9</text:p>
          </table:table-cell>
          <table:table-cell table:number-columns-repeated="5"/>
          <table:table-cell table:formula="of:=MIN(MAX(0;[.$B54]*[.J$2]-[.$C54]);[.$D54])" office:value-type="float" office:value="3.44719314938154" calcext:value-type="float">
            <text:p>3,44719314938154</text:p>
          </table:table-cell>
          <table:table-cell table:formula="of:=MIN(MAX(0;[.$B54]*[.K$2]-[.$C54]);[.$D54])" office:value-type="float" office:value="3.79245181552095" calcext:value-type="float">
            <text:p>3,79245181552095</text:p>
          </table:table-cell>
          <table:table-cell table:formula="of:=MIN(MAX(0;[.$B54]*[.L$2]-[.$C54]);[.$D54])" office:value-type="float" office:value="3.93076965873327" calcext:value-type="float">
            <text:p>3,93076965873327</text:p>
          </table:table-cell>
          <table:table-cell table:formula="of:=MIN(MAX(0;[.$B54]*[.M$2]-[.$C54]);[.$D54])" office:value-type="float" office:value="3.99319500418974" calcext:value-type="float">
            <text:p>3,99319500418974</text:p>
          </table:table-cell>
          <table:table-cell table:formula="of:=MIN(MAX(0;[.$B54]*[.N$2]-[.$C54]);[.$D54])" office:value-type="float" office:value="4.02305826829168" calcext:value-type="float">
            <text:p>4,02305826829168</text:p>
          </table:table-cell>
          <table:table-cell table:formula="of:=MIN(MAX(0;[.$B54]*[.O$2]-[.$C54]);[.$D54])" office:value-type="float" office:value="4.0371126930454" calcext:value-type="float">
            <text:p>4,0371126930454</text:p>
          </table:table-cell>
          <table:table-cell table:formula="of:=MIN(MAX(0;[.$B54]*[.P$2]-[.$C54]);[.$D54])" office:value-type="float" office:value="4.04369709224535" calcext:value-type="float">
            <text:p>4,04369709224535</text:p>
          </table:table-cell>
          <table:table-cell table:formula="of:=MIN(MAX(0;[.$B54]*[.Q$2]-[.$C54]);[.$D54])" office:value-type="float" office:value="4.04678273901222" calcext:value-type="float">
            <text:p>4,04678273901222</text:p>
          </table:table-cell>
          <table:table-cell table:formula="of:=MIN(MAX(0;[.$B54]*[.R$2]-[.$C54]);[.$D54])" office:value-type="float" office:value="4.04822896261787" calcext:value-type="float">
            <text:p>4,04822896261787</text:p>
          </table:table-cell>
          <table:table-cell table:formula="of:=MIN(MAX(0;[.$B54]*[.S$2]-[.$C54]);[.$D54])" office:value-type="float" office:value="4.0489068418864" calcext:value-type="float">
            <text:p>4,0489068418864</text:p>
          </table:table-cell>
          <table:table-cell table:number-columns-repeated="3"/>
          <table:table-cell table:formula="of:=FLOOR([.S54];1)" office:value-type="float" office:value="4" calcext:value-type="float">
            <text:p>4</text:p>
          </table:table-cell>
          <table:table-cell table:formula="of:=[.S54]-[.W54]" office:value-type="float" office:value="0.0489068418863994" calcext:value-type="float">
            <text:p>0,0489068418863994</text:p>
          </table:table-cell>
          <table:table-cell table:formula="of:=IF(AND(COUNTIF([.$AC$4:.$AC$203];&quot;=&quot;&amp;[.X54]);SUM([.Y$4:.Y53])&lt;[.AD$3]);1;0)" office:value-type="float" office:value="0" calcext:value-type="float">
            <text:p>0</text:p>
          </table:table-cell>
          <table:table-cell table:number-columns-repeated="2"/>
          <table:table-cell table:formula="of:=[.AB53]+COUNTIF([.$X$4:.$X$203];&quot;=&quot;&amp;[.AC53])" office:value-type="float" office:value="26" calcext:value-type="float">
            <text:p>26</text:p>
          </table:table-cell>
          <table:table-cell table:formula="of:=IF([.AB54]&lt;=[.AD$3];LARGE([.$X$4:.$X$203];[.AB54]);&quot;&quot;)">
            <text:p/>
          </table:table-cell>
          <table:table-cell table:number-columns-repeated="2"/>
          <table:table-cell table:formula="of:=[.Y54]+[.W5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4]" office:value-type="float" office:value="52" calcext:value-type="float">
            <text:p>52</text:p>
          </table:table-cell>
          <table:table-cell table:formula="of:=[$Zamówienie.B54]" office:value-type="float" office:value="2" calcext:value-type="float">
            <text:p>2</text:p>
          </table:table-cell>
          <table:table-cell table:formula="of:=[$Zamówienie.C54]" office:value-type="float" office:value="4" calcext:value-type="float">
            <text:p>4</text:p>
          </table:table-cell>
          <table:table-cell table:formula="of:=[$Zamówienie.D54]" office:value-type="float" office:value="8" calcext:value-type="float">
            <text:p>8</text:p>
          </table:table-cell>
          <table:table-cell table:number-columns-repeated="5"/>
          <table:table-cell table:formula="of:=MIN(MAX(0;[.$B55]*[.J$2]-[.$C55]);[.$D55])" office:value-type="float" office:value="0" calcext:value-type="float">
            <text:p>0</text:p>
          </table:table-cell>
          <table:table-cell table:formula="of:=MIN(MAX(0;[.$B55]*[.K$2]-[.$C55]);[.$D55])" office:value-type="float" office:value="0" calcext:value-type="float">
            <text:p>0</text:p>
          </table:table-cell>
          <table:table-cell table:formula="of:=MIN(MAX(0;[.$B55]*[.L$2]-[.$C55]);[.$D55])" office:value-type="float" office:value="0" calcext:value-type="float">
            <text:p>0</text:p>
          </table:table-cell>
          <table:table-cell table:formula="of:=MIN(MAX(0;[.$B55]*[.M$2]-[.$C55]);[.$D55])" office:value-type="float" office:value="0" calcext:value-type="float">
            <text:p>0</text:p>
          </table:table-cell>
          <table:table-cell table:formula="of:=MIN(MAX(0;[.$B55]*[.N$2]-[.$C55]);[.$D55])" office:value-type="float" office:value="0" calcext:value-type="float">
            <text:p>0</text:p>
          </table:table-cell>
          <table:table-cell table:formula="of:=MIN(MAX(0;[.$B55]*[.O$2]-[.$C55]);[.$D55])" office:value-type="float" office:value="0" calcext:value-type="float">
            <text:p>0</text:p>
          </table:table-cell>
          <table:table-cell table:formula="of:=MIN(MAX(0;[.$B55]*[.P$2]-[.$C55]);[.$D55])" office:value-type="float" office:value="0" calcext:value-type="float">
            <text:p>0</text:p>
          </table:table-cell>
          <table:table-cell table:formula="of:=MIN(MAX(0;[.$B55]*[.Q$2]-[.$C55]);[.$D55])" office:value-type="float" office:value="0" calcext:value-type="float">
            <text:p>0</text:p>
          </table:table-cell>
          <table:table-cell table:formula="of:=MIN(MAX(0;[.$B55]*[.R$2]-[.$C55]);[.$D55])" office:value-type="float" office:value="0" calcext:value-type="float">
            <text:p>0</text:p>
          </table:table-cell>
          <table:table-cell table:formula="of:=MIN(MAX(0;[.$B55]*[.S$2]-[.$C55]);[.$D55])" office:value-type="float" office:value="0" calcext:value-type="float">
            <text:p>0</text:p>
          </table:table-cell>
          <table:table-cell table:number-columns-repeated="3"/>
          <table:table-cell table:formula="of:=FLOOR([.S55];1)" office:value-type="float" office:value="0" calcext:value-type="float">
            <text:p>0</text:p>
          </table:table-cell>
          <table:table-cell table:formula="of:=[.S55]-[.W55]" office:value-type="float" office:value="0" calcext:value-type="float">
            <text:p>0</text:p>
          </table:table-cell>
          <table:table-cell table:formula="of:=IF(AND(COUNTIF([.$AC$4:.$AC$203];&quot;=&quot;&amp;[.X55]);SUM([.Y$4:.Y54])&lt;[.AD$3]);1;0)" office:value-type="float" office:value="0" calcext:value-type="float">
            <text:p>0</text:p>
          </table:table-cell>
          <table:table-cell table:number-columns-repeated="2"/>
          <table:table-cell table:formula="of:=[.AB54]+COUNTIF([.$X$4:.$X$203];&quot;=&quot;&amp;[.AC54])" office:value-type="float" office:value="26" calcext:value-type="float">
            <text:p>26</text:p>
          </table:table-cell>
          <table:table-cell table:formula="of:=IF([.AB55]&lt;=[.AD$3];LARGE([.$X$4:.$X$203];[.AB55]);&quot;&quot;)">
            <text:p/>
          </table:table-cell>
          <table:table-cell table:number-columns-repeated="2"/>
          <table:table-cell table:formula="of:=[.Y55]+[.W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5]" office:value-type="float" office:value="53" calcext:value-type="float">
            <text:p>53</text:p>
          </table:table-cell>
          <table:table-cell table:formula="of:=[$Zamówienie.B55]" office:value-type="float" office:value="4" calcext:value-type="float">
            <text:p>4</text:p>
          </table:table-cell>
          <table:table-cell table:formula="of:=[$Zamówienie.C55]" office:value-type="float" office:value="7" calcext:value-type="float">
            <text:p>7</text:p>
          </table:table-cell>
          <table:table-cell table:formula="of:=[$Zamówienie.D55]" office:value-type="float" office:value="6" calcext:value-type="float">
            <text:p>6</text:p>
          </table:table-cell>
          <table:table-cell table:number-columns-repeated="5"/>
          <table:table-cell table:formula="of:=MIN(MAX(0;[.$B56]*[.J$2]-[.$C56]);[.$D56])" office:value-type="float" office:value="0" calcext:value-type="float">
            <text:p>0</text:p>
          </table:table-cell>
          <table:table-cell table:formula="of:=MIN(MAX(0;[.$B56]*[.K$2]-[.$C56]);[.$D56])" office:value-type="float" office:value="0" calcext:value-type="float">
            <text:p>0</text:p>
          </table:table-cell>
          <table:table-cell table:formula="of:=MIN(MAX(0;[.$B56]*[.L$2]-[.$C56]);[.$D56])" office:value-type="float" office:value="0" calcext:value-type="float">
            <text:p>0</text:p>
          </table:table-cell>
          <table:table-cell table:formula="of:=MIN(MAX(0;[.$B56]*[.M$2]-[.$C56]);[.$D56])" office:value-type="float" office:value="0" calcext:value-type="float">
            <text:p>0</text:p>
          </table:table-cell>
          <table:table-cell table:formula="of:=MIN(MAX(0;[.$B56]*[.N$2]-[.$C56]);[.$D56])" office:value-type="float" office:value="0" calcext:value-type="float">
            <text:p>0</text:p>
          </table:table-cell>
          <table:table-cell table:formula="of:=MIN(MAX(0;[.$B56]*[.O$2]-[.$C56]);[.$D56])" office:value-type="float" office:value="0" calcext:value-type="float">
            <text:p>0</text:p>
          </table:table-cell>
          <table:table-cell table:formula="of:=MIN(MAX(0;[.$B56]*[.P$2]-[.$C56]);[.$D56])" office:value-type="float" office:value="0" calcext:value-type="float">
            <text:p>0</text:p>
          </table:table-cell>
          <table:table-cell table:formula="of:=MIN(MAX(0;[.$B56]*[.Q$2]-[.$C56]);[.$D56])" office:value-type="float" office:value="0" calcext:value-type="float">
            <text:p>0</text:p>
          </table:table-cell>
          <table:table-cell table:formula="of:=MIN(MAX(0;[.$B56]*[.R$2]-[.$C56]);[.$D56])" office:value-type="float" office:value="0" calcext:value-type="float">
            <text:p>0</text:p>
          </table:table-cell>
          <table:table-cell table:formula="of:=MIN(MAX(0;[.$B56]*[.S$2]-[.$C56]);[.$D56])" office:value-type="float" office:value="0" calcext:value-type="float">
            <text:p>0</text:p>
          </table:table-cell>
          <table:table-cell table:number-columns-repeated="3"/>
          <table:table-cell table:formula="of:=FLOOR([.S56];1)" office:value-type="float" office:value="0" calcext:value-type="float">
            <text:p>0</text:p>
          </table:table-cell>
          <table:table-cell table:formula="of:=[.S56]-[.W56]" office:value-type="float" office:value="0" calcext:value-type="float">
            <text:p>0</text:p>
          </table:table-cell>
          <table:table-cell table:formula="of:=IF(AND(COUNTIF([.$AC$4:.$AC$203];&quot;=&quot;&amp;[.X56]);SUM([.Y$4:.Y55])&lt;[.AD$3]);1;0)" office:value-type="float" office:value="0" calcext:value-type="float">
            <text:p>0</text:p>
          </table:table-cell>
          <table:table-cell table:number-columns-repeated="2"/>
          <table:table-cell table:formula="of:=[.AB55]+COUNTIF([.$X$4:.$X$203];&quot;=&quot;&amp;[.AC55])" office:value-type="float" office:value="26" calcext:value-type="float">
            <text:p>26</text:p>
          </table:table-cell>
          <table:table-cell table:formula="of:=IF([.AB56]&lt;=[.AD$3];LARGE([.$X$4:.$X$203];[.AB56]);&quot;&quot;)">
            <text:p/>
          </table:table-cell>
          <table:table-cell table:number-columns-repeated="2"/>
          <table:table-cell table:formula="of:=[.Y56]+[.W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6]" office:value-type="float" office:value="54" calcext:value-type="float">
            <text:p>54</text:p>
          </table:table-cell>
          <table:table-cell table:formula="of:=[$Zamówienie.B56]" office:value-type="float" office:value="10" calcext:value-type="float">
            <text:p>10</text:p>
          </table:table-cell>
          <table:table-cell table:formula="of:=[$Zamówienie.C56]" office:value-type="float" office:value="3" calcext:value-type="float">
            <text:p>3</text:p>
          </table:table-cell>
          <table:table-cell table:formula="of:=[$Zamówienie.D56]" office:value-type="float" office:value="4" calcext:value-type="float">
            <text:p>4</text:p>
          </table:table-cell>
          <table:table-cell table:number-columns-repeated="5"/>
          <table:table-cell table:formula="of:=MIN(MAX(0;[.$B57]*[.J$2]-[.$C57]);[.$D57])" office:value-type="float" office:value="4" calcext:value-type="float">
            <text:p>4</text:p>
          </table:table-cell>
          <table:table-cell table:formula="of:=MIN(MAX(0;[.$B57]*[.K$2]-[.$C57]);[.$D57])" office:value-type="float" office:value="4" calcext:value-type="float">
            <text:p>4</text:p>
          </table:table-cell>
          <table:table-cell table:formula="of:=MIN(MAX(0;[.$B57]*[.L$2]-[.$C57]);[.$D57])" office:value-type="float" office:value="4" calcext:value-type="float">
            <text:p>4</text:p>
          </table:table-cell>
          <table:table-cell table:formula="of:=MIN(MAX(0;[.$B57]*[.M$2]-[.$C57]);[.$D57])" office:value-type="float" office:value="4" calcext:value-type="float">
            <text:p>4</text:p>
          </table:table-cell>
          <table:table-cell table:formula="of:=MIN(MAX(0;[.$B57]*[.N$2]-[.$C57]);[.$D57])" office:value-type="float" office:value="4" calcext:value-type="float">
            <text:p>4</text:p>
          </table:table-cell>
          <table:table-cell table:formula="of:=MIN(MAX(0;[.$B57]*[.O$2]-[.$C57]);[.$D57])" office:value-type="float" office:value="4" calcext:value-type="float">
            <text:p>4</text:p>
          </table:table-cell>
          <table:table-cell table:formula="of:=MIN(MAX(0;[.$B57]*[.P$2]-[.$C57]);[.$D57])" office:value-type="float" office:value="4" calcext:value-type="float">
            <text:p>4</text:p>
          </table:table-cell>
          <table:table-cell table:formula="of:=MIN(MAX(0;[.$B57]*[.Q$2]-[.$C57]);[.$D57])" office:value-type="float" office:value="4" calcext:value-type="float">
            <text:p>4</text:p>
          </table:table-cell>
          <table:table-cell table:formula="of:=MIN(MAX(0;[.$B57]*[.R$2]-[.$C57]);[.$D57])" office:value-type="float" office:value="4" calcext:value-type="float">
            <text:p>4</text:p>
          </table:table-cell>
          <table:table-cell table:formula="of:=MIN(MAX(0;[.$B57]*[.S$2]-[.$C57]);[.$D57])" office:value-type="float" office:value="4" calcext:value-type="float">
            <text:p>4</text:p>
          </table:table-cell>
          <table:table-cell table:number-columns-repeated="3"/>
          <table:table-cell table:formula="of:=FLOOR([.S57];1)" office:value-type="float" office:value="4" calcext:value-type="float">
            <text:p>4</text:p>
          </table:table-cell>
          <table:table-cell table:formula="of:=[.S57]-[.W57]" office:value-type="float" office:value="0" calcext:value-type="float">
            <text:p>0</text:p>
          </table:table-cell>
          <table:table-cell table:formula="of:=IF(AND(COUNTIF([.$AC$4:.$AC$203];&quot;=&quot;&amp;[.X57]);SUM([.Y$4:.Y56])&lt;[.AD$3]);1;0)" office:value-type="float" office:value="0" calcext:value-type="float">
            <text:p>0</text:p>
          </table:table-cell>
          <table:table-cell table:number-columns-repeated="2"/>
          <table:table-cell table:formula="of:=[.AB56]+COUNTIF([.$X$4:.$X$203];&quot;=&quot;&amp;[.AC56])" office:value-type="float" office:value="26" calcext:value-type="float">
            <text:p>26</text:p>
          </table:table-cell>
          <table:table-cell table:formula="of:=IF([.AB57]&lt;=[.AD$3];LARGE([.$X$4:.$X$203];[.AB57]);&quot;&quot;)">
            <text:p/>
          </table:table-cell>
          <table:table-cell table:number-columns-repeated="2"/>
          <table:table-cell table:formula="of:=[.Y57]+[.W5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7]" office:value-type="float" office:value="55" calcext:value-type="float">
            <text:p>55</text:p>
          </table:table-cell>
          <table:table-cell table:formula="of:=[$Zamówienie.B57]" office:value-type="float" office:value="10" calcext:value-type="float">
            <text:p>10</text:p>
          </table:table-cell>
          <table:table-cell table:formula="of:=[$Zamówienie.C57]" office:value-type="float" office:value="8" calcext:value-type="float">
            <text:p>8</text:p>
          </table:table-cell>
          <table:table-cell table:formula="of:=[$Zamówienie.D57]" office:value-type="float" office:value="4" calcext:value-type="float">
            <text:p>4</text:p>
          </table:table-cell>
          <table:table-cell table:number-columns-repeated="5"/>
          <table:table-cell table:formula="of:=MIN(MAX(0;[.$B58]*[.J$2]-[.$C58]);[.$D58])" office:value-type="float" office:value="4" calcext:value-type="float">
            <text:p>4</text:p>
          </table:table-cell>
          <table:table-cell table:formula="of:=MIN(MAX(0;[.$B58]*[.K$2]-[.$C58]);[.$D58])" office:value-type="float" office:value="4" calcext:value-type="float">
            <text:p>4</text:p>
          </table:table-cell>
          <table:table-cell table:formula="of:=MIN(MAX(0;[.$B58]*[.L$2]-[.$C58]);[.$D58])" office:value-type="float" office:value="4" calcext:value-type="float">
            <text:p>4</text:p>
          </table:table-cell>
          <table:table-cell table:formula="of:=MIN(MAX(0;[.$B58]*[.M$2]-[.$C58]);[.$D58])" office:value-type="float" office:value="4" calcext:value-type="float">
            <text:p>4</text:p>
          </table:table-cell>
          <table:table-cell table:formula="of:=MIN(MAX(0;[.$B58]*[.N$2]-[.$C58]);[.$D58])" office:value-type="float" office:value="4" calcext:value-type="float">
            <text:p>4</text:p>
          </table:table-cell>
          <table:table-cell table:formula="of:=MIN(MAX(0;[.$B58]*[.O$2]-[.$C58]);[.$D58])" office:value-type="float" office:value="4" calcext:value-type="float">
            <text:p>4</text:p>
          </table:table-cell>
          <table:table-cell table:formula="of:=MIN(MAX(0;[.$B58]*[.P$2]-[.$C58]);[.$D58])" office:value-type="float" office:value="4" calcext:value-type="float">
            <text:p>4</text:p>
          </table:table-cell>
          <table:table-cell table:formula="of:=MIN(MAX(0;[.$B58]*[.Q$2]-[.$C58]);[.$D58])" office:value-type="float" office:value="4" calcext:value-type="float">
            <text:p>4</text:p>
          </table:table-cell>
          <table:table-cell table:formula="of:=MIN(MAX(0;[.$B58]*[.R$2]-[.$C58]);[.$D58])" office:value-type="float" office:value="4" calcext:value-type="float">
            <text:p>4</text:p>
          </table:table-cell>
          <table:table-cell table:formula="of:=MIN(MAX(0;[.$B58]*[.S$2]-[.$C58]);[.$D58])" office:value-type="float" office:value="4" calcext:value-type="float">
            <text:p>4</text:p>
          </table:table-cell>
          <table:table-cell table:number-columns-repeated="3"/>
          <table:table-cell table:formula="of:=FLOOR([.S58];1)" office:value-type="float" office:value="4" calcext:value-type="float">
            <text:p>4</text:p>
          </table:table-cell>
          <table:table-cell table:formula="of:=[.S58]-[.W58]" office:value-type="float" office:value="0" calcext:value-type="float">
            <text:p>0</text:p>
          </table:table-cell>
          <table:table-cell table:formula="of:=IF(AND(COUNTIF([.$AC$4:.$AC$203];&quot;=&quot;&amp;[.X58]);SUM([.Y$4:.Y57])&lt;[.AD$3]);1;0)" office:value-type="float" office:value="0" calcext:value-type="float">
            <text:p>0</text:p>
          </table:table-cell>
          <table:table-cell table:number-columns-repeated="2"/>
          <table:table-cell table:formula="of:=[.AB57]+COUNTIF([.$X$4:.$X$203];&quot;=&quot;&amp;[.AC57])" office:value-type="float" office:value="26" calcext:value-type="float">
            <text:p>26</text:p>
          </table:table-cell>
          <table:table-cell table:formula="of:=IF([.AB58]&lt;=[.AD$3];LARGE([.$X$4:.$X$203];[.AB58]);&quot;&quot;)">
            <text:p/>
          </table:table-cell>
          <table:table-cell table:number-columns-repeated="2"/>
          <table:table-cell table:formula="of:=[.Y58]+[.W5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8]" office:value-type="float" office:value="56" calcext:value-type="float">
            <text:p>56</text:p>
          </table:table-cell>
          <table:table-cell table:formula="of:=[$Zamówienie.B58]" office:value-type="float" office:value="6" calcext:value-type="float">
            <text:p>6</text:p>
          </table:table-cell>
          <table:table-cell table:formula="of:=[$Zamówienie.C58]" office:value-type="float" office:value="3" calcext:value-type="float">
            <text:p>3</text:p>
          </table:table-cell>
          <table:table-cell table:formula="of:=[$Zamówienie.D58]" office:value-type="float" office:value="1" calcext:value-type="float">
            <text:p>1</text:p>
          </table:table-cell>
          <table:table-cell table:number-columns-repeated="5"/>
          <table:table-cell table:formula="of:=MIN(MAX(0;[.$B59]*[.J$2]-[.$C59]);[.$D59])" office:value-type="float" office:value="1" calcext:value-type="float">
            <text:p>1</text:p>
          </table:table-cell>
          <table:table-cell table:formula="of:=MIN(MAX(0;[.$B59]*[.K$2]-[.$C59]);[.$D59])" office:value-type="float" office:value="1" calcext:value-type="float">
            <text:p>1</text:p>
          </table:table-cell>
          <table:table-cell table:formula="of:=MIN(MAX(0;[.$B59]*[.L$2]-[.$C59]);[.$D59])" office:value-type="float" office:value="1" calcext:value-type="float">
            <text:p>1</text:p>
          </table:table-cell>
          <table:table-cell table:formula="of:=MIN(MAX(0;[.$B59]*[.M$2]-[.$C59]);[.$D59])" office:value-type="float" office:value="1" calcext:value-type="float">
            <text:p>1</text:p>
          </table:table-cell>
          <table:table-cell table:formula="of:=MIN(MAX(0;[.$B59]*[.N$2]-[.$C59]);[.$D59])" office:value-type="float" office:value="1" calcext:value-type="float">
            <text:p>1</text:p>
          </table:table-cell>
          <table:table-cell table:formula="of:=MIN(MAX(0;[.$B59]*[.O$2]-[.$C59]);[.$D59])" office:value-type="float" office:value="1" calcext:value-type="float">
            <text:p>1</text:p>
          </table:table-cell>
          <table:table-cell table:formula="of:=MIN(MAX(0;[.$B59]*[.P$2]-[.$C59]);[.$D59])" office:value-type="float" office:value="1" calcext:value-type="float">
            <text:p>1</text:p>
          </table:table-cell>
          <table:table-cell table:formula="of:=MIN(MAX(0;[.$B59]*[.Q$2]-[.$C59]);[.$D59])" office:value-type="float" office:value="1" calcext:value-type="float">
            <text:p>1</text:p>
          </table:table-cell>
          <table:table-cell table:formula="of:=MIN(MAX(0;[.$B59]*[.R$2]-[.$C59]);[.$D59])" office:value-type="float" office:value="1" calcext:value-type="float">
            <text:p>1</text:p>
          </table:table-cell>
          <table:table-cell table:formula="of:=MIN(MAX(0;[.$B59]*[.S$2]-[.$C59]);[.$D59])" office:value-type="float" office:value="1" calcext:value-type="float">
            <text:p>1</text:p>
          </table:table-cell>
          <table:table-cell table:number-columns-repeated="3"/>
          <table:table-cell table:formula="of:=FLOOR([.S59];1)" office:value-type="float" office:value="1" calcext:value-type="float">
            <text:p>1</text:p>
          </table:table-cell>
          <table:table-cell table:formula="of:=[.S59]-[.W59]" office:value-type="float" office:value="0" calcext:value-type="float">
            <text:p>0</text:p>
          </table:table-cell>
          <table:table-cell table:formula="of:=IF(AND(COUNTIF([.$AC$4:.$AC$203];&quot;=&quot;&amp;[.X59]);SUM([.Y$4:.Y58])&lt;[.AD$3]);1;0)" office:value-type="float" office:value="0" calcext:value-type="float">
            <text:p>0</text:p>
          </table:table-cell>
          <table:table-cell table:number-columns-repeated="2"/>
          <table:table-cell table:formula="of:=[.AB58]+COUNTIF([.$X$4:.$X$203];&quot;=&quot;&amp;[.AC58])" office:value-type="float" office:value="26" calcext:value-type="float">
            <text:p>26</text:p>
          </table:table-cell>
          <table:table-cell table:formula="of:=IF([.AB59]&lt;=[.AD$3];LARGE([.$X$4:.$X$203];[.AB59]);&quot;&quot;)">
            <text:p/>
          </table:table-cell>
          <table:table-cell table:number-columns-repeated="2"/>
          <table:table-cell table:formula="of:=[.Y59]+[.W5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59]" office:value-type="float" office:value="57" calcext:value-type="float">
            <text:p>57</text:p>
          </table:table-cell>
          <table:table-cell table:formula="of:=[$Zamówienie.B59]" office:value-type="float" office:value="4" calcext:value-type="float">
            <text:p>4</text:p>
          </table:table-cell>
          <table:table-cell table:formula="of:=[$Zamówienie.C59]" office:value-type="float" office:value="8" calcext:value-type="float">
            <text:p>8</text:p>
          </table:table-cell>
          <table:table-cell table:formula="of:=[$Zamówienie.D59]" office:value-type="float" office:value="6" calcext:value-type="float">
            <text:p>6</text:p>
          </table:table-cell>
          <table:table-cell table:number-columns-repeated="5"/>
          <table:table-cell table:formula="of:=MIN(MAX(0;[.$B60]*[.J$2]-[.$C60]);[.$D60])" office:value-type="float" office:value="0" calcext:value-type="float">
            <text:p>0</text:p>
          </table:table-cell>
          <table:table-cell table:formula="of:=MIN(MAX(0;[.$B60]*[.K$2]-[.$C60]);[.$D60])" office:value-type="float" office:value="0" calcext:value-type="float">
            <text:p>0</text:p>
          </table:table-cell>
          <table:table-cell table:formula="of:=MIN(MAX(0;[.$B60]*[.L$2]-[.$C60]);[.$D60])" office:value-type="float" office:value="0" calcext:value-type="float">
            <text:p>0</text:p>
          </table:table-cell>
          <table:table-cell table:formula="of:=MIN(MAX(0;[.$B60]*[.M$2]-[.$C60]);[.$D60])" office:value-type="float" office:value="0" calcext:value-type="float">
            <text:p>0</text:p>
          </table:table-cell>
          <table:table-cell table:formula="of:=MIN(MAX(0;[.$B60]*[.N$2]-[.$C60]);[.$D60])" office:value-type="float" office:value="0" calcext:value-type="float">
            <text:p>0</text:p>
          </table:table-cell>
          <table:table-cell table:formula="of:=MIN(MAX(0;[.$B60]*[.O$2]-[.$C60]);[.$D60])" office:value-type="float" office:value="0" calcext:value-type="float">
            <text:p>0</text:p>
          </table:table-cell>
          <table:table-cell table:formula="of:=MIN(MAX(0;[.$B60]*[.P$2]-[.$C60]);[.$D60])" office:value-type="float" office:value="0" calcext:value-type="float">
            <text:p>0</text:p>
          </table:table-cell>
          <table:table-cell table:formula="of:=MIN(MAX(0;[.$B60]*[.Q$2]-[.$C60]);[.$D60])" office:value-type="float" office:value="0" calcext:value-type="float">
            <text:p>0</text:p>
          </table:table-cell>
          <table:table-cell table:formula="of:=MIN(MAX(0;[.$B60]*[.R$2]-[.$C60]);[.$D60])" office:value-type="float" office:value="0" calcext:value-type="float">
            <text:p>0</text:p>
          </table:table-cell>
          <table:table-cell table:formula="of:=MIN(MAX(0;[.$B60]*[.S$2]-[.$C60]);[.$D60])" office:value-type="float" office:value="0" calcext:value-type="float">
            <text:p>0</text:p>
          </table:table-cell>
          <table:table-cell table:number-columns-repeated="3"/>
          <table:table-cell table:formula="of:=FLOOR([.S60];1)" office:value-type="float" office:value="0" calcext:value-type="float">
            <text:p>0</text:p>
          </table:table-cell>
          <table:table-cell table:formula="of:=[.S60]-[.W60]" office:value-type="float" office:value="0" calcext:value-type="float">
            <text:p>0</text:p>
          </table:table-cell>
          <table:table-cell table:formula="of:=IF(AND(COUNTIF([.$AC$4:.$AC$203];&quot;=&quot;&amp;[.X60]);SUM([.Y$4:.Y59])&lt;[.AD$3]);1;0)" office:value-type="float" office:value="0" calcext:value-type="float">
            <text:p>0</text:p>
          </table:table-cell>
          <table:table-cell table:number-columns-repeated="2"/>
          <table:table-cell table:formula="of:=[.AB59]+COUNTIF([.$X$4:.$X$203];&quot;=&quot;&amp;[.AC59])" office:value-type="float" office:value="26" calcext:value-type="float">
            <text:p>26</text:p>
          </table:table-cell>
          <table:table-cell table:formula="of:=IF([.AB60]&lt;=[.AD$3];LARGE([.$X$4:.$X$203];[.AB60]);&quot;&quot;)">
            <text:p/>
          </table:table-cell>
          <table:table-cell table:number-columns-repeated="2"/>
          <table:table-cell table:formula="of:=[.Y60]+[.W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0]" office:value-type="float" office:value="58" calcext:value-type="float">
            <text:p>58</text:p>
          </table:table-cell>
          <table:table-cell table:formula="of:=[$Zamówienie.B60]" office:value-type="float" office:value="0" calcext:value-type="float">
            <text:p>0</text:p>
          </table:table-cell>
          <table:table-cell table:formula="of:=[$Zamówienie.C60]" office:value-type="float" office:value="1" calcext:value-type="float">
            <text:p>1</text:p>
          </table:table-cell>
          <table:table-cell table:formula="of:=[$Zamówienie.D60]" office:value-type="float" office:value="9" calcext:value-type="float">
            <text:p>9</text:p>
          </table:table-cell>
          <table:table-cell table:number-columns-repeated="5"/>
          <table:table-cell table:formula="of:=MIN(MAX(0;[.$B61]*[.J$2]-[.$C61]);[.$D61])" office:value-type="float" office:value="0" calcext:value-type="float">
            <text:p>0</text:p>
          </table:table-cell>
          <table:table-cell table:formula="of:=MIN(MAX(0;[.$B61]*[.K$2]-[.$C61]);[.$D61])" office:value-type="float" office:value="0" calcext:value-type="float">
            <text:p>0</text:p>
          </table:table-cell>
          <table:table-cell table:formula="of:=MIN(MAX(0;[.$B61]*[.L$2]-[.$C61]);[.$D61])" office:value-type="float" office:value="0" calcext:value-type="float">
            <text:p>0</text:p>
          </table:table-cell>
          <table:table-cell table:formula="of:=MIN(MAX(0;[.$B61]*[.M$2]-[.$C61]);[.$D61])" office:value-type="float" office:value="0" calcext:value-type="float">
            <text:p>0</text:p>
          </table:table-cell>
          <table:table-cell table:formula="of:=MIN(MAX(0;[.$B61]*[.N$2]-[.$C61]);[.$D61])" office:value-type="float" office:value="0" calcext:value-type="float">
            <text:p>0</text:p>
          </table:table-cell>
          <table:table-cell table:formula="of:=MIN(MAX(0;[.$B61]*[.O$2]-[.$C61]);[.$D61])" office:value-type="float" office:value="0" calcext:value-type="float">
            <text:p>0</text:p>
          </table:table-cell>
          <table:table-cell table:formula="of:=MIN(MAX(0;[.$B61]*[.P$2]-[.$C61]);[.$D61])" office:value-type="float" office:value="0" calcext:value-type="float">
            <text:p>0</text:p>
          </table:table-cell>
          <table:table-cell table:formula="of:=MIN(MAX(0;[.$B61]*[.Q$2]-[.$C61]);[.$D61])" office:value-type="float" office:value="0" calcext:value-type="float">
            <text:p>0</text:p>
          </table:table-cell>
          <table:table-cell table:formula="of:=MIN(MAX(0;[.$B61]*[.R$2]-[.$C61]);[.$D61])" office:value-type="float" office:value="0" calcext:value-type="float">
            <text:p>0</text:p>
          </table:table-cell>
          <table:table-cell table:formula="of:=MIN(MAX(0;[.$B61]*[.S$2]-[.$C61]);[.$D61])" office:value-type="float" office:value="0" calcext:value-type="float">
            <text:p>0</text:p>
          </table:table-cell>
          <table:table-cell table:number-columns-repeated="3"/>
          <table:table-cell table:formula="of:=FLOOR([.S61];1)" office:value-type="float" office:value="0" calcext:value-type="float">
            <text:p>0</text:p>
          </table:table-cell>
          <table:table-cell table:formula="of:=[.S61]-[.W61]" office:value-type="float" office:value="0" calcext:value-type="float">
            <text:p>0</text:p>
          </table:table-cell>
          <table:table-cell table:formula="of:=IF(AND(COUNTIF([.$AC$4:.$AC$203];&quot;=&quot;&amp;[.X61]);SUM([.Y$4:.Y60])&lt;[.AD$3]);1;0)" office:value-type="float" office:value="0" calcext:value-type="float">
            <text:p>0</text:p>
          </table:table-cell>
          <table:table-cell table:number-columns-repeated="2"/>
          <table:table-cell table:formula="of:=[.AB60]+COUNTIF([.$X$4:.$X$203];&quot;=&quot;&amp;[.AC60])" office:value-type="float" office:value="26" calcext:value-type="float">
            <text:p>26</text:p>
          </table:table-cell>
          <table:table-cell table:formula="of:=IF([.AB61]&lt;=[.AD$3];LARGE([.$X$4:.$X$203];[.AB61]);&quot;&quot;)">
            <text:p/>
          </table:table-cell>
          <table:table-cell table:number-columns-repeated="2"/>
          <table:table-cell table:formula="of:=[.Y61]+[.W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1]" office:value-type="float" office:value="59" calcext:value-type="float">
            <text:p>59</text:p>
          </table:table-cell>
          <table:table-cell table:formula="of:=[$Zamówienie.B61]" office:value-type="float" office:value="8" calcext:value-type="float">
            <text:p>8</text:p>
          </table:table-cell>
          <table:table-cell table:formula="of:=[$Zamówienie.C61]" office:value-type="float" office:value="9" calcext:value-type="float">
            <text:p>9</text:p>
          </table:table-cell>
          <table:table-cell table:formula="of:=[$Zamówienie.D61]" office:value-type="float" office:value="4" calcext:value-type="float">
            <text:p>4</text:p>
          </table:table-cell>
          <table:table-cell table:number-columns-repeated="5"/>
          <table:table-cell table:formula="of:=MIN(MAX(0;[.$B62]*[.J$2]-[.$C62]);[.$D62])" office:value-type="float" office:value="2.85918173168411" calcext:value-type="float">
            <text:p>2,85918173168411</text:p>
          </table:table-cell>
          <table:table-cell table:formula="of:=MIN(MAX(0;[.$B62]*[.K$2]-[.$C62]);[.$D62])" office:value-type="float" office:value="3.77987150805587" calcext:value-type="float">
            <text:p>3,77987150805587</text:p>
          </table:table-cell>
          <table:table-cell table:formula="of:=MIN(MAX(0;[.$B62]*[.L$2]-[.$C62]);[.$D62])" office:value-type="float" office:value="4" calcext:value-type="float">
            <text:p>4</text:p>
          </table:table-cell>
          <table:table-cell table:formula="of:=MIN(MAX(0;[.$B62]*[.M$2]-[.$C62]);[.$D62])" office:value-type="float" office:value="4" calcext:value-type="float">
            <text:p>4</text:p>
          </table:table-cell>
          <table:table-cell table:formula="of:=MIN(MAX(0;[.$B62]*[.N$2]-[.$C62]);[.$D62])" office:value-type="float" office:value="4" calcext:value-type="float">
            <text:p>4</text:p>
          </table:table-cell>
          <table:table-cell table:formula="of:=MIN(MAX(0;[.$B62]*[.O$2]-[.$C62]);[.$D62])" office:value-type="float" office:value="4" calcext:value-type="float">
            <text:p>4</text:p>
          </table:table-cell>
          <table:table-cell table:formula="of:=MIN(MAX(0;[.$B62]*[.P$2]-[.$C62]);[.$D62])" office:value-type="float" office:value="4" calcext:value-type="float">
            <text:p>4</text:p>
          </table:table-cell>
          <table:table-cell table:formula="of:=MIN(MAX(0;[.$B62]*[.Q$2]-[.$C62]);[.$D62])" office:value-type="float" office:value="4" calcext:value-type="float">
            <text:p>4</text:p>
          </table:table-cell>
          <table:table-cell table:formula="of:=MIN(MAX(0;[.$B62]*[.R$2]-[.$C62]);[.$D62])" office:value-type="float" office:value="4" calcext:value-type="float">
            <text:p>4</text:p>
          </table:table-cell>
          <table:table-cell table:formula="of:=MIN(MAX(0;[.$B62]*[.S$2]-[.$C62]);[.$D62])" office:value-type="float" office:value="4" calcext:value-type="float">
            <text:p>4</text:p>
          </table:table-cell>
          <table:table-cell table:number-columns-repeated="3"/>
          <table:table-cell table:formula="of:=FLOOR([.S62];1)" office:value-type="float" office:value="4" calcext:value-type="float">
            <text:p>4</text:p>
          </table:table-cell>
          <table:table-cell table:formula="of:=[.S62]-[.W62]" office:value-type="float" office:value="0" calcext:value-type="float">
            <text:p>0</text:p>
          </table:table-cell>
          <table:table-cell table:formula="of:=IF(AND(COUNTIF([.$AC$4:.$AC$203];&quot;=&quot;&amp;[.X62]);SUM([.Y$4:.Y61])&lt;[.AD$3]);1;0)" office:value-type="float" office:value="0" calcext:value-type="float">
            <text:p>0</text:p>
          </table:table-cell>
          <table:table-cell table:number-columns-repeated="2"/>
          <table:table-cell table:formula="of:=[.AB61]+COUNTIF([.$X$4:.$X$203];&quot;=&quot;&amp;[.AC61])" office:value-type="float" office:value="26" calcext:value-type="float">
            <text:p>26</text:p>
          </table:table-cell>
          <table:table-cell table:formula="of:=IF([.AB62]&lt;=[.AD$3];LARGE([.$X$4:.$X$203];[.AB62]);&quot;&quot;)">
            <text:p/>
          </table:table-cell>
          <table:table-cell table:number-columns-repeated="2"/>
          <table:table-cell table:formula="of:=[.Y62]+[.W6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62]" office:value-type="float" office:value="60" calcext:value-type="float">
            <text:p>60</text:p>
          </table:table-cell>
          <table:table-cell table:formula="of:=[$Zamówienie.B62]" office:value-type="float" office:value="7" calcext:value-type="float">
            <text:p>7</text:p>
          </table:table-cell>
          <table:table-cell table:formula="of:=[$Zamówienie.C62]" office:value-type="float" office:value="1" calcext:value-type="float">
            <text:p>1</text:p>
          </table:table-cell>
          <table:table-cell table:formula="of:=[$Zamówienie.D62]" office:value-type="float" office:value="7" calcext:value-type="float">
            <text:p>7</text:p>
          </table:table-cell>
          <table:table-cell table:number-columns-repeated="5"/>
          <table:table-cell table:formula="of:=MIN(MAX(0;[.$B63]*[.J$2]-[.$C63]);[.$D63])" office:value-type="float" office:value="7" calcext:value-type="float">
            <text:p>7</text:p>
          </table:table-cell>
          <table:table-cell table:formula="of:=MIN(MAX(0;[.$B63]*[.K$2]-[.$C63]);[.$D63])" office:value-type="float" office:value="7" calcext:value-type="float">
            <text:p>7</text:p>
          </table:table-cell>
          <table:table-cell table:formula="of:=MIN(MAX(0;[.$B63]*[.L$2]-[.$C63]);[.$D63])" office:value-type="float" office:value="7" calcext:value-type="float">
            <text:p>7</text:p>
          </table:table-cell>
          <table:table-cell table:formula="of:=MIN(MAX(0;[.$B63]*[.M$2]-[.$C63]);[.$D63])" office:value-type="float" office:value="7" calcext:value-type="float">
            <text:p>7</text:p>
          </table:table-cell>
          <table:table-cell table:formula="of:=MIN(MAX(0;[.$B63]*[.N$2]-[.$C63]);[.$D63])" office:value-type="float" office:value="7" calcext:value-type="float">
            <text:p>7</text:p>
          </table:table-cell>
          <table:table-cell table:formula="of:=MIN(MAX(0;[.$B63]*[.O$2]-[.$C63]);[.$D63])" office:value-type="float" office:value="7" calcext:value-type="float">
            <text:p>7</text:p>
          </table:table-cell>
          <table:table-cell table:formula="of:=MIN(MAX(0;[.$B63]*[.P$2]-[.$C63]);[.$D63])" office:value-type="float" office:value="7" calcext:value-type="float">
            <text:p>7</text:p>
          </table:table-cell>
          <table:table-cell table:formula="of:=MIN(MAX(0;[.$B63]*[.Q$2]-[.$C63]);[.$D63])" office:value-type="float" office:value="7" calcext:value-type="float">
            <text:p>7</text:p>
          </table:table-cell>
          <table:table-cell table:formula="of:=MIN(MAX(0;[.$B63]*[.R$2]-[.$C63]);[.$D63])" office:value-type="float" office:value="7" calcext:value-type="float">
            <text:p>7</text:p>
          </table:table-cell>
          <table:table-cell table:formula="of:=MIN(MAX(0;[.$B63]*[.S$2]-[.$C63]);[.$D63])" office:value-type="float" office:value="7" calcext:value-type="float">
            <text:p>7</text:p>
          </table:table-cell>
          <table:table-cell table:number-columns-repeated="3"/>
          <table:table-cell table:formula="of:=FLOOR([.S63];1)" office:value-type="float" office:value="7" calcext:value-type="float">
            <text:p>7</text:p>
          </table:table-cell>
          <table:table-cell table:formula="of:=[.S63]-[.W63]" office:value-type="float" office:value="0" calcext:value-type="float">
            <text:p>0</text:p>
          </table:table-cell>
          <table:table-cell table:formula="of:=IF(AND(COUNTIF([.$AC$4:.$AC$203];&quot;=&quot;&amp;[.X63]);SUM([.Y$4:.Y62])&lt;[.AD$3]);1;0)" office:value-type="float" office:value="0" calcext:value-type="float">
            <text:p>0</text:p>
          </table:table-cell>
          <table:table-cell table:number-columns-repeated="2"/>
          <table:table-cell table:formula="of:=[.AB62]+COUNTIF([.$X$4:.$X$203];&quot;=&quot;&amp;[.AC62])" office:value-type="float" office:value="26" calcext:value-type="float">
            <text:p>26</text:p>
          </table:table-cell>
          <table:table-cell table:formula="of:=IF([.AB63]&lt;=[.AD$3];LARGE([.$X$4:.$X$203];[.AB63]);&quot;&quot;)">
            <text:p/>
          </table:table-cell>
          <table:table-cell table:number-columns-repeated="2"/>
          <table:table-cell table:formula="of:=[.Y63]+[.W6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63]" office:value-type="float" office:value="61" calcext:value-type="float">
            <text:p>61</text:p>
          </table:table-cell>
          <table:table-cell table:formula="of:=[$Zamówienie.B63]" office:value-type="float" office:value="0" calcext:value-type="float">
            <text:p>0</text:p>
          </table:table-cell>
          <table:table-cell table:formula="of:=[$Zamówienie.C63]" office:value-type="float" office:value="4" calcext:value-type="float">
            <text:p>4</text:p>
          </table:table-cell>
          <table:table-cell table:formula="of:=[$Zamówienie.D63]" office:value-type="float" office:value="9" calcext:value-type="float">
            <text:p>9</text:p>
          </table:table-cell>
          <table:table-cell table:number-columns-repeated="5"/>
          <table:table-cell table:formula="of:=MIN(MAX(0;[.$B64]*[.J$2]-[.$C64]);[.$D64])" office:value-type="float" office:value="0" calcext:value-type="float">
            <text:p>0</text:p>
          </table:table-cell>
          <table:table-cell table:formula="of:=MIN(MAX(0;[.$B64]*[.K$2]-[.$C64]);[.$D64])" office:value-type="float" office:value="0" calcext:value-type="float">
            <text:p>0</text:p>
          </table:table-cell>
          <table:table-cell table:formula="of:=MIN(MAX(0;[.$B64]*[.L$2]-[.$C64]);[.$D64])" office:value-type="float" office:value="0" calcext:value-type="float">
            <text:p>0</text:p>
          </table:table-cell>
          <table:table-cell table:formula="of:=MIN(MAX(0;[.$B64]*[.M$2]-[.$C64]);[.$D64])" office:value-type="float" office:value="0" calcext:value-type="float">
            <text:p>0</text:p>
          </table:table-cell>
          <table:table-cell table:formula="of:=MIN(MAX(0;[.$B64]*[.N$2]-[.$C64]);[.$D64])" office:value-type="float" office:value="0" calcext:value-type="float">
            <text:p>0</text:p>
          </table:table-cell>
          <table:table-cell table:formula="of:=MIN(MAX(0;[.$B64]*[.O$2]-[.$C64]);[.$D64])" office:value-type="float" office:value="0" calcext:value-type="float">
            <text:p>0</text:p>
          </table:table-cell>
          <table:table-cell table:formula="of:=MIN(MAX(0;[.$B64]*[.P$2]-[.$C64]);[.$D64])" office:value-type="float" office:value="0" calcext:value-type="float">
            <text:p>0</text:p>
          </table:table-cell>
          <table:table-cell table:formula="of:=MIN(MAX(0;[.$B64]*[.Q$2]-[.$C64]);[.$D64])" office:value-type="float" office:value="0" calcext:value-type="float">
            <text:p>0</text:p>
          </table:table-cell>
          <table:table-cell table:formula="of:=MIN(MAX(0;[.$B64]*[.R$2]-[.$C64]);[.$D64])" office:value-type="float" office:value="0" calcext:value-type="float">
            <text:p>0</text:p>
          </table:table-cell>
          <table:table-cell table:formula="of:=MIN(MAX(0;[.$B64]*[.S$2]-[.$C64]);[.$D64])" office:value-type="float" office:value="0" calcext:value-type="float">
            <text:p>0</text:p>
          </table:table-cell>
          <table:table-cell table:number-columns-repeated="3"/>
          <table:table-cell table:formula="of:=FLOOR([.S64];1)" office:value-type="float" office:value="0" calcext:value-type="float">
            <text:p>0</text:p>
          </table:table-cell>
          <table:table-cell table:formula="of:=[.S64]-[.W64]" office:value-type="float" office:value="0" calcext:value-type="float">
            <text:p>0</text:p>
          </table:table-cell>
          <table:table-cell table:formula="of:=IF(AND(COUNTIF([.$AC$4:.$AC$203];&quot;=&quot;&amp;[.X64]);SUM([.Y$4:.Y63])&lt;[.AD$3]);1;0)" office:value-type="float" office:value="0" calcext:value-type="float">
            <text:p>0</text:p>
          </table:table-cell>
          <table:table-cell table:number-columns-repeated="2"/>
          <table:table-cell table:formula="of:=[.AB63]+COUNTIF([.$X$4:.$X$203];&quot;=&quot;&amp;[.AC63])" office:value-type="float" office:value="26" calcext:value-type="float">
            <text:p>26</text:p>
          </table:table-cell>
          <table:table-cell table:formula="of:=IF([.AB64]&lt;=[.AD$3];LARGE([.$X$4:.$X$203];[.AB64]);&quot;&quot;)">
            <text:p/>
          </table:table-cell>
          <table:table-cell table:number-columns-repeated="2"/>
          <table:table-cell table:formula="of:=[.Y64]+[.W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4]" office:value-type="float" office:value="62" calcext:value-type="float">
            <text:p>62</text:p>
          </table:table-cell>
          <table:table-cell table:formula="of:=[$Zamówienie.B64]" office:value-type="float" office:value="5" calcext:value-type="float">
            <text:p>5</text:p>
          </table:table-cell>
          <table:table-cell table:formula="of:=[$Zamówienie.C64]" office:value-type="float" office:value="1" calcext:value-type="float">
            <text:p>1</text:p>
          </table:table-cell>
          <table:table-cell table:formula="of:=[$Zamówienie.D64]" office:value-type="float" office:value="1" calcext:value-type="float">
            <text:p>1</text:p>
          </table:table-cell>
          <table:table-cell table:number-columns-repeated="5"/>
          <table:table-cell table:formula="of:=MIN(MAX(0;[.$B65]*[.J$2]-[.$C65]);[.$D65])" office:value-type="float" office:value="1" calcext:value-type="float">
            <text:p>1</text:p>
          </table:table-cell>
          <table:table-cell table:formula="of:=MIN(MAX(0;[.$B65]*[.K$2]-[.$C65]);[.$D65])" office:value-type="float" office:value="1" calcext:value-type="float">
            <text:p>1</text:p>
          </table:table-cell>
          <table:table-cell table:formula="of:=MIN(MAX(0;[.$B65]*[.L$2]-[.$C65]);[.$D65])" office:value-type="float" office:value="1" calcext:value-type="float">
            <text:p>1</text:p>
          </table:table-cell>
          <table:table-cell table:formula="of:=MIN(MAX(0;[.$B65]*[.M$2]-[.$C65]);[.$D65])" office:value-type="float" office:value="1" calcext:value-type="float">
            <text:p>1</text:p>
          </table:table-cell>
          <table:table-cell table:formula="of:=MIN(MAX(0;[.$B65]*[.N$2]-[.$C65]);[.$D65])" office:value-type="float" office:value="1" calcext:value-type="float">
            <text:p>1</text:p>
          </table:table-cell>
          <table:table-cell table:formula="of:=MIN(MAX(0;[.$B65]*[.O$2]-[.$C65]);[.$D65])" office:value-type="float" office:value="1" calcext:value-type="float">
            <text:p>1</text:p>
          </table:table-cell>
          <table:table-cell table:formula="of:=MIN(MAX(0;[.$B65]*[.P$2]-[.$C65]);[.$D65])" office:value-type="float" office:value="1" calcext:value-type="float">
            <text:p>1</text:p>
          </table:table-cell>
          <table:table-cell table:formula="of:=MIN(MAX(0;[.$B65]*[.Q$2]-[.$C65]);[.$D65])" office:value-type="float" office:value="1" calcext:value-type="float">
            <text:p>1</text:p>
          </table:table-cell>
          <table:table-cell table:formula="of:=MIN(MAX(0;[.$B65]*[.R$2]-[.$C65]);[.$D65])" office:value-type="float" office:value="1" calcext:value-type="float">
            <text:p>1</text:p>
          </table:table-cell>
          <table:table-cell table:formula="of:=MIN(MAX(0;[.$B65]*[.S$2]-[.$C65]);[.$D65])" office:value-type="float" office:value="1" calcext:value-type="float">
            <text:p>1</text:p>
          </table:table-cell>
          <table:table-cell table:number-columns-repeated="3"/>
          <table:table-cell table:formula="of:=FLOOR([.S65];1)" office:value-type="float" office:value="1" calcext:value-type="float">
            <text:p>1</text:p>
          </table:table-cell>
          <table:table-cell table:formula="of:=[.S65]-[.W65]" office:value-type="float" office:value="0" calcext:value-type="float">
            <text:p>0</text:p>
          </table:table-cell>
          <table:table-cell table:formula="of:=IF(AND(COUNTIF([.$AC$4:.$AC$203];&quot;=&quot;&amp;[.X65]);SUM([.Y$4:.Y64])&lt;[.AD$3]);1;0)" office:value-type="float" office:value="0" calcext:value-type="float">
            <text:p>0</text:p>
          </table:table-cell>
          <table:table-cell table:number-columns-repeated="2"/>
          <table:table-cell table:formula="of:=[.AB64]+COUNTIF([.$X$4:.$X$203];&quot;=&quot;&amp;[.AC64])" office:value-type="float" office:value="26" calcext:value-type="float">
            <text:p>26</text:p>
          </table:table-cell>
          <table:table-cell table:formula="of:=IF([.AB65]&lt;=[.AD$3];LARGE([.$X$4:.$X$203];[.AB65]);&quot;&quot;)">
            <text:p/>
          </table:table-cell>
          <table:table-cell table:number-columns-repeated="2"/>
          <table:table-cell table:formula="of:=[.Y65]+[.W6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5]" office:value-type="float" office:value="63" calcext:value-type="float">
            <text:p>63</text:p>
          </table:table-cell>
          <table:table-cell table:formula="of:=[$Zamówienie.B65]" office:value-type="float" office:value="7" calcext:value-type="float">
            <text:p>7</text:p>
          </table:table-cell>
          <table:table-cell table:formula="of:=[$Zamówienie.C65]" office:value-type="float" office:value="5" calcext:value-type="float">
            <text:p>5</text:p>
          </table:table-cell>
          <table:table-cell table:formula="of:=[$Zamówienie.D65]" office:value-type="float" office:value="0" calcext:value-type="float">
            <text:p>0</text:p>
          </table:table-cell>
          <table:table-cell table:number-columns-repeated="5"/>
          <table:table-cell table:formula="of:=MIN(MAX(0;[.$B66]*[.J$2]-[.$C66]);[.$D66])" office:value-type="float" office:value="0" calcext:value-type="float">
            <text:p>0</text:p>
          </table:table-cell>
          <table:table-cell table:formula="of:=MIN(MAX(0;[.$B66]*[.K$2]-[.$C66]);[.$D66])" office:value-type="float" office:value="0" calcext:value-type="float">
            <text:p>0</text:p>
          </table:table-cell>
          <table:table-cell table:formula="of:=MIN(MAX(0;[.$B66]*[.L$2]-[.$C66]);[.$D66])" office:value-type="float" office:value="0" calcext:value-type="float">
            <text:p>0</text:p>
          </table:table-cell>
          <table:table-cell table:formula="of:=MIN(MAX(0;[.$B66]*[.M$2]-[.$C66]);[.$D66])" office:value-type="float" office:value="0" calcext:value-type="float">
            <text:p>0</text:p>
          </table:table-cell>
          <table:table-cell table:formula="of:=MIN(MAX(0;[.$B66]*[.N$2]-[.$C66]);[.$D66])" office:value-type="float" office:value="0" calcext:value-type="float">
            <text:p>0</text:p>
          </table:table-cell>
          <table:table-cell table:formula="of:=MIN(MAX(0;[.$B66]*[.O$2]-[.$C66]);[.$D66])" office:value-type="float" office:value="0" calcext:value-type="float">
            <text:p>0</text:p>
          </table:table-cell>
          <table:table-cell table:formula="of:=MIN(MAX(0;[.$B66]*[.P$2]-[.$C66]);[.$D66])" office:value-type="float" office:value="0" calcext:value-type="float">
            <text:p>0</text:p>
          </table:table-cell>
          <table:table-cell table:formula="of:=MIN(MAX(0;[.$B66]*[.Q$2]-[.$C66]);[.$D66])" office:value-type="float" office:value="0" calcext:value-type="float">
            <text:p>0</text:p>
          </table:table-cell>
          <table:table-cell table:formula="of:=MIN(MAX(0;[.$B66]*[.R$2]-[.$C66]);[.$D66])" office:value-type="float" office:value="0" calcext:value-type="float">
            <text:p>0</text:p>
          </table:table-cell>
          <table:table-cell table:formula="of:=MIN(MAX(0;[.$B66]*[.S$2]-[.$C66]);[.$D66])" office:value-type="float" office:value="0" calcext:value-type="float">
            <text:p>0</text:p>
          </table:table-cell>
          <table:table-cell table:number-columns-repeated="3"/>
          <table:table-cell table:formula="of:=FLOOR([.S66];1)" office:value-type="float" office:value="0" calcext:value-type="float">
            <text:p>0</text:p>
          </table:table-cell>
          <table:table-cell table:formula="of:=[.S66]-[.W66]" office:value-type="float" office:value="0" calcext:value-type="float">
            <text:p>0</text:p>
          </table:table-cell>
          <table:table-cell table:formula="of:=IF(AND(COUNTIF([.$AC$4:.$AC$203];&quot;=&quot;&amp;[.X66]);SUM([.Y$4:.Y65])&lt;[.AD$3]);1;0)" office:value-type="float" office:value="0" calcext:value-type="float">
            <text:p>0</text:p>
          </table:table-cell>
          <table:table-cell table:number-columns-repeated="2"/>
          <table:table-cell table:formula="of:=[.AB65]+COUNTIF([.$X$4:.$X$203];&quot;=&quot;&amp;[.AC65])" office:value-type="float" office:value="26" calcext:value-type="float">
            <text:p>26</text:p>
          </table:table-cell>
          <table:table-cell table:formula="of:=IF([.AB66]&lt;=[.AD$3];LARGE([.$X$4:.$X$203];[.AB66]);&quot;&quot;)">
            <text:p/>
          </table:table-cell>
          <table:table-cell table:number-columns-repeated="2"/>
          <table:table-cell table:formula="of:=[.Y66]+[.W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6]" office:value-type="float" office:value="64" calcext:value-type="float">
            <text:p>64</text:p>
          </table:table-cell>
          <table:table-cell table:formula="of:=[$Zamówienie.B66]" office:value-type="float" office:value="2" calcext:value-type="float">
            <text:p>2</text:p>
          </table:table-cell>
          <table:table-cell table:formula="of:=[$Zamówienie.C66]" office:value-type="float" office:value="6" calcext:value-type="float">
            <text:p>6</text:p>
          </table:table-cell>
          <table:table-cell table:formula="of:=[$Zamówienie.D66]" office:value-type="float" office:value="5" calcext:value-type="float">
            <text:p>5</text:p>
          </table:table-cell>
          <table:table-cell table:number-columns-repeated="5"/>
          <table:table-cell table:formula="of:=MIN(MAX(0;[.$B67]*[.J$2]-[.$C67]);[.$D67])" office:value-type="float" office:value="0" calcext:value-type="float">
            <text:p>0</text:p>
          </table:table-cell>
          <table:table-cell table:formula="of:=MIN(MAX(0;[.$B67]*[.K$2]-[.$C67]);[.$D67])" office:value-type="float" office:value="0" calcext:value-type="float">
            <text:p>0</text:p>
          </table:table-cell>
          <table:table-cell table:formula="of:=MIN(MAX(0;[.$B67]*[.L$2]-[.$C67]);[.$D67])" office:value-type="float" office:value="0" calcext:value-type="float">
            <text:p>0</text:p>
          </table:table-cell>
          <table:table-cell table:formula="of:=MIN(MAX(0;[.$B67]*[.M$2]-[.$C67]);[.$D67])" office:value-type="float" office:value="0" calcext:value-type="float">
            <text:p>0</text:p>
          </table:table-cell>
          <table:table-cell table:formula="of:=MIN(MAX(0;[.$B67]*[.N$2]-[.$C67]);[.$D67])" office:value-type="float" office:value="0" calcext:value-type="float">
            <text:p>0</text:p>
          </table:table-cell>
          <table:table-cell table:formula="of:=MIN(MAX(0;[.$B67]*[.O$2]-[.$C67]);[.$D67])" office:value-type="float" office:value="0" calcext:value-type="float">
            <text:p>0</text:p>
          </table:table-cell>
          <table:table-cell table:formula="of:=MIN(MAX(0;[.$B67]*[.P$2]-[.$C67]);[.$D67])" office:value-type="float" office:value="0" calcext:value-type="float">
            <text:p>0</text:p>
          </table:table-cell>
          <table:table-cell table:formula="of:=MIN(MAX(0;[.$B67]*[.Q$2]-[.$C67]);[.$D67])" office:value-type="float" office:value="0" calcext:value-type="float">
            <text:p>0</text:p>
          </table:table-cell>
          <table:table-cell table:formula="of:=MIN(MAX(0;[.$B67]*[.R$2]-[.$C67]);[.$D67])" office:value-type="float" office:value="0" calcext:value-type="float">
            <text:p>0</text:p>
          </table:table-cell>
          <table:table-cell table:formula="of:=MIN(MAX(0;[.$B67]*[.S$2]-[.$C67]);[.$D67])" office:value-type="float" office:value="0" calcext:value-type="float">
            <text:p>0</text:p>
          </table:table-cell>
          <table:table-cell table:number-columns-repeated="3"/>
          <table:table-cell table:formula="of:=FLOOR([.S67];1)" office:value-type="float" office:value="0" calcext:value-type="float">
            <text:p>0</text:p>
          </table:table-cell>
          <table:table-cell table:formula="of:=[.S67]-[.W67]" office:value-type="float" office:value="0" calcext:value-type="float">
            <text:p>0</text:p>
          </table:table-cell>
          <table:table-cell table:formula="of:=IF(AND(COUNTIF([.$AC$4:.$AC$203];&quot;=&quot;&amp;[.X67]);SUM([.Y$4:.Y66])&lt;[.AD$3]);1;0)" office:value-type="float" office:value="0" calcext:value-type="float">
            <text:p>0</text:p>
          </table:table-cell>
          <table:table-cell table:number-columns-repeated="2"/>
          <table:table-cell table:formula="of:=[.AB66]+COUNTIF([.$X$4:.$X$203];&quot;=&quot;&amp;[.AC66])" office:value-type="float" office:value="26" calcext:value-type="float">
            <text:p>26</text:p>
          </table:table-cell>
          <table:table-cell table:formula="of:=IF([.AB67]&lt;=[.AD$3];LARGE([.$X$4:.$X$203];[.AB67]);&quot;&quot;)">
            <text:p/>
          </table:table-cell>
          <table:table-cell table:number-columns-repeated="2"/>
          <table:table-cell table:formula="of:=[.Y67]+[.W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7]" office:value-type="float" office:value="65" calcext:value-type="float">
            <text:p>65</text:p>
          </table:table-cell>
          <table:table-cell table:formula="of:=[$Zamówienie.B67]" office:value-type="float" office:value="10" calcext:value-type="float">
            <text:p>10</text:p>
          </table:table-cell>
          <table:table-cell table:formula="of:=[$Zamówienie.C67]" office:value-type="float" office:value="10" calcext:value-type="float">
            <text:p>10</text:p>
          </table:table-cell>
          <table:table-cell table:formula="of:=[$Zamówienie.D67]" office:value-type="float" office:value="4" calcext:value-type="float">
            <text:p>4</text:p>
          </table:table-cell>
          <table:table-cell table:number-columns-repeated="5"/>
          <table:table-cell table:formula="of:=MIN(MAX(0;[.$B68]*[.J$2]-[.$C68]);[.$D68])" office:value-type="float" office:value="4" calcext:value-type="float">
            <text:p>4</text:p>
          </table:table-cell>
          <table:table-cell table:formula="of:=MIN(MAX(0;[.$B68]*[.K$2]-[.$C68]);[.$D68])" office:value-type="float" office:value="4" calcext:value-type="float">
            <text:p>4</text:p>
          </table:table-cell>
          <table:table-cell table:formula="of:=MIN(MAX(0;[.$B68]*[.L$2]-[.$C68]);[.$D68])" office:value-type="float" office:value="4" calcext:value-type="float">
            <text:p>4</text:p>
          </table:table-cell>
          <table:table-cell table:formula="of:=MIN(MAX(0;[.$B68]*[.M$2]-[.$C68]);[.$D68])" office:value-type="float" office:value="4" calcext:value-type="float">
            <text:p>4</text:p>
          </table:table-cell>
          <table:table-cell table:formula="of:=MIN(MAX(0;[.$B68]*[.N$2]-[.$C68]);[.$D68])" office:value-type="float" office:value="4" calcext:value-type="float">
            <text:p>4</text:p>
          </table:table-cell>
          <table:table-cell table:formula="of:=MIN(MAX(0;[.$B68]*[.O$2]-[.$C68]);[.$D68])" office:value-type="float" office:value="4" calcext:value-type="float">
            <text:p>4</text:p>
          </table:table-cell>
          <table:table-cell table:formula="of:=MIN(MAX(0;[.$B68]*[.P$2]-[.$C68]);[.$D68])" office:value-type="float" office:value="4" calcext:value-type="float">
            <text:p>4</text:p>
          </table:table-cell>
          <table:table-cell table:formula="of:=MIN(MAX(0;[.$B68]*[.Q$2]-[.$C68]);[.$D68])" office:value-type="float" office:value="4" calcext:value-type="float">
            <text:p>4</text:p>
          </table:table-cell>
          <table:table-cell table:formula="of:=MIN(MAX(0;[.$B68]*[.R$2]-[.$C68]);[.$D68])" office:value-type="float" office:value="4" calcext:value-type="float">
            <text:p>4</text:p>
          </table:table-cell>
          <table:table-cell table:formula="of:=MIN(MAX(0;[.$B68]*[.S$2]-[.$C68]);[.$D68])" office:value-type="float" office:value="4" calcext:value-type="float">
            <text:p>4</text:p>
          </table:table-cell>
          <table:table-cell table:number-columns-repeated="3"/>
          <table:table-cell table:formula="of:=FLOOR([.S68];1)" office:value-type="float" office:value="4" calcext:value-type="float">
            <text:p>4</text:p>
          </table:table-cell>
          <table:table-cell table:formula="of:=[.S68]-[.W68]" office:value-type="float" office:value="0" calcext:value-type="float">
            <text:p>0</text:p>
          </table:table-cell>
          <table:table-cell table:formula="of:=IF(AND(COUNTIF([.$AC$4:.$AC$203];&quot;=&quot;&amp;[.X68]);SUM([.Y$4:.Y67])&lt;[.AD$3]);1;0)" office:value-type="float" office:value="0" calcext:value-type="float">
            <text:p>0</text:p>
          </table:table-cell>
          <table:table-cell table:number-columns-repeated="2"/>
          <table:table-cell table:formula="of:=[.AB67]+COUNTIF([.$X$4:.$X$203];&quot;=&quot;&amp;[.AC67])" office:value-type="float" office:value="26" calcext:value-type="float">
            <text:p>26</text:p>
          </table:table-cell>
          <table:table-cell table:formula="of:=IF([.AB68]&lt;=[.AD$3];LARGE([.$X$4:.$X$203];[.AB68]);&quot;&quot;)">
            <text:p/>
          </table:table-cell>
          <table:table-cell table:number-columns-repeated="2"/>
          <table:table-cell table:formula="of:=[.Y68]+[.W6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68]" office:value-type="float" office:value="66" calcext:value-type="float">
            <text:p>66</text:p>
          </table:table-cell>
          <table:table-cell table:formula="of:=[$Zamówienie.B68]" office:value-type="float" office:value="10" calcext:value-type="float">
            <text:p>10</text:p>
          </table:table-cell>
          <table:table-cell table:formula="of:=[$Zamówienie.C68]" office:value-type="float" office:value="9" calcext:value-type="float">
            <text:p>9</text:p>
          </table:table-cell>
          <table:table-cell table:formula="of:=[$Zamówienie.D68]" office:value-type="float" office:value="10" calcext:value-type="float">
            <text:p>10</text:p>
          </table:table-cell>
          <table:table-cell table:number-columns-repeated="5"/>
          <table:table-cell table:formula="of:=MIN(MAX(0;[.$B69]*[.J$2]-[.$C69]);[.$D69])" office:value-type="float" office:value="5.82397716460514" calcext:value-type="float">
            <text:p>5,82397716460514</text:p>
          </table:table-cell>
          <table:table-cell table:formula="of:=MIN(MAX(0;[.$B69]*[.K$2]-[.$C69]);[.$D69])" office:value-type="float" office:value="6.97483938506983" calcext:value-type="float">
            <text:p>6,97483938506983</text:p>
          </table:table-cell>
          <table:table-cell table:formula="of:=MIN(MAX(0;[.$B69]*[.L$2]-[.$C69]);[.$D69])" office:value-type="float" office:value="7.43589886244423" calcext:value-type="float">
            <text:p>7,43589886244423</text:p>
          </table:table-cell>
          <table:table-cell table:formula="of:=MIN(MAX(0;[.$B69]*[.M$2]-[.$C69]);[.$D69])" office:value-type="float" office:value="7.64398334729914" calcext:value-type="float">
            <text:p>7,64398334729914</text:p>
          </table:table-cell>
          <table:table-cell table:formula="of:=MIN(MAX(0;[.$B69]*[.N$2]-[.$C69]);[.$D69])" office:value-type="float" office:value="7.74352756097226" calcext:value-type="float">
            <text:p>7,74352756097226</text:p>
          </table:table-cell>
          <table:table-cell table:formula="of:=MIN(MAX(0;[.$B69]*[.O$2]-[.$C69]);[.$D69])" office:value-type="float" office:value="7.79037564348468" calcext:value-type="float">
            <text:p>7,79037564348468</text:p>
          </table:table-cell>
          <table:table-cell table:formula="of:=MIN(MAX(0;[.$B69]*[.P$2]-[.$C69]);[.$D69])" office:value-type="float" office:value="7.81232364081784" calcext:value-type="float">
            <text:p>7,81232364081784</text:p>
          </table:table-cell>
          <table:table-cell table:formula="of:=MIN(MAX(0;[.$B69]*[.Q$2]-[.$C69]);[.$D69])" office:value-type="float" office:value="7.82260913004072" calcext:value-type="float">
            <text:p>7,82260913004072</text:p>
          </table:table-cell>
          <table:table-cell table:formula="of:=MIN(MAX(0;[.$B69]*[.R$2]-[.$C69]);[.$D69])" office:value-type="float" office:value="7.8274298753929" calcext:value-type="float">
            <text:p>7,8274298753929</text:p>
          </table:table-cell>
          <table:table-cell table:formula="of:=MIN(MAX(0;[.$B69]*[.S$2]-[.$C69]);[.$D69])" office:value-type="float" office:value="7.82968947295466" calcext:value-type="float">
            <text:p>7,82968947295466</text:p>
          </table:table-cell>
          <table:table-cell table:number-columns-repeated="3"/>
          <table:table-cell table:formula="of:=FLOOR([.S69];1)" office:value-type="float" office:value="7" calcext:value-type="float">
            <text:p>7</text:p>
          </table:table-cell>
          <table:table-cell table:formula="of:=[.S69]-[.W69]" office:value-type="float" office:value="0.829689472954662" calcext:value-type="float">
            <text:p>0,829689472954662</text:p>
          </table:table-cell>
          <table:table-cell table:formula="of:=IF(AND(COUNTIF([.$AC$4:.$AC$203];&quot;=&quot;&amp;[.X69]);SUM([.Y$4:.Y68])&lt;[.AD$3]);1;0)" office:value-type="float" office:value="1" calcext:value-type="float">
            <text:p>1</text:p>
          </table:table-cell>
          <table:table-cell table:number-columns-repeated="2"/>
          <table:table-cell table:formula="of:=[.AB68]+COUNTIF([.$X$4:.$X$203];&quot;=&quot;&amp;[.AC68])" office:value-type="float" office:value="26" calcext:value-type="float">
            <text:p>26</text:p>
          </table:table-cell>
          <table:table-cell table:formula="of:=IF([.AB69]&lt;=[.AD$3];LARGE([.$X$4:.$X$203];[.AB69]);&quot;&quot;)">
            <text:p/>
          </table:table-cell>
          <table:table-cell table:number-columns-repeated="2"/>
          <table:table-cell table:formula="of:=[.Y69]+[.W6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69]" office:value-type="float" office:value="67" calcext:value-type="float">
            <text:p>67</text:p>
          </table:table-cell>
          <table:table-cell table:formula="of:=[$Zamówienie.B69]" office:value-type="float" office:value="3" calcext:value-type="float">
            <text:p>3</text:p>
          </table:table-cell>
          <table:table-cell table:formula="of:=[$Zamówienie.C69]" office:value-type="float" office:value="1" calcext:value-type="float">
            <text:p>1</text:p>
          </table:table-cell>
          <table:table-cell table:formula="of:=[$Zamówienie.D69]" office:value-type="float" office:value="7" calcext:value-type="float">
            <text:p>7</text:p>
          </table:table-cell>
          <table:table-cell table:number-columns-repeated="5"/>
          <table:table-cell table:formula="of:=MIN(MAX(0;[.$B70]*[.J$2]-[.$C70]);[.$D70])" office:value-type="float" office:value="3.44719314938154" calcext:value-type="float">
            <text:p>3,44719314938154</text:p>
          </table:table-cell>
          <table:table-cell table:formula="of:=MIN(MAX(0;[.$B70]*[.K$2]-[.$C70]);[.$D70])" office:value-type="float" office:value="3.79245181552095" calcext:value-type="float">
            <text:p>3,79245181552095</text:p>
          </table:table-cell>
          <table:table-cell table:formula="of:=MIN(MAX(0;[.$B70]*[.L$2]-[.$C70]);[.$D70])" office:value-type="float" office:value="3.93076965873327" calcext:value-type="float">
            <text:p>3,93076965873327</text:p>
          </table:table-cell>
          <table:table-cell table:formula="of:=MIN(MAX(0;[.$B70]*[.M$2]-[.$C70]);[.$D70])" office:value-type="float" office:value="3.99319500418974" calcext:value-type="float">
            <text:p>3,99319500418974</text:p>
          </table:table-cell>
          <table:table-cell table:formula="of:=MIN(MAX(0;[.$B70]*[.N$2]-[.$C70]);[.$D70])" office:value-type="float" office:value="4.02305826829168" calcext:value-type="float">
            <text:p>4,02305826829168</text:p>
          </table:table-cell>
          <table:table-cell table:formula="of:=MIN(MAX(0;[.$B70]*[.O$2]-[.$C70]);[.$D70])" office:value-type="float" office:value="4.0371126930454" calcext:value-type="float">
            <text:p>4,0371126930454</text:p>
          </table:table-cell>
          <table:table-cell table:formula="of:=MIN(MAX(0;[.$B70]*[.P$2]-[.$C70]);[.$D70])" office:value-type="float" office:value="4.04369709224535" calcext:value-type="float">
            <text:p>4,04369709224535</text:p>
          </table:table-cell>
          <table:table-cell table:formula="of:=MIN(MAX(0;[.$B70]*[.Q$2]-[.$C70]);[.$D70])" office:value-type="float" office:value="4.04678273901222" calcext:value-type="float">
            <text:p>4,04678273901222</text:p>
          </table:table-cell>
          <table:table-cell table:formula="of:=MIN(MAX(0;[.$B70]*[.R$2]-[.$C70]);[.$D70])" office:value-type="float" office:value="4.04822896261787" calcext:value-type="float">
            <text:p>4,04822896261787</text:p>
          </table:table-cell>
          <table:table-cell table:formula="of:=MIN(MAX(0;[.$B70]*[.S$2]-[.$C70]);[.$D70])" office:value-type="float" office:value="4.0489068418864" calcext:value-type="float">
            <text:p>4,0489068418864</text:p>
          </table:table-cell>
          <table:table-cell table:number-columns-repeated="3"/>
          <table:table-cell table:formula="of:=FLOOR([.S70];1)" office:value-type="float" office:value="4" calcext:value-type="float">
            <text:p>4</text:p>
          </table:table-cell>
          <table:table-cell table:formula="of:=[.S70]-[.W70]" office:value-type="float" office:value="0.0489068418863994" calcext:value-type="float">
            <text:p>0,0489068418863994</text:p>
          </table:table-cell>
          <table:table-cell table:formula="of:=IF(AND(COUNTIF([.$AC$4:.$AC$203];&quot;=&quot;&amp;[.X70]);SUM([.Y$4:.Y69])&lt;[.AD$3]);1;0)" office:value-type="float" office:value="0" calcext:value-type="float">
            <text:p>0</text:p>
          </table:table-cell>
          <table:table-cell table:number-columns-repeated="2"/>
          <table:table-cell table:formula="of:=[.AB69]+COUNTIF([.$X$4:.$X$203];&quot;=&quot;&amp;[.AC69])" office:value-type="float" office:value="26" calcext:value-type="float">
            <text:p>26</text:p>
          </table:table-cell>
          <table:table-cell table:formula="of:=IF([.AB70]&lt;=[.AD$3];LARGE([.$X$4:.$X$203];[.AB70]);&quot;&quot;)">
            <text:p/>
          </table:table-cell>
          <table:table-cell table:number-columns-repeated="2"/>
          <table:table-cell table:formula="of:=[.Y70]+[.W7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0]" office:value-type="float" office:value="68" calcext:value-type="float">
            <text:p>68</text:p>
          </table:table-cell>
          <table:table-cell table:formula="of:=[$Zamówienie.B70]" office:value-type="float" office:value="0" calcext:value-type="float">
            <text:p>0</text:p>
          </table:table-cell>
          <table:table-cell table:formula="of:=[$Zamówienie.C70]" office:value-type="float" office:value="4" calcext:value-type="float">
            <text:p>4</text:p>
          </table:table-cell>
          <table:table-cell table:formula="of:=[$Zamówienie.D70]" office:value-type="float" office:value="8" calcext:value-type="float">
            <text:p>8</text:p>
          </table:table-cell>
          <table:table-cell table:number-columns-repeated="5"/>
          <table:table-cell table:formula="of:=MIN(MAX(0;[.$B71]*[.J$2]-[.$C71]);[.$D71])" office:value-type="float" office:value="0" calcext:value-type="float">
            <text:p>0</text:p>
          </table:table-cell>
          <table:table-cell table:formula="of:=MIN(MAX(0;[.$B71]*[.K$2]-[.$C71]);[.$D71])" office:value-type="float" office:value="0" calcext:value-type="float">
            <text:p>0</text:p>
          </table:table-cell>
          <table:table-cell table:formula="of:=MIN(MAX(0;[.$B71]*[.L$2]-[.$C71]);[.$D71])" office:value-type="float" office:value="0" calcext:value-type="float">
            <text:p>0</text:p>
          </table:table-cell>
          <table:table-cell table:formula="of:=MIN(MAX(0;[.$B71]*[.M$2]-[.$C71]);[.$D71])" office:value-type="float" office:value="0" calcext:value-type="float">
            <text:p>0</text:p>
          </table:table-cell>
          <table:table-cell table:formula="of:=MIN(MAX(0;[.$B71]*[.N$2]-[.$C71]);[.$D71])" office:value-type="float" office:value="0" calcext:value-type="float">
            <text:p>0</text:p>
          </table:table-cell>
          <table:table-cell table:formula="of:=MIN(MAX(0;[.$B71]*[.O$2]-[.$C71]);[.$D71])" office:value-type="float" office:value="0" calcext:value-type="float">
            <text:p>0</text:p>
          </table:table-cell>
          <table:table-cell table:formula="of:=MIN(MAX(0;[.$B71]*[.P$2]-[.$C71]);[.$D71])" office:value-type="float" office:value="0" calcext:value-type="float">
            <text:p>0</text:p>
          </table:table-cell>
          <table:table-cell table:formula="of:=MIN(MAX(0;[.$B71]*[.Q$2]-[.$C71]);[.$D71])" office:value-type="float" office:value="0" calcext:value-type="float">
            <text:p>0</text:p>
          </table:table-cell>
          <table:table-cell table:formula="of:=MIN(MAX(0;[.$B71]*[.R$2]-[.$C71]);[.$D71])" office:value-type="float" office:value="0" calcext:value-type="float">
            <text:p>0</text:p>
          </table:table-cell>
          <table:table-cell table:formula="of:=MIN(MAX(0;[.$B71]*[.S$2]-[.$C71]);[.$D71])" office:value-type="float" office:value="0" calcext:value-type="float">
            <text:p>0</text:p>
          </table:table-cell>
          <table:table-cell table:number-columns-repeated="3"/>
          <table:table-cell table:formula="of:=FLOOR([.S71];1)" office:value-type="float" office:value="0" calcext:value-type="float">
            <text:p>0</text:p>
          </table:table-cell>
          <table:table-cell table:formula="of:=[.S71]-[.W71]" office:value-type="float" office:value="0" calcext:value-type="float">
            <text:p>0</text:p>
          </table:table-cell>
          <table:table-cell table:formula="of:=IF(AND(COUNTIF([.$AC$4:.$AC$203];&quot;=&quot;&amp;[.X71]);SUM([.Y$4:.Y70])&lt;[.AD$3]);1;0)" office:value-type="float" office:value="0" calcext:value-type="float">
            <text:p>0</text:p>
          </table:table-cell>
          <table:table-cell table:number-columns-repeated="2"/>
          <table:table-cell table:formula="of:=[.AB70]+COUNTIF([.$X$4:.$X$203];&quot;=&quot;&amp;[.AC70])" office:value-type="float" office:value="26" calcext:value-type="float">
            <text:p>26</text:p>
          </table:table-cell>
          <table:table-cell table:formula="of:=IF([.AB71]&lt;=[.AD$3];LARGE([.$X$4:.$X$203];[.AB71]);&quot;&quot;)">
            <text:p/>
          </table:table-cell>
          <table:table-cell table:number-columns-repeated="2"/>
          <table:table-cell table:formula="of:=[.Y71]+[.W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1]" office:value-type="float" office:value="69" calcext:value-type="float">
            <text:p>69</text:p>
          </table:table-cell>
          <table:table-cell table:formula="of:=[$Zamówienie.B71]" office:value-type="float" office:value="1" calcext:value-type="float">
            <text:p>1</text:p>
          </table:table-cell>
          <table:table-cell table:formula="of:=[$Zamówienie.C71]" office:value-type="float" office:value="9" calcext:value-type="float">
            <text:p>9</text:p>
          </table:table-cell>
          <table:table-cell table:formula="of:=[$Zamówienie.D71]" office:value-type="float" office:value="7" calcext:value-type="float">
            <text:p>7</text:p>
          </table:table-cell>
          <table:table-cell table:number-columns-repeated="5"/>
          <table:table-cell table:formula="of:=MIN(MAX(0;[.$B72]*[.J$2]-[.$C72]);[.$D72])" office:value-type="float" office:value="0" calcext:value-type="float">
            <text:p>0</text:p>
          </table:table-cell>
          <table:table-cell table:formula="of:=MIN(MAX(0;[.$B72]*[.K$2]-[.$C72]);[.$D72])" office:value-type="float" office:value="0" calcext:value-type="float">
            <text:p>0</text:p>
          </table:table-cell>
          <table:table-cell table:formula="of:=MIN(MAX(0;[.$B72]*[.L$2]-[.$C72]);[.$D72])" office:value-type="float" office:value="0" calcext:value-type="float">
            <text:p>0</text:p>
          </table:table-cell>
          <table:table-cell table:formula="of:=MIN(MAX(0;[.$B72]*[.M$2]-[.$C72]);[.$D72])" office:value-type="float" office:value="0" calcext:value-type="float">
            <text:p>0</text:p>
          </table:table-cell>
          <table:table-cell table:formula="of:=MIN(MAX(0;[.$B72]*[.N$2]-[.$C72]);[.$D72])" office:value-type="float" office:value="0" calcext:value-type="float">
            <text:p>0</text:p>
          </table:table-cell>
          <table:table-cell table:formula="of:=MIN(MAX(0;[.$B72]*[.O$2]-[.$C72]);[.$D72])" office:value-type="float" office:value="0" calcext:value-type="float">
            <text:p>0</text:p>
          </table:table-cell>
          <table:table-cell table:formula="of:=MIN(MAX(0;[.$B72]*[.P$2]-[.$C72]);[.$D72])" office:value-type="float" office:value="0" calcext:value-type="float">
            <text:p>0</text:p>
          </table:table-cell>
          <table:table-cell table:formula="of:=MIN(MAX(0;[.$B72]*[.Q$2]-[.$C72]);[.$D72])" office:value-type="float" office:value="0" calcext:value-type="float">
            <text:p>0</text:p>
          </table:table-cell>
          <table:table-cell table:formula="of:=MIN(MAX(0;[.$B72]*[.R$2]-[.$C72]);[.$D72])" office:value-type="float" office:value="0" calcext:value-type="float">
            <text:p>0</text:p>
          </table:table-cell>
          <table:table-cell table:formula="of:=MIN(MAX(0;[.$B72]*[.S$2]-[.$C72]);[.$D72])" office:value-type="float" office:value="0" calcext:value-type="float">
            <text:p>0</text:p>
          </table:table-cell>
          <table:table-cell table:number-columns-repeated="3"/>
          <table:table-cell table:formula="of:=FLOOR([.S72];1)" office:value-type="float" office:value="0" calcext:value-type="float">
            <text:p>0</text:p>
          </table:table-cell>
          <table:table-cell table:formula="of:=[.S72]-[.W72]" office:value-type="float" office:value="0" calcext:value-type="float">
            <text:p>0</text:p>
          </table:table-cell>
          <table:table-cell table:formula="of:=IF(AND(COUNTIF([.$AC$4:.$AC$203];&quot;=&quot;&amp;[.X72]);SUM([.Y$4:.Y71])&lt;[.AD$3]);1;0)" office:value-type="float" office:value="0" calcext:value-type="float">
            <text:p>0</text:p>
          </table:table-cell>
          <table:table-cell table:number-columns-repeated="2"/>
          <table:table-cell table:formula="of:=[.AB71]+COUNTIF([.$X$4:.$X$203];&quot;=&quot;&amp;[.AC71])" office:value-type="float" office:value="26" calcext:value-type="float">
            <text:p>26</text:p>
          </table:table-cell>
          <table:table-cell table:formula="of:=IF([.AB72]&lt;=[.AD$3];LARGE([.$X$4:.$X$203];[.AB72]);&quot;&quot;)">
            <text:p/>
          </table:table-cell>
          <table:table-cell table:number-columns-repeated="2"/>
          <table:table-cell table:formula="of:=[.Y72]+[.W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2]" office:value-type="float" office:value="70" calcext:value-type="float">
            <text:p>70</text:p>
          </table:table-cell>
          <table:table-cell table:formula="of:=[$Zamówienie.B72]" office:value-type="float" office:value="7" calcext:value-type="float">
            <text:p>7</text:p>
          </table:table-cell>
          <table:table-cell table:formula="of:=[$Zamówienie.C72]" office:value-type="float" office:value="7" calcext:value-type="float">
            <text:p>7</text:p>
          </table:table-cell>
          <table:table-cell table:formula="of:=[$Zamówienie.D72]" office:value-type="float" office:value="9" calcext:value-type="float">
            <text:p>9</text:p>
          </table:table-cell>
          <table:table-cell table:number-columns-repeated="5"/>
          <table:table-cell table:formula="of:=MIN(MAX(0;[.$B73]*[.J$2]-[.$C73]);[.$D73])" office:value-type="float" office:value="3.3767840152236" calcext:value-type="float">
            <text:p>3,3767840152236</text:p>
          </table:table-cell>
          <table:table-cell table:formula="of:=MIN(MAX(0;[.$B73]*[.K$2]-[.$C73]);[.$D73])" office:value-type="float" office:value="4.18238756954888" calcext:value-type="float">
            <text:p>4,18238756954888</text:p>
          </table:table-cell>
          <table:table-cell table:formula="of:=MIN(MAX(0;[.$B73]*[.L$2]-[.$C73]);[.$D73])" office:value-type="float" office:value="4.50512920371096" calcext:value-type="float">
            <text:p>4,50512920371096</text:p>
          </table:table-cell>
          <table:table-cell table:formula="of:=MIN(MAX(0;[.$B73]*[.M$2]-[.$C73]);[.$D73])" office:value-type="float" office:value="4.6507883431094" calcext:value-type="float">
            <text:p>4,6507883431094</text:p>
          </table:table-cell>
          <table:table-cell table:formula="of:=MIN(MAX(0;[.$B73]*[.N$2]-[.$C73]);[.$D73])" office:value-type="float" office:value="4.72046929268059" calcext:value-type="float">
            <text:p>4,72046929268059</text:p>
          </table:table-cell>
          <table:table-cell table:formula="of:=MIN(MAX(0;[.$B73]*[.O$2]-[.$C73]);[.$D73])" office:value-type="float" office:value="4.75326295043928" calcext:value-type="float">
            <text:p>4,75326295043928</text:p>
          </table:table-cell>
          <table:table-cell table:formula="of:=MIN(MAX(0;[.$B73]*[.P$2]-[.$C73]);[.$D73])" office:value-type="float" office:value="4.76862654857249" calcext:value-type="float">
            <text:p>4,76862654857249</text:p>
          </table:table-cell>
          <table:table-cell table:formula="of:=MIN(MAX(0;[.$B73]*[.Q$2]-[.$C73]);[.$D73])" office:value-type="float" office:value="4.7758263910285" calcext:value-type="float">
            <text:p>4,7758263910285</text:p>
          </table:table-cell>
          <table:table-cell table:formula="of:=MIN(MAX(0;[.$B73]*[.R$2]-[.$C73]);[.$D73])" office:value-type="float" office:value="4.77920091277503" calcext:value-type="float">
            <text:p>4,77920091277503</text:p>
          </table:table-cell>
          <table:table-cell table:formula="of:=MIN(MAX(0;[.$B73]*[.S$2]-[.$C73]);[.$D73])" office:value-type="float" office:value="4.78078263106826" calcext:value-type="float">
            <text:p>4,78078263106826</text:p>
          </table:table-cell>
          <table:table-cell table:number-columns-repeated="3"/>
          <table:table-cell table:formula="of:=FLOOR([.S73];1)" office:value-type="float" office:value="4" calcext:value-type="float">
            <text:p>4</text:p>
          </table:table-cell>
          <table:table-cell table:formula="of:=[.S73]-[.W73]" office:value-type="float" office:value="0.780782631068265" calcext:value-type="float">
            <text:p>0,780782631068265</text:p>
          </table:table-cell>
          <table:table-cell table:formula="of:=IF(AND(COUNTIF([.$AC$4:.$AC$203];&quot;=&quot;&amp;[.X73]);SUM([.Y$4:.Y72])&lt;[.AD$3]);1;0)" office:value-type="float" office:value="1" calcext:value-type="float">
            <text:p>1</text:p>
          </table:table-cell>
          <table:table-cell table:number-columns-repeated="2"/>
          <table:table-cell table:formula="of:=[.AB72]+COUNTIF([.$X$4:.$X$203];&quot;=&quot;&amp;[.AC72])" office:value-type="float" office:value="26" calcext:value-type="float">
            <text:p>26</text:p>
          </table:table-cell>
          <table:table-cell table:formula="of:=IF([.AB73]&lt;=[.AD$3];LARGE([.$X$4:.$X$203];[.AB73]);&quot;&quot;)">
            <text:p/>
          </table:table-cell>
          <table:table-cell table:number-columns-repeated="2"/>
          <table:table-cell table:formula="of:=[.Y73]+[.W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73]" office:value-type="float" office:value="71" calcext:value-type="float">
            <text:p>71</text:p>
          </table:table-cell>
          <table:table-cell table:formula="of:=[$Zamówienie.B73]" office:value-type="float" office:value="3" calcext:value-type="float">
            <text:p>3</text:p>
          </table:table-cell>
          <table:table-cell table:formula="of:=[$Zamówienie.C73]" office:value-type="float" office:value="1" calcext:value-type="float">
            <text:p>1</text:p>
          </table:table-cell>
          <table:table-cell table:formula="of:=[$Zamówienie.D73]" office:value-type="float" office:value="9" calcext:value-type="float">
            <text:p>9</text:p>
          </table:table-cell>
          <table:table-cell table:number-columns-repeated="5"/>
          <table:table-cell table:formula="of:=MIN(MAX(0;[.$B74]*[.J$2]-[.$C74]);[.$D74])" office:value-type="float" office:value="3.44719314938154" calcext:value-type="float">
            <text:p>3,44719314938154</text:p>
          </table:table-cell>
          <table:table-cell table:formula="of:=MIN(MAX(0;[.$B74]*[.K$2]-[.$C74]);[.$D74])" office:value-type="float" office:value="3.79245181552095" calcext:value-type="float">
            <text:p>3,79245181552095</text:p>
          </table:table-cell>
          <table:table-cell table:formula="of:=MIN(MAX(0;[.$B74]*[.L$2]-[.$C74]);[.$D74])" office:value-type="float" office:value="3.93076965873327" calcext:value-type="float">
            <text:p>3,93076965873327</text:p>
          </table:table-cell>
          <table:table-cell table:formula="of:=MIN(MAX(0;[.$B74]*[.M$2]-[.$C74]);[.$D74])" office:value-type="float" office:value="3.99319500418974" calcext:value-type="float">
            <text:p>3,99319500418974</text:p>
          </table:table-cell>
          <table:table-cell table:formula="of:=MIN(MAX(0;[.$B74]*[.N$2]-[.$C74]);[.$D74])" office:value-type="float" office:value="4.02305826829168" calcext:value-type="float">
            <text:p>4,02305826829168</text:p>
          </table:table-cell>
          <table:table-cell table:formula="of:=MIN(MAX(0;[.$B74]*[.O$2]-[.$C74]);[.$D74])" office:value-type="float" office:value="4.0371126930454" calcext:value-type="float">
            <text:p>4,0371126930454</text:p>
          </table:table-cell>
          <table:table-cell table:formula="of:=MIN(MAX(0;[.$B74]*[.P$2]-[.$C74]);[.$D74])" office:value-type="float" office:value="4.04369709224535" calcext:value-type="float">
            <text:p>4,04369709224535</text:p>
          </table:table-cell>
          <table:table-cell table:formula="of:=MIN(MAX(0;[.$B74]*[.Q$2]-[.$C74]);[.$D74])" office:value-type="float" office:value="4.04678273901222" calcext:value-type="float">
            <text:p>4,04678273901222</text:p>
          </table:table-cell>
          <table:table-cell table:formula="of:=MIN(MAX(0;[.$B74]*[.R$2]-[.$C74]);[.$D74])" office:value-type="float" office:value="4.04822896261787" calcext:value-type="float">
            <text:p>4,04822896261787</text:p>
          </table:table-cell>
          <table:table-cell table:formula="of:=MIN(MAX(0;[.$B74]*[.S$2]-[.$C74]);[.$D74])" office:value-type="float" office:value="4.0489068418864" calcext:value-type="float">
            <text:p>4,0489068418864</text:p>
          </table:table-cell>
          <table:table-cell table:number-columns-repeated="3"/>
          <table:table-cell table:formula="of:=FLOOR([.S74];1)" office:value-type="float" office:value="4" calcext:value-type="float">
            <text:p>4</text:p>
          </table:table-cell>
          <table:table-cell table:formula="of:=[.S74]-[.W74]" office:value-type="float" office:value="0.0489068418863994" calcext:value-type="float">
            <text:p>0,0489068418863994</text:p>
          </table:table-cell>
          <table:table-cell table:formula="of:=IF(AND(COUNTIF([.$AC$4:.$AC$203];&quot;=&quot;&amp;[.X74]);SUM([.Y$4:.Y73])&lt;[.AD$3]);1;0)" office:value-type="float" office:value="0" calcext:value-type="float">
            <text:p>0</text:p>
          </table:table-cell>
          <table:table-cell table:number-columns-repeated="2"/>
          <table:table-cell table:formula="of:=[.AB73]+COUNTIF([.$X$4:.$X$203];&quot;=&quot;&amp;[.AC73])" office:value-type="float" office:value="26" calcext:value-type="float">
            <text:p>26</text:p>
          </table:table-cell>
          <table:table-cell table:formula="of:=IF([.AB74]&lt;=[.AD$3];LARGE([.$X$4:.$X$203];[.AB74]);&quot;&quot;)">
            <text:p/>
          </table:table-cell>
          <table:table-cell table:number-columns-repeated="2"/>
          <table:table-cell table:formula="of:=[.Y74]+[.W7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4]" office:value-type="float" office:value="72" calcext:value-type="float">
            <text:p>72</text:p>
          </table:table-cell>
          <table:table-cell table:formula="of:=[$Zamówienie.B74]" office:value-type="float" office:value="3" calcext:value-type="float">
            <text:p>3</text:p>
          </table:table-cell>
          <table:table-cell table:formula="of:=[$Zamówienie.C74]" office:value-type="float" office:value="7" calcext:value-type="float">
            <text:p>7</text:p>
          </table:table-cell>
          <table:table-cell table:formula="of:=[$Zamówienie.D74]" office:value-type="float" office:value="5" calcext:value-type="float">
            <text:p>5</text:p>
          </table:table-cell>
          <table:table-cell table:number-columns-repeated="5"/>
          <table:table-cell table:formula="of:=MIN(MAX(0;[.$B75]*[.J$2]-[.$C75]);[.$D75])" office:value-type="float" office:value="0" calcext:value-type="float">
            <text:p>0</text:p>
          </table:table-cell>
          <table:table-cell table:formula="of:=MIN(MAX(0;[.$B75]*[.K$2]-[.$C75]);[.$D75])" office:value-type="float" office:value="0" calcext:value-type="float">
            <text:p>0</text:p>
          </table:table-cell>
          <table:table-cell table:formula="of:=MIN(MAX(0;[.$B75]*[.L$2]-[.$C75]);[.$D75])" office:value-type="float" office:value="0" calcext:value-type="float">
            <text:p>0</text:p>
          </table:table-cell>
          <table:table-cell table:formula="of:=MIN(MAX(0;[.$B75]*[.M$2]-[.$C75]);[.$D75])" office:value-type="float" office:value="0" calcext:value-type="float">
            <text:p>0</text:p>
          </table:table-cell>
          <table:table-cell table:formula="of:=MIN(MAX(0;[.$B75]*[.N$2]-[.$C75]);[.$D75])" office:value-type="float" office:value="0" calcext:value-type="float">
            <text:p>0</text:p>
          </table:table-cell>
          <table:table-cell table:formula="of:=MIN(MAX(0;[.$B75]*[.O$2]-[.$C75]);[.$D75])" office:value-type="float" office:value="0" calcext:value-type="float">
            <text:p>0</text:p>
          </table:table-cell>
          <table:table-cell table:formula="of:=MIN(MAX(0;[.$B75]*[.P$2]-[.$C75]);[.$D75])" office:value-type="float" office:value="0" calcext:value-type="float">
            <text:p>0</text:p>
          </table:table-cell>
          <table:table-cell table:formula="of:=MIN(MAX(0;[.$B75]*[.Q$2]-[.$C75]);[.$D75])" office:value-type="float" office:value="0" calcext:value-type="float">
            <text:p>0</text:p>
          </table:table-cell>
          <table:table-cell table:formula="of:=MIN(MAX(0;[.$B75]*[.R$2]-[.$C75]);[.$D75])" office:value-type="float" office:value="0" calcext:value-type="float">
            <text:p>0</text:p>
          </table:table-cell>
          <table:table-cell table:formula="of:=MIN(MAX(0;[.$B75]*[.S$2]-[.$C75]);[.$D75])" office:value-type="float" office:value="0" calcext:value-type="float">
            <text:p>0</text:p>
          </table:table-cell>
          <table:table-cell table:number-columns-repeated="3"/>
          <table:table-cell table:formula="of:=FLOOR([.S75];1)" office:value-type="float" office:value="0" calcext:value-type="float">
            <text:p>0</text:p>
          </table:table-cell>
          <table:table-cell table:formula="of:=[.S75]-[.W75]" office:value-type="float" office:value="0" calcext:value-type="float">
            <text:p>0</text:p>
          </table:table-cell>
          <table:table-cell table:formula="of:=IF(AND(COUNTIF([.$AC$4:.$AC$203];&quot;=&quot;&amp;[.X75]);SUM([.Y$4:.Y74])&lt;[.AD$3]);1;0)" office:value-type="float" office:value="0" calcext:value-type="float">
            <text:p>0</text:p>
          </table:table-cell>
          <table:table-cell table:number-columns-repeated="2"/>
          <table:table-cell table:formula="of:=[.AB74]+COUNTIF([.$X$4:.$X$203];&quot;=&quot;&amp;[.AC74])" office:value-type="float" office:value="26" calcext:value-type="float">
            <text:p>26</text:p>
          </table:table-cell>
          <table:table-cell table:formula="of:=IF([.AB75]&lt;=[.AD$3];LARGE([.$X$4:.$X$203];[.AB75]);&quot;&quot;)">
            <text:p/>
          </table:table-cell>
          <table:table-cell table:number-columns-repeated="2"/>
          <table:table-cell table:formula="of:=[.Y75]+[.W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5]" office:value-type="float" office:value="73" calcext:value-type="float">
            <text:p>73</text:p>
          </table:table-cell>
          <table:table-cell table:formula="of:=[$Zamówienie.B75]" office:value-type="float" office:value="3" calcext:value-type="float">
            <text:p>3</text:p>
          </table:table-cell>
          <table:table-cell table:formula="of:=[$Zamówienie.C75]" office:value-type="float" office:value="5" calcext:value-type="float">
            <text:p>5</text:p>
          </table:table-cell>
          <table:table-cell table:formula="of:=[$Zamówienie.D75]" office:value-type="float" office:value="0" calcext:value-type="float">
            <text:p>0</text:p>
          </table:table-cell>
          <table:table-cell table:number-columns-repeated="5"/>
          <table:table-cell table:formula="of:=MIN(MAX(0;[.$B76]*[.J$2]-[.$C76]);[.$D76])" office:value-type="float" office:value="0" calcext:value-type="float">
            <text:p>0</text:p>
          </table:table-cell>
          <table:table-cell table:formula="of:=MIN(MAX(0;[.$B76]*[.K$2]-[.$C76]);[.$D76])" office:value-type="float" office:value="0" calcext:value-type="float">
            <text:p>0</text:p>
          </table:table-cell>
          <table:table-cell table:formula="of:=MIN(MAX(0;[.$B76]*[.L$2]-[.$C76]);[.$D76])" office:value-type="float" office:value="0" calcext:value-type="float">
            <text:p>0</text:p>
          </table:table-cell>
          <table:table-cell table:formula="of:=MIN(MAX(0;[.$B76]*[.M$2]-[.$C76]);[.$D76])" office:value-type="float" office:value="0" calcext:value-type="float">
            <text:p>0</text:p>
          </table:table-cell>
          <table:table-cell table:formula="of:=MIN(MAX(0;[.$B76]*[.N$2]-[.$C76]);[.$D76])" office:value-type="float" office:value="0" calcext:value-type="float">
            <text:p>0</text:p>
          </table:table-cell>
          <table:table-cell table:formula="of:=MIN(MAX(0;[.$B76]*[.O$2]-[.$C76]);[.$D76])" office:value-type="float" office:value="0" calcext:value-type="float">
            <text:p>0</text:p>
          </table:table-cell>
          <table:table-cell table:formula="of:=MIN(MAX(0;[.$B76]*[.P$2]-[.$C76]);[.$D76])" office:value-type="float" office:value="0" calcext:value-type="float">
            <text:p>0</text:p>
          </table:table-cell>
          <table:table-cell table:formula="of:=MIN(MAX(0;[.$B76]*[.Q$2]-[.$C76]);[.$D76])" office:value-type="float" office:value="0" calcext:value-type="float">
            <text:p>0</text:p>
          </table:table-cell>
          <table:table-cell table:formula="of:=MIN(MAX(0;[.$B76]*[.R$2]-[.$C76]);[.$D76])" office:value-type="float" office:value="0" calcext:value-type="float">
            <text:p>0</text:p>
          </table:table-cell>
          <table:table-cell table:formula="of:=MIN(MAX(0;[.$B76]*[.S$2]-[.$C76]);[.$D76])" office:value-type="float" office:value="0" calcext:value-type="float">
            <text:p>0</text:p>
          </table:table-cell>
          <table:table-cell table:number-columns-repeated="3"/>
          <table:table-cell table:formula="of:=FLOOR([.S76];1)" office:value-type="float" office:value="0" calcext:value-type="float">
            <text:p>0</text:p>
          </table:table-cell>
          <table:table-cell table:formula="of:=[.S76]-[.W76]" office:value-type="float" office:value="0" calcext:value-type="float">
            <text:p>0</text:p>
          </table:table-cell>
          <table:table-cell table:formula="of:=IF(AND(COUNTIF([.$AC$4:.$AC$203];&quot;=&quot;&amp;[.X76]);SUM([.Y$4:.Y75])&lt;[.AD$3]);1;0)" office:value-type="float" office:value="0" calcext:value-type="float">
            <text:p>0</text:p>
          </table:table-cell>
          <table:table-cell table:number-columns-repeated="2"/>
          <table:table-cell table:formula="of:=[.AB75]+COUNTIF([.$X$4:.$X$203];&quot;=&quot;&amp;[.AC75])" office:value-type="float" office:value="26" calcext:value-type="float">
            <text:p>26</text:p>
          </table:table-cell>
          <table:table-cell table:formula="of:=IF([.AB76]&lt;=[.AD$3];LARGE([.$X$4:.$X$203];[.AB76]);&quot;&quot;)">
            <text:p/>
          </table:table-cell>
          <table:table-cell table:number-columns-repeated="2"/>
          <table:table-cell table:formula="of:=[.Y76]+[.W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6]" office:value-type="float" office:value="74" calcext:value-type="float">
            <text:p>74</text:p>
          </table:table-cell>
          <table:table-cell table:formula="of:=[$Zamówienie.B76]" office:value-type="float" office:value="0" calcext:value-type="float">
            <text:p>0</text:p>
          </table:table-cell>
          <table:table-cell table:formula="of:=[$Zamówienie.C76]" office:value-type="float" office:value="2" calcext:value-type="float">
            <text:p>2</text:p>
          </table:table-cell>
          <table:table-cell table:formula="of:=[$Zamówienie.D76]" office:value-type="float" office:value="6" calcext:value-type="float">
            <text:p>6</text:p>
          </table:table-cell>
          <table:table-cell table:number-columns-repeated="5"/>
          <table:table-cell table:formula="of:=MIN(MAX(0;[.$B77]*[.J$2]-[.$C77]);[.$D77])" office:value-type="float" office:value="0" calcext:value-type="float">
            <text:p>0</text:p>
          </table:table-cell>
          <table:table-cell table:formula="of:=MIN(MAX(0;[.$B77]*[.K$2]-[.$C77]);[.$D77])" office:value-type="float" office:value="0" calcext:value-type="float">
            <text:p>0</text:p>
          </table:table-cell>
          <table:table-cell table:formula="of:=MIN(MAX(0;[.$B77]*[.L$2]-[.$C77]);[.$D77])" office:value-type="float" office:value="0" calcext:value-type="float">
            <text:p>0</text:p>
          </table:table-cell>
          <table:table-cell table:formula="of:=MIN(MAX(0;[.$B77]*[.M$2]-[.$C77]);[.$D77])" office:value-type="float" office:value="0" calcext:value-type="float">
            <text:p>0</text:p>
          </table:table-cell>
          <table:table-cell table:formula="of:=MIN(MAX(0;[.$B77]*[.N$2]-[.$C77]);[.$D77])" office:value-type="float" office:value="0" calcext:value-type="float">
            <text:p>0</text:p>
          </table:table-cell>
          <table:table-cell table:formula="of:=MIN(MAX(0;[.$B77]*[.O$2]-[.$C77]);[.$D77])" office:value-type="float" office:value="0" calcext:value-type="float">
            <text:p>0</text:p>
          </table:table-cell>
          <table:table-cell table:formula="of:=MIN(MAX(0;[.$B77]*[.P$2]-[.$C77]);[.$D77])" office:value-type="float" office:value="0" calcext:value-type="float">
            <text:p>0</text:p>
          </table:table-cell>
          <table:table-cell table:formula="of:=MIN(MAX(0;[.$B77]*[.Q$2]-[.$C77]);[.$D77])" office:value-type="float" office:value="0" calcext:value-type="float">
            <text:p>0</text:p>
          </table:table-cell>
          <table:table-cell table:formula="of:=MIN(MAX(0;[.$B77]*[.R$2]-[.$C77]);[.$D77])" office:value-type="float" office:value="0" calcext:value-type="float">
            <text:p>0</text:p>
          </table:table-cell>
          <table:table-cell table:formula="of:=MIN(MAX(0;[.$B77]*[.S$2]-[.$C77]);[.$D77])" office:value-type="float" office:value="0" calcext:value-type="float">
            <text:p>0</text:p>
          </table:table-cell>
          <table:table-cell table:number-columns-repeated="3"/>
          <table:table-cell table:formula="of:=FLOOR([.S77];1)" office:value-type="float" office:value="0" calcext:value-type="float">
            <text:p>0</text:p>
          </table:table-cell>
          <table:table-cell table:formula="of:=[.S77]-[.W77]" office:value-type="float" office:value="0" calcext:value-type="float">
            <text:p>0</text:p>
          </table:table-cell>
          <table:table-cell table:formula="of:=IF(AND(COUNTIF([.$AC$4:.$AC$203];&quot;=&quot;&amp;[.X77]);SUM([.Y$4:.Y76])&lt;[.AD$3]);1;0)" office:value-type="float" office:value="0" calcext:value-type="float">
            <text:p>0</text:p>
          </table:table-cell>
          <table:table-cell table:number-columns-repeated="2"/>
          <table:table-cell table:formula="of:=[.AB76]+COUNTIF([.$X$4:.$X$203];&quot;=&quot;&amp;[.AC76])" office:value-type="float" office:value="26" calcext:value-type="float">
            <text:p>26</text:p>
          </table:table-cell>
          <table:table-cell table:formula="of:=IF([.AB77]&lt;=[.AD$3];LARGE([.$X$4:.$X$203];[.AB77]);&quot;&quot;)">
            <text:p/>
          </table:table-cell>
          <table:table-cell table:number-columns-repeated="2"/>
          <table:table-cell table:formula="of:=[.Y77]+[.W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7]" office:value-type="float" office:value="75" calcext:value-type="float">
            <text:p>75</text:p>
          </table:table-cell>
          <table:table-cell table:formula="of:=[$Zamówienie.B77]" office:value-type="float" office:value="6" calcext:value-type="float">
            <text:p>6</text:p>
          </table:table-cell>
          <table:table-cell table:formula="of:=[$Zamówienie.C77]" office:value-type="float" office:value="6" calcext:value-type="float">
            <text:p>6</text:p>
          </table:table-cell>
          <table:table-cell table:formula="of:=[$Zamówienie.D77]" office:value-type="float" office:value="5" calcext:value-type="float">
            <text:p>5</text:p>
          </table:table-cell>
          <table:table-cell table:number-columns-repeated="5"/>
          <table:table-cell table:formula="of:=MIN(MAX(0;[.$B78]*[.J$2]-[.$C78]);[.$D78])" office:value-type="float" office:value="2.89438629876308" calcext:value-type="float">
            <text:p>2,89438629876308</text:p>
          </table:table-cell>
          <table:table-cell table:formula="of:=MIN(MAX(0;[.$B78]*[.K$2]-[.$C78]);[.$D78])" office:value-type="float" office:value="3.5849036310419" calcext:value-type="float">
            <text:p>3,5849036310419</text:p>
          </table:table-cell>
          <table:table-cell table:formula="of:=MIN(MAX(0;[.$B78]*[.L$2]-[.$C78]);[.$D78])" office:value-type="float" office:value="3.86153931746654" calcext:value-type="float">
            <text:p>3,86153931746654</text:p>
          </table:table-cell>
          <table:table-cell table:formula="of:=MIN(MAX(0;[.$B78]*[.M$2]-[.$C78]);[.$D78])" office:value-type="float" office:value="3.98639000837948" calcext:value-type="float">
            <text:p>3,98639000837948</text:p>
          </table:table-cell>
          <table:table-cell table:formula="of:=MIN(MAX(0;[.$B78]*[.N$2]-[.$C78]);[.$D78])" office:value-type="float" office:value="4.04611653658336" calcext:value-type="float">
            <text:p>4,04611653658336</text:p>
          </table:table-cell>
          <table:table-cell table:formula="of:=MIN(MAX(0;[.$B78]*[.O$2]-[.$C78]);[.$D78])" office:value-type="float" office:value="4.07422538609081" calcext:value-type="float">
            <text:p>4,07422538609081</text:p>
          </table:table-cell>
          <table:table-cell table:formula="of:=MIN(MAX(0;[.$B78]*[.P$2]-[.$C78]);[.$D78])" office:value-type="float" office:value="4.08739418449071" calcext:value-type="float">
            <text:p>4,08739418449071</text:p>
          </table:table-cell>
          <table:table-cell table:formula="of:=MIN(MAX(0;[.$B78]*[.Q$2]-[.$C78]);[.$D78])" office:value-type="float" office:value="4.09356547802443" calcext:value-type="float">
            <text:p>4,09356547802443</text:p>
          </table:table-cell>
          <table:table-cell table:formula="of:=MIN(MAX(0;[.$B78]*[.R$2]-[.$C78]);[.$D78])" office:value-type="float" office:value="4.09645792523574" calcext:value-type="float">
            <text:p>4,09645792523574</text:p>
          </table:table-cell>
          <table:table-cell table:formula="of:=MIN(MAX(0;[.$B78]*[.S$2]-[.$C78]);[.$D78])" office:value-type="float" office:value="4.0978136837728" calcext:value-type="float">
            <text:p>4,0978136837728</text:p>
          </table:table-cell>
          <table:table-cell table:number-columns-repeated="3"/>
          <table:table-cell table:formula="of:=FLOOR([.S78];1)" office:value-type="float" office:value="4" calcext:value-type="float">
            <text:p>4</text:p>
          </table:table-cell>
          <table:table-cell table:formula="of:=[.S78]-[.W78]" office:value-type="float" office:value="0.0978136837727988" calcext:value-type="float">
            <text:p>0,0978136837727988</text:p>
          </table:table-cell>
          <table:table-cell table:formula="of:=IF(AND(COUNTIF([.$AC$4:.$AC$203];&quot;=&quot;&amp;[.X78]);SUM([.Y$4:.Y77])&lt;[.AD$3]);1;0)" office:value-type="float" office:value="0" calcext:value-type="float">
            <text:p>0</text:p>
          </table:table-cell>
          <table:table-cell table:number-columns-repeated="2"/>
          <table:table-cell table:formula="of:=[.AB77]+COUNTIF([.$X$4:.$X$203];&quot;=&quot;&amp;[.AC77])" office:value-type="float" office:value="26" calcext:value-type="float">
            <text:p>26</text:p>
          </table:table-cell>
          <table:table-cell table:formula="of:=IF([.AB78]&lt;=[.AD$3];LARGE([.$X$4:.$X$203];[.AB78]);&quot;&quot;)">
            <text:p/>
          </table:table-cell>
          <table:table-cell table:number-columns-repeated="2"/>
          <table:table-cell table:formula="of:=[.Y78]+[.W7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8]" office:value-type="float" office:value="76" calcext:value-type="float">
            <text:p>76</text:p>
          </table:table-cell>
          <table:table-cell table:formula="of:=[$Zamówienie.B78]" office:value-type="float" office:value="3" calcext:value-type="float">
            <text:p>3</text:p>
          </table:table-cell>
          <table:table-cell table:formula="of:=[$Zamówienie.C78]" office:value-type="float" office:value="4" calcext:value-type="float">
            <text:p>4</text:p>
          </table:table-cell>
          <table:table-cell table:formula="of:=[$Zamówienie.D78]" office:value-type="float" office:value="4" calcext:value-type="float">
            <text:p>4</text:p>
          </table:table-cell>
          <table:table-cell table:number-columns-repeated="5"/>
          <table:table-cell table:formula="of:=MIN(MAX(0;[.$B79]*[.J$2]-[.$C79]);[.$D79])" office:value-type="float" office:value="0.447193149381541" calcext:value-type="float">
            <text:p>0,447193149381541</text:p>
          </table:table-cell>
          <table:table-cell table:formula="of:=MIN(MAX(0;[.$B79]*[.K$2]-[.$C79]);[.$D79])" office:value-type="float" office:value="0.79245181552095" calcext:value-type="float">
            <text:p>0,79245181552095</text:p>
          </table:table-cell>
          <table:table-cell table:formula="of:=MIN(MAX(0;[.$B79]*[.L$2]-[.$C79]);[.$D79])" office:value-type="float" office:value="0.930769658733268" calcext:value-type="float">
            <text:p>0,930769658733268</text:p>
          </table:table-cell>
          <table:table-cell table:formula="of:=MIN(MAX(0;[.$B79]*[.M$2]-[.$C79]);[.$D79])" office:value-type="float" office:value="0.993195004189741" calcext:value-type="float">
            <text:p>0,993195004189741</text:p>
          </table:table-cell>
          <table:table-cell table:formula="of:=MIN(MAX(0;[.$B79]*[.N$2]-[.$C79]);[.$D79])" office:value-type="float" office:value="1.02305826829168" calcext:value-type="float">
            <text:p>1,02305826829168</text:p>
          </table:table-cell>
          <table:table-cell table:formula="of:=MIN(MAX(0;[.$B79]*[.O$2]-[.$C79]);[.$D79])" office:value-type="float" office:value="1.0371126930454" calcext:value-type="float">
            <text:p>1,0371126930454</text:p>
          </table:table-cell>
          <table:table-cell table:formula="of:=MIN(MAX(0;[.$B79]*[.P$2]-[.$C79]);[.$D79])" office:value-type="float" office:value="1.04369709224535" calcext:value-type="float">
            <text:p>1,04369709224535</text:p>
          </table:table-cell>
          <table:table-cell table:formula="of:=MIN(MAX(0;[.$B79]*[.Q$2]-[.$C79]);[.$D79])" office:value-type="float" office:value="1.04678273901222" calcext:value-type="float">
            <text:p>1,04678273901222</text:p>
          </table:table-cell>
          <table:table-cell table:formula="of:=MIN(MAX(0;[.$B79]*[.R$2]-[.$C79]);[.$D79])" office:value-type="float" office:value="1.04822896261787" calcext:value-type="float">
            <text:p>1,04822896261787</text:p>
          </table:table-cell>
          <table:table-cell table:formula="of:=MIN(MAX(0;[.$B79]*[.S$2]-[.$C79]);[.$D79])" office:value-type="float" office:value="1.0489068418864" calcext:value-type="float">
            <text:p>1,0489068418864</text:p>
          </table:table-cell>
          <table:table-cell table:number-columns-repeated="3"/>
          <table:table-cell table:formula="of:=FLOOR([.S79];1)" office:value-type="float" office:value="1" calcext:value-type="float">
            <text:p>1</text:p>
          </table:table-cell>
          <table:table-cell table:formula="of:=[.S79]-[.W79]" office:value-type="float" office:value="0.0489068418863994" calcext:value-type="float">
            <text:p>0,0489068418863994</text:p>
          </table:table-cell>
          <table:table-cell table:formula="of:=IF(AND(COUNTIF([.$AC$4:.$AC$203];&quot;=&quot;&amp;[.X79]);SUM([.Y$4:.Y78])&lt;[.AD$3]);1;0)" office:value-type="float" office:value="0" calcext:value-type="float">
            <text:p>0</text:p>
          </table:table-cell>
          <table:table-cell table:number-columns-repeated="2"/>
          <table:table-cell table:formula="of:=[.AB78]+COUNTIF([.$X$4:.$X$203];&quot;=&quot;&amp;[.AC78])" office:value-type="float" office:value="26" calcext:value-type="float">
            <text:p>26</text:p>
          </table:table-cell>
          <table:table-cell table:formula="of:=IF([.AB79]&lt;=[.AD$3];LARGE([.$X$4:.$X$203];[.AB79]);&quot;&quot;)">
            <text:p/>
          </table:table-cell>
          <table:table-cell table:number-columns-repeated="2"/>
          <table:table-cell table:formula="of:=[.Y79]+[.W7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9]" office:value-type="float" office:value="77" calcext:value-type="float">
            <text:p>77</text:p>
          </table:table-cell>
          <table:table-cell table:formula="of:=[$Zamówienie.B79]" office:value-type="float" office:value="1" calcext:value-type="float">
            <text:p>1</text:p>
          </table:table-cell>
          <table:table-cell table:formula="of:=[$Zamówienie.C79]" office:value-type="float" office:value="0" calcext:value-type="float">
            <text:p>0</text:p>
          </table:table-cell>
          <table:table-cell table:formula="of:=[$Zamówienie.D79]" office:value-type="float" office:value="3" calcext:value-type="float">
            <text:p>3</text:p>
          </table:table-cell>
          <table:table-cell table:number-columns-repeated="5"/>
          <table:table-cell table:formula="of:=MIN(MAX(0;[.$B80]*[.J$2]-[.$C80]);[.$D80])" office:value-type="float" office:value="1.48239771646051" calcext:value-type="float">
            <text:p>1,48239771646051</text:p>
          </table:table-cell>
          <table:table-cell table:formula="of:=MIN(MAX(0;[.$B80]*[.K$2]-[.$C80]);[.$D80])" office:value-type="float" office:value="1.59748393850698" calcext:value-type="float">
            <text:p>1,59748393850698</text:p>
          </table:table-cell>
          <table:table-cell table:formula="of:=MIN(MAX(0;[.$B80]*[.L$2]-[.$C80]);[.$D80])" office:value-type="float" office:value="1.64358988624442" calcext:value-type="float">
            <text:p>1,64358988624442</text:p>
          </table:table-cell>
          <table:table-cell table:formula="of:=MIN(MAX(0;[.$B80]*[.M$2]-[.$C80]);[.$D80])" office:value-type="float" office:value="1.66439833472991" calcext:value-type="float">
            <text:p>1,66439833472991</text:p>
          </table:table-cell>
          <table:table-cell table:formula="of:=MIN(MAX(0;[.$B80]*[.N$2]-[.$C80]);[.$D80])" office:value-type="float" office:value="1.67435275609723" calcext:value-type="float">
            <text:p>1,67435275609723</text:p>
          </table:table-cell>
          <table:table-cell table:formula="of:=MIN(MAX(0;[.$B80]*[.O$2]-[.$C80]);[.$D80])" office:value-type="float" office:value="1.67903756434847" calcext:value-type="float">
            <text:p>1,67903756434847</text:p>
          </table:table-cell>
          <table:table-cell table:formula="of:=MIN(MAX(0;[.$B80]*[.P$2]-[.$C80]);[.$D80])" office:value-type="float" office:value="1.68123236408178" calcext:value-type="float">
            <text:p>1,68123236408178</text:p>
          </table:table-cell>
          <table:table-cell table:formula="of:=MIN(MAX(0;[.$B80]*[.Q$2]-[.$C80]);[.$D80])" office:value-type="float" office:value="1.68226091300407" calcext:value-type="float">
            <text:p>1,68226091300407</text:p>
          </table:table-cell>
          <table:table-cell table:formula="of:=MIN(MAX(0;[.$B80]*[.R$2]-[.$C80]);[.$D80])" office:value-type="float" office:value="1.68274298753929" calcext:value-type="float">
            <text:p>1,68274298753929</text:p>
          </table:table-cell>
          <table:table-cell table:formula="of:=MIN(MAX(0;[.$B80]*[.S$2]-[.$C80]);[.$D80])" office:value-type="float" office:value="1.68296894729547" calcext:value-type="float">
            <text:p>1,68296894729547</text:p>
          </table:table-cell>
          <table:table-cell table:number-columns-repeated="3"/>
          <table:table-cell table:formula="of:=FLOOR([.S80];1)" office:value-type="float" office:value="1" calcext:value-type="float">
            <text:p>1</text:p>
          </table:table-cell>
          <table:table-cell table:formula="of:=[.S80]-[.W80]" office:value-type="float" office:value="0.682968947295466" calcext:value-type="float">
            <text:p>0,682968947295466</text:p>
          </table:table-cell>
          <table:table-cell table:formula="of:=IF(AND(COUNTIF([.$AC$4:.$AC$203];&quot;=&quot;&amp;[.X80]);SUM([.Y$4:.Y79])&lt;[.AD$3]);1;0)" office:value-type="float" office:value="1" calcext:value-type="float">
            <text:p>1</text:p>
          </table:table-cell>
          <table:table-cell table:number-columns-repeated="2"/>
          <table:table-cell table:formula="of:=[.AB79]+COUNTIF([.$X$4:.$X$203];&quot;=&quot;&amp;[.AC79])" office:value-type="float" office:value="26" calcext:value-type="float">
            <text:p>26</text:p>
          </table:table-cell>
          <table:table-cell table:formula="of:=IF([.AB80]&lt;=[.AD$3];LARGE([.$X$4:.$X$203];[.AB80]);&quot;&quot;)">
            <text:p/>
          </table:table-cell>
          <table:table-cell table:number-columns-repeated="2"/>
          <table:table-cell table:formula="of:=[.Y80]+[.W8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0]" office:value-type="float" office:value="78" calcext:value-type="float">
            <text:p>78</text:p>
          </table:table-cell>
          <table:table-cell table:formula="of:=[$Zamówienie.B80]" office:value-type="float" office:value="7" calcext:value-type="float">
            <text:p>7</text:p>
          </table:table-cell>
          <table:table-cell table:formula="of:=[$Zamówienie.C80]" office:value-type="float" office:value="6" calcext:value-type="float">
            <text:p>6</text:p>
          </table:table-cell>
          <table:table-cell table:formula="of:=[$Zamówienie.D80]" office:value-type="float" office:value="5" calcext:value-type="float">
            <text:p>5</text:p>
          </table:table-cell>
          <table:table-cell table:number-columns-repeated="5"/>
          <table:table-cell table:formula="of:=MIN(MAX(0;[.$B81]*[.J$2]-[.$C81]);[.$D81])" office:value-type="float" office:value="4.3767840152236" calcext:value-type="float">
            <text:p>4,3767840152236</text:p>
          </table:table-cell>
          <table:table-cell table:formula="of:=MIN(MAX(0;[.$B81]*[.K$2]-[.$C81]);[.$D81])" office:value-type="float" office:value="5" calcext:value-type="float">
            <text:p>5</text:p>
          </table:table-cell>
          <table:table-cell table:formula="of:=MIN(MAX(0;[.$B81]*[.L$2]-[.$C81]);[.$D81])" office:value-type="float" office:value="5" calcext:value-type="float">
            <text:p>5</text:p>
          </table:table-cell>
          <table:table-cell table:formula="of:=MIN(MAX(0;[.$B81]*[.M$2]-[.$C81]);[.$D81])" office:value-type="float" office:value="5" calcext:value-type="float">
            <text:p>5</text:p>
          </table:table-cell>
          <table:table-cell table:formula="of:=MIN(MAX(0;[.$B81]*[.N$2]-[.$C81]);[.$D81])" office:value-type="float" office:value="5" calcext:value-type="float">
            <text:p>5</text:p>
          </table:table-cell>
          <table:table-cell table:formula="of:=MIN(MAX(0;[.$B81]*[.O$2]-[.$C81]);[.$D81])" office:value-type="float" office:value="5" calcext:value-type="float">
            <text:p>5</text:p>
          </table:table-cell>
          <table:table-cell table:formula="of:=MIN(MAX(0;[.$B81]*[.P$2]-[.$C81]);[.$D81])" office:value-type="float" office:value="5" calcext:value-type="float">
            <text:p>5</text:p>
          </table:table-cell>
          <table:table-cell table:formula="of:=MIN(MAX(0;[.$B81]*[.Q$2]-[.$C81]);[.$D81])" office:value-type="float" office:value="5" calcext:value-type="float">
            <text:p>5</text:p>
          </table:table-cell>
          <table:table-cell table:formula="of:=MIN(MAX(0;[.$B81]*[.R$2]-[.$C81]);[.$D81])" office:value-type="float" office:value="5" calcext:value-type="float">
            <text:p>5</text:p>
          </table:table-cell>
          <table:table-cell table:formula="of:=MIN(MAX(0;[.$B81]*[.S$2]-[.$C81]);[.$D81])" office:value-type="float" office:value="5" calcext:value-type="float">
            <text:p>5</text:p>
          </table:table-cell>
          <table:table-cell table:number-columns-repeated="3"/>
          <table:table-cell table:formula="of:=FLOOR([.S81];1)" office:value-type="float" office:value="5" calcext:value-type="float">
            <text:p>5</text:p>
          </table:table-cell>
          <table:table-cell table:formula="of:=[.S81]-[.W81]" office:value-type="float" office:value="0" calcext:value-type="float">
            <text:p>0</text:p>
          </table:table-cell>
          <table:table-cell table:formula="of:=IF(AND(COUNTIF([.$AC$4:.$AC$203];&quot;=&quot;&amp;[.X81]);SUM([.Y$4:.Y80])&lt;[.AD$3]);1;0)" office:value-type="float" office:value="0" calcext:value-type="float">
            <text:p>0</text:p>
          </table:table-cell>
          <table:table-cell table:number-columns-repeated="2"/>
          <table:table-cell table:formula="of:=[.AB80]+COUNTIF([.$X$4:.$X$203];&quot;=&quot;&amp;[.AC80])" office:value-type="float" office:value="26" calcext:value-type="float">
            <text:p>26</text:p>
          </table:table-cell>
          <table:table-cell table:formula="of:=IF([.AB81]&lt;=[.AD$3];LARGE([.$X$4:.$X$203];[.AB81]);&quot;&quot;)">
            <text:p/>
          </table:table-cell>
          <table:table-cell table:number-columns-repeated="2"/>
          <table:table-cell table:formula="of:=[.Y81]+[.W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81]" office:value-type="float" office:value="79" calcext:value-type="float">
            <text:p>79</text:p>
          </table:table-cell>
          <table:table-cell table:formula="of:=[$Zamówienie.B81]" office:value-type="float" office:value="3" calcext:value-type="float">
            <text:p>3</text:p>
          </table:table-cell>
          <table:table-cell table:formula="of:=[$Zamówienie.C81]" office:value-type="float" office:value="0" calcext:value-type="float">
            <text:p>0</text:p>
          </table:table-cell>
          <table:table-cell table:formula="of:=[$Zamówienie.D81]" office:value-type="float" office:value="2" calcext:value-type="float">
            <text:p>2</text:p>
          </table:table-cell>
          <table:table-cell table:number-columns-repeated="5"/>
          <table:table-cell table:formula="of:=MIN(MAX(0;[.$B82]*[.J$2]-[.$C82]);[.$D82])" office:value-type="float" office:value="2" calcext:value-type="float">
            <text:p>2</text:p>
          </table:table-cell>
          <table:table-cell table:formula="of:=MIN(MAX(0;[.$B82]*[.K$2]-[.$C82]);[.$D82])" office:value-type="float" office:value="2" calcext:value-type="float">
            <text:p>2</text:p>
          </table:table-cell>
          <table:table-cell table:formula="of:=MIN(MAX(0;[.$B82]*[.L$2]-[.$C82]);[.$D82])" office:value-type="float" office:value="2" calcext:value-type="float">
            <text:p>2</text:p>
          </table:table-cell>
          <table:table-cell table:formula="of:=MIN(MAX(0;[.$B82]*[.M$2]-[.$C82]);[.$D82])" office:value-type="float" office:value="2" calcext:value-type="float">
            <text:p>2</text:p>
          </table:table-cell>
          <table:table-cell table:formula="of:=MIN(MAX(0;[.$B82]*[.N$2]-[.$C82]);[.$D82])" office:value-type="float" office:value="2" calcext:value-type="float">
            <text:p>2</text:p>
          </table:table-cell>
          <table:table-cell table:formula="of:=MIN(MAX(0;[.$B82]*[.O$2]-[.$C82]);[.$D82])" office:value-type="float" office:value="2" calcext:value-type="float">
            <text:p>2</text:p>
          </table:table-cell>
          <table:table-cell table:formula="of:=MIN(MAX(0;[.$B82]*[.P$2]-[.$C82]);[.$D82])" office:value-type="float" office:value="2" calcext:value-type="float">
            <text:p>2</text:p>
          </table:table-cell>
          <table:table-cell table:formula="of:=MIN(MAX(0;[.$B82]*[.Q$2]-[.$C82]);[.$D82])" office:value-type="float" office:value="2" calcext:value-type="float">
            <text:p>2</text:p>
          </table:table-cell>
          <table:table-cell table:formula="of:=MIN(MAX(0;[.$B82]*[.R$2]-[.$C82]);[.$D82])" office:value-type="float" office:value="2" calcext:value-type="float">
            <text:p>2</text:p>
          </table:table-cell>
          <table:table-cell table:formula="of:=MIN(MAX(0;[.$B82]*[.S$2]-[.$C82]);[.$D82])" office:value-type="float" office:value="2" calcext:value-type="float">
            <text:p>2</text:p>
          </table:table-cell>
          <table:table-cell table:number-columns-repeated="3"/>
          <table:table-cell table:formula="of:=FLOOR([.S82];1)" office:value-type="float" office:value="2" calcext:value-type="float">
            <text:p>2</text:p>
          </table:table-cell>
          <table:table-cell table:formula="of:=[.S82]-[.W82]" office:value-type="float" office:value="0" calcext:value-type="float">
            <text:p>0</text:p>
          </table:table-cell>
          <table:table-cell table:formula="of:=IF(AND(COUNTIF([.$AC$4:.$AC$203];&quot;=&quot;&amp;[.X82]);SUM([.Y$4:.Y81])&lt;[.AD$3]);1;0)" office:value-type="float" office:value="0" calcext:value-type="float">
            <text:p>0</text:p>
          </table:table-cell>
          <table:table-cell table:number-columns-repeated="2"/>
          <table:table-cell table:formula="of:=[.AB81]+COUNTIF([.$X$4:.$X$203];&quot;=&quot;&amp;[.AC81])" office:value-type="float" office:value="26" calcext:value-type="float">
            <text:p>26</text:p>
          </table:table-cell>
          <table:table-cell table:formula="of:=IF([.AB82]&lt;=[.AD$3];LARGE([.$X$4:.$X$203];[.AB82]);&quot;&quot;)">
            <text:p/>
          </table:table-cell>
          <table:table-cell table:number-columns-repeated="2"/>
          <table:table-cell table:formula="of:=[.Y82]+[.W8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2]" office:value-type="float" office:value="80" calcext:value-type="float">
            <text:p>80</text:p>
          </table:table-cell>
          <table:table-cell table:formula="of:=[$Zamówienie.B82]" office:value-type="float" office:value="7" calcext:value-type="float">
            <text:p>7</text:p>
          </table:table-cell>
          <table:table-cell table:formula="of:=[$Zamówienie.C82]" office:value-type="float" office:value="10" calcext:value-type="float">
            <text:p>10</text:p>
          </table:table-cell>
          <table:table-cell table:formula="of:=[$Zamówienie.D82]" office:value-type="float" office:value="2" calcext:value-type="float">
            <text:p>2</text:p>
          </table:table-cell>
          <table:table-cell table:number-columns-repeated="5"/>
          <table:table-cell table:formula="of:=MIN(MAX(0;[.$B83]*[.J$2]-[.$C83]);[.$D83])" office:value-type="float" office:value="0.376784015223595" calcext:value-type="float">
            <text:p>0,376784015223595</text:p>
          </table:table-cell>
          <table:table-cell table:formula="of:=MIN(MAX(0;[.$B83]*[.K$2]-[.$C83]);[.$D83])" office:value-type="float" office:value="1.18238756954888" calcext:value-type="float">
            <text:p>1,18238756954888</text:p>
          </table:table-cell>
          <table:table-cell table:formula="of:=MIN(MAX(0;[.$B83]*[.L$2]-[.$C83]);[.$D83])" office:value-type="float" office:value="1.50512920371096" calcext:value-type="float">
            <text:p>1,50512920371096</text:p>
          </table:table-cell>
          <table:table-cell table:formula="of:=MIN(MAX(0;[.$B83]*[.M$2]-[.$C83]);[.$D83])" office:value-type="float" office:value="1.6507883431094" calcext:value-type="float">
            <text:p>1,6507883431094</text:p>
          </table:table-cell>
          <table:table-cell table:formula="of:=MIN(MAX(0;[.$B83]*[.N$2]-[.$C83]);[.$D83])" office:value-type="float" office:value="1.72046929268059" calcext:value-type="float">
            <text:p>1,72046929268059</text:p>
          </table:table-cell>
          <table:table-cell table:formula="of:=MIN(MAX(0;[.$B83]*[.O$2]-[.$C83]);[.$D83])" office:value-type="float" office:value="1.75326295043928" calcext:value-type="float">
            <text:p>1,75326295043928</text:p>
          </table:table-cell>
          <table:table-cell table:formula="of:=MIN(MAX(0;[.$B83]*[.P$2]-[.$C83]);[.$D83])" office:value-type="float" office:value="1.76862654857249" calcext:value-type="float">
            <text:p>1,76862654857249</text:p>
          </table:table-cell>
          <table:table-cell table:formula="of:=MIN(MAX(0;[.$B83]*[.Q$2]-[.$C83]);[.$D83])" office:value-type="float" office:value="1.7758263910285" calcext:value-type="float">
            <text:p>1,7758263910285</text:p>
          </table:table-cell>
          <table:table-cell table:formula="of:=MIN(MAX(0;[.$B83]*[.R$2]-[.$C83]);[.$D83])" office:value-type="float" office:value="1.77920091277503" calcext:value-type="float">
            <text:p>1,77920091277503</text:p>
          </table:table-cell>
          <table:table-cell table:formula="of:=MIN(MAX(0;[.$B83]*[.S$2]-[.$C83]);[.$D83])" office:value-type="float" office:value="1.78078263106826" calcext:value-type="float">
            <text:p>1,78078263106826</text:p>
          </table:table-cell>
          <table:table-cell table:number-columns-repeated="3"/>
          <table:table-cell table:formula="of:=FLOOR([.S83];1)" office:value-type="float" office:value="1" calcext:value-type="float">
            <text:p>1</text:p>
          </table:table-cell>
          <table:table-cell table:formula="of:=[.S83]-[.W83]" office:value-type="float" office:value="0.780782631068265" calcext:value-type="float">
            <text:p>0,780782631068265</text:p>
          </table:table-cell>
          <table:table-cell table:formula="of:=IF(AND(COUNTIF([.$AC$4:.$AC$203];&quot;=&quot;&amp;[.X83]);SUM([.Y$4:.Y82])&lt;[.AD$3]);1;0)" office:value-type="float" office:value="1" calcext:value-type="float">
            <text:p>1</text:p>
          </table:table-cell>
          <table:table-cell table:number-columns-repeated="2"/>
          <table:table-cell table:formula="of:=[.AB82]+COUNTIF([.$X$4:.$X$203];&quot;=&quot;&amp;[.AC82])" office:value-type="float" office:value="26" calcext:value-type="float">
            <text:p>26</text:p>
          </table:table-cell>
          <table:table-cell table:formula="of:=IF([.AB83]&lt;=[.AD$3];LARGE([.$X$4:.$X$203];[.AB83]);&quot;&quot;)">
            <text:p/>
          </table:table-cell>
          <table:table-cell table:number-columns-repeated="2"/>
          <table:table-cell table:formula="of:=[.Y83]+[.W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3]" office:value-type="float" office:value="81" calcext:value-type="float">
            <text:p>81</text:p>
          </table:table-cell>
          <table:table-cell table:formula="of:=[$Zamówienie.B83]" office:value-type="float" office:value="0" calcext:value-type="float">
            <text:p>0</text:p>
          </table:table-cell>
          <table:table-cell table:formula="of:=[$Zamówienie.C83]" office:value-type="float" office:value="10" calcext:value-type="float">
            <text:p>10</text:p>
          </table:table-cell>
          <table:table-cell table:formula="of:=[$Zamówienie.D83]" office:value-type="float" office:value="3" calcext:value-type="float">
            <text:p>3</text:p>
          </table:table-cell>
          <table:table-cell table:number-columns-repeated="5"/>
          <table:table-cell table:formula="of:=MIN(MAX(0;[.$B84]*[.J$2]-[.$C84]);[.$D84])" office:value-type="float" office:value="0" calcext:value-type="float">
            <text:p>0</text:p>
          </table:table-cell>
          <table:table-cell table:formula="of:=MIN(MAX(0;[.$B84]*[.K$2]-[.$C84]);[.$D84])" office:value-type="float" office:value="0" calcext:value-type="float">
            <text:p>0</text:p>
          </table:table-cell>
          <table:table-cell table:formula="of:=MIN(MAX(0;[.$B84]*[.L$2]-[.$C84]);[.$D84])" office:value-type="float" office:value="0" calcext:value-type="float">
            <text:p>0</text:p>
          </table:table-cell>
          <table:table-cell table:formula="of:=MIN(MAX(0;[.$B84]*[.M$2]-[.$C84]);[.$D84])" office:value-type="float" office:value="0" calcext:value-type="float">
            <text:p>0</text:p>
          </table:table-cell>
          <table:table-cell table:formula="of:=MIN(MAX(0;[.$B84]*[.N$2]-[.$C84]);[.$D84])" office:value-type="float" office:value="0" calcext:value-type="float">
            <text:p>0</text:p>
          </table:table-cell>
          <table:table-cell table:formula="of:=MIN(MAX(0;[.$B84]*[.O$2]-[.$C84]);[.$D84])" office:value-type="float" office:value="0" calcext:value-type="float">
            <text:p>0</text:p>
          </table:table-cell>
          <table:table-cell table:formula="of:=MIN(MAX(0;[.$B84]*[.P$2]-[.$C84]);[.$D84])" office:value-type="float" office:value="0" calcext:value-type="float">
            <text:p>0</text:p>
          </table:table-cell>
          <table:table-cell table:formula="of:=MIN(MAX(0;[.$B84]*[.Q$2]-[.$C84]);[.$D84])" office:value-type="float" office:value="0" calcext:value-type="float">
            <text:p>0</text:p>
          </table:table-cell>
          <table:table-cell table:formula="of:=MIN(MAX(0;[.$B84]*[.R$2]-[.$C84]);[.$D84])" office:value-type="float" office:value="0" calcext:value-type="float">
            <text:p>0</text:p>
          </table:table-cell>
          <table:table-cell table:formula="of:=MIN(MAX(0;[.$B84]*[.S$2]-[.$C84]);[.$D84])" office:value-type="float" office:value="0" calcext:value-type="float">
            <text:p>0</text:p>
          </table:table-cell>
          <table:table-cell table:number-columns-repeated="3"/>
          <table:table-cell table:formula="of:=FLOOR([.S84];1)" office:value-type="float" office:value="0" calcext:value-type="float">
            <text:p>0</text:p>
          </table:table-cell>
          <table:table-cell table:formula="of:=[.S84]-[.W84]" office:value-type="float" office:value="0" calcext:value-type="float">
            <text:p>0</text:p>
          </table:table-cell>
          <table:table-cell table:formula="of:=IF(AND(COUNTIF([.$AC$4:.$AC$203];&quot;=&quot;&amp;[.X84]);SUM([.Y$4:.Y83])&lt;[.AD$3]);1;0)" office:value-type="float" office:value="0" calcext:value-type="float">
            <text:p>0</text:p>
          </table:table-cell>
          <table:table-cell table:number-columns-repeated="2"/>
          <table:table-cell table:formula="of:=[.AB83]+COUNTIF([.$X$4:.$X$203];&quot;=&quot;&amp;[.AC83])" office:value-type="float" office:value="26" calcext:value-type="float">
            <text:p>26</text:p>
          </table:table-cell>
          <table:table-cell table:formula="of:=IF([.AB84]&lt;=[.AD$3];LARGE([.$X$4:.$X$203];[.AB84]);&quot;&quot;)">
            <text:p/>
          </table:table-cell>
          <table:table-cell table:number-columns-repeated="2"/>
          <table:table-cell table:formula="of:=[.Y84]+[.W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4]" office:value-type="float" office:value="82" calcext:value-type="float">
            <text:p>82</text:p>
          </table:table-cell>
          <table:table-cell table:formula="of:=[$Zamówienie.B84]" office:value-type="float" office:value="7" calcext:value-type="float">
            <text:p>7</text:p>
          </table:table-cell>
          <table:table-cell table:formula="of:=[$Zamówienie.C84]" office:value-type="float" office:value="9" calcext:value-type="float">
            <text:p>9</text:p>
          </table:table-cell>
          <table:table-cell table:formula="of:=[$Zamówienie.D84]" office:value-type="float" office:value="1" calcext:value-type="float">
            <text:p>1</text:p>
          </table:table-cell>
          <table:table-cell table:number-columns-repeated="5"/>
          <table:table-cell table:formula="of:=MIN(MAX(0;[.$B85]*[.J$2]-[.$C85]);[.$D85])" office:value-type="float" office:value="1" calcext:value-type="float">
            <text:p>1</text:p>
          </table:table-cell>
          <table:table-cell table:formula="of:=MIN(MAX(0;[.$B85]*[.K$2]-[.$C85]);[.$D85])" office:value-type="float" office:value="1" calcext:value-type="float">
            <text:p>1</text:p>
          </table:table-cell>
          <table:table-cell table:formula="of:=MIN(MAX(0;[.$B85]*[.L$2]-[.$C85]);[.$D85])" office:value-type="float" office:value="1" calcext:value-type="float">
            <text:p>1</text:p>
          </table:table-cell>
          <table:table-cell table:formula="of:=MIN(MAX(0;[.$B85]*[.M$2]-[.$C85]);[.$D85])" office:value-type="float" office:value="1" calcext:value-type="float">
            <text:p>1</text:p>
          </table:table-cell>
          <table:table-cell table:formula="of:=MIN(MAX(0;[.$B85]*[.N$2]-[.$C85]);[.$D85])" office:value-type="float" office:value="1" calcext:value-type="float">
            <text:p>1</text:p>
          </table:table-cell>
          <table:table-cell table:formula="of:=MIN(MAX(0;[.$B85]*[.O$2]-[.$C85]);[.$D85])" office:value-type="float" office:value="1" calcext:value-type="float">
            <text:p>1</text:p>
          </table:table-cell>
          <table:table-cell table:formula="of:=MIN(MAX(0;[.$B85]*[.P$2]-[.$C85]);[.$D85])" office:value-type="float" office:value="1" calcext:value-type="float">
            <text:p>1</text:p>
          </table:table-cell>
          <table:table-cell table:formula="of:=MIN(MAX(0;[.$B85]*[.Q$2]-[.$C85]);[.$D85])" office:value-type="float" office:value="1" calcext:value-type="float">
            <text:p>1</text:p>
          </table:table-cell>
          <table:table-cell table:formula="of:=MIN(MAX(0;[.$B85]*[.R$2]-[.$C85]);[.$D85])" office:value-type="float" office:value="1" calcext:value-type="float">
            <text:p>1</text:p>
          </table:table-cell>
          <table:table-cell table:formula="of:=MIN(MAX(0;[.$B85]*[.S$2]-[.$C85]);[.$D85])" office:value-type="float" office:value="1" calcext:value-type="float">
            <text:p>1</text:p>
          </table:table-cell>
          <table:table-cell table:number-columns-repeated="3"/>
          <table:table-cell table:formula="of:=FLOOR([.S85];1)" office:value-type="float" office:value="1" calcext:value-type="float">
            <text:p>1</text:p>
          </table:table-cell>
          <table:table-cell table:formula="of:=[.S85]-[.W85]" office:value-type="float" office:value="0" calcext:value-type="float">
            <text:p>0</text:p>
          </table:table-cell>
          <table:table-cell table:formula="of:=IF(AND(COUNTIF([.$AC$4:.$AC$203];&quot;=&quot;&amp;[.X85]);SUM([.Y$4:.Y84])&lt;[.AD$3]);1;0)" office:value-type="float" office:value="0" calcext:value-type="float">
            <text:p>0</text:p>
          </table:table-cell>
          <table:table-cell table:number-columns-repeated="2"/>
          <table:table-cell table:formula="of:=[.AB84]+COUNTIF([.$X$4:.$X$203];&quot;=&quot;&amp;[.AC84])" office:value-type="float" office:value="26" calcext:value-type="float">
            <text:p>26</text:p>
          </table:table-cell>
          <table:table-cell table:formula="of:=IF([.AB85]&lt;=[.AD$3];LARGE([.$X$4:.$X$203];[.AB85]);&quot;&quot;)">
            <text:p/>
          </table:table-cell>
          <table:table-cell table:number-columns-repeated="2"/>
          <table:table-cell table:formula="of:=[.Y85]+[.W8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85]" office:value-type="float" office:value="83" calcext:value-type="float">
            <text:p>83</text:p>
          </table:table-cell>
          <table:table-cell table:formula="of:=[$Zamówienie.B85]" office:value-type="float" office:value="8" calcext:value-type="float">
            <text:p>8</text:p>
          </table:table-cell>
          <table:table-cell table:formula="of:=[$Zamówienie.C85]" office:value-type="float" office:value="3" calcext:value-type="float">
            <text:p>3</text:p>
          </table:table-cell>
          <table:table-cell table:formula="of:=[$Zamówienie.D85]" office:value-type="float" office:value="4" calcext:value-type="float">
            <text:p>4</text:p>
          </table:table-cell>
          <table:table-cell table:number-columns-repeated="5"/>
          <table:table-cell table:formula="of:=MIN(MAX(0;[.$B86]*[.J$2]-[.$C86]);[.$D86])" office:value-type="float" office:value="4" calcext:value-type="float">
            <text:p>4</text:p>
          </table:table-cell>
          <table:table-cell table:formula="of:=MIN(MAX(0;[.$B86]*[.K$2]-[.$C86]);[.$D86])" office:value-type="float" office:value="4" calcext:value-type="float">
            <text:p>4</text:p>
          </table:table-cell>
          <table:table-cell table:formula="of:=MIN(MAX(0;[.$B86]*[.L$2]-[.$C86]);[.$D86])" office:value-type="float" office:value="4" calcext:value-type="float">
            <text:p>4</text:p>
          </table:table-cell>
          <table:table-cell table:formula="of:=MIN(MAX(0;[.$B86]*[.M$2]-[.$C86]);[.$D86])" office:value-type="float" office:value="4" calcext:value-type="float">
            <text:p>4</text:p>
          </table:table-cell>
          <table:table-cell table:formula="of:=MIN(MAX(0;[.$B86]*[.N$2]-[.$C86]);[.$D86])" office:value-type="float" office:value="4" calcext:value-type="float">
            <text:p>4</text:p>
          </table:table-cell>
          <table:table-cell table:formula="of:=MIN(MAX(0;[.$B86]*[.O$2]-[.$C86]);[.$D86])" office:value-type="float" office:value="4" calcext:value-type="float">
            <text:p>4</text:p>
          </table:table-cell>
          <table:table-cell table:formula="of:=MIN(MAX(0;[.$B86]*[.P$2]-[.$C86]);[.$D86])" office:value-type="float" office:value="4" calcext:value-type="float">
            <text:p>4</text:p>
          </table:table-cell>
          <table:table-cell table:formula="of:=MIN(MAX(0;[.$B86]*[.Q$2]-[.$C86]);[.$D86])" office:value-type="float" office:value="4" calcext:value-type="float">
            <text:p>4</text:p>
          </table:table-cell>
          <table:table-cell table:formula="of:=MIN(MAX(0;[.$B86]*[.R$2]-[.$C86]);[.$D86])" office:value-type="float" office:value="4" calcext:value-type="float">
            <text:p>4</text:p>
          </table:table-cell>
          <table:table-cell table:formula="of:=MIN(MAX(0;[.$B86]*[.S$2]-[.$C86]);[.$D86])" office:value-type="float" office:value="4" calcext:value-type="float">
            <text:p>4</text:p>
          </table:table-cell>
          <table:table-cell table:number-columns-repeated="3"/>
          <table:table-cell table:formula="of:=FLOOR([.S86];1)" office:value-type="float" office:value="4" calcext:value-type="float">
            <text:p>4</text:p>
          </table:table-cell>
          <table:table-cell table:formula="of:=[.S86]-[.W86]" office:value-type="float" office:value="0" calcext:value-type="float">
            <text:p>0</text:p>
          </table:table-cell>
          <table:table-cell table:formula="of:=IF(AND(COUNTIF([.$AC$4:.$AC$203];&quot;=&quot;&amp;[.X86]);SUM([.Y$4:.Y85])&lt;[.AD$3]);1;0)" office:value-type="float" office:value="0" calcext:value-type="float">
            <text:p>0</text:p>
          </table:table-cell>
          <table:table-cell table:number-columns-repeated="2"/>
          <table:table-cell table:formula="of:=[.AB85]+COUNTIF([.$X$4:.$X$203];&quot;=&quot;&amp;[.AC85])" office:value-type="float" office:value="26" calcext:value-type="float">
            <text:p>26</text:p>
          </table:table-cell>
          <table:table-cell table:formula="of:=IF([.AB86]&lt;=[.AD$3];LARGE([.$X$4:.$X$203];[.AB86]);&quot;&quot;)">
            <text:p/>
          </table:table-cell>
          <table:table-cell table:number-columns-repeated="2"/>
          <table:table-cell table:formula="of:=[.Y86]+[.W8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86]" office:value-type="float" office:value="84" calcext:value-type="float">
            <text:p>84</text:p>
          </table:table-cell>
          <table:table-cell table:formula="of:=[$Zamówienie.B86]" office:value-type="float" office:value="2" calcext:value-type="float">
            <text:p>2</text:p>
          </table:table-cell>
          <table:table-cell table:formula="of:=[$Zamówienie.C86]" office:value-type="float" office:value="8" calcext:value-type="float">
            <text:p>8</text:p>
          </table:table-cell>
          <table:table-cell table:formula="of:=[$Zamówienie.D86]" office:value-type="float" office:value="3" calcext:value-type="float">
            <text:p>3</text:p>
          </table:table-cell>
          <table:table-cell table:number-columns-repeated="5"/>
          <table:table-cell table:formula="of:=MIN(MAX(0;[.$B87]*[.J$2]-[.$C87]);[.$D87])" office:value-type="float" office:value="0" calcext:value-type="float">
            <text:p>0</text:p>
          </table:table-cell>
          <table:table-cell table:formula="of:=MIN(MAX(0;[.$B87]*[.K$2]-[.$C87]);[.$D87])" office:value-type="float" office:value="0" calcext:value-type="float">
            <text:p>0</text:p>
          </table:table-cell>
          <table:table-cell table:formula="of:=MIN(MAX(0;[.$B87]*[.L$2]-[.$C87]);[.$D87])" office:value-type="float" office:value="0" calcext:value-type="float">
            <text:p>0</text:p>
          </table:table-cell>
          <table:table-cell table:formula="of:=MIN(MAX(0;[.$B87]*[.M$2]-[.$C87]);[.$D87])" office:value-type="float" office:value="0" calcext:value-type="float">
            <text:p>0</text:p>
          </table:table-cell>
          <table:table-cell table:formula="of:=MIN(MAX(0;[.$B87]*[.N$2]-[.$C87]);[.$D87])" office:value-type="float" office:value="0" calcext:value-type="float">
            <text:p>0</text:p>
          </table:table-cell>
          <table:table-cell table:formula="of:=MIN(MAX(0;[.$B87]*[.O$2]-[.$C87]);[.$D87])" office:value-type="float" office:value="0" calcext:value-type="float">
            <text:p>0</text:p>
          </table:table-cell>
          <table:table-cell table:formula="of:=MIN(MAX(0;[.$B87]*[.P$2]-[.$C87]);[.$D87])" office:value-type="float" office:value="0" calcext:value-type="float">
            <text:p>0</text:p>
          </table:table-cell>
          <table:table-cell table:formula="of:=MIN(MAX(0;[.$B87]*[.Q$2]-[.$C87]);[.$D87])" office:value-type="float" office:value="0" calcext:value-type="float">
            <text:p>0</text:p>
          </table:table-cell>
          <table:table-cell table:formula="of:=MIN(MAX(0;[.$B87]*[.R$2]-[.$C87]);[.$D87])" office:value-type="float" office:value="0" calcext:value-type="float">
            <text:p>0</text:p>
          </table:table-cell>
          <table:table-cell table:formula="of:=MIN(MAX(0;[.$B87]*[.S$2]-[.$C87]);[.$D87])" office:value-type="float" office:value="0" calcext:value-type="float">
            <text:p>0</text:p>
          </table:table-cell>
          <table:table-cell table:number-columns-repeated="3"/>
          <table:table-cell table:formula="of:=FLOOR([.S87];1)" office:value-type="float" office:value="0" calcext:value-type="float">
            <text:p>0</text:p>
          </table:table-cell>
          <table:table-cell table:formula="of:=[.S87]-[.W87]" office:value-type="float" office:value="0" calcext:value-type="float">
            <text:p>0</text:p>
          </table:table-cell>
          <table:table-cell table:formula="of:=IF(AND(COUNTIF([.$AC$4:.$AC$203];&quot;=&quot;&amp;[.X87]);SUM([.Y$4:.Y86])&lt;[.AD$3]);1;0)" office:value-type="float" office:value="0" calcext:value-type="float">
            <text:p>0</text:p>
          </table:table-cell>
          <table:table-cell table:number-columns-repeated="2"/>
          <table:table-cell table:formula="of:=[.AB86]+COUNTIF([.$X$4:.$X$203];&quot;=&quot;&amp;[.AC86])" office:value-type="float" office:value="26" calcext:value-type="float">
            <text:p>26</text:p>
          </table:table-cell>
          <table:table-cell table:formula="of:=IF([.AB87]&lt;=[.AD$3];LARGE([.$X$4:.$X$203];[.AB87]);&quot;&quot;)">
            <text:p/>
          </table:table-cell>
          <table:table-cell table:number-columns-repeated="2"/>
          <table:table-cell table:formula="of:=[.Y87]+[.W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7]" office:value-type="float" office:value="85" calcext:value-type="float">
            <text:p>85</text:p>
          </table:table-cell>
          <table:table-cell table:formula="of:=[$Zamówienie.B87]" office:value-type="float" office:value="2" calcext:value-type="float">
            <text:p>2</text:p>
          </table:table-cell>
          <table:table-cell table:formula="of:=[$Zamówienie.C87]" office:value-type="float" office:value="1" calcext:value-type="float">
            <text:p>1</text:p>
          </table:table-cell>
          <table:table-cell table:formula="of:=[$Zamówienie.D87]" office:value-type="float" office:value="8" calcext:value-type="float">
            <text:p>8</text:p>
          </table:table-cell>
          <table:table-cell table:number-columns-repeated="5"/>
          <table:table-cell table:formula="of:=MIN(MAX(0;[.$B88]*[.J$2]-[.$C88]);[.$D88])" office:value-type="float" office:value="1.96479543292103" calcext:value-type="float">
            <text:p>1,96479543292103</text:p>
          </table:table-cell>
          <table:table-cell table:formula="of:=MIN(MAX(0;[.$B88]*[.K$2]-[.$C88]);[.$D88])" office:value-type="float" office:value="2.19496787701397" calcext:value-type="float">
            <text:p>2,19496787701397</text:p>
          </table:table-cell>
          <table:table-cell table:formula="of:=MIN(MAX(0;[.$B88]*[.L$2]-[.$C88]);[.$D88])" office:value-type="float" office:value="2.28717977248884" calcext:value-type="float">
            <text:p>2,28717977248884</text:p>
          </table:table-cell>
          <table:table-cell table:formula="of:=MIN(MAX(0;[.$B88]*[.M$2]-[.$C88]);[.$D88])" office:value-type="float" office:value="2.32879666945983" calcext:value-type="float">
            <text:p>2,32879666945983</text:p>
          </table:table-cell>
          <table:table-cell table:formula="of:=MIN(MAX(0;[.$B88]*[.N$2]-[.$C88]);[.$D88])" office:value-type="float" office:value="2.34870551219445" calcext:value-type="float">
            <text:p>2,34870551219445</text:p>
          </table:table-cell>
          <table:table-cell table:formula="of:=MIN(MAX(0;[.$B88]*[.O$2]-[.$C88]);[.$D88])" office:value-type="float" office:value="2.35807512869694" calcext:value-type="float">
            <text:p>2,35807512869694</text:p>
          </table:table-cell>
          <table:table-cell table:formula="of:=MIN(MAX(0;[.$B88]*[.P$2]-[.$C88]);[.$D88])" office:value-type="float" office:value="2.36246472816357" calcext:value-type="float">
            <text:p>2,36246472816357</text:p>
          </table:table-cell>
          <table:table-cell table:formula="of:=MIN(MAX(0;[.$B88]*[.Q$2]-[.$C88]);[.$D88])" office:value-type="float" office:value="2.36452182600814" calcext:value-type="float">
            <text:p>2,36452182600814</text:p>
          </table:table-cell>
          <table:table-cell table:formula="of:=MIN(MAX(0;[.$B88]*[.R$2]-[.$C88]);[.$D88])" office:value-type="float" office:value="2.36548597507858" calcext:value-type="float">
            <text:p>2,36548597507858</text:p>
          </table:table-cell>
          <table:table-cell table:formula="of:=MIN(MAX(0;[.$B88]*[.S$2]-[.$C88]);[.$D88])" office:value-type="float" office:value="2.36593789459093" calcext:value-type="float">
            <text:p>2,36593789459093</text:p>
          </table:table-cell>
          <table:table-cell table:number-columns-repeated="3"/>
          <table:table-cell table:formula="of:=FLOOR([.S88];1)" office:value-type="float" office:value="2" calcext:value-type="float">
            <text:p>2</text:p>
          </table:table-cell>
          <table:table-cell table:formula="of:=[.S88]-[.W88]" office:value-type="float" office:value="0.365937894590933" calcext:value-type="float">
            <text:p>0,365937894590933</text:p>
          </table:table-cell>
          <table:table-cell table:formula="of:=IF(AND(COUNTIF([.$AC$4:.$AC$203];&quot;=&quot;&amp;[.X88]);SUM([.Y$4:.Y87])&lt;[.AD$3]);1;0)" office:value-type="float" office:value="0" calcext:value-type="float">
            <text:p>0</text:p>
          </table:table-cell>
          <table:table-cell table:number-columns-repeated="2"/>
          <table:table-cell table:formula="of:=[.AB87]+COUNTIF([.$X$4:.$X$203];&quot;=&quot;&amp;[.AC87])" office:value-type="float" office:value="26" calcext:value-type="float">
            <text:p>26</text:p>
          </table:table-cell>
          <table:table-cell table:formula="of:=IF([.AB88]&lt;=[.AD$3];LARGE([.$X$4:.$X$203];[.AB88]);&quot;&quot;)">
            <text:p/>
          </table:table-cell>
          <table:table-cell table:number-columns-repeated="2"/>
          <table:table-cell table:formula="of:=[.Y88]+[.W8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8]" office:value-type="float" office:value="86" calcext:value-type="float">
            <text:p>86</text:p>
          </table:table-cell>
          <table:table-cell table:formula="of:=[$Zamówienie.B88]" office:value-type="float" office:value="6" calcext:value-type="float">
            <text:p>6</text:p>
          </table:table-cell>
          <table:table-cell table:formula="of:=[$Zamówienie.C88]" office:value-type="float" office:value="0" calcext:value-type="float">
            <text:p>0</text:p>
          </table:table-cell>
          <table:table-cell table:formula="of:=[$Zamówienie.D88]" office:value-type="float" office:value="1" calcext:value-type="float">
            <text:p>1</text:p>
          </table:table-cell>
          <table:table-cell table:number-columns-repeated="5"/>
          <table:table-cell table:formula="of:=MIN(MAX(0;[.$B89]*[.J$2]-[.$C89]);[.$D89])" office:value-type="float" office:value="1" calcext:value-type="float">
            <text:p>1</text:p>
          </table:table-cell>
          <table:table-cell table:formula="of:=MIN(MAX(0;[.$B89]*[.K$2]-[.$C89]);[.$D89])" office:value-type="float" office:value="1" calcext:value-type="float">
            <text:p>1</text:p>
          </table:table-cell>
          <table:table-cell table:formula="of:=MIN(MAX(0;[.$B89]*[.L$2]-[.$C89]);[.$D89])" office:value-type="float" office:value="1" calcext:value-type="float">
            <text:p>1</text:p>
          </table:table-cell>
          <table:table-cell table:formula="of:=MIN(MAX(0;[.$B89]*[.M$2]-[.$C89]);[.$D89])" office:value-type="float" office:value="1" calcext:value-type="float">
            <text:p>1</text:p>
          </table:table-cell>
          <table:table-cell table:formula="of:=MIN(MAX(0;[.$B89]*[.N$2]-[.$C89]);[.$D89])" office:value-type="float" office:value="1" calcext:value-type="float">
            <text:p>1</text:p>
          </table:table-cell>
          <table:table-cell table:formula="of:=MIN(MAX(0;[.$B89]*[.O$2]-[.$C89]);[.$D89])" office:value-type="float" office:value="1" calcext:value-type="float">
            <text:p>1</text:p>
          </table:table-cell>
          <table:table-cell table:formula="of:=MIN(MAX(0;[.$B89]*[.P$2]-[.$C89]);[.$D89])" office:value-type="float" office:value="1" calcext:value-type="float">
            <text:p>1</text:p>
          </table:table-cell>
          <table:table-cell table:formula="of:=MIN(MAX(0;[.$B89]*[.Q$2]-[.$C89]);[.$D89])" office:value-type="float" office:value="1" calcext:value-type="float">
            <text:p>1</text:p>
          </table:table-cell>
          <table:table-cell table:formula="of:=MIN(MAX(0;[.$B89]*[.R$2]-[.$C89]);[.$D89])" office:value-type="float" office:value="1" calcext:value-type="float">
            <text:p>1</text:p>
          </table:table-cell>
          <table:table-cell table:formula="of:=MIN(MAX(0;[.$B89]*[.S$2]-[.$C89]);[.$D89])" office:value-type="float" office:value="1" calcext:value-type="float">
            <text:p>1</text:p>
          </table:table-cell>
          <table:table-cell table:number-columns-repeated="3"/>
          <table:table-cell table:formula="of:=FLOOR([.S89];1)" office:value-type="float" office:value="1" calcext:value-type="float">
            <text:p>1</text:p>
          </table:table-cell>
          <table:table-cell table:formula="of:=[.S89]-[.W89]" office:value-type="float" office:value="0" calcext:value-type="float">
            <text:p>0</text:p>
          </table:table-cell>
          <table:table-cell table:formula="of:=IF(AND(COUNTIF([.$AC$4:.$AC$203];&quot;=&quot;&amp;[.X89]);SUM([.Y$4:.Y88])&lt;[.AD$3]);1;0)" office:value-type="float" office:value="0" calcext:value-type="float">
            <text:p>0</text:p>
          </table:table-cell>
          <table:table-cell table:number-columns-repeated="2"/>
          <table:table-cell table:formula="of:=[.AB88]+COUNTIF([.$X$4:.$X$203];&quot;=&quot;&amp;[.AC88])" office:value-type="float" office:value="26" calcext:value-type="float">
            <text:p>26</text:p>
          </table:table-cell>
          <table:table-cell table:formula="of:=IF([.AB89]&lt;=[.AD$3];LARGE([.$X$4:.$X$203];[.AB89]);&quot;&quot;)">
            <text:p/>
          </table:table-cell>
          <table:table-cell table:number-columns-repeated="2"/>
          <table:table-cell table:formula="of:=[.Y89]+[.W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89]" office:value-type="float" office:value="87" calcext:value-type="float">
            <text:p>87</text:p>
          </table:table-cell>
          <table:table-cell table:formula="of:=[$Zamówienie.B89]" office:value-type="float" office:value="8" calcext:value-type="float">
            <text:p>8</text:p>
          </table:table-cell>
          <table:table-cell table:formula="of:=[$Zamówienie.C89]" office:value-type="float" office:value="8" calcext:value-type="float">
            <text:p>8</text:p>
          </table:table-cell>
          <table:table-cell table:formula="of:=[$Zamówienie.D89]" office:value-type="float" office:value="0" calcext:value-type="float">
            <text:p>0</text:p>
          </table:table-cell>
          <table:table-cell table:number-columns-repeated="5"/>
          <table:table-cell table:formula="of:=MIN(MAX(0;[.$B90]*[.J$2]-[.$C90]);[.$D90])" office:value-type="float" office:value="0" calcext:value-type="float">
            <text:p>0</text:p>
          </table:table-cell>
          <table:table-cell table:formula="of:=MIN(MAX(0;[.$B90]*[.K$2]-[.$C90]);[.$D90])" office:value-type="float" office:value="0" calcext:value-type="float">
            <text:p>0</text:p>
          </table:table-cell>
          <table:table-cell table:formula="of:=MIN(MAX(0;[.$B90]*[.L$2]-[.$C90]);[.$D90])" office:value-type="float" office:value="0" calcext:value-type="float">
            <text:p>0</text:p>
          </table:table-cell>
          <table:table-cell table:formula="of:=MIN(MAX(0;[.$B90]*[.M$2]-[.$C90]);[.$D90])" office:value-type="float" office:value="0" calcext:value-type="float">
            <text:p>0</text:p>
          </table:table-cell>
          <table:table-cell table:formula="of:=MIN(MAX(0;[.$B90]*[.N$2]-[.$C90]);[.$D90])" office:value-type="float" office:value="0" calcext:value-type="float">
            <text:p>0</text:p>
          </table:table-cell>
          <table:table-cell table:formula="of:=MIN(MAX(0;[.$B90]*[.O$2]-[.$C90]);[.$D90])" office:value-type="float" office:value="0" calcext:value-type="float">
            <text:p>0</text:p>
          </table:table-cell>
          <table:table-cell table:formula="of:=MIN(MAX(0;[.$B90]*[.P$2]-[.$C90]);[.$D90])" office:value-type="float" office:value="0" calcext:value-type="float">
            <text:p>0</text:p>
          </table:table-cell>
          <table:table-cell table:formula="of:=MIN(MAX(0;[.$B90]*[.Q$2]-[.$C90]);[.$D90])" office:value-type="float" office:value="0" calcext:value-type="float">
            <text:p>0</text:p>
          </table:table-cell>
          <table:table-cell table:formula="of:=MIN(MAX(0;[.$B90]*[.R$2]-[.$C90]);[.$D90])" office:value-type="float" office:value="0" calcext:value-type="float">
            <text:p>0</text:p>
          </table:table-cell>
          <table:table-cell table:formula="of:=MIN(MAX(0;[.$B90]*[.S$2]-[.$C90]);[.$D90])" office:value-type="float" office:value="0" calcext:value-type="float">
            <text:p>0</text:p>
          </table:table-cell>
          <table:table-cell table:number-columns-repeated="3"/>
          <table:table-cell table:formula="of:=FLOOR([.S90];1)" office:value-type="float" office:value="0" calcext:value-type="float">
            <text:p>0</text:p>
          </table:table-cell>
          <table:table-cell table:formula="of:=[.S90]-[.W90]" office:value-type="float" office:value="0" calcext:value-type="float">
            <text:p>0</text:p>
          </table:table-cell>
          <table:table-cell table:formula="of:=IF(AND(COUNTIF([.$AC$4:.$AC$203];&quot;=&quot;&amp;[.X90]);SUM([.Y$4:.Y89])&lt;[.AD$3]);1;0)" office:value-type="float" office:value="0" calcext:value-type="float">
            <text:p>0</text:p>
          </table:table-cell>
          <table:table-cell table:number-columns-repeated="2"/>
          <table:table-cell table:formula="of:=[.AB89]+COUNTIF([.$X$4:.$X$203];&quot;=&quot;&amp;[.AC89])" office:value-type="float" office:value="26" calcext:value-type="float">
            <text:p>26</text:p>
          </table:table-cell>
          <table:table-cell table:formula="of:=IF([.AB90]&lt;=[.AD$3];LARGE([.$X$4:.$X$203];[.AB90]);&quot;&quot;)">
            <text:p/>
          </table:table-cell>
          <table:table-cell table:number-columns-repeated="2"/>
          <table:table-cell table:formula="of:=[.Y90]+[.W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0]" office:value-type="float" office:value="88" calcext:value-type="float">
            <text:p>88</text:p>
          </table:table-cell>
          <table:table-cell table:formula="of:=[$Zamówienie.B90]" office:value-type="float" office:value="8" calcext:value-type="float">
            <text:p>8</text:p>
          </table:table-cell>
          <table:table-cell table:formula="of:=[$Zamówienie.C90]" office:value-type="float" office:value="1" calcext:value-type="float">
            <text:p>1</text:p>
          </table:table-cell>
          <table:table-cell table:formula="of:=[$Zamówienie.D90]" office:value-type="float" office:value="7" calcext:value-type="float">
            <text:p>7</text:p>
          </table:table-cell>
          <table:table-cell table:number-columns-repeated="5"/>
          <table:table-cell table:formula="of:=MIN(MAX(0;[.$B91]*[.J$2]-[.$C91]);[.$D91])" office:value-type="float" office:value="7" calcext:value-type="float">
            <text:p>7</text:p>
          </table:table-cell>
          <table:table-cell table:formula="of:=MIN(MAX(0;[.$B91]*[.K$2]-[.$C91]);[.$D91])" office:value-type="float" office:value="7" calcext:value-type="float">
            <text:p>7</text:p>
          </table:table-cell>
          <table:table-cell table:formula="of:=MIN(MAX(0;[.$B91]*[.L$2]-[.$C91]);[.$D91])" office:value-type="float" office:value="7" calcext:value-type="float">
            <text:p>7</text:p>
          </table:table-cell>
          <table:table-cell table:formula="of:=MIN(MAX(0;[.$B91]*[.M$2]-[.$C91]);[.$D91])" office:value-type="float" office:value="7" calcext:value-type="float">
            <text:p>7</text:p>
          </table:table-cell>
          <table:table-cell table:formula="of:=MIN(MAX(0;[.$B91]*[.N$2]-[.$C91]);[.$D91])" office:value-type="float" office:value="7" calcext:value-type="float">
            <text:p>7</text:p>
          </table:table-cell>
          <table:table-cell table:formula="of:=MIN(MAX(0;[.$B91]*[.O$2]-[.$C91]);[.$D91])" office:value-type="float" office:value="7" calcext:value-type="float">
            <text:p>7</text:p>
          </table:table-cell>
          <table:table-cell table:formula="of:=MIN(MAX(0;[.$B91]*[.P$2]-[.$C91]);[.$D91])" office:value-type="float" office:value="7" calcext:value-type="float">
            <text:p>7</text:p>
          </table:table-cell>
          <table:table-cell table:formula="of:=MIN(MAX(0;[.$B91]*[.Q$2]-[.$C91]);[.$D91])" office:value-type="float" office:value="7" calcext:value-type="float">
            <text:p>7</text:p>
          </table:table-cell>
          <table:table-cell table:formula="of:=MIN(MAX(0;[.$B91]*[.R$2]-[.$C91]);[.$D91])" office:value-type="float" office:value="7" calcext:value-type="float">
            <text:p>7</text:p>
          </table:table-cell>
          <table:table-cell table:formula="of:=MIN(MAX(0;[.$B91]*[.S$2]-[.$C91]);[.$D91])" office:value-type="float" office:value="7" calcext:value-type="float">
            <text:p>7</text:p>
          </table:table-cell>
          <table:table-cell table:number-columns-repeated="3"/>
          <table:table-cell table:formula="of:=FLOOR([.S91];1)" office:value-type="float" office:value="7" calcext:value-type="float">
            <text:p>7</text:p>
          </table:table-cell>
          <table:table-cell table:formula="of:=[.S91]-[.W91]" office:value-type="float" office:value="0" calcext:value-type="float">
            <text:p>0</text:p>
          </table:table-cell>
          <table:table-cell table:formula="of:=IF(AND(COUNTIF([.$AC$4:.$AC$203];&quot;=&quot;&amp;[.X91]);SUM([.Y$4:.Y90])&lt;[.AD$3]);1;0)" office:value-type="float" office:value="0" calcext:value-type="float">
            <text:p>0</text:p>
          </table:table-cell>
          <table:table-cell table:number-columns-repeated="2"/>
          <table:table-cell table:formula="of:=[.AB90]+COUNTIF([.$X$4:.$X$203];&quot;=&quot;&amp;[.AC90])" office:value-type="float" office:value="26" calcext:value-type="float">
            <text:p>26</text:p>
          </table:table-cell>
          <table:table-cell table:formula="of:=IF([.AB91]&lt;=[.AD$3];LARGE([.$X$4:.$X$203];[.AB91]);&quot;&quot;)">
            <text:p/>
          </table:table-cell>
          <table:table-cell table:number-columns-repeated="2"/>
          <table:table-cell table:formula="of:=[.Y91]+[.W9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91]" office:value-type="float" office:value="89" calcext:value-type="float">
            <text:p>89</text:p>
          </table:table-cell>
          <table:table-cell table:formula="of:=[$Zamówienie.B91]" office:value-type="float" office:value="4" calcext:value-type="float">
            <text:p>4</text:p>
          </table:table-cell>
          <table:table-cell table:formula="of:=[$Zamówienie.C91]" office:value-type="float" office:value="1" calcext:value-type="float">
            <text:p>1</text:p>
          </table:table-cell>
          <table:table-cell table:formula="of:=[$Zamówienie.D91]" office:value-type="float" office:value="10" calcext:value-type="float">
            <text:p>10</text:p>
          </table:table-cell>
          <table:table-cell table:number-columns-repeated="5"/>
          <table:table-cell table:formula="of:=MIN(MAX(0;[.$B92]*[.J$2]-[.$C92]);[.$D92])" office:value-type="float" office:value="4.92959086584206" calcext:value-type="float">
            <text:p>4,92959086584206</text:p>
          </table:table-cell>
          <table:table-cell table:formula="of:=MIN(MAX(0;[.$B92]*[.K$2]-[.$C92]);[.$D92])" office:value-type="float" office:value="5.38993575402793" calcext:value-type="float">
            <text:p>5,38993575402793</text:p>
          </table:table-cell>
          <table:table-cell table:formula="of:=MIN(MAX(0;[.$B92]*[.L$2]-[.$C92]);[.$D92])" office:value-type="float" office:value="5.57435954497769" calcext:value-type="float">
            <text:p>5,57435954497769</text:p>
          </table:table-cell>
          <table:table-cell table:formula="of:=MIN(MAX(0;[.$B92]*[.M$2]-[.$C92]);[.$D92])" office:value-type="float" office:value="5.65759333891965" calcext:value-type="float">
            <text:p>5,65759333891965</text:p>
          </table:table-cell>
          <table:table-cell table:formula="of:=MIN(MAX(0;[.$B92]*[.N$2]-[.$C92]);[.$D92])" office:value-type="float" office:value="5.69741102438891" calcext:value-type="float">
            <text:p>5,69741102438891</text:p>
          </table:table-cell>
          <table:table-cell table:formula="of:=MIN(MAX(0;[.$B92]*[.O$2]-[.$C92]);[.$D92])" office:value-type="float" office:value="5.71615025739387" calcext:value-type="float">
            <text:p>5,71615025739387</text:p>
          </table:table-cell>
          <table:table-cell table:formula="of:=MIN(MAX(0;[.$B92]*[.P$2]-[.$C92]);[.$D92])" office:value-type="float" office:value="5.72492945632714" calcext:value-type="float">
            <text:p>5,72492945632714</text:p>
          </table:table-cell>
          <table:table-cell table:formula="of:=MIN(MAX(0;[.$B92]*[.Q$2]-[.$C92]);[.$D92])" office:value-type="float" office:value="5.72904365201629" calcext:value-type="float">
            <text:p>5,72904365201629</text:p>
          </table:table-cell>
          <table:table-cell table:formula="of:=MIN(MAX(0;[.$B92]*[.R$2]-[.$C92]);[.$D92])" office:value-type="float" office:value="5.73097195015716" calcext:value-type="float">
            <text:p>5,73097195015716</text:p>
          </table:table-cell>
          <table:table-cell table:formula="of:=MIN(MAX(0;[.$B92]*[.S$2]-[.$C92]);[.$D92])" office:value-type="float" office:value="5.73187578918187" calcext:value-type="float">
            <text:p>5,73187578918187</text:p>
          </table:table-cell>
          <table:table-cell table:number-columns-repeated="3"/>
          <table:table-cell table:formula="of:=FLOOR([.S92];1)" office:value-type="float" office:value="5" calcext:value-type="float">
            <text:p>5</text:p>
          </table:table-cell>
          <table:table-cell table:formula="of:=[.S92]-[.W92]" office:value-type="float" office:value="0.731875789181865" calcext:value-type="float">
            <text:p>0,731875789181865</text:p>
          </table:table-cell>
          <table:table-cell table:formula="of:=IF(AND(COUNTIF([.$AC$4:.$AC$203];&quot;=&quot;&amp;[.X92]);SUM([.Y$4:.Y91])&lt;[.AD$3]);1;0)" office:value-type="float" office:value="1" calcext:value-type="float">
            <text:p>1</text:p>
          </table:table-cell>
          <table:table-cell table:number-columns-repeated="2"/>
          <table:table-cell table:formula="of:=[.AB91]+COUNTIF([.$X$4:.$X$203];&quot;=&quot;&amp;[.AC91])" office:value-type="float" office:value="26" calcext:value-type="float">
            <text:p>26</text:p>
          </table:table-cell>
          <table:table-cell table:formula="of:=IF([.AB92]&lt;=[.AD$3];LARGE([.$X$4:.$X$203];[.AB92]);&quot;&quot;)">
            <text:p/>
          </table:table-cell>
          <table:table-cell table:number-columns-repeated="2"/>
          <table:table-cell table:formula="of:=[.Y92]+[.W9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92]" office:value-type="float" office:value="90" calcext:value-type="float">
            <text:p>90</text:p>
          </table:table-cell>
          <table:table-cell table:formula="of:=[$Zamówienie.B92]" office:value-type="float" office:value="6" calcext:value-type="float">
            <text:p>6</text:p>
          </table:table-cell>
          <table:table-cell table:formula="of:=[$Zamówienie.C92]" office:value-type="float" office:value="6" calcext:value-type="float">
            <text:p>6</text:p>
          </table:table-cell>
          <table:table-cell table:formula="of:=[$Zamówienie.D92]" office:value-type="float" office:value="3" calcext:value-type="float">
            <text:p>3</text:p>
          </table:table-cell>
          <table:table-cell table:number-columns-repeated="5"/>
          <table:table-cell table:formula="of:=MIN(MAX(0;[.$B93]*[.J$2]-[.$C93]);[.$D93])" office:value-type="float" office:value="2.89438629876308" calcext:value-type="float">
            <text:p>2,89438629876308</text:p>
          </table:table-cell>
          <table:table-cell table:formula="of:=MIN(MAX(0;[.$B93]*[.K$2]-[.$C93]);[.$D93])" office:value-type="float" office:value="3" calcext:value-type="float">
            <text:p>3</text:p>
          </table:table-cell>
          <table:table-cell table:formula="of:=MIN(MAX(0;[.$B93]*[.L$2]-[.$C93]);[.$D93])" office:value-type="float" office:value="3" calcext:value-type="float">
            <text:p>3</text:p>
          </table:table-cell>
          <table:table-cell table:formula="of:=MIN(MAX(0;[.$B93]*[.M$2]-[.$C93]);[.$D93])" office:value-type="float" office:value="3" calcext:value-type="float">
            <text:p>3</text:p>
          </table:table-cell>
          <table:table-cell table:formula="of:=MIN(MAX(0;[.$B93]*[.N$2]-[.$C93]);[.$D93])" office:value-type="float" office:value="3" calcext:value-type="float">
            <text:p>3</text:p>
          </table:table-cell>
          <table:table-cell table:formula="of:=MIN(MAX(0;[.$B93]*[.O$2]-[.$C93]);[.$D93])" office:value-type="float" office:value="3" calcext:value-type="float">
            <text:p>3</text:p>
          </table:table-cell>
          <table:table-cell table:formula="of:=MIN(MAX(0;[.$B93]*[.P$2]-[.$C93]);[.$D93])" office:value-type="float" office:value="3" calcext:value-type="float">
            <text:p>3</text:p>
          </table:table-cell>
          <table:table-cell table:formula="of:=MIN(MAX(0;[.$B93]*[.Q$2]-[.$C93]);[.$D93])" office:value-type="float" office:value="3" calcext:value-type="float">
            <text:p>3</text:p>
          </table:table-cell>
          <table:table-cell table:formula="of:=MIN(MAX(0;[.$B93]*[.R$2]-[.$C93]);[.$D93])" office:value-type="float" office:value="3" calcext:value-type="float">
            <text:p>3</text:p>
          </table:table-cell>
          <table:table-cell table:formula="of:=MIN(MAX(0;[.$B93]*[.S$2]-[.$C93]);[.$D93])" office:value-type="float" office:value="3" calcext:value-type="float">
            <text:p>3</text:p>
          </table:table-cell>
          <table:table-cell table:number-columns-repeated="3"/>
          <table:table-cell table:formula="of:=FLOOR([.S93];1)" office:value-type="float" office:value="3" calcext:value-type="float">
            <text:p>3</text:p>
          </table:table-cell>
          <table:table-cell table:formula="of:=[.S93]-[.W93]" office:value-type="float" office:value="0" calcext:value-type="float">
            <text:p>0</text:p>
          </table:table-cell>
          <table:table-cell table:formula="of:=IF(AND(COUNTIF([.$AC$4:.$AC$203];&quot;=&quot;&amp;[.X93]);SUM([.Y$4:.Y92])&lt;[.AD$3]);1;0)" office:value-type="float" office:value="0" calcext:value-type="float">
            <text:p>0</text:p>
          </table:table-cell>
          <table:table-cell table:number-columns-repeated="2"/>
          <table:table-cell table:formula="of:=[.AB92]+COUNTIF([.$X$4:.$X$203];&quot;=&quot;&amp;[.AC92])" office:value-type="float" office:value="26" calcext:value-type="float">
            <text:p>26</text:p>
          </table:table-cell>
          <table:table-cell table:formula="of:=IF([.AB93]&lt;=[.AD$3];LARGE([.$X$4:.$X$203];[.AB93]);&quot;&quot;)">
            <text:p/>
          </table:table-cell>
          <table:table-cell table:number-columns-repeated="2"/>
          <table:table-cell table:formula="of:=[.Y93]+[.W9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93]" office:value-type="float" office:value="91" calcext:value-type="float">
            <text:p>91</text:p>
          </table:table-cell>
          <table:table-cell table:formula="of:=[$Zamówienie.B93]" office:value-type="float" office:value="6" calcext:value-type="float">
            <text:p>6</text:p>
          </table:table-cell>
          <table:table-cell table:formula="of:=[$Zamówienie.C93]" office:value-type="float" office:value="2" calcext:value-type="float">
            <text:p>2</text:p>
          </table:table-cell>
          <table:table-cell table:formula="of:=[$Zamówienie.D93]" office:value-type="float" office:value="4" calcext:value-type="float">
            <text:p>4</text:p>
          </table:table-cell>
          <table:table-cell table:number-columns-repeated="5"/>
          <table:table-cell table:formula="of:=MIN(MAX(0;[.$B94]*[.J$2]-[.$C94]);[.$D94])" office:value-type="float" office:value="4" calcext:value-type="float">
            <text:p>4</text:p>
          </table:table-cell>
          <table:table-cell table:formula="of:=MIN(MAX(0;[.$B94]*[.K$2]-[.$C94]);[.$D94])" office:value-type="float" office:value="4" calcext:value-type="float">
            <text:p>4</text:p>
          </table:table-cell>
          <table:table-cell table:formula="of:=MIN(MAX(0;[.$B94]*[.L$2]-[.$C94]);[.$D94])" office:value-type="float" office:value="4" calcext:value-type="float">
            <text:p>4</text:p>
          </table:table-cell>
          <table:table-cell table:formula="of:=MIN(MAX(0;[.$B94]*[.M$2]-[.$C94]);[.$D94])" office:value-type="float" office:value="4" calcext:value-type="float">
            <text:p>4</text:p>
          </table:table-cell>
          <table:table-cell table:formula="of:=MIN(MAX(0;[.$B94]*[.N$2]-[.$C94]);[.$D94])" office:value-type="float" office:value="4" calcext:value-type="float">
            <text:p>4</text:p>
          </table:table-cell>
          <table:table-cell table:formula="of:=MIN(MAX(0;[.$B94]*[.O$2]-[.$C94]);[.$D94])" office:value-type="float" office:value="4" calcext:value-type="float">
            <text:p>4</text:p>
          </table:table-cell>
          <table:table-cell table:formula="of:=MIN(MAX(0;[.$B94]*[.P$2]-[.$C94]);[.$D94])" office:value-type="float" office:value="4" calcext:value-type="float">
            <text:p>4</text:p>
          </table:table-cell>
          <table:table-cell table:formula="of:=MIN(MAX(0;[.$B94]*[.Q$2]-[.$C94]);[.$D94])" office:value-type="float" office:value="4" calcext:value-type="float">
            <text:p>4</text:p>
          </table:table-cell>
          <table:table-cell table:formula="of:=MIN(MAX(0;[.$B94]*[.R$2]-[.$C94]);[.$D94])" office:value-type="float" office:value="4" calcext:value-type="float">
            <text:p>4</text:p>
          </table:table-cell>
          <table:table-cell table:formula="of:=MIN(MAX(0;[.$B94]*[.S$2]-[.$C94]);[.$D94])" office:value-type="float" office:value="4" calcext:value-type="float">
            <text:p>4</text:p>
          </table:table-cell>
          <table:table-cell table:number-columns-repeated="3"/>
          <table:table-cell table:formula="of:=FLOOR([.S94];1)" office:value-type="float" office:value="4" calcext:value-type="float">
            <text:p>4</text:p>
          </table:table-cell>
          <table:table-cell table:formula="of:=[.S94]-[.W94]" office:value-type="float" office:value="0" calcext:value-type="float">
            <text:p>0</text:p>
          </table:table-cell>
          <table:table-cell table:formula="of:=IF(AND(COUNTIF([.$AC$4:.$AC$203];&quot;=&quot;&amp;[.X94]);SUM([.Y$4:.Y93])&lt;[.AD$3]);1;0)" office:value-type="float" office:value="0" calcext:value-type="float">
            <text:p>0</text:p>
          </table:table-cell>
          <table:table-cell table:number-columns-repeated="2"/>
          <table:table-cell table:formula="of:=[.AB93]+COUNTIF([.$X$4:.$X$203];&quot;=&quot;&amp;[.AC93])" office:value-type="float" office:value="26" calcext:value-type="float">
            <text:p>26</text:p>
          </table:table-cell>
          <table:table-cell table:formula="of:=IF([.AB94]&lt;=[.AD$3];LARGE([.$X$4:.$X$203];[.AB94]);&quot;&quot;)">
            <text:p/>
          </table:table-cell>
          <table:table-cell table:number-columns-repeated="2"/>
          <table:table-cell table:formula="of:=[.Y94]+[.W9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94]" office:value-type="float" office:value="92" calcext:value-type="float">
            <text:p>92</text:p>
          </table:table-cell>
          <table:table-cell table:formula="of:=[$Zamówienie.B94]" office:value-type="float" office:value="1" calcext:value-type="float">
            <text:p>1</text:p>
          </table:table-cell>
          <table:table-cell table:formula="of:=[$Zamówienie.C94]" office:value-type="float" office:value="6" calcext:value-type="float">
            <text:p>6</text:p>
          </table:table-cell>
          <table:table-cell table:formula="of:=[$Zamówienie.D94]" office:value-type="float" office:value="3" calcext:value-type="float">
            <text:p>3</text:p>
          </table:table-cell>
          <table:table-cell table:number-columns-repeated="5"/>
          <table:table-cell table:formula="of:=MIN(MAX(0;[.$B95]*[.J$2]-[.$C95]);[.$D95])" office:value-type="float" office:value="0" calcext:value-type="float">
            <text:p>0</text:p>
          </table:table-cell>
          <table:table-cell table:formula="of:=MIN(MAX(0;[.$B95]*[.K$2]-[.$C95]);[.$D95])" office:value-type="float" office:value="0" calcext:value-type="float">
            <text:p>0</text:p>
          </table:table-cell>
          <table:table-cell table:formula="of:=MIN(MAX(0;[.$B95]*[.L$2]-[.$C95]);[.$D95])" office:value-type="float" office:value="0" calcext:value-type="float">
            <text:p>0</text:p>
          </table:table-cell>
          <table:table-cell table:formula="of:=MIN(MAX(0;[.$B95]*[.M$2]-[.$C95]);[.$D95])" office:value-type="float" office:value="0" calcext:value-type="float">
            <text:p>0</text:p>
          </table:table-cell>
          <table:table-cell table:formula="of:=MIN(MAX(0;[.$B95]*[.N$2]-[.$C95]);[.$D95])" office:value-type="float" office:value="0" calcext:value-type="float">
            <text:p>0</text:p>
          </table:table-cell>
          <table:table-cell table:formula="of:=MIN(MAX(0;[.$B95]*[.O$2]-[.$C95]);[.$D95])" office:value-type="float" office:value="0" calcext:value-type="float">
            <text:p>0</text:p>
          </table:table-cell>
          <table:table-cell table:formula="of:=MIN(MAX(0;[.$B95]*[.P$2]-[.$C95]);[.$D95])" office:value-type="float" office:value="0" calcext:value-type="float">
            <text:p>0</text:p>
          </table:table-cell>
          <table:table-cell table:formula="of:=MIN(MAX(0;[.$B95]*[.Q$2]-[.$C95]);[.$D95])" office:value-type="float" office:value="0" calcext:value-type="float">
            <text:p>0</text:p>
          </table:table-cell>
          <table:table-cell table:formula="of:=MIN(MAX(0;[.$B95]*[.R$2]-[.$C95]);[.$D95])" office:value-type="float" office:value="0" calcext:value-type="float">
            <text:p>0</text:p>
          </table:table-cell>
          <table:table-cell table:formula="of:=MIN(MAX(0;[.$B95]*[.S$2]-[.$C95]);[.$D95])" office:value-type="float" office:value="0" calcext:value-type="float">
            <text:p>0</text:p>
          </table:table-cell>
          <table:table-cell table:number-columns-repeated="3"/>
          <table:table-cell table:formula="of:=FLOOR([.S95];1)" office:value-type="float" office:value="0" calcext:value-type="float">
            <text:p>0</text:p>
          </table:table-cell>
          <table:table-cell table:formula="of:=[.S95]-[.W95]" office:value-type="float" office:value="0" calcext:value-type="float">
            <text:p>0</text:p>
          </table:table-cell>
          <table:table-cell table:formula="of:=IF(AND(COUNTIF([.$AC$4:.$AC$203];&quot;=&quot;&amp;[.X95]);SUM([.Y$4:.Y94])&lt;[.AD$3]);1;0)" office:value-type="float" office:value="0" calcext:value-type="float">
            <text:p>0</text:p>
          </table:table-cell>
          <table:table-cell table:number-columns-repeated="2"/>
          <table:table-cell table:formula="of:=[.AB94]+COUNTIF([.$X$4:.$X$203];&quot;=&quot;&amp;[.AC94])" office:value-type="float" office:value="26" calcext:value-type="float">
            <text:p>26</text:p>
          </table:table-cell>
          <table:table-cell table:formula="of:=IF([.AB95]&lt;=[.AD$3];LARGE([.$X$4:.$X$203];[.AB95]);&quot;&quot;)">
            <text:p/>
          </table:table-cell>
          <table:table-cell table:number-columns-repeated="2"/>
          <table:table-cell table:formula="of:=[.Y95]+[.W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5]" office:value-type="float" office:value="93" calcext:value-type="float">
            <text:p>93</text:p>
          </table:table-cell>
          <table:table-cell table:formula="of:=[$Zamówienie.B95]" office:value-type="float" office:value="10" calcext:value-type="float">
            <text:p>10</text:p>
          </table:table-cell>
          <table:table-cell table:formula="of:=[$Zamówienie.C95]" office:value-type="float" office:value="9" calcext:value-type="float">
            <text:p>9</text:p>
          </table:table-cell>
          <table:table-cell table:formula="of:=[$Zamówienie.D95]" office:value-type="float" office:value="0" calcext:value-type="float">
            <text:p>0</text:p>
          </table:table-cell>
          <table:table-cell table:number-columns-repeated="5"/>
          <table:table-cell table:formula="of:=MIN(MAX(0;[.$B96]*[.J$2]-[.$C96]);[.$D96])" office:value-type="float" office:value="0" calcext:value-type="float">
            <text:p>0</text:p>
          </table:table-cell>
          <table:table-cell table:formula="of:=MIN(MAX(0;[.$B96]*[.K$2]-[.$C96]);[.$D96])" office:value-type="float" office:value="0" calcext:value-type="float">
            <text:p>0</text:p>
          </table:table-cell>
          <table:table-cell table:formula="of:=MIN(MAX(0;[.$B96]*[.L$2]-[.$C96]);[.$D96])" office:value-type="float" office:value="0" calcext:value-type="float">
            <text:p>0</text:p>
          </table:table-cell>
          <table:table-cell table:formula="of:=MIN(MAX(0;[.$B96]*[.M$2]-[.$C96]);[.$D96])" office:value-type="float" office:value="0" calcext:value-type="float">
            <text:p>0</text:p>
          </table:table-cell>
          <table:table-cell table:formula="of:=MIN(MAX(0;[.$B96]*[.N$2]-[.$C96]);[.$D96])" office:value-type="float" office:value="0" calcext:value-type="float">
            <text:p>0</text:p>
          </table:table-cell>
          <table:table-cell table:formula="of:=MIN(MAX(0;[.$B96]*[.O$2]-[.$C96]);[.$D96])" office:value-type="float" office:value="0" calcext:value-type="float">
            <text:p>0</text:p>
          </table:table-cell>
          <table:table-cell table:formula="of:=MIN(MAX(0;[.$B96]*[.P$2]-[.$C96]);[.$D96])" office:value-type="float" office:value="0" calcext:value-type="float">
            <text:p>0</text:p>
          </table:table-cell>
          <table:table-cell table:formula="of:=MIN(MAX(0;[.$B96]*[.Q$2]-[.$C96]);[.$D96])" office:value-type="float" office:value="0" calcext:value-type="float">
            <text:p>0</text:p>
          </table:table-cell>
          <table:table-cell table:formula="of:=MIN(MAX(0;[.$B96]*[.R$2]-[.$C96]);[.$D96])" office:value-type="float" office:value="0" calcext:value-type="float">
            <text:p>0</text:p>
          </table:table-cell>
          <table:table-cell table:formula="of:=MIN(MAX(0;[.$B96]*[.S$2]-[.$C96]);[.$D96])" office:value-type="float" office:value="0" calcext:value-type="float">
            <text:p>0</text:p>
          </table:table-cell>
          <table:table-cell table:number-columns-repeated="3"/>
          <table:table-cell table:formula="of:=FLOOR([.S96];1)" office:value-type="float" office:value="0" calcext:value-type="float">
            <text:p>0</text:p>
          </table:table-cell>
          <table:table-cell table:formula="of:=[.S96]-[.W96]" office:value-type="float" office:value="0" calcext:value-type="float">
            <text:p>0</text:p>
          </table:table-cell>
          <table:table-cell table:formula="of:=IF(AND(COUNTIF([.$AC$4:.$AC$203];&quot;=&quot;&amp;[.X96]);SUM([.Y$4:.Y95])&lt;[.AD$3]);1;0)" office:value-type="float" office:value="0" calcext:value-type="float">
            <text:p>0</text:p>
          </table:table-cell>
          <table:table-cell table:number-columns-repeated="2"/>
          <table:table-cell table:formula="of:=[.AB95]+COUNTIF([.$X$4:.$X$203];&quot;=&quot;&amp;[.AC95])" office:value-type="float" office:value="26" calcext:value-type="float">
            <text:p>26</text:p>
          </table:table-cell>
          <table:table-cell table:formula="of:=IF([.AB96]&lt;=[.AD$3];LARGE([.$X$4:.$X$203];[.AB96]);&quot;&quot;)">
            <text:p/>
          </table:table-cell>
          <table:table-cell table:number-columns-repeated="2"/>
          <table:table-cell table:formula="of:=[.Y96]+[.W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6]" office:value-type="float" office:value="94" calcext:value-type="float">
            <text:p>94</text:p>
          </table:table-cell>
          <table:table-cell table:formula="of:=[$Zamówienie.B96]" office:value-type="float" office:value="1" calcext:value-type="float">
            <text:p>1</text:p>
          </table:table-cell>
          <table:table-cell table:formula="of:=[$Zamówienie.C96]" office:value-type="float" office:value="9" calcext:value-type="float">
            <text:p>9</text:p>
          </table:table-cell>
          <table:table-cell table:formula="of:=[$Zamówienie.D96]" office:value-type="float" office:value="1" calcext:value-type="float">
            <text:p>1</text:p>
          </table:table-cell>
          <table:table-cell table:number-columns-repeated="5"/>
          <table:table-cell table:formula="of:=MIN(MAX(0;[.$B97]*[.J$2]-[.$C97]);[.$D97])" office:value-type="float" office:value="0" calcext:value-type="float">
            <text:p>0</text:p>
          </table:table-cell>
          <table:table-cell table:formula="of:=MIN(MAX(0;[.$B97]*[.K$2]-[.$C97]);[.$D97])" office:value-type="float" office:value="0" calcext:value-type="float">
            <text:p>0</text:p>
          </table:table-cell>
          <table:table-cell table:formula="of:=MIN(MAX(0;[.$B97]*[.L$2]-[.$C97]);[.$D97])" office:value-type="float" office:value="0" calcext:value-type="float">
            <text:p>0</text:p>
          </table:table-cell>
          <table:table-cell table:formula="of:=MIN(MAX(0;[.$B97]*[.M$2]-[.$C97]);[.$D97])" office:value-type="float" office:value="0" calcext:value-type="float">
            <text:p>0</text:p>
          </table:table-cell>
          <table:table-cell table:formula="of:=MIN(MAX(0;[.$B97]*[.N$2]-[.$C97]);[.$D97])" office:value-type="float" office:value="0" calcext:value-type="float">
            <text:p>0</text:p>
          </table:table-cell>
          <table:table-cell table:formula="of:=MIN(MAX(0;[.$B97]*[.O$2]-[.$C97]);[.$D97])" office:value-type="float" office:value="0" calcext:value-type="float">
            <text:p>0</text:p>
          </table:table-cell>
          <table:table-cell table:formula="of:=MIN(MAX(0;[.$B97]*[.P$2]-[.$C97]);[.$D97])" office:value-type="float" office:value="0" calcext:value-type="float">
            <text:p>0</text:p>
          </table:table-cell>
          <table:table-cell table:formula="of:=MIN(MAX(0;[.$B97]*[.Q$2]-[.$C97]);[.$D97])" office:value-type="float" office:value="0" calcext:value-type="float">
            <text:p>0</text:p>
          </table:table-cell>
          <table:table-cell table:formula="of:=MIN(MAX(0;[.$B97]*[.R$2]-[.$C97]);[.$D97])" office:value-type="float" office:value="0" calcext:value-type="float">
            <text:p>0</text:p>
          </table:table-cell>
          <table:table-cell table:formula="of:=MIN(MAX(0;[.$B97]*[.S$2]-[.$C97]);[.$D97])" office:value-type="float" office:value="0" calcext:value-type="float">
            <text:p>0</text:p>
          </table:table-cell>
          <table:table-cell table:number-columns-repeated="3"/>
          <table:table-cell table:formula="of:=FLOOR([.S97];1)" office:value-type="float" office:value="0" calcext:value-type="float">
            <text:p>0</text:p>
          </table:table-cell>
          <table:table-cell table:formula="of:=[.S97]-[.W97]" office:value-type="float" office:value="0" calcext:value-type="float">
            <text:p>0</text:p>
          </table:table-cell>
          <table:table-cell table:formula="of:=IF(AND(COUNTIF([.$AC$4:.$AC$203];&quot;=&quot;&amp;[.X97]);SUM([.Y$4:.Y96])&lt;[.AD$3]);1;0)" office:value-type="float" office:value="0" calcext:value-type="float">
            <text:p>0</text:p>
          </table:table-cell>
          <table:table-cell table:number-columns-repeated="2"/>
          <table:table-cell table:formula="of:=[.AB96]+COUNTIF([.$X$4:.$X$203];&quot;=&quot;&amp;[.AC96])" office:value-type="float" office:value="26" calcext:value-type="float">
            <text:p>26</text:p>
          </table:table-cell>
          <table:table-cell table:formula="of:=IF([.AB97]&lt;=[.AD$3];LARGE([.$X$4:.$X$203];[.AB97]);&quot;&quot;)">
            <text:p/>
          </table:table-cell>
          <table:table-cell table:number-columns-repeated="2"/>
          <table:table-cell table:formula="of:=[.Y97]+[.W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7]" office:value-type="float" office:value="95" calcext:value-type="float">
            <text:p>95</text:p>
          </table:table-cell>
          <table:table-cell table:formula="of:=[$Zamówienie.B97]" office:value-type="float" office:value="10" calcext:value-type="float">
            <text:p>10</text:p>
          </table:table-cell>
          <table:table-cell table:formula="of:=[$Zamówienie.C97]" office:value-type="float" office:value="9" calcext:value-type="float">
            <text:p>9</text:p>
          </table:table-cell>
          <table:table-cell table:formula="of:=[$Zamówienie.D97]" office:value-type="float" office:value="5" calcext:value-type="float">
            <text:p>5</text:p>
          </table:table-cell>
          <table:table-cell table:number-columns-repeated="5"/>
          <table:table-cell table:formula="of:=MIN(MAX(0;[.$B98]*[.J$2]-[.$C98]);[.$D98])" office:value-type="float" office:value="5" calcext:value-type="float">
            <text:p>5</text:p>
          </table:table-cell>
          <table:table-cell table:formula="of:=MIN(MAX(0;[.$B98]*[.K$2]-[.$C98]);[.$D98])" office:value-type="float" office:value="5" calcext:value-type="float">
            <text:p>5</text:p>
          </table:table-cell>
          <table:table-cell table:formula="of:=MIN(MAX(0;[.$B98]*[.L$2]-[.$C98]);[.$D98])" office:value-type="float" office:value="5" calcext:value-type="float">
            <text:p>5</text:p>
          </table:table-cell>
          <table:table-cell table:formula="of:=MIN(MAX(0;[.$B98]*[.M$2]-[.$C98]);[.$D98])" office:value-type="float" office:value="5" calcext:value-type="float">
            <text:p>5</text:p>
          </table:table-cell>
          <table:table-cell table:formula="of:=MIN(MAX(0;[.$B98]*[.N$2]-[.$C98]);[.$D98])" office:value-type="float" office:value="5" calcext:value-type="float">
            <text:p>5</text:p>
          </table:table-cell>
          <table:table-cell table:formula="of:=MIN(MAX(0;[.$B98]*[.O$2]-[.$C98]);[.$D98])" office:value-type="float" office:value="5" calcext:value-type="float">
            <text:p>5</text:p>
          </table:table-cell>
          <table:table-cell table:formula="of:=MIN(MAX(0;[.$B98]*[.P$2]-[.$C98]);[.$D98])" office:value-type="float" office:value="5" calcext:value-type="float">
            <text:p>5</text:p>
          </table:table-cell>
          <table:table-cell table:formula="of:=MIN(MAX(0;[.$B98]*[.Q$2]-[.$C98]);[.$D98])" office:value-type="float" office:value="5" calcext:value-type="float">
            <text:p>5</text:p>
          </table:table-cell>
          <table:table-cell table:formula="of:=MIN(MAX(0;[.$B98]*[.R$2]-[.$C98]);[.$D98])" office:value-type="float" office:value="5" calcext:value-type="float">
            <text:p>5</text:p>
          </table:table-cell>
          <table:table-cell table:formula="of:=MIN(MAX(0;[.$B98]*[.S$2]-[.$C98]);[.$D98])" office:value-type="float" office:value="5" calcext:value-type="float">
            <text:p>5</text:p>
          </table:table-cell>
          <table:table-cell table:number-columns-repeated="3"/>
          <table:table-cell table:formula="of:=FLOOR([.S98];1)" office:value-type="float" office:value="5" calcext:value-type="float">
            <text:p>5</text:p>
          </table:table-cell>
          <table:table-cell table:formula="of:=[.S98]-[.W98]" office:value-type="float" office:value="0" calcext:value-type="float">
            <text:p>0</text:p>
          </table:table-cell>
          <table:table-cell table:formula="of:=IF(AND(COUNTIF([.$AC$4:.$AC$203];&quot;=&quot;&amp;[.X98]);SUM([.Y$4:.Y97])&lt;[.AD$3]);1;0)" office:value-type="float" office:value="0" calcext:value-type="float">
            <text:p>0</text:p>
          </table:table-cell>
          <table:table-cell table:number-columns-repeated="2"/>
          <table:table-cell table:formula="of:=[.AB97]+COUNTIF([.$X$4:.$X$203];&quot;=&quot;&amp;[.AC97])" office:value-type="float" office:value="26" calcext:value-type="float">
            <text:p>26</text:p>
          </table:table-cell>
          <table:table-cell table:formula="of:=IF([.AB98]&lt;=[.AD$3];LARGE([.$X$4:.$X$203];[.AB98]);&quot;&quot;)">
            <text:p/>
          </table:table-cell>
          <table:table-cell table:number-columns-repeated="2"/>
          <table:table-cell table:formula="of:=[.Y98]+[.W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98]" office:value-type="float" office:value="96" calcext:value-type="float">
            <text:p>96</text:p>
          </table:table-cell>
          <table:table-cell table:formula="of:=[$Zamówienie.B98]" office:value-type="float" office:value="8" calcext:value-type="float">
            <text:p>8</text:p>
          </table:table-cell>
          <table:table-cell table:formula="of:=[$Zamówienie.C98]" office:value-type="float" office:value="2" calcext:value-type="float">
            <text:p>2</text:p>
          </table:table-cell>
          <table:table-cell table:formula="of:=[$Zamówienie.D98]" office:value-type="float" office:value="10" calcext:value-type="float">
            <text:p>10</text:p>
          </table:table-cell>
          <table:table-cell table:number-columns-repeated="5"/>
          <table:table-cell table:formula="of:=MIN(MAX(0;[.$B99]*[.J$2]-[.$C99]);[.$D99])" office:value-type="float" office:value="9.85918173168411" calcext:value-type="float">
            <text:p>9,85918173168411</text:p>
          </table:table-cell>
          <table:table-cell table:formula="of:=MIN(MAX(0;[.$B99]*[.K$2]-[.$C99]);[.$D99])" office:value-type="float" office:value="10" calcext:value-type="float">
            <text:p>10</text:p>
          </table:table-cell>
          <table:table-cell table:formula="of:=MIN(MAX(0;[.$B99]*[.L$2]-[.$C99]);[.$D99])" office:value-type="float" office:value="10" calcext:value-type="float">
            <text:p>10</text:p>
          </table:table-cell>
          <table:table-cell table:formula="of:=MIN(MAX(0;[.$B99]*[.M$2]-[.$C99]);[.$D99])" office:value-type="float" office:value="10" calcext:value-type="float">
            <text:p>10</text:p>
          </table:table-cell>
          <table:table-cell table:formula="of:=MIN(MAX(0;[.$B99]*[.N$2]-[.$C99]);[.$D99])" office:value-type="float" office:value="10" calcext:value-type="float">
            <text:p>10</text:p>
          </table:table-cell>
          <table:table-cell table:formula="of:=MIN(MAX(0;[.$B99]*[.O$2]-[.$C99]);[.$D99])" office:value-type="float" office:value="10" calcext:value-type="float">
            <text:p>10</text:p>
          </table:table-cell>
          <table:table-cell table:formula="of:=MIN(MAX(0;[.$B99]*[.P$2]-[.$C99]);[.$D99])" office:value-type="float" office:value="10" calcext:value-type="float">
            <text:p>10</text:p>
          </table:table-cell>
          <table:table-cell table:formula="of:=MIN(MAX(0;[.$B99]*[.Q$2]-[.$C99]);[.$D99])" office:value-type="float" office:value="10" calcext:value-type="float">
            <text:p>10</text:p>
          </table:table-cell>
          <table:table-cell table:formula="of:=MIN(MAX(0;[.$B99]*[.R$2]-[.$C99]);[.$D99])" office:value-type="float" office:value="10" calcext:value-type="float">
            <text:p>10</text:p>
          </table:table-cell>
          <table:table-cell table:formula="of:=MIN(MAX(0;[.$B99]*[.S$2]-[.$C99]);[.$D99])" office:value-type="float" office:value="10" calcext:value-type="float">
            <text:p>10</text:p>
          </table:table-cell>
          <table:table-cell table:number-columns-repeated="3"/>
          <table:table-cell table:formula="of:=FLOOR([.S99];1)" office:value-type="float" office:value="10" calcext:value-type="float">
            <text:p>10</text:p>
          </table:table-cell>
          <table:table-cell table:formula="of:=[.S99]-[.W99]" office:value-type="float" office:value="0" calcext:value-type="float">
            <text:p>0</text:p>
          </table:table-cell>
          <table:table-cell table:formula="of:=IF(AND(COUNTIF([.$AC$4:.$AC$203];&quot;=&quot;&amp;[.X99]);SUM([.Y$4:.Y98])&lt;[.AD$3]);1;0)" office:value-type="float" office:value="0" calcext:value-type="float">
            <text:p>0</text:p>
          </table:table-cell>
          <table:table-cell table:number-columns-repeated="2"/>
          <table:table-cell table:formula="of:=[.AB98]+COUNTIF([.$X$4:.$X$203];&quot;=&quot;&amp;[.AC98])" office:value-type="float" office:value="26" calcext:value-type="float">
            <text:p>26</text:p>
          </table:table-cell>
          <table:table-cell table:formula="of:=IF([.AB99]&lt;=[.AD$3];LARGE([.$X$4:.$X$203];[.AB99]);&quot;&quot;)">
            <text:p/>
          </table:table-cell>
          <table:table-cell table:number-columns-repeated="2"/>
          <table:table-cell table:formula="of:=[.Y99]+[.W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99]" office:value-type="float" office:value="97" calcext:value-type="float">
            <text:p>97</text:p>
          </table:table-cell>
          <table:table-cell table:formula="of:=[$Zamówienie.B99]" office:value-type="float" office:value="10" calcext:value-type="float">
            <text:p>10</text:p>
          </table:table-cell>
          <table:table-cell table:formula="of:=[$Zamówienie.C99]" office:value-type="float" office:value="10" calcext:value-type="float">
            <text:p>10</text:p>
          </table:table-cell>
          <table:table-cell table:formula="of:=[$Zamówienie.D99]" office:value-type="float" office:value="7" calcext:value-type="float">
            <text:p>7</text:p>
          </table:table-cell>
          <table:table-cell table:number-columns-repeated="5"/>
          <table:table-cell table:formula="of:=MIN(MAX(0;[.$B100]*[.J$2]-[.$C100]);[.$D100])" office:value-type="float" office:value="4.82397716460514" calcext:value-type="float">
            <text:p>4,82397716460514</text:p>
          </table:table-cell>
          <table:table-cell table:formula="of:=MIN(MAX(0;[.$B100]*[.K$2]-[.$C100]);[.$D100])" office:value-type="float" office:value="5.97483938506983" calcext:value-type="float">
            <text:p>5,97483938506983</text:p>
          </table:table-cell>
          <table:table-cell table:formula="of:=MIN(MAX(0;[.$B100]*[.L$2]-[.$C100]);[.$D100])" office:value-type="float" office:value="6.43589886244423" calcext:value-type="float">
            <text:p>6,43589886244423</text:p>
          </table:table-cell>
          <table:table-cell table:formula="of:=MIN(MAX(0;[.$B100]*[.M$2]-[.$C100]);[.$D100])" office:value-type="float" office:value="6.64398334729914" calcext:value-type="float">
            <text:p>6,64398334729914</text:p>
          </table:table-cell>
          <table:table-cell table:formula="of:=MIN(MAX(0;[.$B100]*[.N$2]-[.$C100]);[.$D100])" office:value-type="float" office:value="6.74352756097226" calcext:value-type="float">
            <text:p>6,74352756097226</text:p>
          </table:table-cell>
          <table:table-cell table:formula="of:=MIN(MAX(0;[.$B100]*[.O$2]-[.$C100]);[.$D100])" office:value-type="float" office:value="6.79037564348468" calcext:value-type="float">
            <text:p>6,79037564348468</text:p>
          </table:table-cell>
          <table:table-cell table:formula="of:=MIN(MAX(0;[.$B100]*[.P$2]-[.$C100]);[.$D100])" office:value-type="float" office:value="6.81232364081784" calcext:value-type="float">
            <text:p>6,81232364081784</text:p>
          </table:table-cell>
          <table:table-cell table:formula="of:=MIN(MAX(0;[.$B100]*[.Q$2]-[.$C100]);[.$D100])" office:value-type="float" office:value="6.82260913004072" calcext:value-type="float">
            <text:p>6,82260913004072</text:p>
          </table:table-cell>
          <table:table-cell table:formula="of:=MIN(MAX(0;[.$B100]*[.R$2]-[.$C100]);[.$D100])" office:value-type="float" office:value="6.8274298753929" calcext:value-type="float">
            <text:p>6,8274298753929</text:p>
          </table:table-cell>
          <table:table-cell table:formula="of:=MIN(MAX(0;[.$B100]*[.S$2]-[.$C100]);[.$D100])" office:value-type="float" office:value="6.82968947295466" calcext:value-type="float">
            <text:p>6,82968947295466</text:p>
          </table:table-cell>
          <table:table-cell table:number-columns-repeated="3"/>
          <table:table-cell table:formula="of:=FLOOR([.S100];1)" office:value-type="float" office:value="6" calcext:value-type="float">
            <text:p>6</text:p>
          </table:table-cell>
          <table:table-cell table:formula="of:=[.S100]-[.W100]" office:value-type="float" office:value="0.829689472954662" calcext:value-type="float">
            <text:p>0,829689472954662</text:p>
          </table:table-cell>
          <table:table-cell table:formula="of:=IF(AND(COUNTIF([.$AC$4:.$AC$203];&quot;=&quot;&amp;[.X100]);SUM([.Y$4:.Y99])&lt;[.AD$3]);1;0)" office:value-type="float" office:value="1" calcext:value-type="float">
            <text:p>1</text:p>
          </table:table-cell>
          <table:table-cell table:number-columns-repeated="2"/>
          <table:table-cell table:formula="of:=[.AB99]+COUNTIF([.$X$4:.$X$203];&quot;=&quot;&amp;[.AC99])" office:value-type="float" office:value="26" calcext:value-type="float">
            <text:p>26</text:p>
          </table:table-cell>
          <table:table-cell table:formula="of:=IF([.AB100]&lt;=[.AD$3];LARGE([.$X$4:.$X$203];[.AB100]);&quot;&quot;)">
            <text:p/>
          </table:table-cell>
          <table:table-cell table:number-columns-repeated="2"/>
          <table:table-cell table:formula="of:=[.Y100]+[.W10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00]" office:value-type="float" office:value="98" calcext:value-type="float">
            <text:p>98</text:p>
          </table:table-cell>
          <table:table-cell table:formula="of:=[$Zamówienie.B100]" office:value-type="float" office:value="8" calcext:value-type="float">
            <text:p>8</text:p>
          </table:table-cell>
          <table:table-cell table:formula="of:=[$Zamówienie.C100]" office:value-type="float" office:value="6" calcext:value-type="float">
            <text:p>6</text:p>
          </table:table-cell>
          <table:table-cell table:formula="of:=[$Zamówienie.D100]" office:value-type="float" office:value="9" calcext:value-type="float">
            <text:p>9</text:p>
          </table:table-cell>
          <table:table-cell table:number-columns-repeated="5"/>
          <table:table-cell table:formula="of:=MIN(MAX(0;[.$B101]*[.J$2]-[.$C101]);[.$D101])" office:value-type="float" office:value="5.85918173168411" calcext:value-type="float">
            <text:p>5,85918173168411</text:p>
          </table:table-cell>
          <table:table-cell table:formula="of:=MIN(MAX(0;[.$B101]*[.K$2]-[.$C101]);[.$D101])" office:value-type="float" office:value="6.77987150805587" calcext:value-type="float">
            <text:p>6,77987150805587</text:p>
          </table:table-cell>
          <table:table-cell table:formula="of:=MIN(MAX(0;[.$B101]*[.L$2]-[.$C101]);[.$D101])" office:value-type="float" office:value="7.14871908995538" calcext:value-type="float">
            <text:p>7,14871908995538</text:p>
          </table:table-cell>
          <table:table-cell table:formula="of:=MIN(MAX(0;[.$B101]*[.M$2]-[.$C101]);[.$D101])" office:value-type="float" office:value="7.31518667783931" calcext:value-type="float">
            <text:p>7,31518667783931</text:p>
          </table:table-cell>
          <table:table-cell table:formula="of:=MIN(MAX(0;[.$B101]*[.N$2]-[.$C101]);[.$D101])" office:value-type="float" office:value="7.39482204877781" calcext:value-type="float">
            <text:p>7,39482204877781</text:p>
          </table:table-cell>
          <table:table-cell table:formula="of:=MIN(MAX(0;[.$B101]*[.O$2]-[.$C101]);[.$D101])" office:value-type="float" office:value="7.43230051478774" calcext:value-type="float">
            <text:p>7,43230051478774</text:p>
          </table:table-cell>
          <table:table-cell table:formula="of:=MIN(MAX(0;[.$B101]*[.P$2]-[.$C101]);[.$D101])" office:value-type="float" office:value="7.44985891265428" calcext:value-type="float">
            <text:p>7,44985891265428</text:p>
          </table:table-cell>
          <table:table-cell table:formula="of:=MIN(MAX(0;[.$B101]*[.Q$2]-[.$C101]);[.$D101])" office:value-type="float" office:value="7.45808730403257" calcext:value-type="float">
            <text:p>7,45808730403257</text:p>
          </table:table-cell>
          <table:table-cell table:formula="of:=MIN(MAX(0;[.$B101]*[.R$2]-[.$C101]);[.$D101])" office:value-type="float" office:value="7.46194390031432" calcext:value-type="float">
            <text:p>7,46194390031432</text:p>
          </table:table-cell>
          <table:table-cell table:formula="of:=MIN(MAX(0;[.$B101]*[.S$2]-[.$C101]);[.$D101])" office:value-type="float" office:value="7.46375157836373" calcext:value-type="float">
            <text:p>7,46375157836373</text:p>
          </table:table-cell>
          <table:table-cell table:number-columns-repeated="3"/>
          <table:table-cell table:formula="of:=FLOOR([.S101];1)" office:value-type="float" office:value="7" calcext:value-type="float">
            <text:p>7</text:p>
          </table:table-cell>
          <table:table-cell table:formula="of:=[.S101]-[.W101]" office:value-type="float" office:value="0.463751578363731" calcext:value-type="float">
            <text:p>0,463751578363731</text:p>
          </table:table-cell>
          <table:table-cell table:formula="of:=IF(AND(COUNTIF([.$AC$4:.$AC$203];&quot;=&quot;&amp;[.X101]);SUM([.Y$4:.Y100])&lt;[.AD$3]);1;0)" office:value-type="float" office:value="1" calcext:value-type="float">
            <text:p>1</text:p>
          </table:table-cell>
          <table:table-cell table:number-columns-repeated="2"/>
          <table:table-cell table:formula="of:=[.AB100]+COUNTIF([.$X$4:.$X$203];&quot;=&quot;&amp;[.AC100])" office:value-type="float" office:value="26" calcext:value-type="float">
            <text:p>26</text:p>
          </table:table-cell>
          <table:table-cell table:formula="of:=IF([.AB101]&lt;=[.AD$3];LARGE([.$X$4:.$X$203];[.AB101]);&quot;&quot;)">
            <text:p/>
          </table:table-cell>
          <table:table-cell table:number-columns-repeated="2"/>
          <table:table-cell table:formula="of:=[.Y101]+[.W10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01]" office:value-type="float" office:value="99" calcext:value-type="float">
            <text:p>99</text:p>
          </table:table-cell>
          <table:table-cell table:formula="of:=[$Zamówienie.B101]" office:value-type="float" office:value="8" calcext:value-type="float">
            <text:p>8</text:p>
          </table:table-cell>
          <table:table-cell table:formula="of:=[$Zamówienie.C101]" office:value-type="float" office:value="8" calcext:value-type="float">
            <text:p>8</text:p>
          </table:table-cell>
          <table:table-cell table:formula="of:=[$Zamówienie.D101]" office:value-type="float" office:value="9" calcext:value-type="float">
            <text:p>9</text:p>
          </table:table-cell>
          <table:table-cell table:number-columns-repeated="5"/>
          <table:table-cell table:formula="of:=MIN(MAX(0;[.$B102]*[.J$2]-[.$C102]);[.$D102])" office:value-type="float" office:value="3.85918173168411" calcext:value-type="float">
            <text:p>3,85918173168411</text:p>
          </table:table-cell>
          <table:table-cell table:formula="of:=MIN(MAX(0;[.$B102]*[.K$2]-[.$C102]);[.$D102])" office:value-type="float" office:value="4.77987150805587" calcext:value-type="float">
            <text:p>4,77987150805587</text:p>
          </table:table-cell>
          <table:table-cell table:formula="of:=MIN(MAX(0;[.$B102]*[.L$2]-[.$C102]);[.$D102])" office:value-type="float" office:value="5.14871908995538" calcext:value-type="float">
            <text:p>5,14871908995538</text:p>
          </table:table-cell>
          <table:table-cell table:formula="of:=MIN(MAX(0;[.$B102]*[.M$2]-[.$C102]);[.$D102])" office:value-type="float" office:value="5.31518667783931" calcext:value-type="float">
            <text:p>5,31518667783931</text:p>
          </table:table-cell>
          <table:table-cell table:formula="of:=MIN(MAX(0;[.$B102]*[.N$2]-[.$C102]);[.$D102])" office:value-type="float" office:value="5.39482204877781" calcext:value-type="float">
            <text:p>5,39482204877781</text:p>
          </table:table-cell>
          <table:table-cell table:formula="of:=MIN(MAX(0;[.$B102]*[.O$2]-[.$C102]);[.$D102])" office:value-type="float" office:value="5.43230051478774" calcext:value-type="float">
            <text:p>5,43230051478774</text:p>
          </table:table-cell>
          <table:table-cell table:formula="of:=MIN(MAX(0;[.$B102]*[.P$2]-[.$C102]);[.$D102])" office:value-type="float" office:value="5.44985891265428" calcext:value-type="float">
            <text:p>5,44985891265428</text:p>
          </table:table-cell>
          <table:table-cell table:formula="of:=MIN(MAX(0;[.$B102]*[.Q$2]-[.$C102]);[.$D102])" office:value-type="float" office:value="5.45808730403257" calcext:value-type="float">
            <text:p>5,45808730403257</text:p>
          </table:table-cell>
          <table:table-cell table:formula="of:=MIN(MAX(0;[.$B102]*[.R$2]-[.$C102]);[.$D102])" office:value-type="float" office:value="5.46194390031432" calcext:value-type="float">
            <text:p>5,46194390031432</text:p>
          </table:table-cell>
          <table:table-cell table:formula="of:=MIN(MAX(0;[.$B102]*[.S$2]-[.$C102]);[.$D102])" office:value-type="float" office:value="5.46375157836373" calcext:value-type="float">
            <text:p>5,46375157836373</text:p>
          </table:table-cell>
          <table:table-cell table:number-columns-repeated="3"/>
          <table:table-cell table:formula="of:=FLOOR([.S102];1)" office:value-type="float" office:value="5" calcext:value-type="float">
            <text:p>5</text:p>
          </table:table-cell>
          <table:table-cell table:formula="of:=[.S102]-[.W102]" office:value-type="float" office:value="0.463751578363731" calcext:value-type="float">
            <text:p>0,463751578363731</text:p>
          </table:table-cell>
          <table:table-cell table:formula="of:=IF(AND(COUNTIF([.$AC$4:.$AC$203];&quot;=&quot;&amp;[.X102]);SUM([.Y$4:.Y101])&lt;[.AD$3]);1;0)" office:value-type="float" office:value="1" calcext:value-type="float">
            <text:p>1</text:p>
          </table:table-cell>
          <table:table-cell table:number-columns-repeated="2"/>
          <table:table-cell table:formula="of:=[.AB101]+COUNTIF([.$X$4:.$X$203];&quot;=&quot;&amp;[.AC101])" office:value-type="float" office:value="26" calcext:value-type="float">
            <text:p>26</text:p>
          </table:table-cell>
          <table:table-cell table:formula="of:=IF([.AB102]&lt;=[.AD$3];LARGE([.$X$4:.$X$203];[.AB102]);&quot;&quot;)">
            <text:p/>
          </table:table-cell>
          <table:table-cell table:number-columns-repeated="2"/>
          <table:table-cell table:formula="of:=[.Y102]+[.W10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02]" office:value-type="float" office:value="100" calcext:value-type="float">
            <text:p>100</text:p>
          </table:table-cell>
          <table:table-cell table:formula="of:=[$Zamówienie.B102]" office:value-type="float" office:value="10" calcext:value-type="float">
            <text:p>10</text:p>
          </table:table-cell>
          <table:table-cell table:formula="of:=[$Zamówienie.C102]" office:value-type="float" office:value="7" calcext:value-type="float">
            <text:p>7</text:p>
          </table:table-cell>
          <table:table-cell table:formula="of:=[$Zamówienie.D102]" office:value-type="float" office:value="4" calcext:value-type="float">
            <text:p>4</text:p>
          </table:table-cell>
          <table:table-cell table:number-columns-repeated="5"/>
          <table:table-cell table:formula="of:=MIN(MAX(0;[.$B103]*[.J$2]-[.$C103]);[.$D103])" office:value-type="float" office:value="4" calcext:value-type="float">
            <text:p>4</text:p>
          </table:table-cell>
          <table:table-cell table:formula="of:=MIN(MAX(0;[.$B103]*[.K$2]-[.$C103]);[.$D103])" office:value-type="float" office:value="4" calcext:value-type="float">
            <text:p>4</text:p>
          </table:table-cell>
          <table:table-cell table:formula="of:=MIN(MAX(0;[.$B103]*[.L$2]-[.$C103]);[.$D103])" office:value-type="float" office:value="4" calcext:value-type="float">
            <text:p>4</text:p>
          </table:table-cell>
          <table:table-cell table:formula="of:=MIN(MAX(0;[.$B103]*[.M$2]-[.$C103]);[.$D103])" office:value-type="float" office:value="4" calcext:value-type="float">
            <text:p>4</text:p>
          </table:table-cell>
          <table:table-cell table:formula="of:=MIN(MAX(0;[.$B103]*[.N$2]-[.$C103]);[.$D103])" office:value-type="float" office:value="4" calcext:value-type="float">
            <text:p>4</text:p>
          </table:table-cell>
          <table:table-cell table:formula="of:=MIN(MAX(0;[.$B103]*[.O$2]-[.$C103]);[.$D103])" office:value-type="float" office:value="4" calcext:value-type="float">
            <text:p>4</text:p>
          </table:table-cell>
          <table:table-cell table:formula="of:=MIN(MAX(0;[.$B103]*[.P$2]-[.$C103]);[.$D103])" office:value-type="float" office:value="4" calcext:value-type="float">
            <text:p>4</text:p>
          </table:table-cell>
          <table:table-cell table:formula="of:=MIN(MAX(0;[.$B103]*[.Q$2]-[.$C103]);[.$D103])" office:value-type="float" office:value="4" calcext:value-type="float">
            <text:p>4</text:p>
          </table:table-cell>
          <table:table-cell table:formula="of:=MIN(MAX(0;[.$B103]*[.R$2]-[.$C103]);[.$D103])" office:value-type="float" office:value="4" calcext:value-type="float">
            <text:p>4</text:p>
          </table:table-cell>
          <table:table-cell table:formula="of:=MIN(MAX(0;[.$B103]*[.S$2]-[.$C103]);[.$D103])" office:value-type="float" office:value="4" calcext:value-type="float">
            <text:p>4</text:p>
          </table:table-cell>
          <table:table-cell table:number-columns-repeated="3"/>
          <table:table-cell table:formula="of:=FLOOR([.S103];1)" office:value-type="float" office:value="4" calcext:value-type="float">
            <text:p>4</text:p>
          </table:table-cell>
          <table:table-cell table:formula="of:=[.S103]-[.W103]" office:value-type="float" office:value="0" calcext:value-type="float">
            <text:p>0</text:p>
          </table:table-cell>
          <table:table-cell table:formula="of:=IF(AND(COUNTIF([.$AC$4:.$AC$203];&quot;=&quot;&amp;[.X103]);SUM([.Y$4:.Y102])&lt;[.AD$3]);1;0)" office:value-type="float" office:value="0" calcext:value-type="float">
            <text:p>0</text:p>
          </table:table-cell>
          <table:table-cell table:number-columns-repeated="2"/>
          <table:table-cell table:formula="of:=[.AB102]+COUNTIF([.$X$4:.$X$203];&quot;=&quot;&amp;[.AC102])" office:value-type="float" office:value="26" calcext:value-type="float">
            <text:p>26</text:p>
          </table:table-cell>
          <table:table-cell table:formula="of:=IF([.AB103]&lt;=[.AD$3];LARGE([.$X$4:.$X$203];[.AB103]);&quot;&quot;)">
            <text:p/>
          </table:table-cell>
          <table:table-cell table:number-columns-repeated="2"/>
          <table:table-cell table:formula="of:=[.Y103]+[.W10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3]" office:value-type="float" office:value="101" calcext:value-type="float">
            <text:p>101</text:p>
          </table:table-cell>
          <table:table-cell table:formula="of:=[$Zamówienie.B103]" office:value-type="float" office:value="4" calcext:value-type="float">
            <text:p>4</text:p>
          </table:table-cell>
          <table:table-cell table:formula="of:=[$Zamówienie.C103]" office:value-type="float" office:value="5" calcext:value-type="float">
            <text:p>5</text:p>
          </table:table-cell>
          <table:table-cell table:formula="of:=[$Zamówienie.D103]" office:value-type="float" office:value="9" calcext:value-type="float">
            <text:p>9</text:p>
          </table:table-cell>
          <table:table-cell table:number-columns-repeated="5"/>
          <table:table-cell table:formula="of:=MIN(MAX(0;[.$B104]*[.J$2]-[.$C104]);[.$D104])" office:value-type="float" office:value="0.929590865842055" calcext:value-type="float">
            <text:p>0,929590865842055</text:p>
          </table:table-cell>
          <table:table-cell table:formula="of:=MIN(MAX(0;[.$B104]*[.K$2]-[.$C104]);[.$D104])" office:value-type="float" office:value="1.38993575402793" calcext:value-type="float">
            <text:p>1,38993575402793</text:p>
          </table:table-cell>
          <table:table-cell table:formula="of:=MIN(MAX(0;[.$B104]*[.L$2]-[.$C104]);[.$D104])" office:value-type="float" office:value="1.57435954497769" calcext:value-type="float">
            <text:p>1,57435954497769</text:p>
          </table:table-cell>
          <table:table-cell table:formula="of:=MIN(MAX(0;[.$B104]*[.M$2]-[.$C104]);[.$D104])" office:value-type="float" office:value="1.65759333891965" calcext:value-type="float">
            <text:p>1,65759333891965</text:p>
          </table:table-cell>
          <table:table-cell table:formula="of:=MIN(MAX(0;[.$B104]*[.N$2]-[.$C104]);[.$D104])" office:value-type="float" office:value="1.69741102438891" calcext:value-type="float">
            <text:p>1,69741102438891</text:p>
          </table:table-cell>
          <table:table-cell table:formula="of:=MIN(MAX(0;[.$B104]*[.O$2]-[.$C104]);[.$D104])" office:value-type="float" office:value="1.71615025739387" calcext:value-type="float">
            <text:p>1,71615025739387</text:p>
          </table:table-cell>
          <table:table-cell table:formula="of:=MIN(MAX(0;[.$B104]*[.P$2]-[.$C104]);[.$D104])" office:value-type="float" office:value="1.72492945632714" calcext:value-type="float">
            <text:p>1,72492945632714</text:p>
          </table:table-cell>
          <table:table-cell table:formula="of:=MIN(MAX(0;[.$B104]*[.Q$2]-[.$C104]);[.$D104])" office:value-type="float" office:value="1.72904365201629" calcext:value-type="float">
            <text:p>1,72904365201629</text:p>
          </table:table-cell>
          <table:table-cell table:formula="of:=MIN(MAX(0;[.$B104]*[.R$2]-[.$C104]);[.$D104])" office:value-type="float" office:value="1.73097195015716" calcext:value-type="float">
            <text:p>1,73097195015716</text:p>
          </table:table-cell>
          <table:table-cell table:formula="of:=MIN(MAX(0;[.$B104]*[.S$2]-[.$C104]);[.$D104])" office:value-type="float" office:value="1.73187578918187" calcext:value-type="float">
            <text:p>1,73187578918187</text:p>
          </table:table-cell>
          <table:table-cell table:number-columns-repeated="3"/>
          <table:table-cell table:formula="of:=FLOOR([.S104];1)" office:value-type="float" office:value="1" calcext:value-type="float">
            <text:p>1</text:p>
          </table:table-cell>
          <table:table-cell table:formula="of:=[.S104]-[.W104]" office:value-type="float" office:value="0.731875789181865" calcext:value-type="float">
            <text:p>0,731875789181865</text:p>
          </table:table-cell>
          <table:table-cell table:formula="of:=IF(AND(COUNTIF([.$AC$4:.$AC$203];&quot;=&quot;&amp;[.X104]);SUM([.Y$4:.Y103])&lt;[.AD$3]);1;0)" office:value-type="float" office:value="1" calcext:value-type="float">
            <text:p>1</text:p>
          </table:table-cell>
          <table:table-cell table:number-columns-repeated="2"/>
          <table:table-cell table:formula="of:=[.AB103]+COUNTIF([.$X$4:.$X$203];&quot;=&quot;&amp;[.AC103])" office:value-type="float" office:value="26" calcext:value-type="float">
            <text:p>26</text:p>
          </table:table-cell>
          <table:table-cell table:formula="of:=IF([.AB104]&lt;=[.AD$3];LARGE([.$X$4:.$X$203];[.AB104]);&quot;&quot;)">
            <text:p/>
          </table:table-cell>
          <table:table-cell table:number-columns-repeated="2"/>
          <table:table-cell table:formula="of:=[.Y104]+[.W10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4]" office:value-type="float" office:value="102" calcext:value-type="float">
            <text:p>102</text:p>
          </table:table-cell>
          <table:table-cell table:formula="of:=[$Zamówienie.B104]" office:value-type="float" office:value="0" calcext:value-type="float">
            <text:p>0</text:p>
          </table:table-cell>
          <table:table-cell table:formula="of:=[$Zamówienie.C104]" office:value-type="float" office:value="2" calcext:value-type="float">
            <text:p>2</text:p>
          </table:table-cell>
          <table:table-cell table:formula="of:=[$Zamówienie.D104]" office:value-type="float" office:value="2" calcext:value-type="float">
            <text:p>2</text:p>
          </table:table-cell>
          <table:table-cell table:number-columns-repeated="5"/>
          <table:table-cell table:formula="of:=MIN(MAX(0;[.$B105]*[.J$2]-[.$C105]);[.$D105])" office:value-type="float" office:value="0" calcext:value-type="float">
            <text:p>0</text:p>
          </table:table-cell>
          <table:table-cell table:formula="of:=MIN(MAX(0;[.$B105]*[.K$2]-[.$C105]);[.$D105])" office:value-type="float" office:value="0" calcext:value-type="float">
            <text:p>0</text:p>
          </table:table-cell>
          <table:table-cell table:formula="of:=MIN(MAX(0;[.$B105]*[.L$2]-[.$C105]);[.$D105])" office:value-type="float" office:value="0" calcext:value-type="float">
            <text:p>0</text:p>
          </table:table-cell>
          <table:table-cell table:formula="of:=MIN(MAX(0;[.$B105]*[.M$2]-[.$C105]);[.$D105])" office:value-type="float" office:value="0" calcext:value-type="float">
            <text:p>0</text:p>
          </table:table-cell>
          <table:table-cell table:formula="of:=MIN(MAX(0;[.$B105]*[.N$2]-[.$C105]);[.$D105])" office:value-type="float" office:value="0" calcext:value-type="float">
            <text:p>0</text:p>
          </table:table-cell>
          <table:table-cell table:formula="of:=MIN(MAX(0;[.$B105]*[.O$2]-[.$C105]);[.$D105])" office:value-type="float" office:value="0" calcext:value-type="float">
            <text:p>0</text:p>
          </table:table-cell>
          <table:table-cell table:formula="of:=MIN(MAX(0;[.$B105]*[.P$2]-[.$C105]);[.$D105])" office:value-type="float" office:value="0" calcext:value-type="float">
            <text:p>0</text:p>
          </table:table-cell>
          <table:table-cell table:formula="of:=MIN(MAX(0;[.$B105]*[.Q$2]-[.$C105]);[.$D105])" office:value-type="float" office:value="0" calcext:value-type="float">
            <text:p>0</text:p>
          </table:table-cell>
          <table:table-cell table:formula="of:=MIN(MAX(0;[.$B105]*[.R$2]-[.$C105]);[.$D105])" office:value-type="float" office:value="0" calcext:value-type="float">
            <text:p>0</text:p>
          </table:table-cell>
          <table:table-cell table:formula="of:=MIN(MAX(0;[.$B105]*[.S$2]-[.$C105]);[.$D105])" office:value-type="float" office:value="0" calcext:value-type="float">
            <text:p>0</text:p>
          </table:table-cell>
          <table:table-cell table:number-columns-repeated="3"/>
          <table:table-cell table:formula="of:=FLOOR([.S105];1)" office:value-type="float" office:value="0" calcext:value-type="float">
            <text:p>0</text:p>
          </table:table-cell>
          <table:table-cell table:formula="of:=[.S105]-[.W105]" office:value-type="float" office:value="0" calcext:value-type="float">
            <text:p>0</text:p>
          </table:table-cell>
          <table:table-cell table:formula="of:=IF(AND(COUNTIF([.$AC$4:.$AC$203];&quot;=&quot;&amp;[.X105]);SUM([.Y$4:.Y104])&lt;[.AD$3]);1;0)" office:value-type="float" office:value="0" calcext:value-type="float">
            <text:p>0</text:p>
          </table:table-cell>
          <table:table-cell table:number-columns-repeated="2"/>
          <table:table-cell table:formula="of:=[.AB104]+COUNTIF([.$X$4:.$X$203];&quot;=&quot;&amp;[.AC104])" office:value-type="float" office:value="26" calcext:value-type="float">
            <text:p>26</text:p>
          </table:table-cell>
          <table:table-cell table:formula="of:=IF([.AB105]&lt;=[.AD$3];LARGE([.$X$4:.$X$203];[.AB105]);&quot;&quot;)">
            <text:p/>
          </table:table-cell>
          <table:table-cell table:number-columns-repeated="2"/>
          <table:table-cell table:formula="of:=[.Y105]+[.W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5]" office:value-type="float" office:value="103" calcext:value-type="float">
            <text:p>103</text:p>
          </table:table-cell>
          <table:table-cell table:formula="of:=[$Zamówienie.B105]" office:value-type="float" office:value="7" calcext:value-type="float">
            <text:p>7</text:p>
          </table:table-cell>
          <table:table-cell table:formula="of:=[$Zamówienie.C105]" office:value-type="float" office:value="9" calcext:value-type="float">
            <text:p>9</text:p>
          </table:table-cell>
          <table:table-cell table:formula="of:=[$Zamówienie.D105]" office:value-type="float" office:value="9" calcext:value-type="float">
            <text:p>9</text:p>
          </table:table-cell>
          <table:table-cell table:number-columns-repeated="5"/>
          <table:table-cell table:formula="of:=MIN(MAX(0;[.$B106]*[.J$2]-[.$C106]);[.$D106])" office:value-type="float" office:value="1.3767840152236" calcext:value-type="float">
            <text:p>1,3767840152236</text:p>
          </table:table-cell>
          <table:table-cell table:formula="of:=MIN(MAX(0;[.$B106]*[.K$2]-[.$C106]);[.$D106])" office:value-type="float" office:value="2.18238756954888" calcext:value-type="float">
            <text:p>2,18238756954888</text:p>
          </table:table-cell>
          <table:table-cell table:formula="of:=MIN(MAX(0;[.$B106]*[.L$2]-[.$C106]);[.$D106])" office:value-type="float" office:value="2.50512920371096" calcext:value-type="float">
            <text:p>2,50512920371096</text:p>
          </table:table-cell>
          <table:table-cell table:formula="of:=MIN(MAX(0;[.$B106]*[.M$2]-[.$C106]);[.$D106])" office:value-type="float" office:value="2.6507883431094" calcext:value-type="float">
            <text:p>2,6507883431094</text:p>
          </table:table-cell>
          <table:table-cell table:formula="of:=MIN(MAX(0;[.$B106]*[.N$2]-[.$C106]);[.$D106])" office:value-type="float" office:value="2.72046929268059" calcext:value-type="float">
            <text:p>2,72046929268059</text:p>
          </table:table-cell>
          <table:table-cell table:formula="of:=MIN(MAX(0;[.$B106]*[.O$2]-[.$C106]);[.$D106])" office:value-type="float" office:value="2.75326295043928" calcext:value-type="float">
            <text:p>2,75326295043928</text:p>
          </table:table-cell>
          <table:table-cell table:formula="of:=MIN(MAX(0;[.$B106]*[.P$2]-[.$C106]);[.$D106])" office:value-type="float" office:value="2.76862654857249" calcext:value-type="float">
            <text:p>2,76862654857249</text:p>
          </table:table-cell>
          <table:table-cell table:formula="of:=MIN(MAX(0;[.$B106]*[.Q$2]-[.$C106]);[.$D106])" office:value-type="float" office:value="2.7758263910285" calcext:value-type="float">
            <text:p>2,7758263910285</text:p>
          </table:table-cell>
          <table:table-cell table:formula="of:=MIN(MAX(0;[.$B106]*[.R$2]-[.$C106]);[.$D106])" office:value-type="float" office:value="2.77920091277503" calcext:value-type="float">
            <text:p>2,77920091277503</text:p>
          </table:table-cell>
          <table:table-cell table:formula="of:=MIN(MAX(0;[.$B106]*[.S$2]-[.$C106]);[.$D106])" office:value-type="float" office:value="2.78078263106826" calcext:value-type="float">
            <text:p>2,78078263106826</text:p>
          </table:table-cell>
          <table:table-cell table:number-columns-repeated="3"/>
          <table:table-cell table:formula="of:=FLOOR([.S106];1)" office:value-type="float" office:value="2" calcext:value-type="float">
            <text:p>2</text:p>
          </table:table-cell>
          <table:table-cell table:formula="of:=[.S106]-[.W106]" office:value-type="float" office:value="0.780782631068265" calcext:value-type="float">
            <text:p>0,780782631068265</text:p>
          </table:table-cell>
          <table:table-cell table:formula="of:=IF(AND(COUNTIF([.$AC$4:.$AC$203];&quot;=&quot;&amp;[.X106]);SUM([.Y$4:.Y105])&lt;[.AD$3]);1;0)" office:value-type="float" office:value="1" calcext:value-type="float">
            <text:p>1</text:p>
          </table:table-cell>
          <table:table-cell table:number-columns-repeated="2"/>
          <table:table-cell table:formula="of:=[.AB105]+COUNTIF([.$X$4:.$X$203];&quot;=&quot;&amp;[.AC105])" office:value-type="float" office:value="26" calcext:value-type="float">
            <text:p>26</text:p>
          </table:table-cell>
          <table:table-cell table:formula="of:=IF([.AB106]&lt;=[.AD$3];LARGE([.$X$4:.$X$203];[.AB106]);&quot;&quot;)">
            <text:p/>
          </table:table-cell>
          <table:table-cell table:number-columns-repeated="2"/>
          <table:table-cell table:formula="of:=[.Y106]+[.W10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06]" office:value-type="float" office:value="104" calcext:value-type="float">
            <text:p>104</text:p>
          </table:table-cell>
          <table:table-cell table:formula="of:=[$Zamówienie.B106]" office:value-type="float" office:value="0" calcext:value-type="float">
            <text:p>0</text:p>
          </table:table-cell>
          <table:table-cell table:formula="of:=[$Zamówienie.C106]" office:value-type="float" office:value="3" calcext:value-type="float">
            <text:p>3</text:p>
          </table:table-cell>
          <table:table-cell table:formula="of:=[$Zamówienie.D106]" office:value-type="float" office:value="3" calcext:value-type="float">
            <text:p>3</text:p>
          </table:table-cell>
          <table:table-cell table:number-columns-repeated="5"/>
          <table:table-cell table:formula="of:=MIN(MAX(0;[.$B107]*[.J$2]-[.$C107]);[.$D107])" office:value-type="float" office:value="0" calcext:value-type="float">
            <text:p>0</text:p>
          </table:table-cell>
          <table:table-cell table:formula="of:=MIN(MAX(0;[.$B107]*[.K$2]-[.$C107]);[.$D107])" office:value-type="float" office:value="0" calcext:value-type="float">
            <text:p>0</text:p>
          </table:table-cell>
          <table:table-cell table:formula="of:=MIN(MAX(0;[.$B107]*[.L$2]-[.$C107]);[.$D107])" office:value-type="float" office:value="0" calcext:value-type="float">
            <text:p>0</text:p>
          </table:table-cell>
          <table:table-cell table:formula="of:=MIN(MAX(0;[.$B107]*[.M$2]-[.$C107]);[.$D107])" office:value-type="float" office:value="0" calcext:value-type="float">
            <text:p>0</text:p>
          </table:table-cell>
          <table:table-cell table:formula="of:=MIN(MAX(0;[.$B107]*[.N$2]-[.$C107]);[.$D107])" office:value-type="float" office:value="0" calcext:value-type="float">
            <text:p>0</text:p>
          </table:table-cell>
          <table:table-cell table:formula="of:=MIN(MAX(0;[.$B107]*[.O$2]-[.$C107]);[.$D107])" office:value-type="float" office:value="0" calcext:value-type="float">
            <text:p>0</text:p>
          </table:table-cell>
          <table:table-cell table:formula="of:=MIN(MAX(0;[.$B107]*[.P$2]-[.$C107]);[.$D107])" office:value-type="float" office:value="0" calcext:value-type="float">
            <text:p>0</text:p>
          </table:table-cell>
          <table:table-cell table:formula="of:=MIN(MAX(0;[.$B107]*[.Q$2]-[.$C107]);[.$D107])" office:value-type="float" office:value="0" calcext:value-type="float">
            <text:p>0</text:p>
          </table:table-cell>
          <table:table-cell table:formula="of:=MIN(MAX(0;[.$B107]*[.R$2]-[.$C107]);[.$D107])" office:value-type="float" office:value="0" calcext:value-type="float">
            <text:p>0</text:p>
          </table:table-cell>
          <table:table-cell table:formula="of:=MIN(MAX(0;[.$B107]*[.S$2]-[.$C107]);[.$D107])" office:value-type="float" office:value="0" calcext:value-type="float">
            <text:p>0</text:p>
          </table:table-cell>
          <table:table-cell table:number-columns-repeated="3"/>
          <table:table-cell table:formula="of:=FLOOR([.S107];1)" office:value-type="float" office:value="0" calcext:value-type="float">
            <text:p>0</text:p>
          </table:table-cell>
          <table:table-cell table:formula="of:=[.S107]-[.W107]" office:value-type="float" office:value="0" calcext:value-type="float">
            <text:p>0</text:p>
          </table:table-cell>
          <table:table-cell table:formula="of:=IF(AND(COUNTIF([.$AC$4:.$AC$203];&quot;=&quot;&amp;[.X107]);SUM([.Y$4:.Y106])&lt;[.AD$3]);1;0)" office:value-type="float" office:value="0" calcext:value-type="float">
            <text:p>0</text:p>
          </table:table-cell>
          <table:table-cell table:number-columns-repeated="2"/>
          <table:table-cell table:formula="of:=[.AB106]+COUNTIF([.$X$4:.$X$203];&quot;=&quot;&amp;[.AC106])" office:value-type="float" office:value="26" calcext:value-type="float">
            <text:p>26</text:p>
          </table:table-cell>
          <table:table-cell table:formula="of:=IF([.AB107]&lt;=[.AD$3];LARGE([.$X$4:.$X$203];[.AB107]);&quot;&quot;)">
            <text:p/>
          </table:table-cell>
          <table:table-cell table:number-columns-repeated="2"/>
          <table:table-cell table:formula="of:=[.Y107]+[.W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7]" office:value-type="float" office:value="105" calcext:value-type="float">
            <text:p>105</text:p>
          </table:table-cell>
          <table:table-cell table:formula="of:=[$Zamówienie.B107]" office:value-type="float" office:value="9" calcext:value-type="float">
            <text:p>9</text:p>
          </table:table-cell>
          <table:table-cell table:formula="of:=[$Zamówienie.C107]" office:value-type="float" office:value="5" calcext:value-type="float">
            <text:p>5</text:p>
          </table:table-cell>
          <table:table-cell table:formula="of:=[$Zamówienie.D107]" office:value-type="float" office:value="6" calcext:value-type="float">
            <text:p>6</text:p>
          </table:table-cell>
          <table:table-cell table:number-columns-repeated="5"/>
          <table:table-cell table:formula="of:=MIN(MAX(0;[.$B108]*[.J$2]-[.$C108]);[.$D108])" office:value-type="float" office:value="6" calcext:value-type="float">
            <text:p>6</text:p>
          </table:table-cell>
          <table:table-cell table:formula="of:=MIN(MAX(0;[.$B108]*[.K$2]-[.$C108]);[.$D108])" office:value-type="float" office:value="6" calcext:value-type="float">
            <text:p>6</text:p>
          </table:table-cell>
          <table:table-cell table:formula="of:=MIN(MAX(0;[.$B108]*[.L$2]-[.$C108]);[.$D108])" office:value-type="float" office:value="6" calcext:value-type="float">
            <text:p>6</text:p>
          </table:table-cell>
          <table:table-cell table:formula="of:=MIN(MAX(0;[.$B108]*[.M$2]-[.$C108]);[.$D108])" office:value-type="float" office:value="6" calcext:value-type="float">
            <text:p>6</text:p>
          </table:table-cell>
          <table:table-cell table:formula="of:=MIN(MAX(0;[.$B108]*[.N$2]-[.$C108]);[.$D108])" office:value-type="float" office:value="6" calcext:value-type="float">
            <text:p>6</text:p>
          </table:table-cell>
          <table:table-cell table:formula="of:=MIN(MAX(0;[.$B108]*[.O$2]-[.$C108]);[.$D108])" office:value-type="float" office:value="6" calcext:value-type="float">
            <text:p>6</text:p>
          </table:table-cell>
          <table:table-cell table:formula="of:=MIN(MAX(0;[.$B108]*[.P$2]-[.$C108]);[.$D108])" office:value-type="float" office:value="6" calcext:value-type="float">
            <text:p>6</text:p>
          </table:table-cell>
          <table:table-cell table:formula="of:=MIN(MAX(0;[.$B108]*[.Q$2]-[.$C108]);[.$D108])" office:value-type="float" office:value="6" calcext:value-type="float">
            <text:p>6</text:p>
          </table:table-cell>
          <table:table-cell table:formula="of:=MIN(MAX(0;[.$B108]*[.R$2]-[.$C108]);[.$D108])" office:value-type="float" office:value="6" calcext:value-type="float">
            <text:p>6</text:p>
          </table:table-cell>
          <table:table-cell table:formula="of:=MIN(MAX(0;[.$B108]*[.S$2]-[.$C108]);[.$D108])" office:value-type="float" office:value="6" calcext:value-type="float">
            <text:p>6</text:p>
          </table:table-cell>
          <table:table-cell table:number-columns-repeated="3"/>
          <table:table-cell table:formula="of:=FLOOR([.S108];1)" office:value-type="float" office:value="6" calcext:value-type="float">
            <text:p>6</text:p>
          </table:table-cell>
          <table:table-cell table:formula="of:=[.S108]-[.W108]" office:value-type="float" office:value="0" calcext:value-type="float">
            <text:p>0</text:p>
          </table:table-cell>
          <table:table-cell table:formula="of:=IF(AND(COUNTIF([.$AC$4:.$AC$203];&quot;=&quot;&amp;[.X108]);SUM([.Y$4:.Y107])&lt;[.AD$3]);1;0)" office:value-type="float" office:value="0" calcext:value-type="float">
            <text:p>0</text:p>
          </table:table-cell>
          <table:table-cell table:number-columns-repeated="2"/>
          <table:table-cell table:formula="of:=[.AB107]+COUNTIF([.$X$4:.$X$203];&quot;=&quot;&amp;[.AC107])" office:value-type="float" office:value="26" calcext:value-type="float">
            <text:p>26</text:p>
          </table:table-cell>
          <table:table-cell table:formula="of:=IF([.AB108]&lt;=[.AD$3];LARGE([.$X$4:.$X$203];[.AB108]);&quot;&quot;)">
            <text:p/>
          </table:table-cell>
          <table:table-cell table:number-columns-repeated="2"/>
          <table:table-cell table:formula="of:=[.Y108]+[.W10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08]" office:value-type="float" office:value="106" calcext:value-type="float">
            <text:p>106</text:p>
          </table:table-cell>
          <table:table-cell table:formula="of:=[$Zamówienie.B108]" office:value-type="float" office:value="7" calcext:value-type="float">
            <text:p>7</text:p>
          </table:table-cell>
          <table:table-cell table:formula="of:=[$Zamówienie.C108]" office:value-type="float" office:value="7" calcext:value-type="float">
            <text:p>7</text:p>
          </table:table-cell>
          <table:table-cell table:formula="of:=[$Zamówienie.D108]" office:value-type="float" office:value="1" calcext:value-type="float">
            <text:p>1</text:p>
          </table:table-cell>
          <table:table-cell table:number-columns-repeated="5"/>
          <table:table-cell table:formula="of:=MIN(MAX(0;[.$B109]*[.J$2]-[.$C109]);[.$D109])" office:value-type="float" office:value="1" calcext:value-type="float">
            <text:p>1</text:p>
          </table:table-cell>
          <table:table-cell table:formula="of:=MIN(MAX(0;[.$B109]*[.K$2]-[.$C109]);[.$D109])" office:value-type="float" office:value="1" calcext:value-type="float">
            <text:p>1</text:p>
          </table:table-cell>
          <table:table-cell table:formula="of:=MIN(MAX(0;[.$B109]*[.L$2]-[.$C109]);[.$D109])" office:value-type="float" office:value="1" calcext:value-type="float">
            <text:p>1</text:p>
          </table:table-cell>
          <table:table-cell table:formula="of:=MIN(MAX(0;[.$B109]*[.M$2]-[.$C109]);[.$D109])" office:value-type="float" office:value="1" calcext:value-type="float">
            <text:p>1</text:p>
          </table:table-cell>
          <table:table-cell table:formula="of:=MIN(MAX(0;[.$B109]*[.N$2]-[.$C109]);[.$D109])" office:value-type="float" office:value="1" calcext:value-type="float">
            <text:p>1</text:p>
          </table:table-cell>
          <table:table-cell table:formula="of:=MIN(MAX(0;[.$B109]*[.O$2]-[.$C109]);[.$D109])" office:value-type="float" office:value="1" calcext:value-type="float">
            <text:p>1</text:p>
          </table:table-cell>
          <table:table-cell table:formula="of:=MIN(MAX(0;[.$B109]*[.P$2]-[.$C109]);[.$D109])" office:value-type="float" office:value="1" calcext:value-type="float">
            <text:p>1</text:p>
          </table:table-cell>
          <table:table-cell table:formula="of:=MIN(MAX(0;[.$B109]*[.Q$2]-[.$C109]);[.$D109])" office:value-type="float" office:value="1" calcext:value-type="float">
            <text:p>1</text:p>
          </table:table-cell>
          <table:table-cell table:formula="of:=MIN(MAX(0;[.$B109]*[.R$2]-[.$C109]);[.$D109])" office:value-type="float" office:value="1" calcext:value-type="float">
            <text:p>1</text:p>
          </table:table-cell>
          <table:table-cell table:formula="of:=MIN(MAX(0;[.$B109]*[.S$2]-[.$C109]);[.$D109])" office:value-type="float" office:value="1" calcext:value-type="float">
            <text:p>1</text:p>
          </table:table-cell>
          <table:table-cell table:number-columns-repeated="3"/>
          <table:table-cell table:formula="of:=FLOOR([.S109];1)" office:value-type="float" office:value="1" calcext:value-type="float">
            <text:p>1</text:p>
          </table:table-cell>
          <table:table-cell table:formula="of:=[.S109]-[.W109]" office:value-type="float" office:value="0" calcext:value-type="float">
            <text:p>0</text:p>
          </table:table-cell>
          <table:table-cell table:formula="of:=IF(AND(COUNTIF([.$AC$4:.$AC$203];&quot;=&quot;&amp;[.X109]);SUM([.Y$4:.Y108])&lt;[.AD$3]);1;0)" office:value-type="float" office:value="0" calcext:value-type="float">
            <text:p>0</text:p>
          </table:table-cell>
          <table:table-cell table:number-columns-repeated="2"/>
          <table:table-cell table:formula="of:=[.AB108]+COUNTIF([.$X$4:.$X$203];&quot;=&quot;&amp;[.AC108])" office:value-type="float" office:value="26" calcext:value-type="float">
            <text:p>26</text:p>
          </table:table-cell>
          <table:table-cell table:formula="of:=IF([.AB109]&lt;=[.AD$3];LARGE([.$X$4:.$X$203];[.AB109]);&quot;&quot;)">
            <text:p/>
          </table:table-cell>
          <table:table-cell table:number-columns-repeated="2"/>
          <table:table-cell table:formula="of:=[.Y109]+[.W10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9]" office:value-type="float" office:value="107" calcext:value-type="float">
            <text:p>107</text:p>
          </table:table-cell>
          <table:table-cell table:formula="of:=[$Zamówienie.B109]" office:value-type="float" office:value="10" calcext:value-type="float">
            <text:p>10</text:p>
          </table:table-cell>
          <table:table-cell table:formula="of:=[$Zamówienie.C109]" office:value-type="float" office:value="5" calcext:value-type="float">
            <text:p>5</text:p>
          </table:table-cell>
          <table:table-cell table:formula="of:=[$Zamówienie.D109]" office:value-type="float" office:value="2" calcext:value-type="float">
            <text:p>2</text:p>
          </table:table-cell>
          <table:table-cell table:number-columns-repeated="5"/>
          <table:table-cell table:formula="of:=MIN(MAX(0;[.$B110]*[.J$2]-[.$C110]);[.$D110])" office:value-type="float" office:value="2" calcext:value-type="float">
            <text:p>2</text:p>
          </table:table-cell>
          <table:table-cell table:formula="of:=MIN(MAX(0;[.$B110]*[.K$2]-[.$C110]);[.$D110])" office:value-type="float" office:value="2" calcext:value-type="float">
            <text:p>2</text:p>
          </table:table-cell>
          <table:table-cell table:formula="of:=MIN(MAX(0;[.$B110]*[.L$2]-[.$C110]);[.$D110])" office:value-type="float" office:value="2" calcext:value-type="float">
            <text:p>2</text:p>
          </table:table-cell>
          <table:table-cell table:formula="of:=MIN(MAX(0;[.$B110]*[.M$2]-[.$C110]);[.$D110])" office:value-type="float" office:value="2" calcext:value-type="float">
            <text:p>2</text:p>
          </table:table-cell>
          <table:table-cell table:formula="of:=MIN(MAX(0;[.$B110]*[.N$2]-[.$C110]);[.$D110])" office:value-type="float" office:value="2" calcext:value-type="float">
            <text:p>2</text:p>
          </table:table-cell>
          <table:table-cell table:formula="of:=MIN(MAX(0;[.$B110]*[.O$2]-[.$C110]);[.$D110])" office:value-type="float" office:value="2" calcext:value-type="float">
            <text:p>2</text:p>
          </table:table-cell>
          <table:table-cell table:formula="of:=MIN(MAX(0;[.$B110]*[.P$2]-[.$C110]);[.$D110])" office:value-type="float" office:value="2" calcext:value-type="float">
            <text:p>2</text:p>
          </table:table-cell>
          <table:table-cell table:formula="of:=MIN(MAX(0;[.$B110]*[.Q$2]-[.$C110]);[.$D110])" office:value-type="float" office:value="2" calcext:value-type="float">
            <text:p>2</text:p>
          </table:table-cell>
          <table:table-cell table:formula="of:=MIN(MAX(0;[.$B110]*[.R$2]-[.$C110]);[.$D110])" office:value-type="float" office:value="2" calcext:value-type="float">
            <text:p>2</text:p>
          </table:table-cell>
          <table:table-cell table:formula="of:=MIN(MAX(0;[.$B110]*[.S$2]-[.$C110]);[.$D110])" office:value-type="float" office:value="2" calcext:value-type="float">
            <text:p>2</text:p>
          </table:table-cell>
          <table:table-cell table:number-columns-repeated="3"/>
          <table:table-cell table:formula="of:=FLOOR([.S110];1)" office:value-type="float" office:value="2" calcext:value-type="float">
            <text:p>2</text:p>
          </table:table-cell>
          <table:table-cell table:formula="of:=[.S110]-[.W110]" office:value-type="float" office:value="0" calcext:value-type="float">
            <text:p>0</text:p>
          </table:table-cell>
          <table:table-cell table:formula="of:=IF(AND(COUNTIF([.$AC$4:.$AC$203];&quot;=&quot;&amp;[.X110]);SUM([.Y$4:.Y109])&lt;[.AD$3]);1;0)" office:value-type="float" office:value="0" calcext:value-type="float">
            <text:p>0</text:p>
          </table:table-cell>
          <table:table-cell table:number-columns-repeated="2"/>
          <table:table-cell table:formula="of:=[.AB109]+COUNTIF([.$X$4:.$X$203];&quot;=&quot;&amp;[.AC109])" office:value-type="float" office:value="26" calcext:value-type="float">
            <text:p>26</text:p>
          </table:table-cell>
          <table:table-cell table:formula="of:=IF([.AB110]&lt;=[.AD$3];LARGE([.$X$4:.$X$203];[.AB110]);&quot;&quot;)">
            <text:p/>
          </table:table-cell>
          <table:table-cell table:number-columns-repeated="2"/>
          <table:table-cell table:formula="of:=[.Y110]+[.W1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10]" office:value-type="float" office:value="108" calcext:value-type="float">
            <text:p>108</text:p>
          </table:table-cell>
          <table:table-cell table:formula="of:=[$Zamówienie.B110]" office:value-type="float" office:value="10" calcext:value-type="float">
            <text:p>10</text:p>
          </table:table-cell>
          <table:table-cell table:formula="of:=[$Zamówienie.C110]" office:value-type="float" office:value="10" calcext:value-type="float">
            <text:p>10</text:p>
          </table:table-cell>
          <table:table-cell table:formula="of:=[$Zamówienie.D110]" office:value-type="float" office:value="5" calcext:value-type="float">
            <text:p>5</text:p>
          </table:table-cell>
          <table:table-cell table:number-columns-repeated="5"/>
          <table:table-cell table:formula="of:=MIN(MAX(0;[.$B111]*[.J$2]-[.$C111]);[.$D111])" office:value-type="float" office:value="4.82397716460514" calcext:value-type="float">
            <text:p>4,82397716460514</text:p>
          </table:table-cell>
          <table:table-cell table:formula="of:=MIN(MAX(0;[.$B111]*[.K$2]-[.$C111]);[.$D111])" office:value-type="float" office:value="5" calcext:value-type="float">
            <text:p>5</text:p>
          </table:table-cell>
          <table:table-cell table:formula="of:=MIN(MAX(0;[.$B111]*[.L$2]-[.$C111]);[.$D111])" office:value-type="float" office:value="5" calcext:value-type="float">
            <text:p>5</text:p>
          </table:table-cell>
          <table:table-cell table:formula="of:=MIN(MAX(0;[.$B111]*[.M$2]-[.$C111]);[.$D111])" office:value-type="float" office:value="5" calcext:value-type="float">
            <text:p>5</text:p>
          </table:table-cell>
          <table:table-cell table:formula="of:=MIN(MAX(0;[.$B111]*[.N$2]-[.$C111]);[.$D111])" office:value-type="float" office:value="5" calcext:value-type="float">
            <text:p>5</text:p>
          </table:table-cell>
          <table:table-cell table:formula="of:=MIN(MAX(0;[.$B111]*[.O$2]-[.$C111]);[.$D111])" office:value-type="float" office:value="5" calcext:value-type="float">
            <text:p>5</text:p>
          </table:table-cell>
          <table:table-cell table:formula="of:=MIN(MAX(0;[.$B111]*[.P$2]-[.$C111]);[.$D111])" office:value-type="float" office:value="5" calcext:value-type="float">
            <text:p>5</text:p>
          </table:table-cell>
          <table:table-cell table:formula="of:=MIN(MAX(0;[.$B111]*[.Q$2]-[.$C111]);[.$D111])" office:value-type="float" office:value="5" calcext:value-type="float">
            <text:p>5</text:p>
          </table:table-cell>
          <table:table-cell table:formula="of:=MIN(MAX(0;[.$B111]*[.R$2]-[.$C111]);[.$D111])" office:value-type="float" office:value="5" calcext:value-type="float">
            <text:p>5</text:p>
          </table:table-cell>
          <table:table-cell table:formula="of:=MIN(MAX(0;[.$B111]*[.S$2]-[.$C111]);[.$D111])" office:value-type="float" office:value="5" calcext:value-type="float">
            <text:p>5</text:p>
          </table:table-cell>
          <table:table-cell table:number-columns-repeated="3"/>
          <table:table-cell table:formula="of:=FLOOR([.S111];1)" office:value-type="float" office:value="5" calcext:value-type="float">
            <text:p>5</text:p>
          </table:table-cell>
          <table:table-cell table:formula="of:=[.S111]-[.W111]" office:value-type="float" office:value="0" calcext:value-type="float">
            <text:p>0</text:p>
          </table:table-cell>
          <table:table-cell table:formula="of:=IF(AND(COUNTIF([.$AC$4:.$AC$203];&quot;=&quot;&amp;[.X111]);SUM([.Y$4:.Y110])&lt;[.AD$3]);1;0)" office:value-type="float" office:value="0" calcext:value-type="float">
            <text:p>0</text:p>
          </table:table-cell>
          <table:table-cell table:number-columns-repeated="2"/>
          <table:table-cell table:formula="of:=[.AB110]+COUNTIF([.$X$4:.$X$203];&quot;=&quot;&amp;[.AC110])" office:value-type="float" office:value="26" calcext:value-type="float">
            <text:p>26</text:p>
          </table:table-cell>
          <table:table-cell table:formula="of:=IF([.AB111]&lt;=[.AD$3];LARGE([.$X$4:.$X$203];[.AB111]);&quot;&quot;)">
            <text:p/>
          </table:table-cell>
          <table:table-cell table:number-columns-repeated="2"/>
          <table:table-cell table:formula="of:=[.Y111]+[.W1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11]" office:value-type="float" office:value="109" calcext:value-type="float">
            <text:p>109</text:p>
          </table:table-cell>
          <table:table-cell table:formula="of:=[$Zamówienie.B111]" office:value-type="float" office:value="3" calcext:value-type="float">
            <text:p>3</text:p>
          </table:table-cell>
          <table:table-cell table:formula="of:=[$Zamówienie.C111]" office:value-type="float" office:value="7" calcext:value-type="float">
            <text:p>7</text:p>
          </table:table-cell>
          <table:table-cell table:formula="of:=[$Zamówienie.D111]" office:value-type="float" office:value="9" calcext:value-type="float">
            <text:p>9</text:p>
          </table:table-cell>
          <table:table-cell table:number-columns-repeated="5"/>
          <table:table-cell table:formula="of:=MIN(MAX(0;[.$B112]*[.J$2]-[.$C112]);[.$D112])" office:value-type="float" office:value="0" calcext:value-type="float">
            <text:p>0</text:p>
          </table:table-cell>
          <table:table-cell table:formula="of:=MIN(MAX(0;[.$B112]*[.K$2]-[.$C112]);[.$D112])" office:value-type="float" office:value="0" calcext:value-type="float">
            <text:p>0</text:p>
          </table:table-cell>
          <table:table-cell table:formula="of:=MIN(MAX(0;[.$B112]*[.L$2]-[.$C112]);[.$D112])" office:value-type="float" office:value="0" calcext:value-type="float">
            <text:p>0</text:p>
          </table:table-cell>
          <table:table-cell table:formula="of:=MIN(MAX(0;[.$B112]*[.M$2]-[.$C112]);[.$D112])" office:value-type="float" office:value="0" calcext:value-type="float">
            <text:p>0</text:p>
          </table:table-cell>
          <table:table-cell table:formula="of:=MIN(MAX(0;[.$B112]*[.N$2]-[.$C112]);[.$D112])" office:value-type="float" office:value="0" calcext:value-type="float">
            <text:p>0</text:p>
          </table:table-cell>
          <table:table-cell table:formula="of:=MIN(MAX(0;[.$B112]*[.O$2]-[.$C112]);[.$D112])" office:value-type="float" office:value="0" calcext:value-type="float">
            <text:p>0</text:p>
          </table:table-cell>
          <table:table-cell table:formula="of:=MIN(MAX(0;[.$B112]*[.P$2]-[.$C112]);[.$D112])" office:value-type="float" office:value="0" calcext:value-type="float">
            <text:p>0</text:p>
          </table:table-cell>
          <table:table-cell table:formula="of:=MIN(MAX(0;[.$B112]*[.Q$2]-[.$C112]);[.$D112])" office:value-type="float" office:value="0" calcext:value-type="float">
            <text:p>0</text:p>
          </table:table-cell>
          <table:table-cell table:formula="of:=MIN(MAX(0;[.$B112]*[.R$2]-[.$C112]);[.$D112])" office:value-type="float" office:value="0" calcext:value-type="float">
            <text:p>0</text:p>
          </table:table-cell>
          <table:table-cell table:formula="of:=MIN(MAX(0;[.$B112]*[.S$2]-[.$C112]);[.$D112])" office:value-type="float" office:value="0" calcext:value-type="float">
            <text:p>0</text:p>
          </table:table-cell>
          <table:table-cell table:number-columns-repeated="3"/>
          <table:table-cell table:formula="of:=FLOOR([.S112];1)" office:value-type="float" office:value="0" calcext:value-type="float">
            <text:p>0</text:p>
          </table:table-cell>
          <table:table-cell table:formula="of:=[.S112]-[.W112]" office:value-type="float" office:value="0" calcext:value-type="float">
            <text:p>0</text:p>
          </table:table-cell>
          <table:table-cell table:formula="of:=IF(AND(COUNTIF([.$AC$4:.$AC$203];&quot;=&quot;&amp;[.X112]);SUM([.Y$4:.Y111])&lt;[.AD$3]);1;0)" office:value-type="float" office:value="0" calcext:value-type="float">
            <text:p>0</text:p>
          </table:table-cell>
          <table:table-cell table:number-columns-repeated="2"/>
          <table:table-cell table:formula="of:=[.AB111]+COUNTIF([.$X$4:.$X$203];&quot;=&quot;&amp;[.AC111])" office:value-type="float" office:value="26" calcext:value-type="float">
            <text:p>26</text:p>
          </table:table-cell>
          <table:table-cell table:formula="of:=IF([.AB112]&lt;=[.AD$3];LARGE([.$X$4:.$X$203];[.AB112]);&quot;&quot;)">
            <text:p/>
          </table:table-cell>
          <table:table-cell table:number-columns-repeated="2"/>
          <table:table-cell table:formula="of:=[.Y112]+[.W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2]" office:value-type="float" office:value="110" calcext:value-type="float">
            <text:p>110</text:p>
          </table:table-cell>
          <table:table-cell table:formula="of:=[$Zamówienie.B112]" office:value-type="float" office:value="4" calcext:value-type="float">
            <text:p>4</text:p>
          </table:table-cell>
          <table:table-cell table:formula="of:=[$Zamówienie.C112]" office:value-type="float" office:value="4" calcext:value-type="float">
            <text:p>4</text:p>
          </table:table-cell>
          <table:table-cell table:formula="of:=[$Zamówienie.D112]" office:value-type="float" office:value="6" calcext:value-type="float">
            <text:p>6</text:p>
          </table:table-cell>
          <table:table-cell table:number-columns-repeated="5"/>
          <table:table-cell table:formula="of:=MIN(MAX(0;[.$B113]*[.J$2]-[.$C113]);[.$D113])" office:value-type="float" office:value="1.92959086584206" calcext:value-type="float">
            <text:p>1,92959086584206</text:p>
          </table:table-cell>
          <table:table-cell table:formula="of:=MIN(MAX(0;[.$B113]*[.K$2]-[.$C113]);[.$D113])" office:value-type="float" office:value="2.38993575402793" calcext:value-type="float">
            <text:p>2,38993575402793</text:p>
          </table:table-cell>
          <table:table-cell table:formula="of:=MIN(MAX(0;[.$B113]*[.L$2]-[.$C113]);[.$D113])" office:value-type="float" office:value="2.57435954497769" calcext:value-type="float">
            <text:p>2,57435954497769</text:p>
          </table:table-cell>
          <table:table-cell table:formula="of:=MIN(MAX(0;[.$B113]*[.M$2]-[.$C113]);[.$D113])" office:value-type="float" office:value="2.65759333891965" calcext:value-type="float">
            <text:p>2,65759333891965</text:p>
          </table:table-cell>
          <table:table-cell table:formula="of:=MIN(MAX(0;[.$B113]*[.N$2]-[.$C113]);[.$D113])" office:value-type="float" office:value="2.69741102438891" calcext:value-type="float">
            <text:p>2,69741102438891</text:p>
          </table:table-cell>
          <table:table-cell table:formula="of:=MIN(MAX(0;[.$B113]*[.O$2]-[.$C113]);[.$D113])" office:value-type="float" office:value="2.71615025739387" calcext:value-type="float">
            <text:p>2,71615025739387</text:p>
          </table:table-cell>
          <table:table-cell table:formula="of:=MIN(MAX(0;[.$B113]*[.P$2]-[.$C113]);[.$D113])" office:value-type="float" office:value="2.72492945632714" calcext:value-type="float">
            <text:p>2,72492945632714</text:p>
          </table:table-cell>
          <table:table-cell table:formula="of:=MIN(MAX(0;[.$B113]*[.Q$2]-[.$C113]);[.$D113])" office:value-type="float" office:value="2.72904365201629" calcext:value-type="float">
            <text:p>2,72904365201629</text:p>
          </table:table-cell>
          <table:table-cell table:formula="of:=MIN(MAX(0;[.$B113]*[.R$2]-[.$C113]);[.$D113])" office:value-type="float" office:value="2.73097195015716" calcext:value-type="float">
            <text:p>2,73097195015716</text:p>
          </table:table-cell>
          <table:table-cell table:formula="of:=MIN(MAX(0;[.$B113]*[.S$2]-[.$C113]);[.$D113])" office:value-type="float" office:value="2.73187578918187" calcext:value-type="float">
            <text:p>2,73187578918187</text:p>
          </table:table-cell>
          <table:table-cell table:number-columns-repeated="3"/>
          <table:table-cell table:formula="of:=FLOOR([.S113];1)" office:value-type="float" office:value="2" calcext:value-type="float">
            <text:p>2</text:p>
          </table:table-cell>
          <table:table-cell table:formula="of:=[.S113]-[.W113]" office:value-type="float" office:value="0.731875789181865" calcext:value-type="float">
            <text:p>0,731875789181865</text:p>
          </table:table-cell>
          <table:table-cell table:formula="of:=IF(AND(COUNTIF([.$AC$4:.$AC$203];&quot;=&quot;&amp;[.X113]);SUM([.Y$4:.Y112])&lt;[.AD$3]);1;0)" office:value-type="float" office:value="1" calcext:value-type="float">
            <text:p>1</text:p>
          </table:table-cell>
          <table:table-cell table:number-columns-repeated="2"/>
          <table:table-cell table:formula="of:=[.AB112]+COUNTIF([.$X$4:.$X$203];&quot;=&quot;&amp;[.AC112])" office:value-type="float" office:value="26" calcext:value-type="float">
            <text:p>26</text:p>
          </table:table-cell>
          <table:table-cell table:formula="of:=IF([.AB113]&lt;=[.AD$3];LARGE([.$X$4:.$X$203];[.AB113]);&quot;&quot;)">
            <text:p/>
          </table:table-cell>
          <table:table-cell table:number-columns-repeated="2"/>
          <table:table-cell table:formula="of:=[.Y113]+[.W11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13]" office:value-type="float" office:value="111" calcext:value-type="float">
            <text:p>111</text:p>
          </table:table-cell>
          <table:table-cell table:formula="of:=[$Zamówienie.B113]" office:value-type="float" office:value="1" calcext:value-type="float">
            <text:p>1</text:p>
          </table:table-cell>
          <table:table-cell table:formula="of:=[$Zamówienie.C113]" office:value-type="float" office:value="4" calcext:value-type="float">
            <text:p>4</text:p>
          </table:table-cell>
          <table:table-cell table:formula="of:=[$Zamówienie.D113]" office:value-type="float" office:value="1" calcext:value-type="float">
            <text:p>1</text:p>
          </table:table-cell>
          <table:table-cell table:number-columns-repeated="5"/>
          <table:table-cell table:formula="of:=MIN(MAX(0;[.$B114]*[.J$2]-[.$C114]);[.$D114])" office:value-type="float" office:value="0" calcext:value-type="float">
            <text:p>0</text:p>
          </table:table-cell>
          <table:table-cell table:formula="of:=MIN(MAX(0;[.$B114]*[.K$2]-[.$C114]);[.$D114])" office:value-type="float" office:value="0" calcext:value-type="float">
            <text:p>0</text:p>
          </table:table-cell>
          <table:table-cell table:formula="of:=MIN(MAX(0;[.$B114]*[.L$2]-[.$C114]);[.$D114])" office:value-type="float" office:value="0" calcext:value-type="float">
            <text:p>0</text:p>
          </table:table-cell>
          <table:table-cell table:formula="of:=MIN(MAX(0;[.$B114]*[.M$2]-[.$C114]);[.$D114])" office:value-type="float" office:value="0" calcext:value-type="float">
            <text:p>0</text:p>
          </table:table-cell>
          <table:table-cell table:formula="of:=MIN(MAX(0;[.$B114]*[.N$2]-[.$C114]);[.$D114])" office:value-type="float" office:value="0" calcext:value-type="float">
            <text:p>0</text:p>
          </table:table-cell>
          <table:table-cell table:formula="of:=MIN(MAX(0;[.$B114]*[.O$2]-[.$C114]);[.$D114])" office:value-type="float" office:value="0" calcext:value-type="float">
            <text:p>0</text:p>
          </table:table-cell>
          <table:table-cell table:formula="of:=MIN(MAX(0;[.$B114]*[.P$2]-[.$C114]);[.$D114])" office:value-type="float" office:value="0" calcext:value-type="float">
            <text:p>0</text:p>
          </table:table-cell>
          <table:table-cell table:formula="of:=MIN(MAX(0;[.$B114]*[.Q$2]-[.$C114]);[.$D114])" office:value-type="float" office:value="0" calcext:value-type="float">
            <text:p>0</text:p>
          </table:table-cell>
          <table:table-cell table:formula="of:=MIN(MAX(0;[.$B114]*[.R$2]-[.$C114]);[.$D114])" office:value-type="float" office:value="0" calcext:value-type="float">
            <text:p>0</text:p>
          </table:table-cell>
          <table:table-cell table:formula="of:=MIN(MAX(0;[.$B114]*[.S$2]-[.$C114]);[.$D114])" office:value-type="float" office:value="0" calcext:value-type="float">
            <text:p>0</text:p>
          </table:table-cell>
          <table:table-cell table:number-columns-repeated="3"/>
          <table:table-cell table:formula="of:=FLOOR([.S114];1)" office:value-type="float" office:value="0" calcext:value-type="float">
            <text:p>0</text:p>
          </table:table-cell>
          <table:table-cell table:formula="of:=[.S114]-[.W114]" office:value-type="float" office:value="0" calcext:value-type="float">
            <text:p>0</text:p>
          </table:table-cell>
          <table:table-cell table:formula="of:=IF(AND(COUNTIF([.$AC$4:.$AC$203];&quot;=&quot;&amp;[.X114]);SUM([.Y$4:.Y113])&lt;[.AD$3]);1;0)" office:value-type="float" office:value="0" calcext:value-type="float">
            <text:p>0</text:p>
          </table:table-cell>
          <table:table-cell table:number-columns-repeated="2"/>
          <table:table-cell table:formula="of:=[.AB113]+COUNTIF([.$X$4:.$X$203];&quot;=&quot;&amp;[.AC113])" office:value-type="float" office:value="26" calcext:value-type="float">
            <text:p>26</text:p>
          </table:table-cell>
          <table:table-cell table:formula="of:=IF([.AB114]&lt;=[.AD$3];LARGE([.$X$4:.$X$203];[.AB114]);&quot;&quot;)">
            <text:p/>
          </table:table-cell>
          <table:table-cell table:number-columns-repeated="2"/>
          <table:table-cell table:formula="of:=[.Y114]+[.W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4]" office:value-type="float" office:value="112" calcext:value-type="float">
            <text:p>112</text:p>
          </table:table-cell>
          <table:table-cell table:formula="of:=[$Zamówienie.B114]" office:value-type="float" office:value="3" calcext:value-type="float">
            <text:p>3</text:p>
          </table:table-cell>
          <table:table-cell table:formula="of:=[$Zamówienie.C114]" office:value-type="float" office:value="0" calcext:value-type="float">
            <text:p>0</text:p>
          </table:table-cell>
          <table:table-cell table:formula="of:=[$Zamówienie.D114]" office:value-type="float" office:value="7" calcext:value-type="float">
            <text:p>7</text:p>
          </table:table-cell>
          <table:table-cell table:number-columns-repeated="5"/>
          <table:table-cell table:formula="of:=MIN(MAX(0;[.$B115]*[.J$2]-[.$C115]);[.$D115])" office:value-type="float" office:value="4.44719314938154" calcext:value-type="float">
            <text:p>4,44719314938154</text:p>
          </table:table-cell>
          <table:table-cell table:formula="of:=MIN(MAX(0;[.$B115]*[.K$2]-[.$C115]);[.$D115])" office:value-type="float" office:value="4.79245181552095" calcext:value-type="float">
            <text:p>4,79245181552095</text:p>
          </table:table-cell>
          <table:table-cell table:formula="of:=MIN(MAX(0;[.$B115]*[.L$2]-[.$C115]);[.$D115])" office:value-type="float" office:value="4.93076965873327" calcext:value-type="float">
            <text:p>4,93076965873327</text:p>
          </table:table-cell>
          <table:table-cell table:formula="of:=MIN(MAX(0;[.$B115]*[.M$2]-[.$C115]);[.$D115])" office:value-type="float" office:value="4.99319500418974" calcext:value-type="float">
            <text:p>4,99319500418974</text:p>
          </table:table-cell>
          <table:table-cell table:formula="of:=MIN(MAX(0;[.$B115]*[.N$2]-[.$C115]);[.$D115])" office:value-type="float" office:value="5.02305826829168" calcext:value-type="float">
            <text:p>5,02305826829168</text:p>
          </table:table-cell>
          <table:table-cell table:formula="of:=MIN(MAX(0;[.$B115]*[.O$2]-[.$C115]);[.$D115])" office:value-type="float" office:value="5.0371126930454" calcext:value-type="float">
            <text:p>5,0371126930454</text:p>
          </table:table-cell>
          <table:table-cell table:formula="of:=MIN(MAX(0;[.$B115]*[.P$2]-[.$C115]);[.$D115])" office:value-type="float" office:value="5.04369709224535" calcext:value-type="float">
            <text:p>5,04369709224535</text:p>
          </table:table-cell>
          <table:table-cell table:formula="of:=MIN(MAX(0;[.$B115]*[.Q$2]-[.$C115]);[.$D115])" office:value-type="float" office:value="5.04678273901222" calcext:value-type="float">
            <text:p>5,04678273901222</text:p>
          </table:table-cell>
          <table:table-cell table:formula="of:=MIN(MAX(0;[.$B115]*[.R$2]-[.$C115]);[.$D115])" office:value-type="float" office:value="5.04822896261787" calcext:value-type="float">
            <text:p>5,04822896261787</text:p>
          </table:table-cell>
          <table:table-cell table:formula="of:=MIN(MAX(0;[.$B115]*[.S$2]-[.$C115]);[.$D115])" office:value-type="float" office:value="5.0489068418864" calcext:value-type="float">
            <text:p>5,0489068418864</text:p>
          </table:table-cell>
          <table:table-cell table:number-columns-repeated="3"/>
          <table:table-cell table:formula="of:=FLOOR([.S115];1)" office:value-type="float" office:value="5" calcext:value-type="float">
            <text:p>5</text:p>
          </table:table-cell>
          <table:table-cell table:formula="of:=[.S115]-[.W115]" office:value-type="float" office:value="0.0489068418863994" calcext:value-type="float">
            <text:p>0,0489068418863994</text:p>
          </table:table-cell>
          <table:table-cell table:formula="of:=IF(AND(COUNTIF([.$AC$4:.$AC$203];&quot;=&quot;&amp;[.X115]);SUM([.Y$4:.Y114])&lt;[.AD$3]);1;0)" office:value-type="float" office:value="0" calcext:value-type="float">
            <text:p>0</text:p>
          </table:table-cell>
          <table:table-cell table:number-columns-repeated="2"/>
          <table:table-cell table:formula="of:=[.AB114]+COUNTIF([.$X$4:.$X$203];&quot;=&quot;&amp;[.AC114])" office:value-type="float" office:value="26" calcext:value-type="float">
            <text:p>26</text:p>
          </table:table-cell>
          <table:table-cell table:formula="of:=IF([.AB115]&lt;=[.AD$3];LARGE([.$X$4:.$X$203];[.AB115]);&quot;&quot;)">
            <text:p/>
          </table:table-cell>
          <table:table-cell table:number-columns-repeated="2"/>
          <table:table-cell table:formula="of:=[.Y115]+[.W1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15]" office:value-type="float" office:value="113" calcext:value-type="float">
            <text:p>113</text:p>
          </table:table-cell>
          <table:table-cell table:formula="of:=[$Zamówienie.B115]" office:value-type="float" office:value="3" calcext:value-type="float">
            <text:p>3</text:p>
          </table:table-cell>
          <table:table-cell table:formula="of:=[$Zamówienie.C115]" office:value-type="float" office:value="7" calcext:value-type="float">
            <text:p>7</text:p>
          </table:table-cell>
          <table:table-cell table:formula="of:=[$Zamówienie.D115]" office:value-type="float" office:value="8" calcext:value-type="float">
            <text:p>8</text:p>
          </table:table-cell>
          <table:table-cell table:number-columns-repeated="5"/>
          <table:table-cell table:formula="of:=MIN(MAX(0;[.$B116]*[.J$2]-[.$C116]);[.$D116])" office:value-type="float" office:value="0" calcext:value-type="float">
            <text:p>0</text:p>
          </table:table-cell>
          <table:table-cell table:formula="of:=MIN(MAX(0;[.$B116]*[.K$2]-[.$C116]);[.$D116])" office:value-type="float" office:value="0" calcext:value-type="float">
            <text:p>0</text:p>
          </table:table-cell>
          <table:table-cell table:formula="of:=MIN(MAX(0;[.$B116]*[.L$2]-[.$C116]);[.$D116])" office:value-type="float" office:value="0" calcext:value-type="float">
            <text:p>0</text:p>
          </table:table-cell>
          <table:table-cell table:formula="of:=MIN(MAX(0;[.$B116]*[.M$2]-[.$C116]);[.$D116])" office:value-type="float" office:value="0" calcext:value-type="float">
            <text:p>0</text:p>
          </table:table-cell>
          <table:table-cell table:formula="of:=MIN(MAX(0;[.$B116]*[.N$2]-[.$C116]);[.$D116])" office:value-type="float" office:value="0" calcext:value-type="float">
            <text:p>0</text:p>
          </table:table-cell>
          <table:table-cell table:formula="of:=MIN(MAX(0;[.$B116]*[.O$2]-[.$C116]);[.$D116])" office:value-type="float" office:value="0" calcext:value-type="float">
            <text:p>0</text:p>
          </table:table-cell>
          <table:table-cell table:formula="of:=MIN(MAX(0;[.$B116]*[.P$2]-[.$C116]);[.$D116])" office:value-type="float" office:value="0" calcext:value-type="float">
            <text:p>0</text:p>
          </table:table-cell>
          <table:table-cell table:formula="of:=MIN(MAX(0;[.$B116]*[.Q$2]-[.$C116]);[.$D116])" office:value-type="float" office:value="0" calcext:value-type="float">
            <text:p>0</text:p>
          </table:table-cell>
          <table:table-cell table:formula="of:=MIN(MAX(0;[.$B116]*[.R$2]-[.$C116]);[.$D116])" office:value-type="float" office:value="0" calcext:value-type="float">
            <text:p>0</text:p>
          </table:table-cell>
          <table:table-cell table:formula="of:=MIN(MAX(0;[.$B116]*[.S$2]-[.$C116]);[.$D116])" office:value-type="float" office:value="0" calcext:value-type="float">
            <text:p>0</text:p>
          </table:table-cell>
          <table:table-cell table:number-columns-repeated="3"/>
          <table:table-cell table:formula="of:=FLOOR([.S116];1)" office:value-type="float" office:value="0" calcext:value-type="float">
            <text:p>0</text:p>
          </table:table-cell>
          <table:table-cell table:formula="of:=[.S116]-[.W116]" office:value-type="float" office:value="0" calcext:value-type="float">
            <text:p>0</text:p>
          </table:table-cell>
          <table:table-cell table:formula="of:=IF(AND(COUNTIF([.$AC$4:.$AC$203];&quot;=&quot;&amp;[.X116]);SUM([.Y$4:.Y115])&lt;[.AD$3]);1;0)" office:value-type="float" office:value="0" calcext:value-type="float">
            <text:p>0</text:p>
          </table:table-cell>
          <table:table-cell table:number-columns-repeated="2"/>
          <table:table-cell table:formula="of:=[.AB115]+COUNTIF([.$X$4:.$X$203];&quot;=&quot;&amp;[.AC115])" office:value-type="float" office:value="26" calcext:value-type="float">
            <text:p>26</text:p>
          </table:table-cell>
          <table:table-cell table:formula="of:=IF([.AB116]&lt;=[.AD$3];LARGE([.$X$4:.$X$203];[.AB116]);&quot;&quot;)">
            <text:p/>
          </table:table-cell>
          <table:table-cell table:number-columns-repeated="2"/>
          <table:table-cell table:formula="of:=[.Y116]+[.W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6]" office:value-type="float" office:value="114" calcext:value-type="float">
            <text:p>114</text:p>
          </table:table-cell>
          <table:table-cell table:formula="of:=[$Zamówienie.B116]" office:value-type="float" office:value="8" calcext:value-type="float">
            <text:p>8</text:p>
          </table:table-cell>
          <table:table-cell table:formula="of:=[$Zamówienie.C116]" office:value-type="float" office:value="10" calcext:value-type="float">
            <text:p>10</text:p>
          </table:table-cell>
          <table:table-cell table:formula="of:=[$Zamówienie.D116]" office:value-type="float" office:value="4" calcext:value-type="float">
            <text:p>4</text:p>
          </table:table-cell>
          <table:table-cell table:number-columns-repeated="5"/>
          <table:table-cell table:formula="of:=MIN(MAX(0;[.$B117]*[.J$2]-[.$C117]);[.$D117])" office:value-type="float" office:value="1.85918173168411" calcext:value-type="float">
            <text:p>1,85918173168411</text:p>
          </table:table-cell>
          <table:table-cell table:formula="of:=MIN(MAX(0;[.$B117]*[.K$2]-[.$C117]);[.$D117])" office:value-type="float" office:value="2.77987150805587" calcext:value-type="float">
            <text:p>2,77987150805587</text:p>
          </table:table-cell>
          <table:table-cell table:formula="of:=MIN(MAX(0;[.$B117]*[.L$2]-[.$C117]);[.$D117])" office:value-type="float" office:value="3.14871908995538" calcext:value-type="float">
            <text:p>3,14871908995538</text:p>
          </table:table-cell>
          <table:table-cell table:formula="of:=MIN(MAX(0;[.$B117]*[.M$2]-[.$C117]);[.$D117])" office:value-type="float" office:value="3.31518667783931" calcext:value-type="float">
            <text:p>3,31518667783931</text:p>
          </table:table-cell>
          <table:table-cell table:formula="of:=MIN(MAX(0;[.$B117]*[.N$2]-[.$C117]);[.$D117])" office:value-type="float" office:value="3.39482204877781" calcext:value-type="float">
            <text:p>3,39482204877781</text:p>
          </table:table-cell>
          <table:table-cell table:formula="of:=MIN(MAX(0;[.$B117]*[.O$2]-[.$C117]);[.$D117])" office:value-type="float" office:value="3.43230051478774" calcext:value-type="float">
            <text:p>3,43230051478774</text:p>
          </table:table-cell>
          <table:table-cell table:formula="of:=MIN(MAX(0;[.$B117]*[.P$2]-[.$C117]);[.$D117])" office:value-type="float" office:value="3.44985891265428" calcext:value-type="float">
            <text:p>3,44985891265428</text:p>
          </table:table-cell>
          <table:table-cell table:formula="of:=MIN(MAX(0;[.$B117]*[.Q$2]-[.$C117]);[.$D117])" office:value-type="float" office:value="3.45808730403257" calcext:value-type="float">
            <text:p>3,45808730403257</text:p>
          </table:table-cell>
          <table:table-cell table:formula="of:=MIN(MAX(0;[.$B117]*[.R$2]-[.$C117]);[.$D117])" office:value-type="float" office:value="3.46194390031432" calcext:value-type="float">
            <text:p>3,46194390031432</text:p>
          </table:table-cell>
          <table:table-cell table:formula="of:=MIN(MAX(0;[.$B117]*[.S$2]-[.$C117]);[.$D117])" office:value-type="float" office:value="3.46375157836373" calcext:value-type="float">
            <text:p>3,46375157836373</text:p>
          </table:table-cell>
          <table:table-cell table:number-columns-repeated="3"/>
          <table:table-cell table:formula="of:=FLOOR([.S117];1)" office:value-type="float" office:value="3" calcext:value-type="float">
            <text:p>3</text:p>
          </table:table-cell>
          <table:table-cell table:formula="of:=[.S117]-[.W117]" office:value-type="float" office:value="0.463751578363731" calcext:value-type="float">
            <text:p>0,463751578363731</text:p>
          </table:table-cell>
          <table:table-cell table:formula="of:=IF(AND(COUNTIF([.$AC$4:.$AC$203];&quot;=&quot;&amp;[.X117]);SUM([.Y$4:.Y116])&lt;[.AD$3]);1;0)" office:value-type="float" office:value="1" calcext:value-type="float">
            <text:p>1</text:p>
          </table:table-cell>
          <table:table-cell table:number-columns-repeated="2"/>
          <table:table-cell table:formula="of:=[.AB116]+COUNTIF([.$X$4:.$X$203];&quot;=&quot;&amp;[.AC116])" office:value-type="float" office:value="26" calcext:value-type="float">
            <text:p>26</text:p>
          </table:table-cell>
          <table:table-cell table:formula="of:=IF([.AB117]&lt;=[.AD$3];LARGE([.$X$4:.$X$203];[.AB117]);&quot;&quot;)">
            <text:p/>
          </table:table-cell>
          <table:table-cell table:number-columns-repeated="2"/>
          <table:table-cell table:formula="of:=[.Y117]+[.W11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17]" office:value-type="float" office:value="115" calcext:value-type="float">
            <text:p>115</text:p>
          </table:table-cell>
          <table:table-cell table:formula="of:=[$Zamówienie.B117]" office:value-type="float" office:value="6" calcext:value-type="float">
            <text:p>6</text:p>
          </table:table-cell>
          <table:table-cell table:formula="of:=[$Zamówienie.C117]" office:value-type="float" office:value="10" calcext:value-type="float">
            <text:p>10</text:p>
          </table:table-cell>
          <table:table-cell table:formula="of:=[$Zamówienie.D117]" office:value-type="float" office:value="8" calcext:value-type="float">
            <text:p>8</text:p>
          </table:table-cell>
          <table:table-cell table:number-columns-repeated="5"/>
          <table:table-cell table:formula="of:=MIN(MAX(0;[.$B118]*[.J$2]-[.$C118]);[.$D118])" office:value-type="float" office:value="0" calcext:value-type="float">
            <text:p>0</text:p>
          </table:table-cell>
          <table:table-cell table:formula="of:=MIN(MAX(0;[.$B118]*[.K$2]-[.$C118]);[.$D118])" office:value-type="float" office:value="0" calcext:value-type="float">
            <text:p>0</text:p>
          </table:table-cell>
          <table:table-cell table:formula="of:=MIN(MAX(0;[.$B118]*[.L$2]-[.$C118]);[.$D118])" office:value-type="float" office:value="0" calcext:value-type="float">
            <text:p>0</text:p>
          </table:table-cell>
          <table:table-cell table:formula="of:=MIN(MAX(0;[.$B118]*[.M$2]-[.$C118]);[.$D118])" office:value-type="float" office:value="0" calcext:value-type="float">
            <text:p>0</text:p>
          </table:table-cell>
          <table:table-cell table:formula="of:=MIN(MAX(0;[.$B118]*[.N$2]-[.$C118]);[.$D118])" office:value-type="float" office:value="0.0461165365833587" calcext:value-type="float">
            <text:p>0,0461165365833587</text:p>
          </table:table-cell>
          <table:table-cell table:formula="of:=MIN(MAX(0;[.$B118]*[.O$2]-[.$C118]);[.$D118])" office:value-type="float" office:value="0.0742253860908075" calcext:value-type="float">
            <text:p>0,0742253860908075</text:p>
          </table:table-cell>
          <table:table-cell table:formula="of:=MIN(MAX(0;[.$B118]*[.P$2]-[.$C118]);[.$D118])" office:value-type="float" office:value="0.0873941844907069" calcext:value-type="float">
            <text:p>0,0873941844907069</text:p>
          </table:table-cell>
          <table:table-cell table:formula="of:=MIN(MAX(0;[.$B118]*[.Q$2]-[.$C118]);[.$D118])" office:value-type="float" office:value="0.0935654780244306" calcext:value-type="float">
            <text:p>0,0935654780244306</text:p>
          </table:table-cell>
          <table:table-cell table:formula="of:=MIN(MAX(0;[.$B118]*[.R$2]-[.$C118]);[.$D118])" office:value-type="float" office:value="0.0964579252357396" calcext:value-type="float">
            <text:p>0,0964579252357396</text:p>
          </table:table-cell>
          <table:table-cell table:formula="of:=MIN(MAX(0;[.$B118]*[.S$2]-[.$C118]);[.$D118])" office:value-type="float" office:value="0.0978136837727988" calcext:value-type="float">
            <text:p>0,0978136837727988</text:p>
          </table:table-cell>
          <table:table-cell table:number-columns-repeated="3"/>
          <table:table-cell table:formula="of:=FLOOR([.S118];1)" office:value-type="float" office:value="0" calcext:value-type="float">
            <text:p>0</text:p>
          </table:table-cell>
          <table:table-cell table:formula="of:=[.S118]-[.W118]" office:value-type="float" office:value="0.0978136837727988" calcext:value-type="float">
            <text:p>0,0978136837727988</text:p>
          </table:table-cell>
          <table:table-cell table:formula="of:=IF(AND(COUNTIF([.$AC$4:.$AC$203];&quot;=&quot;&amp;[.X118]);SUM([.Y$4:.Y117])&lt;[.AD$3]);1;0)" office:value-type="float" office:value="0" calcext:value-type="float">
            <text:p>0</text:p>
          </table:table-cell>
          <table:table-cell table:number-columns-repeated="2"/>
          <table:table-cell table:formula="of:=[.AB117]+COUNTIF([.$X$4:.$X$203];&quot;=&quot;&amp;[.AC117])" office:value-type="float" office:value="26" calcext:value-type="float">
            <text:p>26</text:p>
          </table:table-cell>
          <table:table-cell table:formula="of:=IF([.AB118]&lt;=[.AD$3];LARGE([.$X$4:.$X$203];[.AB118]);&quot;&quot;)">
            <text:p/>
          </table:table-cell>
          <table:table-cell table:number-columns-repeated="2"/>
          <table:table-cell table:formula="of:=[.Y118]+[.W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8]" office:value-type="float" office:value="116" calcext:value-type="float">
            <text:p>116</text:p>
          </table:table-cell>
          <table:table-cell table:formula="of:=[$Zamówienie.B118]" office:value-type="float" office:value="9" calcext:value-type="float">
            <text:p>9</text:p>
          </table:table-cell>
          <table:table-cell table:formula="of:=[$Zamówienie.C118]" office:value-type="float" office:value="9" calcext:value-type="float">
            <text:p>9</text:p>
          </table:table-cell>
          <table:table-cell table:formula="of:=[$Zamówienie.D118]" office:value-type="float" office:value="7" calcext:value-type="float">
            <text:p>7</text:p>
          </table:table-cell>
          <table:table-cell table:number-columns-repeated="5"/>
          <table:table-cell table:formula="of:=MIN(MAX(0;[.$B119]*[.J$2]-[.$C119]);[.$D119])" office:value-type="float" office:value="4.34157944814463" calcext:value-type="float">
            <text:p>4,34157944814463</text:p>
          </table:table-cell>
          <table:table-cell table:formula="of:=MIN(MAX(0;[.$B119]*[.K$2]-[.$C119]);[.$D119])" office:value-type="float" office:value="5.37735544656285" calcext:value-type="float">
            <text:p>5,37735544656285</text:p>
          </table:table-cell>
          <table:table-cell table:formula="of:=MIN(MAX(0;[.$B119]*[.L$2]-[.$C119]);[.$D119])" office:value-type="float" office:value="5.7923089761998" calcext:value-type="float">
            <text:p>5,7923089761998</text:p>
          </table:table-cell>
          <table:table-cell table:formula="of:=MIN(MAX(0;[.$B119]*[.M$2]-[.$C119]);[.$D119])" office:value-type="float" office:value="5.97958501256922" calcext:value-type="float">
            <text:p>5,97958501256922</text:p>
          </table:table-cell>
          <table:table-cell table:formula="of:=MIN(MAX(0;[.$B119]*[.N$2]-[.$C119]);[.$D119])" office:value-type="float" office:value="6.06917480487504" calcext:value-type="float">
            <text:p>6,06917480487504</text:p>
          </table:table-cell>
          <table:table-cell table:formula="of:=MIN(MAX(0;[.$B119]*[.O$2]-[.$C119]);[.$D119])" office:value-type="float" office:value="6.11133807913621" calcext:value-type="float">
            <text:p>6,11133807913621</text:p>
          </table:table-cell>
          <table:table-cell table:formula="of:=MIN(MAX(0;[.$B119]*[.P$2]-[.$C119]);[.$D119])" office:value-type="float" office:value="6.13109127673606" calcext:value-type="float">
            <text:p>6,13109127673606</text:p>
          </table:table-cell>
          <table:table-cell table:formula="of:=MIN(MAX(0;[.$B119]*[.Q$2]-[.$C119]);[.$D119])" office:value-type="float" office:value="6.14034821703665" calcext:value-type="float">
            <text:p>6,14034821703665</text:p>
          </table:table-cell>
          <table:table-cell table:formula="of:=MIN(MAX(0;[.$B119]*[.R$2]-[.$C119]);[.$D119])" office:value-type="float" office:value="6.14468688785361" calcext:value-type="float">
            <text:p>6,14468688785361</text:p>
          </table:table-cell>
          <table:table-cell table:formula="of:=MIN(MAX(0;[.$B119]*[.S$2]-[.$C119]);[.$D119])" office:value-type="float" office:value="6.1467205256592" calcext:value-type="float">
            <text:p>6,1467205256592</text:p>
          </table:table-cell>
          <table:table-cell table:number-columns-repeated="3"/>
          <table:table-cell table:formula="of:=FLOOR([.S119];1)" office:value-type="float" office:value="6" calcext:value-type="float">
            <text:p>6</text:p>
          </table:table-cell>
          <table:table-cell table:formula="of:=[.S119]-[.W119]" office:value-type="float" office:value="0.146720525659196" calcext:value-type="float">
            <text:p>0,146720525659196</text:p>
          </table:table-cell>
          <table:table-cell table:formula="of:=IF(AND(COUNTIF([.$AC$4:.$AC$203];&quot;=&quot;&amp;[.X119]);SUM([.Y$4:.Y118])&lt;[.AD$3]);1;0)" office:value-type="float" office:value="0" calcext:value-type="float">
            <text:p>0</text:p>
          </table:table-cell>
          <table:table-cell table:number-columns-repeated="2"/>
          <table:table-cell table:formula="of:=[.AB118]+COUNTIF([.$X$4:.$X$203];&quot;=&quot;&amp;[.AC118])" office:value-type="float" office:value="26" calcext:value-type="float">
            <text:p>26</text:p>
          </table:table-cell>
          <table:table-cell table:formula="of:=IF([.AB119]&lt;=[.AD$3];LARGE([.$X$4:.$X$203];[.AB119]);&quot;&quot;)">
            <text:p/>
          </table:table-cell>
          <table:table-cell table:number-columns-repeated="2"/>
          <table:table-cell table:formula="of:=[.Y119]+[.W1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19]" office:value-type="float" office:value="117" calcext:value-type="float">
            <text:p>117</text:p>
          </table:table-cell>
          <table:table-cell table:formula="of:=[$Zamówienie.B119]" office:value-type="float" office:value="0" calcext:value-type="float">
            <text:p>0</text:p>
          </table:table-cell>
          <table:table-cell table:formula="of:=[$Zamówienie.C119]" office:value-type="float" office:value="4" calcext:value-type="float">
            <text:p>4</text:p>
          </table:table-cell>
          <table:table-cell table:formula="of:=[$Zamówienie.D119]" office:value-type="float" office:value="9" calcext:value-type="float">
            <text:p>9</text:p>
          </table:table-cell>
          <table:table-cell table:number-columns-repeated="5"/>
          <table:table-cell table:formula="of:=MIN(MAX(0;[.$B120]*[.J$2]-[.$C120]);[.$D120])" office:value-type="float" office:value="0" calcext:value-type="float">
            <text:p>0</text:p>
          </table:table-cell>
          <table:table-cell table:formula="of:=MIN(MAX(0;[.$B120]*[.K$2]-[.$C120]);[.$D120])" office:value-type="float" office:value="0" calcext:value-type="float">
            <text:p>0</text:p>
          </table:table-cell>
          <table:table-cell table:formula="of:=MIN(MAX(0;[.$B120]*[.L$2]-[.$C120]);[.$D120])" office:value-type="float" office:value="0" calcext:value-type="float">
            <text:p>0</text:p>
          </table:table-cell>
          <table:table-cell table:formula="of:=MIN(MAX(0;[.$B120]*[.M$2]-[.$C120]);[.$D120])" office:value-type="float" office:value="0" calcext:value-type="float">
            <text:p>0</text:p>
          </table:table-cell>
          <table:table-cell table:formula="of:=MIN(MAX(0;[.$B120]*[.N$2]-[.$C120]);[.$D120])" office:value-type="float" office:value="0" calcext:value-type="float">
            <text:p>0</text:p>
          </table:table-cell>
          <table:table-cell table:formula="of:=MIN(MAX(0;[.$B120]*[.O$2]-[.$C120]);[.$D120])" office:value-type="float" office:value="0" calcext:value-type="float">
            <text:p>0</text:p>
          </table:table-cell>
          <table:table-cell table:formula="of:=MIN(MAX(0;[.$B120]*[.P$2]-[.$C120]);[.$D120])" office:value-type="float" office:value="0" calcext:value-type="float">
            <text:p>0</text:p>
          </table:table-cell>
          <table:table-cell table:formula="of:=MIN(MAX(0;[.$B120]*[.Q$2]-[.$C120]);[.$D120])" office:value-type="float" office:value="0" calcext:value-type="float">
            <text:p>0</text:p>
          </table:table-cell>
          <table:table-cell table:formula="of:=MIN(MAX(0;[.$B120]*[.R$2]-[.$C120]);[.$D120])" office:value-type="float" office:value="0" calcext:value-type="float">
            <text:p>0</text:p>
          </table:table-cell>
          <table:table-cell table:formula="of:=MIN(MAX(0;[.$B120]*[.S$2]-[.$C120]);[.$D120])" office:value-type="float" office:value="0" calcext:value-type="float">
            <text:p>0</text:p>
          </table:table-cell>
          <table:table-cell table:number-columns-repeated="3"/>
          <table:table-cell table:formula="of:=FLOOR([.S120];1)" office:value-type="float" office:value="0" calcext:value-type="float">
            <text:p>0</text:p>
          </table:table-cell>
          <table:table-cell table:formula="of:=[.S120]-[.W120]" office:value-type="float" office:value="0" calcext:value-type="float">
            <text:p>0</text:p>
          </table:table-cell>
          <table:table-cell table:formula="of:=IF(AND(COUNTIF([.$AC$4:.$AC$203];&quot;=&quot;&amp;[.X120]);SUM([.Y$4:.Y119])&lt;[.AD$3]);1;0)" office:value-type="float" office:value="0" calcext:value-type="float">
            <text:p>0</text:p>
          </table:table-cell>
          <table:table-cell table:number-columns-repeated="2"/>
          <table:table-cell table:formula="of:=[.AB119]+COUNTIF([.$X$4:.$X$203];&quot;=&quot;&amp;[.AC119])" office:value-type="float" office:value="26" calcext:value-type="float">
            <text:p>26</text:p>
          </table:table-cell>
          <table:table-cell table:formula="of:=IF([.AB120]&lt;=[.AD$3];LARGE([.$X$4:.$X$203];[.AB120]);&quot;&quot;)">
            <text:p/>
          </table:table-cell>
          <table:table-cell table:number-columns-repeated="2"/>
          <table:table-cell table:formula="of:=[.Y120]+[.W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0]" office:value-type="float" office:value="118" calcext:value-type="float">
            <text:p>118</text:p>
          </table:table-cell>
          <table:table-cell table:formula="of:=[$Zamówienie.B120]" office:value-type="float" office:value="5" calcext:value-type="float">
            <text:p>5</text:p>
          </table:table-cell>
          <table:table-cell table:formula="of:=[$Zamówienie.C120]" office:value-type="float" office:value="4" calcext:value-type="float">
            <text:p>4</text:p>
          </table:table-cell>
          <table:table-cell table:formula="of:=[$Zamówienie.D120]" office:value-type="float" office:value="6" calcext:value-type="float">
            <text:p>6</text:p>
          </table:table-cell>
          <table:table-cell table:number-columns-repeated="5"/>
          <table:table-cell table:formula="of:=MIN(MAX(0;[.$B121]*[.J$2]-[.$C121]);[.$D121])" office:value-type="float" office:value="3.41198858230257" calcext:value-type="float">
            <text:p>3,41198858230257</text:p>
          </table:table-cell>
          <table:table-cell table:formula="of:=MIN(MAX(0;[.$B121]*[.K$2]-[.$C121]);[.$D121])" office:value-type="float" office:value="3.98741969253492" calcext:value-type="float">
            <text:p>3,98741969253492</text:p>
          </table:table-cell>
          <table:table-cell table:formula="of:=MIN(MAX(0;[.$B121]*[.L$2]-[.$C121]);[.$D121])" office:value-type="float" office:value="4.21794943122211" calcext:value-type="float">
            <text:p>4,21794943122211</text:p>
          </table:table-cell>
          <table:table-cell table:formula="of:=MIN(MAX(0;[.$B121]*[.M$2]-[.$C121]);[.$D121])" office:value-type="float" office:value="4.32199167364957" calcext:value-type="float">
            <text:p>4,32199167364957</text:p>
          </table:table-cell>
          <table:table-cell table:formula="of:=MIN(MAX(0;[.$B121]*[.N$2]-[.$C121]);[.$D121])" office:value-type="float" office:value="4.37176378048613" calcext:value-type="float">
            <text:p>4,37176378048613</text:p>
          </table:table-cell>
          <table:table-cell table:formula="of:=MIN(MAX(0;[.$B121]*[.O$2]-[.$C121]);[.$D121])" office:value-type="float" office:value="4.39518782174234" calcext:value-type="float">
            <text:p>4,39518782174234</text:p>
          </table:table-cell>
          <table:table-cell table:formula="of:=MIN(MAX(0;[.$B121]*[.P$2]-[.$C121]);[.$D121])" office:value-type="float" office:value="4.40616182040892" calcext:value-type="float">
            <text:p>4,40616182040892</text:p>
          </table:table-cell>
          <table:table-cell table:formula="of:=MIN(MAX(0;[.$B121]*[.Q$2]-[.$C121]);[.$D121])" office:value-type="float" office:value="4.41130456502036" calcext:value-type="float">
            <text:p>4,41130456502036</text:p>
          </table:table-cell>
          <table:table-cell table:formula="of:=MIN(MAX(0;[.$B121]*[.R$2]-[.$C121]);[.$D121])" office:value-type="float" office:value="4.41371493769645" calcext:value-type="float">
            <text:p>4,41371493769645</text:p>
          </table:table-cell>
          <table:table-cell table:formula="of:=MIN(MAX(0;[.$B121]*[.S$2]-[.$C121]);[.$D121])" office:value-type="float" office:value="4.41484473647733" calcext:value-type="float">
            <text:p>4,41484473647733</text:p>
          </table:table-cell>
          <table:table-cell table:number-columns-repeated="3"/>
          <table:table-cell table:formula="of:=FLOOR([.S121];1)" office:value-type="float" office:value="4" calcext:value-type="float">
            <text:p>4</text:p>
          </table:table-cell>
          <table:table-cell table:formula="of:=[.S121]-[.W121]" office:value-type="float" office:value="0.414844736477331" calcext:value-type="float">
            <text:p>0,414844736477331</text:p>
          </table:table-cell>
          <table:table-cell table:formula="of:=IF(AND(COUNTIF([.$AC$4:.$AC$203];&quot;=&quot;&amp;[.X121]);SUM([.Y$4:.Y120])&lt;[.AD$3]);1;0)" office:value-type="float" office:value="0" calcext:value-type="float">
            <text:p>0</text:p>
          </table:table-cell>
          <table:table-cell table:number-columns-repeated="2"/>
          <table:table-cell table:formula="of:=[.AB120]+COUNTIF([.$X$4:.$X$203];&quot;=&quot;&amp;[.AC120])" office:value-type="float" office:value="26" calcext:value-type="float">
            <text:p>26</text:p>
          </table:table-cell>
          <table:table-cell table:formula="of:=IF([.AB121]&lt;=[.AD$3];LARGE([.$X$4:.$X$203];[.AB121]);&quot;&quot;)">
            <text:p/>
          </table:table-cell>
          <table:table-cell table:number-columns-repeated="2"/>
          <table:table-cell table:formula="of:=[.Y121]+[.W12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21]" office:value-type="float" office:value="119" calcext:value-type="float">
            <text:p>119</text:p>
          </table:table-cell>
          <table:table-cell table:formula="of:=[$Zamówienie.B121]" office:value-type="float" office:value="3" calcext:value-type="float">
            <text:p>3</text:p>
          </table:table-cell>
          <table:table-cell table:formula="of:=[$Zamówienie.C121]" office:value-type="float" office:value="7" calcext:value-type="float">
            <text:p>7</text:p>
          </table:table-cell>
          <table:table-cell table:formula="of:=[$Zamówienie.D121]" office:value-type="float" office:value="1" calcext:value-type="float">
            <text:p>1</text:p>
          </table:table-cell>
          <table:table-cell table:number-columns-repeated="5"/>
          <table:table-cell table:formula="of:=MIN(MAX(0;[.$B122]*[.J$2]-[.$C122]);[.$D122])" office:value-type="float" office:value="0" calcext:value-type="float">
            <text:p>0</text:p>
          </table:table-cell>
          <table:table-cell table:formula="of:=MIN(MAX(0;[.$B122]*[.K$2]-[.$C122]);[.$D122])" office:value-type="float" office:value="0" calcext:value-type="float">
            <text:p>0</text:p>
          </table:table-cell>
          <table:table-cell table:formula="of:=MIN(MAX(0;[.$B122]*[.L$2]-[.$C122]);[.$D122])" office:value-type="float" office:value="0" calcext:value-type="float">
            <text:p>0</text:p>
          </table:table-cell>
          <table:table-cell table:formula="of:=MIN(MAX(0;[.$B122]*[.M$2]-[.$C122]);[.$D122])" office:value-type="float" office:value="0" calcext:value-type="float">
            <text:p>0</text:p>
          </table:table-cell>
          <table:table-cell table:formula="of:=MIN(MAX(0;[.$B122]*[.N$2]-[.$C122]);[.$D122])" office:value-type="float" office:value="0" calcext:value-type="float">
            <text:p>0</text:p>
          </table:table-cell>
          <table:table-cell table:formula="of:=MIN(MAX(0;[.$B122]*[.O$2]-[.$C122]);[.$D122])" office:value-type="float" office:value="0" calcext:value-type="float">
            <text:p>0</text:p>
          </table:table-cell>
          <table:table-cell table:formula="of:=MIN(MAX(0;[.$B122]*[.P$2]-[.$C122]);[.$D122])" office:value-type="float" office:value="0" calcext:value-type="float">
            <text:p>0</text:p>
          </table:table-cell>
          <table:table-cell table:formula="of:=MIN(MAX(0;[.$B122]*[.Q$2]-[.$C122]);[.$D122])" office:value-type="float" office:value="0" calcext:value-type="float">
            <text:p>0</text:p>
          </table:table-cell>
          <table:table-cell table:formula="of:=MIN(MAX(0;[.$B122]*[.R$2]-[.$C122]);[.$D122])" office:value-type="float" office:value="0" calcext:value-type="float">
            <text:p>0</text:p>
          </table:table-cell>
          <table:table-cell table:formula="of:=MIN(MAX(0;[.$B122]*[.S$2]-[.$C122]);[.$D122])" office:value-type="float" office:value="0" calcext:value-type="float">
            <text:p>0</text:p>
          </table:table-cell>
          <table:table-cell table:number-columns-repeated="3"/>
          <table:table-cell table:formula="of:=FLOOR([.S122];1)" office:value-type="float" office:value="0" calcext:value-type="float">
            <text:p>0</text:p>
          </table:table-cell>
          <table:table-cell table:formula="of:=[.S122]-[.W122]" office:value-type="float" office:value="0" calcext:value-type="float">
            <text:p>0</text:p>
          </table:table-cell>
          <table:table-cell table:formula="of:=IF(AND(COUNTIF([.$AC$4:.$AC$203];&quot;=&quot;&amp;[.X122]);SUM([.Y$4:.Y121])&lt;[.AD$3]);1;0)" office:value-type="float" office:value="0" calcext:value-type="float">
            <text:p>0</text:p>
          </table:table-cell>
          <table:table-cell table:number-columns-repeated="2"/>
          <table:table-cell table:formula="of:=[.AB121]+COUNTIF([.$X$4:.$X$203];&quot;=&quot;&amp;[.AC121])" office:value-type="float" office:value="26" calcext:value-type="float">
            <text:p>26</text:p>
          </table:table-cell>
          <table:table-cell table:formula="of:=IF([.AB122]&lt;=[.AD$3];LARGE([.$X$4:.$X$203];[.AB122]);&quot;&quot;)">
            <text:p/>
          </table:table-cell>
          <table:table-cell table:number-columns-repeated="2"/>
          <table:table-cell table:formula="of:=[.Y122]+[.W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2]" office:value-type="float" office:value="120" calcext:value-type="float">
            <text:p>120</text:p>
          </table:table-cell>
          <table:table-cell table:formula="of:=[$Zamówienie.B122]" office:value-type="float" office:value="4" calcext:value-type="float">
            <text:p>4</text:p>
          </table:table-cell>
          <table:table-cell table:formula="of:=[$Zamówienie.C122]" office:value-type="float" office:value="6" calcext:value-type="float">
            <text:p>6</text:p>
          </table:table-cell>
          <table:table-cell table:formula="of:=[$Zamówienie.D122]" office:value-type="float" office:value="2" calcext:value-type="float">
            <text:p>2</text:p>
          </table:table-cell>
          <table:table-cell table:number-columns-repeated="5"/>
          <table:table-cell table:formula="of:=MIN(MAX(0;[.$B123]*[.J$2]-[.$C123]);[.$D123])" office:value-type="float" office:value="0" calcext:value-type="float">
            <text:p>0</text:p>
          </table:table-cell>
          <table:table-cell table:formula="of:=MIN(MAX(0;[.$B123]*[.K$2]-[.$C123]);[.$D123])" office:value-type="float" office:value="0.389935754027933" calcext:value-type="float">
            <text:p>0,389935754027933</text:p>
          </table:table-cell>
          <table:table-cell table:formula="of:=MIN(MAX(0;[.$B123]*[.L$2]-[.$C123]);[.$D123])" office:value-type="float" office:value="0.57435954497769" calcext:value-type="float">
            <text:p>0,57435954497769</text:p>
          </table:table-cell>
          <table:table-cell table:formula="of:=MIN(MAX(0;[.$B123]*[.M$2]-[.$C123]);[.$D123])" office:value-type="float" office:value="0.657593338919654" calcext:value-type="float">
            <text:p>0,657593338919654</text:p>
          </table:table-cell>
          <table:table-cell table:formula="of:=MIN(MAX(0;[.$B123]*[.N$2]-[.$C123]);[.$D123])" office:value-type="float" office:value="0.697411024388906" calcext:value-type="float">
            <text:p>0,697411024388906</text:p>
          </table:table-cell>
          <table:table-cell table:formula="of:=MIN(MAX(0;[.$B123]*[.O$2]-[.$C123]);[.$D123])" office:value-type="float" office:value="0.716150257393871" calcext:value-type="float">
            <text:p>0,716150257393871</text:p>
          </table:table-cell>
          <table:table-cell table:formula="of:=MIN(MAX(0;[.$B123]*[.P$2]-[.$C123]);[.$D123])" office:value-type="float" office:value="0.724929456327138" calcext:value-type="float">
            <text:p>0,724929456327138</text:p>
          </table:table-cell>
          <table:table-cell table:formula="of:=MIN(MAX(0;[.$B123]*[.Q$2]-[.$C123]);[.$D123])" office:value-type="float" office:value="0.729043652016287" calcext:value-type="float">
            <text:p>0,729043652016287</text:p>
          </table:table-cell>
          <table:table-cell table:formula="of:=MIN(MAX(0;[.$B123]*[.R$2]-[.$C123]);[.$D123])" office:value-type="float" office:value="0.73097195015716" calcext:value-type="float">
            <text:p>0,73097195015716</text:p>
          </table:table-cell>
          <table:table-cell table:formula="of:=MIN(MAX(0;[.$B123]*[.S$2]-[.$C123]);[.$D123])" office:value-type="float" office:value="0.731875789181865" calcext:value-type="float">
            <text:p>0,731875789181865</text:p>
          </table:table-cell>
          <table:table-cell table:number-columns-repeated="3"/>
          <table:table-cell table:formula="of:=FLOOR([.S123];1)" office:value-type="float" office:value="0" calcext:value-type="float">
            <text:p>0</text:p>
          </table:table-cell>
          <table:table-cell table:formula="of:=[.S123]-[.W123]" office:value-type="float" office:value="0.731875789181865" calcext:value-type="float">
            <text:p>0,731875789181865</text:p>
          </table:table-cell>
          <table:table-cell table:formula="of:=IF(AND(COUNTIF([.$AC$4:.$AC$203];&quot;=&quot;&amp;[.X123]);SUM([.Y$4:.Y122])&lt;[.AD$3]);1;0)" office:value-type="float" office:value="1" calcext:value-type="float">
            <text:p>1</text:p>
          </table:table-cell>
          <table:table-cell table:number-columns-repeated="2"/>
          <table:table-cell table:formula="of:=[.AB122]+COUNTIF([.$X$4:.$X$203];&quot;=&quot;&amp;[.AC122])" office:value-type="float" office:value="26" calcext:value-type="float">
            <text:p>26</text:p>
          </table:table-cell>
          <table:table-cell table:formula="of:=IF([.AB123]&lt;=[.AD$3];LARGE([.$X$4:.$X$203];[.AB123]);&quot;&quot;)">
            <text:p/>
          </table:table-cell>
          <table:table-cell table:number-columns-repeated="2"/>
          <table:table-cell table:formula="of:=[.Y123]+[.W1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3]" office:value-type="float" office:value="121" calcext:value-type="float">
            <text:p>121</text:p>
          </table:table-cell>
          <table:table-cell table:formula="of:=[$Zamówienie.B123]" office:value-type="float" office:value="8" calcext:value-type="float">
            <text:p>8</text:p>
          </table:table-cell>
          <table:table-cell table:formula="of:=[$Zamówienie.C123]" office:value-type="float" office:value="0" calcext:value-type="float">
            <text:p>0</text:p>
          </table:table-cell>
          <table:table-cell table:formula="of:=[$Zamówienie.D123]" office:value-type="float" office:value="6" calcext:value-type="float">
            <text:p>6</text:p>
          </table:table-cell>
          <table:table-cell table:number-columns-repeated="5"/>
          <table:table-cell table:formula="of:=MIN(MAX(0;[.$B124]*[.J$2]-[.$C124]);[.$D124])" office:value-type="float" office:value="6" calcext:value-type="float">
            <text:p>6</text:p>
          </table:table-cell>
          <table:table-cell table:formula="of:=MIN(MAX(0;[.$B124]*[.K$2]-[.$C124]);[.$D124])" office:value-type="float" office:value="6" calcext:value-type="float">
            <text:p>6</text:p>
          </table:table-cell>
          <table:table-cell table:formula="of:=MIN(MAX(0;[.$B124]*[.L$2]-[.$C124]);[.$D124])" office:value-type="float" office:value="6" calcext:value-type="float">
            <text:p>6</text:p>
          </table:table-cell>
          <table:table-cell table:formula="of:=MIN(MAX(0;[.$B124]*[.M$2]-[.$C124]);[.$D124])" office:value-type="float" office:value="6" calcext:value-type="float">
            <text:p>6</text:p>
          </table:table-cell>
          <table:table-cell table:formula="of:=MIN(MAX(0;[.$B124]*[.N$2]-[.$C124]);[.$D124])" office:value-type="float" office:value="6" calcext:value-type="float">
            <text:p>6</text:p>
          </table:table-cell>
          <table:table-cell table:formula="of:=MIN(MAX(0;[.$B124]*[.O$2]-[.$C124]);[.$D124])" office:value-type="float" office:value="6" calcext:value-type="float">
            <text:p>6</text:p>
          </table:table-cell>
          <table:table-cell table:formula="of:=MIN(MAX(0;[.$B124]*[.P$2]-[.$C124]);[.$D124])" office:value-type="float" office:value="6" calcext:value-type="float">
            <text:p>6</text:p>
          </table:table-cell>
          <table:table-cell table:formula="of:=MIN(MAX(0;[.$B124]*[.Q$2]-[.$C124]);[.$D124])" office:value-type="float" office:value="6" calcext:value-type="float">
            <text:p>6</text:p>
          </table:table-cell>
          <table:table-cell table:formula="of:=MIN(MAX(0;[.$B124]*[.R$2]-[.$C124]);[.$D124])" office:value-type="float" office:value="6" calcext:value-type="float">
            <text:p>6</text:p>
          </table:table-cell>
          <table:table-cell table:formula="of:=MIN(MAX(0;[.$B124]*[.S$2]-[.$C124]);[.$D124])" office:value-type="float" office:value="6" calcext:value-type="float">
            <text:p>6</text:p>
          </table:table-cell>
          <table:table-cell table:number-columns-repeated="3"/>
          <table:table-cell table:formula="of:=FLOOR([.S124];1)" office:value-type="float" office:value="6" calcext:value-type="float">
            <text:p>6</text:p>
          </table:table-cell>
          <table:table-cell table:formula="of:=[.S124]-[.W124]" office:value-type="float" office:value="0" calcext:value-type="float">
            <text:p>0</text:p>
          </table:table-cell>
          <table:table-cell table:formula="of:=IF(AND(COUNTIF([.$AC$4:.$AC$203];&quot;=&quot;&amp;[.X124]);SUM([.Y$4:.Y123])&lt;[.AD$3]);1;0)" office:value-type="float" office:value="0" calcext:value-type="float">
            <text:p>0</text:p>
          </table:table-cell>
          <table:table-cell table:number-columns-repeated="2"/>
          <table:table-cell table:formula="of:=[.AB123]+COUNTIF([.$X$4:.$X$203];&quot;=&quot;&amp;[.AC123])" office:value-type="float" office:value="26" calcext:value-type="float">
            <text:p>26</text:p>
          </table:table-cell>
          <table:table-cell table:formula="of:=IF([.AB124]&lt;=[.AD$3];LARGE([.$X$4:.$X$203];[.AB124]);&quot;&quot;)">
            <text:p/>
          </table:table-cell>
          <table:table-cell table:number-columns-repeated="2"/>
          <table:table-cell table:formula="of:=[.Y124]+[.W12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24]" office:value-type="float" office:value="122" calcext:value-type="float">
            <text:p>122</text:p>
          </table:table-cell>
          <table:table-cell table:formula="of:=[$Zamówienie.B124]" office:value-type="float" office:value="10" calcext:value-type="float">
            <text:p>10</text:p>
          </table:table-cell>
          <table:table-cell table:formula="of:=[$Zamówienie.C124]" office:value-type="float" office:value="9" calcext:value-type="float">
            <text:p>9</text:p>
          </table:table-cell>
          <table:table-cell table:formula="of:=[$Zamówienie.D124]" office:value-type="float" office:value="1" calcext:value-type="float">
            <text:p>1</text:p>
          </table:table-cell>
          <table:table-cell table:number-columns-repeated="5"/>
          <table:table-cell table:formula="of:=MIN(MAX(0;[.$B125]*[.J$2]-[.$C125]);[.$D125])" office:value-type="float" office:value="1" calcext:value-type="float">
            <text:p>1</text:p>
          </table:table-cell>
          <table:table-cell table:formula="of:=MIN(MAX(0;[.$B125]*[.K$2]-[.$C125]);[.$D125])" office:value-type="float" office:value="1" calcext:value-type="float">
            <text:p>1</text:p>
          </table:table-cell>
          <table:table-cell table:formula="of:=MIN(MAX(0;[.$B125]*[.L$2]-[.$C125]);[.$D125])" office:value-type="float" office:value="1" calcext:value-type="float">
            <text:p>1</text:p>
          </table:table-cell>
          <table:table-cell table:formula="of:=MIN(MAX(0;[.$B125]*[.M$2]-[.$C125]);[.$D125])" office:value-type="float" office:value="1" calcext:value-type="float">
            <text:p>1</text:p>
          </table:table-cell>
          <table:table-cell table:formula="of:=MIN(MAX(0;[.$B125]*[.N$2]-[.$C125]);[.$D125])" office:value-type="float" office:value="1" calcext:value-type="float">
            <text:p>1</text:p>
          </table:table-cell>
          <table:table-cell table:formula="of:=MIN(MAX(0;[.$B125]*[.O$2]-[.$C125]);[.$D125])" office:value-type="float" office:value="1" calcext:value-type="float">
            <text:p>1</text:p>
          </table:table-cell>
          <table:table-cell table:formula="of:=MIN(MAX(0;[.$B125]*[.P$2]-[.$C125]);[.$D125])" office:value-type="float" office:value="1" calcext:value-type="float">
            <text:p>1</text:p>
          </table:table-cell>
          <table:table-cell table:formula="of:=MIN(MAX(0;[.$B125]*[.Q$2]-[.$C125]);[.$D125])" office:value-type="float" office:value="1" calcext:value-type="float">
            <text:p>1</text:p>
          </table:table-cell>
          <table:table-cell table:formula="of:=MIN(MAX(0;[.$B125]*[.R$2]-[.$C125]);[.$D125])" office:value-type="float" office:value="1" calcext:value-type="float">
            <text:p>1</text:p>
          </table:table-cell>
          <table:table-cell table:formula="of:=MIN(MAX(0;[.$B125]*[.S$2]-[.$C125]);[.$D125])" office:value-type="float" office:value="1" calcext:value-type="float">
            <text:p>1</text:p>
          </table:table-cell>
          <table:table-cell table:number-columns-repeated="3"/>
          <table:table-cell table:formula="of:=FLOOR([.S125];1)" office:value-type="float" office:value="1" calcext:value-type="float">
            <text:p>1</text:p>
          </table:table-cell>
          <table:table-cell table:formula="of:=[.S125]-[.W125]" office:value-type="float" office:value="0" calcext:value-type="float">
            <text:p>0</text:p>
          </table:table-cell>
          <table:table-cell table:formula="of:=IF(AND(COUNTIF([.$AC$4:.$AC$203];&quot;=&quot;&amp;[.X125]);SUM([.Y$4:.Y124])&lt;[.AD$3]);1;0)" office:value-type="float" office:value="0" calcext:value-type="float">
            <text:p>0</text:p>
          </table:table-cell>
          <table:table-cell table:number-columns-repeated="2"/>
          <table:table-cell table:formula="of:=[.AB124]+COUNTIF([.$X$4:.$X$203];&quot;=&quot;&amp;[.AC124])" office:value-type="float" office:value="26" calcext:value-type="float">
            <text:p>26</text:p>
          </table:table-cell>
          <table:table-cell table:formula="of:=IF([.AB125]&lt;=[.AD$3];LARGE([.$X$4:.$X$203];[.AB125]);&quot;&quot;)">
            <text:p/>
          </table:table-cell>
          <table:table-cell table:number-columns-repeated="2"/>
          <table:table-cell table:formula="of:=[.Y125]+[.W12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5]" office:value-type="float" office:value="123" calcext:value-type="float">
            <text:p>123</text:p>
          </table:table-cell>
          <table:table-cell table:formula="of:=[$Zamówienie.B125]" office:value-type="float" office:value="5" calcext:value-type="float">
            <text:p>5</text:p>
          </table:table-cell>
          <table:table-cell table:formula="of:=[$Zamówienie.C125]" office:value-type="float" office:value="5" calcext:value-type="float">
            <text:p>5</text:p>
          </table:table-cell>
          <table:table-cell table:formula="of:=[$Zamówienie.D125]" office:value-type="float" office:value="4" calcext:value-type="float">
            <text:p>4</text:p>
          </table:table-cell>
          <table:table-cell table:number-columns-repeated="5"/>
          <table:table-cell table:formula="of:=MIN(MAX(0;[.$B126]*[.J$2]-[.$C126]);[.$D126])" office:value-type="float" office:value="2.41198858230257" calcext:value-type="float">
            <text:p>2,41198858230257</text:p>
          </table:table-cell>
          <table:table-cell table:formula="of:=MIN(MAX(0;[.$B126]*[.K$2]-[.$C126]);[.$D126])" office:value-type="float" office:value="2.98741969253492" calcext:value-type="float">
            <text:p>2,98741969253492</text:p>
          </table:table-cell>
          <table:table-cell table:formula="of:=MIN(MAX(0;[.$B126]*[.L$2]-[.$C126]);[.$D126])" office:value-type="float" office:value="3.21794943122211" calcext:value-type="float">
            <text:p>3,21794943122211</text:p>
          </table:table-cell>
          <table:table-cell table:formula="of:=MIN(MAX(0;[.$B126]*[.M$2]-[.$C126]);[.$D126])" office:value-type="float" office:value="3.32199167364957" calcext:value-type="float">
            <text:p>3,32199167364957</text:p>
          </table:table-cell>
          <table:table-cell table:formula="of:=MIN(MAX(0;[.$B126]*[.N$2]-[.$C126]);[.$D126])" office:value-type="float" office:value="3.37176378048613" calcext:value-type="float">
            <text:p>3,37176378048613</text:p>
          </table:table-cell>
          <table:table-cell table:formula="of:=MIN(MAX(0;[.$B126]*[.O$2]-[.$C126]);[.$D126])" office:value-type="float" office:value="3.39518782174234" calcext:value-type="float">
            <text:p>3,39518782174234</text:p>
          </table:table-cell>
          <table:table-cell table:formula="of:=MIN(MAX(0;[.$B126]*[.P$2]-[.$C126]);[.$D126])" office:value-type="float" office:value="3.40616182040892" calcext:value-type="float">
            <text:p>3,40616182040892</text:p>
          </table:table-cell>
          <table:table-cell table:formula="of:=MIN(MAX(0;[.$B126]*[.Q$2]-[.$C126]);[.$D126])" office:value-type="float" office:value="3.41130456502036" calcext:value-type="float">
            <text:p>3,41130456502036</text:p>
          </table:table-cell>
          <table:table-cell table:formula="of:=MIN(MAX(0;[.$B126]*[.R$2]-[.$C126]);[.$D126])" office:value-type="float" office:value="3.41371493769645" calcext:value-type="float">
            <text:p>3,41371493769645</text:p>
          </table:table-cell>
          <table:table-cell table:formula="of:=MIN(MAX(0;[.$B126]*[.S$2]-[.$C126]);[.$D126])" office:value-type="float" office:value="3.41484473647733" calcext:value-type="float">
            <text:p>3,41484473647733</text:p>
          </table:table-cell>
          <table:table-cell table:number-columns-repeated="3"/>
          <table:table-cell table:formula="of:=FLOOR([.S126];1)" office:value-type="float" office:value="3" calcext:value-type="float">
            <text:p>3</text:p>
          </table:table-cell>
          <table:table-cell table:formula="of:=[.S126]-[.W126]" office:value-type="float" office:value="0.414844736477331" calcext:value-type="float">
            <text:p>0,414844736477331</text:p>
          </table:table-cell>
          <table:table-cell table:formula="of:=IF(AND(COUNTIF([.$AC$4:.$AC$203];&quot;=&quot;&amp;[.X126]);SUM([.Y$4:.Y125])&lt;[.AD$3]);1;0)" office:value-type="float" office:value="0" calcext:value-type="float">
            <text:p>0</text:p>
          </table:table-cell>
          <table:table-cell table:number-columns-repeated="2"/>
          <table:table-cell table:formula="of:=[.AB125]+COUNTIF([.$X$4:.$X$203];&quot;=&quot;&amp;[.AC125])" office:value-type="float" office:value="26" calcext:value-type="float">
            <text:p>26</text:p>
          </table:table-cell>
          <table:table-cell table:formula="of:=IF([.AB126]&lt;=[.AD$3];LARGE([.$X$4:.$X$203];[.AB126]);&quot;&quot;)">
            <text:p/>
          </table:table-cell>
          <table:table-cell table:number-columns-repeated="2"/>
          <table:table-cell table:formula="of:=[.Y126]+[.W12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6]" office:value-type="float" office:value="124" calcext:value-type="float">
            <text:p>124</text:p>
          </table:table-cell>
          <table:table-cell table:formula="of:=[$Zamówienie.B126]" office:value-type="float" office:value="5" calcext:value-type="float">
            <text:p>5</text:p>
          </table:table-cell>
          <table:table-cell table:formula="of:=[$Zamówienie.C126]" office:value-type="float" office:value="5" calcext:value-type="float">
            <text:p>5</text:p>
          </table:table-cell>
          <table:table-cell table:formula="of:=[$Zamówienie.D126]" office:value-type="float" office:value="10" calcext:value-type="float">
            <text:p>10</text:p>
          </table:table-cell>
          <table:table-cell table:number-columns-repeated="5"/>
          <table:table-cell table:formula="of:=MIN(MAX(0;[.$B127]*[.J$2]-[.$C127]);[.$D127])" office:value-type="float" office:value="2.41198858230257" calcext:value-type="float">
            <text:p>2,41198858230257</text:p>
          </table:table-cell>
          <table:table-cell table:formula="of:=MIN(MAX(0;[.$B127]*[.K$2]-[.$C127]);[.$D127])" office:value-type="float" office:value="2.98741969253492" calcext:value-type="float">
            <text:p>2,98741969253492</text:p>
          </table:table-cell>
          <table:table-cell table:formula="of:=MIN(MAX(0;[.$B127]*[.L$2]-[.$C127]);[.$D127])" office:value-type="float" office:value="3.21794943122211" calcext:value-type="float">
            <text:p>3,21794943122211</text:p>
          </table:table-cell>
          <table:table-cell table:formula="of:=MIN(MAX(0;[.$B127]*[.M$2]-[.$C127]);[.$D127])" office:value-type="float" office:value="3.32199167364957" calcext:value-type="float">
            <text:p>3,32199167364957</text:p>
          </table:table-cell>
          <table:table-cell table:formula="of:=MIN(MAX(0;[.$B127]*[.N$2]-[.$C127]);[.$D127])" office:value-type="float" office:value="3.37176378048613" calcext:value-type="float">
            <text:p>3,37176378048613</text:p>
          </table:table-cell>
          <table:table-cell table:formula="of:=MIN(MAX(0;[.$B127]*[.O$2]-[.$C127]);[.$D127])" office:value-type="float" office:value="3.39518782174234" calcext:value-type="float">
            <text:p>3,39518782174234</text:p>
          </table:table-cell>
          <table:table-cell table:formula="of:=MIN(MAX(0;[.$B127]*[.P$2]-[.$C127]);[.$D127])" office:value-type="float" office:value="3.40616182040892" calcext:value-type="float">
            <text:p>3,40616182040892</text:p>
          </table:table-cell>
          <table:table-cell table:formula="of:=MIN(MAX(0;[.$B127]*[.Q$2]-[.$C127]);[.$D127])" office:value-type="float" office:value="3.41130456502036" calcext:value-type="float">
            <text:p>3,41130456502036</text:p>
          </table:table-cell>
          <table:table-cell table:formula="of:=MIN(MAX(0;[.$B127]*[.R$2]-[.$C127]);[.$D127])" office:value-type="float" office:value="3.41371493769645" calcext:value-type="float">
            <text:p>3,41371493769645</text:p>
          </table:table-cell>
          <table:table-cell table:formula="of:=MIN(MAX(0;[.$B127]*[.S$2]-[.$C127]);[.$D127])" office:value-type="float" office:value="3.41484473647733" calcext:value-type="float">
            <text:p>3,41484473647733</text:p>
          </table:table-cell>
          <table:table-cell table:number-columns-repeated="3"/>
          <table:table-cell table:formula="of:=FLOOR([.S127];1)" office:value-type="float" office:value="3" calcext:value-type="float">
            <text:p>3</text:p>
          </table:table-cell>
          <table:table-cell table:formula="of:=[.S127]-[.W127]" office:value-type="float" office:value="0.414844736477331" calcext:value-type="float">
            <text:p>0,414844736477331</text:p>
          </table:table-cell>
          <table:table-cell table:formula="of:=IF(AND(COUNTIF([.$AC$4:.$AC$203];&quot;=&quot;&amp;[.X127]);SUM([.Y$4:.Y126])&lt;[.AD$3]);1;0)" office:value-type="float" office:value="0" calcext:value-type="float">
            <text:p>0</text:p>
          </table:table-cell>
          <table:table-cell table:number-columns-repeated="2"/>
          <table:table-cell table:formula="of:=[.AB126]+COUNTIF([.$X$4:.$X$203];&quot;=&quot;&amp;[.AC126])" office:value-type="float" office:value="26" calcext:value-type="float">
            <text:p>26</text:p>
          </table:table-cell>
          <table:table-cell table:formula="of:=IF([.AB127]&lt;=[.AD$3];LARGE([.$X$4:.$X$203];[.AB127]);&quot;&quot;)">
            <text:p/>
          </table:table-cell>
          <table:table-cell table:number-columns-repeated="2"/>
          <table:table-cell table:formula="of:=[.Y127]+[.W1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7]" office:value-type="float" office:value="125" calcext:value-type="float">
            <text:p>125</text:p>
          </table:table-cell>
          <table:table-cell table:formula="of:=[$Zamówienie.B127]" office:value-type="float" office:value="3" calcext:value-type="float">
            <text:p>3</text:p>
          </table:table-cell>
          <table:table-cell table:formula="of:=[$Zamówienie.C127]" office:value-type="float" office:value="0" calcext:value-type="float">
            <text:p>0</text:p>
          </table:table-cell>
          <table:table-cell table:formula="of:=[$Zamówienie.D127]" office:value-type="float" office:value="3" calcext:value-type="float">
            <text:p>3</text:p>
          </table:table-cell>
          <table:table-cell table:number-columns-repeated="5"/>
          <table:table-cell table:formula="of:=MIN(MAX(0;[.$B128]*[.J$2]-[.$C128]);[.$D128])" office:value-type="float" office:value="3" calcext:value-type="float">
            <text:p>3</text:p>
          </table:table-cell>
          <table:table-cell table:formula="of:=MIN(MAX(0;[.$B128]*[.K$2]-[.$C128]);[.$D128])" office:value-type="float" office:value="3" calcext:value-type="float">
            <text:p>3</text:p>
          </table:table-cell>
          <table:table-cell table:formula="of:=MIN(MAX(0;[.$B128]*[.L$2]-[.$C128]);[.$D128])" office:value-type="float" office:value="3" calcext:value-type="float">
            <text:p>3</text:p>
          </table:table-cell>
          <table:table-cell table:formula="of:=MIN(MAX(0;[.$B128]*[.M$2]-[.$C128]);[.$D128])" office:value-type="float" office:value="3" calcext:value-type="float">
            <text:p>3</text:p>
          </table:table-cell>
          <table:table-cell table:formula="of:=MIN(MAX(0;[.$B128]*[.N$2]-[.$C128]);[.$D128])" office:value-type="float" office:value="3" calcext:value-type="float">
            <text:p>3</text:p>
          </table:table-cell>
          <table:table-cell table:formula="of:=MIN(MAX(0;[.$B128]*[.O$2]-[.$C128]);[.$D128])" office:value-type="float" office:value="3" calcext:value-type="float">
            <text:p>3</text:p>
          </table:table-cell>
          <table:table-cell table:formula="of:=MIN(MAX(0;[.$B128]*[.P$2]-[.$C128]);[.$D128])" office:value-type="float" office:value="3" calcext:value-type="float">
            <text:p>3</text:p>
          </table:table-cell>
          <table:table-cell table:formula="of:=MIN(MAX(0;[.$B128]*[.Q$2]-[.$C128]);[.$D128])" office:value-type="float" office:value="3" calcext:value-type="float">
            <text:p>3</text:p>
          </table:table-cell>
          <table:table-cell table:formula="of:=MIN(MAX(0;[.$B128]*[.R$2]-[.$C128]);[.$D128])" office:value-type="float" office:value="3" calcext:value-type="float">
            <text:p>3</text:p>
          </table:table-cell>
          <table:table-cell table:formula="of:=MIN(MAX(0;[.$B128]*[.S$2]-[.$C128]);[.$D128])" office:value-type="float" office:value="3" calcext:value-type="float">
            <text:p>3</text:p>
          </table:table-cell>
          <table:table-cell table:number-columns-repeated="3"/>
          <table:table-cell table:formula="of:=FLOOR([.S128];1)" office:value-type="float" office:value="3" calcext:value-type="float">
            <text:p>3</text:p>
          </table:table-cell>
          <table:table-cell table:formula="of:=[.S128]-[.W128]" office:value-type="float" office:value="0" calcext:value-type="float">
            <text:p>0</text:p>
          </table:table-cell>
          <table:table-cell table:formula="of:=IF(AND(COUNTIF([.$AC$4:.$AC$203];&quot;=&quot;&amp;[.X128]);SUM([.Y$4:.Y127])&lt;[.AD$3]);1;0)" office:value-type="float" office:value="0" calcext:value-type="float">
            <text:p>0</text:p>
          </table:table-cell>
          <table:table-cell table:number-columns-repeated="2"/>
          <table:table-cell table:formula="of:=[.AB127]+COUNTIF([.$X$4:.$X$203];&quot;=&quot;&amp;[.AC127])" office:value-type="float" office:value="26" calcext:value-type="float">
            <text:p>26</text:p>
          </table:table-cell>
          <table:table-cell table:formula="of:=IF([.AB128]&lt;=[.AD$3];LARGE([.$X$4:.$X$203];[.AB128]);&quot;&quot;)">
            <text:p/>
          </table:table-cell>
          <table:table-cell table:number-columns-repeated="2"/>
          <table:table-cell table:formula="of:=[.Y128]+[.W12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8]" office:value-type="float" office:value="126" calcext:value-type="float">
            <text:p>126</text:p>
          </table:table-cell>
          <table:table-cell table:formula="of:=[$Zamówienie.B128]" office:value-type="float" office:value="2" calcext:value-type="float">
            <text:p>2</text:p>
          </table:table-cell>
          <table:table-cell table:formula="of:=[$Zamówienie.C128]" office:value-type="float" office:value="0" calcext:value-type="float">
            <text:p>0</text:p>
          </table:table-cell>
          <table:table-cell table:formula="of:=[$Zamówienie.D128]" office:value-type="float" office:value="1" calcext:value-type="float">
            <text:p>1</text:p>
          </table:table-cell>
          <table:table-cell table:number-columns-repeated="5"/>
          <table:table-cell table:formula="of:=MIN(MAX(0;[.$B129]*[.J$2]-[.$C129]);[.$D129])" office:value-type="float" office:value="1" calcext:value-type="float">
            <text:p>1</text:p>
          </table:table-cell>
          <table:table-cell table:formula="of:=MIN(MAX(0;[.$B129]*[.K$2]-[.$C129]);[.$D129])" office:value-type="float" office:value="1" calcext:value-type="float">
            <text:p>1</text:p>
          </table:table-cell>
          <table:table-cell table:formula="of:=MIN(MAX(0;[.$B129]*[.L$2]-[.$C129]);[.$D129])" office:value-type="float" office:value="1" calcext:value-type="float">
            <text:p>1</text:p>
          </table:table-cell>
          <table:table-cell table:formula="of:=MIN(MAX(0;[.$B129]*[.M$2]-[.$C129]);[.$D129])" office:value-type="float" office:value="1" calcext:value-type="float">
            <text:p>1</text:p>
          </table:table-cell>
          <table:table-cell table:formula="of:=MIN(MAX(0;[.$B129]*[.N$2]-[.$C129]);[.$D129])" office:value-type="float" office:value="1" calcext:value-type="float">
            <text:p>1</text:p>
          </table:table-cell>
          <table:table-cell table:formula="of:=MIN(MAX(0;[.$B129]*[.O$2]-[.$C129]);[.$D129])" office:value-type="float" office:value="1" calcext:value-type="float">
            <text:p>1</text:p>
          </table:table-cell>
          <table:table-cell table:formula="of:=MIN(MAX(0;[.$B129]*[.P$2]-[.$C129]);[.$D129])" office:value-type="float" office:value="1" calcext:value-type="float">
            <text:p>1</text:p>
          </table:table-cell>
          <table:table-cell table:formula="of:=MIN(MAX(0;[.$B129]*[.Q$2]-[.$C129]);[.$D129])" office:value-type="float" office:value="1" calcext:value-type="float">
            <text:p>1</text:p>
          </table:table-cell>
          <table:table-cell table:formula="of:=MIN(MAX(0;[.$B129]*[.R$2]-[.$C129]);[.$D129])" office:value-type="float" office:value="1" calcext:value-type="float">
            <text:p>1</text:p>
          </table:table-cell>
          <table:table-cell table:formula="of:=MIN(MAX(0;[.$B129]*[.S$2]-[.$C129]);[.$D129])" office:value-type="float" office:value="1" calcext:value-type="float">
            <text:p>1</text:p>
          </table:table-cell>
          <table:table-cell table:number-columns-repeated="3"/>
          <table:table-cell table:formula="of:=FLOOR([.S129];1)" office:value-type="float" office:value="1" calcext:value-type="float">
            <text:p>1</text:p>
          </table:table-cell>
          <table:table-cell table:formula="of:=[.S129]-[.W129]" office:value-type="float" office:value="0" calcext:value-type="float">
            <text:p>0</text:p>
          </table:table-cell>
          <table:table-cell table:formula="of:=IF(AND(COUNTIF([.$AC$4:.$AC$203];&quot;=&quot;&amp;[.X129]);SUM([.Y$4:.Y128])&lt;[.AD$3]);1;0)" office:value-type="float" office:value="0" calcext:value-type="float">
            <text:p>0</text:p>
          </table:table-cell>
          <table:table-cell table:number-columns-repeated="2"/>
          <table:table-cell table:formula="of:=[.AB128]+COUNTIF([.$X$4:.$X$203];&quot;=&quot;&amp;[.AC128])" office:value-type="float" office:value="26" calcext:value-type="float">
            <text:p>26</text:p>
          </table:table-cell>
          <table:table-cell table:formula="of:=IF([.AB129]&lt;=[.AD$3];LARGE([.$X$4:.$X$203];[.AB129]);&quot;&quot;)">
            <text:p/>
          </table:table-cell>
          <table:table-cell table:number-columns-repeated="2"/>
          <table:table-cell table:formula="of:=[.Y129]+[.W12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9]" office:value-type="float" office:value="127" calcext:value-type="float">
            <text:p>127</text:p>
          </table:table-cell>
          <table:table-cell table:formula="of:=[$Zamówienie.B129]" office:value-type="float" office:value="8" calcext:value-type="float">
            <text:p>8</text:p>
          </table:table-cell>
          <table:table-cell table:formula="of:=[$Zamówienie.C129]" office:value-type="float" office:value="8" calcext:value-type="float">
            <text:p>8</text:p>
          </table:table-cell>
          <table:table-cell table:formula="of:=[$Zamówienie.D129]" office:value-type="float" office:value="7" calcext:value-type="float">
            <text:p>7</text:p>
          </table:table-cell>
          <table:table-cell table:number-columns-repeated="5"/>
          <table:table-cell table:formula="of:=MIN(MAX(0;[.$B130]*[.J$2]-[.$C130]);[.$D130])" office:value-type="float" office:value="3.85918173168411" calcext:value-type="float">
            <text:p>3,85918173168411</text:p>
          </table:table-cell>
          <table:table-cell table:formula="of:=MIN(MAX(0;[.$B130]*[.K$2]-[.$C130]);[.$D130])" office:value-type="float" office:value="4.77987150805587" calcext:value-type="float">
            <text:p>4,77987150805587</text:p>
          </table:table-cell>
          <table:table-cell table:formula="of:=MIN(MAX(0;[.$B130]*[.L$2]-[.$C130]);[.$D130])" office:value-type="float" office:value="5.14871908995538" calcext:value-type="float">
            <text:p>5,14871908995538</text:p>
          </table:table-cell>
          <table:table-cell table:formula="of:=MIN(MAX(0;[.$B130]*[.M$2]-[.$C130]);[.$D130])" office:value-type="float" office:value="5.31518667783931" calcext:value-type="float">
            <text:p>5,31518667783931</text:p>
          </table:table-cell>
          <table:table-cell table:formula="of:=MIN(MAX(0;[.$B130]*[.N$2]-[.$C130]);[.$D130])" office:value-type="float" office:value="5.39482204877781" calcext:value-type="float">
            <text:p>5,39482204877781</text:p>
          </table:table-cell>
          <table:table-cell table:formula="of:=MIN(MAX(0;[.$B130]*[.O$2]-[.$C130]);[.$D130])" office:value-type="float" office:value="5.43230051478774" calcext:value-type="float">
            <text:p>5,43230051478774</text:p>
          </table:table-cell>
          <table:table-cell table:formula="of:=MIN(MAX(0;[.$B130]*[.P$2]-[.$C130]);[.$D130])" office:value-type="float" office:value="5.44985891265428" calcext:value-type="float">
            <text:p>5,44985891265428</text:p>
          </table:table-cell>
          <table:table-cell table:formula="of:=MIN(MAX(0;[.$B130]*[.Q$2]-[.$C130]);[.$D130])" office:value-type="float" office:value="5.45808730403257" calcext:value-type="float">
            <text:p>5,45808730403257</text:p>
          </table:table-cell>
          <table:table-cell table:formula="of:=MIN(MAX(0;[.$B130]*[.R$2]-[.$C130]);[.$D130])" office:value-type="float" office:value="5.46194390031432" calcext:value-type="float">
            <text:p>5,46194390031432</text:p>
          </table:table-cell>
          <table:table-cell table:formula="of:=MIN(MAX(0;[.$B130]*[.S$2]-[.$C130]);[.$D130])" office:value-type="float" office:value="5.46375157836373" calcext:value-type="float">
            <text:p>5,46375157836373</text:p>
          </table:table-cell>
          <table:table-cell table:number-columns-repeated="3"/>
          <table:table-cell table:formula="of:=FLOOR([.S130];1)" office:value-type="float" office:value="5" calcext:value-type="float">
            <text:p>5</text:p>
          </table:table-cell>
          <table:table-cell table:formula="of:=[.S130]-[.W130]" office:value-type="float" office:value="0.463751578363731" calcext:value-type="float">
            <text:p>0,463751578363731</text:p>
          </table:table-cell>
          <table:table-cell table:formula="of:=IF(AND(COUNTIF([.$AC$4:.$AC$203];&quot;=&quot;&amp;[.X130]);SUM([.Y$4:.Y129])&lt;[.AD$3]);1;0)" office:value-type="float" office:value="1" calcext:value-type="float">
            <text:p>1</text:p>
          </table:table-cell>
          <table:table-cell table:number-columns-repeated="2"/>
          <table:table-cell table:formula="of:=[.AB129]+COUNTIF([.$X$4:.$X$203];&quot;=&quot;&amp;[.AC129])" office:value-type="float" office:value="26" calcext:value-type="float">
            <text:p>26</text:p>
          </table:table-cell>
          <table:table-cell table:formula="of:=IF([.AB130]&lt;=[.AD$3];LARGE([.$X$4:.$X$203];[.AB130]);&quot;&quot;)">
            <text:p/>
          </table:table-cell>
          <table:table-cell table:number-columns-repeated="2"/>
          <table:table-cell table:formula="of:=[.Y130]+[.W13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30]" office:value-type="float" office:value="128" calcext:value-type="float">
            <text:p>128</text:p>
          </table:table-cell>
          <table:table-cell table:formula="of:=[$Zamówienie.B130]" office:value-type="float" office:value="7" calcext:value-type="float">
            <text:p>7</text:p>
          </table:table-cell>
          <table:table-cell table:formula="of:=[$Zamówienie.C130]" office:value-type="float" office:value="2" calcext:value-type="float">
            <text:p>2</text:p>
          </table:table-cell>
          <table:table-cell table:formula="of:=[$Zamówienie.D130]" office:value-type="float" office:value="8" calcext:value-type="float">
            <text:p>8</text:p>
          </table:table-cell>
          <table:table-cell table:number-columns-repeated="5"/>
          <table:table-cell table:formula="of:=MIN(MAX(0;[.$B131]*[.J$2]-[.$C131]);[.$D131])" office:value-type="float" office:value="8" calcext:value-type="float">
            <text:p>8</text:p>
          </table:table-cell>
          <table:table-cell table:formula="of:=MIN(MAX(0;[.$B131]*[.K$2]-[.$C131]);[.$D131])" office:value-type="float" office:value="8" calcext:value-type="float">
            <text:p>8</text:p>
          </table:table-cell>
          <table:table-cell table:formula="of:=MIN(MAX(0;[.$B131]*[.L$2]-[.$C131]);[.$D131])" office:value-type="float" office:value="8" calcext:value-type="float">
            <text:p>8</text:p>
          </table:table-cell>
          <table:table-cell table:formula="of:=MIN(MAX(0;[.$B131]*[.M$2]-[.$C131]);[.$D131])" office:value-type="float" office:value="8" calcext:value-type="float">
            <text:p>8</text:p>
          </table:table-cell>
          <table:table-cell table:formula="of:=MIN(MAX(0;[.$B131]*[.N$2]-[.$C131]);[.$D131])" office:value-type="float" office:value="8" calcext:value-type="float">
            <text:p>8</text:p>
          </table:table-cell>
          <table:table-cell table:formula="of:=MIN(MAX(0;[.$B131]*[.O$2]-[.$C131]);[.$D131])" office:value-type="float" office:value="8" calcext:value-type="float">
            <text:p>8</text:p>
          </table:table-cell>
          <table:table-cell table:formula="of:=MIN(MAX(0;[.$B131]*[.P$2]-[.$C131]);[.$D131])" office:value-type="float" office:value="8" calcext:value-type="float">
            <text:p>8</text:p>
          </table:table-cell>
          <table:table-cell table:formula="of:=MIN(MAX(0;[.$B131]*[.Q$2]-[.$C131]);[.$D131])" office:value-type="float" office:value="8" calcext:value-type="float">
            <text:p>8</text:p>
          </table:table-cell>
          <table:table-cell table:formula="of:=MIN(MAX(0;[.$B131]*[.R$2]-[.$C131]);[.$D131])" office:value-type="float" office:value="8" calcext:value-type="float">
            <text:p>8</text:p>
          </table:table-cell>
          <table:table-cell table:formula="of:=MIN(MAX(0;[.$B131]*[.S$2]-[.$C131]);[.$D131])" office:value-type="float" office:value="8" calcext:value-type="float">
            <text:p>8</text:p>
          </table:table-cell>
          <table:table-cell table:number-columns-repeated="3"/>
          <table:table-cell table:formula="of:=FLOOR([.S131];1)" office:value-type="float" office:value="8" calcext:value-type="float">
            <text:p>8</text:p>
          </table:table-cell>
          <table:table-cell table:formula="of:=[.S131]-[.W131]" office:value-type="float" office:value="0" calcext:value-type="float">
            <text:p>0</text:p>
          </table:table-cell>
          <table:table-cell table:formula="of:=IF(AND(COUNTIF([.$AC$4:.$AC$203];&quot;=&quot;&amp;[.X131]);SUM([.Y$4:.Y130])&lt;[.AD$3]);1;0)" office:value-type="float" office:value="0" calcext:value-type="float">
            <text:p>0</text:p>
          </table:table-cell>
          <table:table-cell table:number-columns-repeated="2"/>
          <table:table-cell table:formula="of:=[.AB130]+COUNTIF([.$X$4:.$X$203];&quot;=&quot;&amp;[.AC130])" office:value-type="float" office:value="26" calcext:value-type="float">
            <text:p>26</text:p>
          </table:table-cell>
          <table:table-cell table:formula="of:=IF([.AB131]&lt;=[.AD$3];LARGE([.$X$4:.$X$203];[.AB131]);&quot;&quot;)">
            <text:p/>
          </table:table-cell>
          <table:table-cell table:number-columns-repeated="2"/>
          <table:table-cell table:formula="of:=[.Y131]+[.W13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31]" office:value-type="float" office:value="129" calcext:value-type="float">
            <text:p>129</text:p>
          </table:table-cell>
          <table:table-cell table:formula="of:=[$Zamówienie.B131]" office:value-type="float" office:value="10" calcext:value-type="float">
            <text:p>10</text:p>
          </table:table-cell>
          <table:table-cell table:formula="of:=[$Zamówienie.C131]" office:value-type="float" office:value="7" calcext:value-type="float">
            <text:p>7</text:p>
          </table:table-cell>
          <table:table-cell table:formula="of:=[$Zamówienie.D131]" office:value-type="float" office:value="4" calcext:value-type="float">
            <text:p>4</text:p>
          </table:table-cell>
          <table:table-cell table:number-columns-repeated="5"/>
          <table:table-cell table:formula="of:=MIN(MAX(0;[.$B132]*[.J$2]-[.$C132]);[.$D132])" office:value-type="float" office:value="4" calcext:value-type="float">
            <text:p>4</text:p>
          </table:table-cell>
          <table:table-cell table:formula="of:=MIN(MAX(0;[.$B132]*[.K$2]-[.$C132]);[.$D132])" office:value-type="float" office:value="4" calcext:value-type="float">
            <text:p>4</text:p>
          </table:table-cell>
          <table:table-cell table:formula="of:=MIN(MAX(0;[.$B132]*[.L$2]-[.$C132]);[.$D132])" office:value-type="float" office:value="4" calcext:value-type="float">
            <text:p>4</text:p>
          </table:table-cell>
          <table:table-cell table:formula="of:=MIN(MAX(0;[.$B132]*[.M$2]-[.$C132]);[.$D132])" office:value-type="float" office:value="4" calcext:value-type="float">
            <text:p>4</text:p>
          </table:table-cell>
          <table:table-cell table:formula="of:=MIN(MAX(0;[.$B132]*[.N$2]-[.$C132]);[.$D132])" office:value-type="float" office:value="4" calcext:value-type="float">
            <text:p>4</text:p>
          </table:table-cell>
          <table:table-cell table:formula="of:=MIN(MAX(0;[.$B132]*[.O$2]-[.$C132]);[.$D132])" office:value-type="float" office:value="4" calcext:value-type="float">
            <text:p>4</text:p>
          </table:table-cell>
          <table:table-cell table:formula="of:=MIN(MAX(0;[.$B132]*[.P$2]-[.$C132]);[.$D132])" office:value-type="float" office:value="4" calcext:value-type="float">
            <text:p>4</text:p>
          </table:table-cell>
          <table:table-cell table:formula="of:=MIN(MAX(0;[.$B132]*[.Q$2]-[.$C132]);[.$D132])" office:value-type="float" office:value="4" calcext:value-type="float">
            <text:p>4</text:p>
          </table:table-cell>
          <table:table-cell table:formula="of:=MIN(MAX(0;[.$B132]*[.R$2]-[.$C132]);[.$D132])" office:value-type="float" office:value="4" calcext:value-type="float">
            <text:p>4</text:p>
          </table:table-cell>
          <table:table-cell table:formula="of:=MIN(MAX(0;[.$B132]*[.S$2]-[.$C132]);[.$D132])" office:value-type="float" office:value="4" calcext:value-type="float">
            <text:p>4</text:p>
          </table:table-cell>
          <table:table-cell table:number-columns-repeated="3"/>
          <table:table-cell table:formula="of:=FLOOR([.S132];1)" office:value-type="float" office:value="4" calcext:value-type="float">
            <text:p>4</text:p>
          </table:table-cell>
          <table:table-cell table:formula="of:=[.S132]-[.W132]" office:value-type="float" office:value="0" calcext:value-type="float">
            <text:p>0</text:p>
          </table:table-cell>
          <table:table-cell table:formula="of:=IF(AND(COUNTIF([.$AC$4:.$AC$203];&quot;=&quot;&amp;[.X132]);SUM([.Y$4:.Y131])&lt;[.AD$3]);1;0)" office:value-type="float" office:value="0" calcext:value-type="float">
            <text:p>0</text:p>
          </table:table-cell>
          <table:table-cell table:number-columns-repeated="2"/>
          <table:table-cell table:formula="of:=[.AB131]+COUNTIF([.$X$4:.$X$203];&quot;=&quot;&amp;[.AC131])" office:value-type="float" office:value="26" calcext:value-type="float">
            <text:p>26</text:p>
          </table:table-cell>
          <table:table-cell table:formula="of:=IF([.AB132]&lt;=[.AD$3];LARGE([.$X$4:.$X$203];[.AB132]);&quot;&quot;)">
            <text:p/>
          </table:table-cell>
          <table:table-cell table:number-columns-repeated="2"/>
          <table:table-cell table:formula="of:=[.Y132]+[.W13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32]" office:value-type="float" office:value="130" calcext:value-type="float">
            <text:p>130</text:p>
          </table:table-cell>
          <table:table-cell table:formula="of:=[$Zamówienie.B132]" office:value-type="float" office:value="1" calcext:value-type="float">
            <text:p>1</text:p>
          </table:table-cell>
          <table:table-cell table:formula="of:=[$Zamówienie.C132]" office:value-type="float" office:value="7" calcext:value-type="float">
            <text:p>7</text:p>
          </table:table-cell>
          <table:table-cell table:formula="of:=[$Zamówienie.D132]" office:value-type="float" office:value="3" calcext:value-type="float">
            <text:p>3</text:p>
          </table:table-cell>
          <table:table-cell table:number-columns-repeated="5"/>
          <table:table-cell table:formula="of:=MIN(MAX(0;[.$B133]*[.J$2]-[.$C133]);[.$D133])" office:value-type="float" office:value="0" calcext:value-type="float">
            <text:p>0</text:p>
          </table:table-cell>
          <table:table-cell table:formula="of:=MIN(MAX(0;[.$B133]*[.K$2]-[.$C133]);[.$D133])" office:value-type="float" office:value="0" calcext:value-type="float">
            <text:p>0</text:p>
          </table:table-cell>
          <table:table-cell table:formula="of:=MIN(MAX(0;[.$B133]*[.L$2]-[.$C133]);[.$D133])" office:value-type="float" office:value="0" calcext:value-type="float">
            <text:p>0</text:p>
          </table:table-cell>
          <table:table-cell table:formula="of:=MIN(MAX(0;[.$B133]*[.M$2]-[.$C133]);[.$D133])" office:value-type="float" office:value="0" calcext:value-type="float">
            <text:p>0</text:p>
          </table:table-cell>
          <table:table-cell table:formula="of:=MIN(MAX(0;[.$B133]*[.N$2]-[.$C133]);[.$D133])" office:value-type="float" office:value="0" calcext:value-type="float">
            <text:p>0</text:p>
          </table:table-cell>
          <table:table-cell table:formula="of:=MIN(MAX(0;[.$B133]*[.O$2]-[.$C133]);[.$D133])" office:value-type="float" office:value="0" calcext:value-type="float">
            <text:p>0</text:p>
          </table:table-cell>
          <table:table-cell table:formula="of:=MIN(MAX(0;[.$B133]*[.P$2]-[.$C133]);[.$D133])" office:value-type="float" office:value="0" calcext:value-type="float">
            <text:p>0</text:p>
          </table:table-cell>
          <table:table-cell table:formula="of:=MIN(MAX(0;[.$B133]*[.Q$2]-[.$C133]);[.$D133])" office:value-type="float" office:value="0" calcext:value-type="float">
            <text:p>0</text:p>
          </table:table-cell>
          <table:table-cell table:formula="of:=MIN(MAX(0;[.$B133]*[.R$2]-[.$C133]);[.$D133])" office:value-type="float" office:value="0" calcext:value-type="float">
            <text:p>0</text:p>
          </table:table-cell>
          <table:table-cell table:formula="of:=MIN(MAX(0;[.$B133]*[.S$2]-[.$C133]);[.$D133])" office:value-type="float" office:value="0" calcext:value-type="float">
            <text:p>0</text:p>
          </table:table-cell>
          <table:table-cell table:number-columns-repeated="3"/>
          <table:table-cell table:formula="of:=FLOOR([.S133];1)" office:value-type="float" office:value="0" calcext:value-type="float">
            <text:p>0</text:p>
          </table:table-cell>
          <table:table-cell table:formula="of:=[.S133]-[.W133]" office:value-type="float" office:value="0" calcext:value-type="float">
            <text:p>0</text:p>
          </table:table-cell>
          <table:table-cell table:formula="of:=IF(AND(COUNTIF([.$AC$4:.$AC$203];&quot;=&quot;&amp;[.X133]);SUM([.Y$4:.Y132])&lt;[.AD$3]);1;0)" office:value-type="float" office:value="0" calcext:value-type="float">
            <text:p>0</text:p>
          </table:table-cell>
          <table:table-cell table:number-columns-repeated="2"/>
          <table:table-cell table:formula="of:=[.AB132]+COUNTIF([.$X$4:.$X$203];&quot;=&quot;&amp;[.AC132])" office:value-type="float" office:value="26" calcext:value-type="float">
            <text:p>26</text:p>
          </table:table-cell>
          <table:table-cell table:formula="of:=IF([.AB133]&lt;=[.AD$3];LARGE([.$X$4:.$X$203];[.AB133]);&quot;&quot;)">
            <text:p/>
          </table:table-cell>
          <table:table-cell table:number-columns-repeated="2"/>
          <table:table-cell table:formula="of:=[.Y133]+[.W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3]" office:value-type="float" office:value="131" calcext:value-type="float">
            <text:p>131</text:p>
          </table:table-cell>
          <table:table-cell table:formula="of:=[$Zamówienie.B133]" office:value-type="float" office:value="4" calcext:value-type="float">
            <text:p>4</text:p>
          </table:table-cell>
          <table:table-cell table:formula="of:=[$Zamówienie.C133]" office:value-type="float" office:value="10" calcext:value-type="float">
            <text:p>10</text:p>
          </table:table-cell>
          <table:table-cell table:formula="of:=[$Zamówienie.D133]" office:value-type="float" office:value="7" calcext:value-type="float">
            <text:p>7</text:p>
          </table:table-cell>
          <table:table-cell table:number-columns-repeated="5"/>
          <table:table-cell table:formula="of:=MIN(MAX(0;[.$B134]*[.J$2]-[.$C134]);[.$D134])" office:value-type="float" office:value="0" calcext:value-type="float">
            <text:p>0</text:p>
          </table:table-cell>
          <table:table-cell table:formula="of:=MIN(MAX(0;[.$B134]*[.K$2]-[.$C134]);[.$D134])" office:value-type="float" office:value="0" calcext:value-type="float">
            <text:p>0</text:p>
          </table:table-cell>
          <table:table-cell table:formula="of:=MIN(MAX(0;[.$B134]*[.L$2]-[.$C134]);[.$D134])" office:value-type="float" office:value="0" calcext:value-type="float">
            <text:p>0</text:p>
          </table:table-cell>
          <table:table-cell table:formula="of:=MIN(MAX(0;[.$B134]*[.M$2]-[.$C134]);[.$D134])" office:value-type="float" office:value="0" calcext:value-type="float">
            <text:p>0</text:p>
          </table:table-cell>
          <table:table-cell table:formula="of:=MIN(MAX(0;[.$B134]*[.N$2]-[.$C134]);[.$D134])" office:value-type="float" office:value="0" calcext:value-type="float">
            <text:p>0</text:p>
          </table:table-cell>
          <table:table-cell table:formula="of:=MIN(MAX(0;[.$B134]*[.O$2]-[.$C134]);[.$D134])" office:value-type="float" office:value="0" calcext:value-type="float">
            <text:p>0</text:p>
          </table:table-cell>
          <table:table-cell table:formula="of:=MIN(MAX(0;[.$B134]*[.P$2]-[.$C134]);[.$D134])" office:value-type="float" office:value="0" calcext:value-type="float">
            <text:p>0</text:p>
          </table:table-cell>
          <table:table-cell table:formula="of:=MIN(MAX(0;[.$B134]*[.Q$2]-[.$C134]);[.$D134])" office:value-type="float" office:value="0" calcext:value-type="float">
            <text:p>0</text:p>
          </table:table-cell>
          <table:table-cell table:formula="of:=MIN(MAX(0;[.$B134]*[.R$2]-[.$C134]);[.$D134])" office:value-type="float" office:value="0" calcext:value-type="float">
            <text:p>0</text:p>
          </table:table-cell>
          <table:table-cell table:formula="of:=MIN(MAX(0;[.$B134]*[.S$2]-[.$C134]);[.$D134])" office:value-type="float" office:value="0" calcext:value-type="float">
            <text:p>0</text:p>
          </table:table-cell>
          <table:table-cell table:number-columns-repeated="3"/>
          <table:table-cell table:formula="of:=FLOOR([.S134];1)" office:value-type="float" office:value="0" calcext:value-type="float">
            <text:p>0</text:p>
          </table:table-cell>
          <table:table-cell table:formula="of:=[.S134]-[.W134]" office:value-type="float" office:value="0" calcext:value-type="float">
            <text:p>0</text:p>
          </table:table-cell>
          <table:table-cell table:formula="of:=IF(AND(COUNTIF([.$AC$4:.$AC$203];&quot;=&quot;&amp;[.X134]);SUM([.Y$4:.Y133])&lt;[.AD$3]);1;0)" office:value-type="float" office:value="0" calcext:value-type="float">
            <text:p>0</text:p>
          </table:table-cell>
          <table:table-cell table:number-columns-repeated="2"/>
          <table:table-cell table:formula="of:=[.AB133]+COUNTIF([.$X$4:.$X$203];&quot;=&quot;&amp;[.AC133])" office:value-type="float" office:value="26" calcext:value-type="float">
            <text:p>26</text:p>
          </table:table-cell>
          <table:table-cell table:formula="of:=IF([.AB134]&lt;=[.AD$3];LARGE([.$X$4:.$X$203];[.AB134]);&quot;&quot;)">
            <text:p/>
          </table:table-cell>
          <table:table-cell table:number-columns-repeated="2"/>
          <table:table-cell table:formula="of:=[.Y134]+[.W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4]" office:value-type="float" office:value="132" calcext:value-type="float">
            <text:p>132</text:p>
          </table:table-cell>
          <table:table-cell table:formula="of:=[$Zamówienie.B134]" office:value-type="float" office:value="9" calcext:value-type="float">
            <text:p>9</text:p>
          </table:table-cell>
          <table:table-cell table:formula="of:=[$Zamówienie.C134]" office:value-type="float" office:value="2" calcext:value-type="float">
            <text:p>2</text:p>
          </table:table-cell>
          <table:table-cell table:formula="of:=[$Zamówienie.D134]" office:value-type="float" office:value="3" calcext:value-type="float">
            <text:p>3</text:p>
          </table:table-cell>
          <table:table-cell table:number-columns-repeated="5"/>
          <table:table-cell table:formula="of:=MIN(MAX(0;[.$B135]*[.J$2]-[.$C135]);[.$D135])" office:value-type="float" office:value="3" calcext:value-type="float">
            <text:p>3</text:p>
          </table:table-cell>
          <table:table-cell table:formula="of:=MIN(MAX(0;[.$B135]*[.K$2]-[.$C135]);[.$D135])" office:value-type="float" office:value="3" calcext:value-type="float">
            <text:p>3</text:p>
          </table:table-cell>
          <table:table-cell table:formula="of:=MIN(MAX(0;[.$B135]*[.L$2]-[.$C135]);[.$D135])" office:value-type="float" office:value="3" calcext:value-type="float">
            <text:p>3</text:p>
          </table:table-cell>
          <table:table-cell table:formula="of:=MIN(MAX(0;[.$B135]*[.M$2]-[.$C135]);[.$D135])" office:value-type="float" office:value="3" calcext:value-type="float">
            <text:p>3</text:p>
          </table:table-cell>
          <table:table-cell table:formula="of:=MIN(MAX(0;[.$B135]*[.N$2]-[.$C135]);[.$D135])" office:value-type="float" office:value="3" calcext:value-type="float">
            <text:p>3</text:p>
          </table:table-cell>
          <table:table-cell table:formula="of:=MIN(MAX(0;[.$B135]*[.O$2]-[.$C135]);[.$D135])" office:value-type="float" office:value="3" calcext:value-type="float">
            <text:p>3</text:p>
          </table:table-cell>
          <table:table-cell table:formula="of:=MIN(MAX(0;[.$B135]*[.P$2]-[.$C135]);[.$D135])" office:value-type="float" office:value="3" calcext:value-type="float">
            <text:p>3</text:p>
          </table:table-cell>
          <table:table-cell table:formula="of:=MIN(MAX(0;[.$B135]*[.Q$2]-[.$C135]);[.$D135])" office:value-type="float" office:value="3" calcext:value-type="float">
            <text:p>3</text:p>
          </table:table-cell>
          <table:table-cell table:formula="of:=MIN(MAX(0;[.$B135]*[.R$2]-[.$C135]);[.$D135])" office:value-type="float" office:value="3" calcext:value-type="float">
            <text:p>3</text:p>
          </table:table-cell>
          <table:table-cell table:formula="of:=MIN(MAX(0;[.$B135]*[.S$2]-[.$C135]);[.$D135])" office:value-type="float" office:value="3" calcext:value-type="float">
            <text:p>3</text:p>
          </table:table-cell>
          <table:table-cell table:number-columns-repeated="3"/>
          <table:table-cell table:formula="of:=FLOOR([.S135];1)" office:value-type="float" office:value="3" calcext:value-type="float">
            <text:p>3</text:p>
          </table:table-cell>
          <table:table-cell table:formula="of:=[.S135]-[.W135]" office:value-type="float" office:value="0" calcext:value-type="float">
            <text:p>0</text:p>
          </table:table-cell>
          <table:table-cell table:formula="of:=IF(AND(COUNTIF([.$AC$4:.$AC$203];&quot;=&quot;&amp;[.X135]);SUM([.Y$4:.Y134])&lt;[.AD$3]);1;0)" office:value-type="float" office:value="0" calcext:value-type="float">
            <text:p>0</text:p>
          </table:table-cell>
          <table:table-cell table:number-columns-repeated="2"/>
          <table:table-cell table:formula="of:=[.AB134]+COUNTIF([.$X$4:.$X$203];&quot;=&quot;&amp;[.AC134])" office:value-type="float" office:value="26" calcext:value-type="float">
            <text:p>26</text:p>
          </table:table-cell>
          <table:table-cell table:formula="of:=IF([.AB135]&lt;=[.AD$3];LARGE([.$X$4:.$X$203];[.AB135]);&quot;&quot;)">
            <text:p/>
          </table:table-cell>
          <table:table-cell table:number-columns-repeated="2"/>
          <table:table-cell table:formula="of:=[.Y135]+[.W13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35]" office:value-type="float" office:value="133" calcext:value-type="float">
            <text:p>133</text:p>
          </table:table-cell>
          <table:table-cell table:formula="of:=[$Zamówienie.B135]" office:value-type="float" office:value="5" calcext:value-type="float">
            <text:p>5</text:p>
          </table:table-cell>
          <table:table-cell table:formula="of:=[$Zamówienie.C135]" office:value-type="float" office:value="6" calcext:value-type="float">
            <text:p>6</text:p>
          </table:table-cell>
          <table:table-cell table:formula="of:=[$Zamówienie.D135]" office:value-type="float" office:value="4" calcext:value-type="float">
            <text:p>4</text:p>
          </table:table-cell>
          <table:table-cell table:number-columns-repeated="5"/>
          <table:table-cell table:formula="of:=MIN(MAX(0;[.$B136]*[.J$2]-[.$C136]);[.$D136])" office:value-type="float" office:value="1.41198858230257" calcext:value-type="float">
            <text:p>1,41198858230257</text:p>
          </table:table-cell>
          <table:table-cell table:formula="of:=MIN(MAX(0;[.$B136]*[.K$2]-[.$C136]);[.$D136])" office:value-type="float" office:value="1.98741969253492" calcext:value-type="float">
            <text:p>1,98741969253492</text:p>
          </table:table-cell>
          <table:table-cell table:formula="of:=MIN(MAX(0;[.$B136]*[.L$2]-[.$C136]);[.$D136])" office:value-type="float" office:value="2.21794943122211" calcext:value-type="float">
            <text:p>2,21794943122211</text:p>
          </table:table-cell>
          <table:table-cell table:formula="of:=MIN(MAX(0;[.$B136]*[.M$2]-[.$C136]);[.$D136])" office:value-type="float" office:value="2.32199167364957" calcext:value-type="float">
            <text:p>2,32199167364957</text:p>
          </table:table-cell>
          <table:table-cell table:formula="of:=MIN(MAX(0;[.$B136]*[.N$2]-[.$C136]);[.$D136])" office:value-type="float" office:value="2.37176378048613" calcext:value-type="float">
            <text:p>2,37176378048613</text:p>
          </table:table-cell>
          <table:table-cell table:formula="of:=MIN(MAX(0;[.$B136]*[.O$2]-[.$C136]);[.$D136])" office:value-type="float" office:value="2.39518782174234" calcext:value-type="float">
            <text:p>2,39518782174234</text:p>
          </table:table-cell>
          <table:table-cell table:formula="of:=MIN(MAX(0;[.$B136]*[.P$2]-[.$C136]);[.$D136])" office:value-type="float" office:value="2.40616182040892" calcext:value-type="float">
            <text:p>2,40616182040892</text:p>
          </table:table-cell>
          <table:table-cell table:formula="of:=MIN(MAX(0;[.$B136]*[.Q$2]-[.$C136]);[.$D136])" office:value-type="float" office:value="2.41130456502036" calcext:value-type="float">
            <text:p>2,41130456502036</text:p>
          </table:table-cell>
          <table:table-cell table:formula="of:=MIN(MAX(0;[.$B136]*[.R$2]-[.$C136]);[.$D136])" office:value-type="float" office:value="2.41371493769645" calcext:value-type="float">
            <text:p>2,41371493769645</text:p>
          </table:table-cell>
          <table:table-cell table:formula="of:=MIN(MAX(0;[.$B136]*[.S$2]-[.$C136]);[.$D136])" office:value-type="float" office:value="2.41484473647733" calcext:value-type="float">
            <text:p>2,41484473647733</text:p>
          </table:table-cell>
          <table:table-cell table:number-columns-repeated="3"/>
          <table:table-cell table:formula="of:=FLOOR([.S136];1)" office:value-type="float" office:value="2" calcext:value-type="float">
            <text:p>2</text:p>
          </table:table-cell>
          <table:table-cell table:formula="of:=[.S136]-[.W136]" office:value-type="float" office:value="0.414844736477331" calcext:value-type="float">
            <text:p>0,414844736477331</text:p>
          </table:table-cell>
          <table:table-cell table:formula="of:=IF(AND(COUNTIF([.$AC$4:.$AC$203];&quot;=&quot;&amp;[.X136]);SUM([.Y$4:.Y135])&lt;[.AD$3]);1;0)" office:value-type="float" office:value="0" calcext:value-type="float">
            <text:p>0</text:p>
          </table:table-cell>
          <table:table-cell table:number-columns-repeated="2"/>
          <table:table-cell table:formula="of:=[.AB135]+COUNTIF([.$X$4:.$X$203];&quot;=&quot;&amp;[.AC135])" office:value-type="float" office:value="26" calcext:value-type="float">
            <text:p>26</text:p>
          </table:table-cell>
          <table:table-cell table:formula="of:=IF([.AB136]&lt;=[.AD$3];LARGE([.$X$4:.$X$203];[.AB136]);&quot;&quot;)">
            <text:p/>
          </table:table-cell>
          <table:table-cell table:number-columns-repeated="2"/>
          <table:table-cell table:formula="of:=[.Y136]+[.W13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36]" office:value-type="float" office:value="134" calcext:value-type="float">
            <text:p>134</text:p>
          </table:table-cell>
          <table:table-cell table:formula="of:=[$Zamówienie.B136]" office:value-type="float" office:value="2" calcext:value-type="float">
            <text:p>2</text:p>
          </table:table-cell>
          <table:table-cell table:formula="of:=[$Zamówienie.C136]" office:value-type="float" office:value="10" calcext:value-type="float">
            <text:p>10</text:p>
          </table:table-cell>
          <table:table-cell table:formula="of:=[$Zamówienie.D136]" office:value-type="float" office:value="0" calcext:value-type="float">
            <text:p>0</text:p>
          </table:table-cell>
          <table:table-cell table:number-columns-repeated="5"/>
          <table:table-cell table:formula="of:=MIN(MAX(0;[.$B137]*[.J$2]-[.$C137]);[.$D137])" office:value-type="float" office:value="0" calcext:value-type="float">
            <text:p>0</text:p>
          </table:table-cell>
          <table:table-cell table:formula="of:=MIN(MAX(0;[.$B137]*[.K$2]-[.$C137]);[.$D137])" office:value-type="float" office:value="0" calcext:value-type="float">
            <text:p>0</text:p>
          </table:table-cell>
          <table:table-cell table:formula="of:=MIN(MAX(0;[.$B137]*[.L$2]-[.$C137]);[.$D137])" office:value-type="float" office:value="0" calcext:value-type="float">
            <text:p>0</text:p>
          </table:table-cell>
          <table:table-cell table:formula="of:=MIN(MAX(0;[.$B137]*[.M$2]-[.$C137]);[.$D137])" office:value-type="float" office:value="0" calcext:value-type="float">
            <text:p>0</text:p>
          </table:table-cell>
          <table:table-cell table:formula="of:=MIN(MAX(0;[.$B137]*[.N$2]-[.$C137]);[.$D137])" office:value-type="float" office:value="0" calcext:value-type="float">
            <text:p>0</text:p>
          </table:table-cell>
          <table:table-cell table:formula="of:=MIN(MAX(0;[.$B137]*[.O$2]-[.$C137]);[.$D137])" office:value-type="float" office:value="0" calcext:value-type="float">
            <text:p>0</text:p>
          </table:table-cell>
          <table:table-cell table:formula="of:=MIN(MAX(0;[.$B137]*[.P$2]-[.$C137]);[.$D137])" office:value-type="float" office:value="0" calcext:value-type="float">
            <text:p>0</text:p>
          </table:table-cell>
          <table:table-cell table:formula="of:=MIN(MAX(0;[.$B137]*[.Q$2]-[.$C137]);[.$D137])" office:value-type="float" office:value="0" calcext:value-type="float">
            <text:p>0</text:p>
          </table:table-cell>
          <table:table-cell table:formula="of:=MIN(MAX(0;[.$B137]*[.R$2]-[.$C137]);[.$D137])" office:value-type="float" office:value="0" calcext:value-type="float">
            <text:p>0</text:p>
          </table:table-cell>
          <table:table-cell table:formula="of:=MIN(MAX(0;[.$B137]*[.S$2]-[.$C137]);[.$D137])" office:value-type="float" office:value="0" calcext:value-type="float">
            <text:p>0</text:p>
          </table:table-cell>
          <table:table-cell table:number-columns-repeated="3"/>
          <table:table-cell table:formula="of:=FLOOR([.S137];1)" office:value-type="float" office:value="0" calcext:value-type="float">
            <text:p>0</text:p>
          </table:table-cell>
          <table:table-cell table:formula="of:=[.S137]-[.W137]" office:value-type="float" office:value="0" calcext:value-type="float">
            <text:p>0</text:p>
          </table:table-cell>
          <table:table-cell table:formula="of:=IF(AND(COUNTIF([.$AC$4:.$AC$203];&quot;=&quot;&amp;[.X137]);SUM([.Y$4:.Y136])&lt;[.AD$3]);1;0)" office:value-type="float" office:value="0" calcext:value-type="float">
            <text:p>0</text:p>
          </table:table-cell>
          <table:table-cell table:number-columns-repeated="2"/>
          <table:table-cell table:formula="of:=[.AB136]+COUNTIF([.$X$4:.$X$203];&quot;=&quot;&amp;[.AC136])" office:value-type="float" office:value="26" calcext:value-type="float">
            <text:p>26</text:p>
          </table:table-cell>
          <table:table-cell table:formula="of:=IF([.AB137]&lt;=[.AD$3];LARGE([.$X$4:.$X$203];[.AB137]);&quot;&quot;)">
            <text:p/>
          </table:table-cell>
          <table:table-cell table:number-columns-repeated="2"/>
          <table:table-cell table:formula="of:=[.Y137]+[.W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7]" office:value-type="float" office:value="135" calcext:value-type="float">
            <text:p>135</text:p>
          </table:table-cell>
          <table:table-cell table:formula="of:=[$Zamówienie.B137]" office:value-type="float" office:value="6" calcext:value-type="float">
            <text:p>6</text:p>
          </table:table-cell>
          <table:table-cell table:formula="of:=[$Zamówienie.C137]" office:value-type="float" office:value="0" calcext:value-type="float">
            <text:p>0</text:p>
          </table:table-cell>
          <table:table-cell table:formula="of:=[$Zamówienie.D137]" office:value-type="float" office:value="4" calcext:value-type="float">
            <text:p>4</text:p>
          </table:table-cell>
          <table:table-cell table:number-columns-repeated="5"/>
          <table:table-cell table:formula="of:=MIN(MAX(0;[.$B138]*[.J$2]-[.$C138]);[.$D138])" office:value-type="float" office:value="4" calcext:value-type="float">
            <text:p>4</text:p>
          </table:table-cell>
          <table:table-cell table:formula="of:=MIN(MAX(0;[.$B138]*[.K$2]-[.$C138]);[.$D138])" office:value-type="float" office:value="4" calcext:value-type="float">
            <text:p>4</text:p>
          </table:table-cell>
          <table:table-cell table:formula="of:=MIN(MAX(0;[.$B138]*[.L$2]-[.$C138]);[.$D138])" office:value-type="float" office:value="4" calcext:value-type="float">
            <text:p>4</text:p>
          </table:table-cell>
          <table:table-cell table:formula="of:=MIN(MAX(0;[.$B138]*[.M$2]-[.$C138]);[.$D138])" office:value-type="float" office:value="4" calcext:value-type="float">
            <text:p>4</text:p>
          </table:table-cell>
          <table:table-cell table:formula="of:=MIN(MAX(0;[.$B138]*[.N$2]-[.$C138]);[.$D138])" office:value-type="float" office:value="4" calcext:value-type="float">
            <text:p>4</text:p>
          </table:table-cell>
          <table:table-cell table:formula="of:=MIN(MAX(0;[.$B138]*[.O$2]-[.$C138]);[.$D138])" office:value-type="float" office:value="4" calcext:value-type="float">
            <text:p>4</text:p>
          </table:table-cell>
          <table:table-cell table:formula="of:=MIN(MAX(0;[.$B138]*[.P$2]-[.$C138]);[.$D138])" office:value-type="float" office:value="4" calcext:value-type="float">
            <text:p>4</text:p>
          </table:table-cell>
          <table:table-cell table:formula="of:=MIN(MAX(0;[.$B138]*[.Q$2]-[.$C138]);[.$D138])" office:value-type="float" office:value="4" calcext:value-type="float">
            <text:p>4</text:p>
          </table:table-cell>
          <table:table-cell table:formula="of:=MIN(MAX(0;[.$B138]*[.R$2]-[.$C138]);[.$D138])" office:value-type="float" office:value="4" calcext:value-type="float">
            <text:p>4</text:p>
          </table:table-cell>
          <table:table-cell table:formula="of:=MIN(MAX(0;[.$B138]*[.S$2]-[.$C138]);[.$D138])" office:value-type="float" office:value="4" calcext:value-type="float">
            <text:p>4</text:p>
          </table:table-cell>
          <table:table-cell table:number-columns-repeated="3"/>
          <table:table-cell table:formula="of:=FLOOR([.S138];1)" office:value-type="float" office:value="4" calcext:value-type="float">
            <text:p>4</text:p>
          </table:table-cell>
          <table:table-cell table:formula="of:=[.S138]-[.W138]" office:value-type="float" office:value="0" calcext:value-type="float">
            <text:p>0</text:p>
          </table:table-cell>
          <table:table-cell table:formula="of:=IF(AND(COUNTIF([.$AC$4:.$AC$203];&quot;=&quot;&amp;[.X138]);SUM([.Y$4:.Y137])&lt;[.AD$3]);1;0)" office:value-type="float" office:value="0" calcext:value-type="float">
            <text:p>0</text:p>
          </table:table-cell>
          <table:table-cell table:number-columns-repeated="2"/>
          <table:table-cell table:formula="of:=[.AB137]+COUNTIF([.$X$4:.$X$203];&quot;=&quot;&amp;[.AC137])" office:value-type="float" office:value="26" calcext:value-type="float">
            <text:p>26</text:p>
          </table:table-cell>
          <table:table-cell table:formula="of:=IF([.AB138]&lt;=[.AD$3];LARGE([.$X$4:.$X$203];[.AB138]);&quot;&quot;)">
            <text:p/>
          </table:table-cell>
          <table:table-cell table:number-columns-repeated="2"/>
          <table:table-cell table:formula="of:=[.Y138]+[.W13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38]" office:value-type="float" office:value="136" calcext:value-type="float">
            <text:p>136</text:p>
          </table:table-cell>
          <table:table-cell table:formula="of:=[$Zamówienie.B138]" office:value-type="float" office:value="8" calcext:value-type="float">
            <text:p>8</text:p>
          </table:table-cell>
          <table:table-cell table:formula="of:=[$Zamówienie.C138]" office:value-type="float" office:value="9" calcext:value-type="float">
            <text:p>9</text:p>
          </table:table-cell>
          <table:table-cell table:formula="of:=[$Zamówienie.D138]" office:value-type="float" office:value="6" calcext:value-type="float">
            <text:p>6</text:p>
          </table:table-cell>
          <table:table-cell table:number-columns-repeated="5"/>
          <table:table-cell table:formula="of:=MIN(MAX(0;[.$B139]*[.J$2]-[.$C139]);[.$D139])" office:value-type="float" office:value="2.85918173168411" calcext:value-type="float">
            <text:p>2,85918173168411</text:p>
          </table:table-cell>
          <table:table-cell table:formula="of:=MIN(MAX(0;[.$B139]*[.K$2]-[.$C139]);[.$D139])" office:value-type="float" office:value="3.77987150805587" calcext:value-type="float">
            <text:p>3,77987150805587</text:p>
          </table:table-cell>
          <table:table-cell table:formula="of:=MIN(MAX(0;[.$B139]*[.L$2]-[.$C139]);[.$D139])" office:value-type="float" office:value="4.14871908995538" calcext:value-type="float">
            <text:p>4,14871908995538</text:p>
          </table:table-cell>
          <table:table-cell table:formula="of:=MIN(MAX(0;[.$B139]*[.M$2]-[.$C139]);[.$D139])" office:value-type="float" office:value="4.31518667783931" calcext:value-type="float">
            <text:p>4,31518667783931</text:p>
          </table:table-cell>
          <table:table-cell table:formula="of:=MIN(MAX(0;[.$B139]*[.N$2]-[.$C139]);[.$D139])" office:value-type="float" office:value="4.39482204877781" calcext:value-type="float">
            <text:p>4,39482204877781</text:p>
          </table:table-cell>
          <table:table-cell table:formula="of:=MIN(MAX(0;[.$B139]*[.O$2]-[.$C139]);[.$D139])" office:value-type="float" office:value="4.43230051478774" calcext:value-type="float">
            <text:p>4,43230051478774</text:p>
          </table:table-cell>
          <table:table-cell table:formula="of:=MIN(MAX(0;[.$B139]*[.P$2]-[.$C139]);[.$D139])" office:value-type="float" office:value="4.44985891265428" calcext:value-type="float">
            <text:p>4,44985891265428</text:p>
          </table:table-cell>
          <table:table-cell table:formula="of:=MIN(MAX(0;[.$B139]*[.Q$2]-[.$C139]);[.$D139])" office:value-type="float" office:value="4.45808730403257" calcext:value-type="float">
            <text:p>4,45808730403257</text:p>
          </table:table-cell>
          <table:table-cell table:formula="of:=MIN(MAX(0;[.$B139]*[.R$2]-[.$C139]);[.$D139])" office:value-type="float" office:value="4.46194390031432" calcext:value-type="float">
            <text:p>4,46194390031432</text:p>
          </table:table-cell>
          <table:table-cell table:formula="of:=MIN(MAX(0;[.$B139]*[.S$2]-[.$C139]);[.$D139])" office:value-type="float" office:value="4.46375157836373" calcext:value-type="float">
            <text:p>4,46375157836373</text:p>
          </table:table-cell>
          <table:table-cell table:number-columns-repeated="3"/>
          <table:table-cell table:formula="of:=FLOOR([.S139];1)" office:value-type="float" office:value="4" calcext:value-type="float">
            <text:p>4</text:p>
          </table:table-cell>
          <table:table-cell table:formula="of:=[.S139]-[.W139]" office:value-type="float" office:value="0.463751578363731" calcext:value-type="float">
            <text:p>0,463751578363731</text:p>
          </table:table-cell>
          <table:table-cell table:formula="of:=IF(AND(COUNTIF([.$AC$4:.$AC$203];&quot;=&quot;&amp;[.X139]);SUM([.Y$4:.Y138])&lt;[.AD$3]);1;0)" office:value-type="float" office:value="1" calcext:value-type="float">
            <text:p>1</text:p>
          </table:table-cell>
          <table:table-cell table:number-columns-repeated="2"/>
          <table:table-cell table:formula="of:=[.AB138]+COUNTIF([.$X$4:.$X$203];&quot;=&quot;&amp;[.AC138])" office:value-type="float" office:value="26" calcext:value-type="float">
            <text:p>26</text:p>
          </table:table-cell>
          <table:table-cell table:formula="of:=IF([.AB139]&lt;=[.AD$3];LARGE([.$X$4:.$X$203];[.AB139]);&quot;&quot;)">
            <text:p/>
          </table:table-cell>
          <table:table-cell table:number-columns-repeated="2"/>
          <table:table-cell table:formula="of:=[.Y139]+[.W1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39]" office:value-type="float" office:value="137" calcext:value-type="float">
            <text:p>137</text:p>
          </table:table-cell>
          <table:table-cell table:formula="of:=[$Zamówienie.B139]" office:value-type="float" office:value="2" calcext:value-type="float">
            <text:p>2</text:p>
          </table:table-cell>
          <table:table-cell table:formula="of:=[$Zamówienie.C139]" office:value-type="float" office:value="3" calcext:value-type="float">
            <text:p>3</text:p>
          </table:table-cell>
          <table:table-cell table:formula="of:=[$Zamówienie.D139]" office:value-type="float" office:value="4" calcext:value-type="float">
            <text:p>4</text:p>
          </table:table-cell>
          <table:table-cell table:number-columns-repeated="5"/>
          <table:table-cell table:formula="of:=MIN(MAX(0;[.$B140]*[.J$2]-[.$C140]);[.$D140])" office:value-type="float" office:value="0" calcext:value-type="float">
            <text:p>0</text:p>
          </table:table-cell>
          <table:table-cell table:formula="of:=MIN(MAX(0;[.$B140]*[.K$2]-[.$C140]);[.$D140])" office:value-type="float" office:value="0.194967877013966" calcext:value-type="float">
            <text:p>0,194967877013966</text:p>
          </table:table-cell>
          <table:table-cell table:formula="of:=MIN(MAX(0;[.$B140]*[.L$2]-[.$C140]);[.$D140])" office:value-type="float" office:value="0.287179772488845" calcext:value-type="float">
            <text:p>0,287179772488845</text:p>
          </table:table-cell>
          <table:table-cell table:formula="of:=MIN(MAX(0;[.$B140]*[.M$2]-[.$C140]);[.$D140])" office:value-type="float" office:value="0.328796669459827" calcext:value-type="float">
            <text:p>0,328796669459827</text:p>
          </table:table-cell>
          <table:table-cell table:formula="of:=MIN(MAX(0;[.$B140]*[.N$2]-[.$C140]);[.$D140])" office:value-type="float" office:value="0.348705512194453" calcext:value-type="float">
            <text:p>0,348705512194453</text:p>
          </table:table-cell>
          <table:table-cell table:formula="of:=MIN(MAX(0;[.$B140]*[.O$2]-[.$C140]);[.$D140])" office:value-type="float" office:value="0.358075128696936" calcext:value-type="float">
            <text:p>0,358075128696936</text:p>
          </table:table-cell>
          <table:table-cell table:formula="of:=MIN(MAX(0;[.$B140]*[.P$2]-[.$C140]);[.$D140])" office:value-type="float" office:value="0.362464728163569" calcext:value-type="float">
            <text:p>0,362464728163569</text:p>
          </table:table-cell>
          <table:table-cell table:formula="of:=MIN(MAX(0;[.$B140]*[.Q$2]-[.$C140]);[.$D140])" office:value-type="float" office:value="0.364521826008144" calcext:value-type="float">
            <text:p>0,364521826008144</text:p>
          </table:table-cell>
          <table:table-cell table:formula="of:=MIN(MAX(0;[.$B140]*[.R$2]-[.$C140]);[.$D140])" office:value-type="float" office:value="0.36548597507858" calcext:value-type="float">
            <text:p>0,36548597507858</text:p>
          </table:table-cell>
          <table:table-cell table:formula="of:=MIN(MAX(0;[.$B140]*[.S$2]-[.$C140]);[.$D140])" office:value-type="float" office:value="0.365937894590933" calcext:value-type="float">
            <text:p>0,365937894590933</text:p>
          </table:table-cell>
          <table:table-cell table:number-columns-repeated="3"/>
          <table:table-cell table:formula="of:=FLOOR([.S140];1)" office:value-type="float" office:value="0" calcext:value-type="float">
            <text:p>0</text:p>
          </table:table-cell>
          <table:table-cell table:formula="of:=[.S140]-[.W140]" office:value-type="float" office:value="0.365937894590933" calcext:value-type="float">
            <text:p>0,365937894590933</text:p>
          </table:table-cell>
          <table:table-cell table:formula="of:=IF(AND(COUNTIF([.$AC$4:.$AC$203];&quot;=&quot;&amp;[.X140]);SUM([.Y$4:.Y139])&lt;[.AD$3]);1;0)" office:value-type="float" office:value="0" calcext:value-type="float">
            <text:p>0</text:p>
          </table:table-cell>
          <table:table-cell table:number-columns-repeated="2"/>
          <table:table-cell table:formula="of:=[.AB139]+COUNTIF([.$X$4:.$X$203];&quot;=&quot;&amp;[.AC139])" office:value-type="float" office:value="26" calcext:value-type="float">
            <text:p>26</text:p>
          </table:table-cell>
          <table:table-cell table:formula="of:=IF([.AB140]&lt;=[.AD$3];LARGE([.$X$4:.$X$203];[.AB140]);&quot;&quot;)">
            <text:p/>
          </table:table-cell>
          <table:table-cell table:number-columns-repeated="2"/>
          <table:table-cell table:formula="of:=[.Y140]+[.W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0]" office:value-type="float" office:value="138" calcext:value-type="float">
            <text:p>138</text:p>
          </table:table-cell>
          <table:table-cell table:formula="of:=[$Zamówienie.B140]" office:value-type="float" office:value="4" calcext:value-type="float">
            <text:p>4</text:p>
          </table:table-cell>
          <table:table-cell table:formula="of:=[$Zamówienie.C140]" office:value-type="float" office:value="5" calcext:value-type="float">
            <text:p>5</text:p>
          </table:table-cell>
          <table:table-cell table:formula="of:=[$Zamówienie.D140]" office:value-type="float" office:value="7" calcext:value-type="float">
            <text:p>7</text:p>
          </table:table-cell>
          <table:table-cell table:number-columns-repeated="5"/>
          <table:table-cell table:formula="of:=MIN(MAX(0;[.$B141]*[.J$2]-[.$C141]);[.$D141])" office:value-type="float" office:value="0.929590865842055" calcext:value-type="float">
            <text:p>0,929590865842055</text:p>
          </table:table-cell>
          <table:table-cell table:formula="of:=MIN(MAX(0;[.$B141]*[.K$2]-[.$C141]);[.$D141])" office:value-type="float" office:value="1.38993575402793" calcext:value-type="float">
            <text:p>1,38993575402793</text:p>
          </table:table-cell>
          <table:table-cell table:formula="of:=MIN(MAX(0;[.$B141]*[.L$2]-[.$C141]);[.$D141])" office:value-type="float" office:value="1.57435954497769" calcext:value-type="float">
            <text:p>1,57435954497769</text:p>
          </table:table-cell>
          <table:table-cell table:formula="of:=MIN(MAX(0;[.$B141]*[.M$2]-[.$C141]);[.$D141])" office:value-type="float" office:value="1.65759333891965" calcext:value-type="float">
            <text:p>1,65759333891965</text:p>
          </table:table-cell>
          <table:table-cell table:formula="of:=MIN(MAX(0;[.$B141]*[.N$2]-[.$C141]);[.$D141])" office:value-type="float" office:value="1.69741102438891" calcext:value-type="float">
            <text:p>1,69741102438891</text:p>
          </table:table-cell>
          <table:table-cell table:formula="of:=MIN(MAX(0;[.$B141]*[.O$2]-[.$C141]);[.$D141])" office:value-type="float" office:value="1.71615025739387" calcext:value-type="float">
            <text:p>1,71615025739387</text:p>
          </table:table-cell>
          <table:table-cell table:formula="of:=MIN(MAX(0;[.$B141]*[.P$2]-[.$C141]);[.$D141])" office:value-type="float" office:value="1.72492945632714" calcext:value-type="float">
            <text:p>1,72492945632714</text:p>
          </table:table-cell>
          <table:table-cell table:formula="of:=MIN(MAX(0;[.$B141]*[.Q$2]-[.$C141]);[.$D141])" office:value-type="float" office:value="1.72904365201629" calcext:value-type="float">
            <text:p>1,72904365201629</text:p>
          </table:table-cell>
          <table:table-cell table:formula="of:=MIN(MAX(0;[.$B141]*[.R$2]-[.$C141]);[.$D141])" office:value-type="float" office:value="1.73097195015716" calcext:value-type="float">
            <text:p>1,73097195015716</text:p>
          </table:table-cell>
          <table:table-cell table:formula="of:=MIN(MAX(0;[.$B141]*[.S$2]-[.$C141]);[.$D141])" office:value-type="float" office:value="1.73187578918187" calcext:value-type="float">
            <text:p>1,73187578918187</text:p>
          </table:table-cell>
          <table:table-cell table:number-columns-repeated="3"/>
          <table:table-cell table:formula="of:=FLOOR([.S141];1)" office:value-type="float" office:value="1" calcext:value-type="float">
            <text:p>1</text:p>
          </table:table-cell>
          <table:table-cell table:formula="of:=[.S141]-[.W141]" office:value-type="float" office:value="0.731875789181865" calcext:value-type="float">
            <text:p>0,731875789181865</text:p>
          </table:table-cell>
          <table:table-cell table:formula="of:=IF(AND(COUNTIF([.$AC$4:.$AC$203];&quot;=&quot;&amp;[.X141]);SUM([.Y$4:.Y140])&lt;[.AD$3]);1;0)" office:value-type="float" office:value="1" calcext:value-type="float">
            <text:p>1</text:p>
          </table:table-cell>
          <table:table-cell table:number-columns-repeated="2"/>
          <table:table-cell table:formula="of:=[.AB140]+COUNTIF([.$X$4:.$X$203];&quot;=&quot;&amp;[.AC140])" office:value-type="float" office:value="26" calcext:value-type="float">
            <text:p>26</text:p>
          </table:table-cell>
          <table:table-cell table:formula="of:=IF([.AB141]&lt;=[.AD$3];LARGE([.$X$4:.$X$203];[.AB141]);&quot;&quot;)">
            <text:p/>
          </table:table-cell>
          <table:table-cell table:number-columns-repeated="2"/>
          <table:table-cell table:formula="of:=[.Y141]+[.W1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41]" office:value-type="float" office:value="139" calcext:value-type="float">
            <text:p>139</text:p>
          </table:table-cell>
          <table:table-cell table:formula="of:=[$Zamówienie.B141]" office:value-type="float" office:value="8" calcext:value-type="float">
            <text:p>8</text:p>
          </table:table-cell>
          <table:table-cell table:formula="of:=[$Zamówienie.C141]" office:value-type="float" office:value="6" calcext:value-type="float">
            <text:p>6</text:p>
          </table:table-cell>
          <table:table-cell table:formula="of:=[$Zamówienie.D141]" office:value-type="float" office:value="4" calcext:value-type="float">
            <text:p>4</text:p>
          </table:table-cell>
          <table:table-cell table:number-columns-repeated="5"/>
          <table:table-cell table:formula="of:=MIN(MAX(0;[.$B142]*[.J$2]-[.$C142]);[.$D142])" office:value-type="float" office:value="4" calcext:value-type="float">
            <text:p>4</text:p>
          </table:table-cell>
          <table:table-cell table:formula="of:=MIN(MAX(0;[.$B142]*[.K$2]-[.$C142]);[.$D142])" office:value-type="float" office:value="4" calcext:value-type="float">
            <text:p>4</text:p>
          </table:table-cell>
          <table:table-cell table:formula="of:=MIN(MAX(0;[.$B142]*[.L$2]-[.$C142]);[.$D142])" office:value-type="float" office:value="4" calcext:value-type="float">
            <text:p>4</text:p>
          </table:table-cell>
          <table:table-cell table:formula="of:=MIN(MAX(0;[.$B142]*[.M$2]-[.$C142]);[.$D142])" office:value-type="float" office:value="4" calcext:value-type="float">
            <text:p>4</text:p>
          </table:table-cell>
          <table:table-cell table:formula="of:=MIN(MAX(0;[.$B142]*[.N$2]-[.$C142]);[.$D142])" office:value-type="float" office:value="4" calcext:value-type="float">
            <text:p>4</text:p>
          </table:table-cell>
          <table:table-cell table:formula="of:=MIN(MAX(0;[.$B142]*[.O$2]-[.$C142]);[.$D142])" office:value-type="float" office:value="4" calcext:value-type="float">
            <text:p>4</text:p>
          </table:table-cell>
          <table:table-cell table:formula="of:=MIN(MAX(0;[.$B142]*[.P$2]-[.$C142]);[.$D142])" office:value-type="float" office:value="4" calcext:value-type="float">
            <text:p>4</text:p>
          </table:table-cell>
          <table:table-cell table:formula="of:=MIN(MAX(0;[.$B142]*[.Q$2]-[.$C142]);[.$D142])" office:value-type="float" office:value="4" calcext:value-type="float">
            <text:p>4</text:p>
          </table:table-cell>
          <table:table-cell table:formula="of:=MIN(MAX(0;[.$B142]*[.R$2]-[.$C142]);[.$D142])" office:value-type="float" office:value="4" calcext:value-type="float">
            <text:p>4</text:p>
          </table:table-cell>
          <table:table-cell table:formula="of:=MIN(MAX(0;[.$B142]*[.S$2]-[.$C142]);[.$D142])" office:value-type="float" office:value="4" calcext:value-type="float">
            <text:p>4</text:p>
          </table:table-cell>
          <table:table-cell table:number-columns-repeated="3"/>
          <table:table-cell table:formula="of:=FLOOR([.S142];1)" office:value-type="float" office:value="4" calcext:value-type="float">
            <text:p>4</text:p>
          </table:table-cell>
          <table:table-cell table:formula="of:=[.S142]-[.W142]" office:value-type="float" office:value="0" calcext:value-type="float">
            <text:p>0</text:p>
          </table:table-cell>
          <table:table-cell table:formula="of:=IF(AND(COUNTIF([.$AC$4:.$AC$203];&quot;=&quot;&amp;[.X142]);SUM([.Y$4:.Y141])&lt;[.AD$3]);1;0)" office:value-type="float" office:value="0" calcext:value-type="float">
            <text:p>0</text:p>
          </table:table-cell>
          <table:table-cell table:number-columns-repeated="2"/>
          <table:table-cell table:formula="of:=[.AB141]+COUNTIF([.$X$4:.$X$203];&quot;=&quot;&amp;[.AC141])" office:value-type="float" office:value="26" calcext:value-type="float">
            <text:p>26</text:p>
          </table:table-cell>
          <table:table-cell table:formula="of:=IF([.AB142]&lt;=[.AD$3];LARGE([.$X$4:.$X$203];[.AB142]);&quot;&quot;)">
            <text:p/>
          </table:table-cell>
          <table:table-cell table:number-columns-repeated="2"/>
          <table:table-cell table:formula="of:=[.Y142]+[.W14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2]" office:value-type="float" office:value="140" calcext:value-type="float">
            <text:p>140</text:p>
          </table:table-cell>
          <table:table-cell table:formula="of:=[$Zamówienie.B142]" office:value-type="float" office:value="2" calcext:value-type="float">
            <text:p>2</text:p>
          </table:table-cell>
          <table:table-cell table:formula="of:=[$Zamówienie.C142]" office:value-type="float" office:value="1" calcext:value-type="float">
            <text:p>1</text:p>
          </table:table-cell>
          <table:table-cell table:formula="of:=[$Zamówienie.D142]" office:value-type="float" office:value="6" calcext:value-type="float">
            <text:p>6</text:p>
          </table:table-cell>
          <table:table-cell table:number-columns-repeated="5"/>
          <table:table-cell table:formula="of:=MIN(MAX(0;[.$B143]*[.J$2]-[.$C143]);[.$D143])" office:value-type="float" office:value="1.96479543292103" calcext:value-type="float">
            <text:p>1,96479543292103</text:p>
          </table:table-cell>
          <table:table-cell table:formula="of:=MIN(MAX(0;[.$B143]*[.K$2]-[.$C143]);[.$D143])" office:value-type="float" office:value="2.19496787701397" calcext:value-type="float">
            <text:p>2,19496787701397</text:p>
          </table:table-cell>
          <table:table-cell table:formula="of:=MIN(MAX(0;[.$B143]*[.L$2]-[.$C143]);[.$D143])" office:value-type="float" office:value="2.28717977248884" calcext:value-type="float">
            <text:p>2,28717977248884</text:p>
          </table:table-cell>
          <table:table-cell table:formula="of:=MIN(MAX(0;[.$B143]*[.M$2]-[.$C143]);[.$D143])" office:value-type="float" office:value="2.32879666945983" calcext:value-type="float">
            <text:p>2,32879666945983</text:p>
          </table:table-cell>
          <table:table-cell table:formula="of:=MIN(MAX(0;[.$B143]*[.N$2]-[.$C143]);[.$D143])" office:value-type="float" office:value="2.34870551219445" calcext:value-type="float">
            <text:p>2,34870551219445</text:p>
          </table:table-cell>
          <table:table-cell table:formula="of:=MIN(MAX(0;[.$B143]*[.O$2]-[.$C143]);[.$D143])" office:value-type="float" office:value="2.35807512869694" calcext:value-type="float">
            <text:p>2,35807512869694</text:p>
          </table:table-cell>
          <table:table-cell table:formula="of:=MIN(MAX(0;[.$B143]*[.P$2]-[.$C143]);[.$D143])" office:value-type="float" office:value="2.36246472816357" calcext:value-type="float">
            <text:p>2,36246472816357</text:p>
          </table:table-cell>
          <table:table-cell table:formula="of:=MIN(MAX(0;[.$B143]*[.Q$2]-[.$C143]);[.$D143])" office:value-type="float" office:value="2.36452182600814" calcext:value-type="float">
            <text:p>2,36452182600814</text:p>
          </table:table-cell>
          <table:table-cell table:formula="of:=MIN(MAX(0;[.$B143]*[.R$2]-[.$C143]);[.$D143])" office:value-type="float" office:value="2.36548597507858" calcext:value-type="float">
            <text:p>2,36548597507858</text:p>
          </table:table-cell>
          <table:table-cell table:formula="of:=MIN(MAX(0;[.$B143]*[.S$2]-[.$C143]);[.$D143])" office:value-type="float" office:value="2.36593789459093" calcext:value-type="float">
            <text:p>2,36593789459093</text:p>
          </table:table-cell>
          <table:table-cell table:number-columns-repeated="3"/>
          <table:table-cell table:formula="of:=FLOOR([.S143];1)" office:value-type="float" office:value="2" calcext:value-type="float">
            <text:p>2</text:p>
          </table:table-cell>
          <table:table-cell table:formula="of:=[.S143]-[.W143]" office:value-type="float" office:value="0.365937894590933" calcext:value-type="float">
            <text:p>0,365937894590933</text:p>
          </table:table-cell>
          <table:table-cell table:formula="of:=IF(AND(COUNTIF([.$AC$4:.$AC$203];&quot;=&quot;&amp;[.X143]);SUM([.Y$4:.Y142])&lt;[.AD$3]);1;0)" office:value-type="float" office:value="0" calcext:value-type="float">
            <text:p>0</text:p>
          </table:table-cell>
          <table:table-cell table:number-columns-repeated="2"/>
          <table:table-cell table:formula="of:=[.AB142]+COUNTIF([.$X$4:.$X$203];&quot;=&quot;&amp;[.AC142])" office:value-type="float" office:value="26" calcext:value-type="float">
            <text:p>26</text:p>
          </table:table-cell>
          <table:table-cell table:formula="of:=IF([.AB143]&lt;=[.AD$3];LARGE([.$X$4:.$X$203];[.AB143]);&quot;&quot;)">
            <text:p/>
          </table:table-cell>
          <table:table-cell table:number-columns-repeated="2"/>
          <table:table-cell table:formula="of:=[.Y143]+[.W1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43]" office:value-type="float" office:value="141" calcext:value-type="float">
            <text:p>141</text:p>
          </table:table-cell>
          <table:table-cell table:formula="of:=[$Zamówienie.B143]" office:value-type="float" office:value="8" calcext:value-type="float">
            <text:p>8</text:p>
          </table:table-cell>
          <table:table-cell table:formula="of:=[$Zamówienie.C143]" office:value-type="float" office:value="1" calcext:value-type="float">
            <text:p>1</text:p>
          </table:table-cell>
          <table:table-cell table:formula="of:=[$Zamówienie.D143]" office:value-type="float" office:value="4" calcext:value-type="float">
            <text:p>4</text:p>
          </table:table-cell>
          <table:table-cell table:number-columns-repeated="5"/>
          <table:table-cell table:formula="of:=MIN(MAX(0;[.$B144]*[.J$2]-[.$C144]);[.$D144])" office:value-type="float" office:value="4" calcext:value-type="float">
            <text:p>4</text:p>
          </table:table-cell>
          <table:table-cell table:formula="of:=MIN(MAX(0;[.$B144]*[.K$2]-[.$C144]);[.$D144])" office:value-type="float" office:value="4" calcext:value-type="float">
            <text:p>4</text:p>
          </table:table-cell>
          <table:table-cell table:formula="of:=MIN(MAX(0;[.$B144]*[.L$2]-[.$C144]);[.$D144])" office:value-type="float" office:value="4" calcext:value-type="float">
            <text:p>4</text:p>
          </table:table-cell>
          <table:table-cell table:formula="of:=MIN(MAX(0;[.$B144]*[.M$2]-[.$C144]);[.$D144])" office:value-type="float" office:value="4" calcext:value-type="float">
            <text:p>4</text:p>
          </table:table-cell>
          <table:table-cell table:formula="of:=MIN(MAX(0;[.$B144]*[.N$2]-[.$C144]);[.$D144])" office:value-type="float" office:value="4" calcext:value-type="float">
            <text:p>4</text:p>
          </table:table-cell>
          <table:table-cell table:formula="of:=MIN(MAX(0;[.$B144]*[.O$2]-[.$C144]);[.$D144])" office:value-type="float" office:value="4" calcext:value-type="float">
            <text:p>4</text:p>
          </table:table-cell>
          <table:table-cell table:formula="of:=MIN(MAX(0;[.$B144]*[.P$2]-[.$C144]);[.$D144])" office:value-type="float" office:value="4" calcext:value-type="float">
            <text:p>4</text:p>
          </table:table-cell>
          <table:table-cell table:formula="of:=MIN(MAX(0;[.$B144]*[.Q$2]-[.$C144]);[.$D144])" office:value-type="float" office:value="4" calcext:value-type="float">
            <text:p>4</text:p>
          </table:table-cell>
          <table:table-cell table:formula="of:=MIN(MAX(0;[.$B144]*[.R$2]-[.$C144]);[.$D144])" office:value-type="float" office:value="4" calcext:value-type="float">
            <text:p>4</text:p>
          </table:table-cell>
          <table:table-cell table:formula="of:=MIN(MAX(0;[.$B144]*[.S$2]-[.$C144]);[.$D144])" office:value-type="float" office:value="4" calcext:value-type="float">
            <text:p>4</text:p>
          </table:table-cell>
          <table:table-cell table:number-columns-repeated="3"/>
          <table:table-cell table:formula="of:=FLOOR([.S144];1)" office:value-type="float" office:value="4" calcext:value-type="float">
            <text:p>4</text:p>
          </table:table-cell>
          <table:table-cell table:formula="of:=[.S144]-[.W144]" office:value-type="float" office:value="0" calcext:value-type="float">
            <text:p>0</text:p>
          </table:table-cell>
          <table:table-cell table:formula="of:=IF(AND(COUNTIF([.$AC$4:.$AC$203];&quot;=&quot;&amp;[.X144]);SUM([.Y$4:.Y143])&lt;[.AD$3]);1;0)" office:value-type="float" office:value="0" calcext:value-type="float">
            <text:p>0</text:p>
          </table:table-cell>
          <table:table-cell table:number-columns-repeated="2"/>
          <table:table-cell table:formula="of:=[.AB143]+COUNTIF([.$X$4:.$X$203];&quot;=&quot;&amp;[.AC143])" office:value-type="float" office:value="26" calcext:value-type="float">
            <text:p>26</text:p>
          </table:table-cell>
          <table:table-cell table:formula="of:=IF([.AB144]&lt;=[.AD$3];LARGE([.$X$4:.$X$203];[.AB144]);&quot;&quot;)">
            <text:p/>
          </table:table-cell>
          <table:table-cell table:number-columns-repeated="2"/>
          <table:table-cell table:formula="of:=[.Y144]+[.W1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4]" office:value-type="float" office:value="142" calcext:value-type="float">
            <text:p>142</text:p>
          </table:table-cell>
          <table:table-cell table:formula="of:=[$Zamówienie.B144]" office:value-type="float" office:value="6" calcext:value-type="float">
            <text:p>6</text:p>
          </table:table-cell>
          <table:table-cell table:formula="of:=[$Zamówienie.C144]" office:value-type="float" office:value="0" calcext:value-type="float">
            <text:p>0</text:p>
          </table:table-cell>
          <table:table-cell table:formula="of:=[$Zamówienie.D144]" office:value-type="float" office:value="1" calcext:value-type="float">
            <text:p>1</text:p>
          </table:table-cell>
          <table:table-cell table:number-columns-repeated="5"/>
          <table:table-cell table:formula="of:=MIN(MAX(0;[.$B145]*[.J$2]-[.$C145]);[.$D145])" office:value-type="float" office:value="1" calcext:value-type="float">
            <text:p>1</text:p>
          </table:table-cell>
          <table:table-cell table:formula="of:=MIN(MAX(0;[.$B145]*[.K$2]-[.$C145]);[.$D145])" office:value-type="float" office:value="1" calcext:value-type="float">
            <text:p>1</text:p>
          </table:table-cell>
          <table:table-cell table:formula="of:=MIN(MAX(0;[.$B145]*[.L$2]-[.$C145]);[.$D145])" office:value-type="float" office:value="1" calcext:value-type="float">
            <text:p>1</text:p>
          </table:table-cell>
          <table:table-cell table:formula="of:=MIN(MAX(0;[.$B145]*[.M$2]-[.$C145]);[.$D145])" office:value-type="float" office:value="1" calcext:value-type="float">
            <text:p>1</text:p>
          </table:table-cell>
          <table:table-cell table:formula="of:=MIN(MAX(0;[.$B145]*[.N$2]-[.$C145]);[.$D145])" office:value-type="float" office:value="1" calcext:value-type="float">
            <text:p>1</text:p>
          </table:table-cell>
          <table:table-cell table:formula="of:=MIN(MAX(0;[.$B145]*[.O$2]-[.$C145]);[.$D145])" office:value-type="float" office:value="1" calcext:value-type="float">
            <text:p>1</text:p>
          </table:table-cell>
          <table:table-cell table:formula="of:=MIN(MAX(0;[.$B145]*[.P$2]-[.$C145]);[.$D145])" office:value-type="float" office:value="1" calcext:value-type="float">
            <text:p>1</text:p>
          </table:table-cell>
          <table:table-cell table:formula="of:=MIN(MAX(0;[.$B145]*[.Q$2]-[.$C145]);[.$D145])" office:value-type="float" office:value="1" calcext:value-type="float">
            <text:p>1</text:p>
          </table:table-cell>
          <table:table-cell table:formula="of:=MIN(MAX(0;[.$B145]*[.R$2]-[.$C145]);[.$D145])" office:value-type="float" office:value="1" calcext:value-type="float">
            <text:p>1</text:p>
          </table:table-cell>
          <table:table-cell table:formula="of:=MIN(MAX(0;[.$B145]*[.S$2]-[.$C145]);[.$D145])" office:value-type="float" office:value="1" calcext:value-type="float">
            <text:p>1</text:p>
          </table:table-cell>
          <table:table-cell table:number-columns-repeated="3"/>
          <table:table-cell table:formula="of:=FLOOR([.S145];1)" office:value-type="float" office:value="1" calcext:value-type="float">
            <text:p>1</text:p>
          </table:table-cell>
          <table:table-cell table:formula="of:=[.S145]-[.W145]" office:value-type="float" office:value="0" calcext:value-type="float">
            <text:p>0</text:p>
          </table:table-cell>
          <table:table-cell table:formula="of:=IF(AND(COUNTIF([.$AC$4:.$AC$203];&quot;=&quot;&amp;[.X145]);SUM([.Y$4:.Y144])&lt;[.AD$3]);1;0)" office:value-type="float" office:value="0" calcext:value-type="float">
            <text:p>0</text:p>
          </table:table-cell>
          <table:table-cell table:number-columns-repeated="2"/>
          <table:table-cell table:formula="of:=[.AB144]+COUNTIF([.$X$4:.$X$203];&quot;=&quot;&amp;[.AC144])" office:value-type="float" office:value="26" calcext:value-type="float">
            <text:p>26</text:p>
          </table:table-cell>
          <table:table-cell table:formula="of:=IF([.AB145]&lt;=[.AD$3];LARGE([.$X$4:.$X$203];[.AB145]);&quot;&quot;)">
            <text:p/>
          </table:table-cell>
          <table:table-cell table:number-columns-repeated="2"/>
          <table:table-cell table:formula="of:=[.Y145]+[.W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5]" office:value-type="float" office:value="143" calcext:value-type="float">
            <text:p>143</text:p>
          </table:table-cell>
          <table:table-cell table:formula="of:=[$Zamówienie.B145]" office:value-type="float" office:value="9" calcext:value-type="float">
            <text:p>9</text:p>
          </table:table-cell>
          <table:table-cell table:formula="of:=[$Zamówienie.C145]" office:value-type="float" office:value="10" calcext:value-type="float">
            <text:p>10</text:p>
          </table:table-cell>
          <table:table-cell table:formula="of:=[$Zamówienie.D145]" office:value-type="float" office:value="10" calcext:value-type="float">
            <text:p>10</text:p>
          </table:table-cell>
          <table:table-cell table:number-columns-repeated="5"/>
          <table:table-cell table:formula="of:=MIN(MAX(0;[.$B146]*[.J$2]-[.$C146]);[.$D146])" office:value-type="float" office:value="3.34157944814462" calcext:value-type="float">
            <text:p>3,34157944814462</text:p>
          </table:table-cell>
          <table:table-cell table:formula="of:=MIN(MAX(0;[.$B146]*[.K$2]-[.$C146]);[.$D146])" office:value-type="float" office:value="4.37735544656285" calcext:value-type="float">
            <text:p>4,37735544656285</text:p>
          </table:table-cell>
          <table:table-cell table:formula="of:=MIN(MAX(0;[.$B146]*[.L$2]-[.$C146]);[.$D146])" office:value-type="float" office:value="4.7923089761998" calcext:value-type="float">
            <text:p>4,7923089761998</text:p>
          </table:table-cell>
          <table:table-cell table:formula="of:=MIN(MAX(0;[.$B146]*[.M$2]-[.$C146]);[.$D146])" office:value-type="float" office:value="4.97958501256922" calcext:value-type="float">
            <text:p>4,97958501256922</text:p>
          </table:table-cell>
          <table:table-cell table:formula="of:=MIN(MAX(0;[.$B146]*[.N$2]-[.$C146]);[.$D146])" office:value-type="float" office:value="5.06917480487504" calcext:value-type="float">
            <text:p>5,06917480487504</text:p>
          </table:table-cell>
          <table:table-cell table:formula="of:=MIN(MAX(0;[.$B146]*[.O$2]-[.$C146]);[.$D146])" office:value-type="float" office:value="5.11133807913621" calcext:value-type="float">
            <text:p>5,11133807913621</text:p>
          </table:table-cell>
          <table:table-cell table:formula="of:=MIN(MAX(0;[.$B146]*[.P$2]-[.$C146]);[.$D146])" office:value-type="float" office:value="5.13109127673606" calcext:value-type="float">
            <text:p>5,13109127673606</text:p>
          </table:table-cell>
          <table:table-cell table:formula="of:=MIN(MAX(0;[.$B146]*[.Q$2]-[.$C146]);[.$D146])" office:value-type="float" office:value="5.14034821703665" calcext:value-type="float">
            <text:p>5,14034821703665</text:p>
          </table:table-cell>
          <table:table-cell table:formula="of:=MIN(MAX(0;[.$B146]*[.R$2]-[.$C146]);[.$D146])" office:value-type="float" office:value="5.14468688785361" calcext:value-type="float">
            <text:p>5,14468688785361</text:p>
          </table:table-cell>
          <table:table-cell table:formula="of:=MIN(MAX(0;[.$B146]*[.S$2]-[.$C146]);[.$D146])" office:value-type="float" office:value="5.1467205256592" calcext:value-type="float">
            <text:p>5,1467205256592</text:p>
          </table:table-cell>
          <table:table-cell table:number-columns-repeated="3"/>
          <table:table-cell table:formula="of:=FLOOR([.S146];1)" office:value-type="float" office:value="5" calcext:value-type="float">
            <text:p>5</text:p>
          </table:table-cell>
          <table:table-cell table:formula="of:=[.S146]-[.W146]" office:value-type="float" office:value="0.146720525659196" calcext:value-type="float">
            <text:p>0,146720525659196</text:p>
          </table:table-cell>
          <table:table-cell table:formula="of:=IF(AND(COUNTIF([.$AC$4:.$AC$203];&quot;=&quot;&amp;[.X146]);SUM([.Y$4:.Y145])&lt;[.AD$3]);1;0)" office:value-type="float" office:value="0" calcext:value-type="float">
            <text:p>0</text:p>
          </table:table-cell>
          <table:table-cell table:number-columns-repeated="2"/>
          <table:table-cell table:formula="of:=[.AB145]+COUNTIF([.$X$4:.$X$203];&quot;=&quot;&amp;[.AC145])" office:value-type="float" office:value="26" calcext:value-type="float">
            <text:p>26</text:p>
          </table:table-cell>
          <table:table-cell table:formula="of:=IF([.AB146]&lt;=[.AD$3];LARGE([.$X$4:.$X$203];[.AB146]);&quot;&quot;)">
            <text:p/>
          </table:table-cell>
          <table:table-cell table:number-columns-repeated="2"/>
          <table:table-cell table:formula="of:=[.Y146]+[.W1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46]" office:value-type="float" office:value="144" calcext:value-type="float">
            <text:p>144</text:p>
          </table:table-cell>
          <table:table-cell table:formula="of:=[$Zamówienie.B146]" office:value-type="float" office:value="2" calcext:value-type="float">
            <text:p>2</text:p>
          </table:table-cell>
          <table:table-cell table:formula="of:=[$Zamówienie.C146]" office:value-type="float" office:value="9" calcext:value-type="float">
            <text:p>9</text:p>
          </table:table-cell>
          <table:table-cell table:formula="of:=[$Zamówienie.D146]" office:value-type="float" office:value="10" calcext:value-type="float">
            <text:p>10</text:p>
          </table:table-cell>
          <table:table-cell table:number-columns-repeated="5"/>
          <table:table-cell table:formula="of:=MIN(MAX(0;[.$B147]*[.J$2]-[.$C147]);[.$D147])" office:value-type="float" office:value="0" calcext:value-type="float">
            <text:p>0</text:p>
          </table:table-cell>
          <table:table-cell table:formula="of:=MIN(MAX(0;[.$B147]*[.K$2]-[.$C147]);[.$D147])" office:value-type="float" office:value="0" calcext:value-type="float">
            <text:p>0</text:p>
          </table:table-cell>
          <table:table-cell table:formula="of:=MIN(MAX(0;[.$B147]*[.L$2]-[.$C147]);[.$D147])" office:value-type="float" office:value="0" calcext:value-type="float">
            <text:p>0</text:p>
          </table:table-cell>
          <table:table-cell table:formula="of:=MIN(MAX(0;[.$B147]*[.M$2]-[.$C147]);[.$D147])" office:value-type="float" office:value="0" calcext:value-type="float">
            <text:p>0</text:p>
          </table:table-cell>
          <table:table-cell table:formula="of:=MIN(MAX(0;[.$B147]*[.N$2]-[.$C147]);[.$D147])" office:value-type="float" office:value="0" calcext:value-type="float">
            <text:p>0</text:p>
          </table:table-cell>
          <table:table-cell table:formula="of:=MIN(MAX(0;[.$B147]*[.O$2]-[.$C147]);[.$D147])" office:value-type="float" office:value="0" calcext:value-type="float">
            <text:p>0</text:p>
          </table:table-cell>
          <table:table-cell table:formula="of:=MIN(MAX(0;[.$B147]*[.P$2]-[.$C147]);[.$D147])" office:value-type="float" office:value="0" calcext:value-type="float">
            <text:p>0</text:p>
          </table:table-cell>
          <table:table-cell table:formula="of:=MIN(MAX(0;[.$B147]*[.Q$2]-[.$C147]);[.$D147])" office:value-type="float" office:value="0" calcext:value-type="float">
            <text:p>0</text:p>
          </table:table-cell>
          <table:table-cell table:formula="of:=MIN(MAX(0;[.$B147]*[.R$2]-[.$C147]);[.$D147])" office:value-type="float" office:value="0" calcext:value-type="float">
            <text:p>0</text:p>
          </table:table-cell>
          <table:table-cell table:formula="of:=MIN(MAX(0;[.$B147]*[.S$2]-[.$C147]);[.$D147])" office:value-type="float" office:value="0" calcext:value-type="float">
            <text:p>0</text:p>
          </table:table-cell>
          <table:table-cell table:number-columns-repeated="3"/>
          <table:table-cell table:formula="of:=FLOOR([.S147];1)" office:value-type="float" office:value="0" calcext:value-type="float">
            <text:p>0</text:p>
          </table:table-cell>
          <table:table-cell table:formula="of:=[.S147]-[.W147]" office:value-type="float" office:value="0" calcext:value-type="float">
            <text:p>0</text:p>
          </table:table-cell>
          <table:table-cell table:formula="of:=IF(AND(COUNTIF([.$AC$4:.$AC$203];&quot;=&quot;&amp;[.X147]);SUM([.Y$4:.Y146])&lt;[.AD$3]);1;0)" office:value-type="float" office:value="0" calcext:value-type="float">
            <text:p>0</text:p>
          </table:table-cell>
          <table:table-cell table:number-columns-repeated="2"/>
          <table:table-cell table:formula="of:=[.AB146]+COUNTIF([.$X$4:.$X$203];&quot;=&quot;&amp;[.AC146])" office:value-type="float" office:value="26" calcext:value-type="float">
            <text:p>26</text:p>
          </table:table-cell>
          <table:table-cell table:formula="of:=IF([.AB147]&lt;=[.AD$3];LARGE([.$X$4:.$X$203];[.AB147]);&quot;&quot;)">
            <text:p/>
          </table:table-cell>
          <table:table-cell table:number-columns-repeated="2"/>
          <table:table-cell table:formula="of:=[.Y147]+[.W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7]" office:value-type="float" office:value="145" calcext:value-type="float">
            <text:p>145</text:p>
          </table:table-cell>
          <table:table-cell table:formula="of:=[$Zamówienie.B147]" office:value-type="float" office:value="5" calcext:value-type="float">
            <text:p>5</text:p>
          </table:table-cell>
          <table:table-cell table:formula="of:=[$Zamówienie.C147]" office:value-type="float" office:value="9" calcext:value-type="float">
            <text:p>9</text:p>
          </table:table-cell>
          <table:table-cell table:formula="of:=[$Zamówienie.D147]" office:value-type="float" office:value="10" calcext:value-type="float">
            <text:p>10</text:p>
          </table:table-cell>
          <table:table-cell table:number-columns-repeated="5"/>
          <table:table-cell table:formula="of:=MIN(MAX(0;[.$B148]*[.J$2]-[.$C148]);[.$D148])" office:value-type="float" office:value="0" calcext:value-type="float">
            <text:p>0</text:p>
          </table:table-cell>
          <table:table-cell table:formula="of:=MIN(MAX(0;[.$B148]*[.K$2]-[.$C148]);[.$D148])" office:value-type="float" office:value="0" calcext:value-type="float">
            <text:p>0</text:p>
          </table:table-cell>
          <table:table-cell table:formula="of:=MIN(MAX(0;[.$B148]*[.L$2]-[.$C148]);[.$D148])" office:value-type="float" office:value="0" calcext:value-type="float">
            <text:p>0</text:p>
          </table:table-cell>
          <table:table-cell table:formula="of:=MIN(MAX(0;[.$B148]*[.M$2]-[.$C148]);[.$D148])" office:value-type="float" office:value="0" calcext:value-type="float">
            <text:p>0</text:p>
          </table:table-cell>
          <table:table-cell table:formula="of:=MIN(MAX(0;[.$B148]*[.N$2]-[.$C148]);[.$D148])" office:value-type="float" office:value="0" calcext:value-type="float">
            <text:p>0</text:p>
          </table:table-cell>
          <table:table-cell table:formula="of:=MIN(MAX(0;[.$B148]*[.O$2]-[.$C148]);[.$D148])" office:value-type="float" office:value="0" calcext:value-type="float">
            <text:p>0</text:p>
          </table:table-cell>
          <table:table-cell table:formula="of:=MIN(MAX(0;[.$B148]*[.P$2]-[.$C148]);[.$D148])" office:value-type="float" office:value="0" calcext:value-type="float">
            <text:p>0</text:p>
          </table:table-cell>
          <table:table-cell table:formula="of:=MIN(MAX(0;[.$B148]*[.Q$2]-[.$C148]);[.$D148])" office:value-type="float" office:value="0" calcext:value-type="float">
            <text:p>0</text:p>
          </table:table-cell>
          <table:table-cell table:formula="of:=MIN(MAX(0;[.$B148]*[.R$2]-[.$C148]);[.$D148])" office:value-type="float" office:value="0" calcext:value-type="float">
            <text:p>0</text:p>
          </table:table-cell>
          <table:table-cell table:formula="of:=MIN(MAX(0;[.$B148]*[.S$2]-[.$C148]);[.$D148])" office:value-type="float" office:value="0" calcext:value-type="float">
            <text:p>0</text:p>
          </table:table-cell>
          <table:table-cell table:number-columns-repeated="3"/>
          <table:table-cell table:formula="of:=FLOOR([.S148];1)" office:value-type="float" office:value="0" calcext:value-type="float">
            <text:p>0</text:p>
          </table:table-cell>
          <table:table-cell table:formula="of:=[.S148]-[.W148]" office:value-type="float" office:value="0" calcext:value-type="float">
            <text:p>0</text:p>
          </table:table-cell>
          <table:table-cell table:formula="of:=IF(AND(COUNTIF([.$AC$4:.$AC$203];&quot;=&quot;&amp;[.X148]);SUM([.Y$4:.Y147])&lt;[.AD$3]);1;0)" office:value-type="float" office:value="0" calcext:value-type="float">
            <text:p>0</text:p>
          </table:table-cell>
          <table:table-cell table:number-columns-repeated="2"/>
          <table:table-cell table:formula="of:=[.AB147]+COUNTIF([.$X$4:.$X$203];&quot;=&quot;&amp;[.AC147])" office:value-type="float" office:value="26" calcext:value-type="float">
            <text:p>26</text:p>
          </table:table-cell>
          <table:table-cell table:formula="of:=IF([.AB148]&lt;=[.AD$3];LARGE([.$X$4:.$X$203];[.AB148]);&quot;&quot;)">
            <text:p/>
          </table:table-cell>
          <table:table-cell table:number-columns-repeated="2"/>
          <table:table-cell table:formula="of:=[.Y148]+[.W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8]" office:value-type="float" office:value="146" calcext:value-type="float">
            <text:p>146</text:p>
          </table:table-cell>
          <table:table-cell table:formula="of:=[$Zamówienie.B148]" office:value-type="float" office:value="8" calcext:value-type="float">
            <text:p>8</text:p>
          </table:table-cell>
          <table:table-cell table:formula="of:=[$Zamówienie.C148]" office:value-type="float" office:value="6" calcext:value-type="float">
            <text:p>6</text:p>
          </table:table-cell>
          <table:table-cell table:formula="of:=[$Zamówienie.D148]" office:value-type="float" office:value="0" calcext:value-type="float">
            <text:p>0</text:p>
          </table:table-cell>
          <table:table-cell table:number-columns-repeated="5"/>
          <table:table-cell table:formula="of:=MIN(MAX(0;[.$B149]*[.J$2]-[.$C149]);[.$D149])" office:value-type="float" office:value="0" calcext:value-type="float">
            <text:p>0</text:p>
          </table:table-cell>
          <table:table-cell table:formula="of:=MIN(MAX(0;[.$B149]*[.K$2]-[.$C149]);[.$D149])" office:value-type="float" office:value="0" calcext:value-type="float">
            <text:p>0</text:p>
          </table:table-cell>
          <table:table-cell table:formula="of:=MIN(MAX(0;[.$B149]*[.L$2]-[.$C149]);[.$D149])" office:value-type="float" office:value="0" calcext:value-type="float">
            <text:p>0</text:p>
          </table:table-cell>
          <table:table-cell table:formula="of:=MIN(MAX(0;[.$B149]*[.M$2]-[.$C149]);[.$D149])" office:value-type="float" office:value="0" calcext:value-type="float">
            <text:p>0</text:p>
          </table:table-cell>
          <table:table-cell table:formula="of:=MIN(MAX(0;[.$B149]*[.N$2]-[.$C149]);[.$D149])" office:value-type="float" office:value="0" calcext:value-type="float">
            <text:p>0</text:p>
          </table:table-cell>
          <table:table-cell table:formula="of:=MIN(MAX(0;[.$B149]*[.O$2]-[.$C149]);[.$D149])" office:value-type="float" office:value="0" calcext:value-type="float">
            <text:p>0</text:p>
          </table:table-cell>
          <table:table-cell table:formula="of:=MIN(MAX(0;[.$B149]*[.P$2]-[.$C149]);[.$D149])" office:value-type="float" office:value="0" calcext:value-type="float">
            <text:p>0</text:p>
          </table:table-cell>
          <table:table-cell table:formula="of:=MIN(MAX(0;[.$B149]*[.Q$2]-[.$C149]);[.$D149])" office:value-type="float" office:value="0" calcext:value-type="float">
            <text:p>0</text:p>
          </table:table-cell>
          <table:table-cell table:formula="of:=MIN(MAX(0;[.$B149]*[.R$2]-[.$C149]);[.$D149])" office:value-type="float" office:value="0" calcext:value-type="float">
            <text:p>0</text:p>
          </table:table-cell>
          <table:table-cell table:formula="of:=MIN(MAX(0;[.$B149]*[.S$2]-[.$C149]);[.$D149])" office:value-type="float" office:value="0" calcext:value-type="float">
            <text:p>0</text:p>
          </table:table-cell>
          <table:table-cell table:number-columns-repeated="3"/>
          <table:table-cell table:formula="of:=FLOOR([.S149];1)" office:value-type="float" office:value="0" calcext:value-type="float">
            <text:p>0</text:p>
          </table:table-cell>
          <table:table-cell table:formula="of:=[.S149]-[.W149]" office:value-type="float" office:value="0" calcext:value-type="float">
            <text:p>0</text:p>
          </table:table-cell>
          <table:table-cell table:formula="of:=IF(AND(COUNTIF([.$AC$4:.$AC$203];&quot;=&quot;&amp;[.X149]);SUM([.Y$4:.Y148])&lt;[.AD$3]);1;0)" office:value-type="float" office:value="0" calcext:value-type="float">
            <text:p>0</text:p>
          </table:table-cell>
          <table:table-cell table:number-columns-repeated="2"/>
          <table:table-cell table:formula="of:=[.AB148]+COUNTIF([.$X$4:.$X$203];&quot;=&quot;&amp;[.AC148])" office:value-type="float" office:value="26" calcext:value-type="float">
            <text:p>26</text:p>
          </table:table-cell>
          <table:table-cell table:formula="of:=IF([.AB149]&lt;=[.AD$3];LARGE([.$X$4:.$X$203];[.AB149]);&quot;&quot;)">
            <text:p/>
          </table:table-cell>
          <table:table-cell table:number-columns-repeated="2"/>
          <table:table-cell table:formula="of:=[.Y149]+[.W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9]" office:value-type="float" office:value="147" calcext:value-type="float">
            <text:p>147</text:p>
          </table:table-cell>
          <table:table-cell table:formula="of:=[$Zamówienie.B149]" office:value-type="float" office:value="9" calcext:value-type="float">
            <text:p>9</text:p>
          </table:table-cell>
          <table:table-cell table:formula="of:=[$Zamówienie.C149]" office:value-type="float" office:value="5" calcext:value-type="float">
            <text:p>5</text:p>
          </table:table-cell>
          <table:table-cell table:formula="of:=[$Zamówienie.D149]" office:value-type="float" office:value="9" calcext:value-type="float">
            <text:p>9</text:p>
          </table:table-cell>
          <table:table-cell table:number-columns-repeated="5"/>
          <table:table-cell table:formula="of:=MIN(MAX(0;[.$B150]*[.J$2]-[.$C150]);[.$D150])" office:value-type="float" office:value="8.34157944814463" calcext:value-type="float">
            <text:p>8,34157944814463</text:p>
          </table:table-cell>
          <table:table-cell table:formula="of:=MIN(MAX(0;[.$B150]*[.K$2]-[.$C150]);[.$D150])" office:value-type="float" office:value="9" calcext:value-type="float">
            <text:p>9</text:p>
          </table:table-cell>
          <table:table-cell table:formula="of:=MIN(MAX(0;[.$B150]*[.L$2]-[.$C150]);[.$D150])" office:value-type="float" office:value="9" calcext:value-type="float">
            <text:p>9</text:p>
          </table:table-cell>
          <table:table-cell table:formula="of:=MIN(MAX(0;[.$B150]*[.M$2]-[.$C150]);[.$D150])" office:value-type="float" office:value="9" calcext:value-type="float">
            <text:p>9</text:p>
          </table:table-cell>
          <table:table-cell table:formula="of:=MIN(MAX(0;[.$B150]*[.N$2]-[.$C150]);[.$D150])" office:value-type="float" office:value="9" calcext:value-type="float">
            <text:p>9</text:p>
          </table:table-cell>
          <table:table-cell table:formula="of:=MIN(MAX(0;[.$B150]*[.O$2]-[.$C150]);[.$D150])" office:value-type="float" office:value="9" calcext:value-type="float">
            <text:p>9</text:p>
          </table:table-cell>
          <table:table-cell table:formula="of:=MIN(MAX(0;[.$B150]*[.P$2]-[.$C150]);[.$D150])" office:value-type="float" office:value="9" calcext:value-type="float">
            <text:p>9</text:p>
          </table:table-cell>
          <table:table-cell table:formula="of:=MIN(MAX(0;[.$B150]*[.Q$2]-[.$C150]);[.$D150])" office:value-type="float" office:value="9" calcext:value-type="float">
            <text:p>9</text:p>
          </table:table-cell>
          <table:table-cell table:formula="of:=MIN(MAX(0;[.$B150]*[.R$2]-[.$C150]);[.$D150])" office:value-type="float" office:value="9" calcext:value-type="float">
            <text:p>9</text:p>
          </table:table-cell>
          <table:table-cell table:formula="of:=MIN(MAX(0;[.$B150]*[.S$2]-[.$C150]);[.$D150])" office:value-type="float" office:value="9" calcext:value-type="float">
            <text:p>9</text:p>
          </table:table-cell>
          <table:table-cell table:number-columns-repeated="3"/>
          <table:table-cell table:formula="of:=FLOOR([.S150];1)" office:value-type="float" office:value="9" calcext:value-type="float">
            <text:p>9</text:p>
          </table:table-cell>
          <table:table-cell table:formula="of:=[.S150]-[.W150]" office:value-type="float" office:value="0" calcext:value-type="float">
            <text:p>0</text:p>
          </table:table-cell>
          <table:table-cell table:formula="of:=IF(AND(COUNTIF([.$AC$4:.$AC$203];&quot;=&quot;&amp;[.X150]);SUM([.Y$4:.Y149])&lt;[.AD$3]);1;0)" office:value-type="float" office:value="0" calcext:value-type="float">
            <text:p>0</text:p>
          </table:table-cell>
          <table:table-cell table:number-columns-repeated="2"/>
          <table:table-cell table:formula="of:=[.AB149]+COUNTIF([.$X$4:.$X$203];&quot;=&quot;&amp;[.AC149])" office:value-type="float" office:value="26" calcext:value-type="float">
            <text:p>26</text:p>
          </table:table-cell>
          <table:table-cell table:formula="of:=IF([.AB150]&lt;=[.AD$3];LARGE([.$X$4:.$X$203];[.AB150]);&quot;&quot;)">
            <text:p/>
          </table:table-cell>
          <table:table-cell table:number-columns-repeated="2"/>
          <table:table-cell table:formula="of:=[.Y150]+[.W15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50]" office:value-type="float" office:value="148" calcext:value-type="float">
            <text:p>148</text:p>
          </table:table-cell>
          <table:table-cell table:formula="of:=[$Zamówienie.B150]" office:value-type="float" office:value="1" calcext:value-type="float">
            <text:p>1</text:p>
          </table:table-cell>
          <table:table-cell table:formula="of:=[$Zamówienie.C150]" office:value-type="float" office:value="9" calcext:value-type="float">
            <text:p>9</text:p>
          </table:table-cell>
          <table:table-cell table:formula="of:=[$Zamówienie.D150]" office:value-type="float" office:value="6" calcext:value-type="float">
            <text:p>6</text:p>
          </table:table-cell>
          <table:table-cell table:number-columns-repeated="5"/>
          <table:table-cell table:formula="of:=MIN(MAX(0;[.$B151]*[.J$2]-[.$C151]);[.$D151])" office:value-type="float" office:value="0" calcext:value-type="float">
            <text:p>0</text:p>
          </table:table-cell>
          <table:table-cell table:formula="of:=MIN(MAX(0;[.$B151]*[.K$2]-[.$C151]);[.$D151])" office:value-type="float" office:value="0" calcext:value-type="float">
            <text:p>0</text:p>
          </table:table-cell>
          <table:table-cell table:formula="of:=MIN(MAX(0;[.$B151]*[.L$2]-[.$C151]);[.$D151])" office:value-type="float" office:value="0" calcext:value-type="float">
            <text:p>0</text:p>
          </table:table-cell>
          <table:table-cell table:formula="of:=MIN(MAX(0;[.$B151]*[.M$2]-[.$C151]);[.$D151])" office:value-type="float" office:value="0" calcext:value-type="float">
            <text:p>0</text:p>
          </table:table-cell>
          <table:table-cell table:formula="of:=MIN(MAX(0;[.$B151]*[.N$2]-[.$C151]);[.$D151])" office:value-type="float" office:value="0" calcext:value-type="float">
            <text:p>0</text:p>
          </table:table-cell>
          <table:table-cell table:formula="of:=MIN(MAX(0;[.$B151]*[.O$2]-[.$C151]);[.$D151])" office:value-type="float" office:value="0" calcext:value-type="float">
            <text:p>0</text:p>
          </table:table-cell>
          <table:table-cell table:formula="of:=MIN(MAX(0;[.$B151]*[.P$2]-[.$C151]);[.$D151])" office:value-type="float" office:value="0" calcext:value-type="float">
            <text:p>0</text:p>
          </table:table-cell>
          <table:table-cell table:formula="of:=MIN(MAX(0;[.$B151]*[.Q$2]-[.$C151]);[.$D151])" office:value-type="float" office:value="0" calcext:value-type="float">
            <text:p>0</text:p>
          </table:table-cell>
          <table:table-cell table:formula="of:=MIN(MAX(0;[.$B151]*[.R$2]-[.$C151]);[.$D151])" office:value-type="float" office:value="0" calcext:value-type="float">
            <text:p>0</text:p>
          </table:table-cell>
          <table:table-cell table:formula="of:=MIN(MAX(0;[.$B151]*[.S$2]-[.$C151]);[.$D151])" office:value-type="float" office:value="0" calcext:value-type="float">
            <text:p>0</text:p>
          </table:table-cell>
          <table:table-cell table:number-columns-repeated="3"/>
          <table:table-cell table:formula="of:=FLOOR([.S151];1)" office:value-type="float" office:value="0" calcext:value-type="float">
            <text:p>0</text:p>
          </table:table-cell>
          <table:table-cell table:formula="of:=[.S151]-[.W151]" office:value-type="float" office:value="0" calcext:value-type="float">
            <text:p>0</text:p>
          </table:table-cell>
          <table:table-cell table:formula="of:=IF(AND(COUNTIF([.$AC$4:.$AC$203];&quot;=&quot;&amp;[.X151]);SUM([.Y$4:.Y150])&lt;[.AD$3]);1;0)" office:value-type="float" office:value="0" calcext:value-type="float">
            <text:p>0</text:p>
          </table:table-cell>
          <table:table-cell table:number-columns-repeated="2"/>
          <table:table-cell table:formula="of:=[.AB150]+COUNTIF([.$X$4:.$X$203];&quot;=&quot;&amp;[.AC150])" office:value-type="float" office:value="26" calcext:value-type="float">
            <text:p>26</text:p>
          </table:table-cell>
          <table:table-cell table:formula="of:=IF([.AB151]&lt;=[.AD$3];LARGE([.$X$4:.$X$203];[.AB151]);&quot;&quot;)">
            <text:p/>
          </table:table-cell>
          <table:table-cell table:number-columns-repeated="2"/>
          <table:table-cell table:formula="of:=[.Y151]+[.W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1]" office:value-type="float" office:value="149" calcext:value-type="float">
            <text:p>149</text:p>
          </table:table-cell>
          <table:table-cell table:formula="of:=[$Zamówienie.B151]" office:value-type="float" office:value="7" calcext:value-type="float">
            <text:p>7</text:p>
          </table:table-cell>
          <table:table-cell table:formula="of:=[$Zamówienie.C151]" office:value-type="float" office:value="7" calcext:value-type="float">
            <text:p>7</text:p>
          </table:table-cell>
          <table:table-cell table:formula="of:=[$Zamówienie.D151]" office:value-type="float" office:value="10" calcext:value-type="float">
            <text:p>10</text:p>
          </table:table-cell>
          <table:table-cell table:number-columns-repeated="5"/>
          <table:table-cell table:formula="of:=MIN(MAX(0;[.$B152]*[.J$2]-[.$C152]);[.$D152])" office:value-type="float" office:value="3.3767840152236" calcext:value-type="float">
            <text:p>3,3767840152236</text:p>
          </table:table-cell>
          <table:table-cell table:formula="of:=MIN(MAX(0;[.$B152]*[.K$2]-[.$C152]);[.$D152])" office:value-type="float" office:value="4.18238756954888" calcext:value-type="float">
            <text:p>4,18238756954888</text:p>
          </table:table-cell>
          <table:table-cell table:formula="of:=MIN(MAX(0;[.$B152]*[.L$2]-[.$C152]);[.$D152])" office:value-type="float" office:value="4.50512920371096" calcext:value-type="float">
            <text:p>4,50512920371096</text:p>
          </table:table-cell>
          <table:table-cell table:formula="of:=MIN(MAX(0;[.$B152]*[.M$2]-[.$C152]);[.$D152])" office:value-type="float" office:value="4.6507883431094" calcext:value-type="float">
            <text:p>4,6507883431094</text:p>
          </table:table-cell>
          <table:table-cell table:formula="of:=MIN(MAX(0;[.$B152]*[.N$2]-[.$C152]);[.$D152])" office:value-type="float" office:value="4.72046929268059" calcext:value-type="float">
            <text:p>4,72046929268059</text:p>
          </table:table-cell>
          <table:table-cell table:formula="of:=MIN(MAX(0;[.$B152]*[.O$2]-[.$C152]);[.$D152])" office:value-type="float" office:value="4.75326295043928" calcext:value-type="float">
            <text:p>4,75326295043928</text:p>
          </table:table-cell>
          <table:table-cell table:formula="of:=MIN(MAX(0;[.$B152]*[.P$2]-[.$C152]);[.$D152])" office:value-type="float" office:value="4.76862654857249" calcext:value-type="float">
            <text:p>4,76862654857249</text:p>
          </table:table-cell>
          <table:table-cell table:formula="of:=MIN(MAX(0;[.$B152]*[.Q$2]-[.$C152]);[.$D152])" office:value-type="float" office:value="4.7758263910285" calcext:value-type="float">
            <text:p>4,7758263910285</text:p>
          </table:table-cell>
          <table:table-cell table:formula="of:=MIN(MAX(0;[.$B152]*[.R$2]-[.$C152]);[.$D152])" office:value-type="float" office:value="4.77920091277503" calcext:value-type="float">
            <text:p>4,77920091277503</text:p>
          </table:table-cell>
          <table:table-cell table:formula="of:=MIN(MAX(0;[.$B152]*[.S$2]-[.$C152]);[.$D152])" office:value-type="float" office:value="4.78078263106826" calcext:value-type="float">
            <text:p>4,78078263106826</text:p>
          </table:table-cell>
          <table:table-cell table:number-columns-repeated="3"/>
          <table:table-cell table:formula="of:=FLOOR([.S152];1)" office:value-type="float" office:value="4" calcext:value-type="float">
            <text:p>4</text:p>
          </table:table-cell>
          <table:table-cell table:formula="of:=[.S152]-[.W152]" office:value-type="float" office:value="0.780782631068265" calcext:value-type="float">
            <text:p>0,780782631068265</text:p>
          </table:table-cell>
          <table:table-cell table:formula="of:=IF(AND(COUNTIF([.$AC$4:.$AC$203];&quot;=&quot;&amp;[.X152]);SUM([.Y$4:.Y151])&lt;[.AD$3]);1;0)" office:value-type="float" office:value="1" calcext:value-type="float">
            <text:p>1</text:p>
          </table:table-cell>
          <table:table-cell table:number-columns-repeated="2"/>
          <table:table-cell table:formula="of:=[.AB151]+COUNTIF([.$X$4:.$X$203];&quot;=&quot;&amp;[.AC151])" office:value-type="float" office:value="26" calcext:value-type="float">
            <text:p>26</text:p>
          </table:table-cell>
          <table:table-cell table:formula="of:=IF([.AB152]&lt;=[.AD$3];LARGE([.$X$4:.$X$203];[.AB152]);&quot;&quot;)">
            <text:p/>
          </table:table-cell>
          <table:table-cell table:number-columns-repeated="2"/>
          <table:table-cell table:formula="of:=[.Y152]+[.W1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52]" office:value-type="float" office:value="150" calcext:value-type="float">
            <text:p>150</text:p>
          </table:table-cell>
          <table:table-cell table:formula="of:=[$Zamówienie.B152]" office:value-type="float" office:value="3" calcext:value-type="float">
            <text:p>3</text:p>
          </table:table-cell>
          <table:table-cell table:formula="of:=[$Zamówienie.C152]" office:value-type="float" office:value="7" calcext:value-type="float">
            <text:p>7</text:p>
          </table:table-cell>
          <table:table-cell table:formula="of:=[$Zamówienie.D152]" office:value-type="float" office:value="6" calcext:value-type="float">
            <text:p>6</text:p>
          </table:table-cell>
          <table:table-cell table:number-columns-repeated="5"/>
          <table:table-cell table:formula="of:=MIN(MAX(0;[.$B153]*[.J$2]-[.$C153]);[.$D153])" office:value-type="float" office:value="0" calcext:value-type="float">
            <text:p>0</text:p>
          </table:table-cell>
          <table:table-cell table:formula="of:=MIN(MAX(0;[.$B153]*[.K$2]-[.$C153]);[.$D153])" office:value-type="float" office:value="0" calcext:value-type="float">
            <text:p>0</text:p>
          </table:table-cell>
          <table:table-cell table:formula="of:=MIN(MAX(0;[.$B153]*[.L$2]-[.$C153]);[.$D153])" office:value-type="float" office:value="0" calcext:value-type="float">
            <text:p>0</text:p>
          </table:table-cell>
          <table:table-cell table:formula="of:=MIN(MAX(0;[.$B153]*[.M$2]-[.$C153]);[.$D153])" office:value-type="float" office:value="0" calcext:value-type="float">
            <text:p>0</text:p>
          </table:table-cell>
          <table:table-cell table:formula="of:=MIN(MAX(0;[.$B153]*[.N$2]-[.$C153]);[.$D153])" office:value-type="float" office:value="0" calcext:value-type="float">
            <text:p>0</text:p>
          </table:table-cell>
          <table:table-cell table:formula="of:=MIN(MAX(0;[.$B153]*[.O$2]-[.$C153]);[.$D153])" office:value-type="float" office:value="0" calcext:value-type="float">
            <text:p>0</text:p>
          </table:table-cell>
          <table:table-cell table:formula="of:=MIN(MAX(0;[.$B153]*[.P$2]-[.$C153]);[.$D153])" office:value-type="float" office:value="0" calcext:value-type="float">
            <text:p>0</text:p>
          </table:table-cell>
          <table:table-cell table:formula="of:=MIN(MAX(0;[.$B153]*[.Q$2]-[.$C153]);[.$D153])" office:value-type="float" office:value="0" calcext:value-type="float">
            <text:p>0</text:p>
          </table:table-cell>
          <table:table-cell table:formula="of:=MIN(MAX(0;[.$B153]*[.R$2]-[.$C153]);[.$D153])" office:value-type="float" office:value="0" calcext:value-type="float">
            <text:p>0</text:p>
          </table:table-cell>
          <table:table-cell table:formula="of:=MIN(MAX(0;[.$B153]*[.S$2]-[.$C153]);[.$D153])" office:value-type="float" office:value="0" calcext:value-type="float">
            <text:p>0</text:p>
          </table:table-cell>
          <table:table-cell table:number-columns-repeated="3"/>
          <table:table-cell table:formula="of:=FLOOR([.S153];1)" office:value-type="float" office:value="0" calcext:value-type="float">
            <text:p>0</text:p>
          </table:table-cell>
          <table:table-cell table:formula="of:=[.S153]-[.W153]" office:value-type="float" office:value="0" calcext:value-type="float">
            <text:p>0</text:p>
          </table:table-cell>
          <table:table-cell table:formula="of:=IF(AND(COUNTIF([.$AC$4:.$AC$203];&quot;=&quot;&amp;[.X153]);SUM([.Y$4:.Y152])&lt;[.AD$3]);1;0)" office:value-type="float" office:value="0" calcext:value-type="float">
            <text:p>0</text:p>
          </table:table-cell>
          <table:table-cell table:number-columns-repeated="2"/>
          <table:table-cell table:formula="of:=[.AB152]+COUNTIF([.$X$4:.$X$203];&quot;=&quot;&amp;[.AC152])" office:value-type="float" office:value="26" calcext:value-type="float">
            <text:p>26</text:p>
          </table:table-cell>
          <table:table-cell table:formula="of:=IF([.AB153]&lt;=[.AD$3];LARGE([.$X$4:.$X$203];[.AB153]);&quot;&quot;)">
            <text:p/>
          </table:table-cell>
          <table:table-cell table:number-columns-repeated="2"/>
          <table:table-cell table:formula="of:=[.Y153]+[.W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3]" office:value-type="float" office:value="151" calcext:value-type="float">
            <text:p>151</text:p>
          </table:table-cell>
          <table:table-cell table:formula="of:=[$Zamówienie.B153]" office:value-type="float" office:value="2" calcext:value-type="float">
            <text:p>2</text:p>
          </table:table-cell>
          <table:table-cell table:formula="of:=[$Zamówienie.C153]" office:value-type="float" office:value="10" calcext:value-type="float">
            <text:p>10</text:p>
          </table:table-cell>
          <table:table-cell table:formula="of:=[$Zamówienie.D153]" office:value-type="float" office:value="3" calcext:value-type="float">
            <text:p>3</text:p>
          </table:table-cell>
          <table:table-cell table:number-columns-repeated="5"/>
          <table:table-cell table:formula="of:=MIN(MAX(0;[.$B154]*[.J$2]-[.$C154]);[.$D154])" office:value-type="float" office:value="0" calcext:value-type="float">
            <text:p>0</text:p>
          </table:table-cell>
          <table:table-cell table:formula="of:=MIN(MAX(0;[.$B154]*[.K$2]-[.$C154]);[.$D154])" office:value-type="float" office:value="0" calcext:value-type="float">
            <text:p>0</text:p>
          </table:table-cell>
          <table:table-cell table:formula="of:=MIN(MAX(0;[.$B154]*[.L$2]-[.$C154]);[.$D154])" office:value-type="float" office:value="0" calcext:value-type="float">
            <text:p>0</text:p>
          </table:table-cell>
          <table:table-cell table:formula="of:=MIN(MAX(0;[.$B154]*[.M$2]-[.$C154]);[.$D154])" office:value-type="float" office:value="0" calcext:value-type="float">
            <text:p>0</text:p>
          </table:table-cell>
          <table:table-cell table:formula="of:=MIN(MAX(0;[.$B154]*[.N$2]-[.$C154]);[.$D154])" office:value-type="float" office:value="0" calcext:value-type="float">
            <text:p>0</text:p>
          </table:table-cell>
          <table:table-cell table:formula="of:=MIN(MAX(0;[.$B154]*[.O$2]-[.$C154]);[.$D154])" office:value-type="float" office:value="0" calcext:value-type="float">
            <text:p>0</text:p>
          </table:table-cell>
          <table:table-cell table:formula="of:=MIN(MAX(0;[.$B154]*[.P$2]-[.$C154]);[.$D154])" office:value-type="float" office:value="0" calcext:value-type="float">
            <text:p>0</text:p>
          </table:table-cell>
          <table:table-cell table:formula="of:=MIN(MAX(0;[.$B154]*[.Q$2]-[.$C154]);[.$D154])" office:value-type="float" office:value="0" calcext:value-type="float">
            <text:p>0</text:p>
          </table:table-cell>
          <table:table-cell table:formula="of:=MIN(MAX(0;[.$B154]*[.R$2]-[.$C154]);[.$D154])" office:value-type="float" office:value="0" calcext:value-type="float">
            <text:p>0</text:p>
          </table:table-cell>
          <table:table-cell table:formula="of:=MIN(MAX(0;[.$B154]*[.S$2]-[.$C154]);[.$D154])" office:value-type="float" office:value="0" calcext:value-type="float">
            <text:p>0</text:p>
          </table:table-cell>
          <table:table-cell table:number-columns-repeated="3"/>
          <table:table-cell table:formula="of:=FLOOR([.S154];1)" office:value-type="float" office:value="0" calcext:value-type="float">
            <text:p>0</text:p>
          </table:table-cell>
          <table:table-cell table:formula="of:=[.S154]-[.W154]" office:value-type="float" office:value="0" calcext:value-type="float">
            <text:p>0</text:p>
          </table:table-cell>
          <table:table-cell table:formula="of:=IF(AND(COUNTIF([.$AC$4:.$AC$203];&quot;=&quot;&amp;[.X154]);SUM([.Y$4:.Y153])&lt;[.AD$3]);1;0)" office:value-type="float" office:value="0" calcext:value-type="float">
            <text:p>0</text:p>
          </table:table-cell>
          <table:table-cell table:number-columns-repeated="2"/>
          <table:table-cell table:formula="of:=[.AB153]+COUNTIF([.$X$4:.$X$203];&quot;=&quot;&amp;[.AC153])" office:value-type="float" office:value="26" calcext:value-type="float">
            <text:p>26</text:p>
          </table:table-cell>
          <table:table-cell table:formula="of:=IF([.AB154]&lt;=[.AD$3];LARGE([.$X$4:.$X$203];[.AB154]);&quot;&quot;)">
            <text:p/>
          </table:table-cell>
          <table:table-cell table:number-columns-repeated="2"/>
          <table:table-cell table:formula="of:=[.Y154]+[.W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4]" office:value-type="float" office:value="152" calcext:value-type="float">
            <text:p>152</text:p>
          </table:table-cell>
          <table:table-cell table:formula="of:=[$Zamówienie.B154]" office:value-type="float" office:value="7" calcext:value-type="float">
            <text:p>7</text:p>
          </table:table-cell>
          <table:table-cell table:formula="of:=[$Zamówienie.C154]" office:value-type="float" office:value="3" calcext:value-type="float">
            <text:p>3</text:p>
          </table:table-cell>
          <table:table-cell table:formula="of:=[$Zamówienie.D154]" office:value-type="float" office:value="5" calcext:value-type="float">
            <text:p>5</text:p>
          </table:table-cell>
          <table:table-cell table:number-columns-repeated="5"/>
          <table:table-cell table:formula="of:=MIN(MAX(0;[.$B155]*[.J$2]-[.$C155]);[.$D155])" office:value-type="float" office:value="5" calcext:value-type="float">
            <text:p>5</text:p>
          </table:table-cell>
          <table:table-cell table:formula="of:=MIN(MAX(0;[.$B155]*[.K$2]-[.$C155]);[.$D155])" office:value-type="float" office:value="5" calcext:value-type="float">
            <text:p>5</text:p>
          </table:table-cell>
          <table:table-cell table:formula="of:=MIN(MAX(0;[.$B155]*[.L$2]-[.$C155]);[.$D155])" office:value-type="float" office:value="5" calcext:value-type="float">
            <text:p>5</text:p>
          </table:table-cell>
          <table:table-cell table:formula="of:=MIN(MAX(0;[.$B155]*[.M$2]-[.$C155]);[.$D155])" office:value-type="float" office:value="5" calcext:value-type="float">
            <text:p>5</text:p>
          </table:table-cell>
          <table:table-cell table:formula="of:=MIN(MAX(0;[.$B155]*[.N$2]-[.$C155]);[.$D155])" office:value-type="float" office:value="5" calcext:value-type="float">
            <text:p>5</text:p>
          </table:table-cell>
          <table:table-cell table:formula="of:=MIN(MAX(0;[.$B155]*[.O$2]-[.$C155]);[.$D155])" office:value-type="float" office:value="5" calcext:value-type="float">
            <text:p>5</text:p>
          </table:table-cell>
          <table:table-cell table:formula="of:=MIN(MAX(0;[.$B155]*[.P$2]-[.$C155]);[.$D155])" office:value-type="float" office:value="5" calcext:value-type="float">
            <text:p>5</text:p>
          </table:table-cell>
          <table:table-cell table:formula="of:=MIN(MAX(0;[.$B155]*[.Q$2]-[.$C155]);[.$D155])" office:value-type="float" office:value="5" calcext:value-type="float">
            <text:p>5</text:p>
          </table:table-cell>
          <table:table-cell table:formula="of:=MIN(MAX(0;[.$B155]*[.R$2]-[.$C155]);[.$D155])" office:value-type="float" office:value="5" calcext:value-type="float">
            <text:p>5</text:p>
          </table:table-cell>
          <table:table-cell table:formula="of:=MIN(MAX(0;[.$B155]*[.S$2]-[.$C155]);[.$D155])" office:value-type="float" office:value="5" calcext:value-type="float">
            <text:p>5</text:p>
          </table:table-cell>
          <table:table-cell table:number-columns-repeated="3"/>
          <table:table-cell table:formula="of:=FLOOR([.S155];1)" office:value-type="float" office:value="5" calcext:value-type="float">
            <text:p>5</text:p>
          </table:table-cell>
          <table:table-cell table:formula="of:=[.S155]-[.W155]" office:value-type="float" office:value="0" calcext:value-type="float">
            <text:p>0</text:p>
          </table:table-cell>
          <table:table-cell table:formula="of:=IF(AND(COUNTIF([.$AC$4:.$AC$203];&quot;=&quot;&amp;[.X155]);SUM([.Y$4:.Y154])&lt;[.AD$3]);1;0)" office:value-type="float" office:value="0" calcext:value-type="float">
            <text:p>0</text:p>
          </table:table-cell>
          <table:table-cell table:number-columns-repeated="2"/>
          <table:table-cell table:formula="of:=[.AB154]+COUNTIF([.$X$4:.$X$203];&quot;=&quot;&amp;[.AC154])" office:value-type="float" office:value="26" calcext:value-type="float">
            <text:p>26</text:p>
          </table:table-cell>
          <table:table-cell table:formula="of:=IF([.AB155]&lt;=[.AD$3];LARGE([.$X$4:.$X$203];[.AB155]);&quot;&quot;)">
            <text:p/>
          </table:table-cell>
          <table:table-cell table:number-columns-repeated="2"/>
          <table:table-cell table:formula="of:=[.Y155]+[.W1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55]" office:value-type="float" office:value="153" calcext:value-type="float">
            <text:p>153</text:p>
          </table:table-cell>
          <table:table-cell table:formula="of:=[$Zamówienie.B155]" office:value-type="float" office:value="6" calcext:value-type="float">
            <text:p>6</text:p>
          </table:table-cell>
          <table:table-cell table:formula="of:=[$Zamówienie.C155]" office:value-type="float" office:value="8" calcext:value-type="float">
            <text:p>8</text:p>
          </table:table-cell>
          <table:table-cell table:formula="of:=[$Zamówienie.D155]" office:value-type="float" office:value="1" calcext:value-type="float">
            <text:p>1</text:p>
          </table:table-cell>
          <table:table-cell table:number-columns-repeated="5"/>
          <table:table-cell table:formula="of:=MIN(MAX(0;[.$B156]*[.J$2]-[.$C156]);[.$D156])" office:value-type="float" office:value="0.894386298763083" calcext:value-type="float">
            <text:p>0,894386298763083</text:p>
          </table:table-cell>
          <table:table-cell table:formula="of:=MIN(MAX(0;[.$B156]*[.K$2]-[.$C156]);[.$D156])" office:value-type="float" office:value="1" calcext:value-type="float">
            <text:p>1</text:p>
          </table:table-cell>
          <table:table-cell table:formula="of:=MIN(MAX(0;[.$B156]*[.L$2]-[.$C156]);[.$D156])" office:value-type="float" office:value="1" calcext:value-type="float">
            <text:p>1</text:p>
          </table:table-cell>
          <table:table-cell table:formula="of:=MIN(MAX(0;[.$B156]*[.M$2]-[.$C156]);[.$D156])" office:value-type="float" office:value="1" calcext:value-type="float">
            <text:p>1</text:p>
          </table:table-cell>
          <table:table-cell table:formula="of:=MIN(MAX(0;[.$B156]*[.N$2]-[.$C156]);[.$D156])" office:value-type="float" office:value="1" calcext:value-type="float">
            <text:p>1</text:p>
          </table:table-cell>
          <table:table-cell table:formula="of:=MIN(MAX(0;[.$B156]*[.O$2]-[.$C156]);[.$D156])" office:value-type="float" office:value="1" calcext:value-type="float">
            <text:p>1</text:p>
          </table:table-cell>
          <table:table-cell table:formula="of:=MIN(MAX(0;[.$B156]*[.P$2]-[.$C156]);[.$D156])" office:value-type="float" office:value="1" calcext:value-type="float">
            <text:p>1</text:p>
          </table:table-cell>
          <table:table-cell table:formula="of:=MIN(MAX(0;[.$B156]*[.Q$2]-[.$C156]);[.$D156])" office:value-type="float" office:value="1" calcext:value-type="float">
            <text:p>1</text:p>
          </table:table-cell>
          <table:table-cell table:formula="of:=MIN(MAX(0;[.$B156]*[.R$2]-[.$C156]);[.$D156])" office:value-type="float" office:value="1" calcext:value-type="float">
            <text:p>1</text:p>
          </table:table-cell>
          <table:table-cell table:formula="of:=MIN(MAX(0;[.$B156]*[.S$2]-[.$C156]);[.$D156])" office:value-type="float" office:value="1" calcext:value-type="float">
            <text:p>1</text:p>
          </table:table-cell>
          <table:table-cell table:number-columns-repeated="3"/>
          <table:table-cell table:formula="of:=FLOOR([.S156];1)" office:value-type="float" office:value="1" calcext:value-type="float">
            <text:p>1</text:p>
          </table:table-cell>
          <table:table-cell table:formula="of:=[.S156]-[.W156]" office:value-type="float" office:value="0" calcext:value-type="float">
            <text:p>0</text:p>
          </table:table-cell>
          <table:table-cell table:formula="of:=IF(AND(COUNTIF([.$AC$4:.$AC$203];&quot;=&quot;&amp;[.X156]);SUM([.Y$4:.Y155])&lt;[.AD$3]);1;0)" office:value-type="float" office:value="0" calcext:value-type="float">
            <text:p>0</text:p>
          </table:table-cell>
          <table:table-cell table:number-columns-repeated="2"/>
          <table:table-cell table:formula="of:=[.AB155]+COUNTIF([.$X$4:.$X$203];&quot;=&quot;&amp;[.AC155])" office:value-type="float" office:value="26" calcext:value-type="float">
            <text:p>26</text:p>
          </table:table-cell>
          <table:table-cell table:formula="of:=IF([.AB156]&lt;=[.AD$3];LARGE([.$X$4:.$X$203];[.AB156]);&quot;&quot;)">
            <text:p/>
          </table:table-cell>
          <table:table-cell table:number-columns-repeated="2"/>
          <table:table-cell table:formula="of:=[.Y156]+[.W15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56]" office:value-type="float" office:value="154" calcext:value-type="float">
            <text:p>154</text:p>
          </table:table-cell>
          <table:table-cell table:formula="of:=[$Zamówienie.B156]" office:value-type="float" office:value="6" calcext:value-type="float">
            <text:p>6</text:p>
          </table:table-cell>
          <table:table-cell table:formula="of:=[$Zamówienie.C156]" office:value-type="float" office:value="8" calcext:value-type="float">
            <text:p>8</text:p>
          </table:table-cell>
          <table:table-cell table:formula="of:=[$Zamówienie.D156]" office:value-type="float" office:value="4" calcext:value-type="float">
            <text:p>4</text:p>
          </table:table-cell>
          <table:table-cell table:number-columns-repeated="5"/>
          <table:table-cell table:formula="of:=MIN(MAX(0;[.$B157]*[.J$2]-[.$C157]);[.$D157])" office:value-type="float" office:value="0.894386298763083" calcext:value-type="float">
            <text:p>0,894386298763083</text:p>
          </table:table-cell>
          <table:table-cell table:formula="of:=MIN(MAX(0;[.$B157]*[.K$2]-[.$C157]);[.$D157])" office:value-type="float" office:value="1.5849036310419" calcext:value-type="float">
            <text:p>1,5849036310419</text:p>
          </table:table-cell>
          <table:table-cell table:formula="of:=MIN(MAX(0;[.$B157]*[.L$2]-[.$C157]);[.$D157])" office:value-type="float" office:value="1.86153931746654" calcext:value-type="float">
            <text:p>1,86153931746654</text:p>
          </table:table-cell>
          <table:table-cell table:formula="of:=MIN(MAX(0;[.$B157]*[.M$2]-[.$C157]);[.$D157])" office:value-type="float" office:value="1.98639000837948" calcext:value-type="float">
            <text:p>1,98639000837948</text:p>
          </table:table-cell>
          <table:table-cell table:formula="of:=MIN(MAX(0;[.$B157]*[.N$2]-[.$C157]);[.$D157])" office:value-type="float" office:value="2.04611653658336" calcext:value-type="float">
            <text:p>2,04611653658336</text:p>
          </table:table-cell>
          <table:table-cell table:formula="of:=MIN(MAX(0;[.$B157]*[.O$2]-[.$C157]);[.$D157])" office:value-type="float" office:value="2.07422538609081" calcext:value-type="float">
            <text:p>2,07422538609081</text:p>
          </table:table-cell>
          <table:table-cell table:formula="of:=MIN(MAX(0;[.$B157]*[.P$2]-[.$C157]);[.$D157])" office:value-type="float" office:value="2.08739418449071" calcext:value-type="float">
            <text:p>2,08739418449071</text:p>
          </table:table-cell>
          <table:table-cell table:formula="of:=MIN(MAX(0;[.$B157]*[.Q$2]-[.$C157]);[.$D157])" office:value-type="float" office:value="2.09356547802443" calcext:value-type="float">
            <text:p>2,09356547802443</text:p>
          </table:table-cell>
          <table:table-cell table:formula="of:=MIN(MAX(0;[.$B157]*[.R$2]-[.$C157]);[.$D157])" office:value-type="float" office:value="2.09645792523574" calcext:value-type="float">
            <text:p>2,09645792523574</text:p>
          </table:table-cell>
          <table:table-cell table:formula="of:=MIN(MAX(0;[.$B157]*[.S$2]-[.$C157]);[.$D157])" office:value-type="float" office:value="2.0978136837728" calcext:value-type="float">
            <text:p>2,0978136837728</text:p>
          </table:table-cell>
          <table:table-cell table:number-columns-repeated="3"/>
          <table:table-cell table:formula="of:=FLOOR([.S157];1)" office:value-type="float" office:value="2" calcext:value-type="float">
            <text:p>2</text:p>
          </table:table-cell>
          <table:table-cell table:formula="of:=[.S157]-[.W157]" office:value-type="float" office:value="0.0978136837727988" calcext:value-type="float">
            <text:p>0,0978136837727988</text:p>
          </table:table-cell>
          <table:table-cell table:formula="of:=IF(AND(COUNTIF([.$AC$4:.$AC$203];&quot;=&quot;&amp;[.X157]);SUM([.Y$4:.Y156])&lt;[.AD$3]);1;0)" office:value-type="float" office:value="0" calcext:value-type="float">
            <text:p>0</text:p>
          </table:table-cell>
          <table:table-cell table:number-columns-repeated="2"/>
          <table:table-cell table:formula="of:=[.AB156]+COUNTIF([.$X$4:.$X$203];&quot;=&quot;&amp;[.AC156])" office:value-type="float" office:value="26" calcext:value-type="float">
            <text:p>26</text:p>
          </table:table-cell>
          <table:table-cell table:formula="of:=IF([.AB157]&lt;=[.AD$3];LARGE([.$X$4:.$X$203];[.AB157]);&quot;&quot;)">
            <text:p/>
          </table:table-cell>
          <table:table-cell table:number-columns-repeated="2"/>
          <table:table-cell table:formula="of:=[.Y157]+[.W15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57]" office:value-type="float" office:value="155" calcext:value-type="float">
            <text:p>155</text:p>
          </table:table-cell>
          <table:table-cell table:formula="of:=[$Zamówienie.B157]" office:value-type="float" office:value="0" calcext:value-type="float">
            <text:p>0</text:p>
          </table:table-cell>
          <table:table-cell table:formula="of:=[$Zamówienie.C157]" office:value-type="float" office:value="10" calcext:value-type="float">
            <text:p>10</text:p>
          </table:table-cell>
          <table:table-cell table:formula="of:=[$Zamówienie.D157]" office:value-type="float" office:value="2" calcext:value-type="float">
            <text:p>2</text:p>
          </table:table-cell>
          <table:table-cell table:number-columns-repeated="5"/>
          <table:table-cell table:formula="of:=MIN(MAX(0;[.$B158]*[.J$2]-[.$C158]);[.$D158])" office:value-type="float" office:value="0" calcext:value-type="float">
            <text:p>0</text:p>
          </table:table-cell>
          <table:table-cell table:formula="of:=MIN(MAX(0;[.$B158]*[.K$2]-[.$C158]);[.$D158])" office:value-type="float" office:value="0" calcext:value-type="float">
            <text:p>0</text:p>
          </table:table-cell>
          <table:table-cell table:formula="of:=MIN(MAX(0;[.$B158]*[.L$2]-[.$C158]);[.$D158])" office:value-type="float" office:value="0" calcext:value-type="float">
            <text:p>0</text:p>
          </table:table-cell>
          <table:table-cell table:formula="of:=MIN(MAX(0;[.$B158]*[.M$2]-[.$C158]);[.$D158])" office:value-type="float" office:value="0" calcext:value-type="float">
            <text:p>0</text:p>
          </table:table-cell>
          <table:table-cell table:formula="of:=MIN(MAX(0;[.$B158]*[.N$2]-[.$C158]);[.$D158])" office:value-type="float" office:value="0" calcext:value-type="float">
            <text:p>0</text:p>
          </table:table-cell>
          <table:table-cell table:formula="of:=MIN(MAX(0;[.$B158]*[.O$2]-[.$C158]);[.$D158])" office:value-type="float" office:value="0" calcext:value-type="float">
            <text:p>0</text:p>
          </table:table-cell>
          <table:table-cell table:formula="of:=MIN(MAX(0;[.$B158]*[.P$2]-[.$C158]);[.$D158])" office:value-type="float" office:value="0" calcext:value-type="float">
            <text:p>0</text:p>
          </table:table-cell>
          <table:table-cell table:formula="of:=MIN(MAX(0;[.$B158]*[.Q$2]-[.$C158]);[.$D158])" office:value-type="float" office:value="0" calcext:value-type="float">
            <text:p>0</text:p>
          </table:table-cell>
          <table:table-cell table:formula="of:=MIN(MAX(0;[.$B158]*[.R$2]-[.$C158]);[.$D158])" office:value-type="float" office:value="0" calcext:value-type="float">
            <text:p>0</text:p>
          </table:table-cell>
          <table:table-cell table:formula="of:=MIN(MAX(0;[.$B158]*[.S$2]-[.$C158]);[.$D158])" office:value-type="float" office:value="0" calcext:value-type="float">
            <text:p>0</text:p>
          </table:table-cell>
          <table:table-cell table:number-columns-repeated="3"/>
          <table:table-cell table:formula="of:=FLOOR([.S158];1)" office:value-type="float" office:value="0" calcext:value-type="float">
            <text:p>0</text:p>
          </table:table-cell>
          <table:table-cell table:formula="of:=[.S158]-[.W158]" office:value-type="float" office:value="0" calcext:value-type="float">
            <text:p>0</text:p>
          </table:table-cell>
          <table:table-cell table:formula="of:=IF(AND(COUNTIF([.$AC$4:.$AC$203];&quot;=&quot;&amp;[.X158]);SUM([.Y$4:.Y157])&lt;[.AD$3]);1;0)" office:value-type="float" office:value="0" calcext:value-type="float">
            <text:p>0</text:p>
          </table:table-cell>
          <table:table-cell table:number-columns-repeated="2"/>
          <table:table-cell table:formula="of:=[.AB157]+COUNTIF([.$X$4:.$X$203];&quot;=&quot;&amp;[.AC157])" office:value-type="float" office:value="26" calcext:value-type="float">
            <text:p>26</text:p>
          </table:table-cell>
          <table:table-cell table:formula="of:=IF([.AB158]&lt;=[.AD$3];LARGE([.$X$4:.$X$203];[.AB158]);&quot;&quot;)">
            <text:p/>
          </table:table-cell>
          <table:table-cell table:number-columns-repeated="2"/>
          <table:table-cell table:formula="of:=[.Y158]+[.W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8]" office:value-type="float" office:value="156" calcext:value-type="float">
            <text:p>156</text:p>
          </table:table-cell>
          <table:table-cell table:formula="of:=[$Zamówienie.B158]" office:value-type="float" office:value="4" calcext:value-type="float">
            <text:p>4</text:p>
          </table:table-cell>
          <table:table-cell table:formula="of:=[$Zamówienie.C158]" office:value-type="float" office:value="9" calcext:value-type="float">
            <text:p>9</text:p>
          </table:table-cell>
          <table:table-cell table:formula="of:=[$Zamówienie.D158]" office:value-type="float" office:value="4" calcext:value-type="float">
            <text:p>4</text:p>
          </table:table-cell>
          <table:table-cell table:number-columns-repeated="5"/>
          <table:table-cell table:formula="of:=MIN(MAX(0;[.$B159]*[.J$2]-[.$C159]);[.$D159])" office:value-type="float" office:value="0" calcext:value-type="float">
            <text:p>0</text:p>
          </table:table-cell>
          <table:table-cell table:formula="of:=MIN(MAX(0;[.$B159]*[.K$2]-[.$C159]);[.$D159])" office:value-type="float" office:value="0" calcext:value-type="float">
            <text:p>0</text:p>
          </table:table-cell>
          <table:table-cell table:formula="of:=MIN(MAX(0;[.$B159]*[.L$2]-[.$C159]);[.$D159])" office:value-type="float" office:value="0" calcext:value-type="float">
            <text:p>0</text:p>
          </table:table-cell>
          <table:table-cell table:formula="of:=MIN(MAX(0;[.$B159]*[.M$2]-[.$C159]);[.$D159])" office:value-type="float" office:value="0" calcext:value-type="float">
            <text:p>0</text:p>
          </table:table-cell>
          <table:table-cell table:formula="of:=MIN(MAX(0;[.$B159]*[.N$2]-[.$C159]);[.$D159])" office:value-type="float" office:value="0" calcext:value-type="float">
            <text:p>0</text:p>
          </table:table-cell>
          <table:table-cell table:formula="of:=MIN(MAX(0;[.$B159]*[.O$2]-[.$C159]);[.$D159])" office:value-type="float" office:value="0" calcext:value-type="float">
            <text:p>0</text:p>
          </table:table-cell>
          <table:table-cell table:formula="of:=MIN(MAX(0;[.$B159]*[.P$2]-[.$C159]);[.$D159])" office:value-type="float" office:value="0" calcext:value-type="float">
            <text:p>0</text:p>
          </table:table-cell>
          <table:table-cell table:formula="of:=MIN(MAX(0;[.$B159]*[.Q$2]-[.$C159]);[.$D159])" office:value-type="float" office:value="0" calcext:value-type="float">
            <text:p>0</text:p>
          </table:table-cell>
          <table:table-cell table:formula="of:=MIN(MAX(0;[.$B159]*[.R$2]-[.$C159]);[.$D159])" office:value-type="float" office:value="0" calcext:value-type="float">
            <text:p>0</text:p>
          </table:table-cell>
          <table:table-cell table:formula="of:=MIN(MAX(0;[.$B159]*[.S$2]-[.$C159]);[.$D159])" office:value-type="float" office:value="0" calcext:value-type="float">
            <text:p>0</text:p>
          </table:table-cell>
          <table:table-cell table:number-columns-repeated="3"/>
          <table:table-cell table:formula="of:=FLOOR([.S159];1)" office:value-type="float" office:value="0" calcext:value-type="float">
            <text:p>0</text:p>
          </table:table-cell>
          <table:table-cell table:formula="of:=[.S159]-[.W159]" office:value-type="float" office:value="0" calcext:value-type="float">
            <text:p>0</text:p>
          </table:table-cell>
          <table:table-cell table:formula="of:=IF(AND(COUNTIF([.$AC$4:.$AC$203];&quot;=&quot;&amp;[.X159]);SUM([.Y$4:.Y158])&lt;[.AD$3]);1;0)" office:value-type="float" office:value="0" calcext:value-type="float">
            <text:p>0</text:p>
          </table:table-cell>
          <table:table-cell table:number-columns-repeated="2"/>
          <table:table-cell table:formula="of:=[.AB158]+COUNTIF([.$X$4:.$X$203];&quot;=&quot;&amp;[.AC158])" office:value-type="float" office:value="26" calcext:value-type="float">
            <text:p>26</text:p>
          </table:table-cell>
          <table:table-cell table:formula="of:=IF([.AB159]&lt;=[.AD$3];LARGE([.$X$4:.$X$203];[.AB159]);&quot;&quot;)">
            <text:p/>
          </table:table-cell>
          <table:table-cell table:number-columns-repeated="2"/>
          <table:table-cell table:formula="of:=[.Y159]+[.W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9]" office:value-type="float" office:value="157" calcext:value-type="float">
            <text:p>157</text:p>
          </table:table-cell>
          <table:table-cell table:formula="of:=[$Zamówienie.B159]" office:value-type="float" office:value="8" calcext:value-type="float">
            <text:p>8</text:p>
          </table:table-cell>
          <table:table-cell table:formula="of:=[$Zamówienie.C159]" office:value-type="float" office:value="4" calcext:value-type="float">
            <text:p>4</text:p>
          </table:table-cell>
          <table:table-cell table:formula="of:=[$Zamówienie.D159]" office:value-type="float" office:value="6" calcext:value-type="float">
            <text:p>6</text:p>
          </table:table-cell>
          <table:table-cell table:number-columns-repeated="5"/>
          <table:table-cell table:formula="of:=MIN(MAX(0;[.$B160]*[.J$2]-[.$C160]);[.$D160])" office:value-type="float" office:value="6" calcext:value-type="float">
            <text:p>6</text:p>
          </table:table-cell>
          <table:table-cell table:formula="of:=MIN(MAX(0;[.$B160]*[.K$2]-[.$C160]);[.$D160])" office:value-type="float" office:value="6" calcext:value-type="float">
            <text:p>6</text:p>
          </table:table-cell>
          <table:table-cell table:formula="of:=MIN(MAX(0;[.$B160]*[.L$2]-[.$C160]);[.$D160])" office:value-type="float" office:value="6" calcext:value-type="float">
            <text:p>6</text:p>
          </table:table-cell>
          <table:table-cell table:formula="of:=MIN(MAX(0;[.$B160]*[.M$2]-[.$C160]);[.$D160])" office:value-type="float" office:value="6" calcext:value-type="float">
            <text:p>6</text:p>
          </table:table-cell>
          <table:table-cell table:formula="of:=MIN(MAX(0;[.$B160]*[.N$2]-[.$C160]);[.$D160])" office:value-type="float" office:value="6" calcext:value-type="float">
            <text:p>6</text:p>
          </table:table-cell>
          <table:table-cell table:formula="of:=MIN(MAX(0;[.$B160]*[.O$2]-[.$C160]);[.$D160])" office:value-type="float" office:value="6" calcext:value-type="float">
            <text:p>6</text:p>
          </table:table-cell>
          <table:table-cell table:formula="of:=MIN(MAX(0;[.$B160]*[.P$2]-[.$C160]);[.$D160])" office:value-type="float" office:value="6" calcext:value-type="float">
            <text:p>6</text:p>
          </table:table-cell>
          <table:table-cell table:formula="of:=MIN(MAX(0;[.$B160]*[.Q$2]-[.$C160]);[.$D160])" office:value-type="float" office:value="6" calcext:value-type="float">
            <text:p>6</text:p>
          </table:table-cell>
          <table:table-cell table:formula="of:=MIN(MAX(0;[.$B160]*[.R$2]-[.$C160]);[.$D160])" office:value-type="float" office:value="6" calcext:value-type="float">
            <text:p>6</text:p>
          </table:table-cell>
          <table:table-cell table:formula="of:=MIN(MAX(0;[.$B160]*[.S$2]-[.$C160]);[.$D160])" office:value-type="float" office:value="6" calcext:value-type="float">
            <text:p>6</text:p>
          </table:table-cell>
          <table:table-cell table:number-columns-repeated="3"/>
          <table:table-cell table:formula="of:=FLOOR([.S160];1)" office:value-type="float" office:value="6" calcext:value-type="float">
            <text:p>6</text:p>
          </table:table-cell>
          <table:table-cell table:formula="of:=[.S160]-[.W160]" office:value-type="float" office:value="0" calcext:value-type="float">
            <text:p>0</text:p>
          </table:table-cell>
          <table:table-cell table:formula="of:=IF(AND(COUNTIF([.$AC$4:.$AC$203];&quot;=&quot;&amp;[.X160]);SUM([.Y$4:.Y159])&lt;[.AD$3]);1;0)" office:value-type="float" office:value="0" calcext:value-type="float">
            <text:p>0</text:p>
          </table:table-cell>
          <table:table-cell table:number-columns-repeated="2"/>
          <table:table-cell table:formula="of:=[.AB159]+COUNTIF([.$X$4:.$X$203];&quot;=&quot;&amp;[.AC159])" office:value-type="float" office:value="26" calcext:value-type="float">
            <text:p>26</text:p>
          </table:table-cell>
          <table:table-cell table:formula="of:=IF([.AB160]&lt;=[.AD$3];LARGE([.$X$4:.$X$203];[.AB160]);&quot;&quot;)">
            <text:p/>
          </table:table-cell>
          <table:table-cell table:number-columns-repeated="2"/>
          <table:table-cell table:formula="of:=[.Y160]+[.W1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60]" office:value-type="float" office:value="158" calcext:value-type="float">
            <text:p>158</text:p>
          </table:table-cell>
          <table:table-cell table:formula="of:=[$Zamówienie.B160]" office:value-type="float" office:value="4" calcext:value-type="float">
            <text:p>4</text:p>
          </table:table-cell>
          <table:table-cell table:formula="of:=[$Zamówienie.C160]" office:value-type="float" office:value="10" calcext:value-type="float">
            <text:p>10</text:p>
          </table:table-cell>
          <table:table-cell table:formula="of:=[$Zamówienie.D160]" office:value-type="float" office:value="7" calcext:value-type="float">
            <text:p>7</text:p>
          </table:table-cell>
          <table:table-cell table:number-columns-repeated="5"/>
          <table:table-cell table:formula="of:=MIN(MAX(0;[.$B161]*[.J$2]-[.$C161]);[.$D161])" office:value-type="float" office:value="0" calcext:value-type="float">
            <text:p>0</text:p>
          </table:table-cell>
          <table:table-cell table:formula="of:=MIN(MAX(0;[.$B161]*[.K$2]-[.$C161]);[.$D161])" office:value-type="float" office:value="0" calcext:value-type="float">
            <text:p>0</text:p>
          </table:table-cell>
          <table:table-cell table:formula="of:=MIN(MAX(0;[.$B161]*[.L$2]-[.$C161]);[.$D161])" office:value-type="float" office:value="0" calcext:value-type="float">
            <text:p>0</text:p>
          </table:table-cell>
          <table:table-cell table:formula="of:=MIN(MAX(0;[.$B161]*[.M$2]-[.$C161]);[.$D161])" office:value-type="float" office:value="0" calcext:value-type="float">
            <text:p>0</text:p>
          </table:table-cell>
          <table:table-cell table:formula="of:=MIN(MAX(0;[.$B161]*[.N$2]-[.$C161]);[.$D161])" office:value-type="float" office:value="0" calcext:value-type="float">
            <text:p>0</text:p>
          </table:table-cell>
          <table:table-cell table:formula="of:=MIN(MAX(0;[.$B161]*[.O$2]-[.$C161]);[.$D161])" office:value-type="float" office:value="0" calcext:value-type="float">
            <text:p>0</text:p>
          </table:table-cell>
          <table:table-cell table:formula="of:=MIN(MAX(0;[.$B161]*[.P$2]-[.$C161]);[.$D161])" office:value-type="float" office:value="0" calcext:value-type="float">
            <text:p>0</text:p>
          </table:table-cell>
          <table:table-cell table:formula="of:=MIN(MAX(0;[.$B161]*[.Q$2]-[.$C161]);[.$D161])" office:value-type="float" office:value="0" calcext:value-type="float">
            <text:p>0</text:p>
          </table:table-cell>
          <table:table-cell table:formula="of:=MIN(MAX(0;[.$B161]*[.R$2]-[.$C161]);[.$D161])" office:value-type="float" office:value="0" calcext:value-type="float">
            <text:p>0</text:p>
          </table:table-cell>
          <table:table-cell table:formula="of:=MIN(MAX(0;[.$B161]*[.S$2]-[.$C161]);[.$D161])" office:value-type="float" office:value="0" calcext:value-type="float">
            <text:p>0</text:p>
          </table:table-cell>
          <table:table-cell table:number-columns-repeated="3"/>
          <table:table-cell table:formula="of:=FLOOR([.S161];1)" office:value-type="float" office:value="0" calcext:value-type="float">
            <text:p>0</text:p>
          </table:table-cell>
          <table:table-cell table:formula="of:=[.S161]-[.W161]" office:value-type="float" office:value="0" calcext:value-type="float">
            <text:p>0</text:p>
          </table:table-cell>
          <table:table-cell table:formula="of:=IF(AND(COUNTIF([.$AC$4:.$AC$203];&quot;=&quot;&amp;[.X161]);SUM([.Y$4:.Y160])&lt;[.AD$3]);1;0)" office:value-type="float" office:value="0" calcext:value-type="float">
            <text:p>0</text:p>
          </table:table-cell>
          <table:table-cell table:number-columns-repeated="2"/>
          <table:table-cell table:formula="of:=[.AB160]+COUNTIF([.$X$4:.$X$203];&quot;=&quot;&amp;[.AC160])" office:value-type="float" office:value="26" calcext:value-type="float">
            <text:p>26</text:p>
          </table:table-cell>
          <table:table-cell table:formula="of:=IF([.AB161]&lt;=[.AD$3];LARGE([.$X$4:.$X$203];[.AB161]);&quot;&quot;)">
            <text:p/>
          </table:table-cell>
          <table:table-cell table:number-columns-repeated="2"/>
          <table:table-cell table:formula="of:=[.Y161]+[.W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1]" office:value-type="float" office:value="159" calcext:value-type="float">
            <text:p>159</text:p>
          </table:table-cell>
          <table:table-cell table:formula="of:=[$Zamówienie.B161]" office:value-type="float" office:value="10" calcext:value-type="float">
            <text:p>10</text:p>
          </table:table-cell>
          <table:table-cell table:formula="of:=[$Zamówienie.C161]" office:value-type="float" office:value="3" calcext:value-type="float">
            <text:p>3</text:p>
          </table:table-cell>
          <table:table-cell table:formula="of:=[$Zamówienie.D161]" office:value-type="float" office:value="4" calcext:value-type="float">
            <text:p>4</text:p>
          </table:table-cell>
          <table:table-cell table:number-columns-repeated="5"/>
          <table:table-cell table:formula="of:=MIN(MAX(0;[.$B162]*[.J$2]-[.$C162]);[.$D162])" office:value-type="float" office:value="4" calcext:value-type="float">
            <text:p>4</text:p>
          </table:table-cell>
          <table:table-cell table:formula="of:=MIN(MAX(0;[.$B162]*[.K$2]-[.$C162]);[.$D162])" office:value-type="float" office:value="4" calcext:value-type="float">
            <text:p>4</text:p>
          </table:table-cell>
          <table:table-cell table:formula="of:=MIN(MAX(0;[.$B162]*[.L$2]-[.$C162]);[.$D162])" office:value-type="float" office:value="4" calcext:value-type="float">
            <text:p>4</text:p>
          </table:table-cell>
          <table:table-cell table:formula="of:=MIN(MAX(0;[.$B162]*[.M$2]-[.$C162]);[.$D162])" office:value-type="float" office:value="4" calcext:value-type="float">
            <text:p>4</text:p>
          </table:table-cell>
          <table:table-cell table:formula="of:=MIN(MAX(0;[.$B162]*[.N$2]-[.$C162]);[.$D162])" office:value-type="float" office:value="4" calcext:value-type="float">
            <text:p>4</text:p>
          </table:table-cell>
          <table:table-cell table:formula="of:=MIN(MAX(0;[.$B162]*[.O$2]-[.$C162]);[.$D162])" office:value-type="float" office:value="4" calcext:value-type="float">
            <text:p>4</text:p>
          </table:table-cell>
          <table:table-cell table:formula="of:=MIN(MAX(0;[.$B162]*[.P$2]-[.$C162]);[.$D162])" office:value-type="float" office:value="4" calcext:value-type="float">
            <text:p>4</text:p>
          </table:table-cell>
          <table:table-cell table:formula="of:=MIN(MAX(0;[.$B162]*[.Q$2]-[.$C162]);[.$D162])" office:value-type="float" office:value="4" calcext:value-type="float">
            <text:p>4</text:p>
          </table:table-cell>
          <table:table-cell table:formula="of:=MIN(MAX(0;[.$B162]*[.R$2]-[.$C162]);[.$D162])" office:value-type="float" office:value="4" calcext:value-type="float">
            <text:p>4</text:p>
          </table:table-cell>
          <table:table-cell table:formula="of:=MIN(MAX(0;[.$B162]*[.S$2]-[.$C162]);[.$D162])" office:value-type="float" office:value="4" calcext:value-type="float">
            <text:p>4</text:p>
          </table:table-cell>
          <table:table-cell table:number-columns-repeated="3"/>
          <table:table-cell table:formula="of:=FLOOR([.S162];1)" office:value-type="float" office:value="4" calcext:value-type="float">
            <text:p>4</text:p>
          </table:table-cell>
          <table:table-cell table:formula="of:=[.S162]-[.W162]" office:value-type="float" office:value="0" calcext:value-type="float">
            <text:p>0</text:p>
          </table:table-cell>
          <table:table-cell table:formula="of:=IF(AND(COUNTIF([.$AC$4:.$AC$203];&quot;=&quot;&amp;[.X162]);SUM([.Y$4:.Y161])&lt;[.AD$3]);1;0)" office:value-type="float" office:value="0" calcext:value-type="float">
            <text:p>0</text:p>
          </table:table-cell>
          <table:table-cell table:number-columns-repeated="2"/>
          <table:table-cell table:formula="of:=[.AB161]+COUNTIF([.$X$4:.$X$203];&quot;=&quot;&amp;[.AC161])" office:value-type="float" office:value="26" calcext:value-type="float">
            <text:p>26</text:p>
          </table:table-cell>
          <table:table-cell table:formula="of:=IF([.AB162]&lt;=[.AD$3];LARGE([.$X$4:.$X$203];[.AB162]);&quot;&quot;)">
            <text:p/>
          </table:table-cell>
          <table:table-cell table:number-columns-repeated="2"/>
          <table:table-cell table:formula="of:=[.Y162]+[.W16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62]" office:value-type="float" office:value="160" calcext:value-type="float">
            <text:p>160</text:p>
          </table:table-cell>
          <table:table-cell table:formula="of:=[$Zamówienie.B162]" office:value-type="float" office:value="8" calcext:value-type="float">
            <text:p>8</text:p>
          </table:table-cell>
          <table:table-cell table:formula="of:=[$Zamówienie.C162]" office:value-type="float" office:value="5" calcext:value-type="float">
            <text:p>5</text:p>
          </table:table-cell>
          <table:table-cell table:formula="of:=[$Zamówienie.D162]" office:value-type="float" office:value="7" calcext:value-type="float">
            <text:p>7</text:p>
          </table:table-cell>
          <table:table-cell table:number-columns-repeated="5"/>
          <table:table-cell table:formula="of:=MIN(MAX(0;[.$B163]*[.J$2]-[.$C163]);[.$D163])" office:value-type="float" office:value="6.85918173168411" calcext:value-type="float">
            <text:p>6,85918173168411</text:p>
          </table:table-cell>
          <table:table-cell table:formula="of:=MIN(MAX(0;[.$B163]*[.K$2]-[.$C163]);[.$D163])" office:value-type="float" office:value="7" calcext:value-type="float">
            <text:p>7</text:p>
          </table:table-cell>
          <table:table-cell table:formula="of:=MIN(MAX(0;[.$B163]*[.L$2]-[.$C163]);[.$D163])" office:value-type="float" office:value="7" calcext:value-type="float">
            <text:p>7</text:p>
          </table:table-cell>
          <table:table-cell table:formula="of:=MIN(MAX(0;[.$B163]*[.M$2]-[.$C163]);[.$D163])" office:value-type="float" office:value="7" calcext:value-type="float">
            <text:p>7</text:p>
          </table:table-cell>
          <table:table-cell table:formula="of:=MIN(MAX(0;[.$B163]*[.N$2]-[.$C163]);[.$D163])" office:value-type="float" office:value="7" calcext:value-type="float">
            <text:p>7</text:p>
          </table:table-cell>
          <table:table-cell table:formula="of:=MIN(MAX(0;[.$B163]*[.O$2]-[.$C163]);[.$D163])" office:value-type="float" office:value="7" calcext:value-type="float">
            <text:p>7</text:p>
          </table:table-cell>
          <table:table-cell table:formula="of:=MIN(MAX(0;[.$B163]*[.P$2]-[.$C163]);[.$D163])" office:value-type="float" office:value="7" calcext:value-type="float">
            <text:p>7</text:p>
          </table:table-cell>
          <table:table-cell table:formula="of:=MIN(MAX(0;[.$B163]*[.Q$2]-[.$C163]);[.$D163])" office:value-type="float" office:value="7" calcext:value-type="float">
            <text:p>7</text:p>
          </table:table-cell>
          <table:table-cell table:formula="of:=MIN(MAX(0;[.$B163]*[.R$2]-[.$C163]);[.$D163])" office:value-type="float" office:value="7" calcext:value-type="float">
            <text:p>7</text:p>
          </table:table-cell>
          <table:table-cell table:formula="of:=MIN(MAX(0;[.$B163]*[.S$2]-[.$C163]);[.$D163])" office:value-type="float" office:value="7" calcext:value-type="float">
            <text:p>7</text:p>
          </table:table-cell>
          <table:table-cell table:number-columns-repeated="3"/>
          <table:table-cell table:formula="of:=FLOOR([.S163];1)" office:value-type="float" office:value="7" calcext:value-type="float">
            <text:p>7</text:p>
          </table:table-cell>
          <table:table-cell table:formula="of:=[.S163]-[.W163]" office:value-type="float" office:value="0" calcext:value-type="float">
            <text:p>0</text:p>
          </table:table-cell>
          <table:table-cell table:formula="of:=IF(AND(COUNTIF([.$AC$4:.$AC$203];&quot;=&quot;&amp;[.X163]);SUM([.Y$4:.Y162])&lt;[.AD$3]);1;0)" office:value-type="float" office:value="0" calcext:value-type="float">
            <text:p>0</text:p>
          </table:table-cell>
          <table:table-cell table:number-columns-repeated="2"/>
          <table:table-cell table:formula="of:=[.AB162]+COUNTIF([.$X$4:.$X$203];&quot;=&quot;&amp;[.AC162])" office:value-type="float" office:value="26" calcext:value-type="float">
            <text:p>26</text:p>
          </table:table-cell>
          <table:table-cell table:formula="of:=IF([.AB163]&lt;=[.AD$3];LARGE([.$X$4:.$X$203];[.AB163]);&quot;&quot;)">
            <text:p/>
          </table:table-cell>
          <table:table-cell table:number-columns-repeated="2"/>
          <table:table-cell table:formula="of:=[.Y163]+[.W16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63]" office:value-type="float" office:value="161" calcext:value-type="float">
            <text:p>161</text:p>
          </table:table-cell>
          <table:table-cell table:formula="of:=[$Zamówienie.B163]" office:value-type="float" office:value="6" calcext:value-type="float">
            <text:p>6</text:p>
          </table:table-cell>
          <table:table-cell table:formula="of:=[$Zamówienie.C163]" office:value-type="float" office:value="3" calcext:value-type="float">
            <text:p>3</text:p>
          </table:table-cell>
          <table:table-cell table:formula="of:=[$Zamówienie.D163]" office:value-type="float" office:value="10" calcext:value-type="float">
            <text:p>10</text:p>
          </table:table-cell>
          <table:table-cell table:number-columns-repeated="5"/>
          <table:table-cell table:formula="of:=MIN(MAX(0;[.$B164]*[.J$2]-[.$C164]);[.$D164])" office:value-type="float" office:value="5.89438629876308" calcext:value-type="float">
            <text:p>5,89438629876308</text:p>
          </table:table-cell>
          <table:table-cell table:formula="of:=MIN(MAX(0;[.$B164]*[.K$2]-[.$C164]);[.$D164])" office:value-type="float" office:value="6.5849036310419" calcext:value-type="float">
            <text:p>6,5849036310419</text:p>
          </table:table-cell>
          <table:table-cell table:formula="of:=MIN(MAX(0;[.$B164]*[.L$2]-[.$C164]);[.$D164])" office:value-type="float" office:value="6.86153931746654" calcext:value-type="float">
            <text:p>6,86153931746654</text:p>
          </table:table-cell>
          <table:table-cell table:formula="of:=MIN(MAX(0;[.$B164]*[.M$2]-[.$C164]);[.$D164])" office:value-type="float" office:value="6.98639000837948" calcext:value-type="float">
            <text:p>6,98639000837948</text:p>
          </table:table-cell>
          <table:table-cell table:formula="of:=MIN(MAX(0;[.$B164]*[.N$2]-[.$C164]);[.$D164])" office:value-type="float" office:value="7.04611653658336" calcext:value-type="float">
            <text:p>7,04611653658336</text:p>
          </table:table-cell>
          <table:table-cell table:formula="of:=MIN(MAX(0;[.$B164]*[.O$2]-[.$C164]);[.$D164])" office:value-type="float" office:value="7.07422538609081" calcext:value-type="float">
            <text:p>7,07422538609081</text:p>
          </table:table-cell>
          <table:table-cell table:formula="of:=MIN(MAX(0;[.$B164]*[.P$2]-[.$C164]);[.$D164])" office:value-type="float" office:value="7.08739418449071" calcext:value-type="float">
            <text:p>7,08739418449071</text:p>
          </table:table-cell>
          <table:table-cell table:formula="of:=MIN(MAX(0;[.$B164]*[.Q$2]-[.$C164]);[.$D164])" office:value-type="float" office:value="7.09356547802443" calcext:value-type="float">
            <text:p>7,09356547802443</text:p>
          </table:table-cell>
          <table:table-cell table:formula="of:=MIN(MAX(0;[.$B164]*[.R$2]-[.$C164]);[.$D164])" office:value-type="float" office:value="7.09645792523574" calcext:value-type="float">
            <text:p>7,09645792523574</text:p>
          </table:table-cell>
          <table:table-cell table:formula="of:=MIN(MAX(0;[.$B164]*[.S$2]-[.$C164]);[.$D164])" office:value-type="float" office:value="7.0978136837728" calcext:value-type="float">
            <text:p>7,0978136837728</text:p>
          </table:table-cell>
          <table:table-cell table:number-columns-repeated="3"/>
          <table:table-cell table:formula="of:=FLOOR([.S164];1)" office:value-type="float" office:value="7" calcext:value-type="float">
            <text:p>7</text:p>
          </table:table-cell>
          <table:table-cell table:formula="of:=[.S164]-[.W164]" office:value-type="float" office:value="0.0978136837727988" calcext:value-type="float">
            <text:p>0,0978136837727988</text:p>
          </table:table-cell>
          <table:table-cell table:formula="of:=IF(AND(COUNTIF([.$AC$4:.$AC$203];&quot;=&quot;&amp;[.X164]);SUM([.Y$4:.Y163])&lt;[.AD$3]);1;0)" office:value-type="float" office:value="0" calcext:value-type="float">
            <text:p>0</text:p>
          </table:table-cell>
          <table:table-cell table:number-columns-repeated="2"/>
          <table:table-cell table:formula="of:=[.AB163]+COUNTIF([.$X$4:.$X$203];&quot;=&quot;&amp;[.AC163])" office:value-type="float" office:value="26" calcext:value-type="float">
            <text:p>26</text:p>
          </table:table-cell>
          <table:table-cell table:formula="of:=IF([.AB164]&lt;=[.AD$3];LARGE([.$X$4:.$X$203];[.AB164]);&quot;&quot;)">
            <text:p/>
          </table:table-cell>
          <table:table-cell table:number-columns-repeated="2"/>
          <table:table-cell table:formula="of:=[.Y164]+[.W16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64]" office:value-type="float" office:value="162" calcext:value-type="float">
            <text:p>162</text:p>
          </table:table-cell>
          <table:table-cell table:formula="of:=[$Zamówienie.B164]" office:value-type="float" office:value="3" calcext:value-type="float">
            <text:p>3</text:p>
          </table:table-cell>
          <table:table-cell table:formula="of:=[$Zamówienie.C164]" office:value-type="float" office:value="6" calcext:value-type="float">
            <text:p>6</text:p>
          </table:table-cell>
          <table:table-cell table:formula="of:=[$Zamówienie.D164]" office:value-type="float" office:value="3" calcext:value-type="float">
            <text:p>3</text:p>
          </table:table-cell>
          <table:table-cell table:number-columns-repeated="5"/>
          <table:table-cell table:formula="of:=MIN(MAX(0;[.$B165]*[.J$2]-[.$C165]);[.$D165])" office:value-type="float" office:value="0" calcext:value-type="float">
            <text:p>0</text:p>
          </table:table-cell>
          <table:table-cell table:formula="of:=MIN(MAX(0;[.$B165]*[.K$2]-[.$C165]);[.$D165])" office:value-type="float" office:value="0" calcext:value-type="float">
            <text:p>0</text:p>
          </table:table-cell>
          <table:table-cell table:formula="of:=MIN(MAX(0;[.$B165]*[.L$2]-[.$C165]);[.$D165])" office:value-type="float" office:value="0" calcext:value-type="float">
            <text:p>0</text:p>
          </table:table-cell>
          <table:table-cell table:formula="of:=MIN(MAX(0;[.$B165]*[.M$2]-[.$C165]);[.$D165])" office:value-type="float" office:value="0" calcext:value-type="float">
            <text:p>0</text:p>
          </table:table-cell>
          <table:table-cell table:formula="of:=MIN(MAX(0;[.$B165]*[.N$2]-[.$C165]);[.$D165])" office:value-type="float" office:value="0" calcext:value-type="float">
            <text:p>0</text:p>
          </table:table-cell>
          <table:table-cell table:formula="of:=MIN(MAX(0;[.$B165]*[.O$2]-[.$C165]);[.$D165])" office:value-type="float" office:value="0" calcext:value-type="float">
            <text:p>0</text:p>
          </table:table-cell>
          <table:table-cell table:formula="of:=MIN(MAX(0;[.$B165]*[.P$2]-[.$C165]);[.$D165])" office:value-type="float" office:value="0" calcext:value-type="float">
            <text:p>0</text:p>
          </table:table-cell>
          <table:table-cell table:formula="of:=MIN(MAX(0;[.$B165]*[.Q$2]-[.$C165]);[.$D165])" office:value-type="float" office:value="0" calcext:value-type="float">
            <text:p>0</text:p>
          </table:table-cell>
          <table:table-cell table:formula="of:=MIN(MAX(0;[.$B165]*[.R$2]-[.$C165]);[.$D165])" office:value-type="float" office:value="0" calcext:value-type="float">
            <text:p>0</text:p>
          </table:table-cell>
          <table:table-cell table:formula="of:=MIN(MAX(0;[.$B165]*[.S$2]-[.$C165]);[.$D165])" office:value-type="float" office:value="0" calcext:value-type="float">
            <text:p>0</text:p>
          </table:table-cell>
          <table:table-cell table:number-columns-repeated="3"/>
          <table:table-cell table:formula="of:=FLOOR([.S165];1)" office:value-type="float" office:value="0" calcext:value-type="float">
            <text:p>0</text:p>
          </table:table-cell>
          <table:table-cell table:formula="of:=[.S165]-[.W165]" office:value-type="float" office:value="0" calcext:value-type="float">
            <text:p>0</text:p>
          </table:table-cell>
          <table:table-cell table:formula="of:=IF(AND(COUNTIF([.$AC$4:.$AC$203];&quot;=&quot;&amp;[.X165]);SUM([.Y$4:.Y164])&lt;[.AD$3]);1;0)" office:value-type="float" office:value="0" calcext:value-type="float">
            <text:p>0</text:p>
          </table:table-cell>
          <table:table-cell table:number-columns-repeated="2"/>
          <table:table-cell table:formula="of:=[.AB164]+COUNTIF([.$X$4:.$X$203];&quot;=&quot;&amp;[.AC164])" office:value-type="float" office:value="26" calcext:value-type="float">
            <text:p>26</text:p>
          </table:table-cell>
          <table:table-cell table:formula="of:=IF([.AB165]&lt;=[.AD$3];LARGE([.$X$4:.$X$203];[.AB165]);&quot;&quot;)">
            <text:p/>
          </table:table-cell>
          <table:table-cell table:number-columns-repeated="2"/>
          <table:table-cell table:formula="of:=[.Y165]+[.W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5]" office:value-type="float" office:value="163" calcext:value-type="float">
            <text:p>163</text:p>
          </table:table-cell>
          <table:table-cell table:formula="of:=[$Zamówienie.B165]" office:value-type="float" office:value="8" calcext:value-type="float">
            <text:p>8</text:p>
          </table:table-cell>
          <table:table-cell table:formula="of:=[$Zamówienie.C165]" office:value-type="float" office:value="7" calcext:value-type="float">
            <text:p>7</text:p>
          </table:table-cell>
          <table:table-cell table:formula="of:=[$Zamówienie.D165]" office:value-type="float" office:value="0" calcext:value-type="float">
            <text:p>0</text:p>
          </table:table-cell>
          <table:table-cell table:number-columns-repeated="5"/>
          <table:table-cell table:formula="of:=MIN(MAX(0;[.$B166]*[.J$2]-[.$C166]);[.$D166])" office:value-type="float" office:value="0" calcext:value-type="float">
            <text:p>0</text:p>
          </table:table-cell>
          <table:table-cell table:formula="of:=MIN(MAX(0;[.$B166]*[.K$2]-[.$C166]);[.$D166])" office:value-type="float" office:value="0" calcext:value-type="float">
            <text:p>0</text:p>
          </table:table-cell>
          <table:table-cell table:formula="of:=MIN(MAX(0;[.$B166]*[.L$2]-[.$C166]);[.$D166])" office:value-type="float" office:value="0" calcext:value-type="float">
            <text:p>0</text:p>
          </table:table-cell>
          <table:table-cell table:formula="of:=MIN(MAX(0;[.$B166]*[.M$2]-[.$C166]);[.$D166])" office:value-type="float" office:value="0" calcext:value-type="float">
            <text:p>0</text:p>
          </table:table-cell>
          <table:table-cell table:formula="of:=MIN(MAX(0;[.$B166]*[.N$2]-[.$C166]);[.$D166])" office:value-type="float" office:value="0" calcext:value-type="float">
            <text:p>0</text:p>
          </table:table-cell>
          <table:table-cell table:formula="of:=MIN(MAX(0;[.$B166]*[.O$2]-[.$C166]);[.$D166])" office:value-type="float" office:value="0" calcext:value-type="float">
            <text:p>0</text:p>
          </table:table-cell>
          <table:table-cell table:formula="of:=MIN(MAX(0;[.$B166]*[.P$2]-[.$C166]);[.$D166])" office:value-type="float" office:value="0" calcext:value-type="float">
            <text:p>0</text:p>
          </table:table-cell>
          <table:table-cell table:formula="of:=MIN(MAX(0;[.$B166]*[.Q$2]-[.$C166]);[.$D166])" office:value-type="float" office:value="0" calcext:value-type="float">
            <text:p>0</text:p>
          </table:table-cell>
          <table:table-cell table:formula="of:=MIN(MAX(0;[.$B166]*[.R$2]-[.$C166]);[.$D166])" office:value-type="float" office:value="0" calcext:value-type="float">
            <text:p>0</text:p>
          </table:table-cell>
          <table:table-cell table:formula="of:=MIN(MAX(0;[.$B166]*[.S$2]-[.$C166]);[.$D166])" office:value-type="float" office:value="0" calcext:value-type="float">
            <text:p>0</text:p>
          </table:table-cell>
          <table:table-cell table:number-columns-repeated="3"/>
          <table:table-cell table:formula="of:=FLOOR([.S166];1)" office:value-type="float" office:value="0" calcext:value-type="float">
            <text:p>0</text:p>
          </table:table-cell>
          <table:table-cell table:formula="of:=[.S166]-[.W166]" office:value-type="float" office:value="0" calcext:value-type="float">
            <text:p>0</text:p>
          </table:table-cell>
          <table:table-cell table:formula="of:=IF(AND(COUNTIF([.$AC$4:.$AC$203];&quot;=&quot;&amp;[.X166]);SUM([.Y$4:.Y165])&lt;[.AD$3]);1;0)" office:value-type="float" office:value="0" calcext:value-type="float">
            <text:p>0</text:p>
          </table:table-cell>
          <table:table-cell table:number-columns-repeated="2"/>
          <table:table-cell table:formula="of:=[.AB165]+COUNTIF([.$X$4:.$X$203];&quot;=&quot;&amp;[.AC165])" office:value-type="float" office:value="26" calcext:value-type="float">
            <text:p>26</text:p>
          </table:table-cell>
          <table:table-cell table:formula="of:=IF([.AB166]&lt;=[.AD$3];LARGE([.$X$4:.$X$203];[.AB166]);&quot;&quot;)">
            <text:p/>
          </table:table-cell>
          <table:table-cell table:number-columns-repeated="2"/>
          <table:table-cell table:formula="of:=[.Y166]+[.W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6]" office:value-type="float" office:value="164" calcext:value-type="float">
            <text:p>164</text:p>
          </table:table-cell>
          <table:table-cell table:formula="of:=[$Zamówienie.B166]" office:value-type="float" office:value="8" calcext:value-type="float">
            <text:p>8</text:p>
          </table:table-cell>
          <table:table-cell table:formula="of:=[$Zamówienie.C166]" office:value-type="float" office:value="1" calcext:value-type="float">
            <text:p>1</text:p>
          </table:table-cell>
          <table:table-cell table:formula="of:=[$Zamówienie.D166]" office:value-type="float" office:value="6" calcext:value-type="float">
            <text:p>6</text:p>
          </table:table-cell>
          <table:table-cell table:number-columns-repeated="5"/>
          <table:table-cell table:formula="of:=MIN(MAX(0;[.$B167]*[.J$2]-[.$C167]);[.$D167])" office:value-type="float" office:value="6" calcext:value-type="float">
            <text:p>6</text:p>
          </table:table-cell>
          <table:table-cell table:formula="of:=MIN(MAX(0;[.$B167]*[.K$2]-[.$C167]);[.$D167])" office:value-type="float" office:value="6" calcext:value-type="float">
            <text:p>6</text:p>
          </table:table-cell>
          <table:table-cell table:formula="of:=MIN(MAX(0;[.$B167]*[.L$2]-[.$C167]);[.$D167])" office:value-type="float" office:value="6" calcext:value-type="float">
            <text:p>6</text:p>
          </table:table-cell>
          <table:table-cell table:formula="of:=MIN(MAX(0;[.$B167]*[.M$2]-[.$C167]);[.$D167])" office:value-type="float" office:value="6" calcext:value-type="float">
            <text:p>6</text:p>
          </table:table-cell>
          <table:table-cell table:formula="of:=MIN(MAX(0;[.$B167]*[.N$2]-[.$C167]);[.$D167])" office:value-type="float" office:value="6" calcext:value-type="float">
            <text:p>6</text:p>
          </table:table-cell>
          <table:table-cell table:formula="of:=MIN(MAX(0;[.$B167]*[.O$2]-[.$C167]);[.$D167])" office:value-type="float" office:value="6" calcext:value-type="float">
            <text:p>6</text:p>
          </table:table-cell>
          <table:table-cell table:formula="of:=MIN(MAX(0;[.$B167]*[.P$2]-[.$C167]);[.$D167])" office:value-type="float" office:value="6" calcext:value-type="float">
            <text:p>6</text:p>
          </table:table-cell>
          <table:table-cell table:formula="of:=MIN(MAX(0;[.$B167]*[.Q$2]-[.$C167]);[.$D167])" office:value-type="float" office:value="6" calcext:value-type="float">
            <text:p>6</text:p>
          </table:table-cell>
          <table:table-cell table:formula="of:=MIN(MAX(0;[.$B167]*[.R$2]-[.$C167]);[.$D167])" office:value-type="float" office:value="6" calcext:value-type="float">
            <text:p>6</text:p>
          </table:table-cell>
          <table:table-cell table:formula="of:=MIN(MAX(0;[.$B167]*[.S$2]-[.$C167]);[.$D167])" office:value-type="float" office:value="6" calcext:value-type="float">
            <text:p>6</text:p>
          </table:table-cell>
          <table:table-cell table:number-columns-repeated="3"/>
          <table:table-cell table:formula="of:=FLOOR([.S167];1)" office:value-type="float" office:value="6" calcext:value-type="float">
            <text:p>6</text:p>
          </table:table-cell>
          <table:table-cell table:formula="of:=[.S167]-[.W167]" office:value-type="float" office:value="0" calcext:value-type="float">
            <text:p>0</text:p>
          </table:table-cell>
          <table:table-cell table:formula="of:=IF(AND(COUNTIF([.$AC$4:.$AC$203];&quot;=&quot;&amp;[.X167]);SUM([.Y$4:.Y166])&lt;[.AD$3]);1;0)" office:value-type="float" office:value="0" calcext:value-type="float">
            <text:p>0</text:p>
          </table:table-cell>
          <table:table-cell table:number-columns-repeated="2"/>
          <table:table-cell table:formula="of:=[.AB166]+COUNTIF([.$X$4:.$X$203];&quot;=&quot;&amp;[.AC166])" office:value-type="float" office:value="26" calcext:value-type="float">
            <text:p>26</text:p>
          </table:table-cell>
          <table:table-cell table:formula="of:=IF([.AB167]&lt;=[.AD$3];LARGE([.$X$4:.$X$203];[.AB167]);&quot;&quot;)">
            <text:p/>
          </table:table-cell>
          <table:table-cell table:number-columns-repeated="2"/>
          <table:table-cell table:formula="of:=[.Y167]+[.W16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67]" office:value-type="float" office:value="165" calcext:value-type="float">
            <text:p>165</text:p>
          </table:table-cell>
          <table:table-cell table:formula="of:=[$Zamówienie.B167]" office:value-type="float" office:value="8" calcext:value-type="float">
            <text:p>8</text:p>
          </table:table-cell>
          <table:table-cell table:formula="of:=[$Zamówienie.C167]" office:value-type="float" office:value="6" calcext:value-type="float">
            <text:p>6</text:p>
          </table:table-cell>
          <table:table-cell table:formula="of:=[$Zamówienie.D167]" office:value-type="float" office:value="9" calcext:value-type="float">
            <text:p>9</text:p>
          </table:table-cell>
          <table:table-cell table:number-columns-repeated="5"/>
          <table:table-cell table:formula="of:=MIN(MAX(0;[.$B168]*[.J$2]-[.$C168]);[.$D168])" office:value-type="float" office:value="5.85918173168411" calcext:value-type="float">
            <text:p>5,85918173168411</text:p>
          </table:table-cell>
          <table:table-cell table:formula="of:=MIN(MAX(0;[.$B168]*[.K$2]-[.$C168]);[.$D168])" office:value-type="float" office:value="6.77987150805587" calcext:value-type="float">
            <text:p>6,77987150805587</text:p>
          </table:table-cell>
          <table:table-cell table:formula="of:=MIN(MAX(0;[.$B168]*[.L$2]-[.$C168]);[.$D168])" office:value-type="float" office:value="7.14871908995538" calcext:value-type="float">
            <text:p>7,14871908995538</text:p>
          </table:table-cell>
          <table:table-cell table:formula="of:=MIN(MAX(0;[.$B168]*[.M$2]-[.$C168]);[.$D168])" office:value-type="float" office:value="7.31518667783931" calcext:value-type="float">
            <text:p>7,31518667783931</text:p>
          </table:table-cell>
          <table:table-cell table:formula="of:=MIN(MAX(0;[.$B168]*[.N$2]-[.$C168]);[.$D168])" office:value-type="float" office:value="7.39482204877781" calcext:value-type="float">
            <text:p>7,39482204877781</text:p>
          </table:table-cell>
          <table:table-cell table:formula="of:=MIN(MAX(0;[.$B168]*[.O$2]-[.$C168]);[.$D168])" office:value-type="float" office:value="7.43230051478774" calcext:value-type="float">
            <text:p>7,43230051478774</text:p>
          </table:table-cell>
          <table:table-cell table:formula="of:=MIN(MAX(0;[.$B168]*[.P$2]-[.$C168]);[.$D168])" office:value-type="float" office:value="7.44985891265428" calcext:value-type="float">
            <text:p>7,44985891265428</text:p>
          </table:table-cell>
          <table:table-cell table:formula="of:=MIN(MAX(0;[.$B168]*[.Q$2]-[.$C168]);[.$D168])" office:value-type="float" office:value="7.45808730403257" calcext:value-type="float">
            <text:p>7,45808730403257</text:p>
          </table:table-cell>
          <table:table-cell table:formula="of:=MIN(MAX(0;[.$B168]*[.R$2]-[.$C168]);[.$D168])" office:value-type="float" office:value="7.46194390031432" calcext:value-type="float">
            <text:p>7,46194390031432</text:p>
          </table:table-cell>
          <table:table-cell table:formula="of:=MIN(MAX(0;[.$B168]*[.S$2]-[.$C168]);[.$D168])" office:value-type="float" office:value="7.46375157836373" calcext:value-type="float">
            <text:p>7,46375157836373</text:p>
          </table:table-cell>
          <table:table-cell table:number-columns-repeated="3"/>
          <table:table-cell table:formula="of:=FLOOR([.S168];1)" office:value-type="float" office:value="7" calcext:value-type="float">
            <text:p>7</text:p>
          </table:table-cell>
          <table:table-cell table:formula="of:=[.S168]-[.W168]" office:value-type="float" office:value="0.463751578363731" calcext:value-type="float">
            <text:p>0,463751578363731</text:p>
          </table:table-cell>
          <table:table-cell table:formula="of:=IF(AND(COUNTIF([.$AC$4:.$AC$203];&quot;=&quot;&amp;[.X168]);SUM([.Y$4:.Y167])&lt;[.AD$3]);1;0)" office:value-type="float" office:value="1" calcext:value-type="float">
            <text:p>1</text:p>
          </table:table-cell>
          <table:table-cell table:number-columns-repeated="2"/>
          <table:table-cell table:formula="of:=[.AB167]+COUNTIF([.$X$4:.$X$203];&quot;=&quot;&amp;[.AC167])" office:value-type="float" office:value="26" calcext:value-type="float">
            <text:p>26</text:p>
          </table:table-cell>
          <table:table-cell table:formula="of:=IF([.AB168]&lt;=[.AD$3];LARGE([.$X$4:.$X$203];[.AB168]);&quot;&quot;)">
            <text:p/>
          </table:table-cell>
          <table:table-cell table:number-columns-repeated="2"/>
          <table:table-cell table:formula="of:=[.Y168]+[.W16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68]" office:value-type="float" office:value="166" calcext:value-type="float">
            <text:p>166</text:p>
          </table:table-cell>
          <table:table-cell table:formula="of:=[$Zamówienie.B168]" office:value-type="float" office:value="8" calcext:value-type="float">
            <text:p>8</text:p>
          </table:table-cell>
          <table:table-cell table:formula="of:=[$Zamówienie.C168]" office:value-type="float" office:value="2" calcext:value-type="float">
            <text:p>2</text:p>
          </table:table-cell>
          <table:table-cell table:formula="of:=[$Zamówienie.D168]" office:value-type="float" office:value="10" calcext:value-type="float">
            <text:p>10</text:p>
          </table:table-cell>
          <table:table-cell table:number-columns-repeated="5"/>
          <table:table-cell table:formula="of:=MIN(MAX(0;[.$B169]*[.J$2]-[.$C169]);[.$D169])" office:value-type="float" office:value="9.85918173168411" calcext:value-type="float">
            <text:p>9,85918173168411</text:p>
          </table:table-cell>
          <table:table-cell table:formula="of:=MIN(MAX(0;[.$B169]*[.K$2]-[.$C169]);[.$D169])" office:value-type="float" office:value="10" calcext:value-type="float">
            <text:p>10</text:p>
          </table:table-cell>
          <table:table-cell table:formula="of:=MIN(MAX(0;[.$B169]*[.L$2]-[.$C169]);[.$D169])" office:value-type="float" office:value="10" calcext:value-type="float">
            <text:p>10</text:p>
          </table:table-cell>
          <table:table-cell table:formula="of:=MIN(MAX(0;[.$B169]*[.M$2]-[.$C169]);[.$D169])" office:value-type="float" office:value="10" calcext:value-type="float">
            <text:p>10</text:p>
          </table:table-cell>
          <table:table-cell table:formula="of:=MIN(MAX(0;[.$B169]*[.N$2]-[.$C169]);[.$D169])" office:value-type="float" office:value="10" calcext:value-type="float">
            <text:p>10</text:p>
          </table:table-cell>
          <table:table-cell table:formula="of:=MIN(MAX(0;[.$B169]*[.O$2]-[.$C169]);[.$D169])" office:value-type="float" office:value="10" calcext:value-type="float">
            <text:p>10</text:p>
          </table:table-cell>
          <table:table-cell table:formula="of:=MIN(MAX(0;[.$B169]*[.P$2]-[.$C169]);[.$D169])" office:value-type="float" office:value="10" calcext:value-type="float">
            <text:p>10</text:p>
          </table:table-cell>
          <table:table-cell table:formula="of:=MIN(MAX(0;[.$B169]*[.Q$2]-[.$C169]);[.$D169])" office:value-type="float" office:value="10" calcext:value-type="float">
            <text:p>10</text:p>
          </table:table-cell>
          <table:table-cell table:formula="of:=MIN(MAX(0;[.$B169]*[.R$2]-[.$C169]);[.$D169])" office:value-type="float" office:value="10" calcext:value-type="float">
            <text:p>10</text:p>
          </table:table-cell>
          <table:table-cell table:formula="of:=MIN(MAX(0;[.$B169]*[.S$2]-[.$C169]);[.$D169])" office:value-type="float" office:value="10" calcext:value-type="float">
            <text:p>10</text:p>
          </table:table-cell>
          <table:table-cell table:number-columns-repeated="3"/>
          <table:table-cell table:formula="of:=FLOOR([.S169];1)" office:value-type="float" office:value="10" calcext:value-type="float">
            <text:p>10</text:p>
          </table:table-cell>
          <table:table-cell table:formula="of:=[.S169]-[.W169]" office:value-type="float" office:value="0" calcext:value-type="float">
            <text:p>0</text:p>
          </table:table-cell>
          <table:table-cell table:formula="of:=IF(AND(COUNTIF([.$AC$4:.$AC$203];&quot;=&quot;&amp;[.X169]);SUM([.Y$4:.Y168])&lt;[.AD$3]);1;0)" office:value-type="float" office:value="0" calcext:value-type="float">
            <text:p>0</text:p>
          </table:table-cell>
          <table:table-cell table:number-columns-repeated="2"/>
          <table:table-cell table:formula="of:=[.AB168]+COUNTIF([.$X$4:.$X$203];&quot;=&quot;&amp;[.AC168])" office:value-type="float" office:value="26" calcext:value-type="float">
            <text:p>26</text:p>
          </table:table-cell>
          <table:table-cell table:formula="of:=IF([.AB169]&lt;=[.AD$3];LARGE([.$X$4:.$X$203];[.AB169]);&quot;&quot;)">
            <text:p/>
          </table:table-cell>
          <table:table-cell table:number-columns-repeated="2"/>
          <table:table-cell table:formula="of:=[.Y169]+[.W1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69]" office:value-type="float" office:value="167" calcext:value-type="float">
            <text:p>167</text:p>
          </table:table-cell>
          <table:table-cell table:formula="of:=[$Zamówienie.B169]" office:value-type="float" office:value="4" calcext:value-type="float">
            <text:p>4</text:p>
          </table:table-cell>
          <table:table-cell table:formula="of:=[$Zamówienie.C169]" office:value-type="float" office:value="5" calcext:value-type="float">
            <text:p>5</text:p>
          </table:table-cell>
          <table:table-cell table:formula="of:=[$Zamówienie.D169]" office:value-type="float" office:value="5" calcext:value-type="float">
            <text:p>5</text:p>
          </table:table-cell>
          <table:table-cell table:number-columns-repeated="5"/>
          <table:table-cell table:formula="of:=MIN(MAX(0;[.$B170]*[.J$2]-[.$C170]);[.$D170])" office:value-type="float" office:value="0.929590865842055" calcext:value-type="float">
            <text:p>0,929590865842055</text:p>
          </table:table-cell>
          <table:table-cell table:formula="of:=MIN(MAX(0;[.$B170]*[.K$2]-[.$C170]);[.$D170])" office:value-type="float" office:value="1.38993575402793" calcext:value-type="float">
            <text:p>1,38993575402793</text:p>
          </table:table-cell>
          <table:table-cell table:formula="of:=MIN(MAX(0;[.$B170]*[.L$2]-[.$C170]);[.$D170])" office:value-type="float" office:value="1.57435954497769" calcext:value-type="float">
            <text:p>1,57435954497769</text:p>
          </table:table-cell>
          <table:table-cell table:formula="of:=MIN(MAX(0;[.$B170]*[.M$2]-[.$C170]);[.$D170])" office:value-type="float" office:value="1.65759333891965" calcext:value-type="float">
            <text:p>1,65759333891965</text:p>
          </table:table-cell>
          <table:table-cell table:formula="of:=MIN(MAX(0;[.$B170]*[.N$2]-[.$C170]);[.$D170])" office:value-type="float" office:value="1.69741102438891" calcext:value-type="float">
            <text:p>1,69741102438891</text:p>
          </table:table-cell>
          <table:table-cell table:formula="of:=MIN(MAX(0;[.$B170]*[.O$2]-[.$C170]);[.$D170])" office:value-type="float" office:value="1.71615025739387" calcext:value-type="float">
            <text:p>1,71615025739387</text:p>
          </table:table-cell>
          <table:table-cell table:formula="of:=MIN(MAX(0;[.$B170]*[.P$2]-[.$C170]);[.$D170])" office:value-type="float" office:value="1.72492945632714" calcext:value-type="float">
            <text:p>1,72492945632714</text:p>
          </table:table-cell>
          <table:table-cell table:formula="of:=MIN(MAX(0;[.$B170]*[.Q$2]-[.$C170]);[.$D170])" office:value-type="float" office:value="1.72904365201629" calcext:value-type="float">
            <text:p>1,72904365201629</text:p>
          </table:table-cell>
          <table:table-cell table:formula="of:=MIN(MAX(0;[.$B170]*[.R$2]-[.$C170]);[.$D170])" office:value-type="float" office:value="1.73097195015716" calcext:value-type="float">
            <text:p>1,73097195015716</text:p>
          </table:table-cell>
          <table:table-cell table:formula="of:=MIN(MAX(0;[.$B170]*[.S$2]-[.$C170]);[.$D170])" office:value-type="float" office:value="1.73187578918187" calcext:value-type="float">
            <text:p>1,73187578918187</text:p>
          </table:table-cell>
          <table:table-cell table:number-columns-repeated="3"/>
          <table:table-cell table:formula="of:=FLOOR([.S170];1)" office:value-type="float" office:value="1" calcext:value-type="float">
            <text:p>1</text:p>
          </table:table-cell>
          <table:table-cell table:formula="of:=[.S170]-[.W170]" office:value-type="float" office:value="0.731875789181865" calcext:value-type="float">
            <text:p>0,731875789181865</text:p>
          </table:table-cell>
          <table:table-cell table:formula="of:=IF(AND(COUNTIF([.$AC$4:.$AC$203];&quot;=&quot;&amp;[.X170]);SUM([.Y$4:.Y169])&lt;[.AD$3]);1;0)" office:value-type="float" office:value="1" calcext:value-type="float">
            <text:p>1</text:p>
          </table:table-cell>
          <table:table-cell table:number-columns-repeated="2"/>
          <table:table-cell table:formula="of:=[.AB169]+COUNTIF([.$X$4:.$X$203];&quot;=&quot;&amp;[.AC169])" office:value-type="float" office:value="26" calcext:value-type="float">
            <text:p>26</text:p>
          </table:table-cell>
          <table:table-cell table:formula="of:=IF([.AB170]&lt;=[.AD$3];LARGE([.$X$4:.$X$203];[.AB170]);&quot;&quot;)">
            <text:p/>
          </table:table-cell>
          <table:table-cell table:number-columns-repeated="2"/>
          <table:table-cell table:formula="of:=[.Y170]+[.W17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70]" office:value-type="float" office:value="168" calcext:value-type="float">
            <text:p>168</text:p>
          </table:table-cell>
          <table:table-cell table:formula="of:=[$Zamówienie.B170]" office:value-type="float" office:value="4" calcext:value-type="float">
            <text:p>4</text:p>
          </table:table-cell>
          <table:table-cell table:formula="of:=[$Zamówienie.C170]" office:value-type="float" office:value="0" calcext:value-type="float">
            <text:p>0</text:p>
          </table:table-cell>
          <table:table-cell table:formula="of:=[$Zamówienie.D170]" office:value-type="float" office:value="4" calcext:value-type="float">
            <text:p>4</text:p>
          </table:table-cell>
          <table:table-cell table:number-columns-repeated="5"/>
          <table:table-cell table:formula="of:=MIN(MAX(0;[.$B171]*[.J$2]-[.$C171]);[.$D171])" office:value-type="float" office:value="4" calcext:value-type="float">
            <text:p>4</text:p>
          </table:table-cell>
          <table:table-cell table:formula="of:=MIN(MAX(0;[.$B171]*[.K$2]-[.$C171]);[.$D171])" office:value-type="float" office:value="4" calcext:value-type="float">
            <text:p>4</text:p>
          </table:table-cell>
          <table:table-cell table:formula="of:=MIN(MAX(0;[.$B171]*[.L$2]-[.$C171]);[.$D171])" office:value-type="float" office:value="4" calcext:value-type="float">
            <text:p>4</text:p>
          </table:table-cell>
          <table:table-cell table:formula="of:=MIN(MAX(0;[.$B171]*[.M$2]-[.$C171]);[.$D171])" office:value-type="float" office:value="4" calcext:value-type="float">
            <text:p>4</text:p>
          </table:table-cell>
          <table:table-cell table:formula="of:=MIN(MAX(0;[.$B171]*[.N$2]-[.$C171]);[.$D171])" office:value-type="float" office:value="4" calcext:value-type="float">
            <text:p>4</text:p>
          </table:table-cell>
          <table:table-cell table:formula="of:=MIN(MAX(0;[.$B171]*[.O$2]-[.$C171]);[.$D171])" office:value-type="float" office:value="4" calcext:value-type="float">
            <text:p>4</text:p>
          </table:table-cell>
          <table:table-cell table:formula="of:=MIN(MAX(0;[.$B171]*[.P$2]-[.$C171]);[.$D171])" office:value-type="float" office:value="4" calcext:value-type="float">
            <text:p>4</text:p>
          </table:table-cell>
          <table:table-cell table:formula="of:=MIN(MAX(0;[.$B171]*[.Q$2]-[.$C171]);[.$D171])" office:value-type="float" office:value="4" calcext:value-type="float">
            <text:p>4</text:p>
          </table:table-cell>
          <table:table-cell table:formula="of:=MIN(MAX(0;[.$B171]*[.R$2]-[.$C171]);[.$D171])" office:value-type="float" office:value="4" calcext:value-type="float">
            <text:p>4</text:p>
          </table:table-cell>
          <table:table-cell table:formula="of:=MIN(MAX(0;[.$B171]*[.S$2]-[.$C171]);[.$D171])" office:value-type="float" office:value="4" calcext:value-type="float">
            <text:p>4</text:p>
          </table:table-cell>
          <table:table-cell table:number-columns-repeated="3"/>
          <table:table-cell table:formula="of:=FLOOR([.S171];1)" office:value-type="float" office:value="4" calcext:value-type="float">
            <text:p>4</text:p>
          </table:table-cell>
          <table:table-cell table:formula="of:=[.S171]-[.W171]" office:value-type="float" office:value="0" calcext:value-type="float">
            <text:p>0</text:p>
          </table:table-cell>
          <table:table-cell table:formula="of:=IF(AND(COUNTIF([.$AC$4:.$AC$203];&quot;=&quot;&amp;[.X171]);SUM([.Y$4:.Y170])&lt;[.AD$3]);1;0)" office:value-type="float" office:value="0" calcext:value-type="float">
            <text:p>0</text:p>
          </table:table-cell>
          <table:table-cell table:number-columns-repeated="2"/>
          <table:table-cell table:formula="of:=[.AB170]+COUNTIF([.$X$4:.$X$203];&quot;=&quot;&amp;[.AC170])" office:value-type="float" office:value="26" calcext:value-type="float">
            <text:p>26</text:p>
          </table:table-cell>
          <table:table-cell table:formula="of:=IF([.AB171]&lt;=[.AD$3];LARGE([.$X$4:.$X$203];[.AB171]);&quot;&quot;)">
            <text:p/>
          </table:table-cell>
          <table:table-cell table:number-columns-repeated="2"/>
          <table:table-cell table:formula="of:=[.Y171]+[.W17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71]" office:value-type="float" office:value="169" calcext:value-type="float">
            <text:p>169</text:p>
          </table:table-cell>
          <table:table-cell table:formula="of:=[$Zamówienie.B171]" office:value-type="float" office:value="1" calcext:value-type="float">
            <text:p>1</text:p>
          </table:table-cell>
          <table:table-cell table:formula="of:=[$Zamówienie.C171]" office:value-type="float" office:value="6" calcext:value-type="float">
            <text:p>6</text:p>
          </table:table-cell>
          <table:table-cell table:formula="of:=[$Zamówienie.D171]" office:value-type="float" office:value="9" calcext:value-type="float">
            <text:p>9</text:p>
          </table:table-cell>
          <table:table-cell table:number-columns-repeated="5"/>
          <table:table-cell table:formula="of:=MIN(MAX(0;[.$B172]*[.J$2]-[.$C172]);[.$D172])" office:value-type="float" office:value="0" calcext:value-type="float">
            <text:p>0</text:p>
          </table:table-cell>
          <table:table-cell table:formula="of:=MIN(MAX(0;[.$B172]*[.K$2]-[.$C172]);[.$D172])" office:value-type="float" office:value="0" calcext:value-type="float">
            <text:p>0</text:p>
          </table:table-cell>
          <table:table-cell table:formula="of:=MIN(MAX(0;[.$B172]*[.L$2]-[.$C172]);[.$D172])" office:value-type="float" office:value="0" calcext:value-type="float">
            <text:p>0</text:p>
          </table:table-cell>
          <table:table-cell table:formula="of:=MIN(MAX(0;[.$B172]*[.M$2]-[.$C172]);[.$D172])" office:value-type="float" office:value="0" calcext:value-type="float">
            <text:p>0</text:p>
          </table:table-cell>
          <table:table-cell table:formula="of:=MIN(MAX(0;[.$B172]*[.N$2]-[.$C172]);[.$D172])" office:value-type="float" office:value="0" calcext:value-type="float">
            <text:p>0</text:p>
          </table:table-cell>
          <table:table-cell table:formula="of:=MIN(MAX(0;[.$B172]*[.O$2]-[.$C172]);[.$D172])" office:value-type="float" office:value="0" calcext:value-type="float">
            <text:p>0</text:p>
          </table:table-cell>
          <table:table-cell table:formula="of:=MIN(MAX(0;[.$B172]*[.P$2]-[.$C172]);[.$D172])" office:value-type="float" office:value="0" calcext:value-type="float">
            <text:p>0</text:p>
          </table:table-cell>
          <table:table-cell table:formula="of:=MIN(MAX(0;[.$B172]*[.Q$2]-[.$C172]);[.$D172])" office:value-type="float" office:value="0" calcext:value-type="float">
            <text:p>0</text:p>
          </table:table-cell>
          <table:table-cell table:formula="of:=MIN(MAX(0;[.$B172]*[.R$2]-[.$C172]);[.$D172])" office:value-type="float" office:value="0" calcext:value-type="float">
            <text:p>0</text:p>
          </table:table-cell>
          <table:table-cell table:formula="of:=MIN(MAX(0;[.$B172]*[.S$2]-[.$C172]);[.$D172])" office:value-type="float" office:value="0" calcext:value-type="float">
            <text:p>0</text:p>
          </table:table-cell>
          <table:table-cell table:number-columns-repeated="3"/>
          <table:table-cell table:formula="of:=FLOOR([.S172];1)" office:value-type="float" office:value="0" calcext:value-type="float">
            <text:p>0</text:p>
          </table:table-cell>
          <table:table-cell table:formula="of:=[.S172]-[.W172]" office:value-type="float" office:value="0" calcext:value-type="float">
            <text:p>0</text:p>
          </table:table-cell>
          <table:table-cell table:formula="of:=IF(AND(COUNTIF([.$AC$4:.$AC$203];&quot;=&quot;&amp;[.X172]);SUM([.Y$4:.Y171])&lt;[.AD$3]);1;0)" office:value-type="float" office:value="0" calcext:value-type="float">
            <text:p>0</text:p>
          </table:table-cell>
          <table:table-cell table:number-columns-repeated="2"/>
          <table:table-cell table:formula="of:=[.AB171]+COUNTIF([.$X$4:.$X$203];&quot;=&quot;&amp;[.AC171])" office:value-type="float" office:value="26" calcext:value-type="float">
            <text:p>26</text:p>
          </table:table-cell>
          <table:table-cell table:formula="of:=IF([.AB172]&lt;=[.AD$3];LARGE([.$X$4:.$X$203];[.AB172]);&quot;&quot;)">
            <text:p/>
          </table:table-cell>
          <table:table-cell table:number-columns-repeated="2"/>
          <table:table-cell table:formula="of:=[.Y172]+[.W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2]" office:value-type="float" office:value="170" calcext:value-type="float">
            <text:p>170</text:p>
          </table:table-cell>
          <table:table-cell table:formula="of:=[$Zamówienie.B172]" office:value-type="float" office:value="10" calcext:value-type="float">
            <text:p>10</text:p>
          </table:table-cell>
          <table:table-cell table:formula="of:=[$Zamówienie.C172]" office:value-type="float" office:value="0" calcext:value-type="float">
            <text:p>0</text:p>
          </table:table-cell>
          <table:table-cell table:formula="of:=[$Zamówienie.D172]" office:value-type="float" office:value="0" calcext:value-type="float">
            <text:p>0</text:p>
          </table:table-cell>
          <table:table-cell table:number-columns-repeated="5"/>
          <table:table-cell table:formula="of:=MIN(MAX(0;[.$B173]*[.J$2]-[.$C173]);[.$D173])" office:value-type="float" office:value="0" calcext:value-type="float">
            <text:p>0</text:p>
          </table:table-cell>
          <table:table-cell table:formula="of:=MIN(MAX(0;[.$B173]*[.K$2]-[.$C173]);[.$D173])" office:value-type="float" office:value="0" calcext:value-type="float">
            <text:p>0</text:p>
          </table:table-cell>
          <table:table-cell table:formula="of:=MIN(MAX(0;[.$B173]*[.L$2]-[.$C173]);[.$D173])" office:value-type="float" office:value="0" calcext:value-type="float">
            <text:p>0</text:p>
          </table:table-cell>
          <table:table-cell table:formula="of:=MIN(MAX(0;[.$B173]*[.M$2]-[.$C173]);[.$D173])" office:value-type="float" office:value="0" calcext:value-type="float">
            <text:p>0</text:p>
          </table:table-cell>
          <table:table-cell table:formula="of:=MIN(MAX(0;[.$B173]*[.N$2]-[.$C173]);[.$D173])" office:value-type="float" office:value="0" calcext:value-type="float">
            <text:p>0</text:p>
          </table:table-cell>
          <table:table-cell table:formula="of:=MIN(MAX(0;[.$B173]*[.O$2]-[.$C173]);[.$D173])" office:value-type="float" office:value="0" calcext:value-type="float">
            <text:p>0</text:p>
          </table:table-cell>
          <table:table-cell table:formula="of:=MIN(MAX(0;[.$B173]*[.P$2]-[.$C173]);[.$D173])" office:value-type="float" office:value="0" calcext:value-type="float">
            <text:p>0</text:p>
          </table:table-cell>
          <table:table-cell table:formula="of:=MIN(MAX(0;[.$B173]*[.Q$2]-[.$C173]);[.$D173])" office:value-type="float" office:value="0" calcext:value-type="float">
            <text:p>0</text:p>
          </table:table-cell>
          <table:table-cell table:formula="of:=MIN(MAX(0;[.$B173]*[.R$2]-[.$C173]);[.$D173])" office:value-type="float" office:value="0" calcext:value-type="float">
            <text:p>0</text:p>
          </table:table-cell>
          <table:table-cell table:formula="of:=MIN(MAX(0;[.$B173]*[.S$2]-[.$C173]);[.$D173])" office:value-type="float" office:value="0" calcext:value-type="float">
            <text:p>0</text:p>
          </table:table-cell>
          <table:table-cell table:number-columns-repeated="3"/>
          <table:table-cell table:formula="of:=FLOOR([.S173];1)" office:value-type="float" office:value="0" calcext:value-type="float">
            <text:p>0</text:p>
          </table:table-cell>
          <table:table-cell table:formula="of:=[.S173]-[.W173]" office:value-type="float" office:value="0" calcext:value-type="float">
            <text:p>0</text:p>
          </table:table-cell>
          <table:table-cell table:formula="of:=IF(AND(COUNTIF([.$AC$4:.$AC$203];&quot;=&quot;&amp;[.X173]);SUM([.Y$4:.Y172])&lt;[.AD$3]);1;0)" office:value-type="float" office:value="0" calcext:value-type="float">
            <text:p>0</text:p>
          </table:table-cell>
          <table:table-cell table:number-columns-repeated="2"/>
          <table:table-cell table:formula="of:=[.AB172]+COUNTIF([.$X$4:.$X$203];&quot;=&quot;&amp;[.AC172])" office:value-type="float" office:value="26" calcext:value-type="float">
            <text:p>26</text:p>
          </table:table-cell>
          <table:table-cell table:formula="of:=IF([.AB173]&lt;=[.AD$3];LARGE([.$X$4:.$X$203];[.AB173]);&quot;&quot;)">
            <text:p/>
          </table:table-cell>
          <table:table-cell table:number-columns-repeated="2"/>
          <table:table-cell table:formula="of:=[.Y173]+[.W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3]" office:value-type="float" office:value="171" calcext:value-type="float">
            <text:p>171</text:p>
          </table:table-cell>
          <table:table-cell table:formula="of:=[$Zamówienie.B173]" office:value-type="float" office:value="10" calcext:value-type="float">
            <text:p>10</text:p>
          </table:table-cell>
          <table:table-cell table:formula="of:=[$Zamówienie.C173]" office:value-type="float" office:value="7" calcext:value-type="float">
            <text:p>7</text:p>
          </table:table-cell>
          <table:table-cell table:formula="of:=[$Zamówienie.D173]" office:value-type="float" office:value="1" calcext:value-type="float">
            <text:p>1</text:p>
          </table:table-cell>
          <table:table-cell table:number-columns-repeated="5"/>
          <table:table-cell table:formula="of:=MIN(MAX(0;[.$B174]*[.J$2]-[.$C174]);[.$D174])" office:value-type="float" office:value="1" calcext:value-type="float">
            <text:p>1</text:p>
          </table:table-cell>
          <table:table-cell table:formula="of:=MIN(MAX(0;[.$B174]*[.K$2]-[.$C174]);[.$D174])" office:value-type="float" office:value="1" calcext:value-type="float">
            <text:p>1</text:p>
          </table:table-cell>
          <table:table-cell table:formula="of:=MIN(MAX(0;[.$B174]*[.L$2]-[.$C174]);[.$D174])" office:value-type="float" office:value="1" calcext:value-type="float">
            <text:p>1</text:p>
          </table:table-cell>
          <table:table-cell table:formula="of:=MIN(MAX(0;[.$B174]*[.M$2]-[.$C174]);[.$D174])" office:value-type="float" office:value="1" calcext:value-type="float">
            <text:p>1</text:p>
          </table:table-cell>
          <table:table-cell table:formula="of:=MIN(MAX(0;[.$B174]*[.N$2]-[.$C174]);[.$D174])" office:value-type="float" office:value="1" calcext:value-type="float">
            <text:p>1</text:p>
          </table:table-cell>
          <table:table-cell table:formula="of:=MIN(MAX(0;[.$B174]*[.O$2]-[.$C174]);[.$D174])" office:value-type="float" office:value="1" calcext:value-type="float">
            <text:p>1</text:p>
          </table:table-cell>
          <table:table-cell table:formula="of:=MIN(MAX(0;[.$B174]*[.P$2]-[.$C174]);[.$D174])" office:value-type="float" office:value="1" calcext:value-type="float">
            <text:p>1</text:p>
          </table:table-cell>
          <table:table-cell table:formula="of:=MIN(MAX(0;[.$B174]*[.Q$2]-[.$C174]);[.$D174])" office:value-type="float" office:value="1" calcext:value-type="float">
            <text:p>1</text:p>
          </table:table-cell>
          <table:table-cell table:formula="of:=MIN(MAX(0;[.$B174]*[.R$2]-[.$C174]);[.$D174])" office:value-type="float" office:value="1" calcext:value-type="float">
            <text:p>1</text:p>
          </table:table-cell>
          <table:table-cell table:formula="of:=MIN(MAX(0;[.$B174]*[.S$2]-[.$C174]);[.$D174])" office:value-type="float" office:value="1" calcext:value-type="float">
            <text:p>1</text:p>
          </table:table-cell>
          <table:table-cell table:number-columns-repeated="3"/>
          <table:table-cell table:formula="of:=FLOOR([.S174];1)" office:value-type="float" office:value="1" calcext:value-type="float">
            <text:p>1</text:p>
          </table:table-cell>
          <table:table-cell table:formula="of:=[.S174]-[.W174]" office:value-type="float" office:value="0" calcext:value-type="float">
            <text:p>0</text:p>
          </table:table-cell>
          <table:table-cell table:formula="of:=IF(AND(COUNTIF([.$AC$4:.$AC$203];&quot;=&quot;&amp;[.X174]);SUM([.Y$4:.Y173])&lt;[.AD$3]);1;0)" office:value-type="float" office:value="0" calcext:value-type="float">
            <text:p>0</text:p>
          </table:table-cell>
          <table:table-cell table:number-columns-repeated="2"/>
          <table:table-cell table:formula="of:=[.AB173]+COUNTIF([.$X$4:.$X$203];&quot;=&quot;&amp;[.AC173])" office:value-type="float" office:value="26" calcext:value-type="float">
            <text:p>26</text:p>
          </table:table-cell>
          <table:table-cell table:formula="of:=IF([.AB174]&lt;=[.AD$3];LARGE([.$X$4:.$X$203];[.AB174]);&quot;&quot;)">
            <text:p/>
          </table:table-cell>
          <table:table-cell table:number-columns-repeated="2"/>
          <table:table-cell table:formula="of:=[.Y174]+[.W1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4]" office:value-type="float" office:value="172" calcext:value-type="float">
            <text:p>172</text:p>
          </table:table-cell>
          <table:table-cell table:formula="of:=[$Zamówienie.B174]" office:value-type="float" office:value="0" calcext:value-type="float">
            <text:p>0</text:p>
          </table:table-cell>
          <table:table-cell table:formula="of:=[$Zamówienie.C174]" office:value-type="float" office:value="9" calcext:value-type="float">
            <text:p>9</text:p>
          </table:table-cell>
          <table:table-cell table:formula="of:=[$Zamówienie.D174]" office:value-type="float" office:value="6" calcext:value-type="float">
            <text:p>6</text:p>
          </table:table-cell>
          <table:table-cell table:number-columns-repeated="5"/>
          <table:table-cell table:formula="of:=MIN(MAX(0;[.$B175]*[.J$2]-[.$C175]);[.$D175])" office:value-type="float" office:value="0" calcext:value-type="float">
            <text:p>0</text:p>
          </table:table-cell>
          <table:table-cell table:formula="of:=MIN(MAX(0;[.$B175]*[.K$2]-[.$C175]);[.$D175])" office:value-type="float" office:value="0" calcext:value-type="float">
            <text:p>0</text:p>
          </table:table-cell>
          <table:table-cell table:formula="of:=MIN(MAX(0;[.$B175]*[.L$2]-[.$C175]);[.$D175])" office:value-type="float" office:value="0" calcext:value-type="float">
            <text:p>0</text:p>
          </table:table-cell>
          <table:table-cell table:formula="of:=MIN(MAX(0;[.$B175]*[.M$2]-[.$C175]);[.$D175])" office:value-type="float" office:value="0" calcext:value-type="float">
            <text:p>0</text:p>
          </table:table-cell>
          <table:table-cell table:formula="of:=MIN(MAX(0;[.$B175]*[.N$2]-[.$C175]);[.$D175])" office:value-type="float" office:value="0" calcext:value-type="float">
            <text:p>0</text:p>
          </table:table-cell>
          <table:table-cell table:formula="of:=MIN(MAX(0;[.$B175]*[.O$2]-[.$C175]);[.$D175])" office:value-type="float" office:value="0" calcext:value-type="float">
            <text:p>0</text:p>
          </table:table-cell>
          <table:table-cell table:formula="of:=MIN(MAX(0;[.$B175]*[.P$2]-[.$C175]);[.$D175])" office:value-type="float" office:value="0" calcext:value-type="float">
            <text:p>0</text:p>
          </table:table-cell>
          <table:table-cell table:formula="of:=MIN(MAX(0;[.$B175]*[.Q$2]-[.$C175]);[.$D175])" office:value-type="float" office:value="0" calcext:value-type="float">
            <text:p>0</text:p>
          </table:table-cell>
          <table:table-cell table:formula="of:=MIN(MAX(0;[.$B175]*[.R$2]-[.$C175]);[.$D175])" office:value-type="float" office:value="0" calcext:value-type="float">
            <text:p>0</text:p>
          </table:table-cell>
          <table:table-cell table:formula="of:=MIN(MAX(0;[.$B175]*[.S$2]-[.$C175]);[.$D175])" office:value-type="float" office:value="0" calcext:value-type="float">
            <text:p>0</text:p>
          </table:table-cell>
          <table:table-cell table:number-columns-repeated="3"/>
          <table:table-cell table:formula="of:=FLOOR([.S175];1)" office:value-type="float" office:value="0" calcext:value-type="float">
            <text:p>0</text:p>
          </table:table-cell>
          <table:table-cell table:formula="of:=[.S175]-[.W175]" office:value-type="float" office:value="0" calcext:value-type="float">
            <text:p>0</text:p>
          </table:table-cell>
          <table:table-cell table:formula="of:=IF(AND(COUNTIF([.$AC$4:.$AC$203];&quot;=&quot;&amp;[.X175]);SUM([.Y$4:.Y174])&lt;[.AD$3]);1;0)" office:value-type="float" office:value="0" calcext:value-type="float">
            <text:p>0</text:p>
          </table:table-cell>
          <table:table-cell table:number-columns-repeated="2"/>
          <table:table-cell table:formula="of:=[.AB174]+COUNTIF([.$X$4:.$X$203];&quot;=&quot;&amp;[.AC174])" office:value-type="float" office:value="26" calcext:value-type="float">
            <text:p>26</text:p>
          </table:table-cell>
          <table:table-cell table:formula="of:=IF([.AB175]&lt;=[.AD$3];LARGE([.$X$4:.$X$203];[.AB175]);&quot;&quot;)">
            <text:p/>
          </table:table-cell>
          <table:table-cell table:number-columns-repeated="2"/>
          <table:table-cell table:formula="of:=[.Y175]+[.W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5]" office:value-type="float" office:value="173" calcext:value-type="float">
            <text:p>173</text:p>
          </table:table-cell>
          <table:table-cell table:formula="of:=[$Zamówienie.B175]" office:value-type="float" office:value="3" calcext:value-type="float">
            <text:p>3</text:p>
          </table:table-cell>
          <table:table-cell table:formula="of:=[$Zamówienie.C175]" office:value-type="float" office:value="5" calcext:value-type="float">
            <text:p>5</text:p>
          </table:table-cell>
          <table:table-cell table:formula="of:=[$Zamówienie.D175]" office:value-type="float" office:value="3" calcext:value-type="float">
            <text:p>3</text:p>
          </table:table-cell>
          <table:table-cell table:number-columns-repeated="5"/>
          <table:table-cell table:formula="of:=MIN(MAX(0;[.$B176]*[.J$2]-[.$C176]);[.$D176])" office:value-type="float" office:value="0" calcext:value-type="float">
            <text:p>0</text:p>
          </table:table-cell>
          <table:table-cell table:formula="of:=MIN(MAX(0;[.$B176]*[.K$2]-[.$C176]);[.$D176])" office:value-type="float" office:value="0" calcext:value-type="float">
            <text:p>0</text:p>
          </table:table-cell>
          <table:table-cell table:formula="of:=MIN(MAX(0;[.$B176]*[.L$2]-[.$C176]);[.$D176])" office:value-type="float" office:value="0" calcext:value-type="float">
            <text:p>0</text:p>
          </table:table-cell>
          <table:table-cell table:formula="of:=MIN(MAX(0;[.$B176]*[.M$2]-[.$C176]);[.$D176])" office:value-type="float" office:value="0" calcext:value-type="float">
            <text:p>0</text:p>
          </table:table-cell>
          <table:table-cell table:formula="of:=MIN(MAX(0;[.$B176]*[.N$2]-[.$C176]);[.$D176])" office:value-type="float" office:value="0.0230582682916793" calcext:value-type="float">
            <text:p>0,0230582682916793</text:p>
          </table:table-cell>
          <table:table-cell table:formula="of:=MIN(MAX(0;[.$B176]*[.O$2]-[.$C176]);[.$D176])" office:value-type="float" office:value="0.0371126930454038" calcext:value-type="float">
            <text:p>0,0371126930454038</text:p>
          </table:table-cell>
          <table:table-cell table:formula="of:=MIN(MAX(0;[.$B176]*[.P$2]-[.$C176]);[.$D176])" office:value-type="float" office:value="0.0436970922453535" calcext:value-type="float">
            <text:p>0,0436970922453535</text:p>
          </table:table-cell>
          <table:table-cell table:formula="of:=MIN(MAX(0;[.$B176]*[.Q$2]-[.$C176]);[.$D176])" office:value-type="float" office:value="0.0467827390122153" calcext:value-type="float">
            <text:p>0,0467827390122153</text:p>
          </table:table-cell>
          <table:table-cell table:formula="of:=MIN(MAX(0;[.$B176]*[.R$2]-[.$C176]);[.$D176])" office:value-type="float" office:value="0.0482289626178698" calcext:value-type="float">
            <text:p>0,0482289626178698</text:p>
          </table:table-cell>
          <table:table-cell table:formula="of:=MIN(MAX(0;[.$B176]*[.S$2]-[.$C176]);[.$D176])" office:value-type="float" office:value="0.0489068418863994" calcext:value-type="float">
            <text:p>0,0489068418863994</text:p>
          </table:table-cell>
          <table:table-cell table:number-columns-repeated="3"/>
          <table:table-cell table:formula="of:=FLOOR([.S176];1)" office:value-type="float" office:value="0" calcext:value-type="float">
            <text:p>0</text:p>
          </table:table-cell>
          <table:table-cell table:formula="of:=[.S176]-[.W176]" office:value-type="float" office:value="0.0489068418863994" calcext:value-type="float">
            <text:p>0,0489068418863994</text:p>
          </table:table-cell>
          <table:table-cell table:formula="of:=IF(AND(COUNTIF([.$AC$4:.$AC$203];&quot;=&quot;&amp;[.X176]);SUM([.Y$4:.Y175])&lt;[.AD$3]);1;0)" office:value-type="float" office:value="0" calcext:value-type="float">
            <text:p>0</text:p>
          </table:table-cell>
          <table:table-cell table:number-columns-repeated="2"/>
          <table:table-cell table:formula="of:=[.AB175]+COUNTIF([.$X$4:.$X$203];&quot;=&quot;&amp;[.AC175])" office:value-type="float" office:value="26" calcext:value-type="float">
            <text:p>26</text:p>
          </table:table-cell>
          <table:table-cell table:formula="of:=IF([.AB176]&lt;=[.AD$3];LARGE([.$X$4:.$X$203];[.AB176]);&quot;&quot;)">
            <text:p/>
          </table:table-cell>
          <table:table-cell table:number-columns-repeated="2"/>
          <table:table-cell table:formula="of:=[.Y176]+[.W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6]" office:value-type="float" office:value="174" calcext:value-type="float">
            <text:p>174</text:p>
          </table:table-cell>
          <table:table-cell table:formula="of:=[$Zamówienie.B176]" office:value-type="float" office:value="6" calcext:value-type="float">
            <text:p>6</text:p>
          </table:table-cell>
          <table:table-cell table:formula="of:=[$Zamówienie.C176]" office:value-type="float" office:value="9" calcext:value-type="float">
            <text:p>9</text:p>
          </table:table-cell>
          <table:table-cell table:formula="of:=[$Zamówienie.D176]" office:value-type="float" office:value="10" calcext:value-type="float">
            <text:p>10</text:p>
          </table:table-cell>
          <table:table-cell table:number-columns-repeated="5"/>
          <table:table-cell table:formula="of:=MIN(MAX(0;[.$B177]*[.J$2]-[.$C177]);[.$D177])" office:value-type="float" office:value="0" calcext:value-type="float">
            <text:p>0</text:p>
          </table:table-cell>
          <table:table-cell table:formula="of:=MIN(MAX(0;[.$B177]*[.K$2]-[.$C177]);[.$D177])" office:value-type="float" office:value="0.5849036310419" calcext:value-type="float">
            <text:p>0,5849036310419</text:p>
          </table:table-cell>
          <table:table-cell table:formula="of:=MIN(MAX(0;[.$B177]*[.L$2]-[.$C177]);[.$D177])" office:value-type="float" office:value="0.861539317466535" calcext:value-type="float">
            <text:p>0,861539317466535</text:p>
          </table:table-cell>
          <table:table-cell table:formula="of:=MIN(MAX(0;[.$B177]*[.M$2]-[.$C177]);[.$D177])" office:value-type="float" office:value="0.986390008379482" calcext:value-type="float">
            <text:p>0,986390008379482</text:p>
          </table:table-cell>
          <table:table-cell table:formula="of:=MIN(MAX(0;[.$B177]*[.N$2]-[.$C177]);[.$D177])" office:value-type="float" office:value="1.04611653658336" calcext:value-type="float">
            <text:p>1,04611653658336</text:p>
          </table:table-cell>
          <table:table-cell table:formula="of:=MIN(MAX(0;[.$B177]*[.O$2]-[.$C177]);[.$D177])" office:value-type="float" office:value="1.07422538609081" calcext:value-type="float">
            <text:p>1,07422538609081</text:p>
          </table:table-cell>
          <table:table-cell table:formula="of:=MIN(MAX(0;[.$B177]*[.P$2]-[.$C177]);[.$D177])" office:value-type="float" office:value="1.08739418449071" calcext:value-type="float">
            <text:p>1,08739418449071</text:p>
          </table:table-cell>
          <table:table-cell table:formula="of:=MIN(MAX(0;[.$B177]*[.Q$2]-[.$C177]);[.$D177])" office:value-type="float" office:value="1.09356547802443" calcext:value-type="float">
            <text:p>1,09356547802443</text:p>
          </table:table-cell>
          <table:table-cell table:formula="of:=MIN(MAX(0;[.$B177]*[.R$2]-[.$C177]);[.$D177])" office:value-type="float" office:value="1.09645792523574" calcext:value-type="float">
            <text:p>1,09645792523574</text:p>
          </table:table-cell>
          <table:table-cell table:formula="of:=MIN(MAX(0;[.$B177]*[.S$2]-[.$C177]);[.$D177])" office:value-type="float" office:value="1.0978136837728" calcext:value-type="float">
            <text:p>1,0978136837728</text:p>
          </table:table-cell>
          <table:table-cell table:number-columns-repeated="3"/>
          <table:table-cell table:formula="of:=FLOOR([.S177];1)" office:value-type="float" office:value="1" calcext:value-type="float">
            <text:p>1</text:p>
          </table:table-cell>
          <table:table-cell table:formula="of:=[.S177]-[.W177]" office:value-type="float" office:value="0.0978136837727988" calcext:value-type="float">
            <text:p>0,0978136837727988</text:p>
          </table:table-cell>
          <table:table-cell table:formula="of:=IF(AND(COUNTIF([.$AC$4:.$AC$203];&quot;=&quot;&amp;[.X177]);SUM([.Y$4:.Y176])&lt;[.AD$3]);1;0)" office:value-type="float" office:value="0" calcext:value-type="float">
            <text:p>0</text:p>
          </table:table-cell>
          <table:table-cell table:number-columns-repeated="2"/>
          <table:table-cell table:formula="of:=[.AB176]+COUNTIF([.$X$4:.$X$203];&quot;=&quot;&amp;[.AC176])" office:value-type="float" office:value="26" calcext:value-type="float">
            <text:p>26</text:p>
          </table:table-cell>
          <table:table-cell table:formula="of:=IF([.AB177]&lt;=[.AD$3];LARGE([.$X$4:.$X$203];[.AB177]);&quot;&quot;)">
            <text:p/>
          </table:table-cell>
          <table:table-cell table:number-columns-repeated="2"/>
          <table:table-cell table:formula="of:=[.Y177]+[.W1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7]" office:value-type="float" office:value="175" calcext:value-type="float">
            <text:p>175</text:p>
          </table:table-cell>
          <table:table-cell table:formula="of:=[$Zamówienie.B177]" office:value-type="float" office:value="1" calcext:value-type="float">
            <text:p>1</text:p>
          </table:table-cell>
          <table:table-cell table:formula="of:=[$Zamówienie.C177]" office:value-type="float" office:value="10" calcext:value-type="float">
            <text:p>10</text:p>
          </table:table-cell>
          <table:table-cell table:formula="of:=[$Zamówienie.D177]" office:value-type="float" office:value="10" calcext:value-type="float">
            <text:p>10</text:p>
          </table:table-cell>
          <table:table-cell table:number-columns-repeated="5"/>
          <table:table-cell table:formula="of:=MIN(MAX(0;[.$B178]*[.J$2]-[.$C178]);[.$D178])" office:value-type="float" office:value="0" calcext:value-type="float">
            <text:p>0</text:p>
          </table:table-cell>
          <table:table-cell table:formula="of:=MIN(MAX(0;[.$B178]*[.K$2]-[.$C178]);[.$D178])" office:value-type="float" office:value="0" calcext:value-type="float">
            <text:p>0</text:p>
          </table:table-cell>
          <table:table-cell table:formula="of:=MIN(MAX(0;[.$B178]*[.L$2]-[.$C178]);[.$D178])" office:value-type="float" office:value="0" calcext:value-type="float">
            <text:p>0</text:p>
          </table:table-cell>
          <table:table-cell table:formula="of:=MIN(MAX(0;[.$B178]*[.M$2]-[.$C178]);[.$D178])" office:value-type="float" office:value="0" calcext:value-type="float">
            <text:p>0</text:p>
          </table:table-cell>
          <table:table-cell table:formula="of:=MIN(MAX(0;[.$B178]*[.N$2]-[.$C178]);[.$D178])" office:value-type="float" office:value="0" calcext:value-type="float">
            <text:p>0</text:p>
          </table:table-cell>
          <table:table-cell table:formula="of:=MIN(MAX(0;[.$B178]*[.O$2]-[.$C178]);[.$D178])" office:value-type="float" office:value="0" calcext:value-type="float">
            <text:p>0</text:p>
          </table:table-cell>
          <table:table-cell table:formula="of:=MIN(MAX(0;[.$B178]*[.P$2]-[.$C178]);[.$D178])" office:value-type="float" office:value="0" calcext:value-type="float">
            <text:p>0</text:p>
          </table:table-cell>
          <table:table-cell table:formula="of:=MIN(MAX(0;[.$B178]*[.Q$2]-[.$C178]);[.$D178])" office:value-type="float" office:value="0" calcext:value-type="float">
            <text:p>0</text:p>
          </table:table-cell>
          <table:table-cell table:formula="of:=MIN(MAX(0;[.$B178]*[.R$2]-[.$C178]);[.$D178])" office:value-type="float" office:value="0" calcext:value-type="float">
            <text:p>0</text:p>
          </table:table-cell>
          <table:table-cell table:formula="of:=MIN(MAX(0;[.$B178]*[.S$2]-[.$C178]);[.$D178])" office:value-type="float" office:value="0" calcext:value-type="float">
            <text:p>0</text:p>
          </table:table-cell>
          <table:table-cell table:number-columns-repeated="3"/>
          <table:table-cell table:formula="of:=FLOOR([.S178];1)" office:value-type="float" office:value="0" calcext:value-type="float">
            <text:p>0</text:p>
          </table:table-cell>
          <table:table-cell table:formula="of:=[.S178]-[.W178]" office:value-type="float" office:value="0" calcext:value-type="float">
            <text:p>0</text:p>
          </table:table-cell>
          <table:table-cell table:formula="of:=IF(AND(COUNTIF([.$AC$4:.$AC$203];&quot;=&quot;&amp;[.X178]);SUM([.Y$4:.Y177])&lt;[.AD$3]);1;0)" office:value-type="float" office:value="0" calcext:value-type="float">
            <text:p>0</text:p>
          </table:table-cell>
          <table:table-cell table:number-columns-repeated="2"/>
          <table:table-cell table:formula="of:=[.AB177]+COUNTIF([.$X$4:.$X$203];&quot;=&quot;&amp;[.AC177])" office:value-type="float" office:value="26" calcext:value-type="float">
            <text:p>26</text:p>
          </table:table-cell>
          <table:table-cell table:formula="of:=IF([.AB178]&lt;=[.AD$3];LARGE([.$X$4:.$X$203];[.AB178]);&quot;&quot;)">
            <text:p/>
          </table:table-cell>
          <table:table-cell table:number-columns-repeated="2"/>
          <table:table-cell table:formula="of:=[.Y178]+[.W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8]" office:value-type="float" office:value="176" calcext:value-type="float">
            <text:p>176</text:p>
          </table:table-cell>
          <table:table-cell table:formula="of:=[$Zamówienie.B178]" office:value-type="float" office:value="2" calcext:value-type="float">
            <text:p>2</text:p>
          </table:table-cell>
          <table:table-cell table:formula="of:=[$Zamówienie.C178]" office:value-type="float" office:value="3" calcext:value-type="float">
            <text:p>3</text:p>
          </table:table-cell>
          <table:table-cell table:formula="of:=[$Zamówienie.D178]" office:value-type="float" office:value="3" calcext:value-type="float">
            <text:p>3</text:p>
          </table:table-cell>
          <table:table-cell table:number-columns-repeated="5"/>
          <table:table-cell table:formula="of:=MIN(MAX(0;[.$B179]*[.J$2]-[.$C179]);[.$D179])" office:value-type="float" office:value="0" calcext:value-type="float">
            <text:p>0</text:p>
          </table:table-cell>
          <table:table-cell table:formula="of:=MIN(MAX(0;[.$B179]*[.K$2]-[.$C179]);[.$D179])" office:value-type="float" office:value="0.194967877013966" calcext:value-type="float">
            <text:p>0,194967877013966</text:p>
          </table:table-cell>
          <table:table-cell table:formula="of:=MIN(MAX(0;[.$B179]*[.L$2]-[.$C179]);[.$D179])" office:value-type="float" office:value="0.287179772488845" calcext:value-type="float">
            <text:p>0,287179772488845</text:p>
          </table:table-cell>
          <table:table-cell table:formula="of:=MIN(MAX(0;[.$B179]*[.M$2]-[.$C179]);[.$D179])" office:value-type="float" office:value="0.328796669459827" calcext:value-type="float">
            <text:p>0,328796669459827</text:p>
          </table:table-cell>
          <table:table-cell table:formula="of:=MIN(MAX(0;[.$B179]*[.N$2]-[.$C179]);[.$D179])" office:value-type="float" office:value="0.348705512194453" calcext:value-type="float">
            <text:p>0,348705512194453</text:p>
          </table:table-cell>
          <table:table-cell table:formula="of:=MIN(MAX(0;[.$B179]*[.O$2]-[.$C179]);[.$D179])" office:value-type="float" office:value="0.358075128696936" calcext:value-type="float">
            <text:p>0,358075128696936</text:p>
          </table:table-cell>
          <table:table-cell table:formula="of:=MIN(MAX(0;[.$B179]*[.P$2]-[.$C179]);[.$D179])" office:value-type="float" office:value="0.362464728163569" calcext:value-type="float">
            <text:p>0,362464728163569</text:p>
          </table:table-cell>
          <table:table-cell table:formula="of:=MIN(MAX(0;[.$B179]*[.Q$2]-[.$C179]);[.$D179])" office:value-type="float" office:value="0.364521826008144" calcext:value-type="float">
            <text:p>0,364521826008144</text:p>
          </table:table-cell>
          <table:table-cell table:formula="of:=MIN(MAX(0;[.$B179]*[.R$2]-[.$C179]);[.$D179])" office:value-type="float" office:value="0.36548597507858" calcext:value-type="float">
            <text:p>0,36548597507858</text:p>
          </table:table-cell>
          <table:table-cell table:formula="of:=MIN(MAX(0;[.$B179]*[.S$2]-[.$C179]);[.$D179])" office:value-type="float" office:value="0.365937894590933" calcext:value-type="float">
            <text:p>0,365937894590933</text:p>
          </table:table-cell>
          <table:table-cell table:number-columns-repeated="3"/>
          <table:table-cell table:formula="of:=FLOOR([.S179];1)" office:value-type="float" office:value="0" calcext:value-type="float">
            <text:p>0</text:p>
          </table:table-cell>
          <table:table-cell table:formula="of:=[.S179]-[.W179]" office:value-type="float" office:value="0.365937894590933" calcext:value-type="float">
            <text:p>0,365937894590933</text:p>
          </table:table-cell>
          <table:table-cell table:formula="of:=IF(AND(COUNTIF([.$AC$4:.$AC$203];&quot;=&quot;&amp;[.X179]);SUM([.Y$4:.Y178])&lt;[.AD$3]);1;0)" office:value-type="float" office:value="0" calcext:value-type="float">
            <text:p>0</text:p>
          </table:table-cell>
          <table:table-cell table:number-columns-repeated="2"/>
          <table:table-cell table:formula="of:=[.AB178]+COUNTIF([.$X$4:.$X$203];&quot;=&quot;&amp;[.AC178])" office:value-type="float" office:value="26" calcext:value-type="float">
            <text:p>26</text:p>
          </table:table-cell>
          <table:table-cell table:formula="of:=IF([.AB179]&lt;=[.AD$3];LARGE([.$X$4:.$X$203];[.AB179]);&quot;&quot;)">
            <text:p/>
          </table:table-cell>
          <table:table-cell table:number-columns-repeated="2"/>
          <table:table-cell table:formula="of:=[.Y179]+[.W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9]" office:value-type="float" office:value="177" calcext:value-type="float">
            <text:p>177</text:p>
          </table:table-cell>
          <table:table-cell table:formula="of:=[$Zamówienie.B179]" office:value-type="float" office:value="0" calcext:value-type="float">
            <text:p>0</text:p>
          </table:table-cell>
          <table:table-cell table:formula="of:=[$Zamówienie.C179]" office:value-type="float" office:value="9" calcext:value-type="float">
            <text:p>9</text:p>
          </table:table-cell>
          <table:table-cell table:formula="of:=[$Zamówienie.D179]" office:value-type="float" office:value="8" calcext:value-type="float">
            <text:p>8</text:p>
          </table:table-cell>
          <table:table-cell table:number-columns-repeated="5"/>
          <table:table-cell table:formula="of:=MIN(MAX(0;[.$B180]*[.J$2]-[.$C180]);[.$D180])" office:value-type="float" office:value="0" calcext:value-type="float">
            <text:p>0</text:p>
          </table:table-cell>
          <table:table-cell table:formula="of:=MIN(MAX(0;[.$B180]*[.K$2]-[.$C180]);[.$D180])" office:value-type="float" office:value="0" calcext:value-type="float">
            <text:p>0</text:p>
          </table:table-cell>
          <table:table-cell table:formula="of:=MIN(MAX(0;[.$B180]*[.L$2]-[.$C180]);[.$D180])" office:value-type="float" office:value="0" calcext:value-type="float">
            <text:p>0</text:p>
          </table:table-cell>
          <table:table-cell table:formula="of:=MIN(MAX(0;[.$B180]*[.M$2]-[.$C180]);[.$D180])" office:value-type="float" office:value="0" calcext:value-type="float">
            <text:p>0</text:p>
          </table:table-cell>
          <table:table-cell table:formula="of:=MIN(MAX(0;[.$B180]*[.N$2]-[.$C180]);[.$D180])" office:value-type="float" office:value="0" calcext:value-type="float">
            <text:p>0</text:p>
          </table:table-cell>
          <table:table-cell table:formula="of:=MIN(MAX(0;[.$B180]*[.O$2]-[.$C180]);[.$D180])" office:value-type="float" office:value="0" calcext:value-type="float">
            <text:p>0</text:p>
          </table:table-cell>
          <table:table-cell table:formula="of:=MIN(MAX(0;[.$B180]*[.P$2]-[.$C180]);[.$D180])" office:value-type="float" office:value="0" calcext:value-type="float">
            <text:p>0</text:p>
          </table:table-cell>
          <table:table-cell table:formula="of:=MIN(MAX(0;[.$B180]*[.Q$2]-[.$C180]);[.$D180])" office:value-type="float" office:value="0" calcext:value-type="float">
            <text:p>0</text:p>
          </table:table-cell>
          <table:table-cell table:formula="of:=MIN(MAX(0;[.$B180]*[.R$2]-[.$C180]);[.$D180])" office:value-type="float" office:value="0" calcext:value-type="float">
            <text:p>0</text:p>
          </table:table-cell>
          <table:table-cell table:formula="of:=MIN(MAX(0;[.$B180]*[.S$2]-[.$C180]);[.$D180])" office:value-type="float" office:value="0" calcext:value-type="float">
            <text:p>0</text:p>
          </table:table-cell>
          <table:table-cell table:number-columns-repeated="3"/>
          <table:table-cell table:formula="of:=FLOOR([.S180];1)" office:value-type="float" office:value="0" calcext:value-type="float">
            <text:p>0</text:p>
          </table:table-cell>
          <table:table-cell table:formula="of:=[.S180]-[.W180]" office:value-type="float" office:value="0" calcext:value-type="float">
            <text:p>0</text:p>
          </table:table-cell>
          <table:table-cell table:formula="of:=IF(AND(COUNTIF([.$AC$4:.$AC$203];&quot;=&quot;&amp;[.X180]);SUM([.Y$4:.Y179])&lt;[.AD$3]);1;0)" office:value-type="float" office:value="0" calcext:value-type="float">
            <text:p>0</text:p>
          </table:table-cell>
          <table:table-cell table:number-columns-repeated="2"/>
          <table:table-cell table:formula="of:=[.AB179]+COUNTIF([.$X$4:.$X$203];&quot;=&quot;&amp;[.AC179])" office:value-type="float" office:value="26" calcext:value-type="float">
            <text:p>26</text:p>
          </table:table-cell>
          <table:table-cell table:formula="of:=IF([.AB180]&lt;=[.AD$3];LARGE([.$X$4:.$X$203];[.AB180]);&quot;&quot;)">
            <text:p/>
          </table:table-cell>
          <table:table-cell table:number-columns-repeated="2"/>
          <table:table-cell table:formula="of:=[.Y180]+[.W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0]" office:value-type="float" office:value="178" calcext:value-type="float">
            <text:p>178</text:p>
          </table:table-cell>
          <table:table-cell table:formula="of:=[$Zamówienie.B180]" office:value-type="float" office:value="4" calcext:value-type="float">
            <text:p>4</text:p>
          </table:table-cell>
          <table:table-cell table:formula="of:=[$Zamówienie.C180]" office:value-type="float" office:value="0" calcext:value-type="float">
            <text:p>0</text:p>
          </table:table-cell>
          <table:table-cell table:formula="of:=[$Zamówienie.D180]" office:value-type="float" office:value="6" calcext:value-type="float">
            <text:p>6</text:p>
          </table:table-cell>
          <table:table-cell table:number-columns-repeated="5"/>
          <table:table-cell table:formula="of:=MIN(MAX(0;[.$B181]*[.J$2]-[.$C181]);[.$D181])" office:value-type="float" office:value="5.92959086584206" calcext:value-type="float">
            <text:p>5,92959086584206</text:p>
          </table:table-cell>
          <table:table-cell table:formula="of:=MIN(MAX(0;[.$B181]*[.K$2]-[.$C181]);[.$D181])" office:value-type="float" office:value="6" calcext:value-type="float">
            <text:p>6</text:p>
          </table:table-cell>
          <table:table-cell table:formula="of:=MIN(MAX(0;[.$B181]*[.L$2]-[.$C181]);[.$D181])" office:value-type="float" office:value="6" calcext:value-type="float">
            <text:p>6</text:p>
          </table:table-cell>
          <table:table-cell table:formula="of:=MIN(MAX(0;[.$B181]*[.M$2]-[.$C181]);[.$D181])" office:value-type="float" office:value="6" calcext:value-type="float">
            <text:p>6</text:p>
          </table:table-cell>
          <table:table-cell table:formula="of:=MIN(MAX(0;[.$B181]*[.N$2]-[.$C181]);[.$D181])" office:value-type="float" office:value="6" calcext:value-type="float">
            <text:p>6</text:p>
          </table:table-cell>
          <table:table-cell table:formula="of:=MIN(MAX(0;[.$B181]*[.O$2]-[.$C181]);[.$D181])" office:value-type="float" office:value="6" calcext:value-type="float">
            <text:p>6</text:p>
          </table:table-cell>
          <table:table-cell table:formula="of:=MIN(MAX(0;[.$B181]*[.P$2]-[.$C181]);[.$D181])" office:value-type="float" office:value="6" calcext:value-type="float">
            <text:p>6</text:p>
          </table:table-cell>
          <table:table-cell table:formula="of:=MIN(MAX(0;[.$B181]*[.Q$2]-[.$C181]);[.$D181])" office:value-type="float" office:value="6" calcext:value-type="float">
            <text:p>6</text:p>
          </table:table-cell>
          <table:table-cell table:formula="of:=MIN(MAX(0;[.$B181]*[.R$2]-[.$C181]);[.$D181])" office:value-type="float" office:value="6" calcext:value-type="float">
            <text:p>6</text:p>
          </table:table-cell>
          <table:table-cell table:formula="of:=MIN(MAX(0;[.$B181]*[.S$2]-[.$C181]);[.$D181])" office:value-type="float" office:value="6" calcext:value-type="float">
            <text:p>6</text:p>
          </table:table-cell>
          <table:table-cell table:number-columns-repeated="3"/>
          <table:table-cell table:formula="of:=FLOOR([.S181];1)" office:value-type="float" office:value="6" calcext:value-type="float">
            <text:p>6</text:p>
          </table:table-cell>
          <table:table-cell table:formula="of:=[.S181]-[.W181]" office:value-type="float" office:value="0" calcext:value-type="float">
            <text:p>0</text:p>
          </table:table-cell>
          <table:table-cell table:formula="of:=IF(AND(COUNTIF([.$AC$4:.$AC$203];&quot;=&quot;&amp;[.X181]);SUM([.Y$4:.Y180])&lt;[.AD$3]);1;0)" office:value-type="float" office:value="0" calcext:value-type="float">
            <text:p>0</text:p>
          </table:table-cell>
          <table:table-cell table:number-columns-repeated="2"/>
          <table:table-cell table:formula="of:=[.AB180]+COUNTIF([.$X$4:.$X$203];&quot;=&quot;&amp;[.AC180])" office:value-type="float" office:value="26" calcext:value-type="float">
            <text:p>26</text:p>
          </table:table-cell>
          <table:table-cell table:formula="of:=IF([.AB181]&lt;=[.AD$3];LARGE([.$X$4:.$X$203];[.AB181]);&quot;&quot;)">
            <text:p/>
          </table:table-cell>
          <table:table-cell table:number-columns-repeated="2"/>
          <table:table-cell table:formula="of:=[.Y181]+[.W18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81]" office:value-type="float" office:value="179" calcext:value-type="float">
            <text:p>179</text:p>
          </table:table-cell>
          <table:table-cell table:formula="of:=[$Zamówienie.B181]" office:value-type="float" office:value="4" calcext:value-type="float">
            <text:p>4</text:p>
          </table:table-cell>
          <table:table-cell table:formula="of:=[$Zamówienie.C181]" office:value-type="float" office:value="3" calcext:value-type="float">
            <text:p>3</text:p>
          </table:table-cell>
          <table:table-cell table:formula="of:=[$Zamówienie.D181]" office:value-type="float" office:value="7" calcext:value-type="float">
            <text:p>7</text:p>
          </table:table-cell>
          <table:table-cell table:number-columns-repeated="5"/>
          <table:table-cell table:formula="of:=MIN(MAX(0;[.$B182]*[.J$2]-[.$C182]);[.$D182])" office:value-type="float" office:value="2.92959086584206" calcext:value-type="float">
            <text:p>2,92959086584206</text:p>
          </table:table-cell>
          <table:table-cell table:formula="of:=MIN(MAX(0;[.$B182]*[.K$2]-[.$C182]);[.$D182])" office:value-type="float" office:value="3.38993575402793" calcext:value-type="float">
            <text:p>3,38993575402793</text:p>
          </table:table-cell>
          <table:table-cell table:formula="of:=MIN(MAX(0;[.$B182]*[.L$2]-[.$C182]);[.$D182])" office:value-type="float" office:value="3.57435954497769" calcext:value-type="float">
            <text:p>3,57435954497769</text:p>
          </table:table-cell>
          <table:table-cell table:formula="of:=MIN(MAX(0;[.$B182]*[.M$2]-[.$C182]);[.$D182])" office:value-type="float" office:value="3.65759333891965" calcext:value-type="float">
            <text:p>3,65759333891965</text:p>
          </table:table-cell>
          <table:table-cell table:formula="of:=MIN(MAX(0;[.$B182]*[.N$2]-[.$C182]);[.$D182])" office:value-type="float" office:value="3.69741102438891" calcext:value-type="float">
            <text:p>3,69741102438891</text:p>
          </table:table-cell>
          <table:table-cell table:formula="of:=MIN(MAX(0;[.$B182]*[.O$2]-[.$C182]);[.$D182])" office:value-type="float" office:value="3.71615025739387" calcext:value-type="float">
            <text:p>3,71615025739387</text:p>
          </table:table-cell>
          <table:table-cell table:formula="of:=MIN(MAX(0;[.$B182]*[.P$2]-[.$C182]);[.$D182])" office:value-type="float" office:value="3.72492945632714" calcext:value-type="float">
            <text:p>3,72492945632714</text:p>
          </table:table-cell>
          <table:table-cell table:formula="of:=MIN(MAX(0;[.$B182]*[.Q$2]-[.$C182]);[.$D182])" office:value-type="float" office:value="3.72904365201629" calcext:value-type="float">
            <text:p>3,72904365201629</text:p>
          </table:table-cell>
          <table:table-cell table:formula="of:=MIN(MAX(0;[.$B182]*[.R$2]-[.$C182]);[.$D182])" office:value-type="float" office:value="3.73097195015716" calcext:value-type="float">
            <text:p>3,73097195015716</text:p>
          </table:table-cell>
          <table:table-cell table:formula="of:=MIN(MAX(0;[.$B182]*[.S$2]-[.$C182]);[.$D182])" office:value-type="float" office:value="3.73187578918187" calcext:value-type="float">
            <text:p>3,73187578918187</text:p>
          </table:table-cell>
          <table:table-cell table:number-columns-repeated="3"/>
          <table:table-cell table:formula="of:=FLOOR([.S182];1)" office:value-type="float" office:value="3" calcext:value-type="float">
            <text:p>3</text:p>
          </table:table-cell>
          <table:table-cell table:formula="of:=[.S182]-[.W182]" office:value-type="float" office:value="0.731875789181865" calcext:value-type="float">
            <text:p>0,731875789181865</text:p>
          </table:table-cell>
          <table:table-cell table:formula="of:=IF(AND(COUNTIF([.$AC$4:.$AC$203];&quot;=&quot;&amp;[.X182]);SUM([.Y$4:.Y181])&lt;[.AD$3]);1;0)" office:value-type="float" office:value="1" calcext:value-type="float">
            <text:p>1</text:p>
          </table:table-cell>
          <table:table-cell table:number-columns-repeated="2"/>
          <table:table-cell table:formula="of:=[.AB181]+COUNTIF([.$X$4:.$X$203];&quot;=&quot;&amp;[.AC181])" office:value-type="float" office:value="26" calcext:value-type="float">
            <text:p>26</text:p>
          </table:table-cell>
          <table:table-cell table:formula="of:=IF([.AB182]&lt;=[.AD$3];LARGE([.$X$4:.$X$203];[.AB182]);&quot;&quot;)">
            <text:p/>
          </table:table-cell>
          <table:table-cell table:number-columns-repeated="2"/>
          <table:table-cell table:formula="of:=[.Y182]+[.W18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2]" office:value-type="float" office:value="180" calcext:value-type="float">
            <text:p>180</text:p>
          </table:table-cell>
          <table:table-cell table:formula="of:=[$Zamówienie.B182]" office:value-type="float" office:value="3" calcext:value-type="float">
            <text:p>3</text:p>
          </table:table-cell>
          <table:table-cell table:formula="of:=[$Zamówienie.C182]" office:value-type="float" office:value="6" calcext:value-type="float">
            <text:p>6</text:p>
          </table:table-cell>
          <table:table-cell table:formula="of:=[$Zamówienie.D182]" office:value-type="float" office:value="9" calcext:value-type="float">
            <text:p>9</text:p>
          </table:table-cell>
          <table:table-cell table:number-columns-repeated="5"/>
          <table:table-cell table:formula="of:=MIN(MAX(0;[.$B183]*[.J$2]-[.$C183]);[.$D183])" office:value-type="float" office:value="0" calcext:value-type="float">
            <text:p>0</text:p>
          </table:table-cell>
          <table:table-cell table:formula="of:=MIN(MAX(0;[.$B183]*[.K$2]-[.$C183]);[.$D183])" office:value-type="float" office:value="0" calcext:value-type="float">
            <text:p>0</text:p>
          </table:table-cell>
          <table:table-cell table:formula="of:=MIN(MAX(0;[.$B183]*[.L$2]-[.$C183]);[.$D183])" office:value-type="float" office:value="0" calcext:value-type="float">
            <text:p>0</text:p>
          </table:table-cell>
          <table:table-cell table:formula="of:=MIN(MAX(0;[.$B183]*[.M$2]-[.$C183]);[.$D183])" office:value-type="float" office:value="0" calcext:value-type="float">
            <text:p>0</text:p>
          </table:table-cell>
          <table:table-cell table:formula="of:=MIN(MAX(0;[.$B183]*[.N$2]-[.$C183]);[.$D183])" office:value-type="float" office:value="0" calcext:value-type="float">
            <text:p>0</text:p>
          </table:table-cell>
          <table:table-cell table:formula="of:=MIN(MAX(0;[.$B183]*[.O$2]-[.$C183]);[.$D183])" office:value-type="float" office:value="0" calcext:value-type="float">
            <text:p>0</text:p>
          </table:table-cell>
          <table:table-cell table:formula="of:=MIN(MAX(0;[.$B183]*[.P$2]-[.$C183]);[.$D183])" office:value-type="float" office:value="0" calcext:value-type="float">
            <text:p>0</text:p>
          </table:table-cell>
          <table:table-cell table:formula="of:=MIN(MAX(0;[.$B183]*[.Q$2]-[.$C183]);[.$D183])" office:value-type="float" office:value="0" calcext:value-type="float">
            <text:p>0</text:p>
          </table:table-cell>
          <table:table-cell table:formula="of:=MIN(MAX(0;[.$B183]*[.R$2]-[.$C183]);[.$D183])" office:value-type="float" office:value="0" calcext:value-type="float">
            <text:p>0</text:p>
          </table:table-cell>
          <table:table-cell table:formula="of:=MIN(MAX(0;[.$B183]*[.S$2]-[.$C183]);[.$D183])" office:value-type="float" office:value="0" calcext:value-type="float">
            <text:p>0</text:p>
          </table:table-cell>
          <table:table-cell table:number-columns-repeated="3"/>
          <table:table-cell table:formula="of:=FLOOR([.S183];1)" office:value-type="float" office:value="0" calcext:value-type="float">
            <text:p>0</text:p>
          </table:table-cell>
          <table:table-cell table:formula="of:=[.S183]-[.W183]" office:value-type="float" office:value="0" calcext:value-type="float">
            <text:p>0</text:p>
          </table:table-cell>
          <table:table-cell table:formula="of:=IF(AND(COUNTIF([.$AC$4:.$AC$203];&quot;=&quot;&amp;[.X183]);SUM([.Y$4:.Y182])&lt;[.AD$3]);1;0)" office:value-type="float" office:value="0" calcext:value-type="float">
            <text:p>0</text:p>
          </table:table-cell>
          <table:table-cell table:number-columns-repeated="2"/>
          <table:table-cell table:formula="of:=[.AB182]+COUNTIF([.$X$4:.$X$203];&quot;=&quot;&amp;[.AC182])" office:value-type="float" office:value="26" calcext:value-type="float">
            <text:p>26</text:p>
          </table:table-cell>
          <table:table-cell table:formula="of:=IF([.AB183]&lt;=[.AD$3];LARGE([.$X$4:.$X$203];[.AB183]);&quot;&quot;)">
            <text:p/>
          </table:table-cell>
          <table:table-cell table:number-columns-repeated="2"/>
          <table:table-cell table:formula="of:=[.Y183]+[.W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3]" office:value-type="float" office:value="181" calcext:value-type="float">
            <text:p>181</text:p>
          </table:table-cell>
          <table:table-cell table:formula="of:=[$Zamówienie.B183]" office:value-type="float" office:value="4" calcext:value-type="float">
            <text:p>4</text:p>
          </table:table-cell>
          <table:table-cell table:formula="of:=[$Zamówienie.C183]" office:value-type="float" office:value="4" calcext:value-type="float">
            <text:p>4</text:p>
          </table:table-cell>
          <table:table-cell table:formula="of:=[$Zamówienie.D183]" office:value-type="float" office:value="3" calcext:value-type="float">
            <text:p>3</text:p>
          </table:table-cell>
          <table:table-cell table:number-columns-repeated="5"/>
          <table:table-cell table:formula="of:=MIN(MAX(0;[.$B184]*[.J$2]-[.$C184]);[.$D184])" office:value-type="float" office:value="1.92959086584206" calcext:value-type="float">
            <text:p>1,92959086584206</text:p>
          </table:table-cell>
          <table:table-cell table:formula="of:=MIN(MAX(0;[.$B184]*[.K$2]-[.$C184]);[.$D184])" office:value-type="float" office:value="2.38993575402793" calcext:value-type="float">
            <text:p>2,38993575402793</text:p>
          </table:table-cell>
          <table:table-cell table:formula="of:=MIN(MAX(0;[.$B184]*[.L$2]-[.$C184]);[.$D184])" office:value-type="float" office:value="2.57435954497769" calcext:value-type="float">
            <text:p>2,57435954497769</text:p>
          </table:table-cell>
          <table:table-cell table:formula="of:=MIN(MAX(0;[.$B184]*[.M$2]-[.$C184]);[.$D184])" office:value-type="float" office:value="2.65759333891965" calcext:value-type="float">
            <text:p>2,65759333891965</text:p>
          </table:table-cell>
          <table:table-cell table:formula="of:=MIN(MAX(0;[.$B184]*[.N$2]-[.$C184]);[.$D184])" office:value-type="float" office:value="2.69741102438891" calcext:value-type="float">
            <text:p>2,69741102438891</text:p>
          </table:table-cell>
          <table:table-cell table:formula="of:=MIN(MAX(0;[.$B184]*[.O$2]-[.$C184]);[.$D184])" office:value-type="float" office:value="2.71615025739387" calcext:value-type="float">
            <text:p>2,71615025739387</text:p>
          </table:table-cell>
          <table:table-cell table:formula="of:=MIN(MAX(0;[.$B184]*[.P$2]-[.$C184]);[.$D184])" office:value-type="float" office:value="2.72492945632714" calcext:value-type="float">
            <text:p>2,72492945632714</text:p>
          </table:table-cell>
          <table:table-cell table:formula="of:=MIN(MAX(0;[.$B184]*[.Q$2]-[.$C184]);[.$D184])" office:value-type="float" office:value="2.72904365201629" calcext:value-type="float">
            <text:p>2,72904365201629</text:p>
          </table:table-cell>
          <table:table-cell table:formula="of:=MIN(MAX(0;[.$B184]*[.R$2]-[.$C184]);[.$D184])" office:value-type="float" office:value="2.73097195015716" calcext:value-type="float">
            <text:p>2,73097195015716</text:p>
          </table:table-cell>
          <table:table-cell table:formula="of:=MIN(MAX(0;[.$B184]*[.S$2]-[.$C184]);[.$D184])" office:value-type="float" office:value="2.73187578918187" calcext:value-type="float">
            <text:p>2,73187578918187</text:p>
          </table:table-cell>
          <table:table-cell table:number-columns-repeated="3"/>
          <table:table-cell table:formula="of:=FLOOR([.S184];1)" office:value-type="float" office:value="2" calcext:value-type="float">
            <text:p>2</text:p>
          </table:table-cell>
          <table:table-cell table:formula="of:=[.S184]-[.W184]" office:value-type="float" office:value="0.731875789181865" calcext:value-type="float">
            <text:p>0,731875789181865</text:p>
          </table:table-cell>
          <table:table-cell table:formula="of:=IF(AND(COUNTIF([.$AC$4:.$AC$203];&quot;=&quot;&amp;[.X184]);SUM([.Y$4:.Y183])&lt;[.AD$3]);1;0)" office:value-type="float" office:value="1" calcext:value-type="float">
            <text:p>1</text:p>
          </table:table-cell>
          <table:table-cell table:number-columns-repeated="2"/>
          <table:table-cell table:formula="of:=[.AB183]+COUNTIF([.$X$4:.$X$203];&quot;=&quot;&amp;[.AC183])" office:value-type="float" office:value="26" calcext:value-type="float">
            <text:p>26</text:p>
          </table:table-cell>
          <table:table-cell table:formula="of:=IF([.AB184]&lt;=[.AD$3];LARGE([.$X$4:.$X$203];[.AB184]);&quot;&quot;)">
            <text:p/>
          </table:table-cell>
          <table:table-cell table:number-columns-repeated="2"/>
          <table:table-cell table:formula="of:=[.Y184]+[.W18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4]" office:value-type="float" office:value="182" calcext:value-type="float">
            <text:p>182</text:p>
          </table:table-cell>
          <table:table-cell table:formula="of:=[$Zamówienie.B184]" office:value-type="float" office:value="6" calcext:value-type="float">
            <text:p>6</text:p>
          </table:table-cell>
          <table:table-cell table:formula="of:=[$Zamówienie.C184]" office:value-type="float" office:value="5" calcext:value-type="float">
            <text:p>5</text:p>
          </table:table-cell>
          <table:table-cell table:formula="of:=[$Zamówienie.D184]" office:value-type="float" office:value="4" calcext:value-type="float">
            <text:p>4</text:p>
          </table:table-cell>
          <table:table-cell table:number-columns-repeated="5"/>
          <table:table-cell table:formula="of:=MIN(MAX(0;[.$B185]*[.J$2]-[.$C185]);[.$D185])" office:value-type="float" office:value="3.89438629876308" calcext:value-type="float">
            <text:p>3,89438629876308</text:p>
          </table:table-cell>
          <table:table-cell table:formula="of:=MIN(MAX(0;[.$B185]*[.K$2]-[.$C185]);[.$D185])" office:value-type="float" office:value="4" calcext:value-type="float">
            <text:p>4</text:p>
          </table:table-cell>
          <table:table-cell table:formula="of:=MIN(MAX(0;[.$B185]*[.L$2]-[.$C185]);[.$D185])" office:value-type="float" office:value="4" calcext:value-type="float">
            <text:p>4</text:p>
          </table:table-cell>
          <table:table-cell table:formula="of:=MIN(MAX(0;[.$B185]*[.M$2]-[.$C185]);[.$D185])" office:value-type="float" office:value="4" calcext:value-type="float">
            <text:p>4</text:p>
          </table:table-cell>
          <table:table-cell table:formula="of:=MIN(MAX(0;[.$B185]*[.N$2]-[.$C185]);[.$D185])" office:value-type="float" office:value="4" calcext:value-type="float">
            <text:p>4</text:p>
          </table:table-cell>
          <table:table-cell table:formula="of:=MIN(MAX(0;[.$B185]*[.O$2]-[.$C185]);[.$D185])" office:value-type="float" office:value="4" calcext:value-type="float">
            <text:p>4</text:p>
          </table:table-cell>
          <table:table-cell table:formula="of:=MIN(MAX(0;[.$B185]*[.P$2]-[.$C185]);[.$D185])" office:value-type="float" office:value="4" calcext:value-type="float">
            <text:p>4</text:p>
          </table:table-cell>
          <table:table-cell table:formula="of:=MIN(MAX(0;[.$B185]*[.Q$2]-[.$C185]);[.$D185])" office:value-type="float" office:value="4" calcext:value-type="float">
            <text:p>4</text:p>
          </table:table-cell>
          <table:table-cell table:formula="of:=MIN(MAX(0;[.$B185]*[.R$2]-[.$C185]);[.$D185])" office:value-type="float" office:value="4" calcext:value-type="float">
            <text:p>4</text:p>
          </table:table-cell>
          <table:table-cell table:formula="of:=MIN(MAX(0;[.$B185]*[.S$2]-[.$C185]);[.$D185])" office:value-type="float" office:value="4" calcext:value-type="float">
            <text:p>4</text:p>
          </table:table-cell>
          <table:table-cell table:number-columns-repeated="3"/>
          <table:table-cell table:formula="of:=FLOOR([.S185];1)" office:value-type="float" office:value="4" calcext:value-type="float">
            <text:p>4</text:p>
          </table:table-cell>
          <table:table-cell table:formula="of:=[.S185]-[.W185]" office:value-type="float" office:value="0" calcext:value-type="float">
            <text:p>0</text:p>
          </table:table-cell>
          <table:table-cell table:formula="of:=IF(AND(COUNTIF([.$AC$4:.$AC$203];&quot;=&quot;&amp;[.X185]);SUM([.Y$4:.Y184])&lt;[.AD$3]);1;0)" office:value-type="float" office:value="0" calcext:value-type="float">
            <text:p>0</text:p>
          </table:table-cell>
          <table:table-cell table:number-columns-repeated="2"/>
          <table:table-cell table:formula="of:=[.AB184]+COUNTIF([.$X$4:.$X$203];&quot;=&quot;&amp;[.AC184])" office:value-type="float" office:value="26" calcext:value-type="float">
            <text:p>26</text:p>
          </table:table-cell>
          <table:table-cell table:formula="of:=IF([.AB185]&lt;=[.AD$3];LARGE([.$X$4:.$X$203];[.AB185]);&quot;&quot;)">
            <text:p/>
          </table:table-cell>
          <table:table-cell table:number-columns-repeated="2"/>
          <table:table-cell table:formula="of:=[.Y185]+[.W1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5]" office:value-type="float" office:value="183" calcext:value-type="float">
            <text:p>183</text:p>
          </table:table-cell>
          <table:table-cell table:formula="of:=[$Zamówienie.B185]" office:value-type="float" office:value="1" calcext:value-type="float">
            <text:p>1</text:p>
          </table:table-cell>
          <table:table-cell table:formula="of:=[$Zamówienie.C185]" office:value-type="float" office:value="5" calcext:value-type="float">
            <text:p>5</text:p>
          </table:table-cell>
          <table:table-cell table:formula="of:=[$Zamówienie.D185]" office:value-type="float" office:value="5" calcext:value-type="float">
            <text:p>5</text:p>
          </table:table-cell>
          <table:table-cell table:number-columns-repeated="5"/>
          <table:table-cell table:formula="of:=MIN(MAX(0;[.$B186]*[.J$2]-[.$C186]);[.$D186])" office:value-type="float" office:value="0" calcext:value-type="float">
            <text:p>0</text:p>
          </table:table-cell>
          <table:table-cell table:formula="of:=MIN(MAX(0;[.$B186]*[.K$2]-[.$C186]);[.$D186])" office:value-type="float" office:value="0" calcext:value-type="float">
            <text:p>0</text:p>
          </table:table-cell>
          <table:table-cell table:formula="of:=MIN(MAX(0;[.$B186]*[.L$2]-[.$C186]);[.$D186])" office:value-type="float" office:value="0" calcext:value-type="float">
            <text:p>0</text:p>
          </table:table-cell>
          <table:table-cell table:formula="of:=MIN(MAX(0;[.$B186]*[.M$2]-[.$C186]);[.$D186])" office:value-type="float" office:value="0" calcext:value-type="float">
            <text:p>0</text:p>
          </table:table-cell>
          <table:table-cell table:formula="of:=MIN(MAX(0;[.$B186]*[.N$2]-[.$C186]);[.$D186])" office:value-type="float" office:value="0" calcext:value-type="float">
            <text:p>0</text:p>
          </table:table-cell>
          <table:table-cell table:formula="of:=MIN(MAX(0;[.$B186]*[.O$2]-[.$C186]);[.$D186])" office:value-type="float" office:value="0" calcext:value-type="float">
            <text:p>0</text:p>
          </table:table-cell>
          <table:table-cell table:formula="of:=MIN(MAX(0;[.$B186]*[.P$2]-[.$C186]);[.$D186])" office:value-type="float" office:value="0" calcext:value-type="float">
            <text:p>0</text:p>
          </table:table-cell>
          <table:table-cell table:formula="of:=MIN(MAX(0;[.$B186]*[.Q$2]-[.$C186]);[.$D186])" office:value-type="float" office:value="0" calcext:value-type="float">
            <text:p>0</text:p>
          </table:table-cell>
          <table:table-cell table:formula="of:=MIN(MAX(0;[.$B186]*[.R$2]-[.$C186]);[.$D186])" office:value-type="float" office:value="0" calcext:value-type="float">
            <text:p>0</text:p>
          </table:table-cell>
          <table:table-cell table:formula="of:=MIN(MAX(0;[.$B186]*[.S$2]-[.$C186]);[.$D186])" office:value-type="float" office:value="0" calcext:value-type="float">
            <text:p>0</text:p>
          </table:table-cell>
          <table:table-cell table:number-columns-repeated="3"/>
          <table:table-cell table:formula="of:=FLOOR([.S186];1)" office:value-type="float" office:value="0" calcext:value-type="float">
            <text:p>0</text:p>
          </table:table-cell>
          <table:table-cell table:formula="of:=[.S186]-[.W186]" office:value-type="float" office:value="0" calcext:value-type="float">
            <text:p>0</text:p>
          </table:table-cell>
          <table:table-cell table:formula="of:=IF(AND(COUNTIF([.$AC$4:.$AC$203];&quot;=&quot;&amp;[.X186]);SUM([.Y$4:.Y185])&lt;[.AD$3]);1;0)" office:value-type="float" office:value="0" calcext:value-type="float">
            <text:p>0</text:p>
          </table:table-cell>
          <table:table-cell table:number-columns-repeated="2"/>
          <table:table-cell table:formula="of:=[.AB185]+COUNTIF([.$X$4:.$X$203];&quot;=&quot;&amp;[.AC185])" office:value-type="float" office:value="26" calcext:value-type="float">
            <text:p>26</text:p>
          </table:table-cell>
          <table:table-cell table:formula="of:=IF([.AB186]&lt;=[.AD$3];LARGE([.$X$4:.$X$203];[.AB186]);&quot;&quot;)">
            <text:p/>
          </table:table-cell>
          <table:table-cell table:number-columns-repeated="2"/>
          <table:table-cell table:formula="of:=[.Y186]+[.W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6]" office:value-type="float" office:value="184" calcext:value-type="float">
            <text:p>184</text:p>
          </table:table-cell>
          <table:table-cell table:formula="of:=[$Zamówienie.B186]" office:value-type="float" office:value="3" calcext:value-type="float">
            <text:p>3</text:p>
          </table:table-cell>
          <table:table-cell table:formula="of:=[$Zamówienie.C186]" office:value-type="float" office:value="8" calcext:value-type="float">
            <text:p>8</text:p>
          </table:table-cell>
          <table:table-cell table:formula="of:=[$Zamówienie.D186]" office:value-type="float" office:value="5" calcext:value-type="float">
            <text:p>5</text:p>
          </table:table-cell>
          <table:table-cell table:number-columns-repeated="5"/>
          <table:table-cell table:formula="of:=MIN(MAX(0;[.$B187]*[.J$2]-[.$C187]);[.$D187])" office:value-type="float" office:value="0" calcext:value-type="float">
            <text:p>0</text:p>
          </table:table-cell>
          <table:table-cell table:formula="of:=MIN(MAX(0;[.$B187]*[.K$2]-[.$C187]);[.$D187])" office:value-type="float" office:value="0" calcext:value-type="float">
            <text:p>0</text:p>
          </table:table-cell>
          <table:table-cell table:formula="of:=MIN(MAX(0;[.$B187]*[.L$2]-[.$C187]);[.$D187])" office:value-type="float" office:value="0" calcext:value-type="float">
            <text:p>0</text:p>
          </table:table-cell>
          <table:table-cell table:formula="of:=MIN(MAX(0;[.$B187]*[.M$2]-[.$C187]);[.$D187])" office:value-type="float" office:value="0" calcext:value-type="float">
            <text:p>0</text:p>
          </table:table-cell>
          <table:table-cell table:formula="of:=MIN(MAX(0;[.$B187]*[.N$2]-[.$C187]);[.$D187])" office:value-type="float" office:value="0" calcext:value-type="float">
            <text:p>0</text:p>
          </table:table-cell>
          <table:table-cell table:formula="of:=MIN(MAX(0;[.$B187]*[.O$2]-[.$C187]);[.$D187])" office:value-type="float" office:value="0" calcext:value-type="float">
            <text:p>0</text:p>
          </table:table-cell>
          <table:table-cell table:formula="of:=MIN(MAX(0;[.$B187]*[.P$2]-[.$C187]);[.$D187])" office:value-type="float" office:value="0" calcext:value-type="float">
            <text:p>0</text:p>
          </table:table-cell>
          <table:table-cell table:formula="of:=MIN(MAX(0;[.$B187]*[.Q$2]-[.$C187]);[.$D187])" office:value-type="float" office:value="0" calcext:value-type="float">
            <text:p>0</text:p>
          </table:table-cell>
          <table:table-cell table:formula="of:=MIN(MAX(0;[.$B187]*[.R$2]-[.$C187]);[.$D187])" office:value-type="float" office:value="0" calcext:value-type="float">
            <text:p>0</text:p>
          </table:table-cell>
          <table:table-cell table:formula="of:=MIN(MAX(0;[.$B187]*[.S$2]-[.$C187]);[.$D187])" office:value-type="float" office:value="0" calcext:value-type="float">
            <text:p>0</text:p>
          </table:table-cell>
          <table:table-cell table:number-columns-repeated="3"/>
          <table:table-cell table:formula="of:=FLOOR([.S187];1)" office:value-type="float" office:value="0" calcext:value-type="float">
            <text:p>0</text:p>
          </table:table-cell>
          <table:table-cell table:formula="of:=[.S187]-[.W187]" office:value-type="float" office:value="0" calcext:value-type="float">
            <text:p>0</text:p>
          </table:table-cell>
          <table:table-cell table:formula="of:=IF(AND(COUNTIF([.$AC$4:.$AC$203];&quot;=&quot;&amp;[.X187]);SUM([.Y$4:.Y186])&lt;[.AD$3]);1;0)" office:value-type="float" office:value="0" calcext:value-type="float">
            <text:p>0</text:p>
          </table:table-cell>
          <table:table-cell table:number-columns-repeated="2"/>
          <table:table-cell table:formula="of:=[.AB186]+COUNTIF([.$X$4:.$X$203];&quot;=&quot;&amp;[.AC186])" office:value-type="float" office:value="26" calcext:value-type="float">
            <text:p>26</text:p>
          </table:table-cell>
          <table:table-cell table:formula="of:=IF([.AB187]&lt;=[.AD$3];LARGE([.$X$4:.$X$203];[.AB187]);&quot;&quot;)">
            <text:p/>
          </table:table-cell>
          <table:table-cell table:number-columns-repeated="2"/>
          <table:table-cell table:formula="of:=[.Y187]+[.W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7]" office:value-type="float" office:value="185" calcext:value-type="float">
            <text:p>185</text:p>
          </table:table-cell>
          <table:table-cell table:formula="of:=[$Zamówienie.B187]" office:value-type="float" office:value="9" calcext:value-type="float">
            <text:p>9</text:p>
          </table:table-cell>
          <table:table-cell table:formula="of:=[$Zamówienie.C187]" office:value-type="float" office:value="2" calcext:value-type="float">
            <text:p>2</text:p>
          </table:table-cell>
          <table:table-cell table:formula="of:=[$Zamówienie.D187]" office:value-type="float" office:value="8" calcext:value-type="float">
            <text:p>8</text:p>
          </table:table-cell>
          <table:table-cell table:number-columns-repeated="5"/>
          <table:table-cell table:formula="of:=MIN(MAX(0;[.$B188]*[.J$2]-[.$C188]);[.$D188])" office:value-type="float" office:value="8" calcext:value-type="float">
            <text:p>8</text:p>
          </table:table-cell>
          <table:table-cell table:formula="of:=MIN(MAX(0;[.$B188]*[.K$2]-[.$C188]);[.$D188])" office:value-type="float" office:value="8" calcext:value-type="float">
            <text:p>8</text:p>
          </table:table-cell>
          <table:table-cell table:formula="of:=MIN(MAX(0;[.$B188]*[.L$2]-[.$C188]);[.$D188])" office:value-type="float" office:value="8" calcext:value-type="float">
            <text:p>8</text:p>
          </table:table-cell>
          <table:table-cell table:formula="of:=MIN(MAX(0;[.$B188]*[.M$2]-[.$C188]);[.$D188])" office:value-type="float" office:value="8" calcext:value-type="float">
            <text:p>8</text:p>
          </table:table-cell>
          <table:table-cell table:formula="of:=MIN(MAX(0;[.$B188]*[.N$2]-[.$C188]);[.$D188])" office:value-type="float" office:value="8" calcext:value-type="float">
            <text:p>8</text:p>
          </table:table-cell>
          <table:table-cell table:formula="of:=MIN(MAX(0;[.$B188]*[.O$2]-[.$C188]);[.$D188])" office:value-type="float" office:value="8" calcext:value-type="float">
            <text:p>8</text:p>
          </table:table-cell>
          <table:table-cell table:formula="of:=MIN(MAX(0;[.$B188]*[.P$2]-[.$C188]);[.$D188])" office:value-type="float" office:value="8" calcext:value-type="float">
            <text:p>8</text:p>
          </table:table-cell>
          <table:table-cell table:formula="of:=MIN(MAX(0;[.$B188]*[.Q$2]-[.$C188]);[.$D188])" office:value-type="float" office:value="8" calcext:value-type="float">
            <text:p>8</text:p>
          </table:table-cell>
          <table:table-cell table:formula="of:=MIN(MAX(0;[.$B188]*[.R$2]-[.$C188]);[.$D188])" office:value-type="float" office:value="8" calcext:value-type="float">
            <text:p>8</text:p>
          </table:table-cell>
          <table:table-cell table:formula="of:=MIN(MAX(0;[.$B188]*[.S$2]-[.$C188]);[.$D188])" office:value-type="float" office:value="8" calcext:value-type="float">
            <text:p>8</text:p>
          </table:table-cell>
          <table:table-cell table:number-columns-repeated="3"/>
          <table:table-cell table:formula="of:=FLOOR([.S188];1)" office:value-type="float" office:value="8" calcext:value-type="float">
            <text:p>8</text:p>
          </table:table-cell>
          <table:table-cell table:formula="of:=[.S188]-[.W188]" office:value-type="float" office:value="0" calcext:value-type="float">
            <text:p>0</text:p>
          </table:table-cell>
          <table:table-cell table:formula="of:=IF(AND(COUNTIF([.$AC$4:.$AC$203];&quot;=&quot;&amp;[.X188]);SUM([.Y$4:.Y187])&lt;[.AD$3]);1;0)" office:value-type="float" office:value="0" calcext:value-type="float">
            <text:p>0</text:p>
          </table:table-cell>
          <table:table-cell table:number-columns-repeated="2"/>
          <table:table-cell table:formula="of:=[.AB187]+COUNTIF([.$X$4:.$X$203];&quot;=&quot;&amp;[.AC187])" office:value-type="float" office:value="26" calcext:value-type="float">
            <text:p>26</text:p>
          </table:table-cell>
          <table:table-cell table:formula="of:=IF([.AB188]&lt;=[.AD$3];LARGE([.$X$4:.$X$203];[.AB188]);&quot;&quot;)">
            <text:p/>
          </table:table-cell>
          <table:table-cell table:number-columns-repeated="2"/>
          <table:table-cell table:formula="of:=[.Y188]+[.W18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88]" office:value-type="float" office:value="186" calcext:value-type="float">
            <text:p>186</text:p>
          </table:table-cell>
          <table:table-cell table:formula="of:=[$Zamówienie.B188]" office:value-type="float" office:value="2" calcext:value-type="float">
            <text:p>2</text:p>
          </table:table-cell>
          <table:table-cell table:formula="of:=[$Zamówienie.C188]" office:value-type="float" office:value="8" calcext:value-type="float">
            <text:p>8</text:p>
          </table:table-cell>
          <table:table-cell table:formula="of:=[$Zamówienie.D188]" office:value-type="float" office:value="0" calcext:value-type="float">
            <text:p>0</text:p>
          </table:table-cell>
          <table:table-cell table:number-columns-repeated="5"/>
          <table:table-cell table:formula="of:=MIN(MAX(0;[.$B189]*[.J$2]-[.$C189]);[.$D189])" office:value-type="float" office:value="0" calcext:value-type="float">
            <text:p>0</text:p>
          </table:table-cell>
          <table:table-cell table:formula="of:=MIN(MAX(0;[.$B189]*[.K$2]-[.$C189]);[.$D189])" office:value-type="float" office:value="0" calcext:value-type="float">
            <text:p>0</text:p>
          </table:table-cell>
          <table:table-cell table:formula="of:=MIN(MAX(0;[.$B189]*[.L$2]-[.$C189]);[.$D189])" office:value-type="float" office:value="0" calcext:value-type="float">
            <text:p>0</text:p>
          </table:table-cell>
          <table:table-cell table:formula="of:=MIN(MAX(0;[.$B189]*[.M$2]-[.$C189]);[.$D189])" office:value-type="float" office:value="0" calcext:value-type="float">
            <text:p>0</text:p>
          </table:table-cell>
          <table:table-cell table:formula="of:=MIN(MAX(0;[.$B189]*[.N$2]-[.$C189]);[.$D189])" office:value-type="float" office:value="0" calcext:value-type="float">
            <text:p>0</text:p>
          </table:table-cell>
          <table:table-cell table:formula="of:=MIN(MAX(0;[.$B189]*[.O$2]-[.$C189]);[.$D189])" office:value-type="float" office:value="0" calcext:value-type="float">
            <text:p>0</text:p>
          </table:table-cell>
          <table:table-cell table:formula="of:=MIN(MAX(0;[.$B189]*[.P$2]-[.$C189]);[.$D189])" office:value-type="float" office:value="0" calcext:value-type="float">
            <text:p>0</text:p>
          </table:table-cell>
          <table:table-cell table:formula="of:=MIN(MAX(0;[.$B189]*[.Q$2]-[.$C189]);[.$D189])" office:value-type="float" office:value="0" calcext:value-type="float">
            <text:p>0</text:p>
          </table:table-cell>
          <table:table-cell table:formula="of:=MIN(MAX(0;[.$B189]*[.R$2]-[.$C189]);[.$D189])" office:value-type="float" office:value="0" calcext:value-type="float">
            <text:p>0</text:p>
          </table:table-cell>
          <table:table-cell table:formula="of:=MIN(MAX(0;[.$B189]*[.S$2]-[.$C189]);[.$D189])" office:value-type="float" office:value="0" calcext:value-type="float">
            <text:p>0</text:p>
          </table:table-cell>
          <table:table-cell table:number-columns-repeated="3"/>
          <table:table-cell table:formula="of:=FLOOR([.S189];1)" office:value-type="float" office:value="0" calcext:value-type="float">
            <text:p>0</text:p>
          </table:table-cell>
          <table:table-cell table:formula="of:=[.S189]-[.W189]" office:value-type="float" office:value="0" calcext:value-type="float">
            <text:p>0</text:p>
          </table:table-cell>
          <table:table-cell table:formula="of:=IF(AND(COUNTIF([.$AC$4:.$AC$203];&quot;=&quot;&amp;[.X189]);SUM([.Y$4:.Y188])&lt;[.AD$3]);1;0)" office:value-type="float" office:value="0" calcext:value-type="float">
            <text:p>0</text:p>
          </table:table-cell>
          <table:table-cell table:number-columns-repeated="2"/>
          <table:table-cell table:formula="of:=[.AB188]+COUNTIF([.$X$4:.$X$203];&quot;=&quot;&amp;[.AC188])" office:value-type="float" office:value="26" calcext:value-type="float">
            <text:p>26</text:p>
          </table:table-cell>
          <table:table-cell table:formula="of:=IF([.AB189]&lt;=[.AD$3];LARGE([.$X$4:.$X$203];[.AB189]);&quot;&quot;)">
            <text:p/>
          </table:table-cell>
          <table:table-cell table:number-columns-repeated="2"/>
          <table:table-cell table:formula="of:=[.Y189]+[.W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9]" office:value-type="float" office:value="187" calcext:value-type="float">
            <text:p>187</text:p>
          </table:table-cell>
          <table:table-cell table:formula="of:=[$Zamówienie.B189]" office:value-type="float" office:value="10" calcext:value-type="float">
            <text:p>10</text:p>
          </table:table-cell>
          <table:table-cell table:formula="of:=[$Zamówienie.C189]" office:value-type="float" office:value="7" calcext:value-type="float">
            <text:p>7</text:p>
          </table:table-cell>
          <table:table-cell table:formula="of:=[$Zamówienie.D189]" office:value-type="float" office:value="5" calcext:value-type="float">
            <text:p>5</text:p>
          </table:table-cell>
          <table:table-cell table:number-columns-repeated="5"/>
          <table:table-cell table:formula="of:=MIN(MAX(0;[.$B190]*[.J$2]-[.$C190]);[.$D190])" office:value-type="float" office:value="5" calcext:value-type="float">
            <text:p>5</text:p>
          </table:table-cell>
          <table:table-cell table:formula="of:=MIN(MAX(0;[.$B190]*[.K$2]-[.$C190]);[.$D190])" office:value-type="float" office:value="5" calcext:value-type="float">
            <text:p>5</text:p>
          </table:table-cell>
          <table:table-cell table:formula="of:=MIN(MAX(0;[.$B190]*[.L$2]-[.$C190]);[.$D190])" office:value-type="float" office:value="5" calcext:value-type="float">
            <text:p>5</text:p>
          </table:table-cell>
          <table:table-cell table:formula="of:=MIN(MAX(0;[.$B190]*[.M$2]-[.$C190]);[.$D190])" office:value-type="float" office:value="5" calcext:value-type="float">
            <text:p>5</text:p>
          </table:table-cell>
          <table:table-cell table:formula="of:=MIN(MAX(0;[.$B190]*[.N$2]-[.$C190]);[.$D190])" office:value-type="float" office:value="5" calcext:value-type="float">
            <text:p>5</text:p>
          </table:table-cell>
          <table:table-cell table:formula="of:=MIN(MAX(0;[.$B190]*[.O$2]-[.$C190]);[.$D190])" office:value-type="float" office:value="5" calcext:value-type="float">
            <text:p>5</text:p>
          </table:table-cell>
          <table:table-cell table:formula="of:=MIN(MAX(0;[.$B190]*[.P$2]-[.$C190]);[.$D190])" office:value-type="float" office:value="5" calcext:value-type="float">
            <text:p>5</text:p>
          </table:table-cell>
          <table:table-cell table:formula="of:=MIN(MAX(0;[.$B190]*[.Q$2]-[.$C190]);[.$D190])" office:value-type="float" office:value="5" calcext:value-type="float">
            <text:p>5</text:p>
          </table:table-cell>
          <table:table-cell table:formula="of:=MIN(MAX(0;[.$B190]*[.R$2]-[.$C190]);[.$D190])" office:value-type="float" office:value="5" calcext:value-type="float">
            <text:p>5</text:p>
          </table:table-cell>
          <table:table-cell table:formula="of:=MIN(MAX(0;[.$B190]*[.S$2]-[.$C190]);[.$D190])" office:value-type="float" office:value="5" calcext:value-type="float">
            <text:p>5</text:p>
          </table:table-cell>
          <table:table-cell table:number-columns-repeated="3"/>
          <table:table-cell table:formula="of:=FLOOR([.S190];1)" office:value-type="float" office:value="5" calcext:value-type="float">
            <text:p>5</text:p>
          </table:table-cell>
          <table:table-cell table:formula="of:=[.S190]-[.W190]" office:value-type="float" office:value="0" calcext:value-type="float">
            <text:p>0</text:p>
          </table:table-cell>
          <table:table-cell table:formula="of:=IF(AND(COUNTIF([.$AC$4:.$AC$203];&quot;=&quot;&amp;[.X190]);SUM([.Y$4:.Y189])&lt;[.AD$3]);1;0)" office:value-type="float" office:value="0" calcext:value-type="float">
            <text:p>0</text:p>
          </table:table-cell>
          <table:table-cell table:number-columns-repeated="2"/>
          <table:table-cell table:formula="of:=[.AB189]+COUNTIF([.$X$4:.$X$203];&quot;=&quot;&amp;[.AC189])" office:value-type="float" office:value="26" calcext:value-type="float">
            <text:p>26</text:p>
          </table:table-cell>
          <table:table-cell table:formula="of:=IF([.AB190]&lt;=[.AD$3];LARGE([.$X$4:.$X$203];[.AB190]);&quot;&quot;)">
            <text:p/>
          </table:table-cell>
          <table:table-cell table:number-columns-repeated="2"/>
          <table:table-cell table:formula="of:=[.Y190]+[.W1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90]" office:value-type="float" office:value="188" calcext:value-type="float">
            <text:p>188</text:p>
          </table:table-cell>
          <table:table-cell table:formula="of:=[$Zamówienie.B190]" office:value-type="float" office:value="0" calcext:value-type="float">
            <text:p>0</text:p>
          </table:table-cell>
          <table:table-cell table:formula="of:=[$Zamówienie.C190]" office:value-type="float" office:value="10" calcext:value-type="float">
            <text:p>10</text:p>
          </table:table-cell>
          <table:table-cell table:formula="of:=[$Zamówienie.D190]" office:value-type="float" office:value="7" calcext:value-type="float">
            <text:p>7</text:p>
          </table:table-cell>
          <table:table-cell table:number-columns-repeated="5"/>
          <table:table-cell table:formula="of:=MIN(MAX(0;[.$B191]*[.J$2]-[.$C191]);[.$D191])" office:value-type="float" office:value="0" calcext:value-type="float">
            <text:p>0</text:p>
          </table:table-cell>
          <table:table-cell table:formula="of:=MIN(MAX(0;[.$B191]*[.K$2]-[.$C191]);[.$D191])" office:value-type="float" office:value="0" calcext:value-type="float">
            <text:p>0</text:p>
          </table:table-cell>
          <table:table-cell table:formula="of:=MIN(MAX(0;[.$B191]*[.L$2]-[.$C191]);[.$D191])" office:value-type="float" office:value="0" calcext:value-type="float">
            <text:p>0</text:p>
          </table:table-cell>
          <table:table-cell table:formula="of:=MIN(MAX(0;[.$B191]*[.M$2]-[.$C191]);[.$D191])" office:value-type="float" office:value="0" calcext:value-type="float">
            <text:p>0</text:p>
          </table:table-cell>
          <table:table-cell table:formula="of:=MIN(MAX(0;[.$B191]*[.N$2]-[.$C191]);[.$D191])" office:value-type="float" office:value="0" calcext:value-type="float">
            <text:p>0</text:p>
          </table:table-cell>
          <table:table-cell table:formula="of:=MIN(MAX(0;[.$B191]*[.O$2]-[.$C191]);[.$D191])" office:value-type="float" office:value="0" calcext:value-type="float">
            <text:p>0</text:p>
          </table:table-cell>
          <table:table-cell table:formula="of:=MIN(MAX(0;[.$B191]*[.P$2]-[.$C191]);[.$D191])" office:value-type="float" office:value="0" calcext:value-type="float">
            <text:p>0</text:p>
          </table:table-cell>
          <table:table-cell table:formula="of:=MIN(MAX(0;[.$B191]*[.Q$2]-[.$C191]);[.$D191])" office:value-type="float" office:value="0" calcext:value-type="float">
            <text:p>0</text:p>
          </table:table-cell>
          <table:table-cell table:formula="of:=MIN(MAX(0;[.$B191]*[.R$2]-[.$C191]);[.$D191])" office:value-type="float" office:value="0" calcext:value-type="float">
            <text:p>0</text:p>
          </table:table-cell>
          <table:table-cell table:formula="of:=MIN(MAX(0;[.$B191]*[.S$2]-[.$C191]);[.$D191])" office:value-type="float" office:value="0" calcext:value-type="float">
            <text:p>0</text:p>
          </table:table-cell>
          <table:table-cell table:number-columns-repeated="3"/>
          <table:table-cell table:formula="of:=FLOOR([.S191];1)" office:value-type="float" office:value="0" calcext:value-type="float">
            <text:p>0</text:p>
          </table:table-cell>
          <table:table-cell table:formula="of:=[.S191]-[.W191]" office:value-type="float" office:value="0" calcext:value-type="float">
            <text:p>0</text:p>
          </table:table-cell>
          <table:table-cell table:formula="of:=IF(AND(COUNTIF([.$AC$4:.$AC$203];&quot;=&quot;&amp;[.X191]);SUM([.Y$4:.Y190])&lt;[.AD$3]);1;0)" office:value-type="float" office:value="0" calcext:value-type="float">
            <text:p>0</text:p>
          </table:table-cell>
          <table:table-cell table:number-columns-repeated="2"/>
          <table:table-cell table:formula="of:=[.AB190]+COUNTIF([.$X$4:.$X$203];&quot;=&quot;&amp;[.AC190])" office:value-type="float" office:value="26" calcext:value-type="float">
            <text:p>26</text:p>
          </table:table-cell>
          <table:table-cell table:formula="of:=IF([.AB191]&lt;=[.AD$3];LARGE([.$X$4:.$X$203];[.AB191]);&quot;&quot;)">
            <text:p/>
          </table:table-cell>
          <table:table-cell table:number-columns-repeated="2"/>
          <table:table-cell table:formula="of:=[.Y191]+[.W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1]" office:value-type="float" office:value="189" calcext:value-type="float">
            <text:p>189</text:p>
          </table:table-cell>
          <table:table-cell table:formula="of:=[$Zamówienie.B191]" office:value-type="float" office:value="1" calcext:value-type="float">
            <text:p>1</text:p>
          </table:table-cell>
          <table:table-cell table:formula="of:=[$Zamówienie.C191]" office:value-type="float" office:value="5" calcext:value-type="float">
            <text:p>5</text:p>
          </table:table-cell>
          <table:table-cell table:formula="of:=[$Zamówienie.D191]" office:value-type="float" office:value="0" calcext:value-type="float">
            <text:p>0</text:p>
          </table:table-cell>
          <table:table-cell table:number-columns-repeated="5"/>
          <table:table-cell table:formula="of:=MIN(MAX(0;[.$B192]*[.J$2]-[.$C192]);[.$D192])" office:value-type="float" office:value="0" calcext:value-type="float">
            <text:p>0</text:p>
          </table:table-cell>
          <table:table-cell table:formula="of:=MIN(MAX(0;[.$B192]*[.K$2]-[.$C192]);[.$D192])" office:value-type="float" office:value="0" calcext:value-type="float">
            <text:p>0</text:p>
          </table:table-cell>
          <table:table-cell table:formula="of:=MIN(MAX(0;[.$B192]*[.L$2]-[.$C192]);[.$D192])" office:value-type="float" office:value="0" calcext:value-type="float">
            <text:p>0</text:p>
          </table:table-cell>
          <table:table-cell table:formula="of:=MIN(MAX(0;[.$B192]*[.M$2]-[.$C192]);[.$D192])" office:value-type="float" office:value="0" calcext:value-type="float">
            <text:p>0</text:p>
          </table:table-cell>
          <table:table-cell table:formula="of:=MIN(MAX(0;[.$B192]*[.N$2]-[.$C192]);[.$D192])" office:value-type="float" office:value="0" calcext:value-type="float">
            <text:p>0</text:p>
          </table:table-cell>
          <table:table-cell table:formula="of:=MIN(MAX(0;[.$B192]*[.O$2]-[.$C192]);[.$D192])" office:value-type="float" office:value="0" calcext:value-type="float">
            <text:p>0</text:p>
          </table:table-cell>
          <table:table-cell table:formula="of:=MIN(MAX(0;[.$B192]*[.P$2]-[.$C192]);[.$D192])" office:value-type="float" office:value="0" calcext:value-type="float">
            <text:p>0</text:p>
          </table:table-cell>
          <table:table-cell table:formula="of:=MIN(MAX(0;[.$B192]*[.Q$2]-[.$C192]);[.$D192])" office:value-type="float" office:value="0" calcext:value-type="float">
            <text:p>0</text:p>
          </table:table-cell>
          <table:table-cell table:formula="of:=MIN(MAX(0;[.$B192]*[.R$2]-[.$C192]);[.$D192])" office:value-type="float" office:value="0" calcext:value-type="float">
            <text:p>0</text:p>
          </table:table-cell>
          <table:table-cell table:formula="of:=MIN(MAX(0;[.$B192]*[.S$2]-[.$C192]);[.$D192])" office:value-type="float" office:value="0" calcext:value-type="float">
            <text:p>0</text:p>
          </table:table-cell>
          <table:table-cell table:number-columns-repeated="3"/>
          <table:table-cell table:formula="of:=FLOOR([.S192];1)" office:value-type="float" office:value="0" calcext:value-type="float">
            <text:p>0</text:p>
          </table:table-cell>
          <table:table-cell table:formula="of:=[.S192]-[.W192]" office:value-type="float" office:value="0" calcext:value-type="float">
            <text:p>0</text:p>
          </table:table-cell>
          <table:table-cell table:formula="of:=IF(AND(COUNTIF([.$AC$4:.$AC$203];&quot;=&quot;&amp;[.X192]);SUM([.Y$4:.Y191])&lt;[.AD$3]);1;0)" office:value-type="float" office:value="0" calcext:value-type="float">
            <text:p>0</text:p>
          </table:table-cell>
          <table:table-cell table:number-columns-repeated="2"/>
          <table:table-cell table:formula="of:=[.AB191]+COUNTIF([.$X$4:.$X$203];&quot;=&quot;&amp;[.AC191])" office:value-type="float" office:value="26" calcext:value-type="float">
            <text:p>26</text:p>
          </table:table-cell>
          <table:table-cell table:formula="of:=IF([.AB192]&lt;=[.AD$3];LARGE([.$X$4:.$X$203];[.AB192]);&quot;&quot;)">
            <text:p/>
          </table:table-cell>
          <table:table-cell table:number-columns-repeated="2"/>
          <table:table-cell table:formula="of:=[.Y192]+[.W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2]" office:value-type="float" office:value="190" calcext:value-type="float">
            <text:p>190</text:p>
          </table:table-cell>
          <table:table-cell table:formula="of:=[$Zamówienie.B192]" office:value-type="float" office:value="6" calcext:value-type="float">
            <text:p>6</text:p>
          </table:table-cell>
          <table:table-cell table:formula="of:=[$Zamówienie.C192]" office:value-type="float" office:value="8" calcext:value-type="float">
            <text:p>8</text:p>
          </table:table-cell>
          <table:table-cell table:formula="of:=[$Zamówienie.D192]" office:value-type="float" office:value="8" calcext:value-type="float">
            <text:p>8</text:p>
          </table:table-cell>
          <table:table-cell table:number-columns-repeated="5"/>
          <table:table-cell table:formula="of:=MIN(MAX(0;[.$B193]*[.J$2]-[.$C193]);[.$D193])" office:value-type="float" office:value="0.894386298763083" calcext:value-type="float">
            <text:p>0,894386298763083</text:p>
          </table:table-cell>
          <table:table-cell table:formula="of:=MIN(MAX(0;[.$B193]*[.K$2]-[.$C193]);[.$D193])" office:value-type="float" office:value="1.5849036310419" calcext:value-type="float">
            <text:p>1,5849036310419</text:p>
          </table:table-cell>
          <table:table-cell table:formula="of:=MIN(MAX(0;[.$B193]*[.L$2]-[.$C193]);[.$D193])" office:value-type="float" office:value="1.86153931746654" calcext:value-type="float">
            <text:p>1,86153931746654</text:p>
          </table:table-cell>
          <table:table-cell table:formula="of:=MIN(MAX(0;[.$B193]*[.M$2]-[.$C193]);[.$D193])" office:value-type="float" office:value="1.98639000837948" calcext:value-type="float">
            <text:p>1,98639000837948</text:p>
          </table:table-cell>
          <table:table-cell table:formula="of:=MIN(MAX(0;[.$B193]*[.N$2]-[.$C193]);[.$D193])" office:value-type="float" office:value="2.04611653658336" calcext:value-type="float">
            <text:p>2,04611653658336</text:p>
          </table:table-cell>
          <table:table-cell table:formula="of:=MIN(MAX(0;[.$B193]*[.O$2]-[.$C193]);[.$D193])" office:value-type="float" office:value="2.07422538609081" calcext:value-type="float">
            <text:p>2,07422538609081</text:p>
          </table:table-cell>
          <table:table-cell table:formula="of:=MIN(MAX(0;[.$B193]*[.P$2]-[.$C193]);[.$D193])" office:value-type="float" office:value="2.08739418449071" calcext:value-type="float">
            <text:p>2,08739418449071</text:p>
          </table:table-cell>
          <table:table-cell table:formula="of:=MIN(MAX(0;[.$B193]*[.Q$2]-[.$C193]);[.$D193])" office:value-type="float" office:value="2.09356547802443" calcext:value-type="float">
            <text:p>2,09356547802443</text:p>
          </table:table-cell>
          <table:table-cell table:formula="of:=MIN(MAX(0;[.$B193]*[.R$2]-[.$C193]);[.$D193])" office:value-type="float" office:value="2.09645792523574" calcext:value-type="float">
            <text:p>2,09645792523574</text:p>
          </table:table-cell>
          <table:table-cell table:formula="of:=MIN(MAX(0;[.$B193]*[.S$2]-[.$C193]);[.$D193])" office:value-type="float" office:value="2.0978136837728" calcext:value-type="float">
            <text:p>2,0978136837728</text:p>
          </table:table-cell>
          <table:table-cell table:number-columns-repeated="3"/>
          <table:table-cell table:formula="of:=FLOOR([.S193];1)" office:value-type="float" office:value="2" calcext:value-type="float">
            <text:p>2</text:p>
          </table:table-cell>
          <table:table-cell table:formula="of:=[.S193]-[.W193]" office:value-type="float" office:value="0.0978136837727988" calcext:value-type="float">
            <text:p>0,0978136837727988</text:p>
          </table:table-cell>
          <table:table-cell table:formula="of:=IF(AND(COUNTIF([.$AC$4:.$AC$203];&quot;=&quot;&amp;[.X193]);SUM([.Y$4:.Y192])&lt;[.AD$3]);1;0)" office:value-type="float" office:value="0" calcext:value-type="float">
            <text:p>0</text:p>
          </table:table-cell>
          <table:table-cell table:number-columns-repeated="2"/>
          <table:table-cell table:formula="of:=[.AB192]+COUNTIF([.$X$4:.$X$203];&quot;=&quot;&amp;[.AC192])" office:value-type="float" office:value="26" calcext:value-type="float">
            <text:p>26</text:p>
          </table:table-cell>
          <table:table-cell table:formula="of:=IF([.AB193]&lt;=[.AD$3];LARGE([.$X$4:.$X$203];[.AB193]);&quot;&quot;)">
            <text:p/>
          </table:table-cell>
          <table:table-cell table:number-columns-repeated="2"/>
          <table:table-cell table:formula="of:=[.Y193]+[.W19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3]" office:value-type="float" office:value="191" calcext:value-type="float">
            <text:p>191</text:p>
          </table:table-cell>
          <table:table-cell table:formula="of:=[$Zamówienie.B193]" office:value-type="float" office:value="8" calcext:value-type="float">
            <text:p>8</text:p>
          </table:table-cell>
          <table:table-cell table:formula="of:=[$Zamówienie.C193]" office:value-type="float" office:value="1" calcext:value-type="float">
            <text:p>1</text:p>
          </table:table-cell>
          <table:table-cell table:formula="of:=[$Zamówienie.D193]" office:value-type="float" office:value="2" calcext:value-type="float">
            <text:p>2</text:p>
          </table:table-cell>
          <table:table-cell table:number-columns-repeated="5"/>
          <table:table-cell table:formula="of:=MIN(MAX(0;[.$B194]*[.J$2]-[.$C194]);[.$D194])" office:value-type="float" office:value="2" calcext:value-type="float">
            <text:p>2</text:p>
          </table:table-cell>
          <table:table-cell table:formula="of:=MIN(MAX(0;[.$B194]*[.K$2]-[.$C194]);[.$D194])" office:value-type="float" office:value="2" calcext:value-type="float">
            <text:p>2</text:p>
          </table:table-cell>
          <table:table-cell table:formula="of:=MIN(MAX(0;[.$B194]*[.L$2]-[.$C194]);[.$D194])" office:value-type="float" office:value="2" calcext:value-type="float">
            <text:p>2</text:p>
          </table:table-cell>
          <table:table-cell table:formula="of:=MIN(MAX(0;[.$B194]*[.M$2]-[.$C194]);[.$D194])" office:value-type="float" office:value="2" calcext:value-type="float">
            <text:p>2</text:p>
          </table:table-cell>
          <table:table-cell table:formula="of:=MIN(MAX(0;[.$B194]*[.N$2]-[.$C194]);[.$D194])" office:value-type="float" office:value="2" calcext:value-type="float">
            <text:p>2</text:p>
          </table:table-cell>
          <table:table-cell table:formula="of:=MIN(MAX(0;[.$B194]*[.O$2]-[.$C194]);[.$D194])" office:value-type="float" office:value="2" calcext:value-type="float">
            <text:p>2</text:p>
          </table:table-cell>
          <table:table-cell table:formula="of:=MIN(MAX(0;[.$B194]*[.P$2]-[.$C194]);[.$D194])" office:value-type="float" office:value="2" calcext:value-type="float">
            <text:p>2</text:p>
          </table:table-cell>
          <table:table-cell table:formula="of:=MIN(MAX(0;[.$B194]*[.Q$2]-[.$C194]);[.$D194])" office:value-type="float" office:value="2" calcext:value-type="float">
            <text:p>2</text:p>
          </table:table-cell>
          <table:table-cell table:formula="of:=MIN(MAX(0;[.$B194]*[.R$2]-[.$C194]);[.$D194])" office:value-type="float" office:value="2" calcext:value-type="float">
            <text:p>2</text:p>
          </table:table-cell>
          <table:table-cell table:formula="of:=MIN(MAX(0;[.$B194]*[.S$2]-[.$C194]);[.$D194])" office:value-type="float" office:value="2" calcext:value-type="float">
            <text:p>2</text:p>
          </table:table-cell>
          <table:table-cell table:number-columns-repeated="3"/>
          <table:table-cell table:formula="of:=FLOOR([.S194];1)" office:value-type="float" office:value="2" calcext:value-type="float">
            <text:p>2</text:p>
          </table:table-cell>
          <table:table-cell table:formula="of:=[.S194]-[.W194]" office:value-type="float" office:value="0" calcext:value-type="float">
            <text:p>0</text:p>
          </table:table-cell>
          <table:table-cell table:formula="of:=IF(AND(COUNTIF([.$AC$4:.$AC$203];&quot;=&quot;&amp;[.X194]);SUM([.Y$4:.Y193])&lt;[.AD$3]);1;0)" office:value-type="float" office:value="0" calcext:value-type="float">
            <text:p>0</text:p>
          </table:table-cell>
          <table:table-cell table:number-columns-repeated="2"/>
          <table:table-cell table:formula="of:=[.AB193]+COUNTIF([.$X$4:.$X$203];&quot;=&quot;&amp;[.AC193])" office:value-type="float" office:value="26" calcext:value-type="float">
            <text:p>26</text:p>
          </table:table-cell>
          <table:table-cell table:formula="of:=IF([.AB194]&lt;=[.AD$3];LARGE([.$X$4:.$X$203];[.AB194]);&quot;&quot;)">
            <text:p/>
          </table:table-cell>
          <table:table-cell table:number-columns-repeated="2"/>
          <table:table-cell table:formula="of:=[.Y194]+[.W19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4]" office:value-type="float" office:value="192" calcext:value-type="float">
            <text:p>192</text:p>
          </table:table-cell>
          <table:table-cell table:formula="of:=[$Zamówienie.B194]" office:value-type="float" office:value="10" calcext:value-type="float">
            <text:p>10</text:p>
          </table:table-cell>
          <table:table-cell table:formula="of:=[$Zamówienie.C194]" office:value-type="float" office:value="10" calcext:value-type="float">
            <text:p>10</text:p>
          </table:table-cell>
          <table:table-cell table:formula="of:=[$Zamówienie.D194]" office:value-type="float" office:value="0" calcext:value-type="float">
            <text:p>0</text:p>
          </table:table-cell>
          <table:table-cell table:number-columns-repeated="5"/>
          <table:table-cell table:formula="of:=MIN(MAX(0;[.$B195]*[.J$2]-[.$C195]);[.$D195])" office:value-type="float" office:value="0" calcext:value-type="float">
            <text:p>0</text:p>
          </table:table-cell>
          <table:table-cell table:formula="of:=MIN(MAX(0;[.$B195]*[.K$2]-[.$C195]);[.$D195])" office:value-type="float" office:value="0" calcext:value-type="float">
            <text:p>0</text:p>
          </table:table-cell>
          <table:table-cell table:formula="of:=MIN(MAX(0;[.$B195]*[.L$2]-[.$C195]);[.$D195])" office:value-type="float" office:value="0" calcext:value-type="float">
            <text:p>0</text:p>
          </table:table-cell>
          <table:table-cell table:formula="of:=MIN(MAX(0;[.$B195]*[.M$2]-[.$C195]);[.$D195])" office:value-type="float" office:value="0" calcext:value-type="float">
            <text:p>0</text:p>
          </table:table-cell>
          <table:table-cell table:formula="of:=MIN(MAX(0;[.$B195]*[.N$2]-[.$C195]);[.$D195])" office:value-type="float" office:value="0" calcext:value-type="float">
            <text:p>0</text:p>
          </table:table-cell>
          <table:table-cell table:formula="of:=MIN(MAX(0;[.$B195]*[.O$2]-[.$C195]);[.$D195])" office:value-type="float" office:value="0" calcext:value-type="float">
            <text:p>0</text:p>
          </table:table-cell>
          <table:table-cell table:formula="of:=MIN(MAX(0;[.$B195]*[.P$2]-[.$C195]);[.$D195])" office:value-type="float" office:value="0" calcext:value-type="float">
            <text:p>0</text:p>
          </table:table-cell>
          <table:table-cell table:formula="of:=MIN(MAX(0;[.$B195]*[.Q$2]-[.$C195]);[.$D195])" office:value-type="float" office:value="0" calcext:value-type="float">
            <text:p>0</text:p>
          </table:table-cell>
          <table:table-cell table:formula="of:=MIN(MAX(0;[.$B195]*[.R$2]-[.$C195]);[.$D195])" office:value-type="float" office:value="0" calcext:value-type="float">
            <text:p>0</text:p>
          </table:table-cell>
          <table:table-cell table:formula="of:=MIN(MAX(0;[.$B195]*[.S$2]-[.$C195]);[.$D195])" office:value-type="float" office:value="0" calcext:value-type="float">
            <text:p>0</text:p>
          </table:table-cell>
          <table:table-cell table:number-columns-repeated="3"/>
          <table:table-cell table:formula="of:=FLOOR([.S195];1)" office:value-type="float" office:value="0" calcext:value-type="float">
            <text:p>0</text:p>
          </table:table-cell>
          <table:table-cell table:formula="of:=[.S195]-[.W195]" office:value-type="float" office:value="0" calcext:value-type="float">
            <text:p>0</text:p>
          </table:table-cell>
          <table:table-cell table:formula="of:=IF(AND(COUNTIF([.$AC$4:.$AC$203];&quot;=&quot;&amp;[.X195]);SUM([.Y$4:.Y194])&lt;[.AD$3]);1;0)" office:value-type="float" office:value="0" calcext:value-type="float">
            <text:p>0</text:p>
          </table:table-cell>
          <table:table-cell table:number-columns-repeated="2"/>
          <table:table-cell table:formula="of:=[.AB194]+COUNTIF([.$X$4:.$X$203];&quot;=&quot;&amp;[.AC194])" office:value-type="float" office:value="26" calcext:value-type="float">
            <text:p>26</text:p>
          </table:table-cell>
          <table:table-cell table:formula="of:=IF([.AB195]&lt;=[.AD$3];LARGE([.$X$4:.$X$203];[.AB195]);&quot;&quot;)">
            <text:p/>
          </table:table-cell>
          <table:table-cell table:number-columns-repeated="2"/>
          <table:table-cell table:formula="of:=[.Y195]+[.W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5]" office:value-type="float" office:value="193" calcext:value-type="float">
            <text:p>193</text:p>
          </table:table-cell>
          <table:table-cell table:formula="of:=[$Zamówienie.B195]" office:value-type="float" office:value="5" calcext:value-type="float">
            <text:p>5</text:p>
          </table:table-cell>
          <table:table-cell table:formula="of:=[$Zamówienie.C195]" office:value-type="float" office:value="5" calcext:value-type="float">
            <text:p>5</text:p>
          </table:table-cell>
          <table:table-cell table:formula="of:=[$Zamówienie.D195]" office:value-type="float" office:value="1" calcext:value-type="float">
            <text:p>1</text:p>
          </table:table-cell>
          <table:table-cell table:number-columns-repeated="5"/>
          <table:table-cell table:formula="of:=MIN(MAX(0;[.$B196]*[.J$2]-[.$C196]);[.$D196])" office:value-type="float" office:value="1" calcext:value-type="float">
            <text:p>1</text:p>
          </table:table-cell>
          <table:table-cell table:formula="of:=MIN(MAX(0;[.$B196]*[.K$2]-[.$C196]);[.$D196])" office:value-type="float" office:value="1" calcext:value-type="float">
            <text:p>1</text:p>
          </table:table-cell>
          <table:table-cell table:formula="of:=MIN(MAX(0;[.$B196]*[.L$2]-[.$C196]);[.$D196])" office:value-type="float" office:value="1" calcext:value-type="float">
            <text:p>1</text:p>
          </table:table-cell>
          <table:table-cell table:formula="of:=MIN(MAX(0;[.$B196]*[.M$2]-[.$C196]);[.$D196])" office:value-type="float" office:value="1" calcext:value-type="float">
            <text:p>1</text:p>
          </table:table-cell>
          <table:table-cell table:formula="of:=MIN(MAX(0;[.$B196]*[.N$2]-[.$C196]);[.$D196])" office:value-type="float" office:value="1" calcext:value-type="float">
            <text:p>1</text:p>
          </table:table-cell>
          <table:table-cell table:formula="of:=MIN(MAX(0;[.$B196]*[.O$2]-[.$C196]);[.$D196])" office:value-type="float" office:value="1" calcext:value-type="float">
            <text:p>1</text:p>
          </table:table-cell>
          <table:table-cell table:formula="of:=MIN(MAX(0;[.$B196]*[.P$2]-[.$C196]);[.$D196])" office:value-type="float" office:value="1" calcext:value-type="float">
            <text:p>1</text:p>
          </table:table-cell>
          <table:table-cell table:formula="of:=MIN(MAX(0;[.$B196]*[.Q$2]-[.$C196]);[.$D196])" office:value-type="float" office:value="1" calcext:value-type="float">
            <text:p>1</text:p>
          </table:table-cell>
          <table:table-cell table:formula="of:=MIN(MAX(0;[.$B196]*[.R$2]-[.$C196]);[.$D196])" office:value-type="float" office:value="1" calcext:value-type="float">
            <text:p>1</text:p>
          </table:table-cell>
          <table:table-cell table:formula="of:=MIN(MAX(0;[.$B196]*[.S$2]-[.$C196]);[.$D196])" office:value-type="float" office:value="1" calcext:value-type="float">
            <text:p>1</text:p>
          </table:table-cell>
          <table:table-cell table:number-columns-repeated="3"/>
          <table:table-cell table:formula="of:=FLOOR([.S196];1)" office:value-type="float" office:value="1" calcext:value-type="float">
            <text:p>1</text:p>
          </table:table-cell>
          <table:table-cell table:formula="of:=[.S196]-[.W196]" office:value-type="float" office:value="0" calcext:value-type="float">
            <text:p>0</text:p>
          </table:table-cell>
          <table:table-cell table:formula="of:=IF(AND(COUNTIF([.$AC$4:.$AC$203];&quot;=&quot;&amp;[.X196]);SUM([.Y$4:.Y195])&lt;[.AD$3]);1;0)" office:value-type="float" office:value="0" calcext:value-type="float">
            <text:p>0</text:p>
          </table:table-cell>
          <table:table-cell table:number-columns-repeated="2"/>
          <table:table-cell table:formula="of:=[.AB195]+COUNTIF([.$X$4:.$X$203];&quot;=&quot;&amp;[.AC195])" office:value-type="float" office:value="26" calcext:value-type="float">
            <text:p>26</text:p>
          </table:table-cell>
          <table:table-cell table:formula="of:=IF([.AB196]&lt;=[.AD$3];LARGE([.$X$4:.$X$203];[.AB196]);&quot;&quot;)">
            <text:p/>
          </table:table-cell>
          <table:table-cell table:number-columns-repeated="2"/>
          <table:table-cell table:formula="of:=[.Y196]+[.W1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96]" office:value-type="float" office:value="194" calcext:value-type="float">
            <text:p>194</text:p>
          </table:table-cell>
          <table:table-cell table:formula="of:=[$Zamówienie.B196]" office:value-type="float" office:value="8" calcext:value-type="float">
            <text:p>8</text:p>
          </table:table-cell>
          <table:table-cell table:formula="of:=[$Zamówienie.C196]" office:value-type="float" office:value="1" calcext:value-type="float">
            <text:p>1</text:p>
          </table:table-cell>
          <table:table-cell table:formula="of:=[$Zamówienie.D196]" office:value-type="float" office:value="2" calcext:value-type="float">
            <text:p>2</text:p>
          </table:table-cell>
          <table:table-cell table:number-columns-repeated="5"/>
          <table:table-cell table:formula="of:=MIN(MAX(0;[.$B197]*[.J$2]-[.$C197]);[.$D197])" office:value-type="float" office:value="2" calcext:value-type="float">
            <text:p>2</text:p>
          </table:table-cell>
          <table:table-cell table:formula="of:=MIN(MAX(0;[.$B197]*[.K$2]-[.$C197]);[.$D197])" office:value-type="float" office:value="2" calcext:value-type="float">
            <text:p>2</text:p>
          </table:table-cell>
          <table:table-cell table:formula="of:=MIN(MAX(0;[.$B197]*[.L$2]-[.$C197]);[.$D197])" office:value-type="float" office:value="2" calcext:value-type="float">
            <text:p>2</text:p>
          </table:table-cell>
          <table:table-cell table:formula="of:=MIN(MAX(0;[.$B197]*[.M$2]-[.$C197]);[.$D197])" office:value-type="float" office:value="2" calcext:value-type="float">
            <text:p>2</text:p>
          </table:table-cell>
          <table:table-cell table:formula="of:=MIN(MAX(0;[.$B197]*[.N$2]-[.$C197]);[.$D197])" office:value-type="float" office:value="2" calcext:value-type="float">
            <text:p>2</text:p>
          </table:table-cell>
          <table:table-cell table:formula="of:=MIN(MAX(0;[.$B197]*[.O$2]-[.$C197]);[.$D197])" office:value-type="float" office:value="2" calcext:value-type="float">
            <text:p>2</text:p>
          </table:table-cell>
          <table:table-cell table:formula="of:=MIN(MAX(0;[.$B197]*[.P$2]-[.$C197]);[.$D197])" office:value-type="float" office:value="2" calcext:value-type="float">
            <text:p>2</text:p>
          </table:table-cell>
          <table:table-cell table:formula="of:=MIN(MAX(0;[.$B197]*[.Q$2]-[.$C197]);[.$D197])" office:value-type="float" office:value="2" calcext:value-type="float">
            <text:p>2</text:p>
          </table:table-cell>
          <table:table-cell table:formula="of:=MIN(MAX(0;[.$B197]*[.R$2]-[.$C197]);[.$D197])" office:value-type="float" office:value="2" calcext:value-type="float">
            <text:p>2</text:p>
          </table:table-cell>
          <table:table-cell table:formula="of:=MIN(MAX(0;[.$B197]*[.S$2]-[.$C197]);[.$D197])" office:value-type="float" office:value="2" calcext:value-type="float">
            <text:p>2</text:p>
          </table:table-cell>
          <table:table-cell table:number-columns-repeated="3"/>
          <table:table-cell table:formula="of:=FLOOR([.S197];1)" office:value-type="float" office:value="2" calcext:value-type="float">
            <text:p>2</text:p>
          </table:table-cell>
          <table:table-cell table:formula="of:=[.S197]-[.W197]" office:value-type="float" office:value="0" calcext:value-type="float">
            <text:p>0</text:p>
          </table:table-cell>
          <table:table-cell table:formula="of:=IF(AND(COUNTIF([.$AC$4:.$AC$203];&quot;=&quot;&amp;[.X197]);SUM([.Y$4:.Y196])&lt;[.AD$3]);1;0)" office:value-type="float" office:value="0" calcext:value-type="float">
            <text:p>0</text:p>
          </table:table-cell>
          <table:table-cell table:number-columns-repeated="2"/>
          <table:table-cell table:formula="of:=[.AB196]+COUNTIF([.$X$4:.$X$203];&quot;=&quot;&amp;[.AC196])" office:value-type="float" office:value="26" calcext:value-type="float">
            <text:p>26</text:p>
          </table:table-cell>
          <table:table-cell table:formula="of:=IF([.AB197]&lt;=[.AD$3];LARGE([.$X$4:.$X$203];[.AB197]);&quot;&quot;)">
            <text:p/>
          </table:table-cell>
          <table:table-cell table:number-columns-repeated="2"/>
          <table:table-cell table:formula="of:=[.Y197]+[.W19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7]" office:value-type="float" office:value="195" calcext:value-type="float">
            <text:p>195</text:p>
          </table:table-cell>
          <table:table-cell table:formula="of:=[$Zamówienie.B197]" office:value-type="float" office:value="4" calcext:value-type="float">
            <text:p>4</text:p>
          </table:table-cell>
          <table:table-cell table:formula="of:=[$Zamówienie.C197]" office:value-type="float" office:value="8" calcext:value-type="float">
            <text:p>8</text:p>
          </table:table-cell>
          <table:table-cell table:formula="of:=[$Zamówienie.D197]" office:value-type="float" office:value="10" calcext:value-type="float">
            <text:p>10</text:p>
          </table:table-cell>
          <table:table-cell table:number-columns-repeated="5"/>
          <table:table-cell table:formula="of:=MIN(MAX(0;[.$B198]*[.J$2]-[.$C198]);[.$D198])" office:value-type="float" office:value="0" calcext:value-type="float">
            <text:p>0</text:p>
          </table:table-cell>
          <table:table-cell table:formula="of:=MIN(MAX(0;[.$B198]*[.K$2]-[.$C198]);[.$D198])" office:value-type="float" office:value="0" calcext:value-type="float">
            <text:p>0</text:p>
          </table:table-cell>
          <table:table-cell table:formula="of:=MIN(MAX(0;[.$B198]*[.L$2]-[.$C198]);[.$D198])" office:value-type="float" office:value="0" calcext:value-type="float">
            <text:p>0</text:p>
          </table:table-cell>
          <table:table-cell table:formula="of:=MIN(MAX(0;[.$B198]*[.M$2]-[.$C198]);[.$D198])" office:value-type="float" office:value="0" calcext:value-type="float">
            <text:p>0</text:p>
          </table:table-cell>
          <table:table-cell table:formula="of:=MIN(MAX(0;[.$B198]*[.N$2]-[.$C198]);[.$D198])" office:value-type="float" office:value="0" calcext:value-type="float">
            <text:p>0</text:p>
          </table:table-cell>
          <table:table-cell table:formula="of:=MIN(MAX(0;[.$B198]*[.O$2]-[.$C198]);[.$D198])" office:value-type="float" office:value="0" calcext:value-type="float">
            <text:p>0</text:p>
          </table:table-cell>
          <table:table-cell table:formula="of:=MIN(MAX(0;[.$B198]*[.P$2]-[.$C198]);[.$D198])" office:value-type="float" office:value="0" calcext:value-type="float">
            <text:p>0</text:p>
          </table:table-cell>
          <table:table-cell table:formula="of:=MIN(MAX(0;[.$B198]*[.Q$2]-[.$C198]);[.$D198])" office:value-type="float" office:value="0" calcext:value-type="float">
            <text:p>0</text:p>
          </table:table-cell>
          <table:table-cell table:formula="of:=MIN(MAX(0;[.$B198]*[.R$2]-[.$C198]);[.$D198])" office:value-type="float" office:value="0" calcext:value-type="float">
            <text:p>0</text:p>
          </table:table-cell>
          <table:table-cell table:formula="of:=MIN(MAX(0;[.$B198]*[.S$2]-[.$C198]);[.$D198])" office:value-type="float" office:value="0" calcext:value-type="float">
            <text:p>0</text:p>
          </table:table-cell>
          <table:table-cell table:number-columns-repeated="3"/>
          <table:table-cell table:formula="of:=FLOOR([.S198];1)" office:value-type="float" office:value="0" calcext:value-type="float">
            <text:p>0</text:p>
          </table:table-cell>
          <table:table-cell table:formula="of:=[.S198]-[.W198]" office:value-type="float" office:value="0" calcext:value-type="float">
            <text:p>0</text:p>
          </table:table-cell>
          <table:table-cell table:formula="of:=IF(AND(COUNTIF([.$AC$4:.$AC$203];&quot;=&quot;&amp;[.X198]);SUM([.Y$4:.Y197])&lt;[.AD$3]);1;0)" office:value-type="float" office:value="0" calcext:value-type="float">
            <text:p>0</text:p>
          </table:table-cell>
          <table:table-cell table:number-columns-repeated="2"/>
          <table:table-cell table:formula="of:=[.AB197]+COUNTIF([.$X$4:.$X$203];&quot;=&quot;&amp;[.AC197])" office:value-type="float" office:value="26" calcext:value-type="float">
            <text:p>26</text:p>
          </table:table-cell>
          <table:table-cell table:formula="of:=IF([.AB198]&lt;=[.AD$3];LARGE([.$X$4:.$X$203];[.AB198]);&quot;&quot;)">
            <text:p/>
          </table:table-cell>
          <table:table-cell table:number-columns-repeated="2"/>
          <table:table-cell table:formula="of:=[.Y198]+[.W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8]" office:value-type="float" office:value="196" calcext:value-type="float">
            <text:p>196</text:p>
          </table:table-cell>
          <table:table-cell table:formula="of:=[$Zamówienie.B198]" office:value-type="float" office:value="7" calcext:value-type="float">
            <text:p>7</text:p>
          </table:table-cell>
          <table:table-cell table:formula="of:=[$Zamówienie.C198]" office:value-type="float" office:value="9" calcext:value-type="float">
            <text:p>9</text:p>
          </table:table-cell>
          <table:table-cell table:formula="of:=[$Zamówienie.D198]" office:value-type="float" office:value="7" calcext:value-type="float">
            <text:p>7</text:p>
          </table:table-cell>
          <table:table-cell table:number-columns-repeated="5"/>
          <table:table-cell table:formula="of:=MIN(MAX(0;[.$B199]*[.J$2]-[.$C199]);[.$D199])" office:value-type="float" office:value="1.3767840152236" calcext:value-type="float">
            <text:p>1,3767840152236</text:p>
          </table:table-cell>
          <table:table-cell table:formula="of:=MIN(MAX(0;[.$B199]*[.K$2]-[.$C199]);[.$D199])" office:value-type="float" office:value="2.18238756954888" calcext:value-type="float">
            <text:p>2,18238756954888</text:p>
          </table:table-cell>
          <table:table-cell table:formula="of:=MIN(MAX(0;[.$B199]*[.L$2]-[.$C199]);[.$D199])" office:value-type="float" office:value="2.50512920371096" calcext:value-type="float">
            <text:p>2,50512920371096</text:p>
          </table:table-cell>
          <table:table-cell table:formula="of:=MIN(MAX(0;[.$B199]*[.M$2]-[.$C199]);[.$D199])" office:value-type="float" office:value="2.6507883431094" calcext:value-type="float">
            <text:p>2,6507883431094</text:p>
          </table:table-cell>
          <table:table-cell table:formula="of:=MIN(MAX(0;[.$B199]*[.N$2]-[.$C199]);[.$D199])" office:value-type="float" office:value="2.72046929268059" calcext:value-type="float">
            <text:p>2,72046929268059</text:p>
          </table:table-cell>
          <table:table-cell table:formula="of:=MIN(MAX(0;[.$B199]*[.O$2]-[.$C199]);[.$D199])" office:value-type="float" office:value="2.75326295043928" calcext:value-type="float">
            <text:p>2,75326295043928</text:p>
          </table:table-cell>
          <table:table-cell table:formula="of:=MIN(MAX(0;[.$B199]*[.P$2]-[.$C199]);[.$D199])" office:value-type="float" office:value="2.76862654857249" calcext:value-type="float">
            <text:p>2,76862654857249</text:p>
          </table:table-cell>
          <table:table-cell table:formula="of:=MIN(MAX(0;[.$B199]*[.Q$2]-[.$C199]);[.$D199])" office:value-type="float" office:value="2.7758263910285" calcext:value-type="float">
            <text:p>2,7758263910285</text:p>
          </table:table-cell>
          <table:table-cell table:formula="of:=MIN(MAX(0;[.$B199]*[.R$2]-[.$C199]);[.$D199])" office:value-type="float" office:value="2.77920091277503" calcext:value-type="float">
            <text:p>2,77920091277503</text:p>
          </table:table-cell>
          <table:table-cell table:formula="of:=MIN(MAX(0;[.$B199]*[.S$2]-[.$C199]);[.$D199])" office:value-type="float" office:value="2.78078263106826" calcext:value-type="float">
            <text:p>2,78078263106826</text:p>
          </table:table-cell>
          <table:table-cell table:number-columns-repeated="3"/>
          <table:table-cell table:formula="of:=FLOOR([.S199];1)" office:value-type="float" office:value="2" calcext:value-type="float">
            <text:p>2</text:p>
          </table:table-cell>
          <table:table-cell table:formula="of:=[.S199]-[.W199]" office:value-type="float" office:value="0.780782631068265" calcext:value-type="float">
            <text:p>0,780782631068265</text:p>
          </table:table-cell>
          <table:table-cell table:formula="of:=IF(AND(COUNTIF([.$AC$4:.$AC$203];&quot;=&quot;&amp;[.X199]);SUM([.Y$4:.Y198])&lt;[.AD$3]);1;0)" office:value-type="float" office:value="0" calcext:value-type="float">
            <text:p>0</text:p>
          </table:table-cell>
          <table:table-cell table:number-columns-repeated="2"/>
          <table:table-cell table:formula="of:=[.AB198]+COUNTIF([.$X$4:.$X$203];&quot;=&quot;&amp;[.AC198])" office:value-type="float" office:value="26" calcext:value-type="float">
            <text:p>26</text:p>
          </table:table-cell>
          <table:table-cell table:formula="of:=IF([.AB199]&lt;=[.AD$3];LARGE([.$X$4:.$X$203];[.AB199]);&quot;&quot;)">
            <text:p/>
          </table:table-cell>
          <table:table-cell table:number-columns-repeated="2"/>
          <table:table-cell table:formula="of:=[.Y199]+[.W19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9]" office:value-type="float" office:value="197" calcext:value-type="float">
            <text:p>197</text:p>
          </table:table-cell>
          <table:table-cell table:formula="of:=[$Zamówienie.B199]" office:value-type="float" office:value="7" calcext:value-type="float">
            <text:p>7</text:p>
          </table:table-cell>
          <table:table-cell table:formula="of:=[$Zamówienie.C199]" office:value-type="float" office:value="9" calcext:value-type="float">
            <text:p>9</text:p>
          </table:table-cell>
          <table:table-cell table:formula="of:=[$Zamówienie.D199]" office:value-type="float" office:value="5" calcext:value-type="float">
            <text:p>5</text:p>
          </table:table-cell>
          <table:table-cell table:number-columns-repeated="5"/>
          <table:table-cell table:formula="of:=MIN(MAX(0;[.$B200]*[.J$2]-[.$C200]);[.$D200])" office:value-type="float" office:value="1.3767840152236" calcext:value-type="float">
            <text:p>1,3767840152236</text:p>
          </table:table-cell>
          <table:table-cell table:formula="of:=MIN(MAX(0;[.$B200]*[.K$2]-[.$C200]);[.$D200])" office:value-type="float" office:value="2.18238756954888" calcext:value-type="float">
            <text:p>2,18238756954888</text:p>
          </table:table-cell>
          <table:table-cell table:formula="of:=MIN(MAX(0;[.$B200]*[.L$2]-[.$C200]);[.$D200])" office:value-type="float" office:value="2.50512920371096" calcext:value-type="float">
            <text:p>2,50512920371096</text:p>
          </table:table-cell>
          <table:table-cell table:formula="of:=MIN(MAX(0;[.$B200]*[.M$2]-[.$C200]);[.$D200])" office:value-type="float" office:value="2.6507883431094" calcext:value-type="float">
            <text:p>2,6507883431094</text:p>
          </table:table-cell>
          <table:table-cell table:formula="of:=MIN(MAX(0;[.$B200]*[.N$2]-[.$C200]);[.$D200])" office:value-type="float" office:value="2.72046929268059" calcext:value-type="float">
            <text:p>2,72046929268059</text:p>
          </table:table-cell>
          <table:table-cell table:formula="of:=MIN(MAX(0;[.$B200]*[.O$2]-[.$C200]);[.$D200])" office:value-type="float" office:value="2.75326295043928" calcext:value-type="float">
            <text:p>2,75326295043928</text:p>
          </table:table-cell>
          <table:table-cell table:formula="of:=MIN(MAX(0;[.$B200]*[.P$2]-[.$C200]);[.$D200])" office:value-type="float" office:value="2.76862654857249" calcext:value-type="float">
            <text:p>2,76862654857249</text:p>
          </table:table-cell>
          <table:table-cell table:formula="of:=MIN(MAX(0;[.$B200]*[.Q$2]-[.$C200]);[.$D200])" office:value-type="float" office:value="2.7758263910285" calcext:value-type="float">
            <text:p>2,7758263910285</text:p>
          </table:table-cell>
          <table:table-cell table:formula="of:=MIN(MAX(0;[.$B200]*[.R$2]-[.$C200]);[.$D200])" office:value-type="float" office:value="2.77920091277503" calcext:value-type="float">
            <text:p>2,77920091277503</text:p>
          </table:table-cell>
          <table:table-cell table:formula="of:=MIN(MAX(0;[.$B200]*[.S$2]-[.$C200]);[.$D200])" office:value-type="float" office:value="2.78078263106826" calcext:value-type="float">
            <text:p>2,78078263106826</text:p>
          </table:table-cell>
          <table:table-cell table:number-columns-repeated="3"/>
          <table:table-cell table:formula="of:=FLOOR([.S200];1)" office:value-type="float" office:value="2" calcext:value-type="float">
            <text:p>2</text:p>
          </table:table-cell>
          <table:table-cell table:formula="of:=[.S200]-[.W200]" office:value-type="float" office:value="0.780782631068265" calcext:value-type="float">
            <text:p>0,780782631068265</text:p>
          </table:table-cell>
          <table:table-cell table:formula="of:=IF(AND(COUNTIF([.$AC$4:.$AC$203];&quot;=&quot;&amp;[.X200]);SUM([.Y$4:.Y199])&lt;[.AD$3]);1;0)" office:value-type="float" office:value="0" calcext:value-type="float">
            <text:p>0</text:p>
          </table:table-cell>
          <table:table-cell table:number-columns-repeated="2"/>
          <table:table-cell table:formula="of:=[.AB199]+COUNTIF([.$X$4:.$X$203];&quot;=&quot;&amp;[.AC199])" office:value-type="float" office:value="26" calcext:value-type="float">
            <text:p>26</text:p>
          </table:table-cell>
          <table:table-cell table:formula="of:=IF([.AB200]&lt;=[.AD$3];LARGE([.$X$4:.$X$203];[.AB200]);&quot;&quot;)">
            <text:p/>
          </table:table-cell>
          <table:table-cell table:number-columns-repeated="2"/>
          <table:table-cell table:formula="of:=[.Y200]+[.W20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00]" office:value-type="float" office:value="198" calcext:value-type="float">
            <text:p>198</text:p>
          </table:table-cell>
          <table:table-cell table:formula="of:=[$Zamówienie.B200]" office:value-type="float" office:value="8" calcext:value-type="float">
            <text:p>8</text:p>
          </table:table-cell>
          <table:table-cell table:formula="of:=[$Zamówienie.C200]" office:value-type="float" office:value="5" calcext:value-type="float">
            <text:p>5</text:p>
          </table:table-cell>
          <table:table-cell table:formula="of:=[$Zamówienie.D200]" office:value-type="float" office:value="8" calcext:value-type="float">
            <text:p>8</text:p>
          </table:table-cell>
          <table:table-cell table:number-columns-repeated="5"/>
          <table:table-cell table:formula="of:=MIN(MAX(0;[.$B201]*[.J$2]-[.$C201]);[.$D201])" office:value-type="float" office:value="6.85918173168411" calcext:value-type="float">
            <text:p>6,85918173168411</text:p>
          </table:table-cell>
          <table:table-cell table:formula="of:=MIN(MAX(0;[.$B201]*[.K$2]-[.$C201]);[.$D201])" office:value-type="float" office:value="7.77987150805587" calcext:value-type="float">
            <text:p>7,77987150805587</text:p>
          </table:table-cell>
          <table:table-cell table:formula="of:=MIN(MAX(0;[.$B201]*[.L$2]-[.$C201]);[.$D201])" office:value-type="float" office:value="8" calcext:value-type="float">
            <text:p>8</text:p>
          </table:table-cell>
          <table:table-cell table:formula="of:=MIN(MAX(0;[.$B201]*[.M$2]-[.$C201]);[.$D201])" office:value-type="float" office:value="8" calcext:value-type="float">
            <text:p>8</text:p>
          </table:table-cell>
          <table:table-cell table:formula="of:=MIN(MAX(0;[.$B201]*[.N$2]-[.$C201]);[.$D201])" office:value-type="float" office:value="8" calcext:value-type="float">
            <text:p>8</text:p>
          </table:table-cell>
          <table:table-cell table:formula="of:=MIN(MAX(0;[.$B201]*[.O$2]-[.$C201]);[.$D201])" office:value-type="float" office:value="8" calcext:value-type="float">
            <text:p>8</text:p>
          </table:table-cell>
          <table:table-cell table:formula="of:=MIN(MAX(0;[.$B201]*[.P$2]-[.$C201]);[.$D201])" office:value-type="float" office:value="8" calcext:value-type="float">
            <text:p>8</text:p>
          </table:table-cell>
          <table:table-cell table:formula="of:=MIN(MAX(0;[.$B201]*[.Q$2]-[.$C201]);[.$D201])" office:value-type="float" office:value="8" calcext:value-type="float">
            <text:p>8</text:p>
          </table:table-cell>
          <table:table-cell table:formula="of:=MIN(MAX(0;[.$B201]*[.R$2]-[.$C201]);[.$D201])" office:value-type="float" office:value="8" calcext:value-type="float">
            <text:p>8</text:p>
          </table:table-cell>
          <table:table-cell table:formula="of:=MIN(MAX(0;[.$B201]*[.S$2]-[.$C201]);[.$D201])" office:value-type="float" office:value="8" calcext:value-type="float">
            <text:p>8</text:p>
          </table:table-cell>
          <table:table-cell table:number-columns-repeated="3"/>
          <table:table-cell table:formula="of:=FLOOR([.S201];1)" office:value-type="float" office:value="8" calcext:value-type="float">
            <text:p>8</text:p>
          </table:table-cell>
          <table:table-cell table:formula="of:=[.S201]-[.W201]" office:value-type="float" office:value="0" calcext:value-type="float">
            <text:p>0</text:p>
          </table:table-cell>
          <table:table-cell table:formula="of:=IF(AND(COUNTIF([.$AC$4:.$AC$203];&quot;=&quot;&amp;[.X201]);SUM([.Y$4:.Y200])&lt;[.AD$3]);1;0)" office:value-type="float" office:value="0" calcext:value-type="float">
            <text:p>0</text:p>
          </table:table-cell>
          <table:table-cell table:number-columns-repeated="2"/>
          <table:table-cell table:formula="of:=[.AB200]+COUNTIF([.$X$4:.$X$203];&quot;=&quot;&amp;[.AC200])" office:value-type="float" office:value="26" calcext:value-type="float">
            <text:p>26</text:p>
          </table:table-cell>
          <table:table-cell table:formula="of:=IF([.AB201]&lt;=[.AD$3];LARGE([.$X$4:.$X$203];[.AB201]);&quot;&quot;)">
            <text:p/>
          </table:table-cell>
          <table:table-cell table:number-columns-repeated="2"/>
          <table:table-cell table:formula="of:=[.Y201]+[.W20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201]" office:value-type="float" office:value="199" calcext:value-type="float">
            <text:p>199</text:p>
          </table:table-cell>
          <table:table-cell table:formula="of:=[$Zamówienie.B201]" office:value-type="float" office:value="1" calcext:value-type="float">
            <text:p>1</text:p>
          </table:table-cell>
          <table:table-cell table:formula="of:=[$Zamówienie.C201]" office:value-type="float" office:value="2" calcext:value-type="float">
            <text:p>2</text:p>
          </table:table-cell>
          <table:table-cell table:formula="of:=[$Zamówienie.D201]" office:value-type="float" office:value="5" calcext:value-type="float">
            <text:p>5</text:p>
          </table:table-cell>
          <table:table-cell table:number-columns-repeated="5"/>
          <table:table-cell table:formula="of:=MIN(MAX(0;[.$B202]*[.J$2]-[.$C202]);[.$D202])" office:value-type="float" office:value="0" calcext:value-type="float">
            <text:p>0</text:p>
          </table:table-cell>
          <table:table-cell table:formula="of:=MIN(MAX(0;[.$B202]*[.K$2]-[.$C202]);[.$D202])" office:value-type="float" office:value="0" calcext:value-type="float">
            <text:p>0</text:p>
          </table:table-cell>
          <table:table-cell table:formula="of:=MIN(MAX(0;[.$B202]*[.L$2]-[.$C202]);[.$D202])" office:value-type="float" office:value="0" calcext:value-type="float">
            <text:p>0</text:p>
          </table:table-cell>
          <table:table-cell table:formula="of:=MIN(MAX(0;[.$B202]*[.M$2]-[.$C202]);[.$D202])" office:value-type="float" office:value="0" calcext:value-type="float">
            <text:p>0</text:p>
          </table:table-cell>
          <table:table-cell table:formula="of:=MIN(MAX(0;[.$B202]*[.N$2]-[.$C202]);[.$D202])" office:value-type="float" office:value="0" calcext:value-type="float">
            <text:p>0</text:p>
          </table:table-cell>
          <table:table-cell table:formula="of:=MIN(MAX(0;[.$B202]*[.O$2]-[.$C202]);[.$D202])" office:value-type="float" office:value="0" calcext:value-type="float">
            <text:p>0</text:p>
          </table:table-cell>
          <table:table-cell table:formula="of:=MIN(MAX(0;[.$B202]*[.P$2]-[.$C202]);[.$D202])" office:value-type="float" office:value="0" calcext:value-type="float">
            <text:p>0</text:p>
          </table:table-cell>
          <table:table-cell table:formula="of:=MIN(MAX(0;[.$B202]*[.Q$2]-[.$C202]);[.$D202])" office:value-type="float" office:value="0" calcext:value-type="float">
            <text:p>0</text:p>
          </table:table-cell>
          <table:table-cell table:formula="of:=MIN(MAX(0;[.$B202]*[.R$2]-[.$C202]);[.$D202])" office:value-type="float" office:value="0" calcext:value-type="float">
            <text:p>0</text:p>
          </table:table-cell>
          <table:table-cell table:formula="of:=MIN(MAX(0;[.$B202]*[.S$2]-[.$C202]);[.$D202])" office:value-type="float" office:value="0" calcext:value-type="float">
            <text:p>0</text:p>
          </table:table-cell>
          <table:table-cell table:number-columns-repeated="3"/>
          <table:table-cell table:formula="of:=FLOOR([.S202];1)" office:value-type="float" office:value="0" calcext:value-type="float">
            <text:p>0</text:p>
          </table:table-cell>
          <table:table-cell table:formula="of:=[.S202]-[.W202]" office:value-type="float" office:value="0" calcext:value-type="float">
            <text:p>0</text:p>
          </table:table-cell>
          <table:table-cell table:formula="of:=IF(AND(COUNTIF([.$AC$4:.$AC$203];&quot;=&quot;&amp;[.X202]);SUM([.Y$4:.Y201])&lt;[.AD$3]);1;0)" office:value-type="float" office:value="0" calcext:value-type="float">
            <text:p>0</text:p>
          </table:table-cell>
          <table:table-cell table:number-columns-repeated="2"/>
          <table:table-cell table:formula="of:=[.AB201]+COUNTIF([.$X$4:.$X$203];&quot;=&quot;&amp;[.AC201])" office:value-type="float" office:value="26" calcext:value-type="float">
            <text:p>26</text:p>
          </table:table-cell>
          <table:table-cell table:formula="of:=IF([.AB202]&lt;=[.AD$3];LARGE([.$X$4:.$X$203];[.AB202]);&quot;&quot;)">
            <text:p/>
          </table:table-cell>
          <table:table-cell table:number-columns-repeated="2"/>
          <table:table-cell table:formula="of:=[.Y202]+[.W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2]" office:value-type="float" office:value="200" calcext:value-type="float">
            <text:p>200</text:p>
          </table:table-cell>
          <table:table-cell table:formula="of:=[$Zamówienie.B202]" office:value-type="float" office:value="3" calcext:value-type="float">
            <text:p>3</text:p>
          </table:table-cell>
          <table:table-cell table:formula="of:=[$Zamówienie.C202]" office:value-type="float" office:value="1" calcext:value-type="float">
            <text:p>1</text:p>
          </table:table-cell>
          <table:table-cell table:formula="of:=[$Zamówienie.D202]" office:value-type="float" office:value="6" calcext:value-type="float">
            <text:p>6</text:p>
          </table:table-cell>
          <table:table-cell table:number-columns-repeated="5"/>
          <table:table-cell table:formula="of:=MIN(MAX(0;[.$B203]*[.J$2]-[.$C203]);[.$D203])" office:value-type="float" office:value="3.44719314938154" calcext:value-type="float">
            <text:p>3,44719314938154</text:p>
          </table:table-cell>
          <table:table-cell table:formula="of:=MIN(MAX(0;[.$B203]*[.K$2]-[.$C203]);[.$D203])" office:value-type="float" office:value="3.79245181552095" calcext:value-type="float">
            <text:p>3,79245181552095</text:p>
          </table:table-cell>
          <table:table-cell table:formula="of:=MIN(MAX(0;[.$B203]*[.L$2]-[.$C203]);[.$D203])" office:value-type="float" office:value="3.93076965873327" calcext:value-type="float">
            <text:p>3,93076965873327</text:p>
          </table:table-cell>
          <table:table-cell table:formula="of:=MIN(MAX(0;[.$B203]*[.M$2]-[.$C203]);[.$D203])" office:value-type="float" office:value="3.99319500418974" calcext:value-type="float">
            <text:p>3,99319500418974</text:p>
          </table:table-cell>
          <table:table-cell table:formula="of:=MIN(MAX(0;[.$B203]*[.N$2]-[.$C203]);[.$D203])" office:value-type="float" office:value="4.02305826829168" calcext:value-type="float">
            <text:p>4,02305826829168</text:p>
          </table:table-cell>
          <table:table-cell table:formula="of:=MIN(MAX(0;[.$B203]*[.O$2]-[.$C203]);[.$D203])" office:value-type="float" office:value="4.0371126930454" calcext:value-type="float">
            <text:p>4,0371126930454</text:p>
          </table:table-cell>
          <table:table-cell table:formula="of:=MIN(MAX(0;[.$B203]*[.P$2]-[.$C203]);[.$D203])" office:value-type="float" office:value="4.04369709224535" calcext:value-type="float">
            <text:p>4,04369709224535</text:p>
          </table:table-cell>
          <table:table-cell table:formula="of:=MIN(MAX(0;[.$B203]*[.Q$2]-[.$C203]);[.$D203])" office:value-type="float" office:value="4.04678273901222" calcext:value-type="float">
            <text:p>4,04678273901222</text:p>
          </table:table-cell>
          <table:table-cell table:formula="of:=MIN(MAX(0;[.$B203]*[.R$2]-[.$C203]);[.$D203])" office:value-type="float" office:value="4.04822896261787" calcext:value-type="float">
            <text:p>4,04822896261787</text:p>
          </table:table-cell>
          <table:table-cell table:formula="of:=MIN(MAX(0;[.$B203]*[.S$2]-[.$C203]);[.$D203])" office:value-type="float" office:value="4.0489068418864" calcext:value-type="float">
            <text:p>4,0489068418864</text:p>
          </table:table-cell>
          <table:table-cell table:number-columns-repeated="3"/>
          <table:table-cell table:formula="of:=FLOOR([.S203];1)" office:value-type="float" office:value="4" calcext:value-type="float">
            <text:p>4</text:p>
          </table:table-cell>
          <table:table-cell table:formula="of:=[.S203]-[.W203]" office:value-type="float" office:value="0.0489068418863994" calcext:value-type="float">
            <text:p>0,0489068418863994</text:p>
          </table:table-cell>
          <table:table-cell table:formula="of:=IF(AND(COUNTIF([.$AC$4:.$AC$203];&quot;=&quot;&amp;[.X203]);SUM([.Y$4:.Y202])&lt;[.AD$3]);1;0)" office:value-type="float" office:value="0" calcext:value-type="float">
            <text:p>0</text:p>
          </table:table-cell>
          <table:table-cell table:number-columns-repeated="2"/>
          <table:table-cell table:formula="of:=[.AB202]+COUNTIF([.$X$4:.$X$203];&quot;=&quot;&amp;[.AC202])" office:value-type="float" office:value="26" calcext:value-type="float">
            <text:p>26</text:p>
          </table:table-cell>
          <table:table-cell table:formula="of:=IF([.AB203]&lt;=[.AD$3];LARGE([.$X$4:.$X$203];[.AB203]);&quot;&quot;)">
            <text:p/>
          </table:table-cell>
          <table:table-cell table:number-columns-repeated="2"/>
          <table:table-cell table:formula="of:=[.Y203]+[.W203]" office:value-type="float" office:value="4" calcext:value-type="float">
            <text:p>4</text:p>
          </table:table-cell>
          <table:table-cell table:number-columns-repeated="3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dchylenie maksymalne</text:p>
          </table:table-cell>
          <table:table-cell table:formula="of:=MAX([.B3:.B202])-MIN([.B4:.B202])" office:value-type="float" office:value="1.83333333333333" calcext:value-type="float">
            <text:p>1,83333333333333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2.50796486835475" calcext:value-type="float">
            <text:p>2,50796486835475</text:p>
          </table:table-cell>
        </table:table-row>
        <table:table-row table:style-name="ro1">
          <table:table-cell office:value-type="string" calcext:value-type="string">
            <text:p>proporcje</text:p>
          </table:table-cell>
          <table:table-cell table:style-name="ce5" table:formula="of:=IF([Zamówienie.H3]=0;&quot;&quot;;([Zamówienie.C3]+[Zamówienie.H3])/[Zamówienie.B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>
            <text:p/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 office:value-type="float" office:value="0.888888888888889" calcext:value-type="float">
            <text:p>0,888888888888889</text:p>
          </table:table-cell>
        </table:table-row>
        <table:table-row table:style-name="ro1">
          <table:table-cell/>
          <table:table-cell table:formula="of:=IF([Zamówienie.H6]=0;&quot;&quot;;([Zamówienie.C6]+[Zamówienie.H6])/[Zamówienie.B6])">
            <text:p/>
          </table:table-cell>
        </table:table-row>
        <table:table-row table:style-name="ro1">
          <table:table-cell/>
          <table:table-cell table:formula="of:=IF([Zamówienie.H7]=0;&quot;&quot;;([Zamówienie.C7]+[Zamówienie.H7])/[Zamówienie.B7])">
            <text:p/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float" office:value="0.285714285714286" calcext:value-type="float">
            <text:p>0,285714285714286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>
            <text:p/>
          </table:table-cell>
        </table:table-row>
        <table:table-row table:style-name="ro1">
          <table:table-cell/>
          <table:table-cell table:formula="of:=IF([Zamówienie.H11]=0;&quot;&quot;;([Zamówienie.C11]+[Zamówienie.H11])/[Zamówienie.B11])" office:value-type="float" office:value="0.9" calcext:value-type="float">
            <text:p>0,9</text:p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>
            <text:p/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 office:value-type="float" office:value="1.375" calcext:value-type="float">
            <text:p>1,375</text:p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>
            <text:p/>
          </table:table-cell>
        </table:table-row>
        <table:table-row table:style-name="ro1">
          <table:table-cell/>
          <table:table-cell table:style-name="ce5" table:formula="of:=IF([Zamówienie.H15]=0;&quot;&quot;;([Zamówienie.C15]+[Zamówienie.H15])/[Zamówienie.B15])">
            <text:p/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>
            <text:p/>
          </table:table-cell>
        </table:table-row>
        <table:table-row table:style-name="ro1">
          <table:table-cell/>
          <table:table-cell table:formula="of:=IF([Zamówienie.H18]=0;&quot;&quot;;([Zamówienie.C18]+[Zamówienie.H18])/[Zamówienie.B18])" office:value-type="float" office:value="0.555555555555556" calcext:value-type="float">
            <text:p>0,555555555555556</text:p>
          </table:table-cell>
        </table:table-row>
        <table:table-row table:style-name="ro1">
          <table:table-cell/>
          <table:table-cell table:formula="of:=IF([Zamówienie.H19]=0;&quot;&quot;;([Zamówienie.C19]+[Zamówienie.H19])/[Zamówienie.B19])">
            <text:p/>
          </table:table-cell>
        </table:table-row>
        <table:table-row table:style-name="ro1">
          <table:table-cell/>
          <table:table-cell table:formula="of:=IF([Zamówienie.H20]=0;&quot;&quot;;([Zamówienie.C20]+[Zamówienie.H20])/[Zamówienie.B20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21]=0;&quot;&quot;;([Zamówienie.C21]+[Zamówienie.H21])/[Zamówienie.B21])">
            <text:p/>
          </table:table-cell>
        </table:table-row>
        <table:table-row table:style-name="ro1">
          <table:table-cell/>
          <table:table-cell table:formula="of:=IF([Zamówienie.H22]=0;&quot;&quot;;([Zamówienie.C22]+[Zamówienie.H22])/[Zamówienie.B22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23]=0;&quot;&quot;;([Zamówienie.C23]+[Zamówienie.H23])/[Zamówienie.B23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24]=0;&quot;&quot;;([Zamówienie.C24]+[Zamówienie.H24])/[Zamówienie.B24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25]=0;&quot;&quot;;([Zamówienie.C25]+[Zamówienie.H25])/[Zamówienie.B25])">
            <text:p/>
          </table:table-cell>
        </table:table-row>
        <table:table-row table:style-name="ro1">
          <table:table-cell/>
          <table:table-cell table:formula="of:=IF([Zamówienie.H26]=0;&quot;&quot;;([Zamówienie.C26]+[Zamówienie.H26])/[Zamówienie.B26])">
            <text:p/>
          </table:table-cell>
        </table:table-row>
        <table:table-row table:style-name="ro1">
          <table:table-cell/>
          <table:table-cell table:formula="of:=IF([Zamówienie.H27]=0;&quot;&quot;;([Zamówienie.C27]+[Zamówienie.H27])/[Zamówienie.B27])" office:value-type="float" office:value="0.625" calcext:value-type="float">
            <text:p>0,625</text:p>
          </table:table-cell>
        </table:table-row>
        <table:table-row table:style-name="ro1">
          <table:table-cell/>
          <table:table-cell table:formula="of:=IF([Zamówienie.H28]=0;&quot;&quot;;([Zamówienie.C28]+[Zamówienie.H28])/[Zamówienie.B28])">
            <text:p/>
          </table:table-cell>
        </table:table-row>
        <table:table-row table:style-name="ro1">
          <table:table-cell/>
          <table:table-cell table:formula="of:=IF([Zamówienie.H29]=0;&quot;&quot;;([Zamówienie.C29]+[Zamówienie.H29])/[Zamówienie.B29])" office:value-type="float" office:value="1.44444444444444" calcext:value-type="float">
            <text:p>1,44444444444444</text:p>
          </table:table-cell>
        </table:table-row>
        <table:table-row table:style-name="ro1">
          <table:table-cell/>
          <table:table-cell table:formula="of:=IF([Zamówienie.H30]=0;&quot;&quot;;([Zamówienie.C30]+[Zamówienie.H30])/[Zamówienie.B30])" office:value-type="float" office:value="0.444444444444444" calcext:value-type="float">
            <text:p>0,444444444444444</text:p>
          </table:table-cell>
        </table:table-row>
        <table:table-row table:style-name="ro1">
          <table:table-cell/>
          <table:table-cell table:formula="of:=IF([Zamówienie.H31]=0;&quot;&quot;;([Zamówienie.C31]+[Zamówienie.H31])/[Zamówienie.B31])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table:formula="of:=IF([Zamówienie.H32]=0;&quot;&quot;;([Zamówienie.C32]+[Zamówienie.H32])/[Zamówienie.B32])" office:value-type="float" office:value="0.222222222222222" calcext:value-type="float">
            <text:p>0,222222222222222</text:p>
          </table:table-cell>
        </table:table-row>
        <table:table-row table:style-name="ro1">
          <table:table-cell/>
          <table:table-cell table:formula="of:=IF([Zamówienie.H33]=0;&quot;&quot;;([Zamówienie.C33]+[Zamówienie.H33])/[Zamówienie.B3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34]=0;&quot;&quot;;([Zamówienie.C34]+[Zamówienie.H34])/[Zamówienie.B34])">
            <text:p/>
          </table:table-cell>
        </table:table-row>
        <table:table-row table:style-name="ro1">
          <table:table-cell/>
          <table:table-cell table:formula="of:=IF([Zamówienie.H35]=0;&quot;&quot;;([Zamówienie.C35]+[Zamówienie.H35])/[Zamówienie.B35])">
            <text:p/>
          </table:table-cell>
        </table:table-row>
        <table:table-row table:style-name="ro1">
          <table:table-cell/>
          <table:table-cell table:formula="of:=IF([Zamówienie.H36]=0;&quot;&quot;;([Zamówienie.C36]+[Zamówienie.H36])/[Zamówienie.B36])">
            <text:p/>
          </table:table-cell>
        </table:table-row>
        <table:table-row table:style-name="ro1">
          <table:table-cell/>
          <table:table-cell table:formula="of:=IF([Zamówienie.H37]=0;&quot;&quot;;([Zamówienie.C37]+[Zamówienie.H37])/[Zamówienie.B37])">
            <text:p/>
          </table:table-cell>
        </table:table-row>
        <table:table-row table:style-name="ro1">
          <table:table-cell/>
          <table:table-cell table:formula="of:=IF([Zamówienie.H38]=0;&quot;&quot;;([Zamówienie.C38]+[Zamówienie.H38])/[Zamówienie.B38])" office:value-type="float" office:value="1.125" calcext:value-type="float">
            <text:p>1,125</text:p>
          </table:table-cell>
        </table:table-row>
        <table:table-row table:style-name="ro1">
          <table:table-cell/>
          <table:table-cell table:formula="of:=IF([Zamówienie.H39]=0;&quot;&quot;;([Zamówienie.C39]+[Zamówienie.H39])/[Zamówienie.B39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40]=0;&quot;&quot;;([Zamówienie.C40]+[Zamówienie.H40])/[Zamówienie.B40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41]=0;&quot;&quot;;([Zamówienie.C41]+[Zamówienie.H41])/[Zamówienie.B41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42]=0;&quot;&quot;;([Zamówienie.C42]+[Zamówienie.H42])/[Zamówienie.B42])" office:value-type="float" office:value="0.8" calcext:value-type="float">
            <text:p>0,8</text:p>
          </table:table-cell>
        </table:table-row>
        <table:table-row table:style-name="ro1">
          <table:table-cell/>
          <table:table-cell table:formula="of:=IF([Zamówienie.H43]=0;&quot;&quot;;([Zamówienie.C43]+[Zamówienie.H43])/[Zamówienie.B43])">
            <text:p/>
          </table:table-cell>
        </table:table-row>
        <table:table-row table:style-name="ro1">
          <table:table-cell/>
          <table:table-cell table:formula="of:=IF([Zamówienie.H44]=0;&quot;&quot;;([Zamówienie.C44]+[Zamówienie.H44])/[Zamówienie.B44])">
            <text:p/>
          </table:table-cell>
        </table:table-row>
        <table:table-row table:style-name="ro1">
          <table:table-cell/>
          <table:table-cell table:formula="of:=IF([Zamówienie.H45]=0;&quot;&quot;;([Zamówienie.C45]+[Zamówienie.H45])/[Zamówienie.B45])" office:value-type="float" office:value="1.375" calcext:value-type="float">
            <text:p>1,375</text:p>
          </table:table-cell>
        </table:table-row>
        <table:table-row table:style-name="ro1">
          <table:table-cell/>
          <table:table-cell table:formula="of:=IF([Zamówienie.H46]=0;&quot;&quot;;([Zamówienie.C46]+[Zamówienie.H46])/[Zamówienie.B46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47]=0;&quot;&quot;;([Zamówienie.C47]+[Zamówienie.H47])/[Zamówienie.B47])">
            <text:p/>
          </table:table-cell>
        </table:table-row>
        <table:table-row table:style-name="ro1">
          <table:table-cell/>
          <table:table-cell table:formula="of:=IF([Zamówienie.H48]=0;&quot;&quot;;([Zamówienie.C48]+[Zamówienie.H48])/[Zamówienie.B48])">
            <text:p/>
          </table:table-cell>
        </table:table-row>
        <table:table-row table:style-name="ro1">
          <table:table-cell/>
          <table:table-cell table:formula="of:=IF([Zamówienie.H49]=0;&quot;&quot;;([Zamówienie.C49]+[Zamówienie.H49])/[Zamówienie.B49])">
            <text:p/>
          </table:table-cell>
        </table:table-row>
        <table:table-row table:style-name="ro1">
          <table:table-cell/>
          <table:table-cell table:formula="of:=IF([Zamówienie.H50]=0;&quot;&quot;;([Zamówienie.C50]+[Zamówienie.H50])/[Zamówienie.B50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51]=0;&quot;&quot;;([Zamówienie.C51]+[Zamówienie.H51])/[Zamówienie.B51])" office:value-type="float" office:value="0.375" calcext:value-type="float">
            <text:p>0,375</text:p>
          </table:table-cell>
        </table:table-row>
        <table:table-row table:style-name="ro1">
          <table:table-cell/>
          <table:table-cell table:formula="of:=IF([Zamówienie.H52]=0;&quot;&quot;;([Zamówienie.C52]+[Zamówienie.H52])/[Zamówienie.B52])">
            <text:p/>
          </table:table-cell>
        </table:table-row>
        <table:table-row table:style-name="ro1">
          <table:table-cell/>
          <table:table-cell table:formula="of:=IF([Zamówienie.H53]=0;&quot;&quot;;([Zamówienie.C53]+[Zamówienie.H53])/[Zamówienie.B5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54]=0;&quot;&quot;;([Zamówienie.C54]+[Zamówienie.H54])/[Zamówienie.B54])">
            <text:p/>
          </table:table-cell>
        </table:table-row>
        <table:table-row table:style-name="ro1">
          <table:table-cell/>
          <table:table-cell table:formula="of:=IF([Zamówienie.H55]=0;&quot;&quot;;([Zamówienie.C55]+[Zamówienie.H55])/[Zamówienie.B55])">
            <text:p/>
          </table:table-cell>
        </table:table-row>
        <table:table-row table:style-name="ro1">
          <table:table-cell/>
          <table:table-cell table:formula="of:=IF([Zamówienie.H56]=0;&quot;&quot;;([Zamówienie.C56]+[Zamówienie.H56])/[Zamówienie.B56])" office:value-type="float" office:value="0.7" calcext:value-type="float">
            <text:p>0,7</text:p>
          </table:table-cell>
        </table:table-row>
        <table:table-row table:style-name="ro1">
          <table:table-cell/>
          <table:table-cell table:formula="of:=IF([Zamówienie.H57]=0;&quot;&quot;;([Zamówienie.C57]+[Zamówienie.H57])/[Zamówienie.B57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58]=0;&quot;&quot;;([Zamówienie.C58]+[Zamówienie.H58])/[Zamówienie.B58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formula="of:=IF([Zamówienie.H59]=0;&quot;&quot;;([Zamówienie.C59]+[Zamówienie.H59])/[Zamówienie.B59])">
            <text:p/>
          </table:table-cell>
        </table:table-row>
        <table:table-row table:style-name="ro1">
          <table:table-cell/>
          <table:table-cell table:formula="of:=IF([Zamówienie.H60]=0;&quot;&quot;;([Zamówienie.C60]+[Zamówienie.H60])/[Zamówienie.B60])">
            <text:p/>
          </table:table-cell>
        </table:table-row>
        <table:table-row table:style-name="ro1">
          <table:table-cell/>
          <table:table-cell table:formula="of:=IF([Zamówienie.H61]=0;&quot;&quot;;([Zamówienie.C61]+[Zamówienie.H61])/[Zamówienie.B61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62]=0;&quot;&quot;;([Zamówienie.C62]+[Zamówienie.H62])/[Zamówienie.B62])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table:formula="of:=IF([Zamówienie.H63]=0;&quot;&quot;;([Zamówienie.C63]+[Zamówienie.H63])/[Zamówienie.B63])">
            <text:p/>
          </table:table-cell>
        </table:table-row>
        <table:table-row table:style-name="ro1">
          <table:table-cell/>
          <table:table-cell table:formula="of:=IF([Zamówienie.H64]=0;&quot;&quot;;([Zamówienie.C64]+[Zamówienie.H64])/[Zamówienie.B64])" office:value-type="float" office:value="0.4" calcext:value-type="float">
            <text:p>0,4</text:p>
          </table:table-cell>
        </table:table-row>
        <table:table-row table:style-name="ro1">
          <table:table-cell/>
          <table:table-cell table:formula="of:=IF([Zamówienie.H65]=0;&quot;&quot;;([Zamówienie.C65]+[Zamówienie.H65])/[Zamówienie.B65])">
            <text:p/>
          </table:table-cell>
        </table:table-row>
        <table:table-row table:style-name="ro1">
          <table:table-cell/>
          <table:table-cell table:formula="of:=IF([Zamówienie.H66]=0;&quot;&quot;;([Zamówienie.C66]+[Zamówienie.H66])/[Zamówienie.B66])">
            <text:p/>
          </table:table-cell>
        </table:table-row>
        <table:table-row table:style-name="ro1">
          <table:table-cell/>
          <table:table-cell table:formula="of:=IF([Zamówienie.H67]=0;&quot;&quot;;([Zamówienie.C67]+[Zamówienie.H67])/[Zamówienie.B67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68]=0;&quot;&quot;;([Zamówienie.C68]+[Zamówienie.H68])/[Zamówienie.B68])" office:value-type="float" office:value="1.7" calcext:value-type="float">
            <text:p>1,7</text:p>
          </table:table-cell>
        </table:table-row>
        <table:table-row table:style-name="ro1">
          <table:table-cell/>
          <table:table-cell table:formula="of:=IF([Zamówienie.H69]=0;&quot;&quot;;([Zamówienie.C69]+[Zamówienie.H69])/[Zamówienie.B69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0]=0;&quot;&quot;;([Zamówienie.C70]+[Zamówienie.H70])/[Zamówienie.B70])">
            <text:p/>
          </table:table-cell>
        </table:table-row>
        <table:table-row table:style-name="ro1">
          <table:table-cell/>
          <table:table-cell table:formula="of:=IF([Zamówienie.H71]=0;&quot;&quot;;([Zamówienie.C71]+[Zamówienie.H71])/[Zamówienie.B71])">
            <text:p/>
          </table:table-cell>
        </table:table-row>
        <table:table-row table:style-name="ro1">
          <table:table-cell/>
          <table:table-cell table:formula="of:=IF([Zamówienie.H72]=0;&quot;&quot;;([Zamówienie.C72]+[Zamówienie.H72])/[Zamówienie.B72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73]=0;&quot;&quot;;([Zamówienie.C73]+[Zamówienie.H73])/[Zamówienie.B7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4]=0;&quot;&quot;;([Zamówienie.C74]+[Zamówienie.H74])/[Zamówienie.B74])">
            <text:p/>
          </table:table-cell>
        </table:table-row>
        <table:table-row table:style-name="ro1">
          <table:table-cell/>
          <table:table-cell table:formula="of:=IF([Zamówienie.H75]=0;&quot;&quot;;([Zamówienie.C75]+[Zamówienie.H75])/[Zamówienie.B75])">
            <text:p/>
          </table:table-cell>
        </table:table-row>
        <table:table-row table:style-name="ro1">
          <table:table-cell/>
          <table:table-cell table:formula="of:=IF([Zamówienie.H76]=0;&quot;&quot;;([Zamówienie.C76]+[Zamówienie.H76])/[Zamówienie.B76])">
            <text:p/>
          </table:table-cell>
        </table:table-row>
        <table:table-row table:style-name="ro1">
          <table:table-cell/>
          <table:table-cell table:formula="of:=IF([Zamówienie.H77]=0;&quot;&quot;;([Zamówienie.C77]+[Zamówienie.H77])/[Zamówienie.B77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8]=0;&quot;&quot;;([Zamówienie.C78]+[Zamówienie.H78])/[Zamówienie.B78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9]=0;&quot;&quot;;([Zamówienie.C79]+[Zamówienie.H79])/[Zamówienie.B79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80]=0;&quot;&quot;;([Zamówienie.C80]+[Zamówienie.H80])/[Zamówienie.B80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81]=0;&quot;&quot;;([Zamówienie.C81]+[Zamówienie.H81])/[Zamówienie.B81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formula="of:=IF([Zamówienie.H82]=0;&quot;&quot;;([Zamówienie.C82]+[Zamówienie.H82])/[Zamówienie.B82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83]=0;&quot;&quot;;([Zamówienie.C83]+[Zamówienie.H83])/[Zamówienie.B83])">
            <text:p/>
          </table:table-cell>
        </table:table-row>
        <table:table-row table:style-name="ro1">
          <table:table-cell/>
          <table:table-cell table:formula="of:=IF([Zamówienie.H84]=0;&quot;&quot;;([Zamówienie.C84]+[Zamówienie.H84])/[Zamówienie.B84])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table:formula="of:=IF([Zamówienie.H85]=0;&quot;&quot;;([Zamówienie.C85]+[Zamówienie.H85])/[Zamówienie.B85])" office:value-type="float" office:value="0.875" calcext:value-type="float">
            <text:p>0,875</text:p>
          </table:table-cell>
        </table:table-row>
        <table:table-row table:style-name="ro1">
          <table:table-cell/>
          <table:table-cell table:formula="of:=IF([Zamówienie.H86]=0;&quot;&quot;;([Zamówienie.C86]+[Zamówienie.H86])/[Zamówienie.B86])">
            <text:p/>
          </table:table-cell>
        </table:table-row>
        <table:table-row table:style-name="ro1">
          <table:table-cell/>
          <table:table-cell table:formula="of:=IF([Zamówienie.H87]=0;&quot;&quot;;([Zamówienie.C87]+[Zamówienie.H87])/[Zamówienie.B87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88]=0;&quot;&quot;;([Zamówienie.C88]+[Zamówienie.H88])/[Zamówienie.B88])" office:value-type="float" office:value="0.166666666666667" calcext:value-type="float">
            <text:p>0,166666666666667</text:p>
          </table:table-cell>
        </table:table-row>
        <table:table-row table:style-name="ro1">
          <table:table-cell/>
          <table:table-cell table:formula="of:=IF([Zamówienie.H89]=0;&quot;&quot;;([Zamówienie.C89]+[Zamówienie.H89])/[Zamówienie.B89])">
            <text:p/>
          </table:table-cell>
        </table:table-row>
        <table:table-row table:style-name="ro1">
          <table:table-cell/>
          <table:table-cell table:formula="of:=IF([Zamówienie.H90]=0;&quot;&quot;;([Zamówienie.C90]+[Zamówienie.H90])/[Zamówienie.B9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91]=0;&quot;&quot;;([Zamówienie.C91]+[Zamówienie.H91])/[Zamówienie.B91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92]=0;&quot;&quot;;([Zamówienie.C92]+[Zamówienie.H92])/[Zamówienie.B92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93]=0;&quot;&quot;;([Zamówienie.C93]+[Zamówienie.H93])/[Zamówienie.B9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94]=0;&quot;&quot;;([Zamówienie.C94]+[Zamówienie.H94])/[Zamówienie.B94])">
            <text:p/>
          </table:table-cell>
        </table:table-row>
        <table:table-row table:style-name="ro1">
          <table:table-cell/>
          <table:table-cell table:formula="of:=IF([Zamówienie.H95]=0;&quot;&quot;;([Zamówienie.C95]+[Zamówienie.H95])/[Zamówienie.B95])">
            <text:p/>
          </table:table-cell>
        </table:table-row>
        <table:table-row table:style-name="ro1">
          <table:table-cell/>
          <table:table-cell table:formula="of:=IF([Zamówienie.H96]=0;&quot;&quot;;([Zamówienie.C96]+[Zamówienie.H96])/[Zamówienie.B96])">
            <text:p/>
          </table:table-cell>
        </table:table-row>
        <table:table-row table:style-name="ro1">
          <table:table-cell/>
          <table:table-cell table:formula="of:=IF([Zamówienie.H97]=0;&quot;&quot;;([Zamówienie.C97]+[Zamówienie.H97])/[Zamówienie.B97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98]=0;&quot;&quot;;([Zamówienie.C98]+[Zamówienie.H98])/[Zamówienie.B9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99]=0;&quot;&quot;;([Zamówienie.C99]+[Zamówienie.H99])/[Zamówienie.B99])" office:value-type="float" office:value="1.7" calcext:value-type="float">
            <text:p>1,7</text:p>
          </table:table-cell>
        </table:table-row>
        <table:table-row table:style-name="ro1">
          <table:table-cell/>
          <table:table-cell table:formula="of:=IF([Zamówienie.H100]=0;&quot;&quot;;([Zamówienie.C100]+[Zamówienie.H100])/[Zamówienie.B100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01]=0;&quot;&quot;;([Zamówienie.C101]+[Zamówienie.H101])/[Zamówienie.B101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02]=0;&quot;&quot;;([Zamówienie.C102]+[Zamówienie.H102])/[Zamówienie.B102])" office:value-type="float" office:value="1.1" calcext:value-type="float">
            <text:p>1,1</text:p>
          </table:table-cell>
        </table:table-row>
        <table:table-row table:style-name="ro1">
          <table:table-cell/>
          <table:table-cell table:formula="of:=IF([Zamówienie.H103]=0;&quot;&quot;;([Zamówienie.C103]+[Zamówienie.H103])/[Zamówienie.B103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04]=0;&quot;&quot;;([Zamówienie.C104]+[Zamówienie.H104])/[Zamówienie.B104])">
            <text:p/>
          </table:table-cell>
        </table:table-row>
        <table:table-row table:style-name="ro1">
          <table:table-cell/>
          <table:table-cell table:formula="of:=IF([Zamówienie.H105]=0;&quot;&quot;;([Zamówienie.C105]+[Zamówienie.H105])/[Zamówienie.B105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106]=0;&quot;&quot;;([Zamówienie.C106]+[Zamówienie.H106])/[Zamówienie.B106])">
            <text:p/>
          </table:table-cell>
        </table:table-row>
        <table:table-row table:style-name="ro1">
          <table:table-cell/>
          <table:table-cell table:formula="of:=IF([Zamówienie.H107]=0;&quot;&quot;;([Zamówienie.C107]+[Zamówienie.H107])/[Zamówienie.B107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IF([Zamówienie.H108]=0;&quot;&quot;;([Zamówienie.C108]+[Zamówienie.H108])/[Zamówienie.B108])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table:formula="of:=IF([Zamówienie.H109]=0;&quot;&quot;;([Zamówienie.C109]+[Zamówienie.H109])/[Zamówienie.B109])" office:value-type="float" office:value="0.7" calcext:value-type="float">
            <text:p>0,7</text:p>
          </table:table-cell>
        </table:table-row>
        <table:table-row table:style-name="ro1">
          <table:table-cell/>
          <table:table-cell table:formula="of:=IF([Zamówienie.H110]=0;&quot;&quot;;([Zamówienie.C110]+[Zamówienie.H110])/[Zamówienie.B110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11]=0;&quot;&quot;;([Zamówienie.C111]+[Zamówienie.H111])/[Zamówienie.B111])">
            <text:p/>
          </table:table-cell>
        </table:table-row>
        <table:table-row table:style-name="ro1">
          <table:table-cell/>
          <table:table-cell table:formula="of:=IF([Zamówienie.H112]=0;&quot;&quot;;([Zamówienie.C112]+[Zamówienie.H112])/[Zamówienie.B112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13]=0;&quot;&quot;;([Zamówienie.C113]+[Zamówienie.H113])/[Zamówienie.B113])">
            <text:p/>
          </table:table-cell>
        </table:table-row>
        <table:table-row table:style-name="ro1">
          <table:table-cell/>
          <table:table-cell table:formula="of:=IF([Zamówienie.H114]=0;&quot;&quot;;([Zamówienie.C114]+[Zamówienie.H114])/[Zamówienie.B114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15]=0;&quot;&quot;;([Zamówienie.C115]+[Zamówienie.H115])/[Zamówienie.B115])">
            <text:p/>
          </table:table-cell>
        </table:table-row>
        <table:table-row table:style-name="ro1">
          <table:table-cell/>
          <table:table-cell table:formula="of:=IF([Zamówienie.H116]=0;&quot;&quot;;([Zamówienie.C116]+[Zamówienie.H116])/[Zamówienie.B116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17]=0;&quot;&quot;;([Zamówienie.C117]+[Zamówienie.H117])/[Zamówienie.B117])">
            <text:p/>
          </table:table-cell>
        </table:table-row>
        <table:table-row table:style-name="ro1">
          <table:table-cell/>
          <table:table-cell table:formula="of:=IF([Zamówienie.H118]=0;&quot;&quot;;([Zamówienie.C118]+[Zamówienie.H118])/[Zamówienie.B118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19]=0;&quot;&quot;;([Zamówienie.C119]+[Zamówienie.H119])/[Zamówienie.B119])">
            <text:p/>
          </table:table-cell>
        </table:table-row>
        <table:table-row table:style-name="ro1">
          <table:table-cell/>
          <table:table-cell table:formula="of:=IF([Zamówienie.H120]=0;&quot;&quot;;([Zamówienie.C120]+[Zamówienie.H120])/[Zamówienie.B120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21]=0;&quot;&quot;;([Zamówienie.C121]+[Zamówienie.H121])/[Zamówienie.B121])">
            <text:p/>
          </table:table-cell>
        </table:table-row>
        <table:table-row table:style-name="ro1">
          <table:table-cell/>
          <table:table-cell table:formula="of:=IF([Zamówienie.H122]=0;&quot;&quot;;([Zamówienie.C122]+[Zamówienie.H122])/[Zamówienie.B122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23]=0;&quot;&quot;;([Zamówienie.C123]+[Zamówienie.H123])/[Zamówienie.B123])" office:value-type="float" office:value="0.75" calcext:value-type="float">
            <text:p>0,75</text:p>
          </table:table-cell>
        </table:table-row>
        <table:table-row table:style-name="ro1">
          <table:table-cell/>
          <table:table-cell table:formula="of:=IF([Zamówienie.H124]=0;&quot;&quot;;([Zamówienie.C124]+[Zamówienie.H124])/[Zamówienie.B12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25]=0;&quot;&quot;;([Zamówienie.C125]+[Zamówienie.H125])/[Zamówienie.B125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26]=0;&quot;&quot;;([Zamówienie.C126]+[Zamówienie.H126])/[Zamówienie.B126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27]=0;&quot;&quot;;([Zamówienie.C127]+[Zamówienie.H127])/[Zamówienie.B12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28]=0;&quot;&quot;;([Zamówienie.C128]+[Zamówienie.H128])/[Zamówienie.B128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129]=0;&quot;&quot;;([Zamówienie.C129]+[Zamówienie.H129])/[Zamówienie.B129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30]=0;&quot;&quot;;([Zamówienie.C130]+[Zamówienie.H130])/[Zamówienie.B130])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table:formula="of:=IF([Zamówienie.H131]=0;&quot;&quot;;([Zamówienie.C131]+[Zamówienie.H131])/[Zamówienie.B131])" office:value-type="float" office:value="1.1" calcext:value-type="float">
            <text:p>1,1</text:p>
          </table:table-cell>
        </table:table-row>
        <table:table-row table:style-name="ro1">
          <table:table-cell/>
          <table:table-cell table:formula="of:=IF([Zamówienie.H132]=0;&quot;&quot;;([Zamówienie.C132]+[Zamówienie.H132])/[Zamówienie.B132])">
            <text:p/>
          </table:table-cell>
        </table:table-row>
        <table:table-row table:style-name="ro1">
          <table:table-cell/>
          <table:table-cell table:formula="of:=IF([Zamówienie.H133]=0;&quot;&quot;;([Zamówienie.C133]+[Zamówienie.H133])/[Zamówienie.B133])">
            <text:p/>
          </table:table-cell>
        </table:table-row>
        <table:table-row table:style-name="ro1">
          <table:table-cell/>
          <table:table-cell table:formula="of:=IF([Zamówienie.H134]=0;&quot;&quot;;([Zamówienie.C134]+[Zamówienie.H134])/[Zamówienie.B134])" office:value-type="float" office:value="0.555555555555556" calcext:value-type="float">
            <text:p>0,555555555555556</text:p>
          </table:table-cell>
        </table:table-row>
        <table:table-row table:style-name="ro1">
          <table:table-cell/>
          <table:table-cell table:formula="of:=IF([Zamówienie.H135]=0;&quot;&quot;;([Zamówienie.C135]+[Zamówienie.H135])/[Zamówienie.B135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36]=0;&quot;&quot;;([Zamówienie.C136]+[Zamówienie.H136])/[Zamówienie.B136])">
            <text:p/>
          </table:table-cell>
        </table:table-row>
        <table:table-row table:style-name="ro1">
          <table:table-cell/>
          <table:table-cell table:formula="of:=IF([Zamówienie.H137]=0;&quot;&quot;;([Zamówienie.C137]+[Zamówienie.H137])/[Zamówienie.B137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formula="of:=IF([Zamówienie.H138]=0;&quot;&quot;;([Zamówienie.C138]+[Zamówienie.H138])/[Zamówienie.B138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39]=0;&quot;&quot;;([Zamówienie.C139]+[Zamówienie.H139])/[Zamówienie.B139])">
            <text:p/>
          </table:table-cell>
        </table:table-row>
        <table:table-row table:style-name="ro1">
          <table:table-cell/>
          <table:table-cell table:formula="of:=IF([Zamówienie.H140]=0;&quot;&quot;;([Zamówienie.C140]+[Zamówienie.H140])/[Zamówienie.B140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41]=0;&quot;&quot;;([Zamówienie.C141]+[Zamówienie.H141])/[Zamówienie.B141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142]=0;&quot;&quot;;([Zamówienie.C142]+[Zamówienie.H142])/[Zamówienie.B142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43]=0;&quot;&quot;;([Zamówienie.C143]+[Zamówienie.H143])/[Zamówienie.B143])" office:value-type="float" office:value="0.625" calcext:value-type="float">
            <text:p>0,625</text:p>
          </table:table-cell>
        </table:table-row>
        <table:table-row table:style-name="ro1">
          <table:table-cell/>
          <table:table-cell table:formula="of:=IF([Zamówienie.H144]=0;&quot;&quot;;([Zamówienie.C144]+[Zamówienie.H144])/[Zamówienie.B144])" office:value-type="float" office:value="0.166666666666667" calcext:value-type="float">
            <text:p>0,166666666666667</text:p>
          </table:table-cell>
        </table:table-row>
        <table:table-row table:style-name="ro1">
          <table:table-cell/>
          <table:table-cell table:formula="of:=IF([Zamówienie.H145]=0;&quot;&quot;;([Zamówienie.C145]+[Zamówienie.H145])/[Zamówienie.B145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46]=0;&quot;&quot;;([Zamówienie.C146]+[Zamówienie.H146])/[Zamówienie.B146])">
            <text:p/>
          </table:table-cell>
        </table:table-row>
        <table:table-row table:style-name="ro1">
          <table:table-cell/>
          <table:table-cell table:formula="of:=IF([Zamówienie.H147]=0;&quot;&quot;;([Zamówienie.C147]+[Zamówienie.H147])/[Zamówienie.B147])">
            <text:p/>
          </table:table-cell>
        </table:table-row>
        <table:table-row table:style-name="ro1">
          <table:table-cell/>
          <table:table-cell table:formula="of:=IF([Zamówienie.H148]=0;&quot;&quot;;([Zamówienie.C148]+[Zamówienie.H148])/[Zamówienie.B148])">
            <text:p/>
          </table:table-cell>
        </table:table-row>
        <table:table-row table:style-name="ro1">
          <table:table-cell/>
          <table:table-cell table:formula="of:=IF([Zamówienie.H149]=0;&quot;&quot;;([Zamówienie.C149]+[Zamówienie.H149])/[Zamówienie.B149])" office:value-type="float" office:value="1.55555555555556" calcext:value-type="float">
            <text:p>1,55555555555556</text:p>
          </table:table-cell>
        </table:table-row>
        <table:table-row table:style-name="ro1">
          <table:table-cell/>
          <table:table-cell table:formula="of:=IF([Zamówienie.H150]=0;&quot;&quot;;([Zamówienie.C150]+[Zamówienie.H150])/[Zamówienie.B150])">
            <text:p/>
          </table:table-cell>
        </table:table-row>
        <table:table-row table:style-name="ro1">
          <table:table-cell/>
          <table:table-cell table:formula="of:=IF([Zamówienie.H151]=0;&quot;&quot;;([Zamówienie.C151]+[Zamówienie.H151])/[Zamówienie.B151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152]=0;&quot;&quot;;([Zamówienie.C152]+[Zamówienie.H152])/[Zamówienie.B152])">
            <text:p/>
          </table:table-cell>
        </table:table-row>
        <table:table-row table:style-name="ro1">
          <table:table-cell/>
          <table:table-cell table:formula="of:=IF([Zamówienie.H153]=0;&quot;&quot;;([Zamówienie.C153]+[Zamówienie.H153])/[Zamówienie.B153])">
            <text:p/>
          </table:table-cell>
        </table:table-row>
        <table:table-row table:style-name="ro1">
          <table:table-cell/>
          <table:table-cell table:formula="of:=IF([Zamówienie.H154]=0;&quot;&quot;;([Zamówienie.C154]+[Zamówienie.H154])/[Zamówienie.B154])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table:formula="of:=IF([Zamówienie.H155]=0;&quot;&quot;;([Zamówienie.C155]+[Zamówienie.H155])/[Zamówienie.B155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56]=0;&quot;&quot;;([Zamówienie.C156]+[Zamówienie.H156])/[Zamówienie.B156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57]=0;&quot;&quot;;([Zamówienie.C157]+[Zamówienie.H157])/[Zamówienie.B157])">
            <text:p/>
          </table:table-cell>
        </table:table-row>
        <table:table-row table:style-name="ro1">
          <table:table-cell/>
          <table:table-cell table:formula="of:=IF([Zamówienie.H158]=0;&quot;&quot;;([Zamówienie.C158]+[Zamówienie.H158])/[Zamówienie.B158])">
            <text:p/>
          </table:table-cell>
        </table:table-row>
        <table:table-row table:style-name="ro1">
          <table:table-cell/>
          <table:table-cell table:formula="of:=IF([Zamówienie.H159]=0;&quot;&quot;;([Zamówienie.C159]+[Zamówienie.H159])/[Zamówienie.B159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160]=0;&quot;&quot;;([Zamówienie.C160]+[Zamówienie.H160])/[Zamówienie.B160])">
            <text:p/>
          </table:table-cell>
        </table:table-row>
        <table:table-row table:style-name="ro1">
          <table:table-cell/>
          <table:table-cell table:formula="of:=IF([Zamówienie.H161]=0;&quot;&quot;;([Zamówienie.C161]+[Zamówienie.H161])/[Zamówienie.B161])" office:value-type="float" office:value="0.7" calcext:value-type="float">
            <text:p>0,7</text:p>
          </table:table-cell>
        </table:table-row>
        <table:table-row table:style-name="ro1">
          <table:table-cell/>
          <table:table-cell table:formula="of:=IF([Zamówienie.H162]=0;&quot;&quot;;([Zamówienie.C162]+[Zamówienie.H162])/[Zamówienie.B162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63]=0;&quot;&quot;;([Zamówienie.C163]+[Zamówienie.H163])/[Zamówienie.B16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64]=0;&quot;&quot;;([Zamówienie.C164]+[Zamówienie.H164])/[Zamówienie.B164])">
            <text:p/>
          </table:table-cell>
        </table:table-row>
        <table:table-row table:style-name="ro1">
          <table:table-cell/>
          <table:table-cell table:formula="of:=IF([Zamówienie.H165]=0;&quot;&quot;;([Zamówienie.C165]+[Zamówienie.H165])/[Zamówienie.B165])">
            <text:p/>
          </table:table-cell>
        </table:table-row>
        <table:table-row table:style-name="ro1">
          <table:table-cell/>
          <table:table-cell table:formula="of:=IF([Zamówienie.H166]=0;&quot;&quot;;([Zamówienie.C166]+[Zamówienie.H166])/[Zamówienie.B166])" office:value-type="float" office:value="0.875" calcext:value-type="float">
            <text:p>0,875</text:p>
          </table:table-cell>
        </table:table-row>
        <table:table-row table:style-name="ro1">
          <table:table-cell/>
          <table:table-cell table:formula="of:=IF([Zamówienie.H167]=0;&quot;&quot;;([Zamówienie.C167]+[Zamówienie.H167])/[Zamówienie.B167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68]=0;&quot;&quot;;([Zamówienie.C168]+[Zamówienie.H168])/[Zamówienie.B16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69]=0;&quot;&quot;;([Zamówienie.C169]+[Zamówienie.H169])/[Zamówienie.B169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70]=0;&quot;&quot;;([Zamówienie.C170]+[Zamówienie.H170])/[Zamówienie.B17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71]=0;&quot;&quot;;([Zamówienie.C171]+[Zamówienie.H171])/[Zamówienie.B171])">
            <text:p/>
          </table:table-cell>
        </table:table-row>
        <table:table-row table:style-name="ro1">
          <table:table-cell/>
          <table:table-cell table:formula="of:=IF([Zamówienie.H172]=0;&quot;&quot;;([Zamówienie.C172]+[Zamówienie.H172])/[Zamówienie.B172])">
            <text:p/>
          </table:table-cell>
        </table:table-row>
        <table:table-row table:style-name="ro1">
          <table:table-cell/>
          <table:table-cell table:formula="of:=IF([Zamówienie.H173]=0;&quot;&quot;;([Zamówienie.C173]+[Zamówienie.H173])/[Zamówienie.B173])" office:value-type="float" office:value="0.8" calcext:value-type="float">
            <text:p>0,8</text:p>
          </table:table-cell>
        </table:table-row>
        <table:table-row table:style-name="ro1">
          <table:table-cell/>
          <table:table-cell table:formula="of:=IF([Zamówienie.H174]=0;&quot;&quot;;([Zamówienie.C174]+[Zamówienie.H174])/[Zamówienie.B174])">
            <text:p/>
          </table:table-cell>
        </table:table-row>
        <table:table-row table:style-name="ro1">
          <table:table-cell/>
          <table:table-cell table:formula="of:=IF([Zamówienie.H175]=0;&quot;&quot;;([Zamówienie.C175]+[Zamówienie.H175])/[Zamówienie.B175])">
            <text:p/>
          </table:table-cell>
        </table:table-row>
        <table:table-row table:style-name="ro1">
          <table:table-cell/>
          <table:table-cell table:formula="of:=IF([Zamówienie.H176]=0;&quot;&quot;;([Zamówienie.C176]+[Zamówienie.H176])/[Zamówienie.B176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77]=0;&quot;&quot;;([Zamówienie.C177]+[Zamówienie.H177])/[Zamówienie.B177])">
            <text:p/>
          </table:table-cell>
        </table:table-row>
        <table:table-row table:style-name="ro1">
          <table:table-cell/>
          <table:table-cell table:formula="of:=IF([Zamówienie.H178]=0;&quot;&quot;;([Zamówienie.C178]+[Zamówienie.H178])/[Zamówienie.B178])">
            <text:p/>
          </table:table-cell>
        </table:table-row>
        <table:table-row table:style-name="ro1">
          <table:table-cell/>
          <table:table-cell table:formula="of:=IF([Zamówienie.H179]=0;&quot;&quot;;([Zamówienie.C179]+[Zamówienie.H179])/[Zamówienie.B179])">
            <text:p/>
          </table:table-cell>
        </table:table-row>
        <table:table-row table:style-name="ro1">
          <table:table-cell/>
          <table:table-cell table:formula="of:=IF([Zamówienie.H180]=0;&quot;&quot;;([Zamówienie.C180]+[Zamówienie.H180])/[Zamówienie.B180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81]=0;&quot;&quot;;([Zamówienie.C181]+[Zamówienie.H181])/[Zamówienie.B181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82]=0;&quot;&quot;;([Zamówienie.C182]+[Zamówienie.H182])/[Zamówienie.B182])">
            <text:p/>
          </table:table-cell>
        </table:table-row>
        <table:table-row table:style-name="ro1">
          <table:table-cell/>
          <table:table-cell table:formula="of:=IF([Zamówienie.H183]=0;&quot;&quot;;([Zamówienie.C183]+[Zamówienie.H183])/[Zamówienie.B183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84]=0;&quot;&quot;;([Zamówienie.C184]+[Zamówienie.H184])/[Zamówienie.B184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85]=0;&quot;&quot;;([Zamówienie.C185]+[Zamówienie.H185])/[Zamówienie.B185])">
            <text:p/>
          </table:table-cell>
        </table:table-row>
        <table:table-row table:style-name="ro1">
          <table:table-cell/>
          <table:table-cell table:formula="of:=IF([Zamówienie.H186]=0;&quot;&quot;;([Zamówienie.C186]+[Zamówienie.H186])/[Zamówienie.B186])">
            <text:p/>
          </table:table-cell>
        </table:table-row>
        <table:table-row table:style-name="ro1">
          <table:table-cell/>
          <table:table-cell table:formula="of:=IF([Zamówienie.H187]=0;&quot;&quot;;([Zamówienie.C187]+[Zamówienie.H187])/[Zamówienie.B187])" office:value-type="float" office:value="1.11111111111111" calcext:value-type="float">
            <text:p>1,11111111111111</text:p>
          </table:table-cell>
        </table:table-row>
        <table:table-row table:style-name="ro1">
          <table:table-cell/>
          <table:table-cell table:formula="of:=IF([Zamówienie.H188]=0;&quot;&quot;;([Zamówienie.C188]+[Zamówienie.H188])/[Zamówienie.B188])">
            <text:p/>
          </table:table-cell>
        </table:table-row>
        <table:table-row table:style-name="ro1">
          <table:table-cell/>
          <table:table-cell table:formula="of:=IF([Zamówienie.H189]=0;&quot;&quot;;([Zamówienie.C189]+[Zamówienie.H189])/[Zamówienie.B189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190]=0;&quot;&quot;;([Zamówienie.C190]+[Zamówienie.H190])/[Zamówienie.B190])">
            <text:p/>
          </table:table-cell>
        </table:table-row>
        <table:table-row table:style-name="ro1">
          <table:table-cell/>
          <table:table-cell table:formula="of:=IF([Zamówienie.H191]=0;&quot;&quot;;([Zamówienie.C191]+[Zamówienie.H191])/[Zamówienie.B191])">
            <text:p/>
          </table:table-cell>
        </table:table-row>
        <table:table-row table:style-name="ro1">
          <table:table-cell/>
          <table:table-cell table:formula="of:=IF([Zamówienie.H192]=0;&quot;&quot;;([Zamówienie.C192]+[Zamówienie.H192])/[Zamówienie.B192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93]=0;&quot;&quot;;([Zamówienie.C193]+[Zamówienie.H193])/[Zamówienie.B193])" office:value-type="float" office:value="0.375" calcext:value-type="float">
            <text:p>0,375</text:p>
          </table:table-cell>
        </table:table-row>
        <table:table-row table:style-name="ro1">
          <table:table-cell/>
          <table:table-cell table:formula="of:=IF([Zamówienie.H194]=0;&quot;&quot;;([Zamówienie.C194]+[Zamówienie.H194])/[Zamówienie.B194])">
            <text:p/>
          </table:table-cell>
        </table:table-row>
        <table:table-row table:style-name="ro1">
          <table:table-cell/>
          <table:table-cell table:formula="of:=IF([Zamówienie.H195]=0;&quot;&quot;;([Zamówienie.C195]+[Zamówienie.H195])/[Zamówienie.B195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196]=0;&quot;&quot;;([Zamówienie.C196]+[Zamówienie.H196])/[Zamówienie.B196])" office:value-type="float" office:value="0.375" calcext:value-type="float">
            <text:p>0,375</text:p>
          </table:table-cell>
        </table:table-row>
        <table:table-row table:style-name="ro1">
          <table:table-cell/>
          <table:table-cell table:formula="of:=IF([Zamówienie.H197]=0;&quot;&quot;;([Zamówienie.C197]+[Zamówienie.H197])/[Zamówienie.B197])">
            <text:p/>
          </table:table-cell>
        </table:table-row>
        <table:table-row table:style-name="ro1">
          <table:table-cell/>
          <table:table-cell table:formula="of:=IF([Zamówienie.H198]=0;&quot;&quot;;([Zamówienie.C198]+[Zamówienie.H198])/[Zamówienie.B198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99]=0;&quot;&quot;;([Zamówienie.C199]+[Zamówienie.H199])/[Zamówienie.B199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200]=0;&quot;&quot;;([Zamówienie.C200]+[Zamówienie.H200])/[Zamówienie.B200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201]=0;&quot;&quot;;([Zamówienie.C201]+[Zamówienie.H201])/[Zamówienie.B201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9:42:48.97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2T03:07:19.675000000</dc:date>
    <meta:editing-duration>P1DT16M46S</meta:editing-duration>
    <meta:editing-cycles>17</meta:editing-cycles>
    <meta:generator>LibreOffice/7.2.5.2$Windows_X86_64 LibreOffice_project/499f9727c189e6ef3471021d6132d4c694f357e5</meta:generator>
    <meta:document-statistic meta:table-count="3" meta:cell-count="5271" meta:object-count="0"/>
  </office:meta>
</office:document-meta>
</file>